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96pt"/>
    </style:style>
    <style:style style:name="co2" style:family="table-column">
      <style:table-column-properties fo:break-before="auto" style:column-width="76.9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69.3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51.59pt"/>
    </style:style>
    <style:style style:name="ro1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ados" table:style-name="ta1">
        <table:shapes>
          <draw:frame draw:z-index="0" draw:style-name="gr1" draw:text-style-name="P1" svg:width="948.76pt" svg:height="556.38pt" svg:x="381.94pt" svg:y="28.32pt">
            <loext:p draw:notify-on-update-of-ranges="Resultados.A2:Resultados.A11 Resultados.B1:Resultados.B1 Resultados.B2:Resultados.B11 Resultados.C1:Resultados.C1 Resultados.C2:Resultados.C11 Resultados.D1:Resultados.D1 Resultados.D2:Resultados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cote\Mediana</text:p>
          </table:table-cell>
          <table:table-cell office:value-type="string" calcext:value-type="string">
            <text:p>Rabin-Karp</text:p>
          </table:table-cell>
          <table:table-cell office:value-type="string" calcext:value-type="string">
            <text:p>KMP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Firefox</text:p>
          </table:table-cell>
          <table:table-cell table:formula="of:=[$Firefox.$C$153]" office:value-type="float" office:value="0.185137" calcext:value-type="float">
            <text:p>0.185137</text:p>
          </table:table-cell>
          <table:table-cell table:formula="of:=[$Firefox.$B$153]" office:value-type="float" office:value="0.2033295" calcext:value-type="float">
            <text:p>0.2033295</text:p>
          </table:table-cell>
          <table:table-cell table:formula="of:=[$Firefox.$D$153]" office:value-type="float" office:value="0.6060705" calcext:value-type="float">
            <text:p>0.6060705</text:p>
          </table:table-cell>
        </table:table-row>
        <table:table-row table:style-name="ro1">
          <table:table-cell office:value-type="string" calcext:value-type="string">
            <text:p>Firefoxy</text:p>
          </table:table-cell>
          <table:table-cell table:formula="of:=[$Firefoxy.$C$153]" office:value-type="float" office:value="0.0942169" calcext:value-type="float">
            <text:p>0.0942169</text:p>
          </table:table-cell>
          <table:table-cell table:formula="of:=[$Firefoxy.$B$153]" office:value-type="float" office:value="0.1020255" calcext:value-type="float">
            <text:p>0.1020255</text:p>
          </table:table-cell>
          <table:table-cell table:formula="of:=[$Firefoxy.$D$153]" office:value-type="float" office:value="0.3194765" calcext:value-type="float">
            <text:p>0.3194765</text:p>
          </table:table-cell>
        </table:table-row>
        <table:table-row table:style-name="ro1">
          <table:table-cell office:value-type="string" calcext:value-type="string">
            <text:p>Goo</text:p>
          </table:table-cell>
          <table:table-cell table:formula="of:=[$Goo.$C$153]" office:value-type="float" office:value="0.1885775" calcext:value-type="float">
            <text:p>0.1885775</text:p>
          </table:table-cell>
          <table:table-cell table:formula="of:=[$Goo.$B$153]" office:value-type="float" office:value="0.1892405" calcext:value-type="float">
            <text:p>0.1892405</text:p>
          </table:table-cell>
          <table:table-cell table:formula="of:=[$Goo.$D$153]" office:value-type="float" office:value="0.672021" calcext:value-type="float">
            <text:p>0.672021</text:p>
          </table:table-cell>
        </table:table-row>
        <table:table-row table:style-name="ro1">
          <table:table-cell office:value-type="string" calcext:value-type="string">
            <text:p>Gyt</text:p>
          </table:table-cell>
          <table:table-cell table:formula="of:=[$Gyt.$C$153]" office:value-type="float" office:value="0.191149" calcext:value-type="float">
            <text:p>0.191149</text:p>
          </table:table-cell>
          <table:table-cell table:formula="of:=[$Gyt.$B$153]" office:value-type="float" office:value="0.201383" calcext:value-type="float">
            <text:p>0.201383</text:p>
          </table:table-cell>
          <table:table-cell table:formula="of:=[$Gyt.$D$153]" office:value-type="float" office:value="0.6305345" calcext:value-type="float">
            <text:p>0.6305345</text:p>
          </table:table-cell>
        </table:table-row>
        <table:table-row table:style-name="ro1">
          <table:table-cell office:value-type="string" calcext:value-type="string">
            <text:p>Texlive</text:p>
          </table:table-cell>
          <table:table-cell table:formula="of:=[$Texlive.$C$153]" office:value-type="float" office:value="0.187903" calcext:value-type="float">
            <text:p>0.187903</text:p>
          </table:table-cell>
          <table:table-cell table:formula="of:=[$Texlive.$B$153]" office:value-type="float" office:value="0.208375" calcext:value-type="float">
            <text:p>0.208375</text:p>
          </table:table-cell>
          <table:table-cell table:formula="of:=[$Texlive.$D$153]" office:value-type="float" office:value="0.724997" calcext:value-type="float">
            <text:p>0.724997</text:p>
          </table:table-cell>
        </table:table-row>
        <table:table-row table:style-name="ro1">
          <table:table-cell office:value-type="string" calcext:value-type="string">
            <text:p>Latexy</text:p>
          </table:table-cell>
          <table:table-cell table:formula="of:=[$Latexy.$C$153]" office:value-type="float" office:value="0.1845915" calcext:value-type="float">
            <text:p>0.1845915</text:p>
          </table:table-cell>
          <table:table-cell table:formula="of:=[$Latexy.$B$153]" office:value-type="float" office:value="0.1995145" calcext:value-type="float">
            <text:p>0.1995145</text:p>
          </table:table-cell>
          <table:table-cell table:formula="of:=[$Latexy.$D$153]" office:value-type="float" office:value="0.652012" calcext:value-type="float">
            <text:p>0.652012</text:p>
          </table:table-cell>
        </table:table-row>
        <table:table-row table:style-name="ro1">
          <table:table-cell office:value-type="string" calcext:value-type="string">
            <text:p>Libreoffice</text:p>
          </table:table-cell>
          <table:table-cell table:formula="of:=[$Libreoffice.$C$153]" office:value-type="float" office:value="0.1880015" calcext:value-type="float">
            <text:p>0.1880015</text:p>
          </table:table-cell>
          <table:table-cell table:formula="of:=[$Libreoffice.$B$153]" office:value-type="float" office:value="0.21034" calcext:value-type="float">
            <text:p>0.21034</text:p>
          </table:table-cell>
          <table:table-cell table:formula="of:=[$Libreoffice.$D$153]" office:value-type="float" office:value="0.6601625" calcext:value-type="float">
            <text:p>0.6601625</text:p>
          </table:table-cell>
        </table:table-row>
        <table:table-row table:style-name="ro1">
          <table:table-cell office:value-type="string" calcext:value-type="string">
            <text:p>Libreoice</text:p>
          </table:table-cell>
          <table:table-cell table:formula="of:=[$Libreoice.$C$153]" office:value-type="float" office:value="0.1902235" calcext:value-type="float">
            <text:p>0.1902235</text:p>
          </table:table-cell>
          <table:table-cell table:formula="of:=[$Libreoice.$B$153]" office:value-type="float" office:value="0.198863" calcext:value-type="float">
            <text:p>0.198863</text:p>
          </table:table-cell>
          <table:table-cell table:formula="of:=[$Libreoice.$D$153]" office:value-type="float" office:value="0.6394815" calcext:value-type="float">
            <text:p>0.6394815</text:p>
          </table:table-cell>
        </table:table-row>
        <table:table-row table:style-name="ro1">
          <table:table-cell office:value-type="string" calcext:value-type="string">
            <text:p>Qtdeclarative</text:p>
          </table:table-cell>
          <table:table-cell table:formula="of:=[$qtdeclarative.$C$153]" office:value-type="float" office:value="0.0955506" calcext:value-type="float">
            <text:p>0.0955506</text:p>
          </table:table-cell>
          <table:table-cell table:formula="of:=[$qtdeclarative.$B$153]" office:value-type="float" office:value="0.1010705" calcext:value-type="float">
            <text:p>0.1010705</text:p>
          </table:table-cell>
          <table:table-cell table:formula="of:=[$qtdeclarative.$D$153]" office:value-type="float" office:value="0.291702" calcext:value-type="float">
            <text:p>0.291702</text:p>
          </table:table-cell>
        </table:table-row>
        <table:table-row table:style-name="ro1">
          <table:table-cell office:value-type="string" calcext:value-type="string">
            <text:p>Qwerty</text:p>
          </table:table-cell>
          <table:table-cell table:formula="of:=[$Qwerty.$C$153]" office:value-type="float" office:value="0.0972092" calcext:value-type="float">
            <text:p>0.0972092</text:p>
          </table:table-cell>
          <table:table-cell table:formula="of:=[$Qwerty.$B$153]" office:value-type="float" office:value="0.102946" calcext:value-type="float">
            <text:p>0.102946</text:p>
          </table:table-cell>
          <table:table-cell table:formula="of:=[$Qwerty.$D$153]" office:value-type="float" office:value="0.3011365" calcext:value-type="float">
            <text:p>0.301136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vio</text:p>
          </table:table-cell>
          <table:table-cell table:formula="of:=COM.MICROSOFT.STDEV.P([.B2:.B11])" office:value-type="float" office:value="0.0423353711170707" calcext:value-type="float">
            <text:p>0.0423353711</text:p>
          </table:table-cell>
          <table:table-cell table:formula="of:=COM.MICROSOFT.STDEV.P([.C2:.C11])" office:value-type="float" office:value="0.0459444545888021" calcext:value-type="float">
            <text:p>0.0459444546</text:p>
          </table:table-cell>
          <table:table-cell table:formula="of:=COM.MICROSOFT.STDEV.P([.D2:.D11])" office:value-type="float" office:value="0.163549181626782" calcext:value-type="float">
            <text:p>0.1635491816</text:p>
          </table:table-cell>
        </table:table-row>
        <table:table-row table:style-name="ro1">
          <table:table-cell office:value-type="string" calcext:value-type="string">
            <text:p>Variancia</text:p>
          </table:table-cell>
          <table:table-cell table:formula="of:=VARP([.B2:.B11])" office:value-type="float" office:value="0.0017922836476201" calcext:value-type="float">
            <text:p>0.0017922836</text:p>
          </table:table-cell>
          <table:table-cell table:formula="of:=VARP([.C2:.C11])" office:value-type="float" office:value="0.0021108929074625" calcext:value-type="float">
            <text:p>0.0021108929</text:p>
          </table:table-cell>
          <table:table-cell table:formula="of:=VARP([.D2:.D11])" office:value-type="float" office:value="0.02674833481079" calcext:value-type="float">
            <text:p>0.0267483348</text:p>
          </table:table-cell>
        </table:table-row>
      </table:table>
      <table:table table:name="Firefox" table:style-name="ta1">
        <table:shapes>
          <draw:frame draw:z-index="0" draw:style-name="gr1" draw:text-style-name="P1" svg:width="970.75pt" svg:height="595.79pt" svg:x="249.51pt" svg:y="3.03pt">
            <loext:p draw:notify-on-update-of-ranges="Firefox.B1:Firefox.B1 Firefox.B2:Firefox.B151 Firefox.C1:Firefox.C1 Firefox.C2:Firefox.C151 Firefox.D1:Firefox.D1 Firefox.D2:Firefox.D1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586" calcext:value-type="float">
            <text:p>0.167586</text:p>
          </table:table-cell>
          <table:table-cell office:value-type="float" office:value="0.177824" calcext:value-type="float">
            <text:p>0.177824</text:p>
          </table:table-cell>
          <table:table-cell office:value-type="float" office:value="0.616649" calcext:value-type="float">
            <text:p>0.6166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104" calcext:value-type="float">
            <text:p>0.184104</text:p>
          </table:table-cell>
          <table:table-cell office:value-type="float" office:value="0.183671" calcext:value-type="float">
            <text:p>0.183671</text:p>
          </table:table-cell>
          <table:table-cell office:value-type="float" office:value="0.381132" calcext:value-type="float">
            <text:p>0.3811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807" calcext:value-type="float">
            <text:p>0.195807</text:p>
          </table:table-cell>
          <table:table-cell office:value-type="float" office:value="0.179091" calcext:value-type="float">
            <text:p>0.179091</text:p>
          </table:table-cell>
          <table:table-cell office:value-type="float" office:value="0.39363" calcext:value-type="float">
            <text:p>0.393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717" calcext:value-type="float">
            <text:p>0.184717</text:p>
          </table:table-cell>
          <table:table-cell office:value-type="float" office:value="0.184773" calcext:value-type="float">
            <text:p>0.184773</text:p>
          </table:table-cell>
          <table:table-cell office:value-type="float" office:value="0.571888" calcext:value-type="float">
            <text:p>0.5718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905" calcext:value-type="float">
            <text:p>0.183905</text:p>
          </table:table-cell>
          <table:table-cell office:value-type="float" office:value="0.167971" calcext:value-type="float">
            <text:p>0.167971</text:p>
          </table:table-cell>
          <table:table-cell office:value-type="float" office:value="0.543999" calcext:value-type="float">
            <text:p>0.5439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157" calcext:value-type="float">
            <text:p>0.173157</text:p>
          </table:table-cell>
          <table:table-cell office:value-type="float" office:value="0.198132" calcext:value-type="float">
            <text:p>0.198132</text:p>
          </table:table-cell>
          <table:table-cell office:value-type="float" office:value="0.583541" calcext:value-type="float">
            <text:p>0.5835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319" calcext:value-type="float">
            <text:p>0.178319</text:p>
          </table:table-cell>
          <table:table-cell office:value-type="float" office:value="0.173881" calcext:value-type="float">
            <text:p>0.173881</text:p>
          </table:table-cell>
          <table:table-cell office:value-type="float" office:value="0.488873" calcext:value-type="float">
            <text:p>0.4888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09" calcext:value-type="float">
            <text:p>0.195609</text:p>
          </table:table-cell>
          <table:table-cell office:value-type="float" office:value="0.172969" calcext:value-type="float">
            <text:p>0.172969</text:p>
          </table:table-cell>
          <table:table-cell office:value-type="float" office:value="0.560444" calcext:value-type="float">
            <text:p>0.560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912" calcext:value-type="float">
            <text:p>0.192912</text:p>
          </table:table-cell>
          <table:table-cell office:value-type="float" office:value="0.115285" calcext:value-type="float">
            <text:p>0.115285</text:p>
          </table:table-cell>
          <table:table-cell office:value-type="float" office:value="0.628733" calcext:value-type="float">
            <text:p>0.628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335" calcext:value-type="float">
            <text:p>0.204335</text:p>
          </table:table-cell>
          <table:table-cell office:value-type="float" office:value="0.172695" calcext:value-type="float">
            <text:p>0.172695</text:p>
          </table:table-cell>
          <table:table-cell office:value-type="float" office:value="0.616561" calcext:value-type="float">
            <text:p>0.6165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503" calcext:value-type="float">
            <text:p>0.123503</text:p>
          </table:table-cell>
          <table:table-cell office:value-type="float" office:value="0.113435" calcext:value-type="float">
            <text:p>0.113435</text:p>
          </table:table-cell>
          <table:table-cell office:value-type="float" office:value="0.556784" calcext:value-type="float">
            <text:p>0.5567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167" calcext:value-type="float">
            <text:p>0.205167</text:p>
          </table:table-cell>
          <table:table-cell office:value-type="float" office:value="0.183843" calcext:value-type="float">
            <text:p>0.183843</text:p>
          </table:table-cell>
          <table:table-cell office:value-type="float" office:value="0.402239" calcext:value-type="float">
            <text:p>0.4022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170785" calcext:value-type="float">
            <text:p>0.170785</text:p>
          </table:table-cell>
          <table:table-cell office:value-type="float" office:value="0.579379" calcext:value-type="float">
            <text:p>0.5793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293" calcext:value-type="float">
            <text:p>0.187293</text:p>
          </table:table-cell>
          <table:table-cell office:value-type="float" office:value="0.193247" calcext:value-type="float">
            <text:p>0.193247</text:p>
          </table:table-cell>
          <table:table-cell office:value-type="float" office:value="0.603825" calcext:value-type="float">
            <text:p>0.6038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27" calcext:value-type="float">
            <text:p>0.206827</text:p>
          </table:table-cell>
          <table:table-cell office:value-type="float" office:value="0.19208" calcext:value-type="float">
            <text:p>0.19208</text:p>
          </table:table-cell>
          <table:table-cell office:value-type="float" office:value="0.620323" calcext:value-type="float">
            <text:p>0.620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61" calcext:value-type="float">
            <text:p>0.201661</text:p>
          </table:table-cell>
          <table:table-cell office:value-type="float" office:value="0.183544" calcext:value-type="float">
            <text:p>0.183544</text:p>
          </table:table-cell>
          <table:table-cell office:value-type="float" office:value="0.605043" calcext:value-type="float">
            <text:p>0.6050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737" calcext:value-type="float">
            <text:p>0.191737</text:p>
          </table:table-cell>
          <table:table-cell office:value-type="float" office:value="0.188295" calcext:value-type="float">
            <text:p>0.188295</text:p>
          </table:table-cell>
          <table:table-cell office:value-type="float" office:value="0.604156" calcext:value-type="float">
            <text:p>0.6041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2197" calcext:value-type="float">
            <text:p>0.172197</text:p>
          </table:table-cell>
          <table:table-cell office:value-type="float" office:value="0.175633" calcext:value-type="float">
            <text:p>0.175633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65" calcext:value-type="float">
            <text:p>0.18865</text:p>
          </table:table-cell>
          <table:table-cell office:value-type="float" office:value="0.175362" calcext:value-type="float">
            <text:p>0.175362</text:p>
          </table:table-cell>
          <table:table-cell office:value-type="float" office:value="0.619387" calcext:value-type="float">
            <text:p>0.6193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0.623178" calcext:value-type="float">
            <text:p>0.623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39" calcext:value-type="float">
            <text:p>0.19439</text:p>
          </table:table-cell>
          <table:table-cell office:value-type="float" office:value="0.175422" calcext:value-type="float">
            <text:p>0.175422</text:p>
          </table:table-cell>
          <table:table-cell office:value-type="float" office:value="0.606459" calcext:value-type="float">
            <text:p>0.606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982" calcext:value-type="float">
            <text:p>0.193982</text:p>
          </table:table-cell>
          <table:table-cell office:value-type="float" office:value="0.194088" calcext:value-type="float">
            <text:p>0.194088</text:p>
          </table:table-cell>
          <table:table-cell office:value-type="float" office:value="0.614101" calcext:value-type="float">
            <text:p>0.6141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24" calcext:value-type="float">
            <text:p>0.18724</text:p>
          </table:table-cell>
          <table:table-cell office:value-type="float" office:value="0.187982" calcext:value-type="float">
            <text:p>0.187982</text:p>
          </table:table-cell>
          <table:table-cell office:value-type="float" office:value="0.622376" calcext:value-type="float">
            <text:p>0.6223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62" calcext:value-type="float">
            <text:p>0.19662</text:p>
          </table:table-cell>
          <table:table-cell office:value-type="float" office:value="0.174797" calcext:value-type="float">
            <text:p>0.174797</text:p>
          </table:table-cell>
          <table:table-cell office:value-type="float" office:value="0.605682" calcext:value-type="float">
            <text:p>0.605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54" calcext:value-type="float">
            <text:p>0.12554</text:p>
          </table:table-cell>
          <table:table-cell office:value-type="float" office:value="0.174951" calcext:value-type="float">
            <text:p>0.174951</text:p>
          </table:table-cell>
          <table:table-cell office:value-type="float" office:value="0.606572" calcext:value-type="float">
            <text:p>0.6065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361" calcext:value-type="float">
            <text:p>0.203361</text:p>
          </table:table-cell>
          <table:table-cell office:value-type="float" office:value="0.188113" calcext:value-type="float">
            <text:p>0.188113</text:p>
          </table:table-cell>
          <table:table-cell office:value-type="float" office:value="0.622093" calcext:value-type="float">
            <text:p>0.6220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598" calcext:value-type="float">
            <text:p>0.123598</text:p>
          </table:table-cell>
          <table:table-cell office:value-type="float" office:value="0.183767" calcext:value-type="float">
            <text:p>0.183767</text:p>
          </table:table-cell>
          <table:table-cell office:value-type="float" office:value="0.561444" calcext:value-type="float">
            <text:p>0.561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463" calcext:value-type="float">
            <text:p>0.204463</text:p>
          </table:table-cell>
          <table:table-cell office:value-type="float" office:value="0.144582" calcext:value-type="float">
            <text:p>0.144582</text:p>
          </table:table-cell>
          <table:table-cell office:value-type="float" office:value="0.623629" calcext:value-type="float">
            <text:p>0.623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909" calcext:value-type="float">
            <text:p>0.212909</text:p>
          </table:table-cell>
          <table:table-cell office:value-type="float" office:value="0.182472" calcext:value-type="float">
            <text:p>0.182472</text:p>
          </table:table-cell>
          <table:table-cell office:value-type="float" office:value="0.467248" calcext:value-type="float">
            <text:p>0.4672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222" calcext:value-type="float">
            <text:p>0.189222</text:p>
          </table:table-cell>
          <table:table-cell office:value-type="float" office:value="0.155932" calcext:value-type="float">
            <text:p>0.155932</text:p>
          </table:table-cell>
          <table:table-cell office:value-type="float" office:value="0.608175" calcext:value-type="float">
            <text:p>0.608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02" calcext:value-type="float">
            <text:p>0.196302</text:p>
          </table:table-cell>
          <table:table-cell office:value-type="float" office:value="0.184083" calcext:value-type="float">
            <text:p>0.184083</text:p>
          </table:table-cell>
          <table:table-cell office:value-type="float" office:value="0.591108" calcext:value-type="float">
            <text:p>0.5911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642" calcext:value-type="float">
            <text:p>0.183642</text:p>
          </table:table-cell>
          <table:table-cell office:value-type="float" office:value="0.182625" calcext:value-type="float">
            <text:p>0.182625</text:p>
          </table:table-cell>
          <table:table-cell office:value-type="float" office:value="0.667474" calcext:value-type="float">
            <text:p>0.6674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126" calcext:value-type="float">
            <text:p>0.194126</text:p>
          </table:table-cell>
          <table:table-cell office:value-type="float" office:value="0.199383" calcext:value-type="float">
            <text:p>0.199383</text:p>
          </table:table-cell>
          <table:table-cell office:value-type="float" office:value="0.618393" calcext:value-type="float">
            <text:p>0.6183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206" calcext:value-type="float">
            <text:p>0.204206</text:p>
          </table:table-cell>
          <table:table-cell office:value-type="float" office:value="0.188723" calcext:value-type="float">
            <text:p>0.188723</text:p>
          </table:table-cell>
          <table:table-cell office:value-type="float" office:value="0.603294" calcext:value-type="float">
            <text:p>0.6032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851" calcext:value-type="float">
            <text:p>0.185851</text:p>
          </table:table-cell>
          <table:table-cell office:value-type="float" office:value="0.184903" calcext:value-type="float">
            <text:p>0.184903</text:p>
          </table:table-cell>
          <table:table-cell office:value-type="float" office:value="0.569287" calcext:value-type="float">
            <text:p>0.5692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754" calcext:value-type="float">
            <text:p>0.215754</text:p>
          </table:table-cell>
          <table:table-cell office:value-type="float" office:value="0.115292" calcext:value-type="float">
            <text:p>0.115292</text:p>
          </table:table-cell>
          <table:table-cell office:value-type="float" office:value="0.602902" calcext:value-type="float">
            <text:p>0.6029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" calcext:value-type="float">
            <text:p>0.229</text:p>
          </table:table-cell>
          <table:table-cell office:value-type="float" office:value="0.195251" calcext:value-type="float">
            <text:p>0.195251</text:p>
          </table:table-cell>
          <table:table-cell office:value-type="float" office:value="0.622823" calcext:value-type="float">
            <text:p>0.6228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346" calcext:value-type="float">
            <text:p>0.121346</text:p>
          </table:table-cell>
          <table:table-cell office:value-type="float" office:value="0.189063" calcext:value-type="float">
            <text:p>0.189063</text:p>
          </table:table-cell>
          <table:table-cell office:value-type="float" office:value="0.630813" calcext:value-type="float">
            <text:p>0.6308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343" calcext:value-type="float">
            <text:p>0.213343</text:p>
          </table:table-cell>
          <table:table-cell office:value-type="float" office:value="0.113913" calcext:value-type="float">
            <text:p>0.113913</text:p>
          </table:table-cell>
          <table:table-cell office:value-type="float" office:value="0.590406" calcext:value-type="float">
            <text:p>0.5904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74" calcext:value-type="float">
            <text:p>0.200574</text:p>
          </table:table-cell>
          <table:table-cell office:value-type="float" office:value="0.192208" calcext:value-type="float">
            <text:p>0.192208</text:p>
          </table:table-cell>
          <table:table-cell office:value-type="float" office:value="0.674885" calcext:value-type="float">
            <text:p>0.674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51" calcext:value-type="float">
            <text:p>0.210051</text:p>
          </table:table-cell>
          <table:table-cell office:value-type="float" office:value="0.174062" calcext:value-type="float">
            <text:p>0.174062</text:p>
          </table:table-cell>
          <table:table-cell office:value-type="float" office:value="0.631802" calcext:value-type="float">
            <text:p>0.6318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47" calcext:value-type="float">
            <text:p>0.12047</text:p>
          </table:table-cell>
          <table:table-cell office:value-type="float" office:value="0.192096" calcext:value-type="float">
            <text:p>0.192096</text:p>
          </table:table-cell>
          <table:table-cell office:value-type="float" office:value="0.617039" calcext:value-type="float">
            <text:p>0.617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72" calcext:value-type="float">
            <text:p>0.11972</text:p>
          </table:table-cell>
          <table:table-cell office:value-type="float" office:value="0.191906" calcext:value-type="float">
            <text:p>0.191906</text:p>
          </table:table-cell>
          <table:table-cell office:value-type="float" office:value="0.617143" calcext:value-type="float">
            <text:p>0.6171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678" calcext:value-type="float">
            <text:p>0.166678</text:p>
          </table:table-cell>
          <table:table-cell office:value-type="float" office:value="0.185555" calcext:value-type="float">
            <text:p>0.185555</text:p>
          </table:table-cell>
          <table:table-cell office:value-type="float" office:value="0.516105" calcext:value-type="float">
            <text:p>0.5161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167" calcext:value-type="float">
            <text:p>0.207167</text:p>
          </table:table-cell>
          <table:table-cell office:value-type="float" office:value="0.186514" calcext:value-type="float">
            <text:p>0.186514</text:p>
          </table:table-cell>
          <table:table-cell office:value-type="float" office:value="0.612675" calcext:value-type="float">
            <text:p>0.6126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155" calcext:value-type="float">
            <text:p>0.205155</text:p>
          </table:table-cell>
          <table:table-cell office:value-type="float" office:value="0.15693" calcext:value-type="float">
            <text:p>0.15693</text:p>
          </table:table-cell>
          <table:table-cell office:value-type="float" office:value="0.619155" calcext:value-type="float">
            <text:p>0.6191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751" calcext:value-type="float">
            <text:p>0.214751</text:p>
          </table:table-cell>
          <table:table-cell office:value-type="float" office:value="0.216788" calcext:value-type="float">
            <text:p>0.216788</text:p>
          </table:table-cell>
          <table:table-cell office:value-type="float" office:value="0.623153" calcext:value-type="float">
            <text:p>0.6231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4" calcext:value-type="float">
            <text:p>0.20654</text:p>
          </table:table-cell>
          <table:table-cell office:value-type="float" office:value="0.188723" calcext:value-type="float">
            <text:p>0.188723</text:p>
          </table:table-cell>
          <table:table-cell office:value-type="float" office:value="0.613125" calcext:value-type="float">
            <text:p>0.6131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463" calcext:value-type="float">
            <text:p>0.213463</text:p>
          </table:table-cell>
          <table:table-cell office:value-type="float" office:value="0.190446" calcext:value-type="float">
            <text:p>0.190446</text:p>
          </table:table-cell>
          <table:table-cell office:value-type="float" office:value="0.388612" calcext:value-type="float">
            <text:p>0.388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64" calcext:value-type="float">
            <text:p>0.211064</text:p>
          </table:table-cell>
          <table:table-cell office:value-type="float" office:value="0.121534" calcext:value-type="float">
            <text:p>0.121534</text:p>
          </table:table-cell>
          <table:table-cell office:value-type="float" office:value="0.597812" calcext:value-type="float">
            <text:p>0.5978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016" calcext:value-type="float">
            <text:p>0.212016</text:p>
          </table:table-cell>
          <table:table-cell office:value-type="float" office:value="0.185586" calcext:value-type="float">
            <text:p>0.185586</text:p>
          </table:table-cell>
          <table:table-cell office:value-type="float" office:value="0.620429" calcext:value-type="float">
            <text:p>0.6204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98" calcext:value-type="float">
            <text:p>0.203298</text:p>
          </table:table-cell>
          <table:table-cell office:value-type="float" office:value="0.194124" calcext:value-type="float">
            <text:p>0.194124</text:p>
          </table:table-cell>
          <table:table-cell office:value-type="float" office:value="0.613749" calcext:value-type="float">
            <text:p>0.613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4142" calcext:value-type="float">
            <text:p>0.264142</text:p>
          </table:table-cell>
          <table:table-cell office:value-type="float" office:value="0.237264" calcext:value-type="float">
            <text:p>0.237264</text:p>
          </table:table-cell>
          <table:table-cell office:value-type="float" office:value="0.623554" calcext:value-type="float">
            <text:p>0.6235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8931" calcext:value-type="float">
            <text:p>0.228931</text:p>
          </table:table-cell>
          <table:table-cell office:value-type="float" office:value="0.187481" calcext:value-type="float">
            <text:p>0.187481</text:p>
          </table:table-cell>
          <table:table-cell office:value-type="float" office:value="0.62924" calcext:value-type="float">
            <text:p>0.62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774" calcext:value-type="float">
            <text:p>0.214774</text:p>
          </table:table-cell>
          <table:table-cell office:value-type="float" office:value="0.188127" calcext:value-type="float">
            <text:p>0.188127</text:p>
          </table:table-cell>
          <table:table-cell office:value-type="float" office:value="0.629078" calcext:value-type="float">
            <text:p>0.629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955" calcext:value-type="float">
            <text:p>0.207955</text:p>
          </table:table-cell>
          <table:table-cell office:value-type="float" office:value="0.120181" calcext:value-type="float">
            <text:p>0.120181</text:p>
          </table:table-cell>
          <table:table-cell office:value-type="float" office:value="0.604874" calcext:value-type="float">
            <text:p>0.6048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5" calcext:value-type="float">
            <text:p>0.20095</text:p>
          </table:table-cell>
          <table:table-cell office:value-type="float" office:value="0.111972" calcext:value-type="float">
            <text:p>0.111972</text:p>
          </table:table-cell>
          <table:table-cell office:value-type="float" office:value="0.601822" calcext:value-type="float">
            <text:p>0.601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441" calcext:value-type="float">
            <text:p>0.168441</text:p>
          </table:table-cell>
          <table:table-cell office:value-type="float" office:value="0.189828" calcext:value-type="float">
            <text:p>0.189828</text:p>
          </table:table-cell>
          <table:table-cell office:value-type="float" office:value="0.618021" calcext:value-type="float">
            <text:p>0.6180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388" calcext:value-type="float">
            <text:p>0.222388</text:p>
          </table:table-cell>
          <table:table-cell office:value-type="float" office:value="0.108548" calcext:value-type="float">
            <text:p>0.108548</text:p>
          </table:table-cell>
          <table:table-cell office:value-type="float" office:value="0.403189" calcext:value-type="float">
            <text:p>0.4031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88" calcext:value-type="float">
            <text:p>0.204688</text:p>
          </table:table-cell>
          <table:table-cell office:value-type="float" office:value="0.189217" calcext:value-type="float">
            <text:p>0.189217</text:p>
          </table:table-cell>
          <table:table-cell office:value-type="float" office:value="0.643993" calcext:value-type="float">
            <text:p>0.6439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166" calcext:value-type="float">
            <text:p>0.209166</text:p>
          </table:table-cell>
          <table:table-cell office:value-type="float" office:value="0.194909" calcext:value-type="float">
            <text:p>0.194909</text:p>
          </table:table-cell>
          <table:table-cell office:value-type="float" office:value="0.442309" calcext:value-type="float">
            <text:p>0.4423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33" calcext:value-type="float">
            <text:p>0.211033</text:p>
          </table:table-cell>
          <table:table-cell office:value-type="float" office:value="0.189556" calcext:value-type="float">
            <text:p>0.189556</text:p>
          </table:table-cell>
          <table:table-cell office:value-type="float" office:value="0.616532" calcext:value-type="float">
            <text:p>0.616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695" calcext:value-type="float">
            <text:p>0.217695</text:p>
          </table:table-cell>
          <table:table-cell office:value-type="float" office:value="0.140997" calcext:value-type="float">
            <text:p>0.140997</text:p>
          </table:table-cell>
          <table:table-cell office:value-type="float" office:value="0.58378" calcext:value-type="float">
            <text:p>0.583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02" calcext:value-type="float">
            <text:p>0.202602</text:p>
          </table:table-cell>
          <table:table-cell office:value-type="float" office:value="0.170183" calcext:value-type="float">
            <text:p>0.170183</text:p>
          </table:table-cell>
          <table:table-cell office:value-type="float" office:value="0.624448" calcext:value-type="float">
            <text:p>0.624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95" calcext:value-type="float">
            <text:p>0.212195</text:p>
          </table:table-cell>
          <table:table-cell office:value-type="float" office:value="0.170715" calcext:value-type="float">
            <text:p>0.170715</text:p>
          </table:table-cell>
          <table:table-cell office:value-type="float" office:value="0.60209" calcext:value-type="float">
            <text:p>0.602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326" calcext:value-type="float">
            <text:p>0.204326</text:p>
          </table:table-cell>
          <table:table-cell office:value-type="float" office:value="0.19081" calcext:value-type="float">
            <text:p>0.19081</text:p>
          </table:table-cell>
          <table:table-cell office:value-type="float" office:value="0.547944" calcext:value-type="float">
            <text:p>0.5479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844" calcext:value-type="float">
            <text:p>0.196844</text:p>
          </table:table-cell>
          <table:table-cell office:value-type="float" office:value="0.181633" calcext:value-type="float">
            <text:p>0.181633</text:p>
          </table:table-cell>
          <table:table-cell office:value-type="float" office:value="0.62391" calcext:value-type="float">
            <text:p>0.623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431" calcext:value-type="float">
            <text:p>0.213431</text:p>
          </table:table-cell>
          <table:table-cell office:value-type="float" office:value="0.185247" calcext:value-type="float">
            <text:p>0.185247</text:p>
          </table:table-cell>
          <table:table-cell office:value-type="float" office:value="0.558068" calcext:value-type="float">
            <text:p>0.5580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174" calcext:value-type="float">
            <text:p>0.193174</text:p>
          </table:table-cell>
          <table:table-cell office:value-type="float" office:value="0.188105" calcext:value-type="float">
            <text:p>0.188105</text:p>
          </table:table-cell>
          <table:table-cell office:value-type="float" office:value="0.531291" calcext:value-type="float">
            <text:p>0.531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059" calcext:value-type="float">
            <text:p>0.193059</text:p>
          </table:table-cell>
          <table:table-cell office:value-type="float" office:value="0.188456" calcext:value-type="float">
            <text:p>0.188456</text:p>
          </table:table-cell>
          <table:table-cell office:value-type="float" office:value="0.597298" calcext:value-type="float">
            <text:p>0.597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322" calcext:value-type="float">
            <text:p>0.211322</text:p>
          </table:table-cell>
          <table:table-cell office:value-type="float" office:value="0.192779" calcext:value-type="float">
            <text:p>0.192779</text:p>
          </table:table-cell>
          <table:table-cell office:value-type="float" office:value="0.556882" calcext:value-type="float">
            <text:p>0.5568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934" calcext:value-type="float">
            <text:p>0.192934</text:p>
          </table:table-cell>
          <table:table-cell office:value-type="float" office:value="0.245008" calcext:value-type="float">
            <text:p>0.245008</text:p>
          </table:table-cell>
          <table:table-cell office:value-type="float" office:value="0.616177" calcext:value-type="float">
            <text:p>0.616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528" calcext:value-type="float">
            <text:p>0.209528</text:p>
          </table:table-cell>
          <table:table-cell office:value-type="float" office:value="0.189298" calcext:value-type="float">
            <text:p>0.189298</text:p>
          </table:table-cell>
          <table:table-cell office:value-type="float" office:value="0.61674" calcext:value-type="float">
            <text:p>0.616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517" calcext:value-type="float">
            <text:p>0.181517</text:p>
          </table:table-cell>
          <table:table-cell office:value-type="float" office:value="0.162948" calcext:value-type="float">
            <text:p>0.162948</text:p>
          </table:table-cell>
          <table:table-cell office:value-type="float" office:value="0.622384" calcext:value-type="float">
            <text:p>0.6223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325" calcext:value-type="float">
            <text:p>0.185325</text:p>
          </table:table-cell>
          <table:table-cell office:value-type="float" office:value="0.183986" calcext:value-type="float">
            <text:p>0.183986</text:p>
          </table:table-cell>
          <table:table-cell office:value-type="float" office:value="0.603389" calcext:value-type="float">
            <text:p>0.603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328" calcext:value-type="float">
            <text:p>0.213328</text:p>
          </table:table-cell>
          <table:table-cell office:value-type="float" office:value="0.191234" calcext:value-type="float">
            <text:p>0.191234</text:p>
          </table:table-cell>
          <table:table-cell office:value-type="float" office:value="0.627773" calcext:value-type="float">
            <text:p>0.6277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539" calcext:value-type="float">
            <text:p>0.123539</text:p>
          </table:table-cell>
          <table:table-cell office:value-type="float" office:value="0.170773" calcext:value-type="float">
            <text:p>0.170773</text:p>
          </table:table-cell>
          <table:table-cell office:value-type="float" office:value="0.613985" calcext:value-type="float">
            <text:p>0.6139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519" calcext:value-type="float">
            <text:p>0.213519</text:p>
          </table:table-cell>
          <table:table-cell office:value-type="float" office:value="0.186786" calcext:value-type="float">
            <text:p>0.186786</text:p>
          </table:table-cell>
          <table:table-cell office:value-type="float" office:value="0.51421" calcext:value-type="float">
            <text:p>0.514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598" calcext:value-type="float">
            <text:p>0.154598</text:p>
          </table:table-cell>
          <table:table-cell office:value-type="float" office:value="0.186138" calcext:value-type="float">
            <text:p>0.186138</text:p>
          </table:table-cell>
          <table:table-cell office:value-type="float" office:value="0.599611" calcext:value-type="float">
            <text:p>0.5996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895" calcext:value-type="float">
            <text:p>0.214895</text:p>
          </table:table-cell>
          <table:table-cell office:value-type="float" office:value="0.202364" calcext:value-type="float">
            <text:p>0.202364</text:p>
          </table:table-cell>
          <table:table-cell office:value-type="float" office:value="0.460626" calcext:value-type="float">
            <text:p>0.460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21" calcext:value-type="float">
            <text:p>0.21321</text:p>
          </table:table-cell>
          <table:table-cell office:value-type="float" office:value="0.187196" calcext:value-type="float">
            <text:p>0.187196</text:p>
          </table:table-cell>
          <table:table-cell office:value-type="float" office:value="0.595775" calcext:value-type="float">
            <text:p>0.5957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623" calcext:value-type="float">
            <text:p>0.213623</text:p>
          </table:table-cell>
          <table:table-cell office:value-type="float" office:value="0.183254" calcext:value-type="float">
            <text:p>0.183254</text:p>
          </table:table-cell>
          <table:table-cell office:value-type="float" office:value="0.411082" calcext:value-type="float">
            <text:p>0.411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27" calcext:value-type="float">
            <text:p>0.210027</text:p>
          </table:table-cell>
          <table:table-cell office:value-type="float" office:value="0.179494" calcext:value-type="float">
            <text:p>0.179494</text:p>
          </table:table-cell>
          <table:table-cell office:value-type="float" office:value="0.6205" calcext:value-type="float">
            <text:p>0.62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119" calcext:value-type="float">
            <text:p>0.213119</text:p>
          </table:table-cell>
          <table:table-cell office:value-type="float" office:value="0.175803" calcext:value-type="float">
            <text:p>0.175803</text:p>
          </table:table-cell>
          <table:table-cell office:value-type="float" office:value="0.599937" calcext:value-type="float">
            <text:p>0.599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961" calcext:value-type="float">
            <text:p>0.182961</text:p>
          </table:table-cell>
          <table:table-cell office:value-type="float" office:value="0.183727" calcext:value-type="float">
            <text:p>0.183727</text:p>
          </table:table-cell>
          <table:table-cell office:value-type="float" office:value="0.562073" calcext:value-type="float">
            <text:p>0.5620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397" calcext:value-type="float">
            <text:p>0.200397</text:p>
          </table:table-cell>
          <table:table-cell office:value-type="float" office:value="0.189778" calcext:value-type="float">
            <text:p>0.189778</text:p>
          </table:table-cell>
          <table:table-cell office:value-type="float" office:value="0.594101" calcext:value-type="float">
            <text:p>0.5941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914" calcext:value-type="float">
            <text:p>0.192914</text:p>
          </table:table-cell>
          <table:table-cell office:value-type="float" office:value="0.181936" calcext:value-type="float">
            <text:p>0.181936</text:p>
          </table:table-cell>
          <table:table-cell office:value-type="float" office:value="0.577309" calcext:value-type="float">
            <text:p>0.5773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971" calcext:value-type="float">
            <text:p>0.205971</text:p>
          </table:table-cell>
          <table:table-cell office:value-type="float" office:value="0.182152" calcext:value-type="float">
            <text:p>0.182152</text:p>
          </table:table-cell>
          <table:table-cell office:value-type="float" office:value="0.451318" calcext:value-type="float">
            <text:p>0.4513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64" calcext:value-type="float">
            <text:p>0.12364</text:p>
          </table:table-cell>
          <table:table-cell office:value-type="float" office:value="0.179257" calcext:value-type="float">
            <text:p>0.179257</text:p>
          </table:table-cell>
          <table:table-cell office:value-type="float" office:value="0.636721" calcext:value-type="float">
            <text:p>0.6367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858" calcext:value-type="float">
            <text:p>0.121858</text:p>
          </table:table-cell>
          <table:table-cell office:value-type="float" office:value="0.181907" calcext:value-type="float">
            <text:p>0.181907</text:p>
          </table:table-cell>
          <table:table-cell office:value-type="float" office:value="0.619869" calcext:value-type="float">
            <text:p>0.6198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02" calcext:value-type="float">
            <text:p>0.206202</text:p>
          </table:table-cell>
          <table:table-cell office:value-type="float" office:value="0.191371" calcext:value-type="float">
            <text:p>0.191371</text:p>
          </table:table-cell>
          <table:table-cell office:value-type="float" office:value="0.622742" calcext:value-type="float">
            <text:p>0.622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441" calcext:value-type="float">
            <text:p>0.192441</text:p>
          </table:table-cell>
          <table:table-cell office:value-type="float" office:value="0.195965" calcext:value-type="float">
            <text:p>0.195965</text:p>
          </table:table-cell>
          <table:table-cell office:value-type="float" office:value="0.486097" calcext:value-type="float">
            <text:p>0.4860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8092" calcext:value-type="float">
            <text:p>0.138092</text:p>
          </table:table-cell>
          <table:table-cell office:value-type="float" office:value="0.184459" calcext:value-type="float">
            <text:p>0.184459</text:p>
          </table:table-cell>
          <table:table-cell office:value-type="float" office:value="0.608776" calcext:value-type="float">
            <text:p>0.6087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076" calcext:value-type="float">
            <text:p>0.212076</text:p>
          </table:table-cell>
          <table:table-cell office:value-type="float" office:value="0.111297" calcext:value-type="float">
            <text:p>0.111297</text:p>
          </table:table-cell>
          <table:table-cell office:value-type="float" office:value="0.447677" calcext:value-type="float">
            <text:p>0.4476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81" calcext:value-type="float">
            <text:p>0.200981</text:p>
          </table:table-cell>
          <table:table-cell office:value-type="float" office:value="0.175754" calcext:value-type="float">
            <text:p>0.175754</text:p>
          </table:table-cell>
          <table:table-cell office:value-type="float" office:value="0.611013" calcext:value-type="float">
            <text:p>0.6110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468" calcext:value-type="float">
            <text:p>0.205468</text:p>
          </table:table-cell>
          <table:table-cell office:value-type="float" office:value="0.21953" calcext:value-type="float">
            <text:p>0.21953</text:p>
          </table:table-cell>
          <table:table-cell office:value-type="float" office:value="0.621827" calcext:value-type="float">
            <text:p>0.6218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889" calcext:value-type="float">
            <text:p>0.201889</text:p>
          </table:table-cell>
          <table:table-cell office:value-type="float" office:value="0.108369" calcext:value-type="float">
            <text:p>0.108369</text:p>
          </table:table-cell>
          <table:table-cell office:value-type="float" office:value="0.601831" calcext:value-type="float">
            <text:p>0.6018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18" calcext:value-type="float">
            <text:p>0.21618</text:p>
          </table:table-cell>
          <table:table-cell office:value-type="float" office:value="0.16976" calcext:value-type="float">
            <text:p>0.16976</text:p>
          </table:table-cell>
          <table:table-cell office:value-type="float" office:value="0.617163" calcext:value-type="float">
            <text:p>0.6171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503" calcext:value-type="float">
            <text:p>0.201503</text:p>
          </table:table-cell>
          <table:table-cell office:value-type="float" office:value="0.195842" calcext:value-type="float">
            <text:p>0.195842</text:p>
          </table:table-cell>
          <table:table-cell office:value-type="float" office:value="0.609887" calcext:value-type="float">
            <text:p>0.6098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79" calcext:value-type="float">
            <text:p>0.211279</text:p>
          </table:table-cell>
          <table:table-cell office:value-type="float" office:value="0.192835" calcext:value-type="float">
            <text:p>0.192835</text:p>
          </table:table-cell>
          <table:table-cell office:value-type="float" office:value="0.601089" calcext:value-type="float">
            <text:p>0.6010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098" calcext:value-type="float">
            <text:p>0.185098</text:p>
          </table:table-cell>
          <table:table-cell office:value-type="float" office:value="0.191155" calcext:value-type="float">
            <text:p>0.191155</text:p>
          </table:table-cell>
          <table:table-cell office:value-type="float" office:value="0.497071" calcext:value-type="float">
            <text:p>0.4970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842" calcext:value-type="float">
            <text:p>0.205842</text:p>
          </table:table-cell>
          <table:table-cell office:value-type="float" office:value="0.177527" calcext:value-type="float">
            <text:p>0.177527</text:p>
          </table:table-cell>
          <table:table-cell office:value-type="float" office:value="0.605315" calcext:value-type="float">
            <text:p>0.6053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075" calcext:value-type="float">
            <text:p>0.20807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60481" calcext:value-type="float">
            <text:p>0.604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413" calcext:value-type="float">
            <text:p>0.190413</text:p>
          </table:table-cell>
          <table:table-cell office:value-type="float" office:value="0.11408" calcext:value-type="float">
            <text:p>0.11408</text:p>
          </table:table-cell>
          <table:table-cell office:value-type="float" office:value="0.631244" calcext:value-type="float">
            <text:p>0.6312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16" calcext:value-type="float">
            <text:p>0.196316</text:p>
          </table:table-cell>
          <table:table-cell office:value-type="float" office:value="0.199136" calcext:value-type="float">
            <text:p>0.199136</text:p>
          </table:table-cell>
          <table:table-cell office:value-type="float" office:value="0.609697" calcext:value-type="float">
            <text:p>0.609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407" calcext:value-type="float">
            <text:p>0.204407</text:p>
          </table:table-cell>
          <table:table-cell office:value-type="float" office:value="0.123499" calcext:value-type="float">
            <text:p>0.123499</text:p>
          </table:table-cell>
          <table:table-cell office:value-type="float" office:value="0.567983" calcext:value-type="float">
            <text:p>0.5679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519" calcext:value-type="float">
            <text:p>0.205519</text:p>
          </table:table-cell>
          <table:table-cell office:value-type="float" office:value="0.184681" calcext:value-type="float">
            <text:p>0.184681</text:p>
          </table:table-cell>
          <table:table-cell office:value-type="float" office:value="0.403546" calcext:value-type="float">
            <text:p>0.4035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39" calcext:value-type="float">
            <text:p>0.220439</text:p>
          </table:table-cell>
          <table:table-cell office:value-type="float" office:value="0.195556" calcext:value-type="float">
            <text:p>0.195556</text:p>
          </table:table-cell>
          <table:table-cell office:value-type="float" office:value="0.60459" calcext:value-type="float">
            <text:p>0.60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534" calcext:value-type="float">
            <text:p>0.193534</text:p>
          </table:table-cell>
          <table:table-cell office:value-type="float" office:value="0.186342" calcext:value-type="float">
            <text:p>0.186342</text:p>
          </table:table-cell>
          <table:table-cell office:value-type="float" office:value="0.584895" calcext:value-type="float">
            <text:p>0.5848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788" calcext:value-type="float">
            <text:p>0.205788</text:p>
          </table:table-cell>
          <table:table-cell office:value-type="float" office:value="0.186326" calcext:value-type="float">
            <text:p>0.186326</text:p>
          </table:table-cell>
          <table:table-cell office:value-type="float" office:value="0.603435" calcext:value-type="float">
            <text:p>0.6034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233" calcext:value-type="float">
            <text:p>0.212233</text:p>
          </table:table-cell>
          <table:table-cell office:value-type="float" office:value="0.187922" calcext:value-type="float">
            <text:p>0.187922</text:p>
          </table:table-cell>
          <table:table-cell office:value-type="float" office:value="0.497008" calcext:value-type="float">
            <text:p>0.4970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182" calcext:value-type="float">
            <text:p>0.216182</text:p>
          </table:table-cell>
          <table:table-cell office:value-type="float" office:value="0.192158" calcext:value-type="float">
            <text:p>0.192158</text:p>
          </table:table-cell>
          <table:table-cell office:value-type="float" office:value="0.381626" calcext:value-type="float">
            <text:p>0.381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481" calcext:value-type="float">
            <text:p>0.191481</text:p>
          </table:table-cell>
          <table:table-cell office:value-type="float" office:value="0.186687" calcext:value-type="float">
            <text:p>0.186687</text:p>
          </table:table-cell>
          <table:table-cell office:value-type="float" office:value="0.615861" calcext:value-type="float">
            <text:p>0.6158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249" calcext:value-type="float">
            <text:p>0.197249</text:p>
          </table:table-cell>
          <table:table-cell office:value-type="float" office:value="0.139204" calcext:value-type="float">
            <text:p>0.139204</text:p>
          </table:table-cell>
          <table:table-cell office:value-type="float" office:value="0.61543" calcext:value-type="float">
            <text:p>0.615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911" calcext:value-type="float">
            <text:p>0.212911</text:p>
          </table:table-cell>
          <table:table-cell office:value-type="float" office:value="0.153417" calcext:value-type="float">
            <text:p>0.153417</text:p>
          </table:table-cell>
          <table:table-cell office:value-type="float" office:value="0.60693" calcext:value-type="float">
            <text:p>0.606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23" calcext:value-type="float">
            <text:p>0.209023</text:p>
          </table:table-cell>
          <table:table-cell office:value-type="float" office:value="0.187919" calcext:value-type="float">
            <text:p>0.187919</text:p>
          </table:table-cell>
          <table:table-cell office:value-type="float" office:value="0.62004" calcext:value-type="float">
            <text:p>0.620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47" calcext:value-type="float">
            <text:p>0.211947</text:p>
          </table:table-cell>
          <table:table-cell office:value-type="float" office:value="0.191035" calcext:value-type="float">
            <text:p>0.191035</text:p>
          </table:table-cell>
          <table:table-cell office:value-type="float" office:value="0.626311" calcext:value-type="float">
            <text:p>0.6263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146" calcext:value-type="float">
            <text:p>0.223146</text:p>
          </table:table-cell>
          <table:table-cell office:value-type="float" office:value="0.187721" calcext:value-type="float">
            <text:p>0.187721</text:p>
          </table:table-cell>
          <table:table-cell office:value-type="float" office:value="0.599268" calcext:value-type="float">
            <text:p>0.5992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937" calcext:value-type="float">
            <text:p>0.212937</text:p>
          </table:table-cell>
          <table:table-cell office:value-type="float" office:value="0.191028" calcext:value-type="float">
            <text:p>0.191028</text:p>
          </table:table-cell>
          <table:table-cell office:value-type="float" office:value="0.599409" calcext:value-type="float">
            <text:p>0.599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516" calcext:value-type="float">
            <text:p>0.192516</text:p>
          </table:table-cell>
          <table:table-cell office:value-type="float" office:value="0.187792" calcext:value-type="float">
            <text:p>0.187792</text:p>
          </table:table-cell>
          <table:table-cell office:value-type="float" office:value="0.614242" calcext:value-type="float">
            <text:p>0.6142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15" calcext:value-type="float">
            <text:p>0.203515</text:p>
          </table:table-cell>
          <table:table-cell office:value-type="float" office:value="0.191416" calcext:value-type="float">
            <text:p>0.191416</text:p>
          </table:table-cell>
          <table:table-cell office:value-type="float" office:value="0.68211" calcext:value-type="float">
            <text:p>0.682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28" calcext:value-type="float">
            <text:p>0.209028</text:p>
          </table:table-cell>
          <table:table-cell office:value-type="float" office:value="0.184767" calcext:value-type="float">
            <text:p>0.184767</text:p>
          </table:table-cell>
          <table:table-cell office:value-type="float" office:value="0.613552" calcext:value-type="float">
            <text:p>0.6135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066" calcext:value-type="float">
            <text:p>0.130066</text:p>
          </table:table-cell>
          <table:table-cell office:value-type="float" office:value="0.185027" calcext:value-type="float">
            <text:p>0.185027</text:p>
          </table:table-cell>
          <table:table-cell office:value-type="float" office:value="0.597452" calcext:value-type="float">
            <text:p>0.5974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8" calcext:value-type="float">
            <text:p>0.20168</text:p>
          </table:table-cell>
          <table:table-cell office:value-type="float" office:value="0.189067" calcext:value-type="float">
            <text:p>0.189067</text:p>
          </table:table-cell>
          <table:table-cell office:value-type="float" office:value="0.38175" calcext:value-type="float">
            <text:p>0.38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382" calcext:value-type="float">
            <text:p>0.199382</text:p>
          </table:table-cell>
          <table:table-cell office:value-type="float" office:value="0.191866" calcext:value-type="float">
            <text:p>0.191866</text:p>
          </table:table-cell>
          <table:table-cell office:value-type="float" office:value="0.615605" calcext:value-type="float">
            <text:p>0.6156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18" calcext:value-type="float">
            <text:p>0.207618</text:p>
          </table:table-cell>
          <table:table-cell office:value-type="float" office:value="0.179939" calcext:value-type="float">
            <text:p>0.179939</text:p>
          </table:table-cell>
          <table:table-cell office:value-type="float" office:value="0.619564" calcext:value-type="float">
            <text:p>0.6195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87" calcext:value-type="float">
            <text:p>0.21687</text:p>
          </table:table-cell>
          <table:table-cell office:value-type="float" office:value="0.181341" calcext:value-type="float">
            <text:p>0.181341</text:p>
          </table:table-cell>
          <table:table-cell office:value-type="float" office:value="0.499735" calcext:value-type="float">
            <text:p>0.4997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958" calcext:value-type="float">
            <text:p>0.194958</text:p>
          </table:table-cell>
          <table:table-cell office:value-type="float" office:value="0.188779" calcext:value-type="float">
            <text:p>0.188779</text:p>
          </table:table-cell>
          <table:table-cell office:value-type="float" office:value="0.601551" calcext:value-type="float">
            <text:p>0.601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815" calcext:value-type="float">
            <text:p>0.192815</text:p>
          </table:table-cell>
          <table:table-cell office:value-type="float" office:value="0.190138" calcext:value-type="float">
            <text:p>0.190138</text:p>
          </table:table-cell>
          <table:table-cell office:value-type="float" office:value="0.546872" calcext:value-type="float">
            <text:p>0.5468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09" calcext:value-type="float">
            <text:p>0.207509</text:p>
          </table:table-cell>
          <table:table-cell office:value-type="float" office:value="0.182611" calcext:value-type="float">
            <text:p>0.182611</text:p>
          </table:table-cell>
          <table:table-cell office:value-type="float" office:value="0.627301" calcext:value-type="float">
            <text:p>0.627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001" calcext:value-type="float">
            <text:p>0.206001</text:p>
          </table:table-cell>
          <table:table-cell office:value-type="float" office:value="0.144707" calcext:value-type="float">
            <text:p>0.144707</text:p>
          </table:table-cell>
          <table:table-cell office:value-type="float" office:value="0.636019" calcext:value-type="float">
            <text:p>0.6360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421" calcext:value-type="float">
            <text:p>0.207421</text:p>
          </table:table-cell>
          <table:table-cell office:value-type="float" office:value="0.192948" calcext:value-type="float">
            <text:p>0.192948</text:p>
          </table:table-cell>
          <table:table-cell office:value-type="float" office:value="0.577555" calcext:value-type="float">
            <text:p>0.5775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238" calcext:value-type="float">
            <text:p>0.123238</text:p>
          </table:table-cell>
          <table:table-cell office:value-type="float" office:value="0.184877" calcext:value-type="float">
            <text:p>0.184877</text:p>
          </table:table-cell>
          <table:table-cell office:value-type="float" office:value="0.567022" calcext:value-type="float">
            <text:p>0.5670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52" calcext:value-type="float">
            <text:p>0.211952</text:p>
          </table:table-cell>
          <table:table-cell office:value-type="float" office:value="0.163746" calcext:value-type="float">
            <text:p>0.163746</text:p>
          </table:table-cell>
          <table:table-cell office:value-type="float" office:value="0.606619" calcext:value-type="float">
            <text:p>0.6066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096" calcext:value-type="float">
            <text:p>0.206096</text:p>
          </table:table-cell>
          <table:table-cell office:value-type="float" office:value="0.189036" calcext:value-type="float">
            <text:p>0.189036</text:p>
          </table:table-cell>
          <table:table-cell office:value-type="float" office:value="0.628984" calcext:value-type="float">
            <text:p>0.6289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69" calcext:value-type="float">
            <text:p>0.199169</text:p>
          </table:table-cell>
          <table:table-cell office:value-type="float" office:value="0.177383" calcext:value-type="float">
            <text:p>0.177383</text:p>
          </table:table-cell>
          <table:table-cell office:value-type="float" office:value="0.400701" calcext:value-type="float">
            <text:p>0.400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755" calcext:value-type="float">
            <text:p>0.211755</text:p>
          </table:table-cell>
          <table:table-cell office:value-type="float" office:value="0.178127" calcext:value-type="float">
            <text:p>0.178127</text:p>
          </table:table-cell>
          <table:table-cell office:value-type="float" office:value="0.382027" calcext:value-type="float">
            <text:p>0.3820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94" calcext:value-type="float">
            <text:p>0.206294</text:p>
          </table:table-cell>
          <table:table-cell office:value-type="float" office:value="0.191401" calcext:value-type="float">
            <text:p>0.191401</text:p>
          </table:table-cell>
          <table:table-cell office:value-type="float" office:value="0.62301" calcext:value-type="float">
            <text:p>0.62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198" calcext:value-type="float">
            <text:p>0.168198</text:p>
          </table:table-cell>
          <table:table-cell office:value-type="float" office:value="0.187814" calcext:value-type="float">
            <text:p>0.187814</text:p>
          </table:table-cell>
          <table:table-cell office:value-type="float" office:value="0.626787" calcext:value-type="float">
            <text:p>0.6267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081" calcext:value-type="float">
            <text:p>0.213081</text:p>
          </table:table-cell>
          <table:table-cell office:value-type="float" office:value="0.199272" calcext:value-type="float">
            <text:p>0.199272</text:p>
          </table:table-cell>
          <table:table-cell office:value-type="float" office:value="0.620812" calcext:value-type="float">
            <text:p>0.6208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359" calcext:value-type="float">
            <text:p>0.122359</text:p>
          </table:table-cell>
          <table:table-cell office:value-type="float" office:value="0.198585" calcext:value-type="float">
            <text:p>0.198585</text:p>
          </table:table-cell>
          <table:table-cell office:value-type="float" office:value="0.495628" calcext:value-type="float">
            <text:p>0.495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016" calcext:value-type="float">
            <text:p>0.201016</text:p>
          </table:table-cell>
          <table:table-cell office:value-type="float" office:value="0.187397" calcext:value-type="float">
            <text:p>0.187397</text:p>
          </table:table-cell>
          <table:table-cell office:value-type="float" office:value="0.614874" calcext:value-type="float">
            <text:p>0.6148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111" calcext:value-type="float">
            <text:p>0.215111</text:p>
          </table:table-cell>
          <table:table-cell office:value-type="float" office:value="0.191692" calcext:value-type="float">
            <text:p>0.191692</text:p>
          </table:table-cell>
          <table:table-cell office:value-type="float" office:value="0.613724" calcext:value-type="float">
            <text:p>0.6137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669" calcext:value-type="float">
            <text:p>0.223669</text:p>
          </table:table-cell>
          <table:table-cell office:value-type="float" office:value="0.175628" calcext:value-type="float">
            <text:p>0.175628</text:p>
          </table:table-cell>
          <table:table-cell office:value-type="float" office:value="0.61127" calcext:value-type="float">
            <text:p>0.61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42" calcext:value-type="float">
            <text:p>0.206242</text:p>
          </table:table-cell>
          <table:table-cell office:value-type="float" office:value="0.189578" calcext:value-type="float">
            <text:p>0.189578</text:p>
          </table:table-cell>
          <table:table-cell office:value-type="float" office:value="0.51376" calcext:value-type="float">
            <text:p>0.513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916" calcext:value-type="float">
            <text:p>0.173916</text:p>
          </table:table-cell>
          <table:table-cell office:value-type="float" office:value="0.194996" calcext:value-type="float">
            <text:p>0.194996</text:p>
          </table:table-cell>
          <table:table-cell office:value-type="float" office:value="0.609952" calcext:value-type="float">
            <text:p>0.6099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765" calcext:value-type="float">
            <text:p>0.194765</text:p>
          </table:table-cell>
          <table:table-cell office:value-type="float" office:value="0.190756" calcext:value-type="float">
            <text:p>0.190756</text:p>
          </table:table-cell>
          <table:table-cell office:value-type="float" office:value="0.621628" calcext:value-type="float">
            <text:p>0.621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838" calcext:value-type="float">
            <text:p>0.209838</text:p>
          </table:table-cell>
          <table:table-cell office:value-type="float" office:value="0.184897" calcext:value-type="float">
            <text:p>0.184897</text:p>
          </table:table-cell>
          <table:table-cell office:value-type="float" office:value="0.587688" calcext:value-type="float">
            <text:p>0.5876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595" calcext:value-type="float">
            <text:p>0.213595</text:p>
          </table:table-cell>
          <table:table-cell office:value-type="float" office:value="0.170666" calcext:value-type="float">
            <text:p>0.170666</text:p>
          </table:table-cell>
          <table:table-cell office:value-type="float" office:value="0.630697" calcext:value-type="float">
            <text:p>0.630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13" calcext:value-type="float">
            <text:p>0.124313</text:p>
          </table:table-cell>
          <table:table-cell office:value-type="float" office:value="0.174262" calcext:value-type="float">
            <text:p>0.174262</text:p>
          </table:table-cell>
          <table:table-cell office:value-type="float" office:value="0.579632" calcext:value-type="float">
            <text:p>0.5796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033295" calcext:value-type="float">
            <text:p>0.2033295</text:p>
          </table:table-cell>
          <table:table-cell table:formula="of:=MEDIAN([.C2:.C151])" office:value-type="float" office:value="0.185137" calcext:value-type="float">
            <text:p>0.185137</text:p>
          </table:table-cell>
          <table:table-cell table:formula="of:=MEDIAN([.D2:.D151])" office:value-type="float" office:value="0.6060705" calcext:value-type="float">
            <text:p>0.6060705</text:p>
          </table:table-cell>
        </table:table-row>
      </table:table>
      <table:table table:name="Firefoxy" table:style-name="ta1">
        <table:shapes>
          <draw:frame draw:z-index="0" draw:style-name="gr1" draw:text-style-name="P1" svg:width="1069.63pt" svg:height="599.84pt" svg:x="256pt" svg:y="13.18pt">
            <loext:p draw:notify-on-update-of-ranges="Firefoxy.B1:Firefoxy.B1 Firefoxy.B2:Firefoxy.B151 Firefoxy.C1:Firefoxy.C1 Firefoxy.C2:Firefoxy.C151 Firefoxy.D1:Firefoxy.D1 Firefoxy.D2:Firefoxy.D1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343" calcext:value-type="float">
            <text:p>0.199343</text:p>
          </table:table-cell>
          <table:table-cell office:value-type="float" office:value="0.197022" calcext:value-type="float">
            <text:p>0.197022</text:p>
          </table:table-cell>
          <table:table-cell office:value-type="float" office:value="0.580408" calcext:value-type="float">
            <text:p>0.5804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112" calcext:value-type="float">
            <text:p>0.123112</text:p>
          </table:table-cell>
          <table:table-cell office:value-type="float" office:value="0.192581" calcext:value-type="float">
            <text:p>0.192581</text:p>
          </table:table-cell>
          <table:table-cell office:value-type="float" office:value="0.612794" calcext:value-type="float">
            <text:p>0.6127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0976833" calcext:value-type="float">
            <text:p>0.0976833</text:p>
          </table:table-cell>
          <table:table-cell office:value-type="float" office:value="0.433819" calcext:value-type="float">
            <text:p>0.4338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2" calcext:value-type="float">
            <text:p>0.10262</text:p>
          </table:table-cell>
          <table:table-cell office:value-type="float" office:value="0.0969472" calcext:value-type="float">
            <text:p>0.0969472</text:p>
          </table:table-cell>
          <table:table-cell office:value-type="float" office:value="0.363889" calcext:value-type="float">
            <text:p>0.363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84" calcext:value-type="float">
            <text:p>0.101584</text:p>
          </table:table-cell>
          <table:table-cell office:value-type="float" office:value="0.0968489" calcext:value-type="float">
            <text:p>0.0968489</text:p>
          </table:table-cell>
          <table:table-cell office:value-type="float" office:value="0.325879" calcext:value-type="float">
            <text:p>0.3258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09" calcext:value-type="float">
            <text:p>0.101909</text:p>
          </table:table-cell>
          <table:table-cell office:value-type="float" office:value="0.0988065" calcext:value-type="float">
            <text:p>0.0988065</text:p>
          </table:table-cell>
          <table:table-cell office:value-type="float" office:value="0.335519" calcext:value-type="float">
            <text:p>0.335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783" calcext:value-type="float">
            <text:p>0.105783</text:p>
          </table:table-cell>
          <table:table-cell office:value-type="float" office:value="0.0986784" calcext:value-type="float">
            <text:p>0.0986784</text:p>
          </table:table-cell>
          <table:table-cell office:value-type="float" office:value="0.31857" calcext:value-type="float">
            <text:p>0.318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14" calcext:value-type="float">
            <text:p>0.100914</text:p>
          </table:table-cell>
          <table:table-cell office:value-type="float" office:value="0.0958091" calcext:value-type="float">
            <text:p>0.0958091</text:p>
          </table:table-cell>
          <table:table-cell office:value-type="float" office:value="0.316901" calcext:value-type="float">
            <text:p>0.3169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49" calcext:value-type="float">
            <text:p>0.100949</text:p>
          </table:table-cell>
          <table:table-cell office:value-type="float" office:value="0.095968" calcext:value-type="float">
            <text:p>0.095968</text:p>
          </table:table-cell>
          <table:table-cell office:value-type="float" office:value="0.324116" calcext:value-type="float">
            <text:p>0.3241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48" calcext:value-type="float">
            <text:p>0.103548</text:p>
          </table:table-cell>
          <table:table-cell office:value-type="float" office:value="0.0975614" calcext:value-type="float">
            <text:p>0.0975614</text:p>
          </table:table-cell>
          <table:table-cell office:value-type="float" office:value="0.326746" calcext:value-type="float">
            <text:p>0.3267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0.0931221" calcext:value-type="float">
            <text:p>0.0931221</text:p>
          </table:table-cell>
          <table:table-cell office:value-type="float" office:value="0.308464" calcext:value-type="float">
            <text:p>0.3084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93" calcext:value-type="float">
            <text:p>0.101293</text:p>
          </table:table-cell>
          <table:table-cell office:value-type="float" office:value="0.0926847" calcext:value-type="float">
            <text:p>0.0926847</text:p>
          </table:table-cell>
          <table:table-cell office:value-type="float" office:value="0.317311" calcext:value-type="float">
            <text:p>0.3173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2" calcext:value-type="float">
            <text:p>0.10072</text:p>
          </table:table-cell>
          <table:table-cell office:value-type="float" office:value="0.0932145" calcext:value-type="float">
            <text:p>0.0932145</text:p>
          </table:table-cell>
          <table:table-cell office:value-type="float" office:value="0.322707" calcext:value-type="float">
            <text:p>0.3227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53" calcext:value-type="float">
            <text:p>0.103753</text:p>
          </table:table-cell>
          <table:table-cell office:value-type="float" office:value="0.0962729" calcext:value-type="float">
            <text:p>0.0962729</text:p>
          </table:table-cell>
          <table:table-cell office:value-type="float" office:value="0.320454" calcext:value-type="float">
            <text:p>0.3204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052" calcext:value-type="float">
            <text:p>0.105052</text:p>
          </table:table-cell>
          <table:table-cell office:value-type="float" office:value="0.0946911" calcext:value-type="float">
            <text:p>0.0946911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35" calcext:value-type="float">
            <text:p>0.102935</text:p>
          </table:table-cell>
          <table:table-cell office:value-type="float" office:value="0.0939316" calcext:value-type="float">
            <text:p>0.0939316</text:p>
          </table:table-cell>
          <table:table-cell office:value-type="float" office:value="0.314747" calcext:value-type="float">
            <text:p>0.3147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0927926" calcext:value-type="float">
            <text:p>0.0927926</text:p>
          </table:table-cell>
          <table:table-cell office:value-type="float" office:value="0.311211" calcext:value-type="float">
            <text:p>0.3112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0953889" calcext:value-type="float">
            <text:p>0.0953889</text:p>
          </table:table-cell>
          <table:table-cell office:value-type="float" office:value="0.314157" calcext:value-type="float">
            <text:p>0.3141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785" calcext:value-type="float">
            <text:p>0.104785</text:p>
          </table:table-cell>
          <table:table-cell office:value-type="float" office:value="0.0953653" calcext:value-type="float">
            <text:p>0.0953653</text:p>
          </table:table-cell>
          <table:table-cell office:value-type="float" office:value="0.319878" calcext:value-type="float">
            <text:p>0.3198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11" calcext:value-type="float">
            <text:p>0.101911</text:p>
          </table:table-cell>
          <table:table-cell office:value-type="float" office:value="0.0958498" calcext:value-type="float">
            <text:p>0.0958498</text:p>
          </table:table-cell>
          <table:table-cell office:value-type="float" office:value="0.318536" calcext:value-type="float">
            <text:p>0.3185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61" calcext:value-type="float">
            <text:p>0.102861</text:p>
          </table:table-cell>
          <table:table-cell office:value-type="float" office:value="0.0965085" calcext:value-type="float">
            <text:p>0.0965085</text:p>
          </table:table-cell>
          <table:table-cell office:value-type="float" office:value="0.316838" calcext:value-type="float">
            <text:p>0.3168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01" calcext:value-type="float">
            <text:p>0.100401</text:p>
          </table:table-cell>
          <table:table-cell office:value-type="float" office:value="0.0928746" calcext:value-type="float">
            <text:p>0.0928746</text:p>
          </table:table-cell>
          <table:table-cell office:value-type="float" office:value="0.316248" calcext:value-type="float">
            <text:p>0.3162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.0963549" calcext:value-type="float">
            <text:p>0.0963549</text:p>
          </table:table-cell>
          <table:table-cell office:value-type="float" office:value="0.312948" calcext:value-type="float">
            <text:p>0.3129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65" calcext:value-type="float">
            <text:p>0.103265</text:p>
          </table:table-cell>
          <table:table-cell office:value-type="float" office:value="0.0954384" calcext:value-type="float">
            <text:p>0.0954384</text:p>
          </table:table-cell>
          <table:table-cell office:value-type="float" office:value="0.313825" calcext:value-type="float">
            <text:p>0.3138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958749" calcext:value-type="float">
            <text:p>0.0958749</text:p>
          </table:table-cell>
          <table:table-cell office:value-type="float" office:value="0.321451" calcext:value-type="float">
            <text:p>0.3214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03" calcext:value-type="float">
            <text:p>0.10603</text:p>
          </table:table-cell>
          <table:table-cell office:value-type="float" office:value="0.0955101" calcext:value-type="float">
            <text:p>0.0955101</text:p>
          </table:table-cell>
          <table:table-cell office:value-type="float" office:value="0.316118" calcext:value-type="float">
            <text:p>0.3161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4" calcext:value-type="float">
            <text:p>0.10414</text:p>
          </table:table-cell>
          <table:table-cell office:value-type="float" office:value="0.102935" calcext:value-type="float">
            <text:p>0.102935</text:p>
          </table:table-cell>
          <table:table-cell office:value-type="float" office:value="0.317366" calcext:value-type="float">
            <text:p>0.3173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94" calcext:value-type="float">
            <text:p>0.100594</text:p>
          </table:table-cell>
          <table:table-cell office:value-type="float" office:value="0.139163" calcext:value-type="float">
            <text:p>0.139163</text:p>
          </table:table-cell>
          <table:table-cell office:value-type="float" office:value="0.322754" calcext:value-type="float">
            <text:p>0.3227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68" calcext:value-type="float">
            <text:p>0.101368</text:p>
          </table:table-cell>
          <table:table-cell office:value-type="float" office:value="0.0949645" calcext:value-type="float">
            <text:p>0.0949645</text:p>
          </table:table-cell>
          <table:table-cell office:value-type="float" office:value="0.324406" calcext:value-type="float">
            <text:p>0.3244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65" calcext:value-type="float">
            <text:p>0.101865</text:p>
          </table:table-cell>
          <table:table-cell office:value-type="float" office:value="0.0977908" calcext:value-type="float">
            <text:p>0.0977908</text:p>
          </table:table-cell>
          <table:table-cell office:value-type="float" office:value="0.310912" calcext:value-type="float">
            <text:p>0.3109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364" calcext:value-type="float">
            <text:p>0.102364</text:p>
          </table:table-cell>
          <table:table-cell office:value-type="float" office:value="0.094475" calcext:value-type="float">
            <text:p>0.094475</text:p>
          </table:table-cell>
          <table:table-cell office:value-type="float" office:value="0.313387" calcext:value-type="float">
            <text:p>0.3133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339" calcext:value-type="float">
            <text:p>0.102339</text:p>
          </table:table-cell>
          <table:table-cell office:value-type="float" office:value="0.0947779" calcext:value-type="float">
            <text:p>0.0947779</text:p>
          </table:table-cell>
          <table:table-cell office:value-type="float" office:value="0.311222" calcext:value-type="float">
            <text:p>0.3112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409" calcext:value-type="float">
            <text:p>0.0996409</text:p>
          </table:table-cell>
          <table:table-cell office:value-type="float" office:value="0.0947307" calcext:value-type="float">
            <text:p>0.0947307</text:p>
          </table:table-cell>
          <table:table-cell office:value-type="float" office:value="0.326023" calcext:value-type="float">
            <text:p>0.3260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38" calcext:value-type="float">
            <text:p>0.101638</text:p>
          </table:table-cell>
          <table:table-cell office:value-type="float" office:value="0.0951468" calcext:value-type="float">
            <text:p>0.0951468</text:p>
          </table:table-cell>
          <table:table-cell office:value-type="float" office:value="0.315849" calcext:value-type="float">
            <text:p>0.3158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22" calcext:value-type="float">
            <text:p>0.100722</text:p>
          </table:table-cell>
          <table:table-cell office:value-type="float" office:value="0.0964604" calcext:value-type="float">
            <text:p>0.0964604</text:p>
          </table:table-cell>
          <table:table-cell office:value-type="float" office:value="0.31019" calcext:value-type="float">
            <text:p>0.310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55" calcext:value-type="float">
            <text:p>0.101655</text:p>
          </table:table-cell>
          <table:table-cell office:value-type="float" office:value="0.0955205" calcext:value-type="float">
            <text:p>0.0955205</text:p>
          </table:table-cell>
          <table:table-cell office:value-type="float" office:value="0.316497" calcext:value-type="float">
            <text:p>0.3164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91" calcext:value-type="float">
            <text:p>0.101891</text:p>
          </table:table-cell>
          <table:table-cell office:value-type="float" office:value="0.0957138" calcext:value-type="float">
            <text:p>0.0957138</text:p>
          </table:table-cell>
          <table:table-cell office:value-type="float" office:value="0.308652" calcext:value-type="float">
            <text:p>0.3086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53" calcext:value-type="float">
            <text:p>0.102753</text:p>
          </table:table-cell>
          <table:table-cell office:value-type="float" office:value="0.0956583" calcext:value-type="float">
            <text:p>0.0956583</text:p>
          </table:table-cell>
          <table:table-cell office:value-type="float" office:value="0.315305" calcext:value-type="float">
            <text:p>0.3153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15" calcext:value-type="float">
            <text:p>0.102715</text:p>
          </table:table-cell>
          <table:table-cell office:value-type="float" office:value="0.0931301" calcext:value-type="float">
            <text:p>0.0931301</text:p>
          </table:table-cell>
          <table:table-cell office:value-type="float" office:value="0.313745" calcext:value-type="float">
            <text:p>0.3137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0942207" calcext:value-type="float">
            <text:p>0.0942207</text:p>
          </table:table-cell>
          <table:table-cell office:value-type="float" office:value="0.315484" calcext:value-type="float">
            <text:p>0.3154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96" calcext:value-type="float">
            <text:p>0.102996</text:p>
          </table:table-cell>
          <table:table-cell office:value-type="float" office:value="0.0943142" calcext:value-type="float">
            <text:p>0.0943142</text:p>
          </table:table-cell>
          <table:table-cell office:value-type="float" office:value="0.343984" calcext:value-type="float">
            <text:p>0.3439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13" calcext:value-type="float">
            <text:p>0.103713</text:p>
          </table:table-cell>
          <table:table-cell office:value-type="float" office:value="0.0953364" calcext:value-type="float">
            <text:p>0.0953364</text:p>
          </table:table-cell>
          <table:table-cell office:value-type="float" office:value="0.3368" calcext:value-type="float">
            <text:p>0.33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23" calcext:value-type="float">
            <text:p>0.102523</text:p>
          </table:table-cell>
          <table:table-cell office:value-type="float" office:value="0.0934086" calcext:value-type="float">
            <text:p>0.0934086</text:p>
          </table:table-cell>
          <table:table-cell office:value-type="float" office:value="0.317733" calcext:value-type="float">
            <text:p>0.317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74" calcext:value-type="float">
            <text:p>0.102074</text:p>
          </table:table-cell>
          <table:table-cell office:value-type="float" office:value="0.096422" calcext:value-type="float">
            <text:p>0.096422</text:p>
          </table:table-cell>
          <table:table-cell office:value-type="float" office:value="0.323286" calcext:value-type="float">
            <text:p>0.3232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59" calcext:value-type="float">
            <text:p>0.100959</text:p>
          </table:table-cell>
          <table:table-cell office:value-type="float" office:value="0.0957451" calcext:value-type="float">
            <text:p>0.0957451</text:p>
          </table:table-cell>
          <table:table-cell office:value-type="float" office:value="0.324318" calcext:value-type="float">
            <text:p>0.3243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26" calcext:value-type="float">
            <text:p>0.102026</text:p>
          </table:table-cell>
          <table:table-cell office:value-type="float" office:value="0.0955118" calcext:value-type="float">
            <text:p>0.0955118</text:p>
          </table:table-cell>
          <table:table-cell office:value-type="float" office:value="0.321078" calcext:value-type="float">
            <text:p>0.321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68" calcext:value-type="float">
            <text:p>0.101768</text:p>
          </table:table-cell>
          <table:table-cell office:value-type="float" office:value="0.0932046" calcext:value-type="float">
            <text:p>0.0932046</text:p>
          </table:table-cell>
          <table:table-cell office:value-type="float" office:value="0.319477" calcext:value-type="float">
            <text:p>0.319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92" calcext:value-type="float">
            <text:p>0.103292</text:p>
          </table:table-cell>
          <table:table-cell office:value-type="float" office:value="0.0966212" calcext:value-type="float">
            <text:p>0.0966212</text:p>
          </table:table-cell>
          <table:table-cell office:value-type="float" office:value="0.320101" calcext:value-type="float">
            <text:p>0.3201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57" calcext:value-type="float">
            <text:p>0.101657</text:p>
          </table:table-cell>
          <table:table-cell office:value-type="float" office:value="0.0934625" calcext:value-type="float">
            <text:p>0.0934625</text:p>
          </table:table-cell>
          <table:table-cell office:value-type="float" office:value="0.325234" calcext:value-type="float">
            <text:p>0.3252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15482" calcext:value-type="float">
            <text:p>0.0915482</text:p>
          </table:table-cell>
          <table:table-cell office:value-type="float" office:value="0.329822" calcext:value-type="float">
            <text:p>0.329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0951565" calcext:value-type="float">
            <text:p>0.0951565</text:p>
          </table:table-cell>
          <table:table-cell office:value-type="float" office:value="0.315163" calcext:value-type="float">
            <text:p>0.3151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251" calcext:value-type="float">
            <text:p>0.102251</text:p>
          </table:table-cell>
          <table:table-cell office:value-type="float" office:value="0.0950127" calcext:value-type="float">
            <text:p>0.0950127</text:p>
          </table:table-cell>
          <table:table-cell office:value-type="float" office:value="0.316729" calcext:value-type="float">
            <text:p>0.3167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42" calcext:value-type="float">
            <text:p>0.103742</text:p>
          </table:table-cell>
          <table:table-cell office:value-type="float" office:value="0.0939934" calcext:value-type="float">
            <text:p>0.0939934</text:p>
          </table:table-cell>
          <table:table-cell office:value-type="float" office:value="0.327865" calcext:value-type="float">
            <text:p>0.3278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74" calcext:value-type="float">
            <text:p>0.101074</text:p>
          </table:table-cell>
          <table:table-cell office:value-type="float" office:value="0.0935083" calcext:value-type="float">
            <text:p>0.0935083</text:p>
          </table:table-cell>
          <table:table-cell office:value-type="float" office:value="0.319532" calcext:value-type="float">
            <text:p>0.319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0958878" calcext:value-type="float">
            <text:p>0.0958878</text:p>
          </table:table-cell>
          <table:table-cell office:value-type="float" office:value="0.329457" calcext:value-type="float">
            <text:p>0.3294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98" calcext:value-type="float">
            <text:p>0.101398</text:p>
          </table:table-cell>
          <table:table-cell office:value-type="float" office:value="0.0917381" calcext:value-type="float">
            <text:p>0.0917381</text:p>
          </table:table-cell>
          <table:table-cell office:value-type="float" office:value="0.315114" calcext:value-type="float">
            <text:p>0.3151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40712" calcext:value-type="float">
            <text:p>0.0940712</text:p>
          </table:table-cell>
          <table:table-cell office:value-type="float" office:value="0.316251" calcext:value-type="float">
            <text:p>0.3162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56" calcext:value-type="float">
            <text:p>0.103556</text:p>
          </table:table-cell>
          <table:table-cell office:value-type="float" office:value="0.095347" calcext:value-type="float">
            <text:p>0.095347</text:p>
          </table:table-cell>
          <table:table-cell office:value-type="float" office:value="0.316591" calcext:value-type="float">
            <text:p>0.3165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21" calcext:value-type="float">
            <text:p>0.100821</text:p>
          </table:table-cell>
          <table:table-cell office:value-type="float" office:value="0.0946275" calcext:value-type="float">
            <text:p>0.0946275</text:p>
          </table:table-cell>
          <table:table-cell office:value-type="float" office:value="0.326793" calcext:value-type="float">
            <text:p>0.3267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9" calcext:value-type="float">
            <text:p>0.10179</text:p>
          </table:table-cell>
          <table:table-cell office:value-type="float" office:value="0.0951853" calcext:value-type="float">
            <text:p>0.0951853</text:p>
          </table:table-cell>
          <table:table-cell office:value-type="float" office:value="0.325052" calcext:value-type="float">
            <text:p>0.3250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427" calcext:value-type="float">
            <text:p>0.101427</text:p>
          </table:table-cell>
          <table:table-cell office:value-type="float" office:value="0.0947018" calcext:value-type="float">
            <text:p>0.0947018</text:p>
          </table:table-cell>
          <table:table-cell office:value-type="float" office:value="0.32379" calcext:value-type="float">
            <text:p>0.323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37" calcext:value-type="float">
            <text:p>0.104137</text:p>
          </table:table-cell>
          <table:table-cell office:value-type="float" office:value="0.0936827" calcext:value-type="float">
            <text:p>0.0936827</text:p>
          </table:table-cell>
          <table:table-cell office:value-type="float" office:value="0.313292" calcext:value-type="float">
            <text:p>0.3132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03" calcext:value-type="float">
            <text:p>0.103003</text:p>
          </table:table-cell>
          <table:table-cell office:value-type="float" office:value="0.0925032" calcext:value-type="float">
            <text:p>0.0925032</text:p>
          </table:table-cell>
          <table:table-cell office:value-type="float" office:value="0.31849" calcext:value-type="float">
            <text:p>0.318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98" calcext:value-type="float">
            <text:p>0.101898</text:p>
          </table:table-cell>
          <table:table-cell office:value-type="float" office:value="0.0961272" calcext:value-type="float">
            <text:p>0.0961272</text:p>
          </table:table-cell>
          <table:table-cell office:value-type="float" office:value="0.327297" calcext:value-type="float">
            <text:p>0.3272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56" calcext:value-type="float">
            <text:p>0.102456</text:p>
          </table:table-cell>
          <table:table-cell office:value-type="float" office:value="0.0940589" calcext:value-type="float">
            <text:p>0.0940589</text:p>
          </table:table-cell>
          <table:table-cell office:value-type="float" office:value="0.318627" calcext:value-type="float">
            <text:p>0.3186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67" calcext:value-type="float">
            <text:p>0.101867</text:p>
          </table:table-cell>
          <table:table-cell office:value-type="float" office:value="0.0938554" calcext:value-type="float">
            <text:p>0.0938554</text:p>
          </table:table-cell>
          <table:table-cell office:value-type="float" office:value="0.313786" calcext:value-type="float">
            <text:p>0.3137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41" calcext:value-type="float">
            <text:p>0.101941</text:p>
          </table:table-cell>
          <table:table-cell office:value-type="float" office:value="0.0935002" calcext:value-type="float">
            <text:p>0.0935002</text:p>
          </table:table-cell>
          <table:table-cell office:value-type="float" office:value="0.315949" calcext:value-type="float">
            <text:p>0.3159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3" calcext:value-type="float">
            <text:p>0.10313</text:p>
          </table:table-cell>
          <table:table-cell office:value-type="float" office:value="0.0962012" calcext:value-type="float">
            <text:p>0.0962012</text:p>
          </table:table-cell>
          <table:table-cell office:value-type="float" office:value="0.319894" calcext:value-type="float">
            <text:p>0.319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74" calcext:value-type="float">
            <text:p>0.101374</text:p>
          </table:table-cell>
          <table:table-cell office:value-type="float" office:value="0.0968844" calcext:value-type="float">
            <text:p>0.0968844</text:p>
          </table:table-cell>
          <table:table-cell office:value-type="float" office:value="0.315624" calcext:value-type="float">
            <text:p>0.3156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63" calcext:value-type="float">
            <text:p>0.101263</text:p>
          </table:table-cell>
          <table:table-cell office:value-type="float" office:value="0.0947486" calcext:value-type="float">
            <text:p>0.0947486</text:p>
          </table:table-cell>
          <table:table-cell office:value-type="float" office:value="0.30967" calcext:value-type="float">
            <text:p>0.309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94" calcext:value-type="float">
            <text:p>0.103094</text:p>
          </table:table-cell>
          <table:table-cell office:value-type="float" office:value="0.0933109" calcext:value-type="float">
            <text:p>0.0933109</text:p>
          </table:table-cell>
          <table:table-cell office:value-type="float" office:value="0.314219" calcext:value-type="float">
            <text:p>0.3142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872" calcext:value-type="float">
            <text:p>0.120872</text:p>
          </table:table-cell>
          <table:table-cell office:value-type="float" office:value="0.0944414" calcext:value-type="float">
            <text:p>0.0944414</text:p>
          </table:table-cell>
          <table:table-cell office:value-type="float" office:value="0.32053" calcext:value-type="float">
            <text:p>0.320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14" calcext:value-type="float">
            <text:p>0.102114</text:p>
          </table:table-cell>
          <table:table-cell office:value-type="float" office:value="0.0949383" calcext:value-type="float">
            <text:p>0.0949383</text:p>
          </table:table-cell>
          <table:table-cell office:value-type="float" office:value="0.323702" calcext:value-type="float">
            <text:p>0.3237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471" calcext:value-type="float">
            <text:p>0.104471</text:p>
          </table:table-cell>
          <table:table-cell office:value-type="float" office:value="0.094706" calcext:value-type="float">
            <text:p>0.094706</text:p>
          </table:table-cell>
          <table:table-cell office:value-type="float" office:value="0.326338" calcext:value-type="float">
            <text:p>0.3263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86" calcext:value-type="float">
            <text:p>0.103986</text:p>
          </table:table-cell>
          <table:table-cell office:value-type="float" office:value="0.092837" calcext:value-type="float">
            <text:p>0.092837</text:p>
          </table:table-cell>
          <table:table-cell office:value-type="float" office:value="0.318658" calcext:value-type="float">
            <text:p>0.3186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57" calcext:value-type="float">
            <text:p>0.100857</text:p>
          </table:table-cell>
          <table:table-cell office:value-type="float" office:value="0.0952084" calcext:value-type="float">
            <text:p>0.0952084</text:p>
          </table:table-cell>
          <table:table-cell office:value-type="float" office:value="0.310725" calcext:value-type="float">
            <text:p>0.3107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05" calcext:value-type="float">
            <text:p>0.103205</text:p>
          </table:table-cell>
          <table:table-cell office:value-type="float" office:value="0.093627" calcext:value-type="float">
            <text:p>0.093627</text:p>
          </table:table-cell>
          <table:table-cell office:value-type="float" office:value="0.32218" calcext:value-type="float">
            <text:p>0.322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74" calcext:value-type="float">
            <text:p>0.102474</text:p>
          </table:table-cell>
          <table:table-cell office:value-type="float" office:value="0.0932116" calcext:value-type="float">
            <text:p>0.0932116</text:p>
          </table:table-cell>
          <table:table-cell office:value-type="float" office:value="0.477414" calcext:value-type="float">
            <text:p>0.4774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25" calcext:value-type="float">
            <text:p>0.100925</text:p>
          </table:table-cell>
          <table:table-cell office:value-type="float" office:value="0.0957205" calcext:value-type="float">
            <text:p>0.0957205</text:p>
          </table:table-cell>
          <table:table-cell office:value-type="float" office:value="0.319914" calcext:value-type="float">
            <text:p>0.3199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84" calcext:value-type="float">
            <text:p>0.103184</text:p>
          </table:table-cell>
          <table:table-cell office:value-type="float" office:value="0.0943449" calcext:value-type="float">
            <text:p>0.0943449</text:p>
          </table:table-cell>
          <table:table-cell office:value-type="float" office:value="0.528814" calcext:value-type="float">
            <text:p>0.5288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86" calcext:value-type="float">
            <text:p>0.102586</text:p>
          </table:table-cell>
          <table:table-cell office:value-type="float" office:value="0.0933434" calcext:value-type="float">
            <text:p>0.0933434</text:p>
          </table:table-cell>
          <table:table-cell office:value-type="float" office:value="0.324403" calcext:value-type="float">
            <text:p>0.3244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46" calcext:value-type="float">
            <text:p>0.103646</text:p>
          </table:table-cell>
          <table:table-cell office:value-type="float" office:value="0.0942131" calcext:value-type="float">
            <text:p>0.0942131</text:p>
          </table:table-cell>
          <table:table-cell office:value-type="float" office:value="0.316089" calcext:value-type="float">
            <text:p>0.3160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89" calcext:value-type="float">
            <text:p>0.103789</text:p>
          </table:table-cell>
          <table:table-cell office:value-type="float" office:value="0.0932855" calcext:value-type="float">
            <text:p>0.0932855</text:p>
          </table:table-cell>
          <table:table-cell office:value-type="float" office:value="0.318041" calcext:value-type="float">
            <text:p>0.318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84" calcext:value-type="float">
            <text:p>0.100684</text:p>
          </table:table-cell>
          <table:table-cell office:value-type="float" office:value="0.0916321" calcext:value-type="float">
            <text:p>0.0916321</text:p>
          </table:table-cell>
          <table:table-cell office:value-type="float" office:value="0.32391" calcext:value-type="float">
            <text:p>0.323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59" calcext:value-type="float">
            <text:p>0.101059</text:p>
          </table:table-cell>
          <table:table-cell office:value-type="float" office:value="0.0916896" calcext:value-type="float">
            <text:p>0.0916896</text:p>
          </table:table-cell>
          <table:table-cell office:value-type="float" office:value="0.310528" calcext:value-type="float">
            <text:p>0.3105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83" calcext:value-type="float">
            <text:p>0.100983</text:p>
          </table:table-cell>
          <table:table-cell office:value-type="float" office:value="0.0938241" calcext:value-type="float">
            <text:p>0.0938241</text:p>
          </table:table-cell>
          <table:table-cell office:value-type="float" office:value="0.319549" calcext:value-type="float">
            <text:p>0.3195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47" calcext:value-type="float">
            <text:p>0.100947</text:p>
          </table:table-cell>
          <table:table-cell office:value-type="float" office:value="0.0938686" calcext:value-type="float">
            <text:p>0.0938686</text:p>
          </table:table-cell>
          <table:table-cell office:value-type="float" office:value="0.320638" calcext:value-type="float">
            <text:p>0.3206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08" calcext:value-type="float">
            <text:p>0.101008</text:p>
          </table:table-cell>
          <table:table-cell office:value-type="float" office:value="0.0936512" calcext:value-type="float">
            <text:p>0.0936512</text:p>
          </table:table-cell>
          <table:table-cell office:value-type="float" office:value="0.319476" calcext:value-type="float">
            <text:p>0.3194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6" calcext:value-type="float">
            <text:p>0.10336</text:p>
          </table:table-cell>
          <table:table-cell office:value-type="float" office:value="0.0923739" calcext:value-type="float">
            <text:p>0.0923739</text:p>
          </table:table-cell>
          <table:table-cell office:value-type="float" office:value="0.321427" calcext:value-type="float">
            <text:p>0.3214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09" calcext:value-type="float">
            <text:p>0.102009</text:p>
          </table:table-cell>
          <table:table-cell office:value-type="float" office:value="0.0915796" calcext:value-type="float">
            <text:p>0.0915796</text:p>
          </table:table-cell>
          <table:table-cell office:value-type="float" office:value="0.32384" calcext:value-type="float">
            <text:p>0.323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392" calcext:value-type="float">
            <text:p>0.102392</text:p>
          </table:table-cell>
          <table:table-cell office:value-type="float" office:value="0.0946467" calcext:value-type="float">
            <text:p>0.0946467</text:p>
          </table:table-cell>
          <table:table-cell office:value-type="float" office:value="0.32944" calcext:value-type="float">
            <text:p>0.329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29" calcext:value-type="float">
            <text:p>0.10229</text:p>
          </table:table-cell>
          <table:table-cell office:value-type="float" office:value="0.145975" calcext:value-type="float">
            <text:p>0.145975</text:p>
          </table:table-cell>
          <table:table-cell office:value-type="float" office:value="0.322443" calcext:value-type="float">
            <text:p>0.3224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29" calcext:value-type="float">
            <text:p>0.100729</text:p>
          </table:table-cell>
          <table:table-cell office:value-type="float" office:value="0.0924763" calcext:value-type="float">
            <text:p>0.0924763</text:p>
          </table:table-cell>
          <table:table-cell office:value-type="float" office:value="0.316582" calcext:value-type="float">
            <text:p>0.3165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743" calcext:value-type="float">
            <text:p>0.177743</text:p>
          </table:table-cell>
          <table:table-cell office:value-type="float" office:value="0.0929378" calcext:value-type="float">
            <text:p>0.0929378</text:p>
          </table:table-cell>
          <table:table-cell office:value-type="float" office:value="0.449776" calcext:value-type="float">
            <text:p>0.4497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44" calcext:value-type="float">
            <text:p>0.101544</text:p>
          </table:table-cell>
          <table:table-cell office:value-type="float" office:value="0.0931923" calcext:value-type="float">
            <text:p>0.0931923</text:p>
          </table:table-cell>
          <table:table-cell office:value-type="float" office:value="0.313204" calcext:value-type="float">
            <text:p>0.3132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09" calcext:value-type="float">
            <text:p>0.100809</text:p>
          </table:table-cell>
          <table:table-cell office:value-type="float" office:value="0.0936014" calcext:value-type="float">
            <text:p>0.0936014</text:p>
          </table:table-cell>
          <table:table-cell office:value-type="float" office:value="0.316294" calcext:value-type="float">
            <text:p>0.3162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45" calcext:value-type="float">
            <text:p>0.102945</text:p>
          </table:table-cell>
          <table:table-cell office:value-type="float" office:value="0.0955364" calcext:value-type="float">
            <text:p>0.0955364</text:p>
          </table:table-cell>
          <table:table-cell office:value-type="float" office:value="0.318946" calcext:value-type="float">
            <text:p>0.3189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63" calcext:value-type="float">
            <text:p>0.103163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324819" calcext:value-type="float">
            <text:p>0.3248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6" calcext:value-type="float">
            <text:p>0.101126</text:p>
          </table:table-cell>
          <table:table-cell office:value-type="float" office:value="0.0933595" calcext:value-type="float">
            <text:p>0.0933595</text:p>
          </table:table-cell>
          <table:table-cell office:value-type="float" office:value="0.324013" calcext:value-type="float">
            <text:p>0.3240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77" calcext:value-type="float">
            <text:p>0.101577</text:p>
          </table:table-cell>
          <table:table-cell office:value-type="float" office:value="0.0957045" calcext:value-type="float">
            <text:p>0.0957045</text:p>
          </table:table-cell>
          <table:table-cell office:value-type="float" office:value="0.315931" calcext:value-type="float">
            <text:p>0.3159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64" calcext:value-type="float">
            <text:p>0.102164</text:p>
          </table:table-cell>
          <table:table-cell office:value-type="float" office:value="0.0925266" calcext:value-type="float">
            <text:p>0.0925266</text:p>
          </table:table-cell>
          <table:table-cell office:value-type="float" office:value="0.30974" calcext:value-type="float">
            <text:p>0.309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12" calcext:value-type="float">
            <text:p>0.103712</text:p>
          </table:table-cell>
          <table:table-cell office:value-type="float" office:value="0.0948657" calcext:value-type="float">
            <text:p>0.0948657</text:p>
          </table:table-cell>
          <table:table-cell office:value-type="float" office:value="0.324539" calcext:value-type="float">
            <text:p>0.3245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27" calcext:value-type="float">
            <text:p>0.101527</text:p>
          </table:table-cell>
          <table:table-cell office:value-type="float" office:value="0.093836" calcext:value-type="float">
            <text:p>0.093836</text:p>
          </table:table-cell>
          <table:table-cell office:value-type="float" office:value="0.324128" calcext:value-type="float">
            <text:p>0.3241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76" calcext:value-type="float">
            <text:p>0.102576</text:p>
          </table:table-cell>
          <table:table-cell office:value-type="float" office:value="0.0939763" calcext:value-type="float">
            <text:p>0.0939763</text:p>
          </table:table-cell>
          <table:table-cell office:value-type="float" office:value="0.335298" calcext:value-type="float">
            <text:p>0.335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29" calcext:value-type="float">
            <text:p>0.099729</text:p>
          </table:table-cell>
          <table:table-cell office:value-type="float" office:value="0.0961217" calcext:value-type="float">
            <text:p>0.0961217</text:p>
          </table:table-cell>
          <table:table-cell office:value-type="float" office:value="0.313357" calcext:value-type="float">
            <text:p>0.3133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484" calcext:value-type="float">
            <text:p>0.101484</text:p>
          </table:table-cell>
          <table:table-cell office:value-type="float" office:value="0.0940716" calcext:value-type="float">
            <text:p>0.0940716</text:p>
          </table:table-cell>
          <table:table-cell office:value-type="float" office:value="0.318959" calcext:value-type="float">
            <text:p>0.3189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25" calcext:value-type="float">
            <text:p>0.102025</text:p>
          </table:table-cell>
          <table:table-cell office:value-type="float" office:value="0.0939072" calcext:value-type="float">
            <text:p>0.0939072</text:p>
          </table:table-cell>
          <table:table-cell office:value-type="float" office:value="0.308108" calcext:value-type="float">
            <text:p>0.3081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47" calcext:value-type="float">
            <text:p>0.101947</text:p>
          </table:table-cell>
          <table:table-cell office:value-type="float" office:value="0.0931597" calcext:value-type="float">
            <text:p>0.0931597</text:p>
          </table:table-cell>
          <table:table-cell office:value-type="float" office:value="0.312828" calcext:value-type="float">
            <text:p>0.3128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89" calcext:value-type="float">
            <text:p>0.102689</text:p>
          </table:table-cell>
          <table:table-cell office:value-type="float" office:value="0.0963613" calcext:value-type="float">
            <text:p>0.0963613</text:p>
          </table:table-cell>
          <table:table-cell office:value-type="float" office:value="0.325683" calcext:value-type="float">
            <text:p>0.325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229" calcext:value-type="float">
            <text:p>0.102229</text:p>
          </table:table-cell>
          <table:table-cell office:value-type="float" office:value="0.0924225" calcext:value-type="float">
            <text:p>0.0924225</text:p>
          </table:table-cell>
          <table:table-cell office:value-type="float" office:value="0.317626" calcext:value-type="float">
            <text:p>0.317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14" calcext:value-type="float">
            <text:p>0.102714</text:p>
          </table:table-cell>
          <table:table-cell office:value-type="float" office:value="0.0921686" calcext:value-type="float">
            <text:p>0.0921686</text:p>
          </table:table-cell>
          <table:table-cell office:value-type="float" office:value="0.316085" calcext:value-type="float">
            <text:p>0.3160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91" calcext:value-type="float">
            <text:p>0.102991</text:p>
          </table:table-cell>
          <table:table-cell office:value-type="float" office:value="0.0935586" calcext:value-type="float">
            <text:p>0.0935586</text:p>
          </table:table-cell>
          <table:table-cell office:value-type="float" office:value="0.326302" calcext:value-type="float">
            <text:p>0.3263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3" calcext:value-type="float">
            <text:p>0.10273</text:p>
          </table:table-cell>
          <table:table-cell office:value-type="float" office:value="0.0947267" calcext:value-type="float">
            <text:p>0.0947267</text:p>
          </table:table-cell>
          <table:table-cell office:value-type="float" office:value="0.322884" calcext:value-type="float">
            <text:p>0.3228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9" calcext:value-type="float">
            <text:p>0.101129</text:p>
          </table:table-cell>
          <table:table-cell office:value-type="float" office:value="0.0940034" calcext:value-type="float">
            <text:p>0.0940034</text:p>
          </table:table-cell>
          <table:table-cell office:value-type="float" office:value="0.316813" calcext:value-type="float">
            <text:p>0.3168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06" calcext:value-type="float">
            <text:p>0.101706</text:p>
          </table:table-cell>
          <table:table-cell office:value-type="float" office:value="0.0925093" calcext:value-type="float">
            <text:p>0.0925093</text:p>
          </table:table-cell>
          <table:table-cell office:value-type="float" office:value="0.316836" calcext:value-type="float">
            <text:p>0.3168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0932944" calcext:value-type="float">
            <text:p>0.0932944</text:p>
          </table:table-cell>
          <table:table-cell office:value-type="float" office:value="0.316327" calcext:value-type="float">
            <text:p>0.316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62" calcext:value-type="float">
            <text:p>0.103262</text:p>
          </table:table-cell>
          <table:table-cell office:value-type="float" office:value="0.0961485" calcext:value-type="float">
            <text:p>0.0961485</text:p>
          </table:table-cell>
          <table:table-cell office:value-type="float" office:value="0.326385" calcext:value-type="float">
            <text:p>0.3263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7" calcext:value-type="float">
            <text:p>0.10217</text:p>
          </table:table-cell>
          <table:table-cell office:value-type="float" office:value="0.0953317" calcext:value-type="float">
            <text:p>0.0953317</text:p>
          </table:table-cell>
          <table:table-cell office:value-type="float" office:value="0.319717" calcext:value-type="float">
            <text:p>0.3197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91" calcext:value-type="float">
            <text:p>0.103091</text:p>
          </table:table-cell>
          <table:table-cell office:value-type="float" office:value="0.0918153" calcext:value-type="float">
            <text:p>0.0918153</text:p>
          </table:table-cell>
          <table:table-cell office:value-type="float" office:value="0.316751" calcext:value-type="float">
            <text:p>0.3167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91" calcext:value-type="float">
            <text:p>0.102891</text:p>
          </table:table-cell>
          <table:table-cell office:value-type="float" office:value="0.0923188" calcext:value-type="float">
            <text:p>0.0923188</text:p>
          </table:table-cell>
          <table:table-cell office:value-type="float" office:value="0.324365" calcext:value-type="float">
            <text:p>0.3243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514" calcext:value-type="float">
            <text:p>0.104514</text:p>
          </table:table-cell>
          <table:table-cell office:value-type="float" office:value="0.0932158" calcext:value-type="float">
            <text:p>0.0932158</text:p>
          </table:table-cell>
          <table:table-cell office:value-type="float" office:value="0.312879" calcext:value-type="float">
            <text:p>0.3128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454" calcext:value-type="float">
            <text:p>0.101454</text:p>
          </table:table-cell>
          <table:table-cell office:value-type="float" office:value="0.0926401" calcext:value-type="float">
            <text:p>0.0926401</text:p>
          </table:table-cell>
          <table:table-cell office:value-type="float" office:value="0.325448" calcext:value-type="float">
            <text:p>0.325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46" calcext:value-type="float">
            <text:p>0.103046</text:p>
          </table:table-cell>
          <table:table-cell office:value-type="float" office:value="0.0927272" calcext:value-type="float">
            <text:p>0.0927272</text:p>
          </table:table-cell>
          <table:table-cell office:value-type="float" office:value="0.324354" calcext:value-type="float">
            <text:p>0.3243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1" calcext:value-type="float">
            <text:p>0.10331</text:p>
          </table:table-cell>
          <table:table-cell office:value-type="float" office:value="0.0939118" calcext:value-type="float">
            <text:p>0.0939118</text:p>
          </table:table-cell>
          <table:table-cell office:value-type="float" office:value="0.315562" calcext:value-type="float">
            <text:p>0.3155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207" calcext:value-type="float">
            <text:p>0.154207</text:p>
          </table:table-cell>
          <table:table-cell office:value-type="float" office:value="0.0932524" calcext:value-type="float">
            <text:p>0.0932524</text:p>
          </table:table-cell>
          <table:table-cell office:value-type="float" office:value="0.315445" calcext:value-type="float">
            <text:p>0.3154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5" calcext:value-type="float">
            <text:p>0.10085</text:p>
          </table:table-cell>
          <table:table-cell office:value-type="float" office:value="0.0925002" calcext:value-type="float">
            <text:p>0.0925002</text:p>
          </table:table-cell>
          <table:table-cell office:value-type="float" office:value="0.318363" calcext:value-type="float">
            <text:p>0.3183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54" calcext:value-type="float">
            <text:p>0.101154</text:p>
          </table:table-cell>
          <table:table-cell office:value-type="float" office:value="0.0940938" calcext:value-type="float">
            <text:p>0.0940938</text:p>
          </table:table-cell>
          <table:table-cell office:value-type="float" office:value="0.332188" calcext:value-type="float">
            <text:p>0.3321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29" calcext:value-type="float">
            <text:p>0.101829</text:p>
          </table:table-cell>
          <table:table-cell office:value-type="float" office:value="0.0943573" calcext:value-type="float">
            <text:p>0.0943573</text:p>
          </table:table-cell>
          <table:table-cell office:value-type="float" office:value="0.324452" calcext:value-type="float">
            <text:p>0.3244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6" calcext:value-type="float">
            <text:p>0.10276</text:p>
          </table:table-cell>
          <table:table-cell office:value-type="float" office:value="0.0964553" calcext:value-type="float">
            <text:p>0.0964553</text:p>
          </table:table-cell>
          <table:table-cell office:value-type="float" office:value="0.340692" calcext:value-type="float">
            <text:p>0.3406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25" calcext:value-type="float">
            <text:p>0.100625</text:p>
          </table:table-cell>
          <table:table-cell office:value-type="float" office:value="0.0921345" calcext:value-type="float">
            <text:p>0.0921345</text:p>
          </table:table-cell>
          <table:table-cell office:value-type="float" office:value="0.324121" calcext:value-type="float">
            <text:p>0.324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73" calcext:value-type="float">
            <text:p>0.102773</text:p>
          </table:table-cell>
          <table:table-cell office:value-type="float" office:value="0.0935461" calcext:value-type="float">
            <text:p>0.0935461</text:p>
          </table:table-cell>
          <table:table-cell office:value-type="float" office:value="0.323483" calcext:value-type="float">
            <text:p>0.3234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69" calcext:value-type="float">
            <text:p>0.101769</text:p>
          </table:table-cell>
          <table:table-cell office:value-type="float" office:value="0.095243" calcext:value-type="float">
            <text:p>0.095243</text:p>
          </table:table-cell>
          <table:table-cell office:value-type="float" office:value="0.316411" calcext:value-type="float">
            <text:p>0.3164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24" calcext:value-type="float">
            <text:p>0.100724</text:p>
          </table:table-cell>
          <table:table-cell office:value-type="float" office:value="0.0923502" calcext:value-type="float">
            <text:p>0.0923502</text:p>
          </table:table-cell>
          <table:table-cell office:value-type="float" office:value="0.324493" calcext:value-type="float">
            <text:p>0.3244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1361" calcext:value-type="float">
            <text:p>0.161361</text:p>
          </table:table-cell>
          <table:table-cell office:value-type="float" office:value="0.0926343" calcext:value-type="float">
            <text:p>0.0926343</text:p>
          </table:table-cell>
          <table:table-cell office:value-type="float" office:value="0.52611" calcext:value-type="float">
            <text:p>0.526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79" calcext:value-type="float">
            <text:p>0.100779</text:p>
          </table:table-cell>
          <table:table-cell office:value-type="float" office:value="0.092858" calcext:value-type="float">
            <text:p>0.092858</text:p>
          </table:table-cell>
          <table:table-cell office:value-type="float" office:value="0.315712" calcext:value-type="float">
            <text:p>0.3157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0952634" calcext:value-type="float">
            <text:p>0.0952634</text:p>
          </table:table-cell>
          <table:table-cell office:value-type="float" office:value="0.31102" calcext:value-type="float">
            <text:p>0.311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29" calcext:value-type="float">
            <text:p>0.101529</text:p>
          </table:table-cell>
          <table:table-cell office:value-type="float" office:value="0.0945342" calcext:value-type="float">
            <text:p>0.0945342</text:p>
          </table:table-cell>
          <table:table-cell office:value-type="float" office:value="0.318562" calcext:value-type="float">
            <text:p>0.3185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97" calcext:value-type="float">
            <text:p>0.101397</text:p>
          </table:table-cell>
          <table:table-cell office:value-type="float" office:value="0.0947646" calcext:value-type="float">
            <text:p>0.0947646</text:p>
          </table:table-cell>
          <table:table-cell office:value-type="float" office:value="0.326252" calcext:value-type="float">
            <text:p>0.3262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937023" calcext:value-type="float">
            <text:p>0.0937023</text:p>
          </table:table-cell>
          <table:table-cell office:value-type="float" office:value="0.317281" calcext:value-type="float">
            <text:p>0.3172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35" calcext:value-type="float">
            <text:p>0.100635</text:p>
          </table:table-cell>
          <table:table-cell office:value-type="float" office:value="0.0976739" calcext:value-type="float">
            <text:p>0.0976739</text:p>
          </table:table-cell>
          <table:table-cell office:value-type="float" office:value="0.31416" calcext:value-type="float">
            <text:p>0.314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8" calcext:value-type="float">
            <text:p>0.101128</text:p>
          </table:table-cell>
          <table:table-cell office:value-type="float" office:value="0.0927205" calcext:value-type="float">
            <text:p>0.0927205</text:p>
          </table:table-cell>
          <table:table-cell office:value-type="float" office:value="0.314954" calcext:value-type="float">
            <text:p>0.3149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87" calcext:value-type="float">
            <text:p>0.100687</text:p>
          </table:table-cell>
          <table:table-cell office:value-type="float" office:value="0.0927771" calcext:value-type="float">
            <text:p>0.0927771</text:p>
          </table:table-cell>
          <table:table-cell office:value-type="float" office:value="0.317198" calcext:value-type="float">
            <text:p>0.3171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14" calcext:value-type="float">
            <text:p>0.101314</text:p>
          </table:table-cell>
          <table:table-cell office:value-type="float" office:value="0.0940427" calcext:value-type="float">
            <text:p>0.0940427</text:p>
          </table:table-cell>
          <table:table-cell office:value-type="float" office:value="0.31717" calcext:value-type="float">
            <text:p>0.317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35" calcext:value-type="float">
            <text:p>0.101935</text:p>
          </table:table-cell>
          <table:table-cell office:value-type="float" office:value="0.091221" calcext:value-type="float">
            <text:p>0.091221</text:p>
          </table:table-cell>
          <table:table-cell office:value-type="float" office:value="0.313623" calcext:value-type="float">
            <text:p>0.3136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0.0951636" calcext:value-type="float">
            <text:p>0.0951636</text:p>
          </table:table-cell>
          <table:table-cell office:value-type="float" office:value="0.322431" calcext:value-type="float">
            <text:p>0.3224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9" calcext:value-type="float">
            <text:p>0.10089</text:p>
          </table:table-cell>
          <table:table-cell office:value-type="float" office:value="0.0915264" calcext:value-type="float">
            <text:p>0.0915264</text:p>
          </table:table-cell>
          <table:table-cell office:value-type="float" office:value="0.327058" calcext:value-type="float">
            <text:p>0.3270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37" calcext:value-type="float">
            <text:p>0.100837</text:p>
          </table:table-cell>
          <table:table-cell office:value-type="float" office:value="0.0913796" calcext:value-type="float">
            <text:p>0.0913796</text:p>
          </table:table-cell>
          <table:table-cell office:value-type="float" office:value="0.325237" calcext:value-type="float">
            <text:p>0.325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2" calcext:value-type="float">
            <text:p>0.10212</text:p>
          </table:table-cell>
          <table:table-cell office:value-type="float" office:value="0.0942657" calcext:value-type="float">
            <text:p>0.0942657</text:p>
          </table:table-cell>
          <table:table-cell office:value-type="float" office:value="0.326086" calcext:value-type="float">
            <text:p>0.3260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91" calcext:value-type="float">
            <text:p>0.101391</text:p>
          </table:table-cell>
          <table:table-cell office:value-type="float" office:value="0.0936656" calcext:value-type="float">
            <text:p>0.0936656</text:p>
          </table:table-cell>
          <table:table-cell office:value-type="float" office:value="0.323199" calcext:value-type="float">
            <text:p>0.3231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6582" calcext:value-type="float">
            <text:p>0.0986582</text:p>
          </table:table-cell>
          <table:table-cell office:value-type="float" office:value="0.0923593" calcext:value-type="float">
            <text:p>0.0923593</text:p>
          </table:table-cell>
          <table:table-cell office:value-type="float" office:value="0.310128" calcext:value-type="float">
            <text:p>0.3101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020255" calcext:value-type="float">
            <text:p>0.1020255</text:p>
          </table:table-cell>
          <table:table-cell table:formula="of:=MEDIAN([.C2:.C151])" office:value-type="float" office:value="0.0942169" calcext:value-type="float">
            <text:p>0.0942169</text:p>
          </table:table-cell>
          <table:table-cell table:formula="of:=MEDIAN([.D2:.D151])" office:value-type="float" office:value="0.3194765" calcext:value-type="float">
            <text:p>0.3194765</text:p>
          </table:table-cell>
        </table:table-row>
      </table:table>
      <table:table table:name="Goo" table:style-name="ta1">
        <table:shapes>
          <draw:frame draw:z-index="0" draw:style-name="gr1" draw:text-style-name="P1" svg:width="1069.63pt" svg:height="599.84pt" svg:x="256pt" svg:y="13.18pt">
            <loext:p draw:notify-on-update-of-ranges="Goo.B1:Goo.B1 Goo.B2:Goo.B151 Goo.C1:Goo.C1 Goo.C2:Goo.C151 Goo.D1:Goo.D1 Goo.D2:Goo.D1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237" calcext:value-type="float">
            <text:p>0.168237</text:p>
          </table:table-cell>
          <table:table-cell office:value-type="float" office:value="0.110301" calcext:value-type="float">
            <text:p>0.110301</text:p>
          </table:table-cell>
          <table:table-cell office:value-type="float" office:value="0.636623" calcext:value-type="float">
            <text:p>0.6366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0753" calcext:value-type="float">
            <text:p>0.170753</text:p>
          </table:table-cell>
          <table:table-cell office:value-type="float" office:value="0.11788" calcext:value-type="float">
            <text:p>0.11788</text:p>
          </table:table-cell>
          <table:table-cell office:value-type="float" office:value="0.681895" calcext:value-type="float">
            <text:p>0.6818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505" calcext:value-type="float">
            <text:p>0.177505</text:p>
          </table:table-cell>
          <table:table-cell office:value-type="float" office:value="0.191783" calcext:value-type="float">
            <text:p>0.191783</text:p>
          </table:table-cell>
          <table:table-cell office:value-type="float" office:value="0.694037" calcext:value-type="float">
            <text:p>0.6940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816" calcext:value-type="float">
            <text:p>0.176816</text:p>
          </table:table-cell>
          <table:table-cell office:value-type="float" office:value="0.188295" calcext:value-type="float">
            <text:p>0.188295</text:p>
          </table:table-cell>
          <table:table-cell office:value-type="float" office:value="0.672345" calcext:value-type="float">
            <text:p>0.6723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506" calcext:value-type="float">
            <text:p>0.189506</text:p>
          </table:table-cell>
          <table:table-cell office:value-type="float" office:value="0.186302" calcext:value-type="float">
            <text:p>0.186302</text:p>
          </table:table-cell>
          <table:table-cell office:value-type="float" office:value="0.449298" calcext:value-type="float">
            <text:p>0.449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79" calcext:value-type="float">
            <text:p>0.189379</text:p>
          </table:table-cell>
          <table:table-cell office:value-type="float" office:value="0.184695" calcext:value-type="float">
            <text:p>0.184695</text:p>
          </table:table-cell>
          <table:table-cell office:value-type="float" office:value="0.470914" calcext:value-type="float">
            <text:p>0.4709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64" calcext:value-type="float">
            <text:p>0.187964</text:p>
          </table:table-cell>
          <table:table-cell office:value-type="float" office:value="0.183941" calcext:value-type="float">
            <text:p>0.183941</text:p>
          </table:table-cell>
          <table:table-cell office:value-type="float" office:value="0.682648" calcext:value-type="float">
            <text:p>0.6826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1613" calcext:value-type="float">
            <text:p>0.171613</text:p>
          </table:table-cell>
          <table:table-cell office:value-type="float" office:value="0.188612" calcext:value-type="float">
            <text:p>0.188612</text:p>
          </table:table-cell>
          <table:table-cell office:value-type="float" office:value="0.441019" calcext:value-type="float">
            <text:p>0.4410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778" calcext:value-type="float">
            <text:p>0.193778</text:p>
          </table:table-cell>
          <table:table-cell office:value-type="float" office:value="0.178749" calcext:value-type="float">
            <text:p>0.178749</text:p>
          </table:table-cell>
          <table:table-cell office:value-type="float" office:value="0.622766" calcext:value-type="float">
            <text:p>0.6227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55" calcext:value-type="float">
            <text:p>0.19255</text:p>
          </table:table-cell>
          <table:table-cell office:value-type="float" office:value="0.116969" calcext:value-type="float">
            <text:p>0.116969</text:p>
          </table:table-cell>
          <table:table-cell office:value-type="float" office:value="0.680035" calcext:value-type="float">
            <text:p>0.6800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514" calcext:value-type="float">
            <text:p>0.124514</text:p>
          </table:table-cell>
          <table:table-cell office:value-type="float" office:value="0.185113" calcext:value-type="float">
            <text:p>0.185113</text:p>
          </table:table-cell>
          <table:table-cell office:value-type="float" office:value="0.422535" calcext:value-type="float">
            <text:p>0.4225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98" calcext:value-type="float">
            <text:p>0.187998</text:p>
          </table:table-cell>
          <table:table-cell office:value-type="float" office:value="0.198084" calcext:value-type="float">
            <text:p>0.198084</text:p>
          </table:table-cell>
          <table:table-cell office:value-type="float" office:value="0.695812" calcext:value-type="float">
            <text:p>0.6958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216" calcext:value-type="float">
            <text:p>0.177216</text:p>
          </table:table-cell>
          <table:table-cell office:value-type="float" office:value="0.187565" calcext:value-type="float">
            <text:p>0.187565</text:p>
          </table:table-cell>
          <table:table-cell office:value-type="float" office:value="0.71124" calcext:value-type="float">
            <text:p>0.711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62" calcext:value-type="float">
            <text:p>0.203562</text:p>
          </table:table-cell>
          <table:table-cell office:value-type="float" office:value="0.174927" calcext:value-type="float">
            <text:p>0.174927</text:p>
          </table:table-cell>
          <table:table-cell office:value-type="float" office:value="0.700368" calcext:value-type="float">
            <text:p>0.7003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93" calcext:value-type="float">
            <text:p>0.201493</text:p>
          </table:table-cell>
          <table:table-cell office:value-type="float" office:value="0.19317" calcext:value-type="float">
            <text:p>0.19317</text:p>
          </table:table-cell>
          <table:table-cell office:value-type="float" office:value="0.516198" calcext:value-type="float">
            <text:p>0.5161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594" calcext:value-type="float">
            <text:p>0.154594</text:p>
          </table:table-cell>
          <table:table-cell office:value-type="float" office:value="0.187374" calcext:value-type="float">
            <text:p>0.187374</text:p>
          </table:table-cell>
          <table:table-cell office:value-type="float" office:value="0.465051" calcext:value-type="float">
            <text:p>0.4650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145" calcext:value-type="float">
            <text:p>0.198145</text:p>
          </table:table-cell>
          <table:table-cell office:value-type="float" office:value="0.195017" calcext:value-type="float">
            <text:p>0.195017</text:p>
          </table:table-cell>
          <table:table-cell office:value-type="float" office:value="0.693532" calcext:value-type="float">
            <text:p>0.693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72" calcext:value-type="float">
            <text:p>0.206372</text:p>
          </table:table-cell>
          <table:table-cell office:value-type="float" office:value="0.194994" calcext:value-type="float">
            <text:p>0.194994</text:p>
          </table:table-cell>
          <table:table-cell office:value-type="float" office:value="0.681333" calcext:value-type="float">
            <text:p>0.6813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193" calcext:value-type="float">
            <text:p>0.120193</text:p>
          </table:table-cell>
          <table:table-cell office:value-type="float" office:value="0.193895" calcext:value-type="float">
            <text:p>0.193895</text:p>
          </table:table-cell>
          <table:table-cell office:value-type="float" office:value="0.664652" calcext:value-type="float">
            <text:p>0.6646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117" calcext:value-type="float">
            <text:p>0.192117</text:p>
          </table:table-cell>
          <table:table-cell office:value-type="float" office:value="0.195057" calcext:value-type="float">
            <text:p>0.195057</text:p>
          </table:table-cell>
          <table:table-cell office:value-type="float" office:value="0.562857" calcext:value-type="float">
            <text:p>0.5628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218" calcext:value-type="float">
            <text:p>0.181218</text:p>
          </table:table-cell>
          <table:table-cell office:value-type="float" office:value="0.195368" calcext:value-type="float">
            <text:p>0.195368</text:p>
          </table:table-cell>
          <table:table-cell office:value-type="float" office:value="0.678245" calcext:value-type="float">
            <text:p>0.6782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338" calcext:value-type="float">
            <text:p>0.186338</text:p>
          </table:table-cell>
          <table:table-cell office:value-type="float" office:value="0.191245" calcext:value-type="float">
            <text:p>0.191245</text:p>
          </table:table-cell>
          <table:table-cell office:value-type="float" office:value="0.441936" calcext:value-type="float">
            <text:p>0.4419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6789" calcext:value-type="float">
            <text:p>0.116789</text:p>
          </table:table-cell>
          <table:table-cell office:value-type="float" office:value="0.19554" calcext:value-type="float">
            <text:p>0.19554</text:p>
          </table:table-cell>
          <table:table-cell office:value-type="float" office:value="0.720033" calcext:value-type="float">
            <text:p>0.7200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632" calcext:value-type="float">
            <text:p>0.182632</text:p>
          </table:table-cell>
          <table:table-cell office:value-type="float" office:value="0.199786" calcext:value-type="float">
            <text:p>0.199786</text:p>
          </table:table-cell>
          <table:table-cell office:value-type="float" office:value="0.679749" calcext:value-type="float">
            <text:p>0.679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265" calcext:value-type="float">
            <text:p>0.193265</text:p>
          </table:table-cell>
          <table:table-cell office:value-type="float" office:value="0.198321" calcext:value-type="float">
            <text:p>0.198321</text:p>
          </table:table-cell>
          <table:table-cell office:value-type="float" office:value="0.665759" calcext:value-type="float">
            <text:p>0.6657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547" calcext:value-type="float">
            <text:p>0.198547</text:p>
          </table:table-cell>
          <table:table-cell office:value-type="float" office:value="0.183951" calcext:value-type="float">
            <text:p>0.183951</text:p>
          </table:table-cell>
          <table:table-cell office:value-type="float" office:value="0.65952" calcext:value-type="float">
            <text:p>0.659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185" calcext:value-type="float">
            <text:p>0.194185</text:p>
          </table:table-cell>
          <table:table-cell office:value-type="float" office:value="0.114045" calcext:value-type="float">
            <text:p>0.114045</text:p>
          </table:table-cell>
          <table:table-cell office:value-type="float" office:value="0.690988" calcext:value-type="float">
            <text:p>0.6909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484" calcext:value-type="float">
            <text:p>0.168484</text:p>
          </table:table-cell>
          <table:table-cell office:value-type="float" office:value="0.190286" calcext:value-type="float">
            <text:p>0.190286</text:p>
          </table:table-cell>
          <table:table-cell office:value-type="float" office:value="0.67895" calcext:value-type="float">
            <text:p>0.678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466" calcext:value-type="float">
            <text:p>0.119466</text:p>
          </table:table-cell>
          <table:table-cell office:value-type="float" office:value="0.126449" calcext:value-type="float">
            <text:p>0.126449</text:p>
          </table:table-cell>
          <table:table-cell office:value-type="float" office:value="0.696266" calcext:value-type="float">
            <text:p>0.6962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4666" calcext:value-type="float">
            <text:p>0.174666</text:p>
          </table:table-cell>
          <table:table-cell office:value-type="float" office:value="0.158755" calcext:value-type="float">
            <text:p>0.158755</text:p>
          </table:table-cell>
          <table:table-cell office:value-type="float" office:value="0.659532" calcext:value-type="float">
            <text:p>0.659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695" calcext:value-type="float">
            <text:p>0.214695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0.699487" calcext:value-type="float">
            <text:p>0.6994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89" calcext:value-type="float">
            <text:p>0.200989</text:p>
          </table:table-cell>
          <table:table-cell office:value-type="float" office:value="0.192881" calcext:value-type="float">
            <text:p>0.192881</text:p>
          </table:table-cell>
          <table:table-cell office:value-type="float" office:value="0.46129" calcext:value-type="float">
            <text:p>0.461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315" calcext:value-type="float">
            <text:p>0.128315</text:p>
          </table:table-cell>
          <table:table-cell office:value-type="float" office:value="0.181272" calcext:value-type="float">
            <text:p>0.181272</text:p>
          </table:table-cell>
          <table:table-cell office:value-type="float" office:value="0.703749" calcext:value-type="float">
            <text:p>0.703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205" calcext:value-type="float">
            <text:p>0.195205</text:p>
          </table:table-cell>
          <table:table-cell office:value-type="float" office:value="0.195634" calcext:value-type="float">
            <text:p>0.195634</text:p>
          </table:table-cell>
          <table:table-cell office:value-type="float" office:value="0.684909" calcext:value-type="float">
            <text:p>0.6849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215" calcext:value-type="float">
            <text:p>0.136215</text:p>
          </table:table-cell>
          <table:table-cell office:value-type="float" office:value="0.114966" calcext:value-type="float">
            <text:p>0.114966</text:p>
          </table:table-cell>
          <table:table-cell office:value-type="float" office:value="0.698403" calcext:value-type="float">
            <text:p>0.6984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732" calcext:value-type="float">
            <text:p>0.198732</text:p>
          </table:table-cell>
          <table:table-cell office:value-type="float" office:value="0.186167" calcext:value-type="float">
            <text:p>0.186167</text:p>
          </table:table-cell>
          <table:table-cell office:value-type="float" office:value="0.800839" calcext:value-type="float">
            <text:p>0.8008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5647" calcext:value-type="float">
            <text:p>0.165647</text:p>
          </table:table-cell>
          <table:table-cell office:value-type="float" office:value="0.188543" calcext:value-type="float">
            <text:p>0.188543</text:p>
          </table:table-cell>
          <table:table-cell office:value-type="float" office:value="0.433916" calcext:value-type="float">
            <text:p>0.4339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365" calcext:value-type="float">
            <text:p>0.184365</text:p>
          </table:table-cell>
          <table:table-cell office:value-type="float" office:value="0.123744" calcext:value-type="float">
            <text:p>0.123744</text:p>
          </table:table-cell>
          <table:table-cell office:value-type="float" office:value="0.665021" calcext:value-type="float">
            <text:p>0.6650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7881" calcext:value-type="float">
            <text:p>0.237881</text:p>
          </table:table-cell>
          <table:table-cell office:value-type="float" office:value="0.117456" calcext:value-type="float">
            <text:p>0.117456</text:p>
          </table:table-cell>
          <table:table-cell office:value-type="float" office:value="0.429266" calcext:value-type="float">
            <text:p>0.4292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639" calcext:value-type="float">
            <text:p>0.117639</text:p>
          </table:table-cell>
          <table:table-cell office:value-type="float" office:value="0.176327" calcext:value-type="float">
            <text:p>0.176327</text:p>
          </table:table-cell>
          <table:table-cell office:value-type="float" office:value="0.702028" calcext:value-type="float">
            <text:p>0.702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756" calcext:value-type="float">
            <text:p>0.181756</text:p>
          </table:table-cell>
          <table:table-cell office:value-type="float" office:value="0.191315" calcext:value-type="float">
            <text:p>0.191315</text:p>
          </table:table-cell>
          <table:table-cell office:value-type="float" office:value="0.452945" calcext:value-type="float">
            <text:p>0.452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318" calcext:value-type="float">
            <text:p>0.197318</text:p>
          </table:table-cell>
          <table:table-cell office:value-type="float" office:value="0.199729" calcext:value-type="float">
            <text:p>0.199729</text:p>
          </table:table-cell>
          <table:table-cell office:value-type="float" office:value="0.684095" calcext:value-type="float">
            <text:p>0.6840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071" calcext:value-type="float">
            <text:p>0.196071</text:p>
          </table:table-cell>
          <table:table-cell office:value-type="float" office:value="0.186642" calcext:value-type="float">
            <text:p>0.186642</text:p>
          </table:table-cell>
          <table:table-cell office:value-type="float" office:value="0.690153" calcext:value-type="float">
            <text:p>0.6901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919" calcext:value-type="float">
            <text:p>0.194919</text:p>
          </table:table-cell>
          <table:table-cell office:value-type="float" office:value="0.216051" calcext:value-type="float">
            <text:p>0.216051</text:p>
          </table:table-cell>
          <table:table-cell office:value-type="float" office:value="0.691628" calcext:value-type="float">
            <text:p>0.691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42" calcext:value-type="float">
            <text:p>0.200542</text:p>
          </table:table-cell>
          <table:table-cell office:value-type="float" office:value="0.185798" calcext:value-type="float">
            <text:p>0.185798</text:p>
          </table:table-cell>
          <table:table-cell office:value-type="float" office:value="0.679853" calcext:value-type="float">
            <text:p>0.6798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84" calcext:value-type="float">
            <text:p>0.203284</text:p>
          </table:table-cell>
          <table:table-cell office:value-type="float" office:value="0.114883" calcext:value-type="float">
            <text:p>0.114883</text:p>
          </table:table-cell>
          <table:table-cell office:value-type="float" office:value="0.701785" calcext:value-type="float">
            <text:p>0.7017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14" calcext:value-type="float">
            <text:p>0.200514</text:p>
          </table:table-cell>
          <table:table-cell office:value-type="float" office:value="0.170091" calcext:value-type="float">
            <text:p>0.170091</text:p>
          </table:table-cell>
          <table:table-cell office:value-type="float" office:value="0.737924" calcext:value-type="float">
            <text:p>0.737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993" calcext:value-type="float">
            <text:p>0.199993</text:p>
          </table:table-cell>
          <table:table-cell office:value-type="float" office:value="0.173011" calcext:value-type="float">
            <text:p>0.173011</text:p>
          </table:table-cell>
          <table:table-cell office:value-type="float" office:value="0.711132" calcext:value-type="float">
            <text:p>0.7111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123" calcext:value-type="float">
            <text:p>0.204123</text:p>
          </table:table-cell>
          <table:table-cell office:value-type="float" office:value="0.187944" calcext:value-type="float">
            <text:p>0.187944</text:p>
          </table:table-cell>
          <table:table-cell office:value-type="float" office:value="0.552671" calcext:value-type="float">
            <text:p>0.5526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9014" calcext:value-type="float">
            <text:p>0.139014</text:p>
          </table:table-cell>
          <table:table-cell office:value-type="float" office:value="0.190724" calcext:value-type="float">
            <text:p>0.190724</text:p>
          </table:table-cell>
          <table:table-cell office:value-type="float" office:value="0.696039" calcext:value-type="float">
            <text:p>0.696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339" calcext:value-type="float">
            <text:p>0.183339</text:p>
          </table:table-cell>
          <table:table-cell office:value-type="float" office:value="0.12202" calcext:value-type="float">
            <text:p>0.12202</text:p>
          </table:table-cell>
          <table:table-cell office:value-type="float" office:value="0.673504" calcext:value-type="float">
            <text:p>0.6735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975" calcext:value-type="float">
            <text:p>0.185975</text:p>
          </table:table-cell>
          <table:table-cell office:value-type="float" office:value="0.198715" calcext:value-type="float">
            <text:p>0.198715</text:p>
          </table:table-cell>
          <table:table-cell office:value-type="float" office:value="0.660911" calcext:value-type="float">
            <text:p>0.6609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0.180147" calcext:value-type="float">
            <text:p>0.180147</text:p>
          </table:table-cell>
          <table:table-cell office:value-type="float" office:value="0.683165" calcext:value-type="float">
            <text:p>0.6831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84" calcext:value-type="float">
            <text:p>0.207584</text:p>
          </table:table-cell>
          <table:table-cell office:value-type="float" office:value="0.197955" calcext:value-type="float">
            <text:p>0.197955</text:p>
          </table:table-cell>
          <table:table-cell office:value-type="float" office:value="0.694859" calcext:value-type="float">
            <text:p>0.6948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731" calcext:value-type="float">
            <text:p>0.117731</text:p>
          </table:table-cell>
          <table:table-cell office:value-type="float" office:value="0.183497" calcext:value-type="float">
            <text:p>0.183497</text:p>
          </table:table-cell>
          <table:table-cell office:value-type="float" office:value="0.711072" calcext:value-type="float">
            <text:p>0.7110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41" calcext:value-type="float">
            <text:p>0.18341</text:p>
          </table:table-cell>
          <table:table-cell office:value-type="float" office:value="0.17975" calcext:value-type="float">
            <text:p>0.17975</text:p>
          </table:table-cell>
          <table:table-cell office:value-type="float" office:value="0.677039" calcext:value-type="float">
            <text:p>0.677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406" calcext:value-type="float">
            <text:p>0.188406</text:p>
          </table:table-cell>
          <table:table-cell office:value-type="float" office:value="0.191444" calcext:value-type="float">
            <text:p>0.191444</text:p>
          </table:table-cell>
          <table:table-cell office:value-type="float" office:value="0.683325" calcext:value-type="float">
            <text:p>0.6833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411" calcext:value-type="float">
            <text:p>0.188411</text:p>
          </table:table-cell>
          <table:table-cell office:value-type="float" office:value="0.169912" calcext:value-type="float">
            <text:p>0.169912</text:p>
          </table:table-cell>
          <table:table-cell office:value-type="float" office:value="0.69997" calcext:value-type="float">
            <text:p>0.699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715" calcext:value-type="float">
            <text:p>0.177715</text:p>
          </table:table-cell>
          <table:table-cell office:value-type="float" office:value="0.179874" calcext:value-type="float">
            <text:p>0.179874</text:p>
          </table:table-cell>
          <table:table-cell office:value-type="float" office:value="0.668671" calcext:value-type="float">
            <text:p>0.6686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003" calcext:value-type="float">
            <text:p>0.118003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0.599171" calcext:value-type="float">
            <text:p>0.5991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515" calcext:value-type="float">
            <text:p>0.187515</text:p>
          </table:table-cell>
          <table:table-cell office:value-type="float" office:value="0.117098" calcext:value-type="float">
            <text:p>0.117098</text:p>
          </table:table-cell>
          <table:table-cell office:value-type="float" office:value="0.767315" calcext:value-type="float">
            <text:p>0.7673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575" calcext:value-type="float">
            <text:p>0.184575</text:p>
          </table:table-cell>
          <table:table-cell office:value-type="float" office:value="0.19071" calcext:value-type="float">
            <text:p>0.19071</text:p>
          </table:table-cell>
          <table:table-cell office:value-type="float" office:value="0.685075" calcext:value-type="float">
            <text:p>0.6850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832" calcext:value-type="float">
            <text:p>0.175832</text:p>
          </table:table-cell>
          <table:table-cell office:value-type="float" office:value="0.113329" calcext:value-type="float">
            <text:p>0.113329</text:p>
          </table:table-cell>
          <table:table-cell office:value-type="float" office:value="0.681335" calcext:value-type="float">
            <text:p>0.6813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263" calcext:value-type="float">
            <text:p>0.194263</text:p>
          </table:table-cell>
          <table:table-cell office:value-type="float" office:value="0.191258" calcext:value-type="float">
            <text:p>0.191258</text:p>
          </table:table-cell>
          <table:table-cell office:value-type="float" office:value="0.632409" calcext:value-type="float">
            <text:p>0.632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0.195061" calcext:value-type="float">
            <text:p>0.195061</text:p>
          </table:table-cell>
          <table:table-cell office:value-type="float" office:value="0.656797" calcext:value-type="float">
            <text:p>0.6567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0089" calcext:value-type="float">
            <text:p>0.170089</text:p>
          </table:table-cell>
          <table:table-cell office:value-type="float" office:value="0.192447" calcext:value-type="float">
            <text:p>0.192447</text:p>
          </table:table-cell>
          <table:table-cell office:value-type="float" office:value="0.673988" calcext:value-type="float">
            <text:p>0.6739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67" calcext:value-type="float">
            <text:p>0.209667</text:p>
          </table:table-cell>
          <table:table-cell office:value-type="float" office:value="0.178659" calcext:value-type="float">
            <text:p>0.178659</text:p>
          </table:table-cell>
          <table:table-cell office:value-type="float" office:value="0.700896" calcext:value-type="float">
            <text:p>0.7008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171" calcext:value-type="float">
            <text:p>0.119171</text:p>
          </table:table-cell>
          <table:table-cell office:value-type="float" office:value="0.188833" calcext:value-type="float">
            <text:p>0.188833</text:p>
          </table:table-cell>
          <table:table-cell office:value-type="float" office:value="0.699644" calcext:value-type="float">
            <text:p>0.6996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469" calcext:value-type="float">
            <text:p>0.126469</text:p>
          </table:table-cell>
          <table:table-cell office:value-type="float" office:value="0.238234" calcext:value-type="float">
            <text:p>0.238234</text:p>
          </table:table-cell>
          <table:table-cell office:value-type="float" office:value="0.514382" calcext:value-type="float">
            <text:p>0.514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99" calcext:value-type="float">
            <text:p>0.22099</text:p>
          </table:table-cell>
          <table:table-cell office:value-type="float" office:value="0.220601" calcext:value-type="float">
            <text:p>0.220601</text:p>
          </table:table-cell>
          <table:table-cell office:value-type="float" office:value="0.685811" calcext:value-type="float">
            <text:p>0.6858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85" calcext:value-type="float">
            <text:p>0.19985</text:p>
          </table:table-cell>
          <table:table-cell office:value-type="float" office:value="0.187606" calcext:value-type="float">
            <text:p>0.187606</text:p>
          </table:table-cell>
          <table:table-cell office:value-type="float" office:value="0.620581" calcext:value-type="float">
            <text:p>0.6205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24" calcext:value-type="float">
            <text:p>0.203824</text:p>
          </table:table-cell>
          <table:table-cell office:value-type="float" office:value="0.209102" calcext:value-type="float">
            <text:p>0.209102</text:p>
          </table:table-cell>
          <table:table-cell office:value-type="float" office:value="0.420641" calcext:value-type="float">
            <text:p>0.420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884" calcext:value-type="float">
            <text:p>0.195884</text:p>
          </table:table-cell>
          <table:table-cell office:value-type="float" office:value="0.194584" calcext:value-type="float">
            <text:p>0.194584</text:p>
          </table:table-cell>
          <table:table-cell office:value-type="float" office:value="0.722215" calcext:value-type="float">
            <text:p>0.7222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83" calcext:value-type="float">
            <text:p>0.200483</text:p>
          </table:table-cell>
          <table:table-cell office:value-type="float" office:value="0.116264" calcext:value-type="float">
            <text:p>0.116264</text:p>
          </table:table-cell>
          <table:table-cell office:value-type="float" office:value="0.581923" calcext:value-type="float">
            <text:p>0.5819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559" calcext:value-type="float">
            <text:p>0.173559</text:p>
          </table:table-cell>
          <table:table-cell office:value-type="float" office:value="0.1977" calcext:value-type="float">
            <text:p>0.1977</text:p>
          </table:table-cell>
          <table:table-cell office:value-type="float" office:value="0.674997" calcext:value-type="float">
            <text:p>0.6749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0.192363" calcext:value-type="float">
            <text:p>0.192363</text:p>
          </table:table-cell>
          <table:table-cell office:value-type="float" office:value="0.63317" calcext:value-type="float">
            <text:p>0.633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.195193" calcext:value-type="float">
            <text:p>0.195193</text:p>
          </table:table-cell>
          <table:table-cell office:value-type="float" office:value="0.690041" calcext:value-type="float">
            <text:p>0.690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363" calcext:value-type="float">
            <text:p>0.119363</text:p>
          </table:table-cell>
          <table:table-cell office:value-type="float" office:value="0.209635" calcext:value-type="float">
            <text:p>0.209635</text:p>
          </table:table-cell>
          <table:table-cell office:value-type="float" office:value="0.688213" calcext:value-type="float">
            <text:p>0.6882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488" calcext:value-type="float">
            <text:p>0.180488</text:p>
          </table:table-cell>
          <table:table-cell office:value-type="float" office:value="0.191849" calcext:value-type="float">
            <text:p>0.191849</text:p>
          </table:table-cell>
          <table:table-cell office:value-type="float" office:value="0.689356" calcext:value-type="float">
            <text:p>0.6893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254" calcext:value-type="float">
            <text:p>0.190254</text:p>
          </table:table-cell>
          <table:table-cell office:value-type="float" office:value="0.198236" calcext:value-type="float">
            <text:p>0.198236</text:p>
          </table:table-cell>
          <table:table-cell office:value-type="float" office:value="0.561087" calcext:value-type="float">
            <text:p>0.5610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299" calcext:value-type="float">
            <text:p>0.175299</text:p>
          </table:table-cell>
          <table:table-cell office:value-type="float" office:value="0.18966" calcext:value-type="float">
            <text:p>0.18966</text:p>
          </table:table-cell>
          <table:table-cell office:value-type="float" office:value="0.523999" calcext:value-type="float">
            <text:p>0.5239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044" calcext:value-type="float">
            <text:p>0.119044</text:p>
          </table:table-cell>
          <table:table-cell office:value-type="float" office:value="0.186866" calcext:value-type="float">
            <text:p>0.186866</text:p>
          </table:table-cell>
          <table:table-cell office:value-type="float" office:value="0.528286" calcext:value-type="float">
            <text:p>0.5282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3" calcext:value-type="float">
            <text:p>0.1983</text:p>
          </table:table-cell>
          <table:table-cell office:value-type="float" office:value="0.188854" calcext:value-type="float">
            <text:p>0.188854</text:p>
          </table:table-cell>
          <table:table-cell office:value-type="float" office:value="0.656349" calcext:value-type="float">
            <text:p>0.6563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196" calcext:value-type="float">
            <text:p>0.185196</text:p>
          </table:table-cell>
          <table:table-cell office:value-type="float" office:value="0.187069" calcext:value-type="float">
            <text:p>0.187069</text:p>
          </table:table-cell>
          <table:table-cell office:value-type="float" office:value="0.695838" calcext:value-type="float">
            <text:p>0.6958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992" calcext:value-type="float">
            <text:p>0.185992</text:p>
          </table:table-cell>
          <table:table-cell office:value-type="float" office:value="0.177056" calcext:value-type="float">
            <text:p>0.177056</text:p>
          </table:table-cell>
          <table:table-cell office:value-type="float" office:value="0.688422" calcext:value-type="float">
            <text:p>0.688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09" calcext:value-type="float">
            <text:p>0.20009</text:p>
          </table:table-cell>
          <table:table-cell office:value-type="float" office:value="0.115931" calcext:value-type="float">
            <text:p>0.115931</text:p>
          </table:table-cell>
          <table:table-cell office:value-type="float" office:value="0.684926" calcext:value-type="float">
            <text:p>0.6849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576" calcext:value-type="float">
            <text:p>0.120576</text:p>
          </table:table-cell>
          <table:table-cell office:value-type="float" office:value="0.189597" calcext:value-type="float">
            <text:p>0.189597</text:p>
          </table:table-cell>
          <table:table-cell office:value-type="float" office:value="0.683275" calcext:value-type="float">
            <text:p>0.683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35" calcext:value-type="float">
            <text:p>0.20235</text:p>
          </table:table-cell>
          <table:table-cell office:value-type="float" office:value="0.186923" calcext:value-type="float">
            <text:p>0.186923</text:p>
          </table:table-cell>
          <table:table-cell office:value-type="float" office:value="0.647957" calcext:value-type="float">
            <text:p>0.6479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95" calcext:value-type="float">
            <text:p>0.197895</text:p>
          </table:table-cell>
          <table:table-cell office:value-type="float" office:value="0.18388" calcext:value-type="float">
            <text:p>0.18388</text:p>
          </table:table-cell>
          <table:table-cell office:value-type="float" office:value="0.68903" calcext:value-type="float">
            <text:p>0.689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02" calcext:value-type="float">
            <text:p>0.209302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0.559365" calcext:value-type="float">
            <text:p>0.5593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474" calcext:value-type="float">
            <text:p>0.208474</text:p>
          </table:table-cell>
          <table:table-cell office:value-type="float" office:value="0.115713" calcext:value-type="float">
            <text:p>0.115713</text:p>
          </table:table-cell>
          <table:table-cell office:value-type="float" office:value="0.62404" calcext:value-type="float">
            <text:p>0.624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671" calcext:value-type="float">
            <text:p>0.187671</text:p>
          </table:table-cell>
          <table:table-cell office:value-type="float" office:value="0.1151" calcext:value-type="float">
            <text:p>0.1151</text:p>
          </table:table-cell>
          <table:table-cell office:value-type="float" office:value="0.643482" calcext:value-type="float">
            <text:p>0.643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456" calcext:value-type="float">
            <text:p>0.187456</text:p>
          </table:table-cell>
          <table:table-cell office:value-type="float" office:value="0.136354" calcext:value-type="float">
            <text:p>0.136354</text:p>
          </table:table-cell>
          <table:table-cell office:value-type="float" office:value="0.691961" calcext:value-type="float">
            <text:p>0.6919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46" calcext:value-type="float">
            <text:p>0.197646</text:p>
          </table:table-cell>
          <table:table-cell office:value-type="float" office:value="0.194366" calcext:value-type="float">
            <text:p>0.194366</text:p>
          </table:table-cell>
          <table:table-cell office:value-type="float" office:value="0.692966" calcext:value-type="float">
            <text:p>0.6929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06" calcext:value-type="float">
            <text:p>0.195606</text:p>
          </table:table-cell>
          <table:table-cell office:value-type="float" office:value="0.197993" calcext:value-type="float">
            <text:p>0.197993</text:p>
          </table:table-cell>
          <table:table-cell office:value-type="float" office:value="0.601856" calcext:value-type="float">
            <text:p>0.6018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36" calcext:value-type="float">
            <text:p>0.206436</text:p>
          </table:table-cell>
          <table:table-cell office:value-type="float" office:value="0.19531" calcext:value-type="float">
            <text:p>0.19531</text:p>
          </table:table-cell>
          <table:table-cell office:value-type="float" office:value="0.579798" calcext:value-type="float">
            <text:p>0.579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221" calcext:value-type="float">
            <text:p>0.175221</text:p>
          </table:table-cell>
          <table:table-cell office:value-type="float" office:value="0.112372" calcext:value-type="float">
            <text:p>0.112372</text:p>
          </table:table-cell>
          <table:table-cell office:value-type="float" office:value="0.663885" calcext:value-type="float">
            <text:p>0.663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275" calcext:value-type="float">
            <text:p>0.189275</text:p>
          </table:table-cell>
          <table:table-cell office:value-type="float" office:value="0.194023" calcext:value-type="float">
            <text:p>0.194023</text:p>
          </table:table-cell>
          <table:table-cell office:value-type="float" office:value="0.440259" calcext:value-type="float">
            <text:p>0.4402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85" calcext:value-type="float">
            <text:p>0.18985</text:p>
          </table:table-cell>
          <table:table-cell office:value-type="float" office:value="0.178052" calcext:value-type="float">
            <text:p>0.178052</text:p>
          </table:table-cell>
          <table:table-cell office:value-type="float" office:value="0.594994" calcext:value-type="float">
            <text:p>0.5949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1" calcext:value-type="float">
            <text:p>0.20491</text:p>
          </table:table-cell>
          <table:table-cell office:value-type="float" office:value="0.19179" calcext:value-type="float">
            <text:p>0.19179</text:p>
          </table:table-cell>
          <table:table-cell office:value-type="float" office:value="0.598684" calcext:value-type="float">
            <text:p>0.5986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889" calcext:value-type="float">
            <text:p>0.151889</text:p>
          </table:table-cell>
          <table:table-cell office:value-type="float" office:value="0.188952" calcext:value-type="float">
            <text:p>0.188952</text:p>
          </table:table-cell>
          <table:table-cell office:value-type="float" office:value="0.673262" calcext:value-type="float">
            <text:p>0.6732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29" calcext:value-type="float">
            <text:p>0.203829</text:p>
          </table:table-cell>
          <table:table-cell office:value-type="float" office:value="0.193391" calcext:value-type="float">
            <text:p>0.193391</text:p>
          </table:table-cell>
          <table:table-cell office:value-type="float" office:value="0.659728" calcext:value-type="float">
            <text:p>0.6597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461" calcext:value-type="float">
            <text:p>0.189461</text:p>
          </table:table-cell>
          <table:table-cell office:value-type="float" office:value="0.202459" calcext:value-type="float">
            <text:p>0.202459</text:p>
          </table:table-cell>
          <table:table-cell office:value-type="float" office:value="0.655542" calcext:value-type="float">
            <text:p>0.6555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112" calcext:value-type="float">
            <text:p>0.130112</text:p>
          </table:table-cell>
          <table:table-cell office:value-type="float" office:value="0.194074" calcext:value-type="float">
            <text:p>0.194074</text:p>
          </table:table-cell>
          <table:table-cell office:value-type="float" office:value="0.656036" calcext:value-type="float">
            <text:p>0.6560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473" calcext:value-type="float">
            <text:p>0.187473</text:p>
          </table:table-cell>
          <table:table-cell office:value-type="float" office:value="0.18547" calcext:value-type="float">
            <text:p>0.18547</text:p>
          </table:table-cell>
          <table:table-cell office:value-type="float" office:value="0.477031" calcext:value-type="float">
            <text:p>0.477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629" calcext:value-type="float">
            <text:p>0.190629</text:p>
          </table:table-cell>
          <table:table-cell office:value-type="float" office:value="0.196082" calcext:value-type="float">
            <text:p>0.196082</text:p>
          </table:table-cell>
          <table:table-cell office:value-type="float" office:value="0.696176" calcext:value-type="float">
            <text:p>0.6961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615" calcext:value-type="float">
            <text:p>0.211615</text:p>
          </table:table-cell>
          <table:table-cell office:value-type="float" office:value="0.177507" calcext:value-type="float">
            <text:p>0.177507</text:p>
          </table:table-cell>
          <table:table-cell office:value-type="float" office:value="0.652624" calcext:value-type="float">
            <text:p>0.6526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336" calcext:value-type="float">
            <text:p>0.120336</text:p>
          </table:table-cell>
          <table:table-cell office:value-type="float" office:value="0.195214" calcext:value-type="float">
            <text:p>0.195214</text:p>
          </table:table-cell>
          <table:table-cell office:value-type="float" office:value="0.539178" calcext:value-type="float">
            <text:p>0.539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8352" calcext:value-type="float">
            <text:p>0.148352</text:p>
          </table:table-cell>
          <table:table-cell office:value-type="float" office:value="0.198154" calcext:value-type="float">
            <text:p>0.198154</text:p>
          </table:table-cell>
          <table:table-cell office:value-type="float" office:value="0.699094" calcext:value-type="float">
            <text:p>0.6990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4" calcext:value-type="float">
            <text:p>0.18664</text:p>
          </table:table-cell>
          <table:table-cell office:value-type="float" office:value="0.194328" calcext:value-type="float">
            <text:p>0.194328</text:p>
          </table:table-cell>
          <table:table-cell office:value-type="float" office:value="0.442673" calcext:value-type="float">
            <text:p>0.4426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071" calcext:value-type="float">
            <text:p>0.201071</text:p>
          </table:table-cell>
          <table:table-cell office:value-type="float" office:value="0.195888" calcext:value-type="float">
            <text:p>0.195888</text:p>
          </table:table-cell>
          <table:table-cell office:value-type="float" office:value="0.703275" calcext:value-type="float">
            <text:p>0.703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1" calcext:value-type="float">
            <text:p>0.20641</text:p>
          </table:table-cell>
          <table:table-cell office:value-type="float" office:value="0.192897" calcext:value-type="float">
            <text:p>0.192897</text:p>
          </table:table-cell>
          <table:table-cell office:value-type="float" office:value="0.696401" calcext:value-type="float">
            <text:p>0.6964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09" calcext:value-type="float">
            <text:p>0.211209</text:p>
          </table:table-cell>
          <table:table-cell office:value-type="float" office:value="0.189488" calcext:value-type="float">
            <text:p>0.189488</text:p>
          </table:table-cell>
          <table:table-cell office:value-type="float" office:value="0.683727" calcext:value-type="float">
            <text:p>0.683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145174" calcext:value-type="float">
            <text:p>0.145174</text:p>
          </table:table-cell>
          <table:table-cell office:value-type="float" office:value="0.674301" calcext:value-type="float">
            <text:p>0.674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76" calcext:value-type="float">
            <text:p>0.206776</text:p>
          </table:table-cell>
          <table:table-cell office:value-type="float" office:value="0.178813" calcext:value-type="float">
            <text:p>0.178813</text:p>
          </table:table-cell>
          <table:table-cell office:value-type="float" office:value="0.679695" calcext:value-type="float">
            <text:p>0.6796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825" calcext:value-type="float">
            <text:p>0.201825</text:p>
          </table:table-cell>
          <table:table-cell office:value-type="float" office:value="0.183866" calcext:value-type="float">
            <text:p>0.183866</text:p>
          </table:table-cell>
          <table:table-cell office:value-type="float" office:value="0.633798" calcext:value-type="float">
            <text:p>0.633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455" calcext:value-type="float">
            <text:p>0.207455</text:p>
          </table:table-cell>
          <table:table-cell office:value-type="float" office:value="0.183067" calcext:value-type="float">
            <text:p>0.183067</text:p>
          </table:table-cell>
          <table:table-cell office:value-type="float" office:value="0.649669" calcext:value-type="float">
            <text:p>0.6496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895" calcext:value-type="float">
            <text:p>0.118895</text:p>
          </table:table-cell>
          <table:table-cell office:value-type="float" office:value="0.210316" calcext:value-type="float">
            <text:p>0.210316</text:p>
          </table:table-cell>
          <table:table-cell office:value-type="float" office:value="0.669126" calcext:value-type="float">
            <text:p>0.6691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4324" calcext:value-type="float">
            <text:p>0.174324</text:p>
          </table:table-cell>
          <table:table-cell office:value-type="float" office:value="0.192484" calcext:value-type="float">
            <text:p>0.192484</text:p>
          </table:table-cell>
          <table:table-cell office:value-type="float" office:value="0.435274" calcext:value-type="float">
            <text:p>0.4352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507" calcext:value-type="float">
            <text:p>0.204507</text:p>
          </table:table-cell>
          <table:table-cell office:value-type="float" office:value="0.188375" calcext:value-type="float">
            <text:p>0.188375</text:p>
          </table:table-cell>
          <table:table-cell office:value-type="float" office:value="0.634852" calcext:value-type="float">
            <text:p>0.6348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766" calcext:value-type="float">
            <text:p>0.182766</text:p>
          </table:table-cell>
          <table:table-cell office:value-type="float" office:value="0.191814" calcext:value-type="float">
            <text:p>0.191814</text:p>
          </table:table-cell>
          <table:table-cell office:value-type="float" office:value="0.674371" calcext:value-type="float">
            <text:p>0.6743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22" calcext:value-type="float">
            <text:p>0.201322</text:p>
          </table:table-cell>
          <table:table-cell office:value-type="float" office:value="0.179839" calcext:value-type="float">
            <text:p>0.179839</text:p>
          </table:table-cell>
          <table:table-cell office:value-type="float" office:value="0.699533" calcext:value-type="float">
            <text:p>0.6995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853" calcext:value-type="float">
            <text:p>0.136853</text:p>
          </table:table-cell>
          <table:table-cell office:value-type="float" office:value="0.196715" calcext:value-type="float">
            <text:p>0.196715</text:p>
          </table:table-cell>
          <table:table-cell office:value-type="float" office:value="0.689616" calcext:value-type="float">
            <text:p>0.6896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53" calcext:value-type="float">
            <text:p>0.211253</text:p>
          </table:table-cell>
          <table:table-cell office:value-type="float" office:value="0.178722" calcext:value-type="float">
            <text:p>0.178722</text:p>
          </table:table-cell>
          <table:table-cell office:value-type="float" office:value="0.653047" calcext:value-type="float">
            <text:p>0.6530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923" calcext:value-type="float">
            <text:p>0.206923</text:p>
          </table:table-cell>
          <table:table-cell office:value-type="float" office:value="0.177184" calcext:value-type="float">
            <text:p>0.177184</text:p>
          </table:table-cell>
          <table:table-cell office:value-type="float" office:value="0.527238" calcext:value-type="float">
            <text:p>0.5272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206" calcext:value-type="float">
            <text:p>0.189206</text:p>
          </table:table-cell>
          <table:table-cell office:value-type="float" office:value="0.195406" calcext:value-type="float">
            <text:p>0.195406</text:p>
          </table:table-cell>
          <table:table-cell office:value-type="float" office:value="0.691607" calcext:value-type="float">
            <text:p>0.6916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467" calcext:value-type="float">
            <text:p>0.187467</text:p>
          </table:table-cell>
          <table:table-cell office:value-type="float" office:value="0.115833" calcext:value-type="float">
            <text:p>0.115833</text:p>
          </table:table-cell>
          <table:table-cell office:value-type="float" office:value="0.556217" calcext:value-type="float">
            <text:p>0.5562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883" calcext:value-type="float">
            <text:p>0.129883</text:p>
          </table:table-cell>
          <table:table-cell office:value-type="float" office:value="0.199319" calcext:value-type="float">
            <text:p>0.199319</text:p>
          </table:table-cell>
          <table:table-cell office:value-type="float" office:value="0.705745" calcext:value-type="float">
            <text:p>0.7057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09" calcext:value-type="float">
            <text:p>0.201309</text:p>
          </table:table-cell>
          <table:table-cell office:value-type="float" office:value="0.190181" calcext:value-type="float">
            <text:p>0.190181</text:p>
          </table:table-cell>
          <table:table-cell office:value-type="float" office:value="0.607696" calcext:value-type="float">
            <text:p>0.607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478" calcext:value-type="float">
            <text:p>0.199478</text:p>
          </table:table-cell>
          <table:table-cell office:value-type="float" office:value="0.125619" calcext:value-type="float">
            <text:p>0.125619</text:p>
          </table:table-cell>
          <table:table-cell office:value-type="float" office:value="0.555841" calcext:value-type="float">
            <text:p>0.5558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11" calcext:value-type="float">
            <text:p>0.19211</text:p>
          </table:table-cell>
          <table:table-cell office:value-type="float" office:value="0.190221" calcext:value-type="float">
            <text:p>0.190221</text:p>
          </table:table-cell>
          <table:table-cell office:value-type="float" office:value="0.438625" calcext:value-type="float">
            <text:p>0.4386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735" calcext:value-type="float">
            <text:p>0.205735</text:p>
          </table:table-cell>
          <table:table-cell office:value-type="float" office:value="0.202169" calcext:value-type="float">
            <text:p>0.202169</text:p>
          </table:table-cell>
          <table:table-cell office:value-type="float" office:value="0.608431" calcext:value-type="float">
            <text:p>0.6084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915" calcext:value-type="float">
            <text:p>0.168915</text:p>
          </table:table-cell>
          <table:table-cell office:value-type="float" office:value="0.174339" calcext:value-type="float">
            <text:p>0.174339</text:p>
          </table:table-cell>
          <table:table-cell office:value-type="float" office:value="0.623327" calcext:value-type="float">
            <text:p>0.623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72875" calcext:value-type="float">
            <text:p>0.272875</text:p>
          </table:table-cell>
          <table:table-cell office:value-type="float" office:value="0.202349" calcext:value-type="float">
            <text:p>0.202349</text:p>
          </table:table-cell>
          <table:table-cell office:value-type="float" office:value="0.450637" calcext:value-type="float">
            <text:p>0.4506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318" calcext:value-type="float">
            <text:p>0.211318</text:p>
          </table:table-cell>
          <table:table-cell office:value-type="float" office:value="0.12776" calcext:value-type="float">
            <text:p>0.12776</text:p>
          </table:table-cell>
          <table:table-cell office:value-type="float" office:value="0.60043" calcext:value-type="float">
            <text:p>0.600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373" calcext:value-type="float">
            <text:p>0.118373</text:p>
          </table:table-cell>
          <table:table-cell office:value-type="float" office:value="0.19028" calcext:value-type="float">
            <text:p>0.19028</text:p>
          </table:table-cell>
          <table:table-cell office:value-type="float" office:value="0.671697" calcext:value-type="float">
            <text:p>0.671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876" calcext:value-type="float">
            <text:p>0.198876</text:p>
          </table:table-cell>
          <table:table-cell office:value-type="float" office:value="0.179129" calcext:value-type="float">
            <text:p>0.179129</text:p>
          </table:table-cell>
          <table:table-cell office:value-type="float" office:value="0.667442" calcext:value-type="float">
            <text:p>0.6674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68" calcext:value-type="float">
            <text:p>0.195668</text:p>
          </table:table-cell>
          <table:table-cell office:value-type="float" office:value="0.115854" calcext:value-type="float">
            <text:p>0.115854</text:p>
          </table:table-cell>
          <table:table-cell office:value-type="float" office:value="0.69739" calcext:value-type="float">
            <text:p>0.69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747" calcext:value-type="float">
            <text:p>0.184747</text:p>
          </table:table-cell>
          <table:table-cell office:value-type="float" office:value="0.199318" calcext:value-type="float">
            <text:p>0.199318</text:p>
          </table:table-cell>
          <table:table-cell office:value-type="float" office:value="0.696709" calcext:value-type="float">
            <text:p>0.6967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15" calcext:value-type="float">
            <text:p>0.206515</text:p>
          </table:table-cell>
          <table:table-cell office:value-type="float" office:value="0.194786" calcext:value-type="float">
            <text:p>0.194786</text:p>
          </table:table-cell>
          <table:table-cell office:value-type="float" office:value="0.486278" calcext:value-type="float">
            <text:p>0.4862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979" calcext:value-type="float">
            <text:p>0.119979</text:p>
          </table:table-cell>
          <table:table-cell office:value-type="float" office:value="0.193856" calcext:value-type="float">
            <text:p>0.193856</text:p>
          </table:table-cell>
          <table:table-cell office:value-type="float" office:value="0.680542" calcext:value-type="float">
            <text:p>0.6805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417" calcext:value-type="float">
            <text:p>0.124417</text:p>
          </table:table-cell>
          <table:table-cell office:value-type="float" office:value="0.175343" calcext:value-type="float">
            <text:p>0.175343</text:p>
          </table:table-cell>
          <table:table-cell office:value-type="float" office:value="0.645739" calcext:value-type="float">
            <text:p>0.645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4324" calcext:value-type="float">
            <text:p>0.134324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564164" calcext:value-type="float">
            <text:p>0.564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178851" calcext:value-type="float">
            <text:p>0.178851</text:p>
          </table:table-cell>
          <table:table-cell office:value-type="float" office:value="0.653047" calcext:value-type="float">
            <text:p>0.6530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75" calcext:value-type="float">
            <text:p>0.208875</text:p>
          </table:table-cell>
          <table:table-cell office:value-type="float" office:value="0.190284" calcext:value-type="float">
            <text:p>0.190284</text:p>
          </table:table-cell>
          <table:table-cell office:value-type="float" office:value="0.634448" calcext:value-type="float">
            <text:p>0.634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04" calcext:value-type="float">
            <text:p>0.19704</text:p>
          </table:table-cell>
          <table:table-cell office:value-type="float" office:value="0.184162" calcext:value-type="float">
            <text:p>0.184162</text:p>
          </table:table-cell>
          <table:table-cell office:value-type="float" office:value="0.639167" calcext:value-type="float">
            <text:p>0.6391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92" calcext:value-type="float">
            <text:p>0.209692</text:p>
          </table:table-cell>
          <table:table-cell office:value-type="float" office:value="0.192251" calcext:value-type="float">
            <text:p>0.192251</text:p>
          </table:table-cell>
          <table:table-cell office:value-type="float" office:value="0.676918" calcext:value-type="float">
            <text:p>0.6769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24" calcext:value-type="float">
            <text:p>0.201424</text:p>
          </table:table-cell>
          <table:table-cell office:value-type="float" office:value="0.183977" calcext:value-type="float">
            <text:p>0.183977</text:p>
          </table:table-cell>
          <table:table-cell office:value-type="float" office:value="0.649024" calcext:value-type="float">
            <text:p>0.6490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061" calcext:value-type="float">
            <text:p>0.179061</text:p>
          </table:table-cell>
          <table:table-cell office:value-type="float" office:value="0.197735" calcext:value-type="float">
            <text:p>0.197735</text:p>
          </table:table-cell>
          <table:table-cell office:value-type="float" office:value="0.688981" calcext:value-type="float">
            <text:p>0.6889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952" calcext:value-type="float">
            <text:p>0.167952</text:p>
          </table:table-cell>
          <table:table-cell office:value-type="float" office:value="0.176483" calcext:value-type="float">
            <text:p>0.176483</text:p>
          </table:table-cell>
          <table:table-cell office:value-type="float" office:value="0.687474" calcext:value-type="float">
            <text:p>0.68747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892405" calcext:value-type="float">
            <text:p>0.1892405</text:p>
          </table:table-cell>
          <table:table-cell table:formula="of:=MEDIAN([.C2:.C151])" office:value-type="float" office:value="0.1885775" calcext:value-type="float">
            <text:p>0.1885775</text:p>
          </table:table-cell>
          <table:table-cell table:formula="of:=MEDIAN([.D2:.D151])" office:value-type="float" office:value="0.672021" calcext:value-type="float">
            <text:p>0.672021</text:p>
          </table:table-cell>
        </table:table-row>
      </table:table>
      <table:table table:name="Gyt" table:style-name="ta1">
        <table:shapes>
          <draw:frame draw:z-index="0" draw:style-name="gr1" draw:text-style-name="P1" svg:width="951.51pt" svg:height="599.84pt" svg:x="258.83pt" svg:y="3.03pt">
            <loext:p draw:notify-on-update-of-ranges="Gyt.B1:Gyt.B1 Gyt.B2:Gyt.B151 Gyt.C1:Gyt.C1 Gyt.C2:Gyt.C151 Gyt.D1:Gyt.D1 Gyt.D2:Gyt.D15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376" calcext:value-type="float">
            <text:p>0.136376</text:p>
          </table:table-cell>
          <table:table-cell office:value-type="float" office:value="0.179861" calcext:value-type="float">
            <text:p>0.179861</text:p>
          </table:table-cell>
          <table:table-cell office:value-type="float" office:value="0.423626" calcext:value-type="float">
            <text:p>0.423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17" calcext:value-type="float">
            <text:p>0.18717</text:p>
          </table:table-cell>
          <table:table-cell office:value-type="float" office:value="0.188083" calcext:value-type="float">
            <text:p>0.188083</text:p>
          </table:table-cell>
          <table:table-cell office:value-type="float" office:value="0.548165" calcext:value-type="float">
            <text:p>0.5481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141" calcext:value-type="float">
            <text:p>0.195141</text:p>
          </table:table-cell>
          <table:table-cell office:value-type="float" office:value="0.190171" calcext:value-type="float">
            <text:p>0.190171</text:p>
          </table:table-cell>
          <table:table-cell office:value-type="float" office:value="0.62923" calcext:value-type="float">
            <text:p>0.629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292" calcext:value-type="float">
            <text:p>0.15292</text:p>
          </table:table-cell>
          <table:table-cell office:value-type="float" office:value="0.150429" calcext:value-type="float">
            <text:p>0.150429</text:p>
          </table:table-cell>
          <table:table-cell office:value-type="float" office:value="0.585079" calcext:value-type="float">
            <text:p>0.585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78" calcext:value-type="float">
            <text:p>0.19378</text:p>
          </table:table-cell>
          <table:table-cell office:value-type="float" office:value="0.180063" calcext:value-type="float">
            <text:p>0.180063</text:p>
          </table:table-cell>
          <table:table-cell office:value-type="float" office:value="0.623691" calcext:value-type="float">
            <text:p>0.6236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869" calcext:value-type="float">
            <text:p>0.189869</text:p>
          </table:table-cell>
          <table:table-cell office:value-type="float" office:value="0.198991" calcext:value-type="float">
            <text:p>0.198991</text:p>
          </table:table-cell>
          <table:table-cell office:value-type="float" office:value="0.633682" calcext:value-type="float">
            <text:p>0.633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233" calcext:value-type="float">
            <text:p>0.177233</text:p>
          </table:table-cell>
          <table:table-cell office:value-type="float" office:value="0.194166" calcext:value-type="float">
            <text:p>0.194166</text:p>
          </table:table-cell>
          <table:table-cell office:value-type="float" office:value="0.656659" calcext:value-type="float">
            <text:p>0.6566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585" calcext:value-type="float">
            <text:p>0.181585</text:p>
          </table:table-cell>
          <table:table-cell office:value-type="float" office:value="0.187853" calcext:value-type="float">
            <text:p>0.187853</text:p>
          </table:table-cell>
          <table:table-cell office:value-type="float" office:value="0.454845" calcext:value-type="float">
            <text:p>0.454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226" calcext:value-type="float">
            <text:p>0.186226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0.605946" calcext:value-type="float">
            <text:p>0.6059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35" calcext:value-type="float">
            <text:p>0.17835</text:p>
          </table:table-cell>
          <table:table-cell office:value-type="float" office:value="0.19262" calcext:value-type="float">
            <text:p>0.19262</text:p>
          </table:table-cell>
          <table:table-cell office:value-type="float" office:value="0.639514" calcext:value-type="float">
            <text:p>0.6395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844" calcext:value-type="float">
            <text:p>0.166844</text:p>
          </table:table-cell>
          <table:table-cell office:value-type="float" office:value="0.192946" calcext:value-type="float">
            <text:p>0.192946</text:p>
          </table:table-cell>
          <table:table-cell office:value-type="float" office:value="0.619822" calcext:value-type="float">
            <text:p>0.619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131" calcext:value-type="float">
            <text:p>0.188131</text:p>
          </table:table-cell>
          <table:table-cell office:value-type="float" office:value="0.19007" calcext:value-type="float">
            <text:p>0.19007</text:p>
          </table:table-cell>
          <table:table-cell office:value-type="float" office:value="0.646925" calcext:value-type="float">
            <text:p>0.6469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412" calcext:value-type="float">
            <text:p>0.202412</text:p>
          </table:table-cell>
          <table:table-cell office:value-type="float" office:value="0.191564" calcext:value-type="float">
            <text:p>0.191564</text:p>
          </table:table-cell>
          <table:table-cell office:value-type="float" office:value="0.630041" calcext:value-type="float">
            <text:p>0.630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09" calcext:value-type="float">
            <text:p>0.18309</text:p>
          </table:table-cell>
          <table:table-cell office:value-type="float" office:value="0.202564" calcext:value-type="float">
            <text:p>0.202564</text:p>
          </table:table-cell>
          <table:table-cell office:value-type="float" office:value="0.650908" calcext:value-type="float">
            <text:p>0.6509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31" calcext:value-type="float">
            <text:p>0.201331</text:p>
          </table:table-cell>
          <table:table-cell office:value-type="float" office:value="0.178504" calcext:value-type="float">
            <text:p>0.178504</text:p>
          </table:table-cell>
          <table:table-cell office:value-type="float" office:value="0.632604" calcext:value-type="float">
            <text:p>0.6326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538" calcext:value-type="float">
            <text:p>0.190538</text:p>
          </table:table-cell>
          <table:table-cell office:value-type="float" office:value="0.199142" calcext:value-type="float">
            <text:p>0.199142</text:p>
          </table:table-cell>
          <table:table-cell office:value-type="float" office:value="0.572832" calcext:value-type="float">
            <text:p>0.572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178704" calcext:value-type="float">
            <text:p>0.178704</text:p>
          </table:table-cell>
          <table:table-cell office:value-type="float" office:value="0.558666" calcext:value-type="float">
            <text:p>0.5586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934" calcext:value-type="float">
            <text:p>0.195934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68439" calcext:value-type="float">
            <text:p>0.668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244" calcext:value-type="float">
            <text:p>0.204244</text:p>
          </table:table-cell>
          <table:table-cell office:value-type="float" office:value="0.183507" calcext:value-type="float">
            <text:p>0.183507</text:p>
          </table:table-cell>
          <table:table-cell office:value-type="float" office:value="0.65322" calcext:value-type="float">
            <text:p>0.653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21" calcext:value-type="float">
            <text:p>0.207821</text:p>
          </table:table-cell>
          <table:table-cell office:value-type="float" office:value="0.204669" calcext:value-type="float">
            <text:p>0.204669</text:p>
          </table:table-cell>
          <table:table-cell office:value-type="float" office:value="0.708548" calcext:value-type="float">
            <text:p>0.7085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758" calcext:value-type="float">
            <text:p>0.180758</text:p>
          </table:table-cell>
          <table:table-cell office:value-type="float" office:value="0.191256" calcext:value-type="float">
            <text:p>0.191256</text:p>
          </table:table-cell>
          <table:table-cell office:value-type="float" office:value="0.623592" calcext:value-type="float">
            <text:p>0.6235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679" calcext:value-type="float">
            <text:p>0.208679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647618" calcext:value-type="float">
            <text:p>0.6476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207" calcext:value-type="float">
            <text:p>0.121207</text:p>
          </table:table-cell>
          <table:table-cell office:value-type="float" office:value="0.198592" calcext:value-type="float">
            <text:p>0.198592</text:p>
          </table:table-cell>
          <table:table-cell office:value-type="float" office:value="0.636817" calcext:value-type="float">
            <text:p>0.6368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317" calcext:value-type="float">
            <text:p>0.192317</text:p>
          </table:table-cell>
          <table:table-cell office:value-type="float" office:value="0.192128" calcext:value-type="float">
            <text:p>0.192128</text:p>
          </table:table-cell>
          <table:table-cell office:value-type="float" office:value="0.623525" calcext:value-type="float">
            <text:p>0.6235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41" calcext:value-type="float">
            <text:p>0.210041</text:p>
          </table:table-cell>
          <table:table-cell office:value-type="float" office:value="0.117564" calcext:value-type="float">
            <text:p>0.117564</text:p>
          </table:table-cell>
          <table:table-cell office:value-type="float" office:value="0.645304" calcext:value-type="float">
            <text:p>0.6453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481" calcext:value-type="float">
            <text:p>0.119481</text:p>
          </table:table-cell>
          <table:table-cell office:value-type="float" office:value="0.194164" calcext:value-type="float">
            <text:p>0.194164</text:p>
          </table:table-cell>
          <table:table-cell office:value-type="float" office:value="0.645396" calcext:value-type="float">
            <text:p>0.6453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502" calcext:value-type="float">
            <text:p>0.176502</text:p>
          </table:table-cell>
          <table:table-cell office:value-type="float" office:value="0.200379" calcext:value-type="float">
            <text:p>0.200379</text:p>
          </table:table-cell>
          <table:table-cell office:value-type="float" office:value="0.641808" calcext:value-type="float">
            <text:p>0.6418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713" calcext:value-type="float">
            <text:p>0.186713</text:p>
          </table:table-cell>
          <table:table-cell office:value-type="float" office:value="0.198154" calcext:value-type="float">
            <text:p>0.198154</text:p>
          </table:table-cell>
          <table:table-cell office:value-type="float" office:value="0.613603" calcext:value-type="float">
            <text:p>0.6136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771" calcext:value-type="float">
            <text:p>0.193771</text:p>
          </table:table-cell>
          <table:table-cell office:value-type="float" office:value="0.181755" calcext:value-type="float">
            <text:p>0.181755</text:p>
          </table:table-cell>
          <table:table-cell office:value-type="float" office:value="0.636876" calcext:value-type="float">
            <text:p>0.6368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527" calcext:value-type="float">
            <text:p>0.126527</text:p>
          </table:table-cell>
          <table:table-cell office:value-type="float" office:value="0.182335" calcext:value-type="float">
            <text:p>0.182335</text:p>
          </table:table-cell>
          <table:table-cell office:value-type="float" office:value="0.656219" calcext:value-type="float">
            <text:p>0.6562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4" calcext:value-type="float">
            <text:p>0.1254</text:p>
          </table:table-cell>
          <table:table-cell office:value-type="float" office:value="0.180143" calcext:value-type="float">
            <text:p>0.180143</text:p>
          </table:table-cell>
          <table:table-cell office:value-type="float" office:value="0.655031" calcext:value-type="float">
            <text:p>0.655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71" calcext:value-type="float">
            <text:p>0.20371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.648221" calcext:value-type="float">
            <text:p>0.6482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924" calcext:value-type="float">
            <text:p>0.205924</text:p>
          </table:table-cell>
          <table:table-cell office:value-type="float" office:value="0.192859" calcext:value-type="float">
            <text:p>0.192859</text:p>
          </table:table-cell>
          <table:table-cell office:value-type="float" office:value="0.609754" calcext:value-type="float">
            <text:p>0.6097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78" calcext:value-type="float">
            <text:p>0.209678</text:p>
          </table:table-cell>
          <table:table-cell office:value-type="float" office:value="0.190602" calcext:value-type="float">
            <text:p>0.190602</text:p>
          </table:table-cell>
          <table:table-cell office:value-type="float" office:value="0.660473" calcext:value-type="float">
            <text:p>0.6604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625" calcext:value-type="float">
            <text:p>0.213625</text:p>
          </table:table-cell>
          <table:table-cell office:value-type="float" office:value="0.11938" calcext:value-type="float">
            <text:p>0.11938</text:p>
          </table:table-cell>
          <table:table-cell office:value-type="float" office:value="0.64625" calcext:value-type="float">
            <text:p>0.646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614" calcext:value-type="float">
            <text:p>0.188614</text:p>
          </table:table-cell>
          <table:table-cell office:value-type="float" office:value="0.191701" calcext:value-type="float">
            <text:p>0.191701</text:p>
          </table:table-cell>
          <table:table-cell office:value-type="float" office:value="0.556838" calcext:value-type="float">
            <text:p>0.5568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885" calcext:value-type="float">
            <text:p>0.168885</text:p>
          </table:table-cell>
          <table:table-cell office:value-type="float" office:value="0.203522" calcext:value-type="float">
            <text:p>0.203522</text:p>
          </table:table-cell>
          <table:table-cell office:value-type="float" office:value="0.617526" calcext:value-type="float">
            <text:p>0.617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062" calcext:value-type="float">
            <text:p>0.187062</text:p>
          </table:table-cell>
          <table:table-cell office:value-type="float" office:value="0.188163" calcext:value-type="float">
            <text:p>0.188163</text:p>
          </table:table-cell>
          <table:table-cell office:value-type="float" office:value="0.589951" calcext:value-type="float">
            <text:p>0.5899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32" calcext:value-type="float">
            <text:p>0.124332</text:p>
          </table:table-cell>
          <table:table-cell office:value-type="float" office:value="0.188939" calcext:value-type="float">
            <text:p>0.188939</text:p>
          </table:table-cell>
          <table:table-cell office:value-type="float" office:value="0.644458" calcext:value-type="float">
            <text:p>0.6444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57" calcext:value-type="float">
            <text:p>0.206757</text:p>
          </table:table-cell>
          <table:table-cell office:value-type="float" office:value="0.185774" calcext:value-type="float">
            <text:p>0.185774</text:p>
          </table:table-cell>
          <table:table-cell office:value-type="float" office:value="0.648717" calcext:value-type="float">
            <text:p>0.6487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909" calcext:value-type="float">
            <text:p>0.190909</text:p>
          </table:table-cell>
          <table:table-cell office:value-type="float" office:value="0.198531" calcext:value-type="float">
            <text:p>0.198531</text:p>
          </table:table-cell>
          <table:table-cell office:value-type="float" office:value="0.604621" calcext:value-type="float">
            <text:p>0.6046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783" calcext:value-type="float">
            <text:p>0.179783</text:p>
          </table:table-cell>
          <table:table-cell office:value-type="float" office:value="0.199553" calcext:value-type="float">
            <text:p>0.199553</text:p>
          </table:table-cell>
          <table:table-cell office:value-type="float" office:value="0.616894" calcext:value-type="float">
            <text:p>0.616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29" calcext:value-type="float">
            <text:p>0.19229</text:p>
          </table:table-cell>
          <table:table-cell office:value-type="float" office:value="0.117231" calcext:value-type="float">
            <text:p>0.117231</text:p>
          </table:table-cell>
          <table:table-cell office:value-type="float" office:value="0.405391" calcext:value-type="float">
            <text:p>0.4053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8" calcext:value-type="float">
            <text:p>0.20628</text:p>
          </table:table-cell>
          <table:table-cell office:value-type="float" office:value="0.194937" calcext:value-type="float">
            <text:p>0.194937</text:p>
          </table:table-cell>
          <table:table-cell office:value-type="float" office:value="0.643084" calcext:value-type="float">
            <text:p>0.6430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819" calcext:value-type="float">
            <text:p>0.202819</text:p>
          </table:table-cell>
          <table:table-cell office:value-type="float" office:value="0.206745" calcext:value-type="float">
            <text:p>0.206745</text:p>
          </table:table-cell>
          <table:table-cell office:value-type="float" office:value="0.653461" calcext:value-type="float">
            <text:p>0.6534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2889" calcext:value-type="float">
            <text:p>0.162889</text:p>
          </table:table-cell>
          <table:table-cell office:value-type="float" office:value="0.205851" calcext:value-type="float">
            <text:p>0.205851</text:p>
          </table:table-cell>
          <table:table-cell office:value-type="float" office:value="0.513463" calcext:value-type="float">
            <text:p>0.5134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858" calcext:value-type="float">
            <text:p>0.204858</text:p>
          </table:table-cell>
          <table:table-cell office:value-type="float" office:value="0.197693" calcext:value-type="float">
            <text:p>0.197693</text:p>
          </table:table-cell>
          <table:table-cell office:value-type="float" office:value="0.403897" calcext:value-type="float">
            <text:p>0.4038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51" calcext:value-type="float">
            <text:p>0.204951</text:p>
          </table:table-cell>
          <table:table-cell office:value-type="float" office:value="0.195209" calcext:value-type="float">
            <text:p>0.195209</text:p>
          </table:table-cell>
          <table:table-cell office:value-type="float" office:value="0.612945" calcext:value-type="float">
            <text:p>0.612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622" calcext:value-type="float">
            <text:p>0.196622</text:p>
          </table:table-cell>
          <table:table-cell office:value-type="float" office:value="0.186607" calcext:value-type="float">
            <text:p>0.186607</text:p>
          </table:table-cell>
          <table:table-cell office:value-type="float" office:value="0.638396" calcext:value-type="float">
            <text:p>0.6383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244" calcext:value-type="float">
            <text:p>0.209244</text:p>
          </table:table-cell>
          <table:table-cell office:value-type="float" office:value="0.200801" calcext:value-type="float">
            <text:p>0.200801</text:p>
          </table:table-cell>
          <table:table-cell office:value-type="float" office:value="0.652112" calcext:value-type="float">
            <text:p>0.6521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62" calcext:value-type="float">
            <text:p>0.203562</text:p>
          </table:table-cell>
          <table:table-cell office:value-type="float" office:value="0.187732" calcext:value-type="float">
            <text:p>0.187732</text:p>
          </table:table-cell>
          <table:table-cell office:value-type="float" office:value="0.612369" calcext:value-type="float">
            <text:p>0.6123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23" calcext:value-type="float">
            <text:p>0.18723</text:p>
          </table:table-cell>
          <table:table-cell office:value-type="float" office:value="0.192883" calcext:value-type="float">
            <text:p>0.192883</text:p>
          </table:table-cell>
          <table:table-cell office:value-type="float" office:value="0.604806" calcext:value-type="float">
            <text:p>0.604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786" calcext:value-type="float">
            <text:p>0.122786</text:p>
          </table:table-cell>
          <table:table-cell office:value-type="float" office:value="0.193976" calcext:value-type="float">
            <text:p>0.193976</text:p>
          </table:table-cell>
          <table:table-cell office:value-type="float" office:value="0.620807" calcext:value-type="float">
            <text:p>0.6208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086" calcext:value-type="float">
            <text:p>0.199086</text:p>
          </table:table-cell>
          <table:table-cell office:value-type="float" office:value="0.180759" calcext:value-type="float">
            <text:p>0.180759</text:p>
          </table:table-cell>
          <table:table-cell office:value-type="float" office:value="0.641969" calcext:value-type="float">
            <text:p>0.6419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458" calcext:value-type="float">
            <text:p>0.198458</text:p>
          </table:table-cell>
          <table:table-cell office:value-type="float" office:value="0.199505" calcext:value-type="float">
            <text:p>0.199505</text:p>
          </table:table-cell>
          <table:table-cell office:value-type="float" office:value="0.591426" calcext:value-type="float">
            <text:p>0.5914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667" calcext:value-type="float">
            <text:p>0.200667</text:p>
          </table:table-cell>
          <table:table-cell office:value-type="float" office:value="0.200199" calcext:value-type="float">
            <text:p>0.200199</text:p>
          </table:table-cell>
          <table:table-cell office:value-type="float" office:value="0.6362" calcext:value-type="float">
            <text:p>0.63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1917" calcext:value-type="float">
            <text:p>0.171917</text:p>
          </table:table-cell>
          <table:table-cell office:value-type="float" office:value="0.141078" calcext:value-type="float">
            <text:p>0.141078</text:p>
          </table:table-cell>
          <table:table-cell office:value-type="float" office:value="0.649255" calcext:value-type="float">
            <text:p>0.6492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106" calcext:value-type="float">
            <text:p>0.202106</text:p>
          </table:table-cell>
          <table:table-cell office:value-type="float" office:value="0.191642" calcext:value-type="float">
            <text:p>0.191642</text:p>
          </table:table-cell>
          <table:table-cell office:value-type="float" office:value="0.645723" calcext:value-type="float">
            <text:p>0.6457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35" calcext:value-type="float">
            <text:p>0.201435</text:p>
          </table:table-cell>
          <table:table-cell office:value-type="float" office:value="0.177493" calcext:value-type="float">
            <text:p>0.177493</text:p>
          </table:table-cell>
          <table:table-cell office:value-type="float" office:value="0.648827" calcext:value-type="float">
            <text:p>0.6488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339" calcext:value-type="float">
            <text:p>0.198339</text:p>
          </table:table-cell>
          <table:table-cell office:value-type="float" office:value="0.187475" calcext:value-type="float">
            <text:p>0.187475</text:p>
          </table:table-cell>
          <table:table-cell office:value-type="float" office:value="0.632463" calcext:value-type="float">
            <text:p>0.6324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89" calcext:value-type="float">
            <text:p>0.186689</text:p>
          </table:table-cell>
          <table:table-cell office:value-type="float" office:value="0.188557" calcext:value-type="float">
            <text:p>0.188557</text:p>
          </table:table-cell>
          <table:table-cell office:value-type="float" office:value="0.645521" calcext:value-type="float">
            <text:p>0.645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68" calcext:value-type="float">
            <text:p>0.206468</text:p>
          </table:table-cell>
          <table:table-cell office:value-type="float" office:value="0.188695" calcext:value-type="float">
            <text:p>0.188695</text:p>
          </table:table-cell>
          <table:table-cell office:value-type="float" office:value="0.599674" calcext:value-type="float">
            <text:p>0.5996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186" calcext:value-type="float">
            <text:p>0.210186</text:p>
          </table:table-cell>
          <table:table-cell office:value-type="float" office:value="0.168471" calcext:value-type="float">
            <text:p>0.168471</text:p>
          </table:table-cell>
          <table:table-cell office:value-type="float" office:value="0.649985" calcext:value-type="float">
            <text:p>0.6499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501" calcext:value-type="float">
            <text:p>0.189501</text:p>
          </table:table-cell>
          <table:table-cell office:value-type="float" office:value="0.195849" calcext:value-type="float">
            <text:p>0.195849</text:p>
          </table:table-cell>
          <table:table-cell office:value-type="float" office:value="0.586612" calcext:value-type="float">
            <text:p>0.586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897" calcext:value-type="float">
            <text:p>0.196897</text:p>
          </table:table-cell>
          <table:table-cell office:value-type="float" office:value="0.164054" calcext:value-type="float">
            <text:p>0.164054</text:p>
          </table:table-cell>
          <table:table-cell office:value-type="float" office:value="0.636175" calcext:value-type="float">
            <text:p>0.636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68" calcext:value-type="float">
            <text:p>0.210068</text:p>
          </table:table-cell>
          <table:table-cell office:value-type="float" office:value="0.193841" calcext:value-type="float">
            <text:p>0.193841</text:p>
          </table:table-cell>
          <table:table-cell office:value-type="float" office:value="0.649002" calcext:value-type="float">
            <text:p>0.6490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16" calcext:value-type="float">
            <text:p>0.206316</text:p>
          </table:table-cell>
          <table:table-cell office:value-type="float" office:value="0.183584" calcext:value-type="float">
            <text:p>0.183584</text:p>
          </table:table-cell>
          <table:table-cell office:value-type="float" office:value="0.635777" calcext:value-type="float">
            <text:p>0.6357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992" calcext:value-type="float">
            <text:p>0.213992</text:p>
          </table:table-cell>
          <table:table-cell office:value-type="float" office:value="0.119349" calcext:value-type="float">
            <text:p>0.119349</text:p>
          </table:table-cell>
          <table:table-cell office:value-type="float" office:value="0.637152" calcext:value-type="float">
            <text:p>0.6371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988" calcext:value-type="float">
            <text:p>0.201988</text:p>
          </table:table-cell>
          <table:table-cell office:value-type="float" office:value="0.196939" calcext:value-type="float">
            <text:p>0.196939</text:p>
          </table:table-cell>
          <table:table-cell office:value-type="float" office:value="0.414527" calcext:value-type="float">
            <text:p>0.4145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277" calcext:value-type="float">
            <text:p>0.197277</text:p>
          </table:table-cell>
          <table:table-cell office:value-type="float" office:value="0.194014" calcext:value-type="float">
            <text:p>0.194014</text:p>
          </table:table-cell>
          <table:table-cell office:value-type="float" office:value="0.637515" calcext:value-type="float">
            <text:p>0.6375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363" calcext:value-type="float">
            <text:p>0.192363</text:p>
          </table:table-cell>
          <table:table-cell office:value-type="float" office:value="0.189461" calcext:value-type="float">
            <text:p>0.189461</text:p>
          </table:table-cell>
          <table:table-cell office:value-type="float" office:value="0.650272" calcext:value-type="float">
            <text:p>0.6502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59" calcext:value-type="float">
            <text:p>0.203059</text:p>
          </table:table-cell>
          <table:table-cell office:value-type="float" office:value="0.201199" calcext:value-type="float">
            <text:p>0.201199</text:p>
          </table:table-cell>
          <table:table-cell office:value-type="float" office:value="0.591635" calcext:value-type="float">
            <text:p>0.5916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132" calcext:value-type="float">
            <text:p>0.197132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0.663087" calcext:value-type="float">
            <text:p>0.6630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439" calcext:value-type="float">
            <text:p>0.167439</text:p>
          </table:table-cell>
          <table:table-cell office:value-type="float" office:value="0.165743" calcext:value-type="float">
            <text:p>0.165743</text:p>
          </table:table-cell>
          <table:table-cell office:value-type="float" office:value="0.654432" calcext:value-type="float">
            <text:p>0.6544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748" calcext:value-type="float">
            <text:p>0.213748</text:p>
          </table:table-cell>
          <table:table-cell office:value-type="float" office:value="0.202465" calcext:value-type="float">
            <text:p>0.202465</text:p>
          </table:table-cell>
          <table:table-cell office:value-type="float" office:value="0.614452" calcext:value-type="float">
            <text:p>0.6144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71" calcext:value-type="float">
            <text:p>0.207571</text:p>
          </table:table-cell>
          <table:table-cell office:value-type="float" office:value="0.174351" calcext:value-type="float">
            <text:p>0.174351</text:p>
          </table:table-cell>
          <table:table-cell office:value-type="float" office:value="0.585194" calcext:value-type="float">
            <text:p>0.5851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46" calcext:value-type="float">
            <text:p>0.208846</text:p>
          </table:table-cell>
          <table:table-cell office:value-type="float" office:value="0.182258" calcext:value-type="float">
            <text:p>0.182258</text:p>
          </table:table-cell>
          <table:table-cell office:value-type="float" office:value="0.402021" calcext:value-type="float">
            <text:p>0.4020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48" calcext:value-type="float">
            <text:p>0.20948</text:p>
          </table:table-cell>
          <table:table-cell office:value-type="float" office:value="0.190532" calcext:value-type="float">
            <text:p>0.190532</text:p>
          </table:table-cell>
          <table:table-cell office:value-type="float" office:value="0.436722" calcext:value-type="float">
            <text:p>0.4367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93" calcext:value-type="float">
            <text:p>0.210393</text:p>
          </table:table-cell>
          <table:table-cell office:value-type="float" office:value="0.193439" calcext:value-type="float">
            <text:p>0.193439</text:p>
          </table:table-cell>
          <table:table-cell office:value-type="float" office:value="0.638224" calcext:value-type="float">
            <text:p>0.638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81" calcext:value-type="float">
            <text:p>0.21081</text:p>
          </table:table-cell>
          <table:table-cell office:value-type="float" office:value="0.18693" calcext:value-type="float">
            <text:p>0.18693</text:p>
          </table:table-cell>
          <table:table-cell office:value-type="float" office:value="0.640178" calcext:value-type="float">
            <text:p>0.640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572" calcext:value-type="float">
            <text:p>0.210572</text:p>
          </table:table-cell>
          <table:table-cell office:value-type="float" office:value="0.181613" calcext:value-type="float">
            <text:p>0.181613</text:p>
          </table:table-cell>
          <table:table-cell office:value-type="float" office:value="0.627478" calcext:value-type="float">
            <text:p>0.627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059" calcext:value-type="float">
            <text:p>0.124059</text:p>
          </table:table-cell>
          <table:table-cell office:value-type="float" office:value="0.113721" calcext:value-type="float">
            <text:p>0.113721</text:p>
          </table:table-cell>
          <table:table-cell office:value-type="float" office:value="0.621805" calcext:value-type="float">
            <text:p>0.6218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006" calcext:value-type="float">
            <text:p>0.207006</text:p>
          </table:table-cell>
          <table:table-cell office:value-type="float" office:value="0.191042" calcext:value-type="float">
            <text:p>0.191042</text:p>
          </table:table-cell>
          <table:table-cell office:value-type="float" office:value="0.649605" calcext:value-type="float">
            <text:p>0.6496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057" calcext:value-type="float">
            <text:p>0.128057</text:p>
          </table:table-cell>
          <table:table-cell office:value-type="float" office:value="0.191461" calcext:value-type="float">
            <text:p>0.191461</text:p>
          </table:table-cell>
          <table:table-cell office:value-type="float" office:value="0.598374" calcext:value-type="float">
            <text:p>0.5983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059" calcext:value-type="float">
            <text:p>0.202059</text:p>
          </table:table-cell>
          <table:table-cell office:value-type="float" office:value="0.18659" calcext:value-type="float">
            <text:p>0.18659</text:p>
          </table:table-cell>
          <table:table-cell office:value-type="float" office:value="0.612289" calcext:value-type="float">
            <text:p>0.6122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83" calcext:value-type="float">
            <text:p>0.197883</text:p>
          </table:table-cell>
          <table:table-cell office:value-type="float" office:value="0.186375" calcext:value-type="float">
            <text:p>0.186375</text:p>
          </table:table-cell>
          <table:table-cell office:value-type="float" office:value="0.647442" calcext:value-type="float">
            <text:p>0.6474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49" calcext:value-type="float">
            <text:p>0.21249</text:p>
          </table:table-cell>
          <table:table-cell office:value-type="float" office:value="0.194867" calcext:value-type="float">
            <text:p>0.194867</text:p>
          </table:table-cell>
          <table:table-cell office:value-type="float" office:value="0.571651" calcext:value-type="float">
            <text:p>0.5716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78" calcext:value-type="float">
            <text:p>0.19778</text:p>
          </table:table-cell>
          <table:table-cell office:value-type="float" office:value="0.198924" calcext:value-type="float">
            <text:p>0.198924</text:p>
          </table:table-cell>
          <table:table-cell office:value-type="float" office:value="0.643832" calcext:value-type="float">
            <text:p>0.643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19" calcext:value-type="float">
            <text:p>0.203519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665817" calcext:value-type="float">
            <text:p>0.6658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83" calcext:value-type="float">
            <text:p>0.203583</text:p>
          </table:table-cell>
          <table:table-cell office:value-type="float" office:value="0.114836" calcext:value-type="float">
            <text:p>0.114836</text:p>
          </table:table-cell>
          <table:table-cell office:value-type="float" office:value="0.421222" calcext:value-type="float">
            <text:p>0.4212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966" calcext:value-type="float">
            <text:p>0.129966</text:p>
          </table:table-cell>
          <table:table-cell office:value-type="float" office:value="0.196982" calcext:value-type="float">
            <text:p>0.196982</text:p>
          </table:table-cell>
          <table:table-cell office:value-type="float" office:value="0.618206" calcext:value-type="float">
            <text:p>0.6182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386" calcext:value-type="float">
            <text:p>0.122386</text:p>
          </table:table-cell>
          <table:table-cell office:value-type="float" office:value="0.199021" calcext:value-type="float">
            <text:p>0.199021</text:p>
          </table:table-cell>
          <table:table-cell office:value-type="float" office:value="0.531492" calcext:value-type="float">
            <text:p>0.5314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605" calcext:value-type="float">
            <text:p>0.154605</text:p>
          </table:table-cell>
          <table:table-cell office:value-type="float" office:value="0.188086" calcext:value-type="float">
            <text:p>0.188086</text:p>
          </table:table-cell>
          <table:table-cell office:value-type="float" office:value="0.607521" calcext:value-type="float">
            <text:p>0.607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516" calcext:value-type="float">
            <text:p>0.202516</text:p>
          </table:table-cell>
          <table:table-cell office:value-type="float" office:value="0.179409" calcext:value-type="float">
            <text:p>0.179409</text:p>
          </table:table-cell>
          <table:table-cell office:value-type="float" office:value="0.517925" calcext:value-type="float">
            <text:p>0.5179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292" calcext:value-type="float">
            <text:p>0.212292</text:p>
          </table:table-cell>
          <table:table-cell office:value-type="float" office:value="0.19449" calcext:value-type="float">
            <text:p>0.19449</text:p>
          </table:table-cell>
          <table:table-cell office:value-type="float" office:value="0.619374" calcext:value-type="float">
            <text:p>0.6193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2" calcext:value-type="float">
            <text:p>0.2152</text:p>
          </table:table-cell>
          <table:table-cell office:value-type="float" office:value="0.182432" calcext:value-type="float">
            <text:p>0.182432</text:p>
          </table:table-cell>
          <table:table-cell office:value-type="float" office:value="0.642675" calcext:value-type="float">
            <text:p>0.6426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672" calcext:value-type="float">
            <text:p>0.196672</text:p>
          </table:table-cell>
          <table:table-cell office:value-type="float" office:value="0.209937" calcext:value-type="float">
            <text:p>0.209937</text:p>
          </table:table-cell>
          <table:table-cell office:value-type="float" office:value="0.452382" calcext:value-type="float">
            <text:p>0.452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0328" calcext:value-type="float">
            <text:p>0.150328</text:p>
          </table:table-cell>
          <table:table-cell office:value-type="float" office:value="0.198413" calcext:value-type="float">
            <text:p>0.198413</text:p>
          </table:table-cell>
          <table:table-cell office:value-type="float" office:value="0.622329" calcext:value-type="float">
            <text:p>0.6223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483" calcext:value-type="float">
            <text:p>0.209483</text:p>
          </table:table-cell>
          <table:table-cell office:value-type="float" office:value="0.117383" calcext:value-type="float">
            <text:p>0.117383</text:p>
          </table:table-cell>
          <table:table-cell office:value-type="float" office:value="0.62937" calcext:value-type="float">
            <text:p>0.62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042" calcext:value-type="float">
            <text:p>0.195042</text:p>
          </table:table-cell>
          <table:table-cell office:value-type="float" office:value="0.117912" calcext:value-type="float">
            <text:p>0.117912</text:p>
          </table:table-cell>
          <table:table-cell office:value-type="float" office:value="0.634682" calcext:value-type="float">
            <text:p>0.634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61" calcext:value-type="float">
            <text:p>0.214961</text:p>
          </table:table-cell>
          <table:table-cell office:value-type="float" office:value="0.194242" calcext:value-type="float">
            <text:p>0.194242</text:p>
          </table:table-cell>
          <table:table-cell office:value-type="float" office:value="0.638249" calcext:value-type="float">
            <text:p>0.6382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27" calcext:value-type="float">
            <text:p>0.210027</text:p>
          </table:table-cell>
          <table:table-cell office:value-type="float" office:value="0.189063" calcext:value-type="float">
            <text:p>0.189063</text:p>
          </table:table-cell>
          <table:table-cell office:value-type="float" office:value="0.62889" calcext:value-type="float">
            <text:p>0.62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77" calcext:value-type="float">
            <text:p>0.211277</text:p>
          </table:table-cell>
          <table:table-cell office:value-type="float" office:value="0.161896" calcext:value-type="float">
            <text:p>0.161896</text:p>
          </table:table-cell>
          <table:table-cell office:value-type="float" office:value="0.610945" calcext:value-type="float">
            <text:p>0.610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56" calcext:value-type="float">
            <text:p>0.209656</text:p>
          </table:table-cell>
          <table:table-cell office:value-type="float" office:value="0.196878" calcext:value-type="float">
            <text:p>0.196878</text:p>
          </table:table-cell>
          <table:table-cell office:value-type="float" office:value="0.632758" calcext:value-type="float">
            <text:p>0.6327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68" calcext:value-type="float">
            <text:p>0.202668</text:p>
          </table:table-cell>
          <table:table-cell office:value-type="float" office:value="0.198962" calcext:value-type="float">
            <text:p>0.198962</text:p>
          </table:table-cell>
          <table:table-cell office:value-type="float" office:value="0.634515" calcext:value-type="float">
            <text:p>0.6345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88" calcext:value-type="float">
            <text:p>0.210388</text:p>
          </table:table-cell>
          <table:table-cell office:value-type="float" office:value="0.196561" calcext:value-type="float">
            <text:p>0.196561</text:p>
          </table:table-cell>
          <table:table-cell office:value-type="float" office:value="0.600096" calcext:value-type="float">
            <text:p>0.6000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7883" calcext:value-type="float">
            <text:p>0.147883</text:p>
          </table:table-cell>
          <table:table-cell office:value-type="float" office:value="0.196554" calcext:value-type="float">
            <text:p>0.196554</text:p>
          </table:table-cell>
          <table:table-cell office:value-type="float" office:value="0.638057" calcext:value-type="float">
            <text:p>0.6380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33" calcext:value-type="float">
            <text:p>0.203833</text:p>
          </table:table-cell>
          <table:table-cell office:value-type="float" office:value="0.116651" calcext:value-type="float">
            <text:p>0.116651</text:p>
          </table:table-cell>
          <table:table-cell office:value-type="float" office:value="0.619132" calcext:value-type="float">
            <text:p>0.6191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244" calcext:value-type="float">
            <text:p>0.197244</text:p>
          </table:table-cell>
          <table:table-cell office:value-type="float" office:value="0.18963" calcext:value-type="float">
            <text:p>0.18963</text:p>
          </table:table-cell>
          <table:table-cell office:value-type="float" office:value="0.647759" calcext:value-type="float">
            <text:p>0.6477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41791" calcext:value-type="float">
            <text:p>0.241791</text:p>
          </table:table-cell>
          <table:table-cell office:value-type="float" office:value="0.162423" calcext:value-type="float">
            <text:p>0.162423</text:p>
          </table:table-cell>
          <table:table-cell office:value-type="float" office:value="0.632992" calcext:value-type="float">
            <text:p>0.6329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62" calcext:value-type="float">
            <text:p>0.210962</text:p>
          </table:table-cell>
          <table:table-cell office:value-type="float" office:value="0.189865" calcext:value-type="float">
            <text:p>0.189865</text:p>
          </table:table-cell>
          <table:table-cell office:value-type="float" office:value="0.639762" calcext:value-type="float">
            <text:p>0.639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84" calcext:value-type="float">
            <text:p>0.206584</text:p>
          </table:table-cell>
          <table:table-cell office:value-type="float" office:value="0.180712" calcext:value-type="float">
            <text:p>0.180712</text:p>
          </table:table-cell>
          <table:table-cell office:value-type="float" office:value="0.433496" calcext:value-type="float">
            <text:p>0.4334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709" calcext:value-type="float">
            <text:p>0.192709</text:p>
          </table:table-cell>
          <table:table-cell office:value-type="float" office:value="0.193075" calcext:value-type="float">
            <text:p>0.193075</text:p>
          </table:table-cell>
          <table:table-cell office:value-type="float" office:value="0.631028" calcext:value-type="float">
            <text:p>0.631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23" calcext:value-type="float">
            <text:p>0.206523</text:p>
          </table:table-cell>
          <table:table-cell office:value-type="float" office:value="0.196088" calcext:value-type="float">
            <text:p>0.196088</text:p>
          </table:table-cell>
          <table:table-cell office:value-type="float" office:value="0.610995" calcext:value-type="float">
            <text:p>0.6109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365" calcext:value-type="float">
            <text:p>0.185365</text:p>
          </table:table-cell>
          <table:table-cell office:value-type="float" office:value="0.199584" calcext:value-type="float">
            <text:p>0.199584</text:p>
          </table:table-cell>
          <table:table-cell office:value-type="float" office:value="0.61082" calcext:value-type="float">
            <text:p>0.61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996" calcext:value-type="float">
            <text:p>0.213996</text:p>
          </table:table-cell>
          <table:table-cell office:value-type="float" office:value="0.196191" calcext:value-type="float">
            <text:p>0.196191</text:p>
          </table:table-cell>
          <table:table-cell office:value-type="float" office:value="0.642447" calcext:value-type="float">
            <text:p>0.642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596" calcext:value-type="float">
            <text:p>0.182596</text:p>
          </table:table-cell>
          <table:table-cell office:value-type="float" office:value="0.157131" calcext:value-type="float">
            <text:p>0.157131</text:p>
          </table:table-cell>
          <table:table-cell office:value-type="float" office:value="0.613839" calcext:value-type="float">
            <text:p>0.6138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75" calcext:value-type="float">
            <text:p>0.201675</text:p>
          </table:table-cell>
          <table:table-cell office:value-type="float" office:value="0.202109" calcext:value-type="float">
            <text:p>0.202109</text:p>
          </table:table-cell>
          <table:table-cell office:value-type="float" office:value="0.680807" calcext:value-type="float">
            <text:p>0.6808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311" calcext:value-type="float">
            <text:p>0.221311</text:p>
          </table:table-cell>
          <table:table-cell office:value-type="float" office:value="0.196614" calcext:value-type="float">
            <text:p>0.196614</text:p>
          </table:table-cell>
          <table:table-cell office:value-type="float" office:value="0.68866" calcext:value-type="float">
            <text:p>0.688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673" calcext:value-type="float">
            <text:p>0.215673</text:p>
          </table:table-cell>
          <table:table-cell office:value-type="float" office:value="0.191005" calcext:value-type="float">
            <text:p>0.191005</text:p>
          </table:table-cell>
          <table:table-cell office:value-type="float" office:value="0.452551" calcext:value-type="float">
            <text:p>0.452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14" calcext:value-type="float">
            <text:p>0.200514</text:p>
          </table:table-cell>
          <table:table-cell office:value-type="float" office:value="0.199794" calcext:value-type="float">
            <text:p>0.199794</text:p>
          </table:table-cell>
          <table:table-cell office:value-type="float" office:value="0.651359" calcext:value-type="float">
            <text:p>0.6513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997" calcext:value-type="float">
            <text:p>0.203997</text:p>
          </table:table-cell>
          <table:table-cell office:value-type="float" office:value="0.164127" calcext:value-type="float">
            <text:p>0.164127</text:p>
          </table:table-cell>
          <table:table-cell office:value-type="float" office:value="0.63389" calcext:value-type="float">
            <text:p>0.63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65" calcext:value-type="float">
            <text:p>0.208865</text:p>
          </table:table-cell>
          <table:table-cell office:value-type="float" office:value="0.177176" calcext:value-type="float">
            <text:p>0.177176</text:p>
          </table:table-cell>
          <table:table-cell office:value-type="float" office:value="0.625326" calcext:value-type="float">
            <text:p>0.6253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94" calcext:value-type="float">
            <text:p>0.212194</text:p>
          </table:table-cell>
          <table:table-cell office:value-type="float" office:value="0.192881" calcext:value-type="float">
            <text:p>0.192881</text:p>
          </table:table-cell>
          <table:table-cell office:value-type="float" office:value="0.638461" calcext:value-type="float">
            <text:p>0.6384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3" calcext:value-type="float">
            <text:p>0.20673</text:p>
          </table:table-cell>
          <table:table-cell office:value-type="float" office:value="0.200043" calcext:value-type="float">
            <text:p>0.200043</text:p>
          </table:table-cell>
          <table:table-cell office:value-type="float" office:value="0.651768" calcext:value-type="float">
            <text:p>0.6517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351" calcext:value-type="float">
            <text:p>0.225351</text:p>
          </table:table-cell>
          <table:table-cell office:value-type="float" office:value="0.182404" calcext:value-type="float">
            <text:p>0.182404</text:p>
          </table:table-cell>
          <table:table-cell office:value-type="float" office:value="0.632503" calcext:value-type="float">
            <text:p>0.6325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554" calcext:value-type="float">
            <text:p>0.198554</text:p>
          </table:table-cell>
          <table:table-cell office:value-type="float" office:value="0.199011" calcext:value-type="float">
            <text:p>0.199011</text:p>
          </table:table-cell>
          <table:table-cell office:value-type="float" office:value="0.647642" calcext:value-type="float">
            <text:p>0.6476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574" calcext:value-type="float">
            <text:p>0.209574</text:p>
          </table:table-cell>
          <table:table-cell office:value-type="float" office:value="0.195397" calcext:value-type="float">
            <text:p>0.195397</text:p>
          </table:table-cell>
          <table:table-cell office:value-type="float" office:value="0.617662" calcext:value-type="float">
            <text:p>0.617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364" calcext:value-type="float">
            <text:p>0.207364</text:p>
          </table:table-cell>
          <table:table-cell office:value-type="float" office:value="0.182655" calcext:value-type="float">
            <text:p>0.182655</text:p>
          </table:table-cell>
          <table:table-cell office:value-type="float" office:value="0.62642" calcext:value-type="float">
            <text:p>0.626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373" calcext:value-type="float">
            <text:p>0.216373</text:p>
          </table:table-cell>
          <table:table-cell office:value-type="float" office:value="0.117701" calcext:value-type="float">
            <text:p>0.117701</text:p>
          </table:table-cell>
          <table:table-cell office:value-type="float" office:value="0.650171" calcext:value-type="float">
            <text:p>0.6501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248" calcext:value-type="float">
            <text:p>0.122248</text:p>
          </table:table-cell>
          <table:table-cell office:value-type="float" office:value="0.204067" calcext:value-type="float">
            <text:p>0.204067</text:p>
          </table:table-cell>
          <table:table-cell office:value-type="float" office:value="0.638361" calcext:value-type="float">
            <text:p>0.6383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272" calcext:value-type="float">
            <text:p>0.207272</text:p>
          </table:table-cell>
          <table:table-cell office:value-type="float" office:value="0.18386" calcext:value-type="float">
            <text:p>0.18386</text:p>
          </table:table-cell>
          <table:table-cell office:value-type="float" office:value="0.624409" calcext:value-type="float">
            <text:p>0.624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031" calcext:value-type="float">
            <text:p>0.124031</text:p>
          </table:table-cell>
          <table:table-cell office:value-type="float" office:value="0.173605" calcext:value-type="float">
            <text:p>0.173605</text:p>
          </table:table-cell>
          <table:table-cell office:value-type="float" office:value="0.498996" calcext:value-type="float">
            <text:p>0.4989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567" calcext:value-type="float">
            <text:p>0.188567</text:p>
          </table:table-cell>
          <table:table-cell office:value-type="float" office:value="0.203445" calcext:value-type="float">
            <text:p>0.203445</text:p>
          </table:table-cell>
          <table:table-cell office:value-type="float" office:value="0.619017" calcext:value-type="float">
            <text:p>0.6190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673" calcext:value-type="float">
            <text:p>0.190673</text:p>
          </table:table-cell>
          <table:table-cell office:value-type="float" office:value="0.131447" calcext:value-type="float">
            <text:p>0.131447</text:p>
          </table:table-cell>
          <table:table-cell office:value-type="float" office:value="0.626891" calcext:value-type="float">
            <text:p>0.6268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391" calcext:value-type="float">
            <text:p>0.198391</text:p>
          </table:table-cell>
          <table:table-cell office:value-type="float" office:value="0.116912" calcext:value-type="float">
            <text:p>0.116912</text:p>
          </table:table-cell>
          <table:table-cell office:value-type="float" office:value="0.641773" calcext:value-type="float">
            <text:p>0.6417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.180244" calcext:value-type="float">
            <text:p>0.180244</text:p>
          </table:table-cell>
          <table:table-cell office:value-type="float" office:value="0.651703" calcext:value-type="float">
            <text:p>0.6517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01" calcext:value-type="float">
            <text:p>0.13201</text:p>
          </table:table-cell>
          <table:table-cell office:value-type="float" office:value="0.118085" calcext:value-type="float">
            <text:p>0.118085</text:p>
          </table:table-cell>
          <table:table-cell office:value-type="float" office:value="0.542121" calcext:value-type="float">
            <text:p>0.542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625" calcext:value-type="float">
            <text:p>0.211625</text:p>
          </table:table-cell>
          <table:table-cell office:value-type="float" office:value="0.186142" calcext:value-type="float">
            <text:p>0.186142</text:p>
          </table:table-cell>
          <table:table-cell office:value-type="float" office:value="0.61832" calcext:value-type="float">
            <text:p>0.61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987" calcext:value-type="float">
            <text:p>0.208987</text:p>
          </table:table-cell>
          <table:table-cell office:value-type="float" office:value="0.207931" calcext:value-type="float">
            <text:p>0.207931</text:p>
          </table:table-cell>
          <table:table-cell office:value-type="float" office:value="0.627371" calcext:value-type="float">
            <text:p>0.6273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844" calcext:value-type="float">
            <text:p>0.205844</text:p>
          </table:table-cell>
          <table:table-cell office:value-type="float" office:value="0.189545" calcext:value-type="float">
            <text:p>0.189545</text:p>
          </table:table-cell>
          <table:table-cell office:value-type="float" office:value="0.555683" calcext:value-type="float">
            <text:p>0.555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68" calcext:value-type="float">
            <text:p>0.206768</text:p>
          </table:table-cell>
          <table:table-cell office:value-type="float" office:value="0.125865" calcext:value-type="float">
            <text:p>0.125865</text:p>
          </table:table-cell>
          <table:table-cell office:value-type="float" office:value="0.602115" calcext:value-type="float">
            <text:p>0.6021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81" calcext:value-type="float">
            <text:p>0.209381</text:p>
          </table:table-cell>
          <table:table-cell office:value-type="float" office:value="0.198499" calcext:value-type="float">
            <text:p>0.198499</text:p>
          </table:table-cell>
          <table:table-cell office:value-type="float" office:value="0.61631" calcext:value-type="float">
            <text:p>0.616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314" calcext:value-type="float">
            <text:p>0.202314</text:p>
          </table:table-cell>
          <table:table-cell office:value-type="float" office:value="0.192846" calcext:value-type="float">
            <text:p>0.192846</text:p>
          </table:table-cell>
          <table:table-cell office:value-type="float" office:value="0.625916" calcext:value-type="float">
            <text:p>0.6259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8093" calcext:value-type="float">
            <text:p>0.238093</text:p>
          </table:table-cell>
          <table:table-cell office:value-type="float" office:value="0.194139" calcext:value-type="float">
            <text:p>0.194139</text:p>
          </table:table-cell>
          <table:table-cell office:value-type="float" office:value="0.648854" calcext:value-type="float">
            <text:p>0.648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509" calcext:value-type="float">
            <text:p>0.205509</text:p>
          </table:table-cell>
          <table:table-cell office:value-type="float" office:value="0.191963" calcext:value-type="float">
            <text:p>0.191963</text:p>
          </table:table-cell>
          <table:table-cell office:value-type="float" office:value="0.632511" calcext:value-type="float">
            <text:p>0.6325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811" calcext:value-type="float">
            <text:p>0.226811</text:p>
          </table:table-cell>
          <table:table-cell office:value-type="float" office:value="0.196447" calcext:value-type="float">
            <text:p>0.196447</text:p>
          </table:table-cell>
          <table:table-cell office:value-type="float" office:value="0.632802" calcext:value-type="float">
            <text:p>0.6328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877" calcext:value-type="float">
            <text:p>0.199877</text:p>
          </table:table-cell>
          <table:table-cell office:value-type="float" office:value="0.176711" calcext:value-type="float">
            <text:p>0.176711</text:p>
          </table:table-cell>
          <table:table-cell office:value-type="float" office:value="0.627246" calcext:value-type="float">
            <text:p>0.6272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179" calcext:value-type="float">
            <text:p>0.201179</text:p>
          </table:table-cell>
          <table:table-cell office:value-type="float" office:value="0.188774" calcext:value-type="float">
            <text:p>0.188774</text:p>
          </table:table-cell>
          <table:table-cell office:value-type="float" office:value="0.65683" calcext:value-type="float">
            <text:p>0.65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563" calcext:value-type="float">
            <text:p>0.117563</text:p>
          </table:table-cell>
          <table:table-cell office:value-type="float" office:value="0.19402" calcext:value-type="float">
            <text:p>0.19402</text:p>
          </table:table-cell>
          <table:table-cell office:value-type="float" office:value="0.563751" calcext:value-type="float">
            <text:p>0.5637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01383" calcext:value-type="float">
            <text:p>0.201383</text:p>
          </table:table-cell>
          <table:table-cell table:formula="of:=MEDIAN([.C2:.C151])" office:value-type="float" office:value="0.191149" calcext:value-type="float">
            <text:p>0.191149</text:p>
          </table:table-cell>
          <table:table-cell table:formula="of:=MEDIAN([.D2:.D151])" office:value-type="float" office:value="0.6305345" calcext:value-type="float">
            <text:p>0.6305345</text:p>
          </table:table-cell>
        </table:table-row>
      </table:table>
      <table:table table:name="Latexy" table:style-name="ta1">
        <table:shapes>
          <draw:frame draw:z-index="0" draw:style-name="gr1" draw:text-style-name="P1" svg:width="1069.63pt" svg:height="599.84pt" svg:x="256pt" svg:y="13.18pt">
            <loext:p draw:notify-on-update-of-ranges="Latexy.B1:Latexy.B1 Latexy.B2:Latexy.B151 Latexy.C1:Latexy.C1 Latexy.C2:Latexy.C151 Latexy.D1:Latexy.D1 Latexy.D2:Latexy.D1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597" calcext:value-type="float">
            <text:p>0.185597</text:p>
          </table:table-cell>
          <table:table-cell office:value-type="float" office:value="0.163304" calcext:value-type="float">
            <text:p>0.163304</text:p>
          </table:table-cell>
          <table:table-cell office:value-type="float" office:value="0.624807" calcext:value-type="float">
            <text:p>0.6248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543" calcext:value-type="float">
            <text:p>0.192543</text:p>
          </table:table-cell>
          <table:table-cell office:value-type="float" office:value="0.16593" calcext:value-type="float">
            <text:p>0.16593</text:p>
          </table:table-cell>
          <table:table-cell office:value-type="float" office:value="0.408828" calcext:value-type="float">
            <text:p>0.4088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462" calcext:value-type="float">
            <text:p>0.185462</text:p>
          </table:table-cell>
          <table:table-cell office:value-type="float" office:value="0.17481" calcext:value-type="float">
            <text:p>0.17481</text:p>
          </table:table-cell>
          <table:table-cell office:value-type="float" office:value="0.65275" calcext:value-type="float">
            <text:p>0.65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979" calcext:value-type="float">
            <text:p>0.180979</text:p>
          </table:table-cell>
          <table:table-cell office:value-type="float" office:value="0.172798" calcext:value-type="float">
            <text:p>0.172798</text:p>
          </table:table-cell>
          <table:table-cell office:value-type="float" office:value="0.639816" calcext:value-type="float">
            <text:p>0.6398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885" calcext:value-type="float">
            <text:p>0.180885</text:p>
          </table:table-cell>
          <table:table-cell office:value-type="float" office:value="0.116975" calcext:value-type="float">
            <text:p>0.116975</text:p>
          </table:table-cell>
          <table:table-cell office:value-type="float" office:value="0.650079" calcext:value-type="float">
            <text:p>0.650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5112" calcext:value-type="float">
            <text:p>0.175112</text:p>
          </table:table-cell>
          <table:table-cell office:value-type="float" office:value="0.18086" calcext:value-type="float">
            <text:p>0.18086</text:p>
          </table:table-cell>
          <table:table-cell office:value-type="float" office:value="0.650491" calcext:value-type="float">
            <text:p>0.6504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408" calcext:value-type="float">
            <text:p>0.176408</text:p>
          </table:table-cell>
          <table:table-cell office:value-type="float" office:value="0.184979" calcext:value-type="float">
            <text:p>0.184979</text:p>
          </table:table-cell>
          <table:table-cell office:value-type="float" office:value="0.620551" calcext:value-type="float">
            <text:p>0.620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689" calcext:value-type="float">
            <text:p>0.176689</text:p>
          </table:table-cell>
          <table:table-cell office:value-type="float" office:value="0.18621" calcext:value-type="float">
            <text:p>0.18621</text:p>
          </table:table-cell>
          <table:table-cell office:value-type="float" office:value="0.637013" calcext:value-type="float">
            <text:p>0.6370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975" calcext:value-type="float">
            <text:p>0.195975</text:p>
          </table:table-cell>
          <table:table-cell office:value-type="float" office:value="0.187362" calcext:value-type="float">
            <text:p>0.187362</text:p>
          </table:table-cell>
          <table:table-cell office:value-type="float" office:value="0.701392" calcext:value-type="float">
            <text:p>0.7013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92" calcext:value-type="float">
            <text:p>0.189392</text:p>
          </table:table-cell>
          <table:table-cell office:value-type="float" office:value="0.188293" calcext:value-type="float">
            <text:p>0.188293</text:p>
          </table:table-cell>
          <table:table-cell office:value-type="float" office:value="0.653666" calcext:value-type="float">
            <text:p>0.6536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278" calcext:value-type="float">
            <text:p>0.179278</text:p>
          </table:table-cell>
          <table:table-cell office:value-type="float" office:value="0.109109" calcext:value-type="float">
            <text:p>0.109109</text:p>
          </table:table-cell>
          <table:table-cell office:value-type="float" office:value="0.642862" calcext:value-type="float">
            <text:p>0.642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097" calcext:value-type="float">
            <text:p>0.184097</text:p>
          </table:table-cell>
          <table:table-cell office:value-type="float" office:value="0.10876" calcext:value-type="float">
            <text:p>0.10876</text:p>
          </table:table-cell>
          <table:table-cell office:value-type="float" office:value="0.412924" calcext:value-type="float">
            <text:p>0.412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44" calcext:value-type="float">
            <text:p>0.203244</text:p>
          </table:table-cell>
          <table:table-cell office:value-type="float" office:value="0.188087" calcext:value-type="float">
            <text:p>0.188087</text:p>
          </table:table-cell>
          <table:table-cell office:value-type="float" office:value="0.666421" calcext:value-type="float">
            <text:p>0.6664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925" calcext:value-type="float">
            <text:p>0.123925</text:p>
          </table:table-cell>
          <table:table-cell office:value-type="float" office:value="0.190392" calcext:value-type="float">
            <text:p>0.190392</text:p>
          </table:table-cell>
          <table:table-cell office:value-type="float" office:value="0.56204" calcext:value-type="float">
            <text:p>0.562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166" calcext:value-type="float">
            <text:p>0.187166</text:p>
          </table:table-cell>
          <table:table-cell office:value-type="float" office:value="0.188026" calcext:value-type="float">
            <text:p>0.188026</text:p>
          </table:table-cell>
          <table:table-cell office:value-type="float" office:value="0.681332" calcext:value-type="float">
            <text:p>0.6813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05" calcext:value-type="float">
            <text:p>0.205205</text:p>
          </table:table-cell>
          <table:table-cell office:value-type="float" office:value="0.183491" calcext:value-type="float">
            <text:p>0.183491</text:p>
          </table:table-cell>
          <table:table-cell office:value-type="float" office:value="0.666701" calcext:value-type="float">
            <text:p>0.666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006" calcext:value-type="float">
            <text:p>0.207006</text:p>
          </table:table-cell>
          <table:table-cell office:value-type="float" office:value="0.186304" calcext:value-type="float">
            <text:p>0.186304</text:p>
          </table:table-cell>
          <table:table-cell office:value-type="float" office:value="0.693706" calcext:value-type="float">
            <text:p>0.693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406" calcext:value-type="float">
            <text:p>0.202406</text:p>
          </table:table-cell>
          <table:table-cell office:value-type="float" office:value="0.181339" calcext:value-type="float">
            <text:p>0.181339</text:p>
          </table:table-cell>
          <table:table-cell office:value-type="float" office:value="0.679677" calcext:value-type="float">
            <text:p>0.6796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169" calcext:value-type="float">
            <text:p>0.125169</text:p>
          </table:table-cell>
          <table:table-cell office:value-type="float" office:value="0.179566" calcext:value-type="float">
            <text:p>0.179566</text:p>
          </table:table-cell>
          <table:table-cell office:value-type="float" office:value="0.665177" calcext:value-type="float">
            <text:p>0.665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776" calcext:value-type="float">
            <text:p>0.206776</text:p>
          </table:table-cell>
          <table:table-cell office:value-type="float" office:value="0.185602" calcext:value-type="float">
            <text:p>0.185602</text:p>
          </table:table-cell>
          <table:table-cell office:value-type="float" office:value="0.638693" calcext:value-type="float">
            <text:p>0.6386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8" calcext:value-type="float">
            <text:p>0.19788</text:p>
          </table:table-cell>
          <table:table-cell office:value-type="float" office:value="0.140103" calcext:value-type="float">
            <text:p>0.140103</text:p>
          </table:table-cell>
          <table:table-cell office:value-type="float" office:value="0.673687" calcext:value-type="float">
            <text:p>0.6736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46" calcext:value-type="float">
            <text:p>0.202646</text:p>
          </table:table-cell>
          <table:table-cell office:value-type="float" office:value="0.175438" calcext:value-type="float">
            <text:p>0.175438</text:p>
          </table:table-cell>
          <table:table-cell office:value-type="float" office:value="0.404799" calcext:value-type="float">
            <text:p>0.4047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5498" calcext:value-type="float">
            <text:p>0.115498</text:p>
          </table:table-cell>
          <table:table-cell office:value-type="float" office:value="0.110788" calcext:value-type="float">
            <text:p>0.110788</text:p>
          </table:table-cell>
          <table:table-cell office:value-type="float" office:value="0.685664" calcext:value-type="float">
            <text:p>0.6856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663" calcext:value-type="float">
            <text:p>0.191663</text:p>
          </table:table-cell>
          <table:table-cell office:value-type="float" office:value="0.189131" calcext:value-type="float">
            <text:p>0.189131</text:p>
          </table:table-cell>
          <table:table-cell office:value-type="float" office:value="0.682731" calcext:value-type="float">
            <text:p>0.6827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418" calcext:value-type="float">
            <text:p>0.190418</text:p>
          </table:table-cell>
          <table:table-cell office:value-type="float" office:value="0.191939" calcext:value-type="float">
            <text:p>0.191939</text:p>
          </table:table-cell>
          <table:table-cell office:value-type="float" office:value="0.66541" calcext:value-type="float">
            <text:p>0.665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50112" calcext:value-type="float">
            <text:p>0.250112</text:p>
          </table:table-cell>
          <table:table-cell office:value-type="float" office:value="0.190182" calcext:value-type="float">
            <text:p>0.190182</text:p>
          </table:table-cell>
          <table:table-cell office:value-type="float" office:value="0.466272" calcext:value-type="float">
            <text:p>0.4662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439" calcext:value-type="float">
            <text:p>0.13439</text:p>
          </table:table-cell>
          <table:table-cell office:value-type="float" office:value="0.174219" calcext:value-type="float">
            <text:p>0.174219</text:p>
          </table:table-cell>
          <table:table-cell office:value-type="float" office:value="0.63301" calcext:value-type="float">
            <text:p>0.633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38" calcext:value-type="float">
            <text:p>0.11838</text:p>
          </table:table-cell>
          <table:table-cell office:value-type="float" office:value="0.182976" calcext:value-type="float">
            <text:p>0.182976</text:p>
          </table:table-cell>
          <table:table-cell office:value-type="float" office:value="0.655323" calcext:value-type="float">
            <text:p>0.655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151" calcext:value-type="float">
            <text:p>0.123151</text:p>
          </table:table-cell>
          <table:table-cell office:value-type="float" office:value="0.181188" calcext:value-type="float">
            <text:p>0.181188</text:p>
          </table:table-cell>
          <table:table-cell office:value-type="float" office:value="0.668804" calcext:value-type="float">
            <text:p>0.6688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158" calcext:value-type="float">
            <text:p>0.207158</text:p>
          </table:table-cell>
          <table:table-cell office:value-type="float" office:value="0.175562" calcext:value-type="float">
            <text:p>0.175562</text:p>
          </table:table-cell>
          <table:table-cell office:value-type="float" office:value="0.646255" calcext:value-type="float">
            <text:p>0.6462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879" calcext:value-type="float">
            <text:p>0.199879</text:p>
          </table:table-cell>
          <table:table-cell office:value-type="float" office:value="0.121112" calcext:value-type="float">
            <text:p>0.121112</text:p>
          </table:table-cell>
          <table:table-cell office:value-type="float" office:value="0.437119" calcext:value-type="float">
            <text:p>0.4371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23" calcext:value-type="float">
            <text:p>0.195623</text:p>
          </table:table-cell>
          <table:table-cell office:value-type="float" office:value="0.150266" calcext:value-type="float">
            <text:p>0.150266</text:p>
          </table:table-cell>
          <table:table-cell office:value-type="float" office:value="0.69048" calcext:value-type="float">
            <text:p>0.690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829" calcext:value-type="float">
            <text:p>0.167829</text:p>
          </table:table-cell>
          <table:table-cell office:value-type="float" office:value="0.173834" calcext:value-type="float">
            <text:p>0.173834</text:p>
          </table:table-cell>
          <table:table-cell office:value-type="float" office:value="0.604993" calcext:value-type="float">
            <text:p>0.6049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317" calcext:value-type="float">
            <text:p>0.202317</text:p>
          </table:table-cell>
          <table:table-cell office:value-type="float" office:value="0.143815" calcext:value-type="float">
            <text:p>0.143815</text:p>
          </table:table-cell>
          <table:table-cell office:value-type="float" office:value="0.688483" calcext:value-type="float">
            <text:p>0.6884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04" calcext:value-type="float">
            <text:p>0.203504</text:p>
          </table:table-cell>
          <table:table-cell office:value-type="float" office:value="0.18856" calcext:value-type="float">
            <text:p>0.18856</text:p>
          </table:table-cell>
          <table:table-cell office:value-type="float" office:value="0.647456" calcext:value-type="float">
            <text:p>0.6474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173785" calcext:value-type="float">
            <text:p>0.173785</text:p>
          </table:table-cell>
          <table:table-cell office:value-type="float" office:value="0.673423" calcext:value-type="float">
            <text:p>0.6734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13" calcext:value-type="float">
            <text:p>0.184613</text:p>
          </table:table-cell>
          <table:table-cell office:value-type="float" office:value="0.181894" calcext:value-type="float">
            <text:p>0.181894</text:p>
          </table:table-cell>
          <table:table-cell office:value-type="float" office:value="0.522271" calcext:value-type="float">
            <text:p>0.5222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612" calcext:value-type="float">
            <text:p>0.179612</text:p>
          </table:table-cell>
          <table:table-cell office:value-type="float" office:value="0.161387" calcext:value-type="float">
            <text:p>0.161387</text:p>
          </table:table-cell>
          <table:table-cell office:value-type="float" office:value="0.665738" calcext:value-type="float">
            <text:p>0.6657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701" calcext:value-type="float">
            <text:p>0.197701</text:p>
          </table:table-cell>
          <table:table-cell office:value-type="float" office:value="0.172159" calcext:value-type="float">
            <text:p>0.172159</text:p>
          </table:table-cell>
          <table:table-cell office:value-type="float" office:value="0.660026" calcext:value-type="float">
            <text:p>0.6600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205" calcext:value-type="float">
            <text:p>0.193205</text:p>
          </table:table-cell>
          <table:table-cell office:value-type="float" office:value="0.191501" calcext:value-type="float">
            <text:p>0.191501</text:p>
          </table:table-cell>
          <table:table-cell office:value-type="float" office:value="0.52153" calcext:value-type="float">
            <text:p>0.521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04" calcext:value-type="float">
            <text:p>0.206304</text:p>
          </table:table-cell>
          <table:table-cell office:value-type="float" office:value="0.179789" calcext:value-type="float">
            <text:p>0.179789</text:p>
          </table:table-cell>
          <table:table-cell office:value-type="float" office:value="0.618571" calcext:value-type="float">
            <text:p>0.6185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01" calcext:value-type="float">
            <text:p>0.206401</text:p>
          </table:table-cell>
          <table:table-cell office:value-type="float" office:value="0.182665" calcext:value-type="float">
            <text:p>0.182665</text:p>
          </table:table-cell>
          <table:table-cell office:value-type="float" office:value="0.532752" calcext:value-type="float">
            <text:p>0.5327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315" calcext:value-type="float">
            <text:p>0.190315</text:p>
          </table:table-cell>
          <table:table-cell office:value-type="float" office:value="0.186389" calcext:value-type="float">
            <text:p>0.186389</text:p>
          </table:table-cell>
          <table:table-cell office:value-type="float" office:value="0.637964" calcext:value-type="float">
            <text:p>0.637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221" calcext:value-type="float">
            <text:p>0.209221</text:p>
          </table:table-cell>
          <table:table-cell office:value-type="float" office:value="0.17317" calcext:value-type="float">
            <text:p>0.17317</text:p>
          </table:table-cell>
          <table:table-cell office:value-type="float" office:value="0.59121" calcext:value-type="float">
            <text:p>0.59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006" calcext:value-type="float">
            <text:p>0.119006</text:p>
          </table:table-cell>
          <table:table-cell office:value-type="float" office:value="0.186607" calcext:value-type="float">
            <text:p>0.186607</text:p>
          </table:table-cell>
          <table:table-cell office:value-type="float" office:value="0.657709" calcext:value-type="float">
            <text:p>0.6577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191933" calcext:value-type="float">
            <text:p>0.191933</text:p>
          </table:table-cell>
          <table:table-cell office:value-type="float" office:value="0.679497" calcext:value-type="float">
            <text:p>0.6794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29" calcext:value-type="float">
            <text:p>0.207829</text:p>
          </table:table-cell>
          <table:table-cell office:value-type="float" office:value="0.152888" calcext:value-type="float">
            <text:p>0.152888</text:p>
          </table:table-cell>
          <table:table-cell office:value-type="float" office:value="0.661287" calcext:value-type="float">
            <text:p>0.6612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822" calcext:value-type="float">
            <text:p>0.119822</text:p>
          </table:table-cell>
          <table:table-cell office:value-type="float" office:value="0.173532" calcext:value-type="float">
            <text:p>0.173532</text:p>
          </table:table-cell>
          <table:table-cell office:value-type="float" office:value="0.667972" calcext:value-type="float">
            <text:p>0.6679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77" calcext:value-type="float">
            <text:p>0.206877</text:p>
          </table:table-cell>
          <table:table-cell office:value-type="float" office:value="0.194695" calcext:value-type="float">
            <text:p>0.194695</text:p>
          </table:table-cell>
          <table:table-cell office:value-type="float" office:value="0.654778" calcext:value-type="float">
            <text:p>0.6547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6072" calcext:value-type="float">
            <text:p>0.176072</text:p>
          </table:table-cell>
          <table:table-cell office:value-type="float" office:value="0.195422" calcext:value-type="float">
            <text:p>0.195422</text:p>
          </table:table-cell>
          <table:table-cell office:value-type="float" office:value="0.658919" calcext:value-type="float">
            <text:p>0.6589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653" calcext:value-type="float">
            <text:p>0.120653</text:p>
          </table:table-cell>
          <table:table-cell office:value-type="float" office:value="0.188318" calcext:value-type="float">
            <text:p>0.188318</text:p>
          </table:table-cell>
          <table:table-cell office:value-type="float" office:value="0.659122" calcext:value-type="float">
            <text:p>0.6591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816" calcext:value-type="float">
            <text:p>0.183816</text:p>
          </table:table-cell>
          <table:table-cell office:value-type="float" office:value="0.15363" calcext:value-type="float">
            <text:p>0.15363</text:p>
          </table:table-cell>
          <table:table-cell office:value-type="float" office:value="0.682126" calcext:value-type="float">
            <text:p>0.6821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87" calcext:value-type="float">
            <text:p>0.204987</text:p>
          </table:table-cell>
          <table:table-cell office:value-type="float" office:value="0.181012" calcext:value-type="float">
            <text:p>0.181012</text:p>
          </table:table-cell>
          <table:table-cell office:value-type="float" office:value="0.649162" calcext:value-type="float">
            <text:p>0.6491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718" calcext:value-type="float">
            <text:p>0.178718</text:p>
          </table:table-cell>
          <table:table-cell office:value-type="float" office:value="0.243039" calcext:value-type="float">
            <text:p>0.243039</text:p>
          </table:table-cell>
          <table:table-cell office:value-type="float" office:value="0.434464" calcext:value-type="float">
            <text:p>0.4344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72" calcext:value-type="float">
            <text:p>0.12372</text:p>
          </table:table-cell>
          <table:table-cell office:value-type="float" office:value="0.174364" calcext:value-type="float">
            <text:p>0.174364</text:p>
          </table:table-cell>
          <table:table-cell office:value-type="float" office:value="0.657577" calcext:value-type="float">
            <text:p>0.6575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331" calcext:value-type="float">
            <text:p>0.122331</text:p>
          </table:table-cell>
          <table:table-cell office:value-type="float" office:value="0.184267" calcext:value-type="float">
            <text:p>0.184267</text:p>
          </table:table-cell>
          <table:table-cell office:value-type="float" office:value="0.606327" calcext:value-type="float">
            <text:p>0.606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19" calcext:value-type="float">
            <text:p>0.20219</text:p>
          </table:table-cell>
          <table:table-cell office:value-type="float" office:value="0.192935" calcext:value-type="float">
            <text:p>0.192935</text:p>
          </table:table-cell>
          <table:table-cell office:value-type="float" office:value="0.629709" calcext:value-type="float">
            <text:p>0.6297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386" calcext:value-type="float">
            <text:p>0.194386</text:p>
          </table:table-cell>
          <table:table-cell office:value-type="float" office:value="0.191063" calcext:value-type="float">
            <text:p>0.191063</text:p>
          </table:table-cell>
          <table:table-cell office:value-type="float" office:value="0.651978" calcext:value-type="float">
            <text:p>0.6519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37" calcext:value-type="float">
            <text:p>0.19237</text:p>
          </table:table-cell>
          <table:table-cell office:value-type="float" office:value="0.187795" calcext:value-type="float">
            <text:p>0.187795</text:p>
          </table:table-cell>
          <table:table-cell office:value-type="float" office:value="0.674365" calcext:value-type="float">
            <text:p>0.6743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208" calcext:value-type="float">
            <text:p>0.132208</text:p>
          </table:table-cell>
          <table:table-cell office:value-type="float" office:value="0.194516" calcext:value-type="float">
            <text:p>0.194516</text:p>
          </table:table-cell>
          <table:table-cell office:value-type="float" office:value="0.652046" calcext:value-type="float">
            <text:p>0.6520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152" calcext:value-type="float">
            <text:p>0.198152</text:p>
          </table:table-cell>
          <table:table-cell office:value-type="float" office:value="0.194558" calcext:value-type="float">
            <text:p>0.194558</text:p>
          </table:table-cell>
          <table:table-cell office:value-type="float" office:value="0.662662" calcext:value-type="float">
            <text:p>0.662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206" calcext:value-type="float">
            <text:p>0.211206</text:p>
          </table:table-cell>
          <table:table-cell office:value-type="float" office:value="0.169785" calcext:value-type="float">
            <text:p>0.169785</text:p>
          </table:table-cell>
          <table:table-cell office:value-type="float" office:value="0.658654" calcext:value-type="float">
            <text:p>0.6586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5" calcext:value-type="float">
            <text:p>0.19915</text:p>
          </table:table-cell>
          <table:table-cell office:value-type="float" office:value="0.189612" calcext:value-type="float">
            <text:p>0.189612</text:p>
          </table:table-cell>
          <table:table-cell office:value-type="float" office:value="0.648302" calcext:value-type="float">
            <text:p>0.6483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392" calcext:value-type="float">
            <text:p>0.200392</text:p>
          </table:table-cell>
          <table:table-cell office:value-type="float" office:value="0.169734" calcext:value-type="float">
            <text:p>0.169734</text:p>
          </table:table-cell>
          <table:table-cell office:value-type="float" office:value="0.652979" calcext:value-type="float">
            <text:p>0.6529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678" calcext:value-type="float">
            <text:p>0.118678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0.558889" calcext:value-type="float">
            <text:p>0.558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462" calcext:value-type="float">
            <text:p>0.203462</text:p>
          </table:table-cell>
          <table:table-cell office:value-type="float" office:value="0.18886" calcext:value-type="float">
            <text:p>0.18886</text:p>
          </table:table-cell>
          <table:table-cell office:value-type="float" office:value="0.700418" calcext:value-type="float">
            <text:p>0.7004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51" calcext:value-type="float">
            <text:p>0.197651</text:p>
          </table:table-cell>
          <table:table-cell office:value-type="float" office:value="0.112956" calcext:value-type="float">
            <text:p>0.112956</text:p>
          </table:table-cell>
          <table:table-cell office:value-type="float" office:value="0.436961" calcext:value-type="float">
            <text:p>0.4369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4165" calcext:value-type="float">
            <text:p>0.164165</text:p>
          </table:table-cell>
          <table:table-cell office:value-type="float" office:value="0.111204" calcext:value-type="float">
            <text:p>0.111204</text:p>
          </table:table-cell>
          <table:table-cell office:value-type="float" office:value="0.67221" calcext:value-type="float">
            <text:p>0.672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23" calcext:value-type="float">
            <text:p>0.211923</text:p>
          </table:table-cell>
          <table:table-cell office:value-type="float" office:value="0.17259" calcext:value-type="float">
            <text:p>0.17259</text:p>
          </table:table-cell>
          <table:table-cell office:value-type="float" office:value="0.660784" calcext:value-type="float">
            <text:p>0.6607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395" calcext:value-type="float">
            <text:p>0.200395</text:p>
          </table:table-cell>
          <table:table-cell office:value-type="float" office:value="0.183038" calcext:value-type="float">
            <text:p>0.183038</text:p>
          </table:table-cell>
          <table:table-cell office:value-type="float" office:value="0.660875" calcext:value-type="float">
            <text:p>0.6608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74959" calcext:value-type="float">
            <text:p>0.274959</text:p>
          </table:table-cell>
          <table:table-cell office:value-type="float" office:value="0.184259" calcext:value-type="float">
            <text:p>0.184259</text:p>
          </table:table-cell>
          <table:table-cell office:value-type="float" office:value="0.652762" calcext:value-type="float">
            <text:p>0.652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907" calcext:value-type="float">
            <text:p>0.193907</text:p>
          </table:table-cell>
          <table:table-cell office:value-type="float" office:value="0.184625" calcext:value-type="float">
            <text:p>0.184625</text:p>
          </table:table-cell>
          <table:table-cell office:value-type="float" office:value="0.656447" calcext:value-type="float">
            <text:p>0.656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622" calcext:value-type="float">
            <text:p>0.205622</text:p>
          </table:table-cell>
          <table:table-cell office:value-type="float" office:value="0.180747" calcext:value-type="float">
            <text:p>0.180747</text:p>
          </table:table-cell>
          <table:table-cell office:value-type="float" office:value="0.693798" calcext:value-type="float">
            <text:p>0.693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89" calcext:value-type="float">
            <text:p>0.209389</text:p>
          </table:table-cell>
          <table:table-cell office:value-type="float" office:value="0.180084" calcext:value-type="float">
            <text:p>0.180084</text:p>
          </table:table-cell>
          <table:table-cell office:value-type="float" office:value="0.671688" calcext:value-type="float">
            <text:p>0.6716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492" calcext:value-type="float">
            <text:p>0.208492</text:p>
          </table:table-cell>
          <table:table-cell office:value-type="float" office:value="0.187906" calcext:value-type="float">
            <text:p>0.187906</text:p>
          </table:table-cell>
          <table:table-cell office:value-type="float" office:value="0.65514" calcext:value-type="float">
            <text:p>0.655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953" calcext:value-type="float">
            <text:p>0.201953</text:p>
          </table:table-cell>
          <table:table-cell office:value-type="float" office:value="0.193854" calcext:value-type="float">
            <text:p>0.193854</text:p>
          </table:table-cell>
          <table:table-cell office:value-type="float" office:value="0.65528" calcext:value-type="float">
            <text:p>0.655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24" calcext:value-type="float">
            <text:p>0.205224</text:p>
          </table:table-cell>
          <table:table-cell office:value-type="float" office:value="0.194469" calcext:value-type="float">
            <text:p>0.194469</text:p>
          </table:table-cell>
          <table:table-cell office:value-type="float" office:value="0.662177" calcext:value-type="float">
            <text:p>0.662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7" calcext:value-type="float">
            <text:p>0.21007</text:p>
          </table:table-cell>
          <table:table-cell office:value-type="float" office:value="0.172994" calcext:value-type="float">
            <text:p>0.172994</text:p>
          </table:table-cell>
          <table:table-cell office:value-type="float" office:value="0.630913" calcext:value-type="float">
            <text:p>0.6309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4919" calcext:value-type="float">
            <text:p>0.154919</text:p>
          </table:table-cell>
          <table:table-cell office:value-type="float" office:value="0.174552" calcext:value-type="float">
            <text:p>0.174552</text:p>
          </table:table-cell>
          <table:table-cell office:value-type="float" office:value="0.660936" calcext:value-type="float">
            <text:p>0.6609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845" calcext:value-type="float">
            <text:p>0.129845</text:p>
          </table:table-cell>
          <table:table-cell office:value-type="float" office:value="0.189513" calcext:value-type="float">
            <text:p>0.189513</text:p>
          </table:table-cell>
          <table:table-cell office:value-type="float" office:value="0.439268" calcext:value-type="float">
            <text:p>0.4392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393" calcext:value-type="float">
            <text:p>0.120393</text:p>
          </table:table-cell>
          <table:table-cell office:value-type="float" office:value="0.111224" calcext:value-type="float">
            <text:p>0.111224</text:p>
          </table:table-cell>
          <table:table-cell office:value-type="float" office:value="0.668462" calcext:value-type="float">
            <text:p>0.6684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715" calcext:value-type="float">
            <text:p>0.189715</text:p>
          </table:table-cell>
          <table:table-cell office:value-type="float" office:value="0.182979" calcext:value-type="float">
            <text:p>0.182979</text:p>
          </table:table-cell>
          <table:table-cell office:value-type="float" office:value="0.614075" calcext:value-type="float">
            <text:p>0.6140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83" calcext:value-type="float">
            <text:p>0.208383</text:p>
          </table:table-cell>
          <table:table-cell office:value-type="float" office:value="0.186321" calcext:value-type="float">
            <text:p>0.186321</text:p>
          </table:table-cell>
          <table:table-cell office:value-type="float" office:value="0.507528" calcext:value-type="float">
            <text:p>0.5075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525" calcext:value-type="float">
            <text:p>0.182525</text:p>
          </table:table-cell>
          <table:table-cell office:value-type="float" office:value="0.185466" calcext:value-type="float">
            <text:p>0.185466</text:p>
          </table:table-cell>
          <table:table-cell office:value-type="float" office:value="0.613189" calcext:value-type="float">
            <text:p>0.6131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1602" calcext:value-type="float">
            <text:p>0.141602</text:p>
          </table:table-cell>
          <table:table-cell office:value-type="float" office:value="0.190082" calcext:value-type="float">
            <text:p>0.190082</text:p>
          </table:table-cell>
          <table:table-cell office:value-type="float" office:value="0.64519" calcext:value-type="float">
            <text:p>0.64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58" calcext:value-type="float">
            <text:p>0.207658</text:p>
          </table:table-cell>
          <table:table-cell office:value-type="float" office:value="0.138926" calcext:value-type="float">
            <text:p>0.138926</text:p>
          </table:table-cell>
          <table:table-cell office:value-type="float" office:value="0.674358" calcext:value-type="float">
            <text:p>0.6743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992" calcext:value-type="float">
            <text:p>0.202992</text:p>
          </table:table-cell>
          <table:table-cell office:value-type="float" office:value="0.178808" calcext:value-type="float">
            <text:p>0.178808</text:p>
          </table:table-cell>
          <table:table-cell office:value-type="float" office:value="0.477123" calcext:value-type="float">
            <text:p>0.4771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523" calcext:value-type="float">
            <text:p>0.211523</text:p>
          </table:table-cell>
          <table:table-cell office:value-type="float" office:value="0.174662" calcext:value-type="float">
            <text:p>0.174662</text:p>
          </table:table-cell>
          <table:table-cell office:value-type="float" office:value="0.641369" calcext:value-type="float">
            <text:p>0.6413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613" calcext:value-type="float">
            <text:p>0.210613</text:p>
          </table:table-cell>
          <table:table-cell office:value-type="float" office:value="0.170532" calcext:value-type="float">
            <text:p>0.170532</text:p>
          </table:table-cell>
          <table:table-cell office:value-type="float" office:value="0.754566" calcext:value-type="float">
            <text:p>0.7545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77" calcext:value-type="float">
            <text:p>0.203577</text:p>
          </table:table-cell>
          <table:table-cell office:value-type="float" office:value="0.190206" calcext:value-type="float">
            <text:p>0.190206</text:p>
          </table:table-cell>
          <table:table-cell office:value-type="float" office:value="0.635967" calcext:value-type="float">
            <text:p>0.6359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326" calcext:value-type="float">
            <text:p>0.121326</text:p>
          </table:table-cell>
          <table:table-cell office:value-type="float" office:value="0.190796" calcext:value-type="float">
            <text:p>0.190796</text:p>
          </table:table-cell>
          <table:table-cell office:value-type="float" office:value="0.639848" calcext:value-type="float">
            <text:p>0.6398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45" calcext:value-type="float">
            <text:p>0.204645</text:p>
          </table:table-cell>
          <table:table-cell office:value-type="float" office:value="0.17075" calcext:value-type="float">
            <text:p>0.17075</text:p>
          </table:table-cell>
          <table:table-cell office:value-type="float" office:value="0.649964" calcext:value-type="float">
            <text:p>0.649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68" calcext:value-type="float">
            <text:p>0.186668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519078" calcext:value-type="float">
            <text:p>0.519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121" calcext:value-type="float">
            <text:p>0.210121</text:p>
          </table:table-cell>
          <table:table-cell office:value-type="float" office:value="0.186751" calcext:value-type="float">
            <text:p>0.186751</text:p>
          </table:table-cell>
          <table:table-cell office:value-type="float" office:value="0.64532" calcext:value-type="float">
            <text:p>0.64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743" calcext:value-type="float">
            <text:p>0.210743</text:p>
          </table:table-cell>
          <table:table-cell office:value-type="float" office:value="0.186165" calcext:value-type="float">
            <text:p>0.186165</text:p>
          </table:table-cell>
          <table:table-cell office:value-type="float" office:value="0.676205" calcext:value-type="float">
            <text:p>0.6762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81" calcext:value-type="float">
            <text:p>0.207581</text:p>
          </table:table-cell>
          <table:table-cell office:value-type="float" office:value="0.112508" calcext:value-type="float">
            <text:p>0.112508</text:p>
          </table:table-cell>
          <table:table-cell office:value-type="float" office:value="0.583201" calcext:value-type="float">
            <text:p>0.5832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24" calcext:value-type="float">
            <text:p>0.204624</text:p>
          </table:table-cell>
          <table:table-cell office:value-type="float" office:value="0.195669" calcext:value-type="float">
            <text:p>0.195669</text:p>
          </table:table-cell>
          <table:table-cell office:value-type="float" office:value="0.65824" calcext:value-type="float">
            <text:p>0.658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24" calcext:value-type="float">
            <text:p>0.203524</text:p>
          </table:table-cell>
          <table:table-cell office:value-type="float" office:value="0.116207" calcext:value-type="float">
            <text:p>0.116207</text:p>
          </table:table-cell>
          <table:table-cell office:value-type="float" office:value="0.641298" calcext:value-type="float">
            <text:p>0.641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303" calcext:value-type="float">
            <text:p>0.207303</text:p>
          </table:table-cell>
          <table:table-cell office:value-type="float" office:value="0.186938" calcext:value-type="float">
            <text:p>0.186938</text:p>
          </table:table-cell>
          <table:table-cell office:value-type="float" office:value="0.713789" calcext:value-type="float">
            <text:p>0.7137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39" calcext:value-type="float">
            <text:p>0.206839</text:p>
          </table:table-cell>
          <table:table-cell office:value-type="float" office:value="0.188732" calcext:value-type="float">
            <text:p>0.188732</text:p>
          </table:table-cell>
          <table:table-cell office:value-type="float" office:value="0.622283" calcext:value-type="float">
            <text:p>0.6222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21" calcext:value-type="float">
            <text:p>0.204721</text:p>
          </table:table-cell>
          <table:table-cell office:value-type="float" office:value="0.183156" calcext:value-type="float">
            <text:p>0.183156</text:p>
          </table:table-cell>
          <table:table-cell office:value-type="float" office:value="0.672082" calcext:value-type="float">
            <text:p>0.672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7" calcext:value-type="float">
            <text:p>0.20387</text:p>
          </table:table-cell>
          <table:table-cell office:value-type="float" office:value="0.217814" calcext:value-type="float">
            <text:p>0.217814</text:p>
          </table:table-cell>
          <table:table-cell office:value-type="float" office:value="0.615215" calcext:value-type="float">
            <text:p>0.6152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239" calcext:value-type="float">
            <text:p>0.166239</text:p>
          </table:table-cell>
          <table:table-cell office:value-type="float" office:value="0.201226" calcext:value-type="float">
            <text:p>0.201226</text:p>
          </table:table-cell>
          <table:table-cell office:value-type="float" office:value="0.634078" calcext:value-type="float">
            <text:p>0.634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86" calcext:value-type="float">
            <text:p>0.200486</text:p>
          </table:table-cell>
          <table:table-cell office:value-type="float" office:value="0.193456" calcext:value-type="float">
            <text:p>0.193456</text:p>
          </table:table-cell>
          <table:table-cell office:value-type="float" office:value="0.646925" calcext:value-type="float">
            <text:p>0.6469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5826" calcext:value-type="float">
            <text:p>0.25826</text:p>
          </table:table-cell>
          <table:table-cell office:value-type="float" office:value="0.193997" calcext:value-type="float">
            <text:p>0.193997</text:p>
          </table:table-cell>
          <table:table-cell office:value-type="float" office:value="0.615474" calcext:value-type="float">
            <text:p>0.6154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575" calcext:value-type="float">
            <text:p>0.184575</text:p>
          </table:table-cell>
          <table:table-cell office:value-type="float" office:value="0.175097" calcext:value-type="float">
            <text:p>0.175097</text:p>
          </table:table-cell>
          <table:table-cell office:value-type="float" office:value="0.672921" calcext:value-type="float">
            <text:p>0.6729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786" calcext:value-type="float">
            <text:p>0.207786</text:p>
          </table:table-cell>
          <table:table-cell office:value-type="float" office:value="0.20126" calcext:value-type="float">
            <text:p>0.20126</text:p>
          </table:table-cell>
          <table:table-cell office:value-type="float" office:value="0.669001" calcext:value-type="float">
            <text:p>0.6690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51" calcext:value-type="float">
            <text:p>0.204751</text:p>
          </table:table-cell>
          <table:table-cell office:value-type="float" office:value="0.18761" calcext:value-type="float">
            <text:p>0.18761</text:p>
          </table:table-cell>
          <table:table-cell office:value-type="float" office:value="0.670584" calcext:value-type="float">
            <text:p>0.6705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761" calcext:value-type="float">
            <text:p>0.201761</text:p>
          </table:table-cell>
          <table:table-cell office:value-type="float" office:value="0.184876" calcext:value-type="float">
            <text:p>0.184876</text:p>
          </table:table-cell>
          <table:table-cell office:value-type="float" office:value="0.663845" calcext:value-type="float">
            <text:p>0.663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916" calcext:value-type="float">
            <text:p>0.211916</text:p>
          </table:table-cell>
          <table:table-cell office:value-type="float" office:value="0.198268" calcext:value-type="float">
            <text:p>0.198268</text:p>
          </table:table-cell>
          <table:table-cell office:value-type="float" office:value="0.619107" calcext:value-type="float">
            <text:p>0.6191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13" calcext:value-type="float">
            <text:p>0.207813</text:p>
          </table:table-cell>
          <table:table-cell office:value-type="float" office:value="0.172799" calcext:value-type="float">
            <text:p>0.172799</text:p>
          </table:table-cell>
          <table:table-cell office:value-type="float" office:value="0.646799" calcext:value-type="float">
            <text:p>0.6467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066" calcext:value-type="float">
            <text:p>0.224066</text:p>
          </table:table-cell>
          <table:table-cell office:value-type="float" office:value="0.110103" calcext:value-type="float">
            <text:p>0.110103</text:p>
          </table:table-cell>
          <table:table-cell office:value-type="float" office:value="0.442164" calcext:value-type="float">
            <text:p>0.442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733" calcext:value-type="float">
            <text:p>0.123733</text:p>
          </table:table-cell>
          <table:table-cell office:value-type="float" office:value="0.18596" calcext:value-type="float">
            <text:p>0.18596</text:p>
          </table:table-cell>
          <table:table-cell office:value-type="float" office:value="0.654628" calcext:value-type="float">
            <text:p>0.6546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809" calcext:value-type="float">
            <text:p>0.192809</text:p>
          </table:table-cell>
          <table:table-cell office:value-type="float" office:value="0.201268" calcext:value-type="float">
            <text:p>0.201268</text:p>
          </table:table-cell>
          <table:table-cell office:value-type="float" office:value="0.62959" calcext:value-type="float">
            <text:p>0.629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644" calcext:value-type="float">
            <text:p>0.215644</text:p>
          </table:table-cell>
          <table:table-cell office:value-type="float" office:value="0.161364" calcext:value-type="float">
            <text:p>0.161364</text:p>
          </table:table-cell>
          <table:table-cell office:value-type="float" office:value="0.639231" calcext:value-type="float">
            <text:p>0.6392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509" calcext:value-type="float">
            <text:p>0.195509</text:p>
          </table:table-cell>
          <table:table-cell office:value-type="float" office:value="0.190027" calcext:value-type="float">
            <text:p>0.190027</text:p>
          </table:table-cell>
          <table:table-cell office:value-type="float" office:value="0.505981" calcext:value-type="float">
            <text:p>0.5059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011" calcext:value-type="float">
            <text:p>0.208011</text:p>
          </table:table-cell>
          <table:table-cell office:value-type="float" office:value="0.109778" calcext:value-type="float">
            <text:p>0.109778</text:p>
          </table:table-cell>
          <table:table-cell office:value-type="float" office:value="0.694746" calcext:value-type="float">
            <text:p>0.6947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3072" calcext:value-type="float">
            <text:p>0.153072</text:p>
          </table:table-cell>
          <table:table-cell office:value-type="float" office:value="0.184558" calcext:value-type="float">
            <text:p>0.184558</text:p>
          </table:table-cell>
          <table:table-cell office:value-type="float" office:value="0.691285" calcext:value-type="float">
            <text:p>0.6912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781" calcext:value-type="float">
            <text:p>0.203781</text:p>
          </table:table-cell>
          <table:table-cell office:value-type="float" office:value="0.109968" calcext:value-type="float">
            <text:p>0.109968</text:p>
          </table:table-cell>
          <table:table-cell office:value-type="float" office:value="0.624728" calcext:value-type="float">
            <text:p>0.6247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285" calcext:value-type="float">
            <text:p>0.212285</text:p>
          </table:table-cell>
          <table:table-cell office:value-type="float" office:value="0.211999" calcext:value-type="float">
            <text:p>0.211999</text:p>
          </table:table-cell>
          <table:table-cell office:value-type="float" office:value="0.638789" calcext:value-type="float">
            <text:p>0.6387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783" calcext:value-type="float">
            <text:p>0.202783</text:p>
          </table:table-cell>
          <table:table-cell office:value-type="float" office:value="0.216739" calcext:value-type="float">
            <text:p>0.216739</text:p>
          </table:table-cell>
          <table:table-cell office:value-type="float" office:value="0.445385" calcext:value-type="float">
            <text:p>0.4453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88" calcext:value-type="float">
            <text:p>0.206488</text:p>
          </table:table-cell>
          <table:table-cell office:value-type="float" office:value="0.224816" calcext:value-type="float">
            <text:p>0.224816</text:p>
          </table:table-cell>
          <table:table-cell office:value-type="float" office:value="0.664718" calcext:value-type="float">
            <text:p>0.6647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413" calcext:value-type="float">
            <text:p>0.229413</text:p>
          </table:table-cell>
          <table:table-cell office:value-type="float" office:value="0.174296" calcext:value-type="float">
            <text:p>0.174296</text:p>
          </table:table-cell>
          <table:table-cell office:value-type="float" office:value="0.67394" calcext:value-type="float">
            <text:p>0.673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766" calcext:value-type="float">
            <text:p>0.202766</text:p>
          </table:table-cell>
          <table:table-cell office:value-type="float" office:value="0.197953" calcext:value-type="float">
            <text:p>0.197953</text:p>
          </table:table-cell>
          <table:table-cell office:value-type="float" office:value="0.641971" calcext:value-type="float">
            <text:p>0.6419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512" calcext:value-type="float">
            <text:p>0.186512</text:p>
          </table:table-cell>
          <table:table-cell office:value-type="float" office:value="0.190306" calcext:value-type="float">
            <text:p>0.190306</text:p>
          </table:table-cell>
          <table:table-cell office:value-type="float" office:value="0.619444" calcext:value-type="float">
            <text:p>0.619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16" calcext:value-type="float">
            <text:p>0.211816</text:p>
          </table:table-cell>
          <table:table-cell office:value-type="float" office:value="0.228366" calcext:value-type="float">
            <text:p>0.228366</text:p>
          </table:table-cell>
          <table:table-cell office:value-type="float" office:value="0.684404" calcext:value-type="float">
            <text:p>0.6844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618" calcext:value-type="float">
            <text:p>0.189618</text:p>
          </table:table-cell>
          <table:table-cell office:value-type="float" office:value="0.184226" calcext:value-type="float">
            <text:p>0.184226</text:p>
          </table:table-cell>
          <table:table-cell office:value-type="float" office:value="0.673415" calcext:value-type="float">
            <text:p>0.6734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684" calcext:value-type="float">
            <text:p>0.212684</text:p>
          </table:table-cell>
          <table:table-cell office:value-type="float" office:value="0.109483" calcext:value-type="float">
            <text:p>0.109483</text:p>
          </table:table-cell>
          <table:table-cell office:value-type="float" office:value="0.552808" calcext:value-type="float">
            <text:p>0.5528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8" calcext:value-type="float">
            <text:p>0.192618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0.648858" calcext:value-type="float">
            <text:p>0.6488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561" calcext:value-type="float">
            <text:p>0.206561</text:p>
          </table:table-cell>
          <table:table-cell office:value-type="float" office:value="0.112602" calcext:value-type="float">
            <text:p>0.112602</text:p>
          </table:table-cell>
          <table:table-cell office:value-type="float" office:value="0.602051" calcext:value-type="float">
            <text:p>0.6020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818" calcext:value-type="float">
            <text:p>0.189818</text:p>
          </table:table-cell>
          <table:table-cell office:value-type="float" office:value="0.188052" calcext:value-type="float">
            <text:p>0.188052</text:p>
          </table:table-cell>
          <table:table-cell office:value-type="float" office:value="0.637997" calcext:value-type="float">
            <text:p>0.6379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765" calcext:value-type="float">
            <text:p>0.191765</text:p>
          </table:table-cell>
          <table:table-cell office:value-type="float" office:value="0.18485" calcext:value-type="float">
            <text:p>0.18485</text:p>
          </table:table-cell>
          <table:table-cell office:value-type="float" office:value="0.658519" calcext:value-type="float">
            <text:p>0.658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59" calcext:value-type="float">
            <text:p>0.124359</text:p>
          </table:table-cell>
          <table:table-cell office:value-type="float" office:value="0.226499" calcext:value-type="float">
            <text:p>0.226499</text:p>
          </table:table-cell>
          <table:table-cell office:value-type="float" office:value="0.651439" calcext:value-type="float">
            <text:p>0.651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035" calcext:value-type="float">
            <text:p>0.219035</text:p>
          </table:table-cell>
          <table:table-cell office:value-type="float" office:value="0.192675" calcext:value-type="float">
            <text:p>0.192675</text:p>
          </table:table-cell>
          <table:table-cell office:value-type="float" office:value="0.656326" calcext:value-type="float">
            <text:p>0.6563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349" calcext:value-type="float">
            <text:p>0.177349</text:p>
          </table:table-cell>
          <table:table-cell office:value-type="float" office:value="0.190194" calcext:value-type="float">
            <text:p>0.190194</text:p>
          </table:table-cell>
          <table:table-cell office:value-type="float" office:value="0.657166" calcext:value-type="float">
            <text:p>0.6571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987" calcext:value-type="float">
            <text:p>0.196987</text:p>
          </table:table-cell>
          <table:table-cell office:value-type="float" office:value="0.215063" calcext:value-type="float">
            <text:p>0.215063</text:p>
          </table:table-cell>
          <table:table-cell office:value-type="float" office:value="0.657089" calcext:value-type="float">
            <text:p>0.6570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244" calcext:value-type="float">
            <text:p>0.209244</text:p>
          </table:table-cell>
          <table:table-cell office:value-type="float" office:value="0.188901" calcext:value-type="float">
            <text:p>0.188901</text:p>
          </table:table-cell>
          <table:table-cell office:value-type="float" office:value="0.687192" calcext:value-type="float">
            <text:p>0.6871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5062" calcext:value-type="float">
            <text:p>0.135062</text:p>
          </table:table-cell>
          <table:table-cell office:value-type="float" office:value="0.19267" calcext:value-type="float">
            <text:p>0.19267</text:p>
          </table:table-cell>
          <table:table-cell office:value-type="float" office:value="0.583288" calcext:value-type="float">
            <text:p>0.5832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513" calcext:value-type="float">
            <text:p>0.202513</text:p>
          </table:table-cell>
          <table:table-cell office:value-type="float" office:value="0.189274" calcext:value-type="float">
            <text:p>0.189274</text:p>
          </table:table-cell>
          <table:table-cell office:value-type="float" office:value="0.649843" calcext:value-type="float">
            <text:p>0.649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9999" calcext:value-type="float">
            <text:p>0.119999</text:p>
          </table:table-cell>
          <table:table-cell office:value-type="float" office:value="0.176425" calcext:value-type="float">
            <text:p>0.176425</text:p>
          </table:table-cell>
          <table:table-cell office:value-type="float" office:value="0.671467" calcext:value-type="float">
            <text:p>0.6714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863" calcext:value-type="float">
            <text:p>0.215863</text:p>
          </table:table-cell>
          <table:table-cell office:value-type="float" office:value="0.112219" calcext:value-type="float">
            <text:p>0.112219</text:p>
          </table:table-cell>
          <table:table-cell office:value-type="float" office:value="0.669775" calcext:value-type="float">
            <text:p>0.6697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943" calcext:value-type="float">
            <text:p>0.201943</text:p>
          </table:table-cell>
          <table:table-cell office:value-type="float" office:value="0.189142" calcext:value-type="float">
            <text:p>0.189142</text:p>
          </table:table-cell>
          <table:table-cell office:value-type="float" office:value="0.65932" calcext:value-type="float">
            <text:p>0.659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52" calcext:value-type="float">
            <text:p>0.197652</text:p>
          </table:table-cell>
          <table:table-cell office:value-type="float" office:value="0.181154" calcext:value-type="float">
            <text:p>0.181154</text:p>
          </table:table-cell>
          <table:table-cell office:value-type="float" office:value="0.519111" calcext:value-type="float">
            <text:p>0.5191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62" calcext:value-type="float">
            <text:p>0.210962</text:p>
          </table:table-cell>
          <table:table-cell office:value-type="float" office:value="0.166704" calcext:value-type="float">
            <text:p>0.166704</text:p>
          </table:table-cell>
          <table:table-cell office:value-type="float" office:value="0.617687" calcext:value-type="float">
            <text:p>0.6176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676" calcext:value-type="float">
            <text:p>0.203676</text:p>
          </table:table-cell>
          <table:table-cell office:value-type="float" office:value="0.192694" calcext:value-type="float">
            <text:p>0.192694</text:p>
          </table:table-cell>
          <table:table-cell office:value-type="float" office:value="0.640663" calcext:value-type="float">
            <text:p>0.6406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557" calcext:value-type="float">
            <text:p>0.127557</text:p>
          </table:table-cell>
          <table:table-cell office:value-type="float" office:value="0.188576" calcext:value-type="float">
            <text:p>0.188576</text:p>
          </table:table-cell>
          <table:table-cell office:value-type="float" office:value="0.670806" calcext:value-type="float">
            <text:p>0.670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63" calcext:value-type="float">
            <text:p>0.206863</text:p>
          </table:table-cell>
          <table:table-cell office:value-type="float" office:value="0.11277" calcext:value-type="float">
            <text:p>0.11277</text:p>
          </table:table-cell>
          <table:table-cell office:value-type="float" office:value="0.658337" calcext:value-type="float">
            <text:p>0.6583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842" calcext:value-type="float">
            <text:p>0.124842</text:p>
          </table:table-cell>
          <table:table-cell office:value-type="float" office:value="0.183496" calcext:value-type="float">
            <text:p>0.183496</text:p>
          </table:table-cell>
          <table:table-cell office:value-type="float" office:value="0.648422" calcext:value-type="float">
            <text:p>0.648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327" calcext:value-type="float">
            <text:p>0.215327</text:p>
          </table:table-cell>
          <table:table-cell office:value-type="float" office:value="0.178747" calcext:value-type="float">
            <text:p>0.178747</text:p>
          </table:table-cell>
          <table:table-cell office:value-type="float" office:value="0.495494" calcext:value-type="float">
            <text:p>0.4954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096" calcext:value-type="float">
            <text:p>0.229096</text:p>
          </table:table-cell>
          <table:table-cell office:value-type="float" office:value="0.19148" calcext:value-type="float">
            <text:p>0.19148</text:p>
          </table:table-cell>
          <table:table-cell office:value-type="float" office:value="0.68569" calcext:value-type="float">
            <text:p>0.685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995145" calcext:value-type="float">
            <text:p>0.1995145</text:p>
          </table:table-cell>
          <table:table-cell table:formula="of:=MEDIAN([.C2:.C151])" office:value-type="float" office:value="0.1845915" calcext:value-type="float">
            <text:p>0.1845915</text:p>
          </table:table-cell>
          <table:table-cell table:formula="of:=MEDIAN([.D2:.D151])" office:value-type="float" office:value="0.652012" calcext:value-type="float">
            <text:p>0.652012</text:p>
          </table:table-cell>
        </table:table-row>
      </table:table>
      <table:table table:name="Libreoffice" table:style-name="ta1">
        <table:shapes>
          <draw:frame draw:z-index="0" draw:style-name="gr1" draw:text-style-name="P1" svg:width="1069.63pt" svg:height="599.84pt" svg:x="256pt" svg:y="13.18pt">
            <loext:p draw:notify-on-update-of-ranges="Libreoffice.B1:Libreoffice.B1 Libreoffice.B2:Libreoffice.B151 Libreoffice.C1:Libreoffice.C1 Libreoffice.C2:Libreoffice.C151 Libreoffice.D1:Libreoffice.D1 Libreoffice.D2:Libreoffice.D15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659" calcext:value-type="float">
            <text:p>0.186659</text:p>
          </table:table-cell>
          <table:table-cell office:value-type="float" office:value="0.191139" calcext:value-type="float">
            <text:p>0.191139</text:p>
          </table:table-cell>
          <table:table-cell office:value-type="float" office:value="0.580428" calcext:value-type="float">
            <text:p>0.5804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124" calcext:value-type="float">
            <text:p>0.190124</text:p>
          </table:table-cell>
          <table:table-cell office:value-type="float" office:value="0.18238" calcext:value-type="float">
            <text:p>0.18238</text:p>
          </table:table-cell>
          <table:table-cell office:value-type="float" office:value="0.665302" calcext:value-type="float">
            <text:p>0.6653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48" calcext:value-type="float">
            <text:p>0.205248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499707" calcext:value-type="float">
            <text:p>0.4997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719" calcext:value-type="float">
            <text:p>0.208719</text:p>
          </table:table-cell>
          <table:table-cell office:value-type="float" office:value="0.190899" calcext:value-type="float">
            <text:p>0.190899</text:p>
          </table:table-cell>
          <table:table-cell office:value-type="float" office:value="0.524307" calcext:value-type="float">
            <text:p>0.524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11" calcext:value-type="float">
            <text:p>0.187911</text:p>
          </table:table-cell>
          <table:table-cell office:value-type="float" office:value="0.183293" calcext:value-type="float">
            <text:p>0.183293</text:p>
          </table:table-cell>
          <table:table-cell office:value-type="float" office:value="0.642342" calcext:value-type="float">
            <text:p>0.6423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755" calcext:value-type="float">
            <text:p>0.183755</text:p>
          </table:table-cell>
          <table:table-cell office:value-type="float" office:value="0.184519" calcext:value-type="float">
            <text:p>0.184519</text:p>
          </table:table-cell>
          <table:table-cell office:value-type="float" office:value="0.538557" calcext:value-type="float">
            <text:p>0.5385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99" calcext:value-type="float">
            <text:p>0.189399</text:p>
          </table:table-cell>
          <table:table-cell office:value-type="float" office:value="0.1485" calcext:value-type="float">
            <text:p>0.1485</text:p>
          </table:table-cell>
          <table:table-cell office:value-type="float" office:value="0.683884" calcext:value-type="float">
            <text:p>0.6838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867" calcext:value-type="float">
            <text:p>0.202867</text:p>
          </table:table-cell>
          <table:table-cell office:value-type="float" office:value="0.113183" calcext:value-type="float">
            <text:p>0.113183</text:p>
          </table:table-cell>
          <table:table-cell office:value-type="float" office:value="0.68026" calcext:value-type="float">
            <text:p>0.680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567" calcext:value-type="float">
            <text:p>0.131567</text:p>
          </table:table-cell>
          <table:table-cell office:value-type="float" office:value="0.189075" calcext:value-type="float">
            <text:p>0.189075</text:p>
          </table:table-cell>
          <table:table-cell office:value-type="float" office:value="0.671867" calcext:value-type="float">
            <text:p>0.6718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192101" calcext:value-type="float">
            <text:p>0.192101</text:p>
          </table:table-cell>
          <table:table-cell office:value-type="float" office:value="0.429931" calcext:value-type="float">
            <text:p>0.4299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43" calcext:value-type="float">
            <text:p>0.12243</text:p>
          </table:table-cell>
          <table:table-cell office:value-type="float" office:value="0.192208" calcext:value-type="float">
            <text:p>0.192208</text:p>
          </table:table-cell>
          <table:table-cell office:value-type="float" office:value="0.522505" calcext:value-type="float">
            <text:p>0.5225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327" calcext:value-type="float">
            <text:p>0.183327</text:p>
          </table:table-cell>
          <table:table-cell office:value-type="float" office:value="0.124792" calcext:value-type="float">
            <text:p>0.124792</text:p>
          </table:table-cell>
          <table:table-cell office:value-type="float" office:value="0.617877" calcext:value-type="float">
            <text:p>0.617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0982" calcext:value-type="float">
            <text:p>0.160982</text:p>
          </table:table-cell>
          <table:table-cell office:value-type="float" office:value="0.181077" calcext:value-type="float">
            <text:p>0.181077</text:p>
          </table:table-cell>
          <table:table-cell office:value-type="float" office:value="0.667486" calcext:value-type="float">
            <text:p>0.6674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449" calcext:value-type="float">
            <text:p>0.214449</text:p>
          </table:table-cell>
          <table:table-cell office:value-type="float" office:value="0.115032" calcext:value-type="float">
            <text:p>0.115032</text:p>
          </table:table-cell>
          <table:table-cell office:value-type="float" office:value="0.668562" calcext:value-type="float">
            <text:p>0.6685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6478" calcext:value-type="float">
            <text:p>0.166478</text:p>
          </table:table-cell>
          <table:table-cell office:value-type="float" office:value="0.178089" calcext:value-type="float">
            <text:p>0.178089</text:p>
          </table:table-cell>
          <table:table-cell office:value-type="float" office:value="0.673058" calcext:value-type="float">
            <text:p>0.6730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307" calcext:value-type="float">
            <text:p>0.229307</text:p>
          </table:table-cell>
          <table:table-cell office:value-type="float" office:value="0.189642" calcext:value-type="float">
            <text:p>0.189642</text:p>
          </table:table-cell>
          <table:table-cell office:value-type="float" office:value="0.686291" calcext:value-type="float">
            <text:p>0.686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921" calcext:value-type="float">
            <text:p>0.125921</text:p>
          </table:table-cell>
          <table:table-cell office:value-type="float" office:value="0.162755" calcext:value-type="float">
            <text:p>0.162755</text:p>
          </table:table-cell>
          <table:table-cell office:value-type="float" office:value="0.687198" calcext:value-type="float">
            <text:p>0.6871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72522" calcext:value-type="float">
            <text:p>0.272522</text:p>
          </table:table-cell>
          <table:table-cell office:value-type="float" office:value="0.185842" calcext:value-type="float">
            <text:p>0.185842</text:p>
          </table:table-cell>
          <table:table-cell office:value-type="float" office:value="0.677843" calcext:value-type="float">
            <text:p>0.677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926" calcext:value-type="float">
            <text:p>0.215926</text:p>
          </table:table-cell>
          <table:table-cell office:value-type="float" office:value="0.176553" calcext:value-type="float">
            <text:p>0.176553</text:p>
          </table:table-cell>
          <table:table-cell office:value-type="float" office:value="0.682561" calcext:value-type="float">
            <text:p>0.6825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572" calcext:value-type="float">
            <text:p>0.210572</text:p>
          </table:table-cell>
          <table:table-cell office:value-type="float" office:value="0.178038" calcext:value-type="float">
            <text:p>0.178038</text:p>
          </table:table-cell>
          <table:table-cell office:value-type="float" office:value="0.669441" calcext:value-type="float">
            <text:p>0.6694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96" calcext:value-type="float">
            <text:p>0.21896</text:p>
          </table:table-cell>
          <table:table-cell office:value-type="float" office:value="0.113852" calcext:value-type="float">
            <text:p>0.113852</text:p>
          </table:table-cell>
          <table:table-cell office:value-type="float" office:value="0.633685" calcext:value-type="float">
            <text:p>0.6336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484" calcext:value-type="float">
            <text:p>0.127484</text:p>
          </table:table-cell>
          <table:table-cell office:value-type="float" office:value="0.195647" calcext:value-type="float">
            <text:p>0.195647</text:p>
          </table:table-cell>
          <table:table-cell office:value-type="float" office:value="0.64532" calcext:value-type="float">
            <text:p>0.64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837" calcext:value-type="float">
            <text:p>0.129837</text:p>
          </table:table-cell>
          <table:table-cell office:value-type="float" office:value="0.119995" calcext:value-type="float">
            <text:p>0.119995</text:p>
          </table:table-cell>
          <table:table-cell office:value-type="float" office:value="0.59653" calcext:value-type="float">
            <text:p>0.596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376" calcext:value-type="float">
            <text:p>0.201376</text:p>
          </table:table-cell>
          <table:table-cell office:value-type="float" office:value="0.114124" calcext:value-type="float">
            <text:p>0.114124</text:p>
          </table:table-cell>
          <table:table-cell office:value-type="float" office:value="0.673006" calcext:value-type="float">
            <text:p>0.6730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995" calcext:value-type="float">
            <text:p>0.194995</text:p>
          </table:table-cell>
          <table:table-cell office:value-type="float" office:value="0.189858" calcext:value-type="float">
            <text:p>0.189858</text:p>
          </table:table-cell>
          <table:table-cell office:value-type="float" office:value="0.425843" calcext:value-type="float">
            <text:p>0.425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642" calcext:value-type="float">
            <text:p>0.206642</text:p>
          </table:table-cell>
          <table:table-cell office:value-type="float" office:value="0.161431" calcext:value-type="float">
            <text:p>0.161431</text:p>
          </table:table-cell>
          <table:table-cell office:value-type="float" office:value="0.657018" calcext:value-type="float">
            <text:p>0.6570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47" calcext:value-type="float">
            <text:p>0.211847</text:p>
          </table:table-cell>
          <table:table-cell office:value-type="float" office:value="0.185341" calcext:value-type="float">
            <text:p>0.185341</text:p>
          </table:table-cell>
          <table:table-cell office:value-type="float" office:value="0.678408" calcext:value-type="float">
            <text:p>0.6784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33" calcext:value-type="float">
            <text:p>0.211033</text:p>
          </table:table-cell>
          <table:table-cell office:value-type="float" office:value="0.176159" calcext:value-type="float">
            <text:p>0.176159</text:p>
          </table:table-cell>
          <table:table-cell office:value-type="float" office:value="0.659078" calcext:value-type="float">
            <text:p>0.659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203" calcext:value-type="float">
            <text:p>0.224203</text:p>
          </table:table-cell>
          <table:table-cell office:value-type="float" office:value="0.195795" calcext:value-type="float">
            <text:p>0.195795</text:p>
          </table:table-cell>
          <table:table-cell office:value-type="float" office:value="0.438307" calcext:value-type="float">
            <text:p>0.438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249" calcext:value-type="float">
            <text:p>0.201249</text:p>
          </table:table-cell>
          <table:table-cell office:value-type="float" office:value="0.119156" calcext:value-type="float">
            <text:p>0.119156</text:p>
          </table:table-cell>
          <table:table-cell office:value-type="float" office:value="0.687862" calcext:value-type="float">
            <text:p>0.687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34" calcext:value-type="float">
            <text:p>0.210934</text:p>
          </table:table-cell>
          <table:table-cell office:value-type="float" office:value="0.192266" calcext:value-type="float">
            <text:p>0.192266</text:p>
          </table:table-cell>
          <table:table-cell office:value-type="float" office:value="0.67108" calcext:value-type="float">
            <text:p>0.671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022" calcext:value-type="float">
            <text:p>0.221022</text:p>
          </table:table-cell>
          <table:table-cell office:value-type="float" office:value="0.127795" calcext:value-type="float">
            <text:p>0.127795</text:p>
          </table:table-cell>
          <table:table-cell office:value-type="float" office:value="0.707164" calcext:value-type="float">
            <text:p>0.7071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7625" calcext:value-type="float">
            <text:p>0.227625</text:p>
          </table:table-cell>
          <table:table-cell office:value-type="float" office:value="0.195363" calcext:value-type="float">
            <text:p>0.195363</text:p>
          </table:table-cell>
          <table:table-cell office:value-type="float" office:value="0.578381" calcext:value-type="float">
            <text:p>0.5783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648" calcext:value-type="float">
            <text:p>0.219648</text:p>
          </table:table-cell>
          <table:table-cell office:value-type="float" office:value="0.200086" calcext:value-type="float">
            <text:p>0.200086</text:p>
          </table:table-cell>
          <table:table-cell office:value-type="float" office:value="0.507593" calcext:value-type="float">
            <text:p>0.5075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7" calcext:value-type="float">
            <text:p>0.20267</text:p>
          </table:table-cell>
          <table:table-cell office:value-type="float" office:value="0.193402" calcext:value-type="float">
            <text:p>0.193402</text:p>
          </table:table-cell>
          <table:table-cell office:value-type="float" office:value="0.670261" calcext:value-type="float">
            <text:p>0.6702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05" calcext:value-type="float">
            <text:p>0.196305</text:p>
          </table:table-cell>
          <table:table-cell office:value-type="float" office:value="0.191448" calcext:value-type="float">
            <text:p>0.191448</text:p>
          </table:table-cell>
          <table:table-cell office:value-type="float" office:value="0.691477" calcext:value-type="float">
            <text:p>0.691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23" calcext:value-type="float">
            <text:p>0.206423</text:p>
          </table:table-cell>
          <table:table-cell office:value-type="float" office:value="0.192833" calcext:value-type="float">
            <text:p>0.192833</text:p>
          </table:table-cell>
          <table:table-cell office:value-type="float" office:value="0.68704" calcext:value-type="float">
            <text:p>0.687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993" calcext:value-type="float">
            <text:p>0.216993</text:p>
          </table:table-cell>
          <table:table-cell office:value-type="float" office:value="0.194795" calcext:value-type="float">
            <text:p>0.194795</text:p>
          </table:table-cell>
          <table:table-cell office:value-type="float" office:value="0.657382" calcext:value-type="float">
            <text:p>0.657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21" calcext:value-type="float">
            <text:p>0.199121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682476" calcext:value-type="float">
            <text:p>0.6824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702" calcext:value-type="float">
            <text:p>0.128702</text:p>
          </table:table-cell>
          <table:table-cell office:value-type="float" office:value="0.193365" calcext:value-type="float">
            <text:p>0.193365</text:p>
          </table:table-cell>
          <table:table-cell office:value-type="float" office:value="0.754173" calcext:value-type="float">
            <text:p>0.7541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7567" calcext:value-type="float">
            <text:p>0.137567</text:p>
          </table:table-cell>
          <table:table-cell office:value-type="float" office:value="0.183033" calcext:value-type="float">
            <text:p>0.183033</text:p>
          </table:table-cell>
          <table:table-cell office:value-type="float" office:value="0.706689" calcext:value-type="float">
            <text:p>0.7066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58" calcext:value-type="float">
            <text:p>0.211858</text:p>
          </table:table-cell>
          <table:table-cell office:value-type="float" office:value="0.189077" calcext:value-type="float">
            <text:p>0.189077</text:p>
          </table:table-cell>
          <table:table-cell office:value-type="float" office:value="0.643508" calcext:value-type="float">
            <text:p>0.6435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71" calcext:value-type="float">
            <text:p>0.21271</text:p>
          </table:table-cell>
          <table:table-cell office:value-type="float" office:value="0.198468" calcext:value-type="float">
            <text:p>0.198468</text:p>
          </table:table-cell>
          <table:table-cell office:value-type="float" office:value="0.633149" calcext:value-type="float">
            <text:p>0.6331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64" calcext:value-type="float">
            <text:p>0.212564</text:p>
          </table:table-cell>
          <table:table-cell office:value-type="float" office:value="0.228736" calcext:value-type="float">
            <text:p>0.228736</text:p>
          </table:table-cell>
          <table:table-cell office:value-type="float" office:value="0.436504" calcext:value-type="float">
            <text:p>0.4365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667" calcext:value-type="float">
            <text:p>0.217667</text:p>
          </table:table-cell>
          <table:table-cell office:value-type="float" office:value="0.196163" calcext:value-type="float">
            <text:p>0.196163</text:p>
          </table:table-cell>
          <table:table-cell office:value-type="float" office:value="0.632521" calcext:value-type="float">
            <text:p>0.632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568" calcext:value-type="float">
            <text:p>0.127568</text:p>
          </table:table-cell>
          <table:table-cell office:value-type="float" office:value="0.196236" calcext:value-type="float">
            <text:p>0.196236</text:p>
          </table:table-cell>
          <table:table-cell office:value-type="float" office:value="0.679005" calcext:value-type="float">
            <text:p>0.6790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103" calcext:value-type="float">
            <text:p>0.206103</text:p>
          </table:table-cell>
          <table:table-cell office:value-type="float" office:value="0.188314" calcext:value-type="float">
            <text:p>0.188314</text:p>
          </table:table-cell>
          <table:table-cell office:value-type="float" office:value="0.648557" calcext:value-type="float">
            <text:p>0.6485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538" calcext:value-type="float">
            <text:p>0.129538</text:p>
          </table:table-cell>
          <table:table-cell office:value-type="float" office:value="0.180498" calcext:value-type="float">
            <text:p>0.180498</text:p>
          </table:table-cell>
          <table:table-cell office:value-type="float" office:value="0.666041" calcext:value-type="float">
            <text:p>0.6660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8141" calcext:value-type="float">
            <text:p>0.228141</text:p>
          </table:table-cell>
          <table:table-cell office:value-type="float" office:value="0.148135" calcext:value-type="float">
            <text:p>0.148135</text:p>
          </table:table-cell>
          <table:table-cell office:value-type="float" office:value="0.672905" calcext:value-type="float">
            <text:p>0.6729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8656" calcext:value-type="float">
            <text:p>0.238656</text:p>
          </table:table-cell>
          <table:table-cell office:value-type="float" office:value="0.159158" calcext:value-type="float">
            <text:p>0.159158</text:p>
          </table:table-cell>
          <table:table-cell office:value-type="float" office:value="0.669777" calcext:value-type="float">
            <text:p>0.6697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925" calcext:value-type="float">
            <text:p>0.217925</text:p>
          </table:table-cell>
          <table:table-cell office:value-type="float" office:value="0.187884" calcext:value-type="float">
            <text:p>0.187884</text:p>
          </table:table-cell>
          <table:table-cell office:value-type="float" office:value="0.681847" calcext:value-type="float">
            <text:p>0.6818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392" calcext:value-type="float">
            <text:p>0.129392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64719" calcext:value-type="float">
            <text:p>0.647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14" calcext:value-type="float">
            <text:p>0.12914</text:p>
          </table:table-cell>
          <table:table-cell office:value-type="float" office:value="0.191166" calcext:value-type="float">
            <text:p>0.191166</text:p>
          </table:table-cell>
          <table:table-cell office:value-type="float" office:value="0.667646" calcext:value-type="float">
            <text:p>0.6676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237" calcext:value-type="float">
            <text:p>0.220237</text:p>
          </table:table-cell>
          <table:table-cell office:value-type="float" office:value="0.167214" calcext:value-type="float">
            <text:p>0.167214</text:p>
          </table:table-cell>
          <table:table-cell office:value-type="float" office:value="0.629382" calcext:value-type="float">
            <text:p>0.6293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007" calcext:value-type="float">
            <text:p>0.226007</text:p>
          </table:table-cell>
          <table:table-cell office:value-type="float" office:value="0.17989" calcext:value-type="float">
            <text:p>0.17989</text:p>
          </table:table-cell>
          <table:table-cell office:value-type="float" office:value="0.51245" calcext:value-type="float">
            <text:p>0.512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277" calcext:value-type="float">
            <text:p>0.221277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530696" calcext:value-type="float">
            <text:p>0.530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494" calcext:value-type="float">
            <text:p>0.213494</text:p>
          </table:table-cell>
          <table:table-cell office:value-type="float" office:value="0.198402" calcext:value-type="float">
            <text:p>0.198402</text:p>
          </table:table-cell>
          <table:table-cell office:value-type="float" office:value="0.698313" calcext:value-type="float">
            <text:p>0.6983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532" calcext:value-type="float">
            <text:p>0.131532</text:p>
          </table:table-cell>
          <table:table-cell office:value-type="float" office:value="0.145972" calcext:value-type="float">
            <text:p>0.145972</text:p>
          </table:table-cell>
          <table:table-cell office:value-type="float" office:value="0.633007" calcext:value-type="float">
            <text:p>0.6330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191" calcext:value-type="float">
            <text:p>0.219191</text:p>
          </table:table-cell>
          <table:table-cell office:value-type="float" office:value="0.17446" calcext:value-type="float">
            <text:p>0.17446</text:p>
          </table:table-cell>
          <table:table-cell office:value-type="float" office:value="0.707028" calcext:value-type="float">
            <text:p>0.707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898" calcext:value-type="float">
            <text:p>0.221898</text:p>
          </table:table-cell>
          <table:table-cell office:value-type="float" office:value="0.18593" calcext:value-type="float">
            <text:p>0.18593</text:p>
          </table:table-cell>
          <table:table-cell office:value-type="float" office:value="0.661739" calcext:value-type="float">
            <text:p>0.661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838" calcext:value-type="float">
            <text:p>0.151838</text:p>
          </table:table-cell>
          <table:table-cell office:value-type="float" office:value="0.194634" calcext:value-type="float">
            <text:p>0.194634</text:p>
          </table:table-cell>
          <table:table-cell office:value-type="float" office:value="0.696765" calcext:value-type="float">
            <text:p>0.6967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815" calcext:value-type="float">
            <text:p>0.200815</text:p>
          </table:table-cell>
          <table:table-cell office:value-type="float" office:value="0.167501" calcext:value-type="float">
            <text:p>0.167501</text:p>
          </table:table-cell>
          <table:table-cell office:value-type="float" office:value="0.691739" calcext:value-type="float">
            <text:p>0.6917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96" calcext:value-type="float">
            <text:p>0.203096</text:p>
          </table:table-cell>
          <table:table-cell office:value-type="float" office:value="0.197184" calcext:value-type="float">
            <text:p>0.197184</text:p>
          </table:table-cell>
          <table:table-cell office:value-type="float" office:value="0.653773" calcext:value-type="float">
            <text:p>0.6537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276" calcext:value-type="float">
            <text:p>0.213276</text:p>
          </table:table-cell>
          <table:table-cell office:value-type="float" office:value="0.196141" calcext:value-type="float">
            <text:p>0.196141</text:p>
          </table:table-cell>
          <table:table-cell office:value-type="float" office:value="0.434506" calcext:value-type="float">
            <text:p>0.4345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17" calcext:value-type="float">
            <text:p>0.220417</text:p>
          </table:table-cell>
          <table:table-cell office:value-type="float" office:value="0.190895" calcext:value-type="float">
            <text:p>0.190895</text:p>
          </table:table-cell>
          <table:table-cell office:value-type="float" office:value="0.650777" calcext:value-type="float">
            <text:p>0.6507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305" calcext:value-type="float">
            <text:p>0.217305</text:p>
          </table:table-cell>
          <table:table-cell office:value-type="float" office:value="0.184472" calcext:value-type="float">
            <text:p>0.184472</text:p>
          </table:table-cell>
          <table:table-cell office:value-type="float" office:value="0.677305" calcext:value-type="float">
            <text:p>0.6773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453" calcext:value-type="float">
            <text:p>0.222453</text:p>
          </table:table-cell>
          <table:table-cell office:value-type="float" office:value="0.188658" calcext:value-type="float">
            <text:p>0.188658</text:p>
          </table:table-cell>
          <table:table-cell office:value-type="float" office:value="0.676475" calcext:value-type="float">
            <text:p>0.676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2153" calcext:value-type="float">
            <text:p>0.232153</text:p>
          </table:table-cell>
          <table:table-cell office:value-type="float" office:value="0.222681" calcext:value-type="float">
            <text:p>0.222681</text:p>
          </table:table-cell>
          <table:table-cell office:value-type="float" office:value="0.437726" calcext:value-type="float">
            <text:p>0.4377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75" calcext:value-type="float">
            <text:p>0.214975</text:p>
          </table:table-cell>
          <table:table-cell office:value-type="float" office:value="0.183131" calcext:value-type="float">
            <text:p>0.183131</text:p>
          </table:table-cell>
          <table:table-cell office:value-type="float" office:value="0.637203" calcext:value-type="float">
            <text:p>0.637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718" calcext:value-type="float">
            <text:p>0.225718</text:p>
          </table:table-cell>
          <table:table-cell office:value-type="float" office:value="0.113304" calcext:value-type="float">
            <text:p>0.113304</text:p>
          </table:table-cell>
          <table:table-cell office:value-type="float" office:value="0.627345" calcext:value-type="float">
            <text:p>0.6273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55" calcext:value-type="float">
            <text:p>0.202655</text:p>
          </table:table-cell>
          <table:table-cell office:value-type="float" office:value="0.186724" calcext:value-type="float">
            <text:p>0.186724</text:p>
          </table:table-cell>
          <table:table-cell office:value-type="float" office:value="0.683351" calcext:value-type="float">
            <text:p>0.6833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132" calcext:value-type="float">
            <text:p>0.226132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66459" calcext:value-type="float">
            <text:p>0.66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165" calcext:value-type="float">
            <text:p>0.177165</text:p>
          </table:table-cell>
          <table:table-cell office:value-type="float" office:value="0.195207" calcext:value-type="float">
            <text:p>0.195207</text:p>
          </table:table-cell>
          <table:table-cell office:value-type="float" office:value="0.690439" calcext:value-type="float">
            <text:p>0.690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504" calcext:value-type="float">
            <text:p>0.204504</text:p>
          </table:table-cell>
          <table:table-cell office:value-type="float" office:value="0.192946" calcext:value-type="float">
            <text:p>0.192946</text:p>
          </table:table-cell>
          <table:table-cell office:value-type="float" office:value="0.444017" calcext:value-type="float">
            <text:p>0.4440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67" calcext:value-type="float">
            <text:p>0.214967</text:p>
          </table:table-cell>
          <table:table-cell office:value-type="float" office:value="0.188523" calcext:value-type="float">
            <text:p>0.188523</text:p>
          </table:table-cell>
          <table:table-cell office:value-type="float" office:value="0.667764" calcext:value-type="float">
            <text:p>0.6677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234" calcext:value-type="float">
            <text:p>0.179234</text:p>
          </table:table-cell>
          <table:table-cell office:value-type="float" office:value="0.182888" calcext:value-type="float">
            <text:p>0.182888</text:p>
          </table:table-cell>
          <table:table-cell office:value-type="float" office:value="0.672081" calcext:value-type="float">
            <text:p>0.6720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141" calcext:value-type="float">
            <text:p>0.131141</text:p>
          </table:table-cell>
          <table:table-cell office:value-type="float" office:value="0.190824" calcext:value-type="float">
            <text:p>0.190824</text:p>
          </table:table-cell>
          <table:table-cell office:value-type="float" office:value="0.678761" calcext:value-type="float">
            <text:p>0.6787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047" calcext:value-type="float">
            <text:p>0.225047</text:p>
          </table:table-cell>
          <table:table-cell office:value-type="float" office:value="0.195021" calcext:value-type="float">
            <text:p>0.195021</text:p>
          </table:table-cell>
          <table:table-cell office:value-type="float" office:value="0.674274" calcext:value-type="float">
            <text:p>0.6742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3" calcext:value-type="float">
            <text:p>0.21103</text:p>
          </table:table-cell>
          <table:table-cell office:value-type="float" office:value="0.195979" calcext:value-type="float">
            <text:p>0.195979</text:p>
          </table:table-cell>
          <table:table-cell office:value-type="float" office:value="0.65896" calcext:value-type="float">
            <text:p>0.658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697" calcext:value-type="float">
            <text:p>0.222697</text:p>
          </table:table-cell>
          <table:table-cell office:value-type="float" office:value="0.113984" calcext:value-type="float">
            <text:p>0.113984</text:p>
          </table:table-cell>
          <table:table-cell office:value-type="float" office:value="0.432964" calcext:value-type="float">
            <text:p>0.432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249" calcext:value-type="float">
            <text:p>0.130249</text:p>
          </table:table-cell>
          <table:table-cell office:value-type="float" office:value="0.206086" calcext:value-type="float">
            <text:p>0.206086</text:p>
          </table:table-cell>
          <table:table-cell office:value-type="float" office:value="0.675486" calcext:value-type="float">
            <text:p>0.6754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9875" calcext:value-type="float">
            <text:p>0.229875</text:p>
          </table:table-cell>
          <table:table-cell office:value-type="float" office:value="0.184521" calcext:value-type="float">
            <text:p>0.184521</text:p>
          </table:table-cell>
          <table:table-cell office:value-type="float" office:value="0.679558" calcext:value-type="float">
            <text:p>0.6795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657" calcext:value-type="float">
            <text:p>0.226657</text:p>
          </table:table-cell>
          <table:table-cell office:value-type="float" office:value="0.112291" calcext:value-type="float">
            <text:p>0.112291</text:p>
          </table:table-cell>
          <table:table-cell office:value-type="float" office:value="0.426479" calcext:value-type="float">
            <text:p>0.426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481" calcext:value-type="float">
            <text:p>0.199481</text:p>
          </table:table-cell>
          <table:table-cell office:value-type="float" office:value="0.189152" calcext:value-type="float">
            <text:p>0.189152</text:p>
          </table:table-cell>
          <table:table-cell office:value-type="float" office:value="0.569305" calcext:value-type="float">
            <text:p>0.5693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3188" calcext:value-type="float">
            <text:p>0.133188</text:p>
          </table:table-cell>
          <table:table-cell office:value-type="float" office:value="0.162046" calcext:value-type="float">
            <text:p>0.162046</text:p>
          </table:table-cell>
          <table:table-cell office:value-type="float" office:value="0.61093" calcext:value-type="float">
            <text:p>0.610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114" calcext:value-type="float">
            <text:p>0.224114</text:p>
          </table:table-cell>
          <table:table-cell office:value-type="float" office:value="0.197065" calcext:value-type="float">
            <text:p>0.197065</text:p>
          </table:table-cell>
          <table:table-cell office:value-type="float" office:value="0.507977" calcext:value-type="float">
            <text:p>0.5079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221" calcext:value-type="float">
            <text:p>0.208221</text:p>
          </table:table-cell>
          <table:table-cell office:value-type="float" office:value="0.185674" calcext:value-type="float">
            <text:p>0.185674</text:p>
          </table:table-cell>
          <table:table-cell office:value-type="float" office:value="0.664619" calcext:value-type="float">
            <text:p>0.6646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2" calcext:value-type="float">
            <text:p>0.21032</text:p>
          </table:table-cell>
          <table:table-cell office:value-type="float" office:value="0.17341" calcext:value-type="float">
            <text:p>0.17341</text:p>
          </table:table-cell>
          <table:table-cell office:value-type="float" office:value="0.638471" calcext:value-type="float">
            <text:p>0.6384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742" calcext:value-type="float">
            <text:p>0.225742</text:p>
          </table:table-cell>
          <table:table-cell office:value-type="float" office:value="0.175558" calcext:value-type="float">
            <text:p>0.175558</text:p>
          </table:table-cell>
          <table:table-cell office:value-type="float" office:value="0.676822" calcext:value-type="float">
            <text:p>0.676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5122" calcext:value-type="float">
            <text:p>0.135122</text:p>
          </table:table-cell>
          <table:table-cell office:value-type="float" office:value="0.188871" calcext:value-type="float">
            <text:p>0.188871</text:p>
          </table:table-cell>
          <table:table-cell office:value-type="float" office:value="0.695087" calcext:value-type="float">
            <text:p>0.6950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456" calcext:value-type="float">
            <text:p>0.212456</text:p>
          </table:table-cell>
          <table:table-cell office:value-type="float" office:value="0.176392" calcext:value-type="float">
            <text:p>0.176392</text:p>
          </table:table-cell>
          <table:table-cell office:value-type="float" office:value="0.720395" calcext:value-type="float">
            <text:p>0.7203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959" calcext:value-type="float">
            <text:p>0.224959</text:p>
          </table:table-cell>
          <table:table-cell office:value-type="float" office:value="0.172892" calcext:value-type="float">
            <text:p>0.172892</text:p>
          </table:table-cell>
          <table:table-cell office:value-type="float" office:value="0.661369" calcext:value-type="float">
            <text:p>0.6613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902" calcext:value-type="float">
            <text:p>0.203902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685611" calcext:value-type="float">
            <text:p>0.6856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3918" calcext:value-type="float">
            <text:p>0.233918</text:p>
          </table:table-cell>
          <table:table-cell office:value-type="float" office:value="0.19691" calcext:value-type="float">
            <text:p>0.19691</text:p>
          </table:table-cell>
          <table:table-cell office:value-type="float" office:value="0.68039" calcext:value-type="float">
            <text:p>0.68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604" calcext:value-type="float">
            <text:p>0.195604</text:p>
          </table:table-cell>
          <table:table-cell office:value-type="float" office:value="0.122877" calcext:value-type="float">
            <text:p>0.122877</text:p>
          </table:table-cell>
          <table:table-cell office:value-type="float" office:value="0.657822" calcext:value-type="float">
            <text:p>0.657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911" calcext:value-type="float">
            <text:p>0.129911</text:p>
          </table:table-cell>
          <table:table-cell office:value-type="float" office:value="0.196193" calcext:value-type="float">
            <text:p>0.196193</text:p>
          </table:table-cell>
          <table:table-cell office:value-type="float" office:value="0.685214" calcext:value-type="float">
            <text:p>0.6852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7547" calcext:value-type="float">
            <text:p>0.167547</text:p>
          </table:table-cell>
          <table:table-cell office:value-type="float" office:value="0.188119" calcext:value-type="float">
            <text:p>0.188119</text:p>
          </table:table-cell>
          <table:table-cell office:value-type="float" office:value="0.666247" calcext:value-type="float">
            <text:p>0.6662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7332" calcext:value-type="float">
            <text:p>0.137332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645288" calcext:value-type="float">
            <text:p>0.6452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305" calcext:value-type="float">
            <text:p>0.204305</text:p>
          </table:table-cell>
          <table:table-cell office:value-type="float" office:value="0.115212" calcext:value-type="float">
            <text:p>0.115212</text:p>
          </table:table-cell>
          <table:table-cell office:value-type="float" office:value="0.678068" calcext:value-type="float">
            <text:p>0.6780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8" calcext:value-type="float">
            <text:p>0.20048</text:p>
          </table:table-cell>
          <table:table-cell office:value-type="float" office:value="0.192006" calcext:value-type="float">
            <text:p>0.192006</text:p>
          </table:table-cell>
          <table:table-cell office:value-type="float" office:value="0.674085" calcext:value-type="float">
            <text:p>0.6740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079" calcext:value-type="float">
            <text:p>0.218079</text:p>
          </table:table-cell>
          <table:table-cell office:value-type="float" office:value="0.197365" calcext:value-type="float">
            <text:p>0.197365</text:p>
          </table:table-cell>
          <table:table-cell office:value-type="float" office:value="0.623662" calcext:value-type="float">
            <text:p>0.623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.112157" calcext:value-type="float">
            <text:p>0.112157</text:p>
          </table:table-cell>
          <table:table-cell office:value-type="float" office:value="0.791064" calcext:value-type="float">
            <text:p>0.7910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785" calcext:value-type="float">
            <text:p>0.192785</text:p>
          </table:table-cell>
          <table:table-cell office:value-type="float" office:value="0.189468" calcext:value-type="float">
            <text:p>0.189468</text:p>
          </table:table-cell>
          <table:table-cell office:value-type="float" office:value="0.698686" calcext:value-type="float">
            <text:p>0.6986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003" calcext:value-type="float">
            <text:p>0.225003</text:p>
          </table:table-cell>
          <table:table-cell office:value-type="float" office:value="0.170493" calcext:value-type="float">
            <text:p>0.170493</text:p>
          </table:table-cell>
          <table:table-cell office:value-type="float" office:value="0.653588" calcext:value-type="float">
            <text:p>0.6535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928" calcext:value-type="float">
            <text:p>0.218928</text:p>
          </table:table-cell>
          <table:table-cell office:value-type="float" office:value="0.177411" calcext:value-type="float">
            <text:p>0.177411</text:p>
          </table:table-cell>
          <table:table-cell office:value-type="float" office:value="0.582116" calcext:value-type="float">
            <text:p>0.5821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77" calcext:value-type="float">
            <text:p>0.209677</text:p>
          </table:table-cell>
          <table:table-cell office:value-type="float" office:value="0.159112" calcext:value-type="float">
            <text:p>0.159112</text:p>
          </table:table-cell>
          <table:table-cell office:value-type="float" office:value="0.655738" calcext:value-type="float">
            <text:p>0.6557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461" calcext:value-type="float">
            <text:p>0.196461</text:p>
          </table:table-cell>
          <table:table-cell office:value-type="float" office:value="0.198943" calcext:value-type="float">
            <text:p>0.198943</text:p>
          </table:table-cell>
          <table:table-cell office:value-type="float" office:value="0.714466" calcext:value-type="float">
            <text:p>0.7144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27" calcext:value-type="float">
            <text:p>0.203027</text:p>
          </table:table-cell>
          <table:table-cell office:value-type="float" office:value="0.185426" calcext:value-type="float">
            <text:p>0.185426</text:p>
          </table:table-cell>
          <table:table-cell office:value-type="float" office:value="0.66069" calcext:value-type="float">
            <text:p>0.660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97" calcext:value-type="float">
            <text:p>0.21097</text:p>
          </table:table-cell>
          <table:table-cell office:value-type="float" office:value="0.190898" calcext:value-type="float">
            <text:p>0.190898</text:p>
          </table:table-cell>
          <table:table-cell office:value-type="float" office:value="0.690852" calcext:value-type="float">
            <text:p>0.6908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825" calcext:value-type="float">
            <text:p>0.185825</text:p>
          </table:table-cell>
          <table:table-cell office:value-type="float" office:value="0.175224" calcext:value-type="float">
            <text:p>0.175224</text:p>
          </table:table-cell>
          <table:table-cell office:value-type="float" office:value="0.658722" calcext:value-type="float">
            <text:p>0.6587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7" calcext:value-type="float">
            <text:p>0.2207</text:p>
          </table:table-cell>
          <table:table-cell office:value-type="float" office:value="0.116254" calcext:value-type="float">
            <text:p>0.116254</text:p>
          </table:table-cell>
          <table:table-cell office:value-type="float" office:value="0.669479" calcext:value-type="float">
            <text:p>0.669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415" calcext:value-type="float">
            <text:p>0.204415</text:p>
          </table:table-cell>
          <table:table-cell office:value-type="float" office:value="0.175321" calcext:value-type="float">
            <text:p>0.175321</text:p>
          </table:table-cell>
          <table:table-cell office:value-type="float" office:value="0.665059" calcext:value-type="float">
            <text:p>0.6650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774" calcext:value-type="float">
            <text:p>0.131774</text:p>
          </table:table-cell>
          <table:table-cell office:value-type="float" office:value="0.192988" calcext:value-type="float">
            <text:p>0.192988</text:p>
          </table:table-cell>
          <table:table-cell office:value-type="float" office:value="0.667815" calcext:value-type="float">
            <text:p>0.6678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25" calcext:value-type="float">
            <text:p>0.210325</text:p>
          </table:table-cell>
          <table:table-cell office:value-type="float" office:value="0.112414" calcext:value-type="float">
            <text:p>0.112414</text:p>
          </table:table-cell>
          <table:table-cell office:value-type="float" office:value="0.451491" calcext:value-type="float">
            <text:p>0.4514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275" calcext:value-type="float">
            <text:p>0.224275</text:p>
          </table:table-cell>
          <table:table-cell office:value-type="float" office:value="0.137694" calcext:value-type="float">
            <text:p>0.137694</text:p>
          </table:table-cell>
          <table:table-cell office:value-type="float" office:value="0.670641" calcext:value-type="float">
            <text:p>0.670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651" calcext:value-type="float">
            <text:p>0.187651</text:p>
          </table:table-cell>
          <table:table-cell office:value-type="float" office:value="0.189916" calcext:value-type="float">
            <text:p>0.189916</text:p>
          </table:table-cell>
          <table:table-cell office:value-type="float" office:value="0.657192" calcext:value-type="float">
            <text:p>0.6571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741" calcext:value-type="float">
            <text:p>0.226741</text:p>
          </table:table-cell>
          <table:table-cell office:value-type="float" office:value="0.236435" calcext:value-type="float">
            <text:p>0.236435</text:p>
          </table:table-cell>
          <table:table-cell office:value-type="float" office:value="0.539228" calcext:value-type="float">
            <text:p>0.5392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732" calcext:value-type="float">
            <text:p>0.219732</text:p>
          </table:table-cell>
          <table:table-cell office:value-type="float" office:value="0.196346" calcext:value-type="float">
            <text:p>0.196346</text:p>
          </table:table-cell>
          <table:table-cell office:value-type="float" office:value="0.657869" calcext:value-type="float">
            <text:p>0.6578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4542" calcext:value-type="float">
            <text:p>0.164542</text:p>
          </table:table-cell>
          <table:table-cell office:value-type="float" office:value="0.187799" calcext:value-type="float">
            <text:p>0.187799</text:p>
          </table:table-cell>
          <table:table-cell office:value-type="float" office:value="0.651679" calcext:value-type="float">
            <text:p>0.6516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903" calcext:value-type="float">
            <text:p>0.220903</text:p>
          </table:table-cell>
          <table:table-cell office:value-type="float" office:value="0.220018" calcext:value-type="float">
            <text:p>0.220018</text:p>
          </table:table-cell>
          <table:table-cell office:value-type="float" office:value="0.663742" calcext:value-type="float">
            <text:p>0.663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533" calcext:value-type="float">
            <text:p>0.214533</text:p>
          </table:table-cell>
          <table:table-cell office:value-type="float" office:value="0.191944" calcext:value-type="float">
            <text:p>0.191944</text:p>
          </table:table-cell>
          <table:table-cell office:value-type="float" office:value="0.609841" calcext:value-type="float">
            <text:p>0.6098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359" calcext:value-type="float">
            <text:p>0.225359</text:p>
          </table:table-cell>
          <table:table-cell office:value-type="float" office:value="0.189885" calcext:value-type="float">
            <text:p>0.189885</text:p>
          </table:table-cell>
          <table:table-cell office:value-type="float" office:value="0.621175" calcext:value-type="float">
            <text:p>0.6211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359" calcext:value-type="float">
            <text:p>0.219359</text:p>
          </table:table-cell>
          <table:table-cell office:value-type="float" office:value="0.204854" calcext:value-type="float">
            <text:p>0.204854</text:p>
          </table:table-cell>
          <table:table-cell office:value-type="float" office:value="0.656843" calcext:value-type="float">
            <text:p>0.656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3629" calcext:value-type="float">
            <text:p>0.143629</text:p>
          </table:table-cell>
          <table:table-cell office:value-type="float" office:value="0.188963" calcext:value-type="float">
            <text:p>0.188963</text:p>
          </table:table-cell>
          <table:table-cell office:value-type="float" office:value="0.680389" calcext:value-type="float">
            <text:p>0.680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5" calcext:value-type="float">
            <text:p>0.20525</text:p>
          </table:table-cell>
          <table:table-cell office:value-type="float" office:value="0.200486" calcext:value-type="float">
            <text:p>0.200486</text:p>
          </table:table-cell>
          <table:table-cell office:value-type="float" office:value="0.576918" calcext:value-type="float">
            <text:p>0.5769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557" calcext:value-type="float">
            <text:p>0.217557</text:p>
          </table:table-cell>
          <table:table-cell office:value-type="float" office:value="0.189881" calcext:value-type="float">
            <text:p>0.189881</text:p>
          </table:table-cell>
          <table:table-cell office:value-type="float" office:value="0.658284" calcext:value-type="float">
            <text:p>0.6582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958" calcext:value-type="float">
            <text:p>0.219958</text:p>
          </table:table-cell>
          <table:table-cell office:value-type="float" office:value="0.205985" calcext:value-type="float">
            <text:p>0.205985</text:p>
          </table:table-cell>
          <table:table-cell office:value-type="float" office:value="0.444568" calcext:value-type="float">
            <text:p>0.4445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708" calcext:value-type="float">
            <text:p>0.132708</text:p>
          </table:table-cell>
          <table:table-cell office:value-type="float" office:value="0.121671" calcext:value-type="float">
            <text:p>0.121671</text:p>
          </table:table-cell>
          <table:table-cell office:value-type="float" office:value="0.626704" calcext:value-type="float">
            <text:p>0.6267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84" calcext:value-type="float">
            <text:p>0.220484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682579" calcext:value-type="float">
            <text:p>0.6825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2397" calcext:value-type="float">
            <text:p>0.232397</text:p>
          </table:table-cell>
          <table:table-cell office:value-type="float" office:value="0.199276" calcext:value-type="float">
            <text:p>0.199276</text:p>
          </table:table-cell>
          <table:table-cell office:value-type="float" office:value="0.694312" calcext:value-type="float">
            <text:p>0.6943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55" calcext:value-type="float">
            <text:p>0.210355</text:p>
          </table:table-cell>
          <table:table-cell office:value-type="float" office:value="0.187368" calcext:value-type="float">
            <text:p>0.187368</text:p>
          </table:table-cell>
          <table:table-cell office:value-type="float" office:value="0.650983" calcext:value-type="float">
            <text:p>0.6509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13" calcext:value-type="float">
            <text:p>0.22213</text:p>
          </table:table-cell>
          <table:table-cell office:value-type="float" office:value="0.192604" calcext:value-type="float">
            <text:p>0.192604</text:p>
          </table:table-cell>
          <table:table-cell office:value-type="float" office:value="0.673717" calcext:value-type="float">
            <text:p>0.6737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02" calcext:value-type="float">
            <text:p>0.210302</text:p>
          </table:table-cell>
          <table:table-cell office:value-type="float" office:value="0.187005" calcext:value-type="float">
            <text:p>0.187005</text:p>
          </table:table-cell>
          <table:table-cell office:value-type="float" office:value="0.659635" calcext:value-type="float">
            <text:p>0.6596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15" calcext:value-type="float">
            <text:p>0.13015</text:p>
          </table:table-cell>
          <table:table-cell office:value-type="float" office:value="0.153209" calcext:value-type="float">
            <text:p>0.153209</text:p>
          </table:table-cell>
          <table:table-cell office:value-type="float" office:value="0.544054" calcext:value-type="float">
            <text:p>0.5440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779" calcext:value-type="float">
            <text:p>0.209779</text:p>
          </table:table-cell>
          <table:table-cell office:value-type="float" office:value="0.144819" calcext:value-type="float">
            <text:p>0.144819</text:p>
          </table:table-cell>
          <table:table-cell office:value-type="float" office:value="0.669395" calcext:value-type="float">
            <text:p>0.6693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749" calcext:value-type="float">
            <text:p>0.217749</text:p>
          </table:table-cell>
          <table:table-cell office:value-type="float" office:value="0.176967" calcext:value-type="float">
            <text:p>0.176967</text:p>
          </table:table-cell>
          <table:table-cell office:value-type="float" office:value="0.620272" calcext:value-type="float">
            <text:p>0.6202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107" calcext:value-type="float">
            <text:p>0.219107</text:p>
          </table:table-cell>
          <table:table-cell office:value-type="float" office:value="0.181142" calcext:value-type="float">
            <text:p>0.181142</text:p>
          </table:table-cell>
          <table:table-cell office:value-type="float" office:value="0.662806" calcext:value-type="float">
            <text:p>0.662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53909" calcext:value-type="float">
            <text:p>0.253909</text:p>
          </table:table-cell>
          <table:table-cell office:value-type="float" office:value="0.186466" calcext:value-type="float">
            <text:p>0.186466</text:p>
          </table:table-cell>
          <table:table-cell office:value-type="float" office:value="0.638174" calcext:value-type="float">
            <text:p>0.6381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117" calcext:value-type="float">
            <text:p>0.205117</text:p>
          </table:table-cell>
          <table:table-cell office:value-type="float" office:value="0.186628" calcext:value-type="float">
            <text:p>0.186628</text:p>
          </table:table-cell>
          <table:table-cell office:value-type="float" office:value="0.643094" calcext:value-type="float">
            <text:p>0.6430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814" calcext:value-type="float">
            <text:p>0.216814</text:p>
          </table:table-cell>
          <table:table-cell office:value-type="float" office:value="0.202773" calcext:value-type="float">
            <text:p>0.202773</text:p>
          </table:table-cell>
          <table:table-cell office:value-type="float" office:value="0.653716" calcext:value-type="float">
            <text:p>0.6537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37" calcext:value-type="float">
            <text:p>0.212537</text:p>
          </table:table-cell>
          <table:table-cell office:value-type="float" office:value="0.19105" calcext:value-type="float">
            <text:p>0.19105</text:p>
          </table:table-cell>
          <table:table-cell office:value-type="float" office:value="0.678609" calcext:value-type="float">
            <text:p>0.6786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274201" calcext:value-type="float">
            <text:p>0.274201</text:p>
          </table:table-cell>
          <table:table-cell office:value-type="float" office:value="0.645187" calcext:value-type="float">
            <text:p>0.6451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628" calcext:value-type="float">
            <text:p>0.219628</text:p>
          </table:table-cell>
          <table:table-cell office:value-type="float" office:value="0.17194" calcext:value-type="float">
            <text:p>0.17194</text:p>
          </table:table-cell>
          <table:table-cell office:value-type="float" office:value="0.502166" calcext:value-type="float">
            <text:p>0.5021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577" calcext:value-type="float">
            <text:p>0.205577</text:p>
          </table:table-cell>
          <table:table-cell office:value-type="float" office:value="0.195666" calcext:value-type="float">
            <text:p>0.195666</text:p>
          </table:table-cell>
          <table:table-cell office:value-type="float" office:value="0.676706" calcext:value-type="float">
            <text:p>0.676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0054" calcext:value-type="float">
            <text:p>0.230054</text:p>
          </table:table-cell>
          <table:table-cell office:value-type="float" office:value="0.19761" calcext:value-type="float">
            <text:p>0.19761</text:p>
          </table:table-cell>
          <table:table-cell office:value-type="float" office:value="0.661962" calcext:value-type="float">
            <text:p>0.6619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6062" calcext:value-type="float">
            <text:p>0.226062</text:p>
          </table:table-cell>
          <table:table-cell office:value-type="float" office:value="0.115621" calcext:value-type="float">
            <text:p>0.115621</text:p>
          </table:table-cell>
          <table:table-cell office:value-type="float" office:value="0.422737" calcext:value-type="float">
            <text:p>0.4227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623" calcext:value-type="float">
            <text:p>0.219623</text:p>
          </table:table-cell>
          <table:table-cell office:value-type="float" office:value="0.194031" calcext:value-type="float">
            <text:p>0.194031</text:p>
          </table:table-cell>
          <table:table-cell office:value-type="float" office:value="0.488039" calcext:value-type="float">
            <text:p>0.488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9017" calcext:value-type="float">
            <text:p>0.169017</text:p>
          </table:table-cell>
          <table:table-cell office:value-type="float" office:value="0.182456" calcext:value-type="float">
            <text:p>0.182456</text:p>
          </table:table-cell>
          <table:table-cell office:value-type="float" office:value="0.631303" calcext:value-type="float">
            <text:p>0.6313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517" calcext:value-type="float">
            <text:p>0.211517</text:p>
          </table:table-cell>
          <table:table-cell office:value-type="float" office:value="0.183479" calcext:value-type="float">
            <text:p>0.183479</text:p>
          </table:table-cell>
          <table:table-cell office:value-type="float" office:value="0.426376" calcext:value-type="float">
            <text:p>0.4263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606" calcext:value-type="float">
            <text:p>0.177606</text:p>
          </table:table-cell>
          <table:table-cell office:value-type="float" office:value="0.197218" calcext:value-type="float">
            <text:p>0.197218</text:p>
          </table:table-cell>
          <table:table-cell office:value-type="float" office:value="0.436743" calcext:value-type="float">
            <text:p>0.4367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1034" calcext:value-type="float">
            <text:p>0.21034</text:p>
          </table:table-cell>
          <table:table-cell table:formula="of:=MEDIAN([.C2:.C151])" office:value-type="float" office:value="0.1880015" calcext:value-type="float">
            <text:p>0.1880015</text:p>
          </table:table-cell>
          <table:table-cell table:formula="of:=MEDIAN([.D2:.D151])" office:value-type="float" office:value="0.6601625" calcext:value-type="float">
            <text:p>0.6601625</text:p>
          </table:table-cell>
        </table:table-row>
      </table:table>
      <table:table table:name="Libreoice" table:style-name="ta1">
        <table:shapes>
          <draw:frame draw:z-index="0" draw:style-name="gr1" draw:text-style-name="P1" svg:width="1069.63pt" svg:height="599.84pt" svg:x="256pt" svg:y="13.18pt">
            <loext:p draw:notify-on-update-of-ranges="Libreoice.B1:Libreoice.B1 Libreoice.B2:Libreoice.B151 Libreoice.C1:Libreoice.C1 Libreoice.C2:Libreoice.C151 Libreoice.D1:Libreoice.D1 Libreoice.D2:Libreoice.D15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167" calcext:value-type="float">
            <text:p>0.11167</text:p>
          </table:table-cell>
          <table:table-cell office:value-type="float" office:value="0.112265" calcext:value-type="float">
            <text:p>0.112265</text:p>
          </table:table-cell>
          <table:table-cell office:value-type="float" office:value="0.651686" calcext:value-type="float">
            <text:p>0.6516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471" calcext:value-type="float">
            <text:p>0.17471</text:p>
          </table:table-cell>
          <table:table-cell office:value-type="float" office:value="0.111246" calcext:value-type="float">
            <text:p>0.111246</text:p>
          </table:table-cell>
          <table:table-cell office:value-type="float" office:value="0.667422" calcext:value-type="float">
            <text:p>0.667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21" calcext:value-type="float">
            <text:p>0.19521</text:p>
          </table:table-cell>
          <table:table-cell office:value-type="float" office:value="0.189562" calcext:value-type="float">
            <text:p>0.189562</text:p>
          </table:table-cell>
          <table:table-cell office:value-type="float" office:value="0.649512" calcext:value-type="float">
            <text:p>0.6495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9125" calcext:value-type="float">
            <text:p>0.159125</text:p>
          </table:table-cell>
          <table:table-cell office:value-type="float" office:value="0.190766" calcext:value-type="float">
            <text:p>0.190766</text:p>
          </table:table-cell>
          <table:table-cell office:value-type="float" office:value="0.41971" calcext:value-type="float">
            <text:p>0.419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2552" calcext:value-type="float">
            <text:p>0.112552</text:p>
          </table:table-cell>
          <table:table-cell office:value-type="float" office:value="0.189581" calcext:value-type="float">
            <text:p>0.189581</text:p>
          </table:table-cell>
          <table:table-cell office:value-type="float" office:value="0.401603" calcext:value-type="float">
            <text:p>0.4016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974" calcext:value-type="float">
            <text:p>0.186974</text:p>
          </table:table-cell>
          <table:table-cell office:value-type="float" office:value="0.189976" calcext:value-type="float">
            <text:p>0.189976</text:p>
          </table:table-cell>
          <table:table-cell office:value-type="float" office:value="0.629851" calcext:value-type="float">
            <text:p>0.6298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3973" calcext:value-type="float">
            <text:p>0.113973</text:p>
          </table:table-cell>
          <table:table-cell office:value-type="float" office:value="0.183866" calcext:value-type="float">
            <text:p>0.183866</text:p>
          </table:table-cell>
          <table:table-cell office:value-type="float" office:value="0.620216" calcext:value-type="float">
            <text:p>0.6202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1223" calcext:value-type="float">
            <text:p>0.111223</text:p>
          </table:table-cell>
          <table:table-cell office:value-type="float" office:value="0.196648" calcext:value-type="float">
            <text:p>0.196648</text:p>
          </table:table-cell>
          <table:table-cell office:value-type="float" office:value="0.639411" calcext:value-type="float">
            <text:p>0.6394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0039" calcext:value-type="float">
            <text:p>0.190039</text:p>
          </table:table-cell>
          <table:table-cell office:value-type="float" office:value="0.200786" calcext:value-type="float">
            <text:p>0.200786</text:p>
          </table:table-cell>
          <table:table-cell office:value-type="float" office:value="0.427618" calcext:value-type="float">
            <text:p>0.4276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99" calcext:value-type="float">
            <text:p>0.18799</text:p>
          </table:table-cell>
          <table:table-cell office:value-type="float" office:value="0.122861" calcext:value-type="float">
            <text:p>0.122861</text:p>
          </table:table-cell>
          <table:table-cell office:value-type="float" office:value="0.635851" calcext:value-type="float">
            <text:p>0.6358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575" calcext:value-type="float">
            <text:p>0.195575</text:p>
          </table:table-cell>
          <table:table-cell office:value-type="float" office:value="0.200472" calcext:value-type="float">
            <text:p>0.200472</text:p>
          </table:table-cell>
          <table:table-cell office:value-type="float" office:value="0.633378" calcext:value-type="float">
            <text:p>0.6333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644" calcext:value-type="float">
            <text:p>0.194644</text:p>
          </table:table-cell>
          <table:table-cell office:value-type="float" office:value="0.115534" calcext:value-type="float">
            <text:p>0.115534</text:p>
          </table:table-cell>
          <table:table-cell office:value-type="float" office:value="0.653525" calcext:value-type="float">
            <text:p>0.6535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414" calcext:value-type="float">
            <text:p>0.203414</text:p>
          </table:table-cell>
          <table:table-cell office:value-type="float" office:value="0.154907" calcext:value-type="float">
            <text:p>0.154907</text:p>
          </table:table-cell>
          <table:table-cell office:value-type="float" office:value="0.684247" calcext:value-type="float">
            <text:p>0.6842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4876" calcext:value-type="float">
            <text:p>0.194876</text:p>
          </table:table-cell>
          <table:table-cell office:value-type="float" office:value="0.190401" calcext:value-type="float">
            <text:p>0.190401</text:p>
          </table:table-cell>
          <table:table-cell office:value-type="float" office:value="0.577169" calcext:value-type="float">
            <text:p>0.5771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092" calcext:value-type="float">
            <text:p>0.204092</text:p>
          </table:table-cell>
          <table:table-cell office:value-type="float" office:value="0.201389" calcext:value-type="float">
            <text:p>0.201389</text:p>
          </table:table-cell>
          <table:table-cell office:value-type="float" office:value="0.614405" calcext:value-type="float">
            <text:p>0.6144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2077" calcext:value-type="float">
            <text:p>0.132077</text:p>
          </table:table-cell>
          <table:table-cell office:value-type="float" office:value="0.128841" calcext:value-type="float">
            <text:p>0.128841</text:p>
          </table:table-cell>
          <table:table-cell office:value-type="float" office:value="0.606183" calcext:value-type="float">
            <text:p>0.6061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4198" calcext:value-type="float">
            <text:p>0.174198</text:p>
          </table:table-cell>
          <table:table-cell office:value-type="float" office:value="0.199614" calcext:value-type="float">
            <text:p>0.199614</text:p>
          </table:table-cell>
          <table:table-cell office:value-type="float" office:value="0.699079" calcext:value-type="float">
            <text:p>0.699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65" calcext:value-type="float">
            <text:p>0.206265</text:p>
          </table:table-cell>
          <table:table-cell office:value-type="float" office:value="0.192412" calcext:value-type="float">
            <text:p>0.192412</text:p>
          </table:table-cell>
          <table:table-cell office:value-type="float" office:value="0.634115" calcext:value-type="float">
            <text:p>0.6341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371" calcext:value-type="float">
            <text:p>0.205371</text:p>
          </table:table-cell>
          <table:table-cell office:value-type="float" office:value="0.194057" calcext:value-type="float">
            <text:p>0.194057</text:p>
          </table:table-cell>
          <table:table-cell office:value-type="float" office:value="0.62929" calcext:value-type="float">
            <text:p>0.629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49" calcext:value-type="float">
            <text:p>0.184649</text:p>
          </table:table-cell>
          <table:table-cell office:value-type="float" office:value="0.171947" calcext:value-type="float">
            <text:p>0.171947</text:p>
          </table:table-cell>
          <table:table-cell office:value-type="float" office:value="0.64704" calcext:value-type="float">
            <text:p>0.647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826" calcext:value-type="float">
            <text:p>0.193826</text:p>
          </table:table-cell>
          <table:table-cell office:value-type="float" office:value="0.118483" calcext:value-type="float">
            <text:p>0.118483</text:p>
          </table:table-cell>
          <table:table-cell office:value-type="float" office:value="0.64612" calcext:value-type="float">
            <text:p>0.64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93" calcext:value-type="float">
            <text:p>0.21393</text:p>
          </table:table-cell>
          <table:table-cell office:value-type="float" office:value="0.175518" calcext:value-type="float">
            <text:p>0.175518</text:p>
          </table:table-cell>
          <table:table-cell office:value-type="float" office:value="0.676797" calcext:value-type="float">
            <text:p>0.6767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343" calcext:value-type="float">
            <text:p>0.189343</text:p>
          </table:table-cell>
          <table:table-cell office:value-type="float" office:value="0.182995" calcext:value-type="float">
            <text:p>0.182995</text:p>
          </table:table-cell>
          <table:table-cell office:value-type="float" office:value="0.52447" calcext:value-type="float">
            <text:p>0.52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9222" calcext:value-type="float">
            <text:p>0.139222</text:p>
          </table:table-cell>
          <table:table-cell office:value-type="float" office:value="0.179284" calcext:value-type="float">
            <text:p>0.179284</text:p>
          </table:table-cell>
          <table:table-cell office:value-type="float" office:value="0.700738" calcext:value-type="float">
            <text:p>0.7007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2537" calcext:value-type="float">
            <text:p>0.122537</text:p>
          </table:table-cell>
          <table:table-cell office:value-type="float" office:value="0.180936" calcext:value-type="float">
            <text:p>0.180936</text:p>
          </table:table-cell>
          <table:table-cell office:value-type="float" office:value="0.652075" calcext:value-type="float">
            <text:p>0.6520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3614" calcext:value-type="float">
            <text:p>0.143614</text:p>
          </table:table-cell>
          <table:table-cell office:value-type="float" office:value="0.199813" calcext:value-type="float">
            <text:p>0.199813</text:p>
          </table:table-cell>
          <table:table-cell office:value-type="float" office:value="0.413449" calcext:value-type="float">
            <text:p>0.4134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84" calcext:value-type="float">
            <text:p>0.184684</text:p>
          </table:table-cell>
          <table:table-cell office:value-type="float" office:value="0.195555" calcext:value-type="float">
            <text:p>0.195555</text:p>
          </table:table-cell>
          <table:table-cell office:value-type="float" office:value="0.457255" calcext:value-type="float">
            <text:p>0.4572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165" calcext:value-type="float">
            <text:p>0.184165</text:p>
          </table:table-cell>
          <table:table-cell office:value-type="float" office:value="0.11632" calcext:value-type="float">
            <text:p>0.11632</text:p>
          </table:table-cell>
          <table:table-cell office:value-type="float" office:value="0.661917" calcext:value-type="float">
            <text:p>0.6619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177624" calcext:value-type="float">
            <text:p>0.177624</text:p>
          </table:table-cell>
          <table:table-cell office:value-type="float" office:value="0.605727" calcext:value-type="float">
            <text:p>0.605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895" calcext:value-type="float">
            <text:p>0.204895</text:p>
          </table:table-cell>
          <table:table-cell office:value-type="float" office:value="0.203695" calcext:value-type="float">
            <text:p>0.203695</text:p>
          </table:table-cell>
          <table:table-cell office:value-type="float" office:value="0.646135" calcext:value-type="float">
            <text:p>0.6461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0.195334" calcext:value-type="float">
            <text:p>0.195334</text:p>
          </table:table-cell>
          <table:table-cell office:value-type="float" office:value="0.642832" calcext:value-type="float">
            <text:p>0.6428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979" calcext:value-type="float">
            <text:p>0.198979</text:p>
          </table:table-cell>
          <table:table-cell office:value-type="float" office:value="0.198484" calcext:value-type="float">
            <text:p>0.198484</text:p>
          </table:table-cell>
          <table:table-cell office:value-type="float" office:value="0.659592" calcext:value-type="float">
            <text:p>0.6595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925" calcext:value-type="float">
            <text:p>0.205925</text:p>
          </table:table-cell>
          <table:table-cell office:value-type="float" office:value="0.187524" calcext:value-type="float">
            <text:p>0.187524</text:p>
          </table:table-cell>
          <table:table-cell office:value-type="float" office:value="0.628378" calcext:value-type="float">
            <text:p>0.6283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573" calcext:value-type="float">
            <text:p>0.203573</text:p>
          </table:table-cell>
          <table:table-cell office:value-type="float" office:value="0.213671" calcext:value-type="float">
            <text:p>0.213671</text:p>
          </table:table-cell>
          <table:table-cell office:value-type="float" office:value="0.659758" calcext:value-type="float">
            <text:p>0.6597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33" calcext:value-type="float">
            <text:p>0.18133</text:p>
          </table:table-cell>
          <table:table-cell office:value-type="float" office:value="0.193688" calcext:value-type="float">
            <text:p>0.193688</text:p>
          </table:table-cell>
          <table:table-cell office:value-type="float" office:value="0.642247" calcext:value-type="float">
            <text:p>0.6422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777" calcext:value-type="float">
            <text:p>0.213777</text:p>
          </table:table-cell>
          <table:table-cell office:value-type="float" office:value="0.19729" calcext:value-type="float">
            <text:p>0.19729</text:p>
          </table:table-cell>
          <table:table-cell office:value-type="float" office:value="0.63629" calcext:value-type="float">
            <text:p>0.63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085" calcext:value-type="float">
            <text:p>0.208085</text:p>
          </table:table-cell>
          <table:table-cell office:value-type="float" office:value="0.184153" calcext:value-type="float">
            <text:p>0.184153</text:p>
          </table:table-cell>
          <table:table-cell office:value-type="float" office:value="0.654521" calcext:value-type="float">
            <text:p>0.6545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817" calcext:value-type="float">
            <text:p>0.203817</text:p>
          </table:table-cell>
          <table:table-cell office:value-type="float" office:value="0.195226" calcext:value-type="float">
            <text:p>0.195226</text:p>
          </table:table-cell>
          <table:table-cell office:value-type="float" office:value="0.575015" calcext:value-type="float">
            <text:p>0.5750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421" calcext:value-type="float">
            <text:p>0.205421</text:p>
          </table:table-cell>
          <table:table-cell office:value-type="float" office:value="0.125372" calcext:value-type="float">
            <text:p>0.125372</text:p>
          </table:table-cell>
          <table:table-cell office:value-type="float" office:value="0.64991" calcext:value-type="float">
            <text:p>0.649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648" calcext:value-type="float">
            <text:p>0.197648</text:p>
          </table:table-cell>
          <table:table-cell office:value-type="float" office:value="0.135663" calcext:value-type="float">
            <text:p>0.135663</text:p>
          </table:table-cell>
          <table:table-cell office:value-type="float" office:value="0.42042" calcext:value-type="float">
            <text:p>0.420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555" calcext:value-type="float">
            <text:p>0.13555</text:p>
          </table:table-cell>
          <table:table-cell office:value-type="float" office:value="0.183623" calcext:value-type="float">
            <text:p>0.183623</text:p>
          </table:table-cell>
          <table:table-cell office:value-type="float" office:value="0.634077" calcext:value-type="float">
            <text:p>0.6340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338" calcext:value-type="float">
            <text:p>0.188338</text:p>
          </table:table-cell>
          <table:table-cell office:value-type="float" office:value="0.206078" calcext:value-type="float">
            <text:p>0.206078</text:p>
          </table:table-cell>
          <table:table-cell office:value-type="float" office:value="0.661917" calcext:value-type="float">
            <text:p>0.6619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016" calcext:value-type="float">
            <text:p>0.185016</text:p>
          </table:table-cell>
          <table:table-cell office:value-type="float" office:value="0.192847" calcext:value-type="float">
            <text:p>0.192847</text:p>
          </table:table-cell>
          <table:table-cell office:value-type="float" office:value="0.63035" calcext:value-type="float">
            <text:p>0.630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395" calcext:value-type="float">
            <text:p>0.212395</text:p>
          </table:table-cell>
          <table:table-cell office:value-type="float" office:value="0.196189" calcext:value-type="float">
            <text:p>0.196189</text:p>
          </table:table-cell>
          <table:table-cell office:value-type="float" office:value="0.565828" calcext:value-type="float">
            <text:p>0.5658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724" calcext:value-type="float">
            <text:p>0.183724</text:p>
          </table:table-cell>
          <table:table-cell office:value-type="float" office:value="0.183926" calcext:value-type="float">
            <text:p>0.183926</text:p>
          </table:table-cell>
          <table:table-cell office:value-type="float" office:value="0.672128" calcext:value-type="float">
            <text:p>0.6721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448" calcext:value-type="float">
            <text:p>0.203448</text:p>
          </table:table-cell>
          <table:table-cell office:value-type="float" office:value="0.199996" calcext:value-type="float">
            <text:p>0.199996</text:p>
          </table:table-cell>
          <table:table-cell office:value-type="float" office:value="0.615669" calcext:value-type="float">
            <text:p>0.6156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465" calcext:value-type="float">
            <text:p>0.189465</text:p>
          </table:table-cell>
          <table:table-cell office:value-type="float" office:value="0.187167" calcext:value-type="float">
            <text:p>0.187167</text:p>
          </table:table-cell>
          <table:table-cell office:value-type="float" office:value="0.452038" calcext:value-type="float">
            <text:p>0.4520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934" calcext:value-type="float">
            <text:p>0.224934</text:p>
          </table:table-cell>
          <table:table-cell office:value-type="float" office:value="0.174662" calcext:value-type="float">
            <text:p>0.174662</text:p>
          </table:table-cell>
          <table:table-cell office:value-type="float" office:value="0.657388" calcext:value-type="float">
            <text:p>0.6573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99" calcext:value-type="float">
            <text:p>0.206399</text:p>
          </table:table-cell>
          <table:table-cell office:value-type="float" office:value="0.191584" calcext:value-type="float">
            <text:p>0.191584</text:p>
          </table:table-cell>
          <table:table-cell office:value-type="float" office:value="0.638038" calcext:value-type="float">
            <text:p>0.6380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891" calcext:value-type="float">
            <text:p>0.195891</text:p>
          </table:table-cell>
          <table:table-cell office:value-type="float" office:value="0.196769" calcext:value-type="float">
            <text:p>0.196769</text:p>
          </table:table-cell>
          <table:table-cell office:value-type="float" office:value="0.642627" calcext:value-type="float">
            <text:p>0.6426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3408" calcext:value-type="float">
            <text:p>0.183408</text:p>
          </table:table-cell>
          <table:table-cell office:value-type="float" office:value="0.180867" calcext:value-type="float">
            <text:p>0.180867</text:p>
          </table:table-cell>
          <table:table-cell office:value-type="float" office:value="0.437001" calcext:value-type="float">
            <text:p>0.4370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513" calcext:value-type="float">
            <text:p>0.193513</text:p>
          </table:table-cell>
          <table:table-cell office:value-type="float" office:value="0.118885" calcext:value-type="float">
            <text:p>0.118885</text:p>
          </table:table-cell>
          <table:table-cell office:value-type="float" office:value="0.6754" calcext:value-type="float">
            <text:p>0.67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6" calcext:value-type="float">
            <text:p>0.20096</text:p>
          </table:table-cell>
          <table:table-cell office:value-type="float" office:value="0.119577" calcext:value-type="float">
            <text:p>0.119577</text:p>
          </table:table-cell>
          <table:table-cell office:value-type="float" office:value="0.651098" calcext:value-type="float">
            <text:p>0.6510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338" calcext:value-type="float">
            <text:p>0.179338</text:p>
          </table:table-cell>
          <table:table-cell office:value-type="float" office:value="0.195828" calcext:value-type="float">
            <text:p>0.195828</text:p>
          </table:table-cell>
          <table:table-cell office:value-type="float" office:value="0.654038" calcext:value-type="float">
            <text:p>0.6540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579" calcext:value-type="float">
            <text:p>0.204579</text:p>
          </table:table-cell>
          <table:table-cell office:value-type="float" office:value="0.194101" calcext:value-type="float">
            <text:p>0.194101</text:p>
          </table:table-cell>
          <table:table-cell office:value-type="float" office:value="0.530429" calcext:value-type="float">
            <text:p>0.5304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0.198874" calcext:value-type="float">
            <text:p>0.198874</text:p>
          </table:table-cell>
          <table:table-cell office:value-type="float" office:value="0.643522" calcext:value-type="float">
            <text:p>0.6435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477" calcext:value-type="float">
            <text:p>0.118477</text:p>
          </table:table-cell>
          <table:table-cell office:value-type="float" office:value="0.20432" calcext:value-type="float">
            <text:p>0.20432</text:p>
          </table:table-cell>
          <table:table-cell office:value-type="float" office:value="0.651475" calcext:value-type="float">
            <text:p>0.651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836" calcext:value-type="float">
            <text:p>0.206836</text:p>
          </table:table-cell>
          <table:table-cell office:value-type="float" office:value="0.195825" calcext:value-type="float">
            <text:p>0.195825</text:p>
          </table:table-cell>
          <table:table-cell office:value-type="float" office:value="0.640831" calcext:value-type="float">
            <text:p>0.6408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984" calcext:value-type="float">
            <text:p>0.204984</text:p>
          </table:table-cell>
          <table:table-cell office:value-type="float" office:value="0.19017" calcext:value-type="float">
            <text:p>0.19017</text:p>
          </table:table-cell>
          <table:table-cell office:value-type="float" office:value="0.454273" calcext:value-type="float">
            <text:p>0.4542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753" calcext:value-type="float">
            <text:p>0.207753</text:p>
          </table:table-cell>
          <table:table-cell office:value-type="float" office:value="0.209955" calcext:value-type="float">
            <text:p>0.209955</text:p>
          </table:table-cell>
          <table:table-cell office:value-type="float" office:value="0.694073" calcext:value-type="float">
            <text:p>0.6940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47" calcext:value-type="float">
            <text:p>0.208347</text:p>
          </table:table-cell>
          <table:table-cell office:value-type="float" office:value="0.198619" calcext:value-type="float">
            <text:p>0.198619</text:p>
          </table:table-cell>
          <table:table-cell office:value-type="float" office:value="0.429417" calcext:value-type="float">
            <text:p>0.4294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161" calcext:value-type="float">
            <text:p>0.128161</text:p>
          </table:table-cell>
          <table:table-cell office:value-type="float" office:value="0.198631" calcext:value-type="float">
            <text:p>0.198631</text:p>
          </table:table-cell>
          <table:table-cell office:value-type="float" office:value="0.503599" calcext:value-type="float">
            <text:p>0.5035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82" calcext:value-type="float">
            <text:p>0.21282</text:p>
          </table:table-cell>
          <table:table-cell office:value-type="float" office:value="0.190992" calcext:value-type="float">
            <text:p>0.190992</text:p>
          </table:table-cell>
          <table:table-cell office:value-type="float" office:value="0.653854" calcext:value-type="float">
            <text:p>0.653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4876" calcext:value-type="float">
            <text:p>0.184876</text:p>
          </table:table-cell>
          <table:table-cell office:value-type="float" office:value="0.204794" calcext:value-type="float">
            <text:p>0.204794</text:p>
          </table:table-cell>
          <table:table-cell office:value-type="float" office:value="0.609474" calcext:value-type="float">
            <text:p>0.6094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406" calcext:value-type="float">
            <text:p>0.215406</text:p>
          </table:table-cell>
          <table:table-cell office:value-type="float" office:value="0.180083" calcext:value-type="float">
            <text:p>0.180083</text:p>
          </table:table-cell>
          <table:table-cell office:value-type="float" office:value="0.65252" calcext:value-type="float">
            <text:p>0.652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532" calcext:value-type="float">
            <text:p>0.218532</text:p>
          </table:table-cell>
          <table:table-cell office:value-type="float" office:value="0.19224" calcext:value-type="float">
            <text:p>0.19224</text:p>
          </table:table-cell>
          <table:table-cell office:value-type="float" office:value="0.656378" calcext:value-type="float">
            <text:p>0.6563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014" calcext:value-type="float">
            <text:p>0.192014</text:p>
          </table:table-cell>
          <table:table-cell office:value-type="float" office:value="0.188125" calcext:value-type="float">
            <text:p>0.188125</text:p>
          </table:table-cell>
          <table:table-cell office:value-type="float" office:value="0.646655" calcext:value-type="float">
            <text:p>0.6466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133296" calcext:value-type="float">
            <text:p>0.133296</text:p>
          </table:table-cell>
          <table:table-cell office:value-type="float" office:value="0.613203" calcext:value-type="float">
            <text:p>0.613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199" calcext:value-type="float">
            <text:p>0.197199</text:p>
          </table:table-cell>
          <table:table-cell office:value-type="float" office:value="0.188685" calcext:value-type="float">
            <text:p>0.188685</text:p>
          </table:table-cell>
          <table:table-cell office:value-type="float" office:value="0.641052" calcext:value-type="float">
            <text:p>0.6410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5651" calcext:value-type="float">
            <text:p>0.155651</text:p>
          </table:table-cell>
          <table:table-cell office:value-type="float" office:value="0.188416" calcext:value-type="float">
            <text:p>0.188416</text:p>
          </table:table-cell>
          <table:table-cell office:value-type="float" office:value="0.661208" calcext:value-type="float">
            <text:p>0.6612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001" calcext:value-type="float">
            <text:p>0.124001</text:p>
          </table:table-cell>
          <table:table-cell office:value-type="float" office:value="0.195809" calcext:value-type="float">
            <text:p>0.195809</text:p>
          </table:table-cell>
          <table:table-cell office:value-type="float" office:value="0.412962" calcext:value-type="float">
            <text:p>0.4129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83" calcext:value-type="float">
            <text:p>0.204783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6672" calcext:value-type="float">
            <text:p>0.666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1749" calcext:value-type="float">
            <text:p>0.141749</text:p>
          </table:table-cell>
          <table:table-cell office:value-type="float" office:value="0.190825" calcext:value-type="float">
            <text:p>0.190825</text:p>
          </table:table-cell>
          <table:table-cell office:value-type="float" office:value="0.640411" calcext:value-type="float">
            <text:p>0.6404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771" calcext:value-type="float">
            <text:p>0.196771</text:p>
          </table:table-cell>
          <table:table-cell office:value-type="float" office:value="0.120501" calcext:value-type="float">
            <text:p>0.120501</text:p>
          </table:table-cell>
          <table:table-cell office:value-type="float" office:value="0.656524" calcext:value-type="float">
            <text:p>0.6565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543" calcext:value-type="float">
            <text:p>0.210543</text:p>
          </table:table-cell>
          <table:table-cell office:value-type="float" office:value="0.176698" calcext:value-type="float">
            <text:p>0.176698</text:p>
          </table:table-cell>
          <table:table-cell office:value-type="float" office:value="0.567306" calcext:value-type="float">
            <text:p>0.5673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253" calcext:value-type="float">
            <text:p>0.192253</text:p>
          </table:table-cell>
          <table:table-cell office:value-type="float" office:value="0.181331" calcext:value-type="float">
            <text:p>0.181331</text:p>
          </table:table-cell>
          <table:table-cell office:value-type="float" office:value="0.68619" calcext:value-type="float">
            <text:p>0.686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519" calcext:value-type="float">
            <text:p>0.214519</text:p>
          </table:table-cell>
          <table:table-cell office:value-type="float" office:value="0.192386" calcext:value-type="float">
            <text:p>0.192386</text:p>
          </table:table-cell>
          <table:table-cell office:value-type="float" office:value="0.621158" calcext:value-type="float">
            <text:p>0.6211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747" calcext:value-type="float">
            <text:p>0.198747</text:p>
          </table:table-cell>
          <table:table-cell office:value-type="float" office:value="0.117825" calcext:value-type="float">
            <text:p>0.117825</text:p>
          </table:table-cell>
          <table:table-cell office:value-type="float" office:value="0.648023" calcext:value-type="float">
            <text:p>0.6480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046" calcext:value-type="float">
            <text:p>0.188046</text:p>
          </table:table-cell>
          <table:table-cell office:value-type="float" office:value="0.201212" calcext:value-type="float">
            <text:p>0.201212</text:p>
          </table:table-cell>
          <table:table-cell office:value-type="float" office:value="0.646751" calcext:value-type="float">
            <text:p>0.6467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8105" calcext:value-type="float">
            <text:p>0.178105</text:p>
          </table:table-cell>
          <table:table-cell office:value-type="float" office:value="0.178899" calcext:value-type="float">
            <text:p>0.178899</text:p>
          </table:table-cell>
          <table:table-cell office:value-type="float" office:value="0.653478" calcext:value-type="float">
            <text:p>0.653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069" calcext:value-type="float">
            <text:p>0.212069</text:p>
          </table:table-cell>
          <table:table-cell office:value-type="float" office:value="0.190277" calcext:value-type="float">
            <text:p>0.190277</text:p>
          </table:table-cell>
          <table:table-cell office:value-type="float" office:value="0.459933" calcext:value-type="float">
            <text:p>0.4599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261" calcext:value-type="float">
            <text:p>0.19261</text:p>
          </table:table-cell>
          <table:table-cell office:value-type="float" office:value="0.196524" calcext:value-type="float">
            <text:p>0.196524</text:p>
          </table:table-cell>
          <table:table-cell office:value-type="float" office:value="0.414615" calcext:value-type="float">
            <text:p>0.4146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125" calcext:value-type="float">
            <text:p>0.191125</text:p>
          </table:table-cell>
          <table:table-cell office:value-type="float" office:value="0.196723" calcext:value-type="float">
            <text:p>0.196723</text:p>
          </table:table-cell>
          <table:table-cell office:value-type="float" office:value="0.656321" calcext:value-type="float">
            <text:p>0.6563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661" calcext:value-type="float">
            <text:p>0.209661</text:p>
          </table:table-cell>
          <table:table-cell office:value-type="float" office:value="0.177375" calcext:value-type="float">
            <text:p>0.177375</text:p>
          </table:table-cell>
          <table:table-cell office:value-type="float" office:value="0.653341" calcext:value-type="float">
            <text:p>0.6533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425" calcext:value-type="float">
            <text:p>0.209425</text:p>
          </table:table-cell>
          <table:table-cell office:value-type="float" office:value="0.186666" calcext:value-type="float">
            <text:p>0.186666</text:p>
          </table:table-cell>
          <table:table-cell office:value-type="float" office:value="0.644311" calcext:value-type="float">
            <text:p>0.6443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952" calcext:value-type="float">
            <text:p>0.196952</text:p>
          </table:table-cell>
          <table:table-cell office:value-type="float" office:value="0.198387" calcext:value-type="float">
            <text:p>0.198387</text:p>
          </table:table-cell>
          <table:table-cell office:value-type="float" office:value="0.62865" calcext:value-type="float">
            <text:p>0.628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65" calcext:value-type="float">
            <text:p>0.208865</text:p>
          </table:table-cell>
          <table:table-cell office:value-type="float" office:value="0.171464" calcext:value-type="float">
            <text:p>0.171464</text:p>
          </table:table-cell>
          <table:table-cell office:value-type="float" office:value="0.636385" calcext:value-type="float">
            <text:p>0.6363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673" calcext:value-type="float">
            <text:p>0.136673</text:p>
          </table:table-cell>
          <table:table-cell office:value-type="float" office:value="0.188704" calcext:value-type="float">
            <text:p>0.188704</text:p>
          </table:table-cell>
          <table:table-cell office:value-type="float" office:value="0.651201" calcext:value-type="float">
            <text:p>0.6512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376" calcext:value-type="float">
            <text:p>0.191376</text:p>
          </table:table-cell>
          <table:table-cell office:value-type="float" office:value="0.198647" calcext:value-type="float">
            <text:p>0.198647</text:p>
          </table:table-cell>
          <table:table-cell office:value-type="float" office:value="0.62008" calcext:value-type="float">
            <text:p>0.620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804" calcext:value-type="float">
            <text:p>0.195804</text:p>
          </table:table-cell>
          <table:table-cell office:value-type="float" office:value="0.193769" calcext:value-type="float">
            <text:p>0.193769</text:p>
          </table:table-cell>
          <table:table-cell office:value-type="float" office:value="0.611916" calcext:value-type="float">
            <text:p>0.6119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376" calcext:value-type="float">
            <text:p>0.124376</text:p>
          </table:table-cell>
          <table:table-cell office:value-type="float" office:value="0.221689" calcext:value-type="float">
            <text:p>0.221689</text:p>
          </table:table-cell>
          <table:table-cell office:value-type="float" office:value="0.502316" calcext:value-type="float">
            <text:p>0.5023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183" calcext:value-type="float">
            <text:p>0.204183</text:p>
          </table:table-cell>
          <table:table-cell office:value-type="float" office:value="0.202629" calcext:value-type="float">
            <text:p>0.202629</text:p>
          </table:table-cell>
          <table:table-cell office:value-type="float" office:value="0.426172" calcext:value-type="float">
            <text:p>0.4261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3054" calcext:value-type="float">
            <text:p>0.193054</text:p>
          </table:table-cell>
          <table:table-cell office:value-type="float" office:value="0.189198" calcext:value-type="float">
            <text:p>0.189198</text:p>
          </table:table-cell>
          <table:table-cell office:value-type="float" office:value="0.599869" calcext:value-type="float">
            <text:p>0.5998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028" calcext:value-type="float">
            <text:p>0.203028</text:p>
          </table:table-cell>
          <table:table-cell office:value-type="float" office:value="0.204766" calcext:value-type="float">
            <text:p>0.204766</text:p>
          </table:table-cell>
          <table:table-cell office:value-type="float" office:value="0.607676" calcext:value-type="float">
            <text:p>0.6076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821" calcext:value-type="float">
            <text:p>0.200821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0.602946" calcext:value-type="float">
            <text:p>0.6029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975" calcext:value-type="float">
            <text:p>0.151975</text:p>
          </table:table-cell>
          <table:table-cell office:value-type="float" office:value="0.190957" calcext:value-type="float">
            <text:p>0.190957</text:p>
          </table:table-cell>
          <table:table-cell office:value-type="float" office:value="0.552662" calcext:value-type="float">
            <text:p>0.552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08" calcext:value-type="float">
            <text:p>0.21208</text:p>
          </table:table-cell>
          <table:table-cell office:value-type="float" office:value="0.117256" calcext:value-type="float">
            <text:p>0.117256</text:p>
          </table:table-cell>
          <table:table-cell office:value-type="float" office:value="0.628332" calcext:value-type="float">
            <text:p>0.6283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913" calcext:value-type="float">
            <text:p>0.200913</text:p>
          </table:table-cell>
          <table:table-cell office:value-type="float" office:value="0.18584" calcext:value-type="float">
            <text:p>0.18584</text:p>
          </table:table-cell>
          <table:table-cell office:value-type="float" office:value="0.628934" calcext:value-type="float">
            <text:p>0.6289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69" calcext:value-type="float">
            <text:p>0.21169</text:p>
          </table:table-cell>
          <table:table-cell office:value-type="float" office:value="0.201188" calcext:value-type="float">
            <text:p>0.201188</text:p>
          </table:table-cell>
          <table:table-cell office:value-type="float" office:value="0.622484" calcext:value-type="float">
            <text:p>0.6224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826" calcext:value-type="float">
            <text:p>0.208826</text:p>
          </table:table-cell>
          <table:table-cell office:value-type="float" office:value="0.202104" calcext:value-type="float">
            <text:p>0.202104</text:p>
          </table:table-cell>
          <table:table-cell office:value-type="float" office:value="0.658794" calcext:value-type="float">
            <text:p>0.6587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358" calcext:value-type="float">
            <text:p>0.197358</text:p>
          </table:table-cell>
          <table:table-cell office:value-type="float" office:value="0.200023" calcext:value-type="float">
            <text:p>0.200023</text:p>
          </table:table-cell>
          <table:table-cell office:value-type="float" office:value="0.609385" calcext:value-type="float">
            <text:p>0.6093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121" calcext:value-type="float">
            <text:p>0.200121</text:p>
          </table:table-cell>
          <table:table-cell office:value-type="float" office:value="0.123461" calcext:value-type="float">
            <text:p>0.123461</text:p>
          </table:table-cell>
          <table:table-cell office:value-type="float" office:value="0.425439" calcext:value-type="float">
            <text:p>0.4254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345" calcext:value-type="float">
            <text:p>0.188345</text:p>
          </table:table-cell>
          <table:table-cell office:value-type="float" office:value="0.183079" calcext:value-type="float">
            <text:p>0.183079</text:p>
          </table:table-cell>
          <table:table-cell office:value-type="float" office:value="0.64319" calcext:value-type="float">
            <text:p>0.643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821" calcext:value-type="float">
            <text:p>0.197821</text:p>
          </table:table-cell>
          <table:table-cell office:value-type="float" office:value="0.183262" calcext:value-type="float">
            <text:p>0.183262</text:p>
          </table:table-cell>
          <table:table-cell office:value-type="float" office:value="0.413566" calcext:value-type="float">
            <text:p>0.4135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54" calcext:value-type="float">
            <text:p>0.203254</text:p>
          </table:table-cell>
          <table:table-cell office:value-type="float" office:value="0.182671" calcext:value-type="float">
            <text:p>0.182671</text:p>
          </table:table-cell>
          <table:table-cell office:value-type="float" office:value="0.42091" calcext:value-type="float">
            <text:p>0.420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53" calcext:value-type="float">
            <text:p>0.207653</text:p>
          </table:table-cell>
          <table:table-cell office:value-type="float" office:value="0.179212" calcext:value-type="float">
            <text:p>0.179212</text:p>
          </table:table-cell>
          <table:table-cell office:value-type="float" office:value="0.606325" calcext:value-type="float">
            <text:p>0.6063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143" calcext:value-type="float">
            <text:p>0.125143</text:p>
          </table:table-cell>
          <table:table-cell office:value-type="float" office:value="0.128221" calcext:value-type="float">
            <text:p>0.128221</text:p>
          </table:table-cell>
          <table:table-cell office:value-type="float" office:value="0.518305" calcext:value-type="float">
            <text:p>0.5183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801" calcext:value-type="float">
            <text:p>0.211801</text:p>
          </table:table-cell>
          <table:table-cell office:value-type="float" office:value="0.188328" calcext:value-type="float">
            <text:p>0.188328</text:p>
          </table:table-cell>
          <table:table-cell office:value-type="float" office:value="0.604591" calcext:value-type="float">
            <text:p>0.6045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21" calcext:value-type="float">
            <text:p>0.212521</text:p>
          </table:table-cell>
          <table:table-cell office:value-type="float" office:value="0.194786" calcext:value-type="float">
            <text:p>0.194786</text:p>
          </table:table-cell>
          <table:table-cell office:value-type="float" office:value="0.644977" calcext:value-type="float">
            <text:p>0.6449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298" calcext:value-type="float">
            <text:p>0.198298</text:p>
          </table:table-cell>
          <table:table-cell office:value-type="float" office:value="0.187799" calcext:value-type="float">
            <text:p>0.187799</text:p>
          </table:table-cell>
          <table:table-cell office:value-type="float" office:value="0.449813" calcext:value-type="float">
            <text:p>0.4498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117" calcext:value-type="float">
            <text:p>0.124117</text:p>
          </table:table-cell>
          <table:table-cell office:value-type="float" office:value="0.198959" calcext:value-type="float">
            <text:p>0.198959</text:p>
          </table:table-cell>
          <table:table-cell office:value-type="float" office:value="0.629233" calcext:value-type="float">
            <text:p>0.6292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954" calcext:value-type="float">
            <text:p>0.203954</text:p>
          </table:table-cell>
          <table:table-cell office:value-type="float" office:value="0.116395" calcext:value-type="float">
            <text:p>0.116395</text:p>
          </table:table-cell>
          <table:table-cell office:value-type="float" office:value="0.636127" calcext:value-type="float">
            <text:p>0.636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188" calcext:value-type="float">
            <text:p>0.123188</text:p>
          </table:table-cell>
          <table:table-cell office:value-type="float" office:value="0.202955" calcext:value-type="float">
            <text:p>0.202955</text:p>
          </table:table-cell>
          <table:table-cell office:value-type="float" office:value="0.652412" calcext:value-type="float">
            <text:p>0.6524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635" calcext:value-type="float">
            <text:p>0.210635</text:p>
          </table:table-cell>
          <table:table-cell office:value-type="float" office:value="0.204944" calcext:value-type="float">
            <text:p>0.204944</text:p>
          </table:table-cell>
          <table:table-cell office:value-type="float" office:value="0.652699" calcext:value-type="float">
            <text:p>0.6526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522" calcext:value-type="float">
            <text:p>0.207522</text:p>
          </table:table-cell>
          <table:table-cell office:value-type="float" office:value="0.179428" calcext:value-type="float">
            <text:p>0.179428</text:p>
          </table:table-cell>
          <table:table-cell office:value-type="float" office:value="0.653706" calcext:value-type="float">
            <text:p>0.653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1201" calcext:value-type="float">
            <text:p>0.121201</text:p>
          </table:table-cell>
          <table:table-cell office:value-type="float" office:value="0.117047" calcext:value-type="float">
            <text:p>0.117047</text:p>
          </table:table-cell>
          <table:table-cell office:value-type="float" office:value="0.461526" calcext:value-type="float">
            <text:p>0.461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154" calcext:value-type="float">
            <text:p>0.214154</text:p>
          </table:table-cell>
          <table:table-cell office:value-type="float" office:value="0.127084" calcext:value-type="float">
            <text:p>0.127084</text:p>
          </table:table-cell>
          <table:table-cell office:value-type="float" office:value="0.617077" calcext:value-type="float">
            <text:p>0.6170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653" calcext:value-type="float">
            <text:p>0.120653</text:p>
          </table:table-cell>
          <table:table-cell office:value-type="float" office:value="0.115474" calcext:value-type="float">
            <text:p>0.115474</text:p>
          </table:table-cell>
          <table:table-cell office:value-type="float" office:value="0.60613" calcext:value-type="float">
            <text:p>0.606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489" calcext:value-type="float">
            <text:p>0.205489</text:p>
          </table:table-cell>
          <table:table-cell office:value-type="float" office:value="0.175658" calcext:value-type="float">
            <text:p>0.175658</text:p>
          </table:table-cell>
          <table:table-cell office:value-type="float" office:value="0.650145" calcext:value-type="float">
            <text:p>0.6501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403" calcext:value-type="float">
            <text:p>0.217403</text:p>
          </table:table-cell>
          <table:table-cell office:value-type="float" office:value="0.183705" calcext:value-type="float">
            <text:p>0.183705</text:p>
          </table:table-cell>
          <table:table-cell office:value-type="float" office:value="0.652711" calcext:value-type="float">
            <text:p>0.6527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288" calcext:value-type="float">
            <text:p>0.205288</text:p>
          </table:table-cell>
          <table:table-cell office:value-type="float" office:value="0.189251" calcext:value-type="float">
            <text:p>0.189251</text:p>
          </table:table-cell>
          <table:table-cell office:value-type="float" office:value="0.614224" calcext:value-type="float">
            <text:p>0.614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5861" calcext:value-type="float">
            <text:p>0.135861</text:p>
          </table:table-cell>
          <table:table-cell office:value-type="float" office:value="0.163028" calcext:value-type="float">
            <text:p>0.163028</text:p>
          </table:table-cell>
          <table:table-cell office:value-type="float" office:value="0.683661" calcext:value-type="float">
            <text:p>0.6836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279" calcext:value-type="float">
            <text:p>0.202279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662308" calcext:value-type="float">
            <text:p>0.6623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149" calcext:value-type="float">
            <text:p>0.204149</text:p>
          </table:table-cell>
          <table:table-cell office:value-type="float" office:value="0.160274" calcext:value-type="float">
            <text:p>0.160274</text:p>
          </table:table-cell>
          <table:table-cell office:value-type="float" office:value="0.666363" calcext:value-type="float">
            <text:p>0.6663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308" calcext:value-type="float">
            <text:p>0.221308</text:p>
          </table:table-cell>
          <table:table-cell office:value-type="float" office:value="0.143528" calcext:value-type="float">
            <text:p>0.143528</text:p>
          </table:table-cell>
          <table:table-cell office:value-type="float" office:value="0.664114" calcext:value-type="float">
            <text:p>0.6641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4" calcext:value-type="float">
            <text:p>0.20934</text:p>
          </table:table-cell>
          <table:table-cell office:value-type="float" office:value="0.1921" calcext:value-type="float">
            <text:p>0.1921</text:p>
          </table:table-cell>
          <table:table-cell office:value-type="float" office:value="0.553458" calcext:value-type="float">
            <text:p>0.5534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712" calcext:value-type="float">
            <text:p>0.130712</text:p>
          </table:table-cell>
          <table:table-cell office:value-type="float" office:value="0.148658" calcext:value-type="float">
            <text:p>0.148658</text:p>
          </table:table-cell>
          <table:table-cell office:value-type="float" office:value="0.473641" calcext:value-type="float">
            <text:p>0.473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843" calcext:value-type="float">
            <text:p>0.201843</text:p>
          </table:table-cell>
          <table:table-cell office:value-type="float" office:value="0.129474" calcext:value-type="float">
            <text:p>0.129474</text:p>
          </table:table-cell>
          <table:table-cell office:value-type="float" office:value="0.651507" calcext:value-type="float">
            <text:p>0.6515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01" calcext:value-type="float">
            <text:p>0.12801</text:p>
          </table:table-cell>
          <table:table-cell office:value-type="float" office:value="0.200604" calcext:value-type="float">
            <text:p>0.200604</text:p>
          </table:table-cell>
          <table:table-cell office:value-type="float" office:value="0.659696" calcext:value-type="float">
            <text:p>0.659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425" calcext:value-type="float">
            <text:p>0.177425</text:p>
          </table:table-cell>
          <table:table-cell office:value-type="float" office:value="0.22163" calcext:value-type="float">
            <text:p>0.22163</text:p>
          </table:table-cell>
          <table:table-cell office:value-type="float" office:value="0.649736" calcext:value-type="float">
            <text:p>0.6497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16" calcext:value-type="float">
            <text:p>0.209316</text:p>
          </table:table-cell>
          <table:table-cell office:value-type="float" office:value="0.191881" calcext:value-type="float">
            <text:p>0.191881</text:p>
          </table:table-cell>
          <table:table-cell office:value-type="float" office:value="0.479277" calcext:value-type="float">
            <text:p>0.4792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314" calcext:value-type="float">
            <text:p>0.217314</text:p>
          </table:table-cell>
          <table:table-cell office:value-type="float" office:value="0.203187" calcext:value-type="float">
            <text:p>0.203187</text:p>
          </table:table-cell>
          <table:table-cell office:value-type="float" office:value="0.660409" calcext:value-type="float">
            <text:p>0.660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251" calcext:value-type="float">
            <text:p>0.127251</text:p>
          </table:table-cell>
          <table:table-cell office:value-type="float" office:value="0.137672" calcext:value-type="float">
            <text:p>0.137672</text:p>
          </table:table-cell>
          <table:table-cell office:value-type="float" office:value="0.53116" calcext:value-type="float">
            <text:p>0.531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329" calcext:value-type="float">
            <text:p>0.212329</text:p>
          </table:table-cell>
          <table:table-cell office:value-type="float" office:value="0.203863" calcext:value-type="float">
            <text:p>0.203863</text:p>
          </table:table-cell>
          <table:table-cell office:value-type="float" office:value="0.646939" calcext:value-type="float">
            <text:p>0.6469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78" calcext:value-type="float">
            <text:p>0.212178</text:p>
          </table:table-cell>
          <table:table-cell office:value-type="float" office:value="0.191564" calcext:value-type="float">
            <text:p>0.191564</text:p>
          </table:table-cell>
          <table:table-cell office:value-type="float" office:value="0.647143" calcext:value-type="float">
            <text:p>0.6471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153" calcext:value-type="float">
            <text:p>0.208153</text:p>
          </table:table-cell>
          <table:table-cell office:value-type="float" office:value="0.191338" calcext:value-type="float">
            <text:p>0.191338</text:p>
          </table:table-cell>
          <table:table-cell office:value-type="float" office:value="0.664129" calcext:value-type="float">
            <text:p>0.6641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783" calcext:value-type="float">
            <text:p>0.224783</text:p>
          </table:table-cell>
          <table:table-cell office:value-type="float" office:value="0.178787" calcext:value-type="float">
            <text:p>0.178787</text:p>
          </table:table-cell>
          <table:table-cell office:value-type="float" office:value="0.639552" calcext:value-type="float">
            <text:p>0.6395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117" calcext:value-type="float">
            <text:p>0.218117</text:p>
          </table:table-cell>
          <table:table-cell office:value-type="float" office:value="0.19205" calcext:value-type="float">
            <text:p>0.19205</text:p>
          </table:table-cell>
          <table:table-cell office:value-type="float" office:value="0.649731" calcext:value-type="float">
            <text:p>0.6497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462" calcext:value-type="float">
            <text:p>0.207462</text:p>
          </table:table-cell>
          <table:table-cell office:value-type="float" office:value="0.200263" calcext:value-type="float">
            <text:p>0.200263</text:p>
          </table:table-cell>
          <table:table-cell office:value-type="float" office:value="0.608699" calcext:value-type="float">
            <text:p>0.6086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166" calcext:value-type="float">
            <text:p>0.195166</text:p>
          </table:table-cell>
          <table:table-cell office:value-type="float" office:value="0.198106" calcext:value-type="float">
            <text:p>0.198106</text:p>
          </table:table-cell>
          <table:table-cell office:value-type="float" office:value="0.643115" calcext:value-type="float">
            <text:p>0.6431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561" calcext:value-type="float">
            <text:p>0.224561</text:p>
          </table:table-cell>
          <table:table-cell office:value-type="float" office:value="0.173594" calcext:value-type="float">
            <text:p>0.173594</text:p>
          </table:table-cell>
          <table:table-cell office:value-type="float" office:value="0.589573" calcext:value-type="float">
            <text:p>0.5895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35" calcext:value-type="float">
            <text:p>0.20735</text:p>
          </table:table-cell>
          <table:table-cell office:value-type="float" office:value="0.192038" calcext:value-type="float">
            <text:p>0.192038</text:p>
          </table:table-cell>
          <table:table-cell office:value-type="float" office:value="0.660892" calcext:value-type="float">
            <text:p>0.6608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178" calcext:value-type="float">
            <text:p>0.220178</text:p>
          </table:table-cell>
          <table:table-cell office:value-type="float" office:value="0.20475" calcext:value-type="float">
            <text:p>0.20475</text:p>
          </table:table-cell>
          <table:table-cell office:value-type="float" office:value="0.651354" calcext:value-type="float">
            <text:p>0.6513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972" calcext:value-type="float">
            <text:p>0.213972</text:p>
          </table:table-cell>
          <table:table-cell office:value-type="float" office:value="0.208356" calcext:value-type="float">
            <text:p>0.208356</text:p>
          </table:table-cell>
          <table:table-cell office:value-type="float" office:value="0.645265" calcext:value-type="float">
            <text:p>0.6452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604" calcext:value-type="float">
            <text:p>0.216604</text:p>
          </table:table-cell>
          <table:table-cell office:value-type="float" office:value="0.116095" calcext:value-type="float">
            <text:p>0.116095</text:p>
          </table:table-cell>
          <table:table-cell office:value-type="float" office:value="0.508447" calcext:value-type="float">
            <text:p>0.508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247" calcext:value-type="float">
            <text:p>0.203247</text:p>
          </table:table-cell>
          <table:table-cell office:value-type="float" office:value="0.200644" calcext:value-type="float">
            <text:p>0.200644</text:p>
          </table:table-cell>
          <table:table-cell office:value-type="float" office:value="0.653956" calcext:value-type="float">
            <text:p>0.6539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593" calcext:value-type="float">
            <text:p>0.209593</text:p>
          </table:table-cell>
          <table:table-cell office:value-type="float" office:value="0.116181" calcext:value-type="float">
            <text:p>0.116181</text:p>
          </table:table-cell>
          <table:table-cell office:value-type="float" office:value="0.659781" calcext:value-type="float">
            <text:p>0.6597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0.202088" calcext:value-type="float">
            <text:p>0.202088</text:p>
          </table:table-cell>
          <table:table-cell office:value-type="float" office:value="0.617221" calcext:value-type="float">
            <text:p>0.6172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133" calcext:value-type="float">
            <text:p>0.206133</text:p>
          </table:table-cell>
          <table:table-cell office:value-type="float" office:value="0.196351" calcext:value-type="float">
            <text:p>0.196351</text:p>
          </table:table-cell>
          <table:table-cell office:value-type="float" office:value="0.656431" calcext:value-type="float">
            <text:p>0.6564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682" calcext:value-type="float">
            <text:p>0.18682</text:p>
          </table:table-cell>
          <table:table-cell office:value-type="float" office:value="0.18181" calcext:value-type="float">
            <text:p>0.18181</text:p>
          </table:table-cell>
          <table:table-cell office:value-type="float" office:value="0.632193" calcext:value-type="float">
            <text:p>0.6321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98863" calcext:value-type="float">
            <text:p>0.198863</text:p>
          </table:table-cell>
          <table:table-cell table:formula="of:=MEDIAN([.C2:.C151])" office:value-type="float" office:value="0.1902235" calcext:value-type="float">
            <text:p>0.1902235</text:p>
          </table:table-cell>
          <table:table-cell table:formula="of:=MEDIAN([.D2:.D151])" office:value-type="float" office:value="0.6394815" calcext:value-type="float">
            <text:p>0.6394815</text:p>
          </table:table-cell>
        </table:table-row>
      </table:table>
      <table:table table:name="qtdeclarative" table:style-name="ta1">
        <table:shapes>
          <draw:frame draw:z-index="0" draw:style-name="gr1" draw:text-style-name="P1" svg:width="1069.63pt" svg:height="599.84pt" svg:x="256pt" svg:y="13.18pt">
            <loext:p draw:notify-on-update-of-ranges="qtdeclarative.B1:qtdeclarative.B1 qtdeclarative.B2:qtdeclarative.B151 qtdeclarative.C1:qtdeclarative.C1 qtdeclarative.C2:qtdeclarative.C151 qtdeclarative.D1:qtdeclarative.D1 qtdeclarative.D2:qtdeclarative.D15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9641" calcext:value-type="float">
            <text:p>0.149641</text:p>
          </table:table-cell>
          <table:table-cell office:value-type="float" office:value="0.111377" calcext:value-type="float">
            <text:p>0.111377</text:p>
          </table:table-cell>
          <table:table-cell office:value-type="float" office:value="0.446554" calcext:value-type="float">
            <text:p>0.4465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376" calcext:value-type="float">
            <text:p>0.106376</text:p>
          </table:table-cell>
          <table:table-cell office:value-type="float" office:value="0.100128" calcext:value-type="float">
            <text:p>0.100128</text:p>
          </table:table-cell>
          <table:table-cell office:value-type="float" office:value="0.467683" calcext:value-type="float">
            <text:p>0.467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7025" calcext:value-type="float">
            <text:p>0.107025</text:p>
          </table:table-cell>
          <table:table-cell office:value-type="float" office:value="0.0991921" calcext:value-type="float">
            <text:p>0.0991921</text:p>
          </table:table-cell>
          <table:table-cell office:value-type="float" office:value="0.319973" calcext:value-type="float">
            <text:p>0.3199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512" calcext:value-type="float">
            <text:p>0.106512</text:p>
          </table:table-cell>
          <table:table-cell office:value-type="float" office:value="0.0975165" calcext:value-type="float">
            <text:p>0.0975165</text:p>
          </table:table-cell>
          <table:table-cell office:value-type="float" office:value="0.294705" calcext:value-type="float">
            <text:p>0.2947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0056" calcext:value-type="float">
            <text:p>0.0990056</text:p>
          </table:table-cell>
          <table:table-cell office:value-type="float" office:value="0.0970943" calcext:value-type="float">
            <text:p>0.0970943</text:p>
          </table:table-cell>
          <table:table-cell office:value-type="float" office:value="0.299082" calcext:value-type="float">
            <text:p>0.2990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53" calcext:value-type="float">
            <text:p>0.100253</text:p>
          </table:table-cell>
          <table:table-cell office:value-type="float" office:value="0.0962427" calcext:value-type="float">
            <text:p>0.0962427</text:p>
          </table:table-cell>
          <table:table-cell office:value-type="float" office:value="0.321307" calcext:value-type="float">
            <text:p>0.321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97" calcext:value-type="float">
            <text:p>0.102597</text:p>
          </table:table-cell>
          <table:table-cell office:value-type="float" office:value="0.0975257" calcext:value-type="float">
            <text:p>0.0975257</text:p>
          </table:table-cell>
          <table:table-cell office:value-type="float" office:value="0.300629" calcext:value-type="float">
            <text:p>0.300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21" calcext:value-type="float">
            <text:p>0.103421</text:p>
          </table:table-cell>
          <table:table-cell office:value-type="float" office:value="0.098738" calcext:value-type="float">
            <text:p>0.098738</text:p>
          </table:table-cell>
          <table:table-cell office:value-type="float" office:value="0.297564" calcext:value-type="float">
            <text:p>0.2975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05" calcext:value-type="float">
            <text:p>0.101105</text:p>
          </table:table-cell>
          <table:table-cell office:value-type="float" office:value="0.0954445" calcext:value-type="float">
            <text:p>0.0954445</text:p>
          </table:table-cell>
          <table:table-cell office:value-type="float" office:value="0.292811" calcext:value-type="float">
            <text:p>0.2928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0.0971504" calcext:value-type="float">
            <text:p>0.0971504</text:p>
          </table:table-cell>
          <table:table-cell office:value-type="float" office:value="0.326078" calcext:value-type="float">
            <text:p>0.3260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12" calcext:value-type="float">
            <text:p>0.101712</text:p>
          </table:table-cell>
          <table:table-cell office:value-type="float" office:value="0.0968709" calcext:value-type="float">
            <text:p>0.0968709</text:p>
          </table:table-cell>
          <table:table-cell office:value-type="float" office:value="0.292475" calcext:value-type="float">
            <text:p>0.292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3" calcext:value-type="float">
            <text:p>0.10063</text:p>
          </table:table-cell>
          <table:table-cell office:value-type="float" office:value="0.0957775" calcext:value-type="float">
            <text:p>0.0957775</text:p>
          </table:table-cell>
          <table:table-cell office:value-type="float" office:value="0.298264" calcext:value-type="float">
            <text:p>0.2982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28" calcext:value-type="float">
            <text:p>0.101628</text:p>
          </table:table-cell>
          <table:table-cell office:value-type="float" office:value="0.0967732" calcext:value-type="float">
            <text:p>0.0967732</text:p>
          </table:table-cell>
          <table:table-cell office:value-type="float" office:value="0.294141" calcext:value-type="float">
            <text:p>0.2941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23" calcext:value-type="float">
            <text:p>0.100123</text:p>
          </table:table-cell>
          <table:table-cell office:value-type="float" office:value="0.0959911" calcext:value-type="float">
            <text:p>0.0959911</text:p>
          </table:table-cell>
          <table:table-cell office:value-type="float" office:value="0.29652" calcext:value-type="float">
            <text:p>0.296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9" calcext:value-type="float">
            <text:p>0.10169</text:p>
          </table:table-cell>
          <table:table-cell office:value-type="float" office:value="0.0954369" calcext:value-type="float">
            <text:p>0.0954369</text:p>
          </table:table-cell>
          <table:table-cell office:value-type="float" office:value="0.291791" calcext:value-type="float">
            <text:p>0.2917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2" calcext:value-type="float">
            <text:p>0.10152</text:p>
          </table:table-cell>
          <table:table-cell office:value-type="float" office:value="0.0960952" calcext:value-type="float">
            <text:p>0.0960952</text:p>
          </table:table-cell>
          <table:table-cell office:value-type="float" office:value="0.291727" calcext:value-type="float">
            <text:p>0.291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172" calcext:value-type="float">
            <text:p>0.099172</text:p>
          </table:table-cell>
          <table:table-cell office:value-type="float" office:value="0.0974159" calcext:value-type="float">
            <text:p>0.0974159</text:p>
          </table:table-cell>
          <table:table-cell office:value-type="float" office:value="0.276495" calcext:value-type="float">
            <text:p>0.2764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72" calcext:value-type="float">
            <text:p>0.101072</text:p>
          </table:table-cell>
          <table:table-cell office:value-type="float" office:value="0.0959719" calcext:value-type="float">
            <text:p>0.0959719</text:p>
          </table:table-cell>
          <table:table-cell office:value-type="float" office:value="0.296127" calcext:value-type="float">
            <text:p>0.296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025" calcext:value-type="float">
            <text:p>0.100025</text:p>
          </table:table-cell>
          <table:table-cell office:value-type="float" office:value="0.0977859" calcext:value-type="float">
            <text:p>0.0977859</text:p>
          </table:table-cell>
          <table:table-cell office:value-type="float" office:value="0.294701" calcext:value-type="float">
            <text:p>0.294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27" calcext:value-type="float">
            <text:p>0.101627</text:p>
          </table:table-cell>
          <table:table-cell office:value-type="float" office:value="0.0955881" calcext:value-type="float">
            <text:p>0.0955881</text:p>
          </table:table-cell>
          <table:table-cell office:value-type="float" office:value="0.286478" calcext:value-type="float">
            <text:p>0.286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75" calcext:value-type="float">
            <text:p>0.102675</text:p>
          </table:table-cell>
          <table:table-cell office:value-type="float" office:value="0.0951913" calcext:value-type="float">
            <text:p>0.0951913</text:p>
          </table:table-cell>
          <table:table-cell office:value-type="float" office:value="0.294845" calcext:value-type="float">
            <text:p>0.294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973734" calcext:value-type="float">
            <text:p>0.0973734</text:p>
          </table:table-cell>
          <table:table-cell office:value-type="float" office:value="0.289885" calcext:value-type="float">
            <text:p>0.289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71" calcext:value-type="float">
            <text:p>0.100971</text:p>
          </table:table-cell>
          <table:table-cell office:value-type="float" office:value="0.0969583" calcext:value-type="float">
            <text:p>0.0969583</text:p>
          </table:table-cell>
          <table:table-cell office:value-type="float" office:value="0.295389" calcext:value-type="float">
            <text:p>0.295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04" calcext:value-type="float">
            <text:p>0.101904</text:p>
          </table:table-cell>
          <table:table-cell office:value-type="float" office:value="0.0969625" calcext:value-type="float">
            <text:p>0.0969625</text:p>
          </table:table-cell>
          <table:table-cell office:value-type="float" office:value="0.298296" calcext:value-type="float">
            <text:p>0.2982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0307" calcext:value-type="float">
            <text:p>0.0990307</text:p>
          </table:table-cell>
          <table:table-cell office:value-type="float" office:value="0.0952301" calcext:value-type="float">
            <text:p>0.0952301</text:p>
          </table:table-cell>
          <table:table-cell office:value-type="float" office:value="0.294275" calcext:value-type="float">
            <text:p>0.2942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619" calcext:value-type="float">
            <text:p>0.0996619</text:p>
          </table:table-cell>
          <table:table-cell office:value-type="float" office:value="0.0962218" calcext:value-type="float">
            <text:p>0.0962218</text:p>
          </table:table-cell>
          <table:table-cell office:value-type="float" office:value="0.290137" calcext:value-type="float">
            <text:p>0.2901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912" calcext:value-type="float">
            <text:p>0.0997912</text:p>
          </table:table-cell>
          <table:table-cell office:value-type="float" office:value="0.152039" calcext:value-type="float">
            <text:p>0.152039</text:p>
          </table:table-cell>
          <table:table-cell office:value-type="float" office:value="0.287229" calcext:value-type="float">
            <text:p>0.2872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28" calcext:value-type="float">
            <text:p>0.102628</text:p>
          </table:table-cell>
          <table:table-cell office:value-type="float" office:value="0.0952105" calcext:value-type="float">
            <text:p>0.0952105</text:p>
          </table:table-cell>
          <table:table-cell office:value-type="float" office:value="0.286357" calcext:value-type="float">
            <text:p>0.2863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62" calcext:value-type="float">
            <text:p>0.103162</text:p>
          </table:table-cell>
          <table:table-cell office:value-type="float" office:value="0.0983762" calcext:value-type="float">
            <text:p>0.0983762</text:p>
          </table:table-cell>
          <table:table-cell office:value-type="float" office:value="0.288428" calcext:value-type="float">
            <text:p>0.2884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61" calcext:value-type="float">
            <text:p>0.100861</text:p>
          </table:table-cell>
          <table:table-cell office:value-type="float" office:value="0.0957991" calcext:value-type="float">
            <text:p>0.0957991</text:p>
          </table:table-cell>
          <table:table-cell office:value-type="float" office:value="0.299659" calcext:value-type="float">
            <text:p>0.2996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28" calcext:value-type="float">
            <text:p>0.103328</text:p>
          </table:table-cell>
          <table:table-cell office:value-type="float" office:value="0.0972689" calcext:value-type="float">
            <text:p>0.0972689</text:p>
          </table:table-cell>
          <table:table-cell office:value-type="float" office:value="0.29156" calcext:value-type="float">
            <text:p>0.291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61" calcext:value-type="float">
            <text:p>0.103461</text:p>
          </table:table-cell>
          <table:table-cell office:value-type="float" office:value="0.0961086" calcext:value-type="float">
            <text:p>0.0961086</text:p>
          </table:table-cell>
          <table:table-cell office:value-type="float" office:value="0.296347" calcext:value-type="float">
            <text:p>0.2963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45" calcext:value-type="float">
            <text:p>0.102145</text:p>
          </table:table-cell>
          <table:table-cell office:value-type="float" office:value="0.0938965" calcext:value-type="float">
            <text:p>0.0938965</text:p>
          </table:table-cell>
          <table:table-cell office:value-type="float" office:value="0.292401" calcext:value-type="float">
            <text:p>0.2924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8" calcext:value-type="float">
            <text:p>0.10078</text:p>
          </table:table-cell>
          <table:table-cell office:value-type="float" office:value="0.0965139" calcext:value-type="float">
            <text:p>0.0965139</text:p>
          </table:table-cell>
          <table:table-cell office:value-type="float" office:value="0.286285" calcext:value-type="float">
            <text:p>0.2862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1446" calcext:value-type="float">
            <text:p>0.151446</text:p>
          </table:table-cell>
          <table:table-cell office:value-type="float" office:value="0.0958428" calcext:value-type="float">
            <text:p>0.0958428</text:p>
          </table:table-cell>
          <table:table-cell office:value-type="float" office:value="0.29468" calcext:value-type="float">
            <text:p>0.294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51" calcext:value-type="float">
            <text:p>0.102651</text:p>
          </table:table-cell>
          <table:table-cell office:value-type="float" office:value="0.0964562" calcext:value-type="float">
            <text:p>0.0964562</text:p>
          </table:table-cell>
          <table:table-cell office:value-type="float" office:value="0.289786" calcext:value-type="float">
            <text:p>0.2897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5" calcext:value-type="float">
            <text:p>0.10165</text:p>
          </table:table-cell>
          <table:table-cell office:value-type="float" office:value="0.101086" calcext:value-type="float">
            <text:p>0.101086</text:p>
          </table:table-cell>
          <table:table-cell office:value-type="float" office:value="0.29679" calcext:value-type="float">
            <text:p>0.296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91" calcext:value-type="float">
            <text:p>0.100691</text:p>
          </table:table-cell>
          <table:table-cell office:value-type="float" office:value="0.0937422" calcext:value-type="float">
            <text:p>0.0937422</text:p>
          </table:table-cell>
          <table:table-cell office:value-type="float" office:value="0.296482" calcext:value-type="float">
            <text:p>0.296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948965" calcext:value-type="float">
            <text:p>0.0948965</text:p>
          </table:table-cell>
          <table:table-cell office:value-type="float" office:value="0.295206" calcext:value-type="float">
            <text:p>0.2952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4276" calcext:value-type="float">
            <text:p>0.0994276</text:p>
          </table:table-cell>
          <table:table-cell office:value-type="float" office:value="0.0966735" calcext:value-type="float">
            <text:p>0.0966735</text:p>
          </table:table-cell>
          <table:table-cell office:value-type="float" office:value="0.297016" calcext:value-type="float">
            <text:p>0.2970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77" calcext:value-type="float">
            <text:p>0.100677</text:p>
          </table:table-cell>
          <table:table-cell office:value-type="float" office:value="0.0957048" calcext:value-type="float">
            <text:p>0.0957048</text:p>
          </table:table-cell>
          <table:table-cell office:value-type="float" office:value="0.290167" calcext:value-type="float">
            <text:p>0.2901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5" calcext:value-type="float">
            <text:p>0.101125</text:p>
          </table:table-cell>
          <table:table-cell office:value-type="float" office:value="0.0952533" calcext:value-type="float">
            <text:p>0.0952533</text:p>
          </table:table-cell>
          <table:table-cell office:value-type="float" office:value="0.403171" calcext:value-type="float">
            <text:p>0.4031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114" calcext:value-type="float">
            <text:p>0.179114</text:p>
          </table:table-cell>
          <table:table-cell office:value-type="float" office:value="0.0952192" calcext:value-type="float">
            <text:p>0.0952192</text:p>
          </table:table-cell>
          <table:table-cell office:value-type="float" office:value="0.293541" calcext:value-type="float">
            <text:p>0.2935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59" calcext:value-type="float">
            <text:p>0.101559</text:p>
          </table:table-cell>
          <table:table-cell office:value-type="float" office:value="0.0959338" calcext:value-type="float">
            <text:p>0.0959338</text:p>
          </table:table-cell>
          <table:table-cell office:value-type="float" office:value="0.292409" calcext:value-type="float">
            <text:p>0.2924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946" calcext:value-type="float">
            <text:p>0.0999946</text:p>
          </table:table-cell>
          <table:table-cell office:value-type="float" office:value="0.0944048" calcext:value-type="float">
            <text:p>0.0944048</text:p>
          </table:table-cell>
          <table:table-cell office:value-type="float" office:value="0.297733" calcext:value-type="float">
            <text:p>0.297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333" calcext:value-type="float">
            <text:p>0.0999333</text:p>
          </table:table-cell>
          <table:table-cell office:value-type="float" office:value="0.0941613" calcext:value-type="float">
            <text:p>0.0941613</text:p>
          </table:table-cell>
          <table:table-cell office:value-type="float" office:value="0.292994" calcext:value-type="float">
            <text:p>0.2929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3507" calcext:value-type="float">
            <text:p>0.0993507</text:p>
          </table:table-cell>
          <table:table-cell office:value-type="float" office:value="0.0959018" calcext:value-type="float">
            <text:p>0.0959018</text:p>
          </table:table-cell>
          <table:table-cell office:value-type="float" office:value="0.295742" calcext:value-type="float">
            <text:p>0.295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034" calcext:value-type="float">
            <text:p>0.125034</text:p>
          </table:table-cell>
          <table:table-cell office:value-type="float" office:value="0.0940486" calcext:value-type="float">
            <text:p>0.0940486</text:p>
          </table:table-cell>
          <table:table-cell office:value-type="float" office:value="0.288479" calcext:value-type="float">
            <text:p>0.288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78" calcext:value-type="float">
            <text:p>0.100278</text:p>
          </table:table-cell>
          <table:table-cell office:value-type="float" office:value="0.0939021" calcext:value-type="float">
            <text:p>0.0939021</text:p>
          </table:table-cell>
          <table:table-cell office:value-type="float" office:value="0.318999" calcext:value-type="float">
            <text:p>0.3189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4" calcext:value-type="float">
            <text:p>0.10374</text:p>
          </table:table-cell>
          <table:table-cell office:value-type="float" office:value="0.0954136" calcext:value-type="float">
            <text:p>0.0954136</text:p>
          </table:table-cell>
          <table:table-cell office:value-type="float" office:value="0.293641" calcext:value-type="float">
            <text:p>0.293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35" calcext:value-type="float">
            <text:p>0.100135</text:p>
          </table:table-cell>
          <table:table-cell office:value-type="float" office:value="0.0956217" calcext:value-type="float">
            <text:p>0.0956217</text:p>
          </table:table-cell>
          <table:table-cell office:value-type="float" office:value="0.296345" calcext:value-type="float">
            <text:p>0.2963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0133" calcext:value-type="float">
            <text:p>0.0990133</text:p>
          </table:table-cell>
          <table:table-cell office:value-type="float" office:value="0.0954973" calcext:value-type="float">
            <text:p>0.0954973</text:p>
          </table:table-cell>
          <table:table-cell office:value-type="float" office:value="0.291035" calcext:value-type="float">
            <text:p>0.2910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223" calcext:value-type="float">
            <text:p>0.104223</text:p>
          </table:table-cell>
          <table:table-cell office:value-type="float" office:value="0.0936043" calcext:value-type="float">
            <text:p>0.0936043</text:p>
          </table:table-cell>
          <table:table-cell office:value-type="float" office:value="0.282243" calcext:value-type="float">
            <text:p>0.282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1866" calcext:value-type="float">
            <text:p>0.0991866</text:p>
          </table:table-cell>
          <table:table-cell office:value-type="float" office:value="0.0968425" calcext:value-type="float">
            <text:p>0.0968425</text:p>
          </table:table-cell>
          <table:table-cell office:value-type="float" office:value="0.296466" calcext:value-type="float">
            <text:p>0.2964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319" calcext:value-type="float">
            <text:p>0.099319</text:p>
          </table:table-cell>
          <table:table-cell office:value-type="float" office:value="0.0934253" calcext:value-type="float">
            <text:p>0.0934253</text:p>
          </table:table-cell>
          <table:table-cell office:value-type="float" office:value="0.295529" calcext:value-type="float">
            <text:p>0.2955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09" calcext:value-type="float">
            <text:p>0.102509</text:p>
          </table:table-cell>
          <table:table-cell office:value-type="float" office:value="0.0952627" calcext:value-type="float">
            <text:p>0.0952627</text:p>
          </table:table-cell>
          <table:table-cell office:value-type="float" office:value="0.296414" calcext:value-type="float">
            <text:p>0.2964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81" calcext:value-type="float">
            <text:p>0.100481</text:p>
          </table:table-cell>
          <table:table-cell office:value-type="float" office:value="0.0954062" calcext:value-type="float">
            <text:p>0.0954062</text:p>
          </table:table-cell>
          <table:table-cell office:value-type="float" office:value="0.28911" calcext:value-type="float">
            <text:p>0.289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8721" calcext:value-type="float">
            <text:p>0.0988721</text:p>
          </table:table-cell>
          <table:table-cell office:value-type="float" office:value="0.0954923" calcext:value-type="float">
            <text:p>0.0954923</text:p>
          </table:table-cell>
          <table:table-cell office:value-type="float" office:value="0.305706" calcext:value-type="float">
            <text:p>0.3057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39" calcext:value-type="float">
            <text:p>0.102739</text:p>
          </table:table-cell>
          <table:table-cell office:value-type="float" office:value="0.096383" calcext:value-type="float">
            <text:p>0.096383</text:p>
          </table:table-cell>
          <table:table-cell office:value-type="float" office:value="0.289552" calcext:value-type="float">
            <text:p>0.2895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853" calcext:value-type="float">
            <text:p>0.0999853</text:p>
          </table:table-cell>
          <table:table-cell office:value-type="float" office:value="0.0958511" calcext:value-type="float">
            <text:p>0.0958511</text:p>
          </table:table-cell>
          <table:table-cell office:value-type="float" office:value="0.313009" calcext:value-type="float">
            <text:p>0.3130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0959382" calcext:value-type="float">
            <text:p>0.0959382</text:p>
          </table:table-cell>
          <table:table-cell office:value-type="float" office:value="0.29055" calcext:value-type="float">
            <text:p>0.290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0957061" calcext:value-type="float">
            <text:p>0.0957061</text:p>
          </table:table-cell>
          <table:table-cell office:value-type="float" office:value="0.297416" calcext:value-type="float">
            <text:p>0.2974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39" calcext:value-type="float">
            <text:p>0.101539</text:p>
          </table:table-cell>
          <table:table-cell office:value-type="float" office:value="0.0964246" calcext:value-type="float">
            <text:p>0.0964246</text:p>
          </table:table-cell>
          <table:table-cell office:value-type="float" office:value="0.290478" calcext:value-type="float">
            <text:p>0.290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875" calcext:value-type="float">
            <text:p>0.103875</text:p>
          </table:table-cell>
          <table:table-cell office:value-type="float" office:value="0.0954047" calcext:value-type="float">
            <text:p>0.0954047</text:p>
          </table:table-cell>
          <table:table-cell office:value-type="float" office:value="0.297408" calcext:value-type="float">
            <text:p>0.2974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387" calcext:value-type="float">
            <text:p>0.0999387</text:p>
          </table:table-cell>
          <table:table-cell office:value-type="float" office:value="0.0965359" calcext:value-type="float">
            <text:p>0.0965359</text:p>
          </table:table-cell>
          <table:table-cell office:value-type="float" office:value="0.309902" calcext:value-type="float">
            <text:p>0.3099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56" calcext:value-type="float">
            <text:p>0.101756</text:p>
          </table:table-cell>
          <table:table-cell office:value-type="float" office:value="0.0958843" calcext:value-type="float">
            <text:p>0.0958843</text:p>
          </table:table-cell>
          <table:table-cell office:value-type="float" office:value="0.303806" calcext:value-type="float">
            <text:p>0.303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511" calcext:value-type="float">
            <text:p>0.0996511</text:p>
          </table:table-cell>
          <table:table-cell office:value-type="float" office:value="0.0963299" calcext:value-type="float">
            <text:p>0.0963299</text:p>
          </table:table-cell>
          <table:table-cell office:value-type="float" office:value="0.301683" calcext:value-type="float">
            <text:p>0.3016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0952314" calcext:value-type="float">
            <text:p>0.0952314</text:p>
          </table:table-cell>
          <table:table-cell office:value-type="float" office:value="0.295983" calcext:value-type="float">
            <text:p>0.2959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56" calcext:value-type="float">
            <text:p>0.100556</text:p>
          </table:table-cell>
          <table:table-cell office:value-type="float" office:value="0.095512" calcext:value-type="float">
            <text:p>0.095512</text:p>
          </table:table-cell>
          <table:table-cell office:value-type="float" office:value="0.290651" calcext:value-type="float">
            <text:p>0.2906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931" calcext:value-type="float">
            <text:p>0.0995931</text:p>
          </table:table-cell>
          <table:table-cell office:value-type="float" office:value="0.0953205" calcext:value-type="float">
            <text:p>0.0953205</text:p>
          </table:table-cell>
          <table:table-cell office:value-type="float" office:value="0.293197" calcext:value-type="float">
            <text:p>0.2931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77" calcext:value-type="float">
            <text:p>0.102077</text:p>
          </table:table-cell>
          <table:table-cell office:value-type="float" office:value="0.0944005" calcext:value-type="float">
            <text:p>0.0944005</text:p>
          </table:table-cell>
          <table:table-cell office:value-type="float" office:value="0.298951" calcext:value-type="float">
            <text:p>0.2989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57" calcext:value-type="float">
            <text:p>0.101957</text:p>
          </table:table-cell>
          <table:table-cell office:value-type="float" office:value="0.0952969" calcext:value-type="float">
            <text:p>0.0952969</text:p>
          </table:table-cell>
          <table:table-cell office:value-type="float" office:value="0.30091" calcext:value-type="float">
            <text:p>0.300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83" calcext:value-type="float">
            <text:p>0.101983</text:p>
          </table:table-cell>
          <table:table-cell office:value-type="float" office:value="0.0952119" calcext:value-type="float">
            <text:p>0.0952119</text:p>
          </table:table-cell>
          <table:table-cell office:value-type="float" office:value="0.287027" calcext:value-type="float">
            <text:p>0.2870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507" calcext:value-type="float">
            <text:p>0.102507</text:p>
          </table:table-cell>
          <table:table-cell office:value-type="float" office:value="0.0957924" calcext:value-type="float">
            <text:p>0.0957924</text:p>
          </table:table-cell>
          <table:table-cell office:value-type="float" office:value="0.292092" calcext:value-type="float">
            <text:p>0.2920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6394" calcext:value-type="float">
            <text:p>0.0986394</text:p>
          </table:table-cell>
          <table:table-cell office:value-type="float" office:value="0.0970735" calcext:value-type="float">
            <text:p>0.0970735</text:p>
          </table:table-cell>
          <table:table-cell office:value-type="float" office:value="0.309635" calcext:value-type="float">
            <text:p>0.3096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1" calcext:value-type="float">
            <text:p>0.10211</text:p>
          </table:table-cell>
          <table:table-cell office:value-type="float" office:value="0.0964899" calcext:value-type="float">
            <text:p>0.0964899</text:p>
          </table:table-cell>
          <table:table-cell office:value-type="float" office:value="0.29689" calcext:value-type="float">
            <text:p>0.296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208" calcext:value-type="float">
            <text:p>0.102208</text:p>
          </table:table-cell>
          <table:table-cell office:value-type="float" office:value="0.0942069" calcext:value-type="float">
            <text:p>0.0942069</text:p>
          </table:table-cell>
          <table:table-cell office:value-type="float" office:value="0.293829" calcext:value-type="float">
            <text:p>0.2938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4" calcext:value-type="float">
            <text:p>0.10114</text:p>
          </table:table-cell>
          <table:table-cell office:value-type="float" office:value="0.0949395" calcext:value-type="float">
            <text:p>0.0949395</text:p>
          </table:table-cell>
          <table:table-cell office:value-type="float" office:value="0.27736" calcext:value-type="float">
            <text:p>0.277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951807" calcext:value-type="float">
            <text:p>0.0951807</text:p>
          </table:table-cell>
          <table:table-cell office:value-type="float" office:value="0.285238" calcext:value-type="float">
            <text:p>0.2852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4762" calcext:value-type="float">
            <text:p>0.0994762</text:p>
          </table:table-cell>
          <table:table-cell office:value-type="float" office:value="0.0946751" calcext:value-type="float">
            <text:p>0.0946751</text:p>
          </table:table-cell>
          <table:table-cell office:value-type="float" office:value="0.287741" calcext:value-type="float">
            <text:p>0.2877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42" calcext:value-type="float">
            <text:p>0.101142</text:p>
          </table:table-cell>
          <table:table-cell office:value-type="float" office:value="0.096157" calcext:value-type="float">
            <text:p>0.096157</text:p>
          </table:table-cell>
          <table:table-cell office:value-type="float" office:value="0.288735" calcext:value-type="float">
            <text:p>0.2887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17" calcext:value-type="float">
            <text:p>0.101217</text:p>
          </table:table-cell>
          <table:table-cell office:value-type="float" office:value="0.0955754" calcext:value-type="float">
            <text:p>0.0955754</text:p>
          </table:table-cell>
          <table:table-cell office:value-type="float" office:value="0.286601" calcext:value-type="float">
            <text:p>0.2866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166" calcext:value-type="float">
            <text:p>0.0996166</text:p>
          </table:table-cell>
          <table:table-cell office:value-type="float" office:value="0.0936245" calcext:value-type="float">
            <text:p>0.0936245</text:p>
          </table:table-cell>
          <table:table-cell office:value-type="float" office:value="0.289267" calcext:value-type="float">
            <text:p>0.2892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0.0955325" calcext:value-type="float">
            <text:p>0.0955325</text:p>
          </table:table-cell>
          <table:table-cell office:value-type="float" office:value="0.278753" calcext:value-type="float">
            <text:p>0.2787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83" calcext:value-type="float">
            <text:p>0.103083</text:p>
          </table:table-cell>
          <table:table-cell office:value-type="float" office:value="0.0935419" calcext:value-type="float">
            <text:p>0.0935419</text:p>
          </table:table-cell>
          <table:table-cell office:value-type="float" office:value="0.275105" calcext:value-type="float">
            <text:p>0.2751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64" calcext:value-type="float">
            <text:p>0.103964</text:p>
          </table:table-cell>
          <table:table-cell office:value-type="float" office:value="0.0957423" calcext:value-type="float">
            <text:p>0.0957423</text:p>
          </table:table-cell>
          <table:table-cell office:value-type="float" office:value="0.294626" calcext:value-type="float">
            <text:p>0.2946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2112" calcext:value-type="float">
            <text:p>0.0992112</text:p>
          </table:table-cell>
          <table:table-cell office:value-type="float" office:value="0.0957031" calcext:value-type="float">
            <text:p>0.0957031</text:p>
          </table:table-cell>
          <table:table-cell office:value-type="float" office:value="0.282964" calcext:value-type="float">
            <text:p>0.2829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6" calcext:value-type="float">
            <text:p>0.10266</text:p>
          </table:table-cell>
          <table:table-cell office:value-type="float" office:value="0.0958923" calcext:value-type="float">
            <text:p>0.0958923</text:p>
          </table:table-cell>
          <table:table-cell office:value-type="float" office:value="0.290668" calcext:value-type="float">
            <text:p>0.2906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9798" calcext:value-type="float">
            <text:p>0.0989798</text:p>
          </table:table-cell>
          <table:table-cell office:value-type="float" office:value="0.0964844" calcext:value-type="float">
            <text:p>0.0964844</text:p>
          </table:table-cell>
          <table:table-cell office:value-type="float" office:value="0.2919" calcext:value-type="float">
            <text:p>0.29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1" calcext:value-type="float">
            <text:p>0.10271</text:p>
          </table:table-cell>
          <table:table-cell office:value-type="float" office:value="0.0948628" calcext:value-type="float">
            <text:p>0.0948628</text:p>
          </table:table-cell>
          <table:table-cell office:value-type="float" office:value="0.288927" calcext:value-type="float">
            <text:p>0.2889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527" calcext:value-type="float">
            <text:p>0.0995527</text:p>
          </table:table-cell>
          <table:table-cell office:value-type="float" office:value="0.0965661" calcext:value-type="float">
            <text:p>0.0965661</text:p>
          </table:table-cell>
          <table:table-cell office:value-type="float" office:value="0.294733" calcext:value-type="float">
            <text:p>0.2947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9321" calcext:value-type="float">
            <text:p>0.0989321</text:p>
          </table:table-cell>
          <table:table-cell office:value-type="float" office:value="0.0935249" calcext:value-type="float">
            <text:p>0.0935249</text:p>
          </table:table-cell>
          <table:table-cell office:value-type="float" office:value="0.295294" calcext:value-type="float">
            <text:p>0.2952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32" calcext:value-type="float">
            <text:p>0.100932</text:p>
          </table:table-cell>
          <table:table-cell office:value-type="float" office:value="0.0950511" calcext:value-type="float">
            <text:p>0.0950511</text:p>
          </table:table-cell>
          <table:table-cell office:value-type="float" office:value="0.287031" calcext:value-type="float">
            <text:p>0.287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944635" calcext:value-type="float">
            <text:p>0.0944635</text:p>
          </table:table-cell>
          <table:table-cell office:value-type="float" office:value="0.286693" calcext:value-type="float">
            <text:p>0.2866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204" calcext:value-type="float">
            <text:p>0.0997204</text:p>
          </table:table-cell>
          <table:table-cell office:value-type="float" office:value="0.0935499" calcext:value-type="float">
            <text:p>0.0935499</text:p>
          </table:table-cell>
          <table:table-cell office:value-type="float" office:value="0.293774" calcext:value-type="float">
            <text:p>0.2937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73" calcext:value-type="float">
            <text:p>0.102173</text:p>
          </table:table-cell>
          <table:table-cell office:value-type="float" office:value="0.0953965" calcext:value-type="float">
            <text:p>0.0953965</text:p>
          </table:table-cell>
          <table:table-cell office:value-type="float" office:value="0.290937" calcext:value-type="float">
            <text:p>0.290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91" calcext:value-type="float">
            <text:p>0.103191</text:p>
          </table:table-cell>
          <table:table-cell office:value-type="float" office:value="0.0938793" calcext:value-type="float">
            <text:p>0.0938793</text:p>
          </table:table-cell>
          <table:table-cell office:value-type="float" office:value="0.28702" calcext:value-type="float">
            <text:p>0.287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9" calcext:value-type="float">
            <text:p>0.10289</text:p>
          </table:table-cell>
          <table:table-cell office:value-type="float" office:value="0.0928359" calcext:value-type="float">
            <text:p>0.0928359</text:p>
          </table:table-cell>
          <table:table-cell office:value-type="float" office:value="0.283185" calcext:value-type="float">
            <text:p>0.2831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07" calcext:value-type="float">
            <text:p>0.099707</text:p>
          </table:table-cell>
          <table:table-cell office:value-type="float" office:value="0.0920652" calcext:value-type="float">
            <text:p>0.0920652</text:p>
          </table:table-cell>
          <table:table-cell office:value-type="float" office:value="0.291243" calcext:value-type="float">
            <text:p>0.291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878" calcext:value-type="float">
            <text:p>0.0995878</text:p>
          </table:table-cell>
          <table:table-cell office:value-type="float" office:value="0.0955687" calcext:value-type="float">
            <text:p>0.0955687</text:p>
          </table:table-cell>
          <table:table-cell office:value-type="float" office:value="0.291501" calcext:value-type="float">
            <text:p>0.2915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35" calcext:value-type="float">
            <text:p>0.100235</text:p>
          </table:table-cell>
          <table:table-cell office:value-type="float" office:value="0.0957054" calcext:value-type="float">
            <text:p>0.0957054</text:p>
          </table:table-cell>
          <table:table-cell office:value-type="float" office:value="0.289845" calcext:value-type="float">
            <text:p>0.289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08" calcext:value-type="float">
            <text:p>0.103508</text:p>
          </table:table-cell>
          <table:table-cell office:value-type="float" office:value="0.0945368" calcext:value-type="float">
            <text:p>0.0945368</text:p>
          </table:table-cell>
          <table:table-cell office:value-type="float" office:value="0.282166" calcext:value-type="float">
            <text:p>0.2821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41" calcext:value-type="float">
            <text:p>0.100941</text:p>
          </table:table-cell>
          <table:table-cell office:value-type="float" office:value="0.0931738" calcext:value-type="float">
            <text:p>0.0931738</text:p>
          </table:table-cell>
          <table:table-cell office:value-type="float" office:value="0.282326" calcext:value-type="float">
            <text:p>0.2823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07" calcext:value-type="float">
            <text:p>0.100307</text:p>
          </table:table-cell>
          <table:table-cell office:value-type="float" office:value="0.0954208" calcext:value-type="float">
            <text:p>0.0954208</text:p>
          </table:table-cell>
          <table:table-cell office:value-type="float" office:value="0.285814" calcext:value-type="float">
            <text:p>0.2858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69" calcext:value-type="float">
            <text:p>0.101069</text:p>
          </table:table-cell>
          <table:table-cell office:value-type="float" office:value="0.0957195" calcext:value-type="float">
            <text:p>0.0957195</text:p>
          </table:table-cell>
          <table:table-cell office:value-type="float" office:value="0.291582" calcext:value-type="float">
            <text:p>0.2915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86" calcext:value-type="float">
            <text:p>0.100886</text:p>
          </table:table-cell>
          <table:table-cell office:value-type="float" office:value="0.0945485" calcext:value-type="float">
            <text:p>0.0945485</text:p>
          </table:table-cell>
          <table:table-cell office:value-type="float" office:value="0.292852" calcext:value-type="float">
            <text:p>0.2928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6856" calcext:value-type="float">
            <text:p>0.0996856</text:p>
          </table:table-cell>
          <table:table-cell office:value-type="float" office:value="0.0956775" calcext:value-type="float">
            <text:p>0.0956775</text:p>
          </table:table-cell>
          <table:table-cell office:value-type="float" office:value="0.282679" calcext:value-type="float">
            <text:p>0.2826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89" calcext:value-type="float">
            <text:p>0.100489</text:p>
          </table:table-cell>
          <table:table-cell office:value-type="float" office:value="0.0941991" calcext:value-type="float">
            <text:p>0.0941991</text:p>
          </table:table-cell>
          <table:table-cell office:value-type="float" office:value="0.279479" calcext:value-type="float">
            <text:p>0.2794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6458" calcext:value-type="float">
            <text:p>0.0986458</text:p>
          </table:table-cell>
          <table:table-cell office:value-type="float" office:value="0.0950039" calcext:value-type="float">
            <text:p>0.0950039</text:p>
          </table:table-cell>
          <table:table-cell office:value-type="float" office:value="0.277429" calcext:value-type="float">
            <text:p>0.2774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418" calcext:value-type="float">
            <text:p>0.0997418</text:p>
          </table:table-cell>
          <table:table-cell office:value-type="float" office:value="0.09535" calcext:value-type="float">
            <text:p>0.09535</text:p>
          </table:table-cell>
          <table:table-cell office:value-type="float" office:value="0.291081" calcext:value-type="float">
            <text:p>0.2910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7707" calcext:value-type="float">
            <text:p>0.157707</text:p>
          </table:table-cell>
          <table:table-cell office:value-type="float" office:value="0.0958063" calcext:value-type="float">
            <text:p>0.0958063</text:p>
          </table:table-cell>
          <table:table-cell office:value-type="float" office:value="0.28457" calcext:value-type="float">
            <text:p>0.284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8342" calcext:value-type="float">
            <text:p>0.0998342</text:p>
          </table:table-cell>
          <table:table-cell office:value-type="float" office:value="0.0958562" calcext:value-type="float">
            <text:p>0.0958562</text:p>
          </table:table-cell>
          <table:table-cell office:value-type="float" office:value="0.287372" calcext:value-type="float">
            <text:p>0.2873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07" calcext:value-type="float">
            <text:p>0.102407</text:p>
          </table:table-cell>
          <table:table-cell office:value-type="float" office:value="0.0973925" calcext:value-type="float">
            <text:p>0.0973925</text:p>
          </table:table-cell>
          <table:table-cell office:value-type="float" office:value="0.282448" calcext:value-type="float">
            <text:p>0.2824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4026" calcext:value-type="float">
            <text:p>0.0994026</text:p>
          </table:table-cell>
          <table:table-cell office:value-type="float" office:value="0.0947918" calcext:value-type="float">
            <text:p>0.0947918</text:p>
          </table:table-cell>
          <table:table-cell office:value-type="float" office:value="0.28174" calcext:value-type="float">
            <text:p>0.281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08" calcext:value-type="float">
            <text:p>0.10008</text:p>
          </table:table-cell>
          <table:table-cell office:value-type="float" office:value="0.0969083" calcext:value-type="float">
            <text:p>0.0969083</text:p>
          </table:table-cell>
          <table:table-cell office:value-type="float" office:value="0.287561" calcext:value-type="float">
            <text:p>0.2875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9399" calcext:value-type="float">
            <text:p>0.0989399</text:p>
          </table:table-cell>
          <table:table-cell office:value-type="float" office:value="0.0946345" calcext:value-type="float">
            <text:p>0.0946345</text:p>
          </table:table-cell>
          <table:table-cell office:value-type="float" office:value="0.283154" calcext:value-type="float">
            <text:p>0.2831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27" calcext:value-type="float">
            <text:p>0.101127</text:p>
          </table:table-cell>
          <table:table-cell office:value-type="float" office:value="0.0925796" calcext:value-type="float">
            <text:p>0.0925796</text:p>
          </table:table-cell>
          <table:table-cell office:value-type="float" office:value="0.28196" calcext:value-type="float">
            <text:p>0.281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16" calcext:value-type="float">
            <text:p>0.101316</text:p>
          </table:table-cell>
          <table:table-cell office:value-type="float" office:value="0.0934378" calcext:value-type="float">
            <text:p>0.0934378</text:p>
          </table:table-cell>
          <table:table-cell office:value-type="float" office:value="0.414604" calcext:value-type="float">
            <text:p>0.4146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206" calcext:value-type="float">
            <text:p>0.100206</text:p>
          </table:table-cell>
          <table:table-cell office:value-type="float" office:value="0.096883" calcext:value-type="float">
            <text:p>0.096883</text:p>
          </table:table-cell>
          <table:table-cell office:value-type="float" office:value="0.28276" calcext:value-type="float">
            <text:p>0.282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88" calcext:value-type="float">
            <text:p>0.100188</text:p>
          </table:table-cell>
          <table:table-cell office:value-type="float" office:value="0.0933369" calcext:value-type="float">
            <text:p>0.0933369</text:p>
          </table:table-cell>
          <table:table-cell office:value-type="float" office:value="0.288847" calcext:value-type="float">
            <text:p>0.2888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76" calcext:value-type="float">
            <text:p>0.101576</text:p>
          </table:table-cell>
          <table:table-cell office:value-type="float" office:value="0.0946772" calcext:value-type="float">
            <text:p>0.0946772</text:p>
          </table:table-cell>
          <table:table-cell office:value-type="float" office:value="0.287243" calcext:value-type="float">
            <text:p>0.287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17" calcext:value-type="float">
            <text:p>0.101517</text:p>
          </table:table-cell>
          <table:table-cell office:value-type="float" office:value="0.094395" calcext:value-type="float">
            <text:p>0.094395</text:p>
          </table:table-cell>
          <table:table-cell office:value-type="float" office:value="0.291771" calcext:value-type="float">
            <text:p>0.2917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9137" calcext:value-type="float">
            <text:p>0.0999137</text:p>
          </table:table-cell>
          <table:table-cell office:value-type="float" office:value="0.0949772" calcext:value-type="float">
            <text:p>0.0949772</text:p>
          </table:table-cell>
          <table:table-cell office:value-type="float" office:value="0.287843" calcext:value-type="float">
            <text:p>0.287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888" calcext:value-type="float">
            <text:p>0.101888</text:p>
          </table:table-cell>
          <table:table-cell office:value-type="float" office:value="0.0958834" calcext:value-type="float">
            <text:p>0.0958834</text:p>
          </table:table-cell>
          <table:table-cell office:value-type="float" office:value="0.291477" calcext:value-type="float">
            <text:p>0.291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5602" calcext:value-type="float">
            <text:p>0.145602</text:p>
          </table:table-cell>
          <table:table-cell office:value-type="float" office:value="0.0972982" calcext:value-type="float">
            <text:p>0.0972982</text:p>
          </table:table-cell>
          <table:table-cell office:value-type="float" office:value="0.287109" calcext:value-type="float">
            <text:p>0.2871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75" calcext:value-type="float">
            <text:p>0.101275</text:p>
          </table:table-cell>
          <table:table-cell office:value-type="float" office:value="0.0952053" calcext:value-type="float">
            <text:p>0.0952053</text:p>
          </table:table-cell>
          <table:table-cell office:value-type="float" office:value="0.286664" calcext:value-type="float">
            <text:p>0.2866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3406" calcext:value-type="float">
            <text:p>0.0993406</text:p>
          </table:table-cell>
          <table:table-cell office:value-type="float" office:value="0.0953257" calcext:value-type="float">
            <text:p>0.0953257</text:p>
          </table:table-cell>
          <table:table-cell office:value-type="float" office:value="0.290731" calcext:value-type="float">
            <text:p>0.2907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35" calcext:value-type="float">
            <text:p>0.100335</text:p>
          </table:table-cell>
          <table:table-cell office:value-type="float" office:value="0.0939072" calcext:value-type="float">
            <text:p>0.0939072</text:p>
          </table:table-cell>
          <table:table-cell office:value-type="float" office:value="0.294099" calcext:value-type="float">
            <text:p>0.2940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91" calcext:value-type="float">
            <text:p>0.100991</text:p>
          </table:table-cell>
          <table:table-cell office:value-type="float" office:value="0.0926975" calcext:value-type="float">
            <text:p>0.0926975</text:p>
          </table:table-cell>
          <table:table-cell office:value-type="float" office:value="0.29654" calcext:value-type="float">
            <text:p>0.296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15277" calcext:value-type="float">
            <text:p>0.15277</text:p>
          </table:table-cell>
          <table:table-cell office:value-type="float" office:value="0.291995" calcext:value-type="float">
            <text:p>0.2919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8" calcext:value-type="float">
            <text:p>0.10048</text:p>
          </table:table-cell>
          <table:table-cell office:value-type="float" office:value="0.0934694" calcext:value-type="float">
            <text:p>0.0934694</text:p>
          </table:table-cell>
          <table:table-cell office:value-type="float" office:value="0.296422" calcext:value-type="float">
            <text:p>0.2964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24" calcext:value-type="float">
            <text:p>0.100824</text:p>
          </table:table-cell>
          <table:table-cell office:value-type="float" office:value="0.0932057" calcext:value-type="float">
            <text:p>0.0932057</text:p>
          </table:table-cell>
          <table:table-cell office:value-type="float" office:value="0.291677" calcext:value-type="float">
            <text:p>0.2916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44" calcext:value-type="float">
            <text:p>0.100844</text:p>
          </table:table-cell>
          <table:table-cell office:value-type="float" office:value="0.0943316" calcext:value-type="float">
            <text:p>0.0943316</text:p>
          </table:table-cell>
          <table:table-cell office:value-type="float" office:value="0.297034" calcext:value-type="float">
            <text:p>0.2970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7626" calcext:value-type="float">
            <text:p>0.0997626</text:p>
          </table:table-cell>
          <table:table-cell office:value-type="float" office:value="0.0958541" calcext:value-type="float">
            <text:p>0.0958541</text:p>
          </table:table-cell>
          <table:table-cell office:value-type="float" office:value="0.285783" calcext:value-type="float">
            <text:p>0.2857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4" calcext:value-type="float">
            <text:p>0.10064</text:p>
          </table:table-cell>
          <table:table-cell office:value-type="float" office:value="0.0977571" calcext:value-type="float">
            <text:p>0.0977571</text:p>
          </table:table-cell>
          <table:table-cell office:value-type="float" office:value="0.288276" calcext:value-type="float">
            <text:p>0.2882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92" calcext:value-type="float">
            <text:p>0.101792</text:p>
          </table:table-cell>
          <table:table-cell office:value-type="float" office:value="0.0972288" calcext:value-type="float">
            <text:p>0.0972288</text:p>
          </table:table-cell>
          <table:table-cell office:value-type="float" office:value="0.290844" calcext:value-type="float">
            <text:p>0.2908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163" calcext:value-type="float">
            <text:p>0.101163</text:p>
          </table:table-cell>
          <table:table-cell office:value-type="float" office:value="0.0931171" calcext:value-type="float">
            <text:p>0.0931171</text:p>
          </table:table-cell>
          <table:table-cell office:value-type="float" office:value="0.292298" calcext:value-type="float">
            <text:p>0.2922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1614" calcext:value-type="float">
            <text:p>0.161614</text:p>
          </table:table-cell>
          <table:table-cell office:value-type="float" office:value="0.0929761" calcext:value-type="float">
            <text:p>0.0929761</text:p>
          </table:table-cell>
          <table:table-cell office:value-type="float" office:value="0.297268" calcext:value-type="float">
            <text:p>0.2972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32" calcext:value-type="float">
            <text:p>0.101932</text:p>
          </table:table-cell>
          <table:table-cell office:value-type="float" office:value="0.0944924" calcext:value-type="float">
            <text:p>0.0944924</text:p>
          </table:table-cell>
          <table:table-cell office:value-type="float" office:value="0.288633" calcext:value-type="float">
            <text:p>0.2886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04" calcext:value-type="float">
            <text:p>0.101704</text:p>
          </table:table-cell>
          <table:table-cell office:value-type="float" office:value="0.095271" calcext:value-type="float">
            <text:p>0.095271</text:p>
          </table:table-cell>
          <table:table-cell office:value-type="float" office:value="0.287414" calcext:value-type="float">
            <text:p>0.2874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23" calcext:value-type="float">
            <text:p>0.104123</text:p>
          </table:table-cell>
          <table:table-cell office:value-type="float" office:value="0.0959072" calcext:value-type="float">
            <text:p>0.0959072</text:p>
          </table:table-cell>
          <table:table-cell office:value-type="float" office:value="0.286891" calcext:value-type="float">
            <text:p>0.2868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09" calcext:value-type="float">
            <text:p>0.103509</text:p>
          </table:table-cell>
          <table:table-cell office:value-type="float" office:value="0.09392" calcext:value-type="float">
            <text:p>0.09392</text:p>
          </table:table-cell>
          <table:table-cell office:value-type="float" office:value="0.294243" calcext:value-type="float">
            <text:p>0.2942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81" calcext:value-type="float">
            <text:p>0.100781</text:p>
          </table:table-cell>
          <table:table-cell office:value-type="float" office:value="0.0935122" calcext:value-type="float">
            <text:p>0.0935122</text:p>
          </table:table-cell>
          <table:table-cell office:value-type="float" office:value="0.297848" calcext:value-type="float">
            <text:p>0.2978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43" calcext:value-type="float">
            <text:p>0.101243</text:p>
          </table:table-cell>
          <table:table-cell office:value-type="float" office:value="0.0944158" calcext:value-type="float">
            <text:p>0.0944158</text:p>
          </table:table-cell>
          <table:table-cell office:value-type="float" office:value="0.293673" calcext:value-type="float">
            <text:p>0.2936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13" calcext:value-type="float">
            <text:p>0.100913</text:p>
          </table:table-cell>
          <table:table-cell office:value-type="float" office:value="0.151431" calcext:value-type="float">
            <text:p>0.151431</text:p>
          </table:table-cell>
          <table:table-cell office:value-type="float" office:value="0.287917" calcext:value-type="float">
            <text:p>0.2879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41" calcext:value-type="float">
            <text:p>0.100541</text:p>
          </table:table-cell>
          <table:table-cell office:value-type="float" office:value="0.12339" calcext:value-type="float">
            <text:p>0.12339</text:p>
          </table:table-cell>
          <table:table-cell office:value-type="float" office:value="0.286877" calcext:value-type="float">
            <text:p>0.286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0945345" calcext:value-type="float">
            <text:p>0.0945345</text:p>
          </table:table-cell>
          <table:table-cell office:value-type="float" office:value="0.286819" calcext:value-type="float">
            <text:p>0.2868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1772" calcext:value-type="float">
            <text:p>0.0991772</text:p>
          </table:table-cell>
          <table:table-cell office:value-type="float" office:value="0.0962988" calcext:value-type="float">
            <text:p>0.0962988</text:p>
          </table:table-cell>
          <table:table-cell office:value-type="float" office:value="0.283179" calcext:value-type="float">
            <text:p>0.2831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18" calcext:value-type="float">
            <text:p>0.103618</text:p>
          </table:table-cell>
          <table:table-cell office:value-type="float" office:value="0.0966738" calcext:value-type="float">
            <text:p>0.0966738</text:p>
          </table:table-cell>
          <table:table-cell office:value-type="float" office:value="0.28641" calcext:value-type="float">
            <text:p>0.28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95803" calcext:value-type="float">
            <text:p>0.0995803</text:p>
          </table:table-cell>
          <table:table-cell office:value-type="float" office:value="0.0858529" calcext:value-type="float">
            <text:p>0.0858529</text:p>
          </table:table-cell>
          <table:table-cell office:value-type="float" office:value="0.282971" calcext:value-type="float">
            <text:p>0.2829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010705" calcext:value-type="float">
            <text:p>0.1010705</text:p>
          </table:table-cell>
          <table:table-cell table:formula="of:=MEDIAN([.C2:.C151])" office:value-type="float" office:value="0.0955506" calcext:value-type="float">
            <text:p>0.0955506</text:p>
          </table:table-cell>
          <table:table-cell table:formula="of:=MEDIAN([.D2:.D151])" office:value-type="float" office:value="0.291702" calcext:value-type="float">
            <text:p>0.291702</text:p>
          </table:table-cell>
        </table:table-row>
      </table:table>
      <table:table table:name="Qwerty" table:style-name="ta1">
        <table:shapes>
          <draw:frame draw:z-index="0" draw:style-name="gr1" draw:text-style-name="P1" svg:width="970.75pt" svg:height="595.79pt" svg:x="256pt" svg:y="26.31pt">
            <loext:p draw:notify-on-update-of-ranges="Firefox.B1:Firefox.B1 Qwerty.B2:Qwerty.B151 Firefox.C1:Firefox.C1 Qwerty.C2:Qwerty.C151 Firefox.D1:Firefox.D1 Qwerty.D2:Qwerty.D1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184" calcext:value-type="float">
            <text:p>0.19184</text:p>
          </table:table-cell>
          <table:table-cell office:value-type="float" office:value="0.113834" calcext:value-type="float">
            <text:p>0.113834</text:p>
          </table:table-cell>
          <table:table-cell office:value-type="float" office:value="0.339079" calcext:value-type="float">
            <text:p>0.339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0291" calcext:value-type="float">
            <text:p>0.170291</text:p>
          </table:table-cell>
          <table:table-cell office:value-type="float" office:value="0.10249" calcext:value-type="float">
            <text:p>0.10249</text:p>
          </table:table-cell>
          <table:table-cell office:value-type="float" office:value="0.440342" calcext:value-type="float">
            <text:p>0.4403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607" calcext:value-type="float">
            <text:p>0.105607</text:p>
          </table:table-cell>
          <table:table-cell office:value-type="float" office:value="0.100017" calcext:value-type="float">
            <text:p>0.100017</text:p>
          </table:table-cell>
          <table:table-cell office:value-type="float" office:value="0.332169" calcext:value-type="float">
            <text:p>0.3321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7988" calcext:value-type="float">
            <text:p>0.177988</text:p>
          </table:table-cell>
          <table:table-cell office:value-type="float" office:value="0.0998397" calcext:value-type="float">
            <text:p>0.0998397</text:p>
          </table:table-cell>
          <table:table-cell office:value-type="float" office:value="0.30972" calcext:value-type="float">
            <text:p>0.309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992543" calcext:value-type="float">
            <text:p>0.0992543</text:p>
          </table:table-cell>
          <table:table-cell office:value-type="float" office:value="0.31893" calcext:value-type="float">
            <text:p>0.318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68" calcext:value-type="float">
            <text:p>0.103968</text:p>
          </table:table-cell>
          <table:table-cell office:value-type="float" office:value="0.0984458" calcext:value-type="float">
            <text:p>0.0984458</text:p>
          </table:table-cell>
          <table:table-cell office:value-type="float" office:value="0.313558" calcext:value-type="float">
            <text:p>0.3135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57" calcext:value-type="float">
            <text:p>0.103057</text:p>
          </table:table-cell>
          <table:table-cell office:value-type="float" office:value="0.0982786" calcext:value-type="float">
            <text:p>0.0982786</text:p>
          </table:table-cell>
          <table:table-cell office:value-type="float" office:value="0.309484" calcext:value-type="float">
            <text:p>0.3094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2" calcext:value-type="float">
            <text:p>0.10362</text:p>
          </table:table-cell>
          <table:table-cell office:value-type="float" office:value="0.0994578" calcext:value-type="float">
            <text:p>0.0994578</text:p>
          </table:table-cell>
          <table:table-cell office:value-type="float" office:value="0.309482" calcext:value-type="float">
            <text:p>0.309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109352" calcext:value-type="float">
            <text:p>0.109352</text:p>
          </table:table-cell>
          <table:table-cell office:value-type="float" office:value="0.308768" calcext:value-type="float">
            <text:p>0.3087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364" calcext:value-type="float">
            <text:p>0.104364</text:p>
          </table:table-cell>
          <table:table-cell office:value-type="float" office:value="0.0993088" calcext:value-type="float">
            <text:p>0.0993088</text:p>
          </table:table-cell>
          <table:table-cell office:value-type="float" office:value="0.310724" calcext:value-type="float">
            <text:p>0.3107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768" calcext:value-type="float">
            <text:p>0.104768</text:p>
          </table:table-cell>
          <table:table-cell office:value-type="float" office:value="0.100509" calcext:value-type="float">
            <text:p>0.100509</text:p>
          </table:table-cell>
          <table:table-cell office:value-type="float" office:value="0.311904" calcext:value-type="float">
            <text:p>0.3119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89" calcext:value-type="float">
            <text:p>0.102889</text:p>
          </table:table-cell>
          <table:table-cell office:value-type="float" office:value="0.100751" calcext:value-type="float">
            <text:p>0.100751</text:p>
          </table:table-cell>
          <table:table-cell office:value-type="float" office:value="0.308769" calcext:value-type="float">
            <text:p>0.3087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621" calcext:value-type="float">
            <text:p>0.104621</text:p>
          </table:table-cell>
          <table:table-cell office:value-type="float" office:value="0.0992527" calcext:value-type="float">
            <text:p>0.0992527</text:p>
          </table:table-cell>
          <table:table-cell office:value-type="float" office:value="0.309303" calcext:value-type="float">
            <text:p>0.3093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" calcext:value-type="float">
            <text:p>0.1041</text:p>
          </table:table-cell>
          <table:table-cell office:value-type="float" office:value="0.101683" calcext:value-type="float">
            <text:p>0.101683</text:p>
          </table:table-cell>
          <table:table-cell office:value-type="float" office:value="0.30213" calcext:value-type="float">
            <text:p>0.302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4" calcext:value-type="float">
            <text:p>0.10344</text:p>
          </table:table-cell>
          <table:table-cell office:value-type="float" office:value="0.100359" calcext:value-type="float">
            <text:p>0.100359</text:p>
          </table:table-cell>
          <table:table-cell office:value-type="float" office:value="0.303969" calcext:value-type="float">
            <text:p>0.3039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55" calcext:value-type="float">
            <text:p>0.10655</text:p>
          </table:table-cell>
          <table:table-cell office:value-type="float" office:value="0.108963" calcext:value-type="float">
            <text:p>0.108963</text:p>
          </table:table-cell>
          <table:table-cell office:value-type="float" office:value="0.401414" calcext:value-type="float">
            <text:p>0.4014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0.104302" calcext:value-type="float">
            <text:p>0.104302</text:p>
          </table:table-cell>
          <table:table-cell office:value-type="float" office:value="0.301681" calcext:value-type="float">
            <text:p>0.3016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102336" calcext:value-type="float">
            <text:p>0.102336</text:p>
          </table:table-cell>
          <table:table-cell office:value-type="float" office:value="0.299667" calcext:value-type="float">
            <text:p>0.2996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25" calcext:value-type="float">
            <text:p>0.102825</text:p>
          </table:table-cell>
          <table:table-cell office:value-type="float" office:value="0.100109" calcext:value-type="float">
            <text:p>0.100109</text:p>
          </table:table-cell>
          <table:table-cell office:value-type="float" office:value="0.302318" calcext:value-type="float">
            <text:p>0.3023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763" calcext:value-type="float">
            <text:p>0.105763</text:p>
          </table:table-cell>
          <table:table-cell office:value-type="float" office:value="0.101346" calcext:value-type="float">
            <text:p>0.101346</text:p>
          </table:table-cell>
          <table:table-cell office:value-type="float" office:value="0.300864" calcext:value-type="float">
            <text:p>0.3008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916" calcext:value-type="float">
            <text:p>0.104916</text:p>
          </table:table-cell>
          <table:table-cell office:value-type="float" office:value="0.108214" calcext:value-type="float">
            <text:p>0.108214</text:p>
          </table:table-cell>
          <table:table-cell office:value-type="float" office:value="0.290516" calcext:value-type="float">
            <text:p>0.2905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12" calcext:value-type="float">
            <text:p>0.102912</text:p>
          </table:table-cell>
          <table:table-cell office:value-type="float" office:value="0.108339" calcext:value-type="float">
            <text:p>0.108339</text:p>
          </table:table-cell>
          <table:table-cell office:value-type="float" office:value="0.299098" calcext:value-type="float">
            <text:p>0.2990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14" calcext:value-type="float">
            <text:p>0.102614</text:p>
          </table:table-cell>
          <table:table-cell office:value-type="float" office:value="0.101869" calcext:value-type="float">
            <text:p>0.101869</text:p>
          </table:table-cell>
          <table:table-cell office:value-type="float" office:value="0.301047" calcext:value-type="float">
            <text:p>0.3010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217" calcext:value-type="float">
            <text:p>0.102217</text:p>
          </table:table-cell>
          <table:table-cell office:value-type="float" office:value="0.100408" calcext:value-type="float">
            <text:p>0.100408</text:p>
          </table:table-cell>
          <table:table-cell office:value-type="float" office:value="0.292176" calcext:value-type="float">
            <text:p>0.2921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583" calcext:value-type="float">
            <text:p>0.103583</text:p>
          </table:table-cell>
          <table:table-cell office:value-type="float" office:value="0.100269" calcext:value-type="float">
            <text:p>0.100269</text:p>
          </table:table-cell>
          <table:table-cell office:value-type="float" office:value="0.299196" calcext:value-type="float">
            <text:p>0.2991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61" calcext:value-type="float">
            <text:p>0.103461</text:p>
          </table:table-cell>
          <table:table-cell office:value-type="float" office:value="0.100703" calcext:value-type="float">
            <text:p>0.100703</text:p>
          </table:table-cell>
          <table:table-cell office:value-type="float" office:value="0.301901" calcext:value-type="float">
            <text:p>0.3019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98" calcext:value-type="float">
            <text:p>0.101998</text:p>
          </table:table-cell>
          <table:table-cell office:value-type="float" office:value="0.097866" calcext:value-type="float">
            <text:p>0.097866</text:p>
          </table:table-cell>
          <table:table-cell office:value-type="float" office:value="0.29139" calcext:value-type="float">
            <text:p>0.291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385" calcext:value-type="float">
            <text:p>0.17385</text:p>
          </table:table-cell>
          <table:table-cell office:value-type="float" office:value="0.0973203" calcext:value-type="float">
            <text:p>0.0973203</text:p>
          </table:table-cell>
          <table:table-cell office:value-type="float" office:value="0.301226" calcext:value-type="float">
            <text:p>0.3012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14" calcext:value-type="float">
            <text:p>0.101214</text:p>
          </table:table-cell>
          <table:table-cell office:value-type="float" office:value="0.0978038" calcext:value-type="float">
            <text:p>0.0978038</text:p>
          </table:table-cell>
          <table:table-cell office:value-type="float" office:value="0.291543" calcext:value-type="float">
            <text:p>0.2915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02" calcext:value-type="float">
            <text:p>0.103302</text:p>
          </table:table-cell>
          <table:table-cell office:value-type="float" office:value="0.098803" calcext:value-type="float">
            <text:p>0.098803</text:p>
          </table:table-cell>
          <table:table-cell office:value-type="float" office:value="0.290068" calcext:value-type="float">
            <text:p>0.2900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5" calcext:value-type="float">
            <text:p>0.10325</text:p>
          </table:table-cell>
          <table:table-cell office:value-type="float" office:value="0.0963249" calcext:value-type="float">
            <text:p>0.0963249</text:p>
          </table:table-cell>
          <table:table-cell office:value-type="float" office:value="0.300205" calcext:value-type="float">
            <text:p>0.3002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32" calcext:value-type="float">
            <text:p>0.102632</text:p>
          </table:table-cell>
          <table:table-cell office:value-type="float" office:value="0.0975876" calcext:value-type="float">
            <text:p>0.0975876</text:p>
          </table:table-cell>
          <table:table-cell office:value-type="float" office:value="0.300375" calcext:value-type="float">
            <text:p>0.3003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82" calcext:value-type="float">
            <text:p>0.10482</text:p>
          </table:table-cell>
          <table:table-cell office:value-type="float" office:value="0.0991254" calcext:value-type="float">
            <text:p>0.0991254</text:p>
          </table:table-cell>
          <table:table-cell office:value-type="float" office:value="0.302215" calcext:value-type="float">
            <text:p>0.3022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5098" calcext:value-type="float">
            <text:p>0.0985098</text:p>
          </table:table-cell>
          <table:table-cell office:value-type="float" office:value="0.0984431" calcext:value-type="float">
            <text:p>0.0984431</text:p>
          </table:table-cell>
          <table:table-cell office:value-type="float" office:value="0.293079" calcext:value-type="float">
            <text:p>0.293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43" calcext:value-type="float">
            <text:p>0.103343</text:p>
          </table:table-cell>
          <table:table-cell office:value-type="float" office:value="0.0991133" calcext:value-type="float">
            <text:p>0.0991133</text:p>
          </table:table-cell>
          <table:table-cell office:value-type="float" office:value="0.305729" calcext:value-type="float">
            <text:p>0.3057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88" calcext:value-type="float">
            <text:p>0.10388</text:p>
          </table:table-cell>
          <table:table-cell office:value-type="float" office:value="0.0992993" calcext:value-type="float">
            <text:p>0.0992993</text:p>
          </table:table-cell>
          <table:table-cell office:value-type="float" office:value="0.311323" calcext:value-type="float">
            <text:p>0.311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719" calcext:value-type="float">
            <text:p>0.103719</text:p>
          </table:table-cell>
          <table:table-cell office:value-type="float" office:value="0.0976797" calcext:value-type="float">
            <text:p>0.0976797</text:p>
          </table:table-cell>
          <table:table-cell office:value-type="float" office:value="0.309174" calcext:value-type="float">
            <text:p>0.3091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289" calcext:value-type="float">
            <text:p>0.104289</text:p>
          </table:table-cell>
          <table:table-cell office:value-type="float" office:value="0.0985332" calcext:value-type="float">
            <text:p>0.0985332</text:p>
          </table:table-cell>
          <table:table-cell office:value-type="float" office:value="0.30952" calcext:value-type="float">
            <text:p>0.309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82" calcext:value-type="float">
            <text:p>0.103682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299645" calcext:value-type="float">
            <text:p>0.2996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364" calcext:value-type="float">
            <text:p>0.105364</text:p>
          </table:table-cell>
          <table:table-cell office:value-type="float" office:value="0.0961597" calcext:value-type="float">
            <text:p>0.0961597</text:p>
          </table:table-cell>
          <table:table-cell office:value-type="float" office:value="0.297953" calcext:value-type="float">
            <text:p>0.2979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87" calcext:value-type="float">
            <text:p>0.10487</text:p>
          </table:table-cell>
          <table:table-cell office:value-type="float" office:value="0.0964844" calcext:value-type="float">
            <text:p>0.0964844</text:p>
          </table:table-cell>
          <table:table-cell office:value-type="float" office:value="0.283488" calcext:value-type="float">
            <text:p>0.2834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571" calcext:value-type="float">
            <text:p>0.104571</text:p>
          </table:table-cell>
          <table:table-cell office:value-type="float" office:value="0.0972522" calcext:value-type="float">
            <text:p>0.0972522</text:p>
          </table:table-cell>
          <table:table-cell office:value-type="float" office:value="0.288039" calcext:value-type="float">
            <text:p>0.2880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6444" calcext:value-type="float">
            <text:p>0.106444</text:p>
          </table:table-cell>
          <table:table-cell office:value-type="float" office:value="0.100897" calcext:value-type="float">
            <text:p>0.100897</text:p>
          </table:table-cell>
          <table:table-cell office:value-type="float" office:value="0.306966" calcext:value-type="float">
            <text:p>0.3069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89" calcext:value-type="float">
            <text:p>0.101689</text:p>
          </table:table-cell>
          <table:table-cell office:value-type="float" office:value="0.0986916" calcext:value-type="float">
            <text:p>0.0986916</text:p>
          </table:table-cell>
          <table:table-cell office:value-type="float" office:value="0.302293" calcext:value-type="float">
            <text:p>0.3022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0973488" calcext:value-type="float">
            <text:p>0.0973488</text:p>
          </table:table-cell>
          <table:table-cell office:value-type="float" office:value="0.292703" calcext:value-type="float">
            <text:p>0.2927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096" calcext:value-type="float">
            <text:p>0.104096</text:p>
          </table:table-cell>
          <table:table-cell office:value-type="float" office:value="0.0964074" calcext:value-type="float">
            <text:p>0.0964074</text:p>
          </table:table-cell>
          <table:table-cell office:value-type="float" office:value="0.298468" calcext:value-type="float">
            <text:p>0.2984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84" calcext:value-type="float">
            <text:p>0.103284</text:p>
          </table:table-cell>
          <table:table-cell office:value-type="float" office:value="0.0949378" calcext:value-type="float">
            <text:p>0.0949378</text:p>
          </table:table-cell>
          <table:table-cell office:value-type="float" office:value="0.300307" calcext:value-type="float">
            <text:p>0.3003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85" calcext:value-type="float">
            <text:p>0.100985</text:p>
          </table:table-cell>
          <table:table-cell office:value-type="float" office:value="0.0963934" calcext:value-type="float">
            <text:p>0.0963934</text:p>
          </table:table-cell>
          <table:table-cell office:value-type="float" office:value="0.299256" calcext:value-type="float">
            <text:p>0.2992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58" calcext:value-type="float">
            <text:p>0.102958</text:p>
          </table:table-cell>
          <table:table-cell office:value-type="float" office:value="0.0973849" calcext:value-type="float">
            <text:p>0.0973849</text:p>
          </table:table-cell>
          <table:table-cell office:value-type="float" office:value="0.299404" calcext:value-type="float">
            <text:p>0.2994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967894" calcext:value-type="float">
            <text:p>0.0967894</text:p>
          </table:table-cell>
          <table:table-cell office:value-type="float" office:value="0.308372" calcext:value-type="float">
            <text:p>0.3083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39" calcext:value-type="float">
            <text:p>0.103039</text:p>
          </table:table-cell>
          <table:table-cell office:value-type="float" office:value="0.0957798" calcext:value-type="float">
            <text:p>0.0957798</text:p>
          </table:table-cell>
          <table:table-cell office:value-type="float" office:value="0.302821" calcext:value-type="float">
            <text:p>0.3028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25" calcext:value-type="float">
            <text:p>0.101525</text:p>
          </table:table-cell>
          <table:table-cell office:value-type="float" office:value="0.0965084" calcext:value-type="float">
            <text:p>0.0965084</text:p>
          </table:table-cell>
          <table:table-cell office:value-type="float" office:value="0.309103" calcext:value-type="float">
            <text:p>0.3091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21" calcext:value-type="float">
            <text:p>0.101321</text:p>
          </table:table-cell>
          <table:table-cell office:value-type="float" office:value="0.0969291" calcext:value-type="float">
            <text:p>0.0969291</text:p>
          </table:table-cell>
          <table:table-cell office:value-type="float" office:value="0.293455" calcext:value-type="float">
            <text:p>0.2934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475" calcext:value-type="float">
            <text:p>0.105475</text:p>
          </table:table-cell>
          <table:table-cell office:value-type="float" office:value="0.0972979" calcext:value-type="float">
            <text:p>0.0972979</text:p>
          </table:table-cell>
          <table:table-cell office:value-type="float" office:value="0.306532" calcext:value-type="float">
            <text:p>0.3065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89" calcext:value-type="float">
            <text:p>0.102789</text:p>
          </table:table-cell>
          <table:table-cell office:value-type="float" office:value="0.0980797" calcext:value-type="float">
            <text:p>0.0980797</text:p>
          </table:table-cell>
          <table:table-cell office:value-type="float" office:value="0.300787" calcext:value-type="float">
            <text:p>0.3007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738" calcext:value-type="float">
            <text:p>0.104738</text:p>
          </table:table-cell>
          <table:table-cell office:value-type="float" office:value="0.0979512" calcext:value-type="float">
            <text:p>0.0979512</text:p>
          </table:table-cell>
          <table:table-cell office:value-type="float" office:value="0.295937" calcext:value-type="float">
            <text:p>0.295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03" calcext:value-type="float">
            <text:p>0.102003</text:p>
          </table:table-cell>
          <table:table-cell office:value-type="float" office:value="0.0959025" calcext:value-type="float">
            <text:p>0.0959025</text:p>
          </table:table-cell>
          <table:table-cell office:value-type="float" office:value="0.297401" calcext:value-type="float">
            <text:p>0.2974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05" calcext:value-type="float">
            <text:p>0.100605</text:p>
          </table:table-cell>
          <table:table-cell office:value-type="float" office:value="0.0960564" calcext:value-type="float">
            <text:p>0.0960564</text:p>
          </table:table-cell>
          <table:table-cell office:value-type="float" office:value="0.298214" calcext:value-type="float">
            <text:p>0.2982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94" calcext:value-type="float">
            <text:p>0.102094</text:p>
          </table:table-cell>
          <table:table-cell office:value-type="float" office:value="0.098111" calcext:value-type="float">
            <text:p>0.098111</text:p>
          </table:table-cell>
          <table:table-cell office:value-type="float" office:value="0.294647" calcext:value-type="float">
            <text:p>0.2946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42" calcext:value-type="float">
            <text:p>0.104142</text:p>
          </table:table-cell>
          <table:table-cell office:value-type="float" office:value="0.09598" calcext:value-type="float">
            <text:p>0.09598</text:p>
          </table:table-cell>
          <table:table-cell office:value-type="float" office:value="0.296236" calcext:value-type="float">
            <text:p>0.2962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942" calcext:value-type="float">
            <text:p>0.105942</text:p>
          </table:table-cell>
          <table:table-cell office:value-type="float" office:value="0.0977697" calcext:value-type="float">
            <text:p>0.0977697</text:p>
          </table:table-cell>
          <table:table-cell office:value-type="float" office:value="0.303804" calcext:value-type="float">
            <text:p>0.3038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985304" calcext:value-type="float">
            <text:p>0.0985304</text:p>
          </table:table-cell>
          <table:table-cell office:value-type="float" office:value="0.298323" calcext:value-type="float">
            <text:p>0.298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38" calcext:value-type="float">
            <text:p>0.102938</text:p>
          </table:table-cell>
          <table:table-cell office:value-type="float" office:value="0.0973556" calcext:value-type="float">
            <text:p>0.0973556</text:p>
          </table:table-cell>
          <table:table-cell office:value-type="float" office:value="0.305947" calcext:value-type="float">
            <text:p>0.3059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35" calcext:value-type="float">
            <text:p>0.102135</text:p>
          </table:table-cell>
          <table:table-cell office:value-type="float" office:value="0.0969178" calcext:value-type="float">
            <text:p>0.0969178</text:p>
          </table:table-cell>
          <table:table-cell office:value-type="float" office:value="0.306798" calcext:value-type="float">
            <text:p>0.3067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67" calcext:value-type="float">
            <text:p>0.101967</text:p>
          </table:table-cell>
          <table:table-cell office:value-type="float" office:value="0.09929" calcext:value-type="float">
            <text:p>0.09929</text:p>
          </table:table-cell>
          <table:table-cell office:value-type="float" office:value="0.306435" calcext:value-type="float">
            <text:p>0.3064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976023" calcext:value-type="float">
            <text:p>0.0976023</text:p>
          </table:table-cell>
          <table:table-cell office:value-type="float" office:value="0.30574" calcext:value-type="float">
            <text:p>0.305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559" calcext:value-type="float">
            <text:p>0.104559</text:p>
          </table:table-cell>
          <table:table-cell office:value-type="float" office:value="0.0964228" calcext:value-type="float">
            <text:p>0.0964228</text:p>
          </table:table-cell>
          <table:table-cell office:value-type="float" office:value="0.30577" calcext:value-type="float">
            <text:p>0.305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022" calcext:value-type="float">
            <text:p>0.104022</text:p>
          </table:table-cell>
          <table:table-cell office:value-type="float" office:value="0.0967457" calcext:value-type="float">
            <text:p>0.0967457</text:p>
          </table:table-cell>
          <table:table-cell office:value-type="float" office:value="0.304152" calcext:value-type="float">
            <text:p>0.3041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377" calcext:value-type="float">
            <text:p>0.103377</text:p>
          </table:table-cell>
          <table:table-cell office:value-type="float" office:value="0.0970482" calcext:value-type="float">
            <text:p>0.0970482</text:p>
          </table:table-cell>
          <table:table-cell office:value-type="float" office:value="0.298535" calcext:value-type="float">
            <text:p>0.2985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36" calcext:value-type="float">
            <text:p>0.102036</text:p>
          </table:table-cell>
          <table:table-cell office:value-type="float" office:value="0.100704" calcext:value-type="float">
            <text:p>0.100704</text:p>
          </table:table-cell>
          <table:table-cell office:value-type="float" office:value="0.297418" calcext:value-type="float">
            <text:p>0.2974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87" calcext:value-type="float">
            <text:p>0.102087</text:p>
          </table:table-cell>
          <table:table-cell office:value-type="float" office:value="0.0958517" calcext:value-type="float">
            <text:p>0.0958517</text:p>
          </table:table-cell>
          <table:table-cell office:value-type="float" office:value="0.2884" calcext:value-type="float">
            <text:p>0.28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367" calcext:value-type="float">
            <text:p>0.101367</text:p>
          </table:table-cell>
          <table:table-cell office:value-type="float" office:value="0.0964005" calcext:value-type="float">
            <text:p>0.0964005</text:p>
          </table:table-cell>
          <table:table-cell office:value-type="float" office:value="0.295494" calcext:value-type="float">
            <text:p>0.2954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508" calcext:value-type="float">
            <text:p>0.104508</text:p>
          </table:table-cell>
          <table:table-cell office:value-type="float" office:value="0.0990287" calcext:value-type="float">
            <text:p>0.0990287</text:p>
          </table:table-cell>
          <table:table-cell office:value-type="float" office:value="0.307547" calcext:value-type="float">
            <text:p>0.3075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833" calcext:value-type="float">
            <text:p>0.104833</text:p>
          </table:table-cell>
          <table:table-cell office:value-type="float" office:value="0.0998012" calcext:value-type="float">
            <text:p>0.0998012</text:p>
          </table:table-cell>
          <table:table-cell office:value-type="float" office:value="0.31323" calcext:value-type="float">
            <text:p>0.313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682" calcext:value-type="float">
            <text:p>0.104682</text:p>
          </table:table-cell>
          <table:table-cell office:value-type="float" office:value="0.097315" calcext:value-type="float">
            <text:p>0.097315</text:p>
          </table:table-cell>
          <table:table-cell office:value-type="float" office:value="0.297432" calcext:value-type="float">
            <text:p>0.2974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18" calcext:value-type="float">
            <text:p>0.102818</text:p>
          </table:table-cell>
          <table:table-cell office:value-type="float" office:value="0.0967384" calcext:value-type="float">
            <text:p>0.0967384</text:p>
          </table:table-cell>
          <table:table-cell office:value-type="float" office:value="0.303896" calcext:value-type="float">
            <text:p>0.3038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52" calcext:value-type="float">
            <text:p>0.102952</text:p>
          </table:table-cell>
          <table:table-cell office:value-type="float" office:value="0.0980145" calcext:value-type="float">
            <text:p>0.0980145</text:p>
          </table:table-cell>
          <table:table-cell office:value-type="float" office:value="0.296285" calcext:value-type="float">
            <text:p>0.2962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12" calcext:value-type="float">
            <text:p>0.103912</text:p>
          </table:table-cell>
          <table:table-cell office:value-type="float" office:value="0.0966577" calcext:value-type="float">
            <text:p>0.0966577</text:p>
          </table:table-cell>
          <table:table-cell office:value-type="float" office:value="0.295306" calcext:value-type="float">
            <text:p>0.2953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48" calcext:value-type="float">
            <text:p>0.102148</text:p>
          </table:table-cell>
          <table:table-cell office:value-type="float" office:value="0.0979712" calcext:value-type="float">
            <text:p>0.0979712</text:p>
          </table:table-cell>
          <table:table-cell office:value-type="float" office:value="0.287031" calcext:value-type="float">
            <text:p>0.2870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02" calcext:value-type="float">
            <text:p>0.101202</text:p>
          </table:table-cell>
          <table:table-cell office:value-type="float" office:value="0.100459" calcext:value-type="float">
            <text:p>0.100459</text:p>
          </table:table-cell>
          <table:table-cell office:value-type="float" office:value="0.304209" calcext:value-type="float">
            <text:p>0.3042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07" calcext:value-type="float">
            <text:p>0.102607</text:p>
          </table:table-cell>
          <table:table-cell office:value-type="float" office:value="0.0948783" calcext:value-type="float">
            <text:p>0.0948783</text:p>
          </table:table-cell>
          <table:table-cell office:value-type="float" office:value="0.30762" calcext:value-type="float">
            <text:p>0.30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7" calcext:value-type="float">
            <text:p>0.10277</text:p>
          </table:table-cell>
          <table:table-cell office:value-type="float" office:value="0.0954658" calcext:value-type="float">
            <text:p>0.0954658</text:p>
          </table:table-cell>
          <table:table-cell office:value-type="float" office:value="0.293701" calcext:value-type="float">
            <text:p>0.293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539" calcext:value-type="float">
            <text:p>0.101539</text:p>
          </table:table-cell>
          <table:table-cell office:value-type="float" office:value="0.0971104" calcext:value-type="float">
            <text:p>0.0971104</text:p>
          </table:table-cell>
          <table:table-cell office:value-type="float" office:value="0.301232" calcext:value-type="float">
            <text:p>0.3012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146" calcext:value-type="float">
            <text:p>0.103146</text:p>
          </table:table-cell>
          <table:table-cell office:value-type="float" office:value="0.0973555" calcext:value-type="float">
            <text:p>0.0973555</text:p>
          </table:table-cell>
          <table:table-cell office:value-type="float" office:value="0.303815" calcext:value-type="float">
            <text:p>0.3038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09" calcext:value-type="float">
            <text:p>0.101609</text:p>
          </table:table-cell>
          <table:table-cell office:value-type="float" office:value="0.0975017" calcext:value-type="float">
            <text:p>0.0975017</text:p>
          </table:table-cell>
          <table:table-cell office:value-type="float" office:value="0.297261" calcext:value-type="float">
            <text:p>0.2972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015" calcext:value-type="float">
            <text:p>0.103015</text:p>
          </table:table-cell>
          <table:table-cell office:value-type="float" office:value="0.0948597" calcext:value-type="float">
            <text:p>0.0948597</text:p>
          </table:table-cell>
          <table:table-cell office:value-type="float" office:value="0.30617" calcext:value-type="float">
            <text:p>0.306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634" calcext:value-type="float">
            <text:p>0.104634</text:p>
          </table:table-cell>
          <table:table-cell office:value-type="float" office:value="0.0984058" calcext:value-type="float">
            <text:p>0.0984058</text:p>
          </table:table-cell>
          <table:table-cell office:value-type="float" office:value="0.299408" calcext:value-type="float">
            <text:p>0.2994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4" calcext:value-type="float">
            <text:p>0.10264</text:p>
          </table:table-cell>
          <table:table-cell office:value-type="float" office:value="0.0965509" calcext:value-type="float">
            <text:p>0.0965509</text:p>
          </table:table-cell>
          <table:table-cell office:value-type="float" office:value="0.299247" calcext:value-type="float">
            <text:p>0.2992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84" calcext:value-type="float">
            <text:p>0.102484</text:p>
          </table:table-cell>
          <table:table-cell office:value-type="float" office:value="0.0960881" calcext:value-type="float">
            <text:p>0.0960881</text:p>
          </table:table-cell>
          <table:table-cell office:value-type="float" office:value="0.296502" calcext:value-type="float">
            <text:p>0.2965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37893" calcext:value-type="float">
            <text:p>0.0937893</text:p>
          </table:table-cell>
          <table:table-cell office:value-type="float" office:value="0.0975502" calcext:value-type="float">
            <text:p>0.0975502</text:p>
          </table:table-cell>
          <table:table-cell office:value-type="float" office:value="0.294534" calcext:value-type="float">
            <text:p>0.2945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42" calcext:value-type="float">
            <text:p>0.102042</text:p>
          </table:table-cell>
          <table:table-cell office:value-type="float" office:value="0.0952911" calcext:value-type="float">
            <text:p>0.0952911</text:p>
          </table:table-cell>
          <table:table-cell office:value-type="float" office:value="0.299787" calcext:value-type="float">
            <text:p>0.2997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856" calcext:value-type="float">
            <text:p>0.102856</text:p>
          </table:table-cell>
          <table:table-cell office:value-type="float" office:value="0.0947044" calcext:value-type="float">
            <text:p>0.0947044</text:p>
          </table:table-cell>
          <table:table-cell office:value-type="float" office:value="0.285727" calcext:value-type="float">
            <text:p>0.2857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07" calcext:value-type="float">
            <text:p>0.10207</text:p>
          </table:table-cell>
          <table:table-cell office:value-type="float" office:value="0.0957859" calcext:value-type="float">
            <text:p>0.0957859</text:p>
          </table:table-cell>
          <table:table-cell office:value-type="float" office:value="0.296867" calcext:value-type="float">
            <text:p>0.2968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246" calcext:value-type="float">
            <text:p>0.104246</text:p>
          </table:table-cell>
          <table:table-cell office:value-type="float" office:value="0.0964914" calcext:value-type="float">
            <text:p>0.0964914</text:p>
          </table:table-cell>
          <table:table-cell office:value-type="float" office:value="0.295968" calcext:value-type="float">
            <text:p>0.2959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0955222" calcext:value-type="float">
            <text:p>0.0955222</text:p>
          </table:table-cell>
          <table:table-cell office:value-type="float" office:value="0.29959" calcext:value-type="float">
            <text:p>0.299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94" calcext:value-type="float">
            <text:p>0.10294</text:p>
          </table:table-cell>
          <table:table-cell office:value-type="float" office:value="0.0967207" calcext:value-type="float">
            <text:p>0.0967207</text:p>
          </table:table-cell>
          <table:table-cell office:value-type="float" office:value="0.295684" calcext:value-type="float">
            <text:p>0.2956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25" calcext:value-type="float">
            <text:p>0.101225</text:p>
          </table:table-cell>
          <table:table-cell office:value-type="float" office:value="0.09733" calcext:value-type="float">
            <text:p>0.09733</text:p>
          </table:table-cell>
          <table:table-cell office:value-type="float" office:value="0.291247" calcext:value-type="float">
            <text:p>0.2912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35" calcext:value-type="float">
            <text:p>0.103635</text:p>
          </table:table-cell>
          <table:table-cell office:value-type="float" office:value="0.0961478" calcext:value-type="float">
            <text:p>0.0961478</text:p>
          </table:table-cell>
          <table:table-cell office:value-type="float" office:value="0.293282" calcext:value-type="float">
            <text:p>0.2932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104" calcext:value-type="float">
            <text:p>0.104104</text:p>
          </table:table-cell>
          <table:table-cell office:value-type="float" office:value="0.094916" calcext:value-type="float">
            <text:p>0.094916</text:p>
          </table:table-cell>
          <table:table-cell office:value-type="float" office:value="0.291191" calcext:value-type="float">
            <text:p>0.2911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464" calcext:value-type="float">
            <text:p>0.103464</text:p>
          </table:table-cell>
          <table:table-cell office:value-type="float" office:value="0.0964686" calcext:value-type="float">
            <text:p>0.0964686</text:p>
          </table:table-cell>
          <table:table-cell office:value-type="float" office:value="0.293658" calcext:value-type="float">
            <text:p>0.2936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096288" calcext:value-type="float">
            <text:p>0.096288</text:p>
          </table:table-cell>
          <table:table-cell office:value-type="float" office:value="0.298762" calcext:value-type="float">
            <text:p>0.298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35" calcext:value-type="float">
            <text:p>0.10435</text:p>
          </table:table-cell>
          <table:table-cell office:value-type="float" office:value="0.0954605" calcext:value-type="float">
            <text:p>0.0954605</text:p>
          </table:table-cell>
          <table:table-cell office:value-type="float" office:value="0.298605" calcext:value-type="float">
            <text:p>0.2986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1" calcext:value-type="float">
            <text:p>0.1051</text:p>
          </table:table-cell>
          <table:table-cell office:value-type="float" office:value="0.0958287" calcext:value-type="float">
            <text:p>0.0958287</text:p>
          </table:table-cell>
          <table:table-cell office:value-type="float" office:value="0.294667" calcext:value-type="float">
            <text:p>0.2946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09524" calcext:value-type="float">
            <text:p>0.09524</text:p>
          </table:table-cell>
          <table:table-cell office:value-type="float" office:value="0.295822" calcext:value-type="float">
            <text:p>0.2958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338" calcext:value-type="float">
            <text:p>0.104338</text:p>
          </table:table-cell>
          <table:table-cell office:value-type="float" office:value="0.0960464" calcext:value-type="float">
            <text:p>0.0960464</text:p>
          </table:table-cell>
          <table:table-cell office:value-type="float" office:value="0.290992" calcext:value-type="float">
            <text:p>0.2909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683" calcext:value-type="float">
            <text:p>0.103683</text:p>
          </table:table-cell>
          <table:table-cell office:value-type="float" office:value="0.0984726" calcext:value-type="float">
            <text:p>0.0984726</text:p>
          </table:table-cell>
          <table:table-cell office:value-type="float" office:value="0.304725" calcext:value-type="float">
            <text:p>0.3047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7347" calcext:value-type="float">
            <text:p>0.107347</text:p>
          </table:table-cell>
          <table:table-cell office:value-type="float" office:value="0.0967027" calcext:value-type="float">
            <text:p>0.0967027</text:p>
          </table:table-cell>
          <table:table-cell office:value-type="float" office:value="0.294058" calcext:value-type="float">
            <text:p>0.2940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5689" calcext:value-type="float">
            <text:p>0.105689</text:p>
          </table:table-cell>
          <table:table-cell office:value-type="float" office:value="0.0951808" calcext:value-type="float">
            <text:p>0.0951808</text:p>
          </table:table-cell>
          <table:table-cell office:value-type="float" office:value="0.3222" calcext:value-type="float">
            <text:p>0.32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044" calcext:value-type="float">
            <text:p>0.104044</text:p>
          </table:table-cell>
          <table:table-cell office:value-type="float" office:value="0.0965391" calcext:value-type="float">
            <text:p>0.0965391</text:p>
          </table:table-cell>
          <table:table-cell office:value-type="float" office:value="0.302215" calcext:value-type="float">
            <text:p>0.3022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85195" calcext:value-type="float">
            <text:p>0.0985195</text:p>
          </table:table-cell>
          <table:table-cell office:value-type="float" office:value="0.0963984" calcext:value-type="float">
            <text:p>0.0963984</text:p>
          </table:table-cell>
          <table:table-cell office:value-type="float" office:value="0.301234" calcext:value-type="float">
            <text:p>0.3012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908" calcext:value-type="float">
            <text:p>0.101908</text:p>
          </table:table-cell>
          <table:table-cell office:value-type="float" office:value="0.0945595" calcext:value-type="float">
            <text:p>0.0945595</text:p>
          </table:table-cell>
          <table:table-cell office:value-type="float" office:value="0.303885" calcext:value-type="float">
            <text:p>0.3038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96" calcext:value-type="float">
            <text:p>0.100796</text:p>
          </table:table-cell>
          <table:table-cell office:value-type="float" office:value="0.0971662" calcext:value-type="float">
            <text:p>0.0971662</text:p>
          </table:table-cell>
          <table:table-cell office:value-type="float" office:value="0.30725" calcext:value-type="float">
            <text:p>0.307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55" calcext:value-type="float">
            <text:p>0.100355</text:p>
          </table:table-cell>
          <table:table-cell office:value-type="float" office:value="0.0949774" calcext:value-type="float">
            <text:p>0.0949774</text:p>
          </table:table-cell>
          <table:table-cell office:value-type="float" office:value="0.307436" calcext:value-type="float">
            <text:p>0.3074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9189" calcext:value-type="float">
            <text:p>0.159189</text:p>
          </table:table-cell>
          <table:table-cell office:value-type="float" office:value="0.0965501" calcext:value-type="float">
            <text:p>0.0965501</text:p>
          </table:table-cell>
          <table:table-cell office:value-type="float" office:value="0.307361" calcext:value-type="float">
            <text:p>0.3073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2331" calcext:value-type="float">
            <text:p>0.112331</text:p>
          </table:table-cell>
          <table:table-cell office:value-type="float" office:value="0.0969097" calcext:value-type="float">
            <text:p>0.0969097</text:p>
          </table:table-cell>
          <table:table-cell office:value-type="float" office:value="0.313655" calcext:value-type="float">
            <text:p>0.3136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28" calcext:value-type="float">
            <text:p>0.100528</text:p>
          </table:table-cell>
          <table:table-cell office:value-type="float" office:value="0.0972613" calcext:value-type="float">
            <text:p>0.0972613</text:p>
          </table:table-cell>
          <table:table-cell office:value-type="float" office:value="0.296137" calcext:value-type="float">
            <text:p>0.2961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01" calcext:value-type="float">
            <text:p>0.102701</text:p>
          </table:table-cell>
          <table:table-cell office:value-type="float" office:value="0.0973273" calcext:value-type="float">
            <text:p>0.0973273</text:p>
          </table:table-cell>
          <table:table-cell office:value-type="float" office:value="0.475447" calcext:value-type="float">
            <text:p>0.475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68" calcext:value-type="float">
            <text:p>0.101268</text:p>
          </table:table-cell>
          <table:table-cell office:value-type="float" office:value="0.0954665" calcext:value-type="float">
            <text:p>0.0954665</text:p>
          </table:table-cell>
          <table:table-cell office:value-type="float" office:value="0.307973" calcext:value-type="float">
            <text:p>0.3079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383" calcext:value-type="float">
            <text:p>0.100383</text:p>
          </table:table-cell>
          <table:table-cell office:value-type="float" office:value="0.0960088" calcext:value-type="float">
            <text:p>0.0960088</text:p>
          </table:table-cell>
          <table:table-cell office:value-type="float" office:value="0.302651" calcext:value-type="float">
            <text:p>0.3026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97" calcext:value-type="float">
            <text:p>0.100597</text:p>
          </table:table-cell>
          <table:table-cell office:value-type="float" office:value="0.09642" calcext:value-type="float">
            <text:p>0.09642</text:p>
          </table:table-cell>
          <table:table-cell office:value-type="float" office:value="0.294644" calcext:value-type="float">
            <text:p>0.2946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658" calcext:value-type="float">
            <text:p>0.101658</text:p>
          </table:table-cell>
          <table:table-cell office:value-type="float" office:value="0.096851" calcext:value-type="float">
            <text:p>0.096851</text:p>
          </table:table-cell>
          <table:table-cell office:value-type="float" office:value="0.303051" calcext:value-type="float">
            <text:p>0.3030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1024" calcext:value-type="float">
            <text:p>0.111024</text:p>
          </table:table-cell>
          <table:table-cell office:value-type="float" office:value="0.0953243" calcext:value-type="float">
            <text:p>0.0953243</text:p>
          </table:table-cell>
          <table:table-cell office:value-type="float" office:value="0.301481" calcext:value-type="float">
            <text:p>0.30148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16" calcext:value-type="float">
            <text:p>0.101216</text:p>
          </table:table-cell>
          <table:table-cell office:value-type="float" office:value="0.0984674" calcext:value-type="float">
            <text:p>0.0984674</text:p>
          </table:table-cell>
          <table:table-cell office:value-type="float" office:value="0.306406" calcext:value-type="float">
            <text:p>0.3064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39" calcext:value-type="float">
            <text:p>0.100939</text:p>
          </table:table-cell>
          <table:table-cell office:value-type="float" office:value="0.0963826" calcext:value-type="float">
            <text:p>0.0963826</text:p>
          </table:table-cell>
          <table:table-cell office:value-type="float" office:value="0.306886" calcext:value-type="float">
            <text:p>0.3068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33469" calcext:value-type="float">
            <text:p>0.0933469</text:p>
          </table:table-cell>
          <table:table-cell office:value-type="float" office:value="0.0961455" calcext:value-type="float">
            <text:p>0.0961455</text:p>
          </table:table-cell>
          <table:table-cell office:value-type="float" office:value="0.309096" calcext:value-type="float">
            <text:p>0.3090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141" calcext:value-type="float">
            <text:p>0.100141</text:p>
          </table:table-cell>
          <table:table-cell office:value-type="float" office:value="0.0961883" calcext:value-type="float">
            <text:p>0.0961883</text:p>
          </table:table-cell>
          <table:table-cell office:value-type="float" office:value="0.297124" calcext:value-type="float">
            <text:p>0.2971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95" calcext:value-type="float">
            <text:p>0.103995</text:p>
          </table:table-cell>
          <table:table-cell office:value-type="float" office:value="0.094691" calcext:value-type="float">
            <text:p>0.094691</text:p>
          </table:table-cell>
          <table:table-cell office:value-type="float" office:value="0.303795" calcext:value-type="float">
            <text:p>0.3037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91" calcext:value-type="float">
            <text:p>0.102191</text:p>
          </table:table-cell>
          <table:table-cell office:value-type="float" office:value="0.0963401" calcext:value-type="float">
            <text:p>0.0963401</text:p>
          </table:table-cell>
          <table:table-cell office:value-type="float" office:value="0.300245" calcext:value-type="float">
            <text:p>0.3002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4785" calcext:value-type="float">
            <text:p>0.104785</text:p>
          </table:table-cell>
          <table:table-cell office:value-type="float" office:value="0.0977204" calcext:value-type="float">
            <text:p>0.0977204</text:p>
          </table:table-cell>
          <table:table-cell office:value-type="float" office:value="0.297682" calcext:value-type="float">
            <text:p>0.2976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59594" calcext:value-type="float">
            <text:p>0.159594</text:p>
          </table:table-cell>
          <table:table-cell office:value-type="float" office:value="0.0974152" calcext:value-type="float">
            <text:p>0.0974152</text:p>
          </table:table-cell>
          <table:table-cell office:value-type="float" office:value="0.30942" calcext:value-type="float">
            <text:p>0.309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67" calcext:value-type="float">
            <text:p>0.101767</text:p>
          </table:table-cell>
          <table:table-cell office:value-type="float" office:value="0.0962718" calcext:value-type="float">
            <text:p>0.0962718</text:p>
          </table:table-cell>
          <table:table-cell office:value-type="float" office:value="0.300742" calcext:value-type="float">
            <text:p>0.3007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673" calcext:value-type="float">
            <text:p>0.102673</text:p>
          </table:table-cell>
          <table:table-cell office:value-type="float" office:value="0.0959728" calcext:value-type="float">
            <text:p>0.0959728</text:p>
          </table:table-cell>
          <table:table-cell office:value-type="float" office:value="0.308586" calcext:value-type="float">
            <text:p>0.30858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86" calcext:value-type="float">
            <text:p>0.101286</text:p>
          </table:table-cell>
          <table:table-cell office:value-type="float" office:value="0.0965579" calcext:value-type="float">
            <text:p>0.0965579</text:p>
          </table:table-cell>
          <table:table-cell office:value-type="float" office:value="0.30865" calcext:value-type="float">
            <text:p>0.308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63042" calcext:value-type="float">
            <text:p>0.0963042</text:p>
          </table:table-cell>
          <table:table-cell office:value-type="float" office:value="0.0974971" calcext:value-type="float">
            <text:p>0.0974971</text:p>
          </table:table-cell>
          <table:table-cell office:value-type="float" office:value="0.308898" calcext:value-type="float">
            <text:p>0.3088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26" calcext:value-type="float">
            <text:p>0.10126</text:p>
          </table:table-cell>
          <table:table-cell office:value-type="float" office:value="0.097444" calcext:value-type="float">
            <text:p>0.097444</text:p>
          </table:table-cell>
          <table:table-cell office:value-type="float" office:value="0.308445" calcext:value-type="float">
            <text:p>0.3084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3927" calcext:value-type="float">
            <text:p>0.103927</text:p>
          </table:table-cell>
          <table:table-cell office:value-type="float" office:value="0.0969062" calcext:value-type="float">
            <text:p>0.0969062</text:p>
          </table:table-cell>
          <table:table-cell office:value-type="float" office:value="0.303966" calcext:value-type="float">
            <text:p>0.3039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178" calcext:value-type="float">
            <text:p>0.102178</text:p>
          </table:table-cell>
          <table:table-cell office:value-type="float" office:value="0.0979598" calcext:value-type="float">
            <text:p>0.0979598</text:p>
          </table:table-cell>
          <table:table-cell office:value-type="float" office:value="0.298938" calcext:value-type="float">
            <text:p>0.2989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31" calcext:value-type="float">
            <text:p>0.101031</text:p>
          </table:table-cell>
          <table:table-cell office:value-type="float" office:value="0.0976403" calcext:value-type="float">
            <text:p>0.0976403</text:p>
          </table:table-cell>
          <table:table-cell office:value-type="float" office:value="0.307918" calcext:value-type="float">
            <text:p>0.3079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424" calcext:value-type="float">
            <text:p>0.101424</text:p>
          </table:table-cell>
          <table:table-cell office:value-type="float" office:value="0.0984127" calcext:value-type="float">
            <text:p>0.0984127</text:p>
          </table:table-cell>
          <table:table-cell office:value-type="float" office:value="0.305664" calcext:value-type="float">
            <text:p>0.3056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41" calcext:value-type="float">
            <text:p>0.101041</text:p>
          </table:table-cell>
          <table:table-cell office:value-type="float" office:value="0.0967224" calcext:value-type="float">
            <text:p>0.0967224</text:p>
          </table:table-cell>
          <table:table-cell office:value-type="float" office:value="0.304762" calcext:value-type="float">
            <text:p>0.304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658" calcext:value-type="float">
            <text:p>0.100658</text:p>
          </table:table-cell>
          <table:table-cell office:value-type="float" office:value="0.0958698" calcext:value-type="float">
            <text:p>0.0958698</text:p>
          </table:table-cell>
          <table:table-cell office:value-type="float" office:value="0.290546" calcext:value-type="float">
            <text:p>0.2905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917" calcext:value-type="float">
            <text:p>0.100917</text:p>
          </table:table-cell>
          <table:table-cell office:value-type="float" office:value="0.0958715" calcext:value-type="float">
            <text:p>0.0958715</text:p>
          </table:table-cell>
          <table:table-cell office:value-type="float" office:value="0.29611" calcext:value-type="float">
            <text:p>0.296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47" calcext:value-type="float">
            <text:p>0.10047</text:p>
          </table:table-cell>
          <table:table-cell office:value-type="float" office:value="0.0984012" calcext:value-type="float">
            <text:p>0.0984012</text:p>
          </table:table-cell>
          <table:table-cell office:value-type="float" office:value="0.296185" calcext:value-type="float">
            <text:p>0.2961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722" calcext:value-type="float">
            <text:p>0.101722</text:p>
          </table:table-cell>
          <table:table-cell office:value-type="float" office:value="0.0963427" calcext:value-type="float">
            <text:p>0.0963427</text:p>
          </table:table-cell>
          <table:table-cell office:value-type="float" office:value="0.29953" calcext:value-type="float">
            <text:p>0.299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1095" calcext:value-type="float">
            <text:p>0.101095</text:p>
          </table:table-cell>
          <table:table-cell office:value-type="float" office:value="0.095842" calcext:value-type="float">
            <text:p>0.095842</text:p>
          </table:table-cell>
          <table:table-cell office:value-type="float" office:value="0.299259" calcext:value-type="float">
            <text:p>0.2992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792" calcext:value-type="float">
            <text:p>0.102792</text:p>
          </table:table-cell>
          <table:table-cell office:value-type="float" office:value="0.0950059" calcext:value-type="float">
            <text:p>0.0950059</text:p>
          </table:table-cell>
          <table:table-cell office:value-type="float" office:value="0.302612" calcext:value-type="float">
            <text:p>0.302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574" calcext:value-type="float">
            <text:p>0.100574</text:p>
          </table:table-cell>
          <table:table-cell office:value-type="float" office:value="0.0962222" calcext:value-type="float">
            <text:p>0.0962222</text:p>
          </table:table-cell>
          <table:table-cell office:value-type="float" office:value="0.300057" calcext:value-type="float">
            <text:p>0.3000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0788" calcext:value-type="float">
            <text:p>0.100788</text:p>
          </table:table-cell>
          <table:table-cell office:value-type="float" office:value="0.0969398" calcext:value-type="float">
            <text:p>0.0969398</text:p>
          </table:table-cell>
          <table:table-cell office:value-type="float" office:value="0.306657" calcext:value-type="float">
            <text:p>0.3066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02426" calcext:value-type="float">
            <text:p>0.102426</text:p>
          </table:table-cell>
          <table:table-cell office:value-type="float" office:value="0.0930776" calcext:value-type="float">
            <text:p>0.0930776</text:p>
          </table:table-cell>
          <table:table-cell office:value-type="float" office:value="0.278713" calcext:value-type="float">
            <text:p>0.2787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914619" calcext:value-type="float">
            <text:p>0.0914619</text:p>
          </table:table-cell>
          <table:table-cell office:value-type="float" office:value="0.0845383" calcext:value-type="float">
            <text:p>0.0845383</text:p>
          </table:table-cell>
          <table:table-cell office:value-type="float" office:value="0.26304" calcext:value-type="float">
            <text:p>0.26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102946" calcext:value-type="float">
            <text:p>0.102946</text:p>
          </table:table-cell>
          <table:table-cell table:formula="of:=MEDIAN([.C2:.C151])" office:value-type="float" office:value="0.0972092" calcext:value-type="float">
            <text:p>0.0972092</text:p>
          </table:table-cell>
          <table:table-cell table:formula="of:=MEDIAN([.D2:.D151])" office:value-type="float" office:value="0.3011365" calcext:value-type="float">
            <text:p>0.3011365</text:p>
          </table:table-cell>
        </table:table-row>
      </table:table>
      <table:table table:name="Texlive" table:style-name="ta1">
        <table:shapes>
          <draw:frame draw:z-index="0" draw:style-name="gr1" draw:text-style-name="P1" svg:width="1069.63pt" svg:height="599.84pt" svg:x="256pt" svg:y="13.18pt">
            <loext:p draw:notify-on-update-of-ranges="Texlive.B1:Texlive.B1 Texlive.B2:Texlive.B151 Texlive.C1:Texlive.C1 Texlive.C2:Texlive.C151 Texlive.D1:Texlive.D1 Texlive.D2:Texlive.D1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kmp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origi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387" calcext:value-type="float">
            <text:p>0.118387</text:p>
          </table:table-cell>
          <table:table-cell office:value-type="float" office:value="0.178946" calcext:value-type="float">
            <text:p>0.178946</text:p>
          </table:table-cell>
          <table:table-cell office:value-type="float" office:value="0.746823" calcext:value-type="float">
            <text:p>0.7468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7786" calcext:value-type="float">
            <text:p>0.187786</text:p>
          </table:table-cell>
          <table:table-cell office:value-type="float" office:value="0.183253" calcext:value-type="float">
            <text:p>0.183253</text:p>
          </table:table-cell>
          <table:table-cell office:value-type="float" office:value="0.731037" calcext:value-type="float">
            <text:p>0.7310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749" calcext:value-type="float">
            <text:p>0.117749</text:p>
          </table:table-cell>
          <table:table-cell office:value-type="float" office:value="0.163005" calcext:value-type="float">
            <text:p>0.163005</text:p>
          </table:table-cell>
          <table:table-cell office:value-type="float" office:value="0.736478" calcext:value-type="float">
            <text:p>0.7364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006" calcext:value-type="float">
            <text:p>0.204006</text:p>
          </table:table-cell>
          <table:table-cell office:value-type="float" office:value="0.170318" calcext:value-type="float">
            <text:p>0.170318</text:p>
          </table:table-cell>
          <table:table-cell office:value-type="float" office:value="0.727147" calcext:value-type="float">
            <text:p>0.7271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7806" calcext:value-type="float">
            <text:p>0.117806</text:p>
          </table:table-cell>
          <table:table-cell office:value-type="float" office:value="0.193753" calcext:value-type="float">
            <text:p>0.193753</text:p>
          </table:table-cell>
          <table:table-cell office:value-type="float" office:value="0.440099" calcext:value-type="float">
            <text:p>0.4400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6569" calcext:value-type="float">
            <text:p>0.116569</text:p>
          </table:table-cell>
          <table:table-cell office:value-type="float" office:value="0.114656" calcext:value-type="float">
            <text:p>0.114656</text:p>
          </table:table-cell>
          <table:table-cell office:value-type="float" office:value="0.733526" calcext:value-type="float">
            <text:p>0.733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251" calcext:value-type="float">
            <text:p>0.196251</text:p>
          </table:table-cell>
          <table:table-cell office:value-type="float" office:value="0.182842" calcext:value-type="float">
            <text:p>0.182842</text:p>
          </table:table-cell>
          <table:table-cell office:value-type="float" office:value="0.765892" calcext:value-type="float">
            <text:p>0.7658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281" calcext:value-type="float">
            <text:p>0.18281</text:p>
          </table:table-cell>
          <table:table-cell office:value-type="float" office:value="0.189632" calcext:value-type="float">
            <text:p>0.189632</text:p>
          </table:table-cell>
          <table:table-cell office:value-type="float" office:value="0.781434" calcext:value-type="float">
            <text:p>0.7814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666" calcext:value-type="float">
            <text:p>0.189666</text:p>
          </table:table-cell>
          <table:table-cell office:value-type="float" office:value="0.200936" calcext:value-type="float">
            <text:p>0.200936</text:p>
          </table:table-cell>
          <table:table-cell office:value-type="float" office:value="0.733468" calcext:value-type="float">
            <text:p>0.7334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75" calcext:value-type="float">
            <text:p>0.208375</text:p>
          </table:table-cell>
          <table:table-cell office:value-type="float" office:value="0.180125" calcext:value-type="float">
            <text:p>0.180125</text:p>
          </table:table-cell>
          <table:table-cell office:value-type="float" office:value="0.734565" calcext:value-type="float">
            <text:p>0.7345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18663" calcext:value-type="float">
            <text:p>0.118663</text:p>
          </table:table-cell>
          <table:table-cell office:value-type="float" office:value="0.184887" calcext:value-type="float">
            <text:p>0.184887</text:p>
          </table:table-cell>
          <table:table-cell office:value-type="float" office:value="0.736203" calcext:value-type="float">
            <text:p>0.73620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66" calcext:value-type="float">
            <text:p>0.200566</text:p>
          </table:table-cell>
          <table:table-cell office:value-type="float" office:value="0.179847" calcext:value-type="float">
            <text:p>0.179847</text:p>
          </table:table-cell>
          <table:table-cell office:value-type="float" office:value="0.680178" calcext:value-type="float">
            <text:p>0.680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0562" calcext:value-type="float">
            <text:p>0.180562</text:p>
          </table:table-cell>
          <table:table-cell office:value-type="float" office:value="0.188551" calcext:value-type="float">
            <text:p>0.188551</text:p>
          </table:table-cell>
          <table:table-cell office:value-type="float" office:value="0.730184" calcext:value-type="float">
            <text:p>0.7301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5843" calcext:value-type="float">
            <text:p>0.205843</text:p>
          </table:table-cell>
          <table:table-cell office:value-type="float" office:value="0.161794" calcext:value-type="float">
            <text:p>0.161794</text:p>
          </table:table-cell>
          <table:table-cell office:value-type="float" office:value="0.461787" calcext:value-type="float">
            <text:p>0.4617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745" calcext:value-type="float">
            <text:p>0.210745</text:p>
          </table:table-cell>
          <table:table-cell office:value-type="float" office:value="0.194898" calcext:value-type="float">
            <text:p>0.194898</text:p>
          </table:table-cell>
          <table:table-cell office:value-type="float" office:value="0.744237" calcext:value-type="float">
            <text:p>0.744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41" calcext:value-type="float">
            <text:p>0.207841</text:p>
          </table:table-cell>
          <table:table-cell office:value-type="float" office:value="0.187171" calcext:value-type="float">
            <text:p>0.187171</text:p>
          </table:table-cell>
          <table:table-cell office:value-type="float" office:value="0.784097" calcext:value-type="float">
            <text:p>0.7840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444" calcext:value-type="float">
            <text:p>0.201444</text:p>
          </table:table-cell>
          <table:table-cell office:value-type="float" office:value="0.112717" calcext:value-type="float">
            <text:p>0.112717</text:p>
          </table:table-cell>
          <table:table-cell office:value-type="float" office:value="0.719662" calcext:value-type="float">
            <text:p>0.719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579" calcext:value-type="float">
            <text:p>0.127579</text:p>
          </table:table-cell>
          <table:table-cell office:value-type="float" office:value="0.119521" calcext:value-type="float">
            <text:p>0.119521</text:p>
          </table:table-cell>
          <table:table-cell office:value-type="float" office:value="0.494845" calcext:value-type="float">
            <text:p>0.4948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854" calcext:value-type="float">
            <text:p>0.207854</text:p>
          </table:table-cell>
          <table:table-cell office:value-type="float" office:value="0.193003" calcext:value-type="float">
            <text:p>0.193003</text:p>
          </table:table-cell>
          <table:table-cell office:value-type="float" office:value="0.476796" calcext:value-type="float">
            <text:p>0.4767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0617" calcext:value-type="float">
            <text:p>0.120617</text:p>
          </table:table-cell>
          <table:table-cell office:value-type="float" office:value="0.190781" calcext:value-type="float">
            <text:p>0.190781</text:p>
          </table:table-cell>
          <table:table-cell office:value-type="float" office:value="0.696906" calcext:value-type="float">
            <text:p>0.6969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1872" calcext:value-type="float">
            <text:p>0.181872</text:p>
          </table:table-cell>
          <table:table-cell office:value-type="float" office:value="0.163976" calcext:value-type="float">
            <text:p>0.163976</text:p>
          </table:table-cell>
          <table:table-cell office:value-type="float" office:value="0.721254" calcext:value-type="float">
            <text:p>0.7212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969" calcext:value-type="float">
            <text:p>0.209969</text:p>
          </table:table-cell>
          <table:table-cell office:value-type="float" office:value="0.188791" calcext:value-type="float">
            <text:p>0.188791</text:p>
          </table:table-cell>
          <table:table-cell office:value-type="float" office:value="0.690176" calcext:value-type="float">
            <text:p>0.6901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1017" calcext:value-type="float">
            <text:p>0.211017</text:p>
          </table:table-cell>
          <table:table-cell office:value-type="float" office:value="0.183551" calcext:value-type="float">
            <text:p>0.183551</text:p>
          </table:table-cell>
          <table:table-cell office:value-type="float" office:value="0.733029" calcext:value-type="float">
            <text:p>0.7330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689" calcext:value-type="float">
            <text:p>0.200689</text:p>
          </table:table-cell>
          <table:table-cell office:value-type="float" office:value="0.192592" calcext:value-type="float">
            <text:p>0.192592</text:p>
          </table:table-cell>
          <table:table-cell office:value-type="float" office:value="0.602471" calcext:value-type="float">
            <text:p>0.6024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561" calcext:value-type="float">
            <text:p>0.125561</text:p>
          </table:table-cell>
          <table:table-cell office:value-type="float" office:value="0.117904" calcext:value-type="float">
            <text:p>0.117904</text:p>
          </table:table-cell>
          <table:table-cell office:value-type="float" office:value="0.713971" calcext:value-type="float">
            <text:p>0.7139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74" calcext:value-type="float">
            <text:p>0.21374</text:p>
          </table:table-cell>
          <table:table-cell office:value-type="float" office:value="0.127731" calcext:value-type="float">
            <text:p>0.127731</text:p>
          </table:table-cell>
          <table:table-cell office:value-type="float" office:value="0.744088" calcext:value-type="float">
            <text:p>0.74408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5345" calcext:value-type="float">
            <text:p>0.125345</text:p>
          </table:table-cell>
          <table:table-cell office:value-type="float" office:value="0.186349" calcext:value-type="float">
            <text:p>0.186349</text:p>
          </table:table-cell>
          <table:table-cell office:value-type="float" office:value="0.699772" calcext:value-type="float">
            <text:p>0.6997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247" calcext:value-type="float">
            <text:p>0.126247</text:p>
          </table:table-cell>
          <table:table-cell office:value-type="float" office:value="0.194461" calcext:value-type="float">
            <text:p>0.194461</text:p>
          </table:table-cell>
          <table:table-cell office:value-type="float" office:value="0.493641" calcext:value-type="float">
            <text:p>0.493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775" calcext:value-type="float">
            <text:p>0.218775</text:p>
          </table:table-cell>
          <table:table-cell office:value-type="float" office:value="0.190855" calcext:value-type="float">
            <text:p>0.190855</text:p>
          </table:table-cell>
          <table:table-cell office:value-type="float" office:value="0.686137" calcext:value-type="float">
            <text:p>0.6861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659" calcext:value-type="float">
            <text:p>0.204659</text:p>
          </table:table-cell>
          <table:table-cell office:value-type="float" office:value="0.195853" calcext:value-type="float">
            <text:p>0.195853</text:p>
          </table:table-cell>
          <table:table-cell office:value-type="float" office:value="0.625092" calcext:value-type="float">
            <text:p>0.6250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428" calcext:value-type="float">
            <text:p>0.216428</text:p>
          </table:table-cell>
          <table:table-cell office:value-type="float" office:value="0.154739" calcext:value-type="float">
            <text:p>0.154739</text:p>
          </table:table-cell>
          <table:table-cell office:value-type="float" office:value="0.719527" calcext:value-type="float">
            <text:p>0.7195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465" calcext:value-type="float">
            <text:p>0.206465</text:p>
          </table:table-cell>
          <table:table-cell office:value-type="float" office:value="0.187596" calcext:value-type="float">
            <text:p>0.187596</text:p>
          </table:table-cell>
          <table:table-cell office:value-type="float" office:value="0.544701" calcext:value-type="float">
            <text:p>0.5447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104" calcext:value-type="float">
            <text:p>0.215104</text:p>
          </table:table-cell>
          <table:table-cell office:value-type="float" office:value="0.182338" calcext:value-type="float">
            <text:p>0.182338</text:p>
          </table:table-cell>
          <table:table-cell office:value-type="float" office:value="0.722054" calcext:value-type="float">
            <text:p>0.7220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946" calcext:value-type="float">
            <text:p>0.215946</text:p>
          </table:table-cell>
          <table:table-cell office:value-type="float" office:value="0.12149" calcext:value-type="float">
            <text:p>0.12149</text:p>
          </table:table-cell>
          <table:table-cell office:value-type="float" office:value="0.715477" calcext:value-type="float">
            <text:p>0.715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4678" calcext:value-type="float">
            <text:p>0.164678</text:p>
          </table:table-cell>
          <table:table-cell office:value-type="float" office:value="0.197904" calcext:value-type="float">
            <text:p>0.197904</text:p>
          </table:table-cell>
          <table:table-cell office:value-type="float" office:value="0.68131" calcext:value-type="float">
            <text:p>0.681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637" calcext:value-type="float">
            <text:p>0.215637</text:p>
          </table:table-cell>
          <table:table-cell office:value-type="float" office:value="0.197121" calcext:value-type="float">
            <text:p>0.197121</text:p>
          </table:table-cell>
          <table:table-cell office:value-type="float" office:value="0.838267" calcext:value-type="float">
            <text:p>0.8382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505" calcext:value-type="float">
            <text:p>0.214505</text:p>
          </table:table-cell>
          <table:table-cell office:value-type="float" office:value="0.193851" calcext:value-type="float">
            <text:p>0.193851</text:p>
          </table:table-cell>
          <table:table-cell office:value-type="float" office:value="0.744797" calcext:value-type="float">
            <text:p>0.7447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143" calcext:value-type="float">
            <text:p>0.126143</text:p>
          </table:table-cell>
          <table:table-cell office:value-type="float" office:value="0.192349" calcext:value-type="float">
            <text:p>0.192349</text:p>
          </table:table-cell>
          <table:table-cell office:value-type="float" office:value="0.729402" calcext:value-type="float">
            <text:p>0.7294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37" calcext:value-type="float">
            <text:p>0.209037</text:p>
          </table:table-cell>
          <table:table-cell office:value-type="float" office:value="0.188666" calcext:value-type="float">
            <text:p>0.188666</text:p>
          </table:table-cell>
          <table:table-cell office:value-type="float" office:value="0.725475" calcext:value-type="float">
            <text:p>0.7254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8017" calcext:value-type="float">
            <text:p>0.28017</text:p>
          </table:table-cell>
          <table:table-cell office:value-type="float" office:value="0.122549" calcext:value-type="float">
            <text:p>0.122549</text:p>
          </table:table-cell>
          <table:table-cell office:value-type="float" office:value="0.736889" calcext:value-type="float">
            <text:p>0.7368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384" calcext:value-type="float">
            <text:p>0.209384</text:p>
          </table:table-cell>
          <table:table-cell office:value-type="float" office:value="0.198645" calcext:value-type="float">
            <text:p>0.198645</text:p>
          </table:table-cell>
          <table:table-cell office:value-type="float" office:value="0.730563" calcext:value-type="float">
            <text:p>0.7305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803" calcext:value-type="float">
            <text:p>0.128803</text:p>
          </table:table-cell>
          <table:table-cell office:value-type="float" office:value="0.117159" calcext:value-type="float">
            <text:p>0.117159</text:p>
          </table:table-cell>
          <table:table-cell office:value-type="float" office:value="0.487102" calcext:value-type="float">
            <text:p>0.4871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375" calcext:value-type="float">
            <text:p>0.208375</text:p>
          </table:table-cell>
          <table:table-cell office:value-type="float" office:value="0.178246" calcext:value-type="float">
            <text:p>0.178246</text:p>
          </table:table-cell>
          <table:table-cell office:value-type="float" office:value="0.56573" calcext:value-type="float">
            <text:p>0.565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309" calcext:value-type="float">
            <text:p>0.216309</text:p>
          </table:table-cell>
          <table:table-cell office:value-type="float" office:value="0.199163" calcext:value-type="float">
            <text:p>0.199163</text:p>
          </table:table-cell>
          <table:table-cell office:value-type="float" office:value="0.714577" calcext:value-type="float">
            <text:p>0.7145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068" calcext:value-type="float">
            <text:p>0.209068</text:p>
          </table:table-cell>
          <table:table-cell office:value-type="float" office:value="0.189506" calcext:value-type="float">
            <text:p>0.189506</text:p>
          </table:table-cell>
          <table:table-cell office:value-type="float" office:value="0.758441" calcext:value-type="float">
            <text:p>0.7584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111" calcext:value-type="float">
            <text:p>0.223111</text:p>
          </table:table-cell>
          <table:table-cell office:value-type="float" office:value="0.188337" calcext:value-type="float">
            <text:p>0.188337</text:p>
          </table:table-cell>
          <table:table-cell office:value-type="float" office:value="0.745446" calcext:value-type="float">
            <text:p>0.7454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455" calcext:value-type="float">
            <text:p>0.130455</text:p>
          </table:table-cell>
          <table:table-cell office:value-type="float" office:value="0.20175" calcext:value-type="float">
            <text:p>0.20175</text:p>
          </table:table-cell>
          <table:table-cell office:value-type="float" office:value="0.737009" calcext:value-type="float">
            <text:p>0.7370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357" calcext:value-type="float">
            <text:p>0.210357</text:p>
          </table:table-cell>
          <table:table-cell office:value-type="float" office:value="0.182049" calcext:value-type="float">
            <text:p>0.182049</text:p>
          </table:table-cell>
          <table:table-cell office:value-type="float" office:value="0.695393" calcext:value-type="float">
            <text:p>0.6953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99" calcext:value-type="float">
            <text:p>0.21499</text:p>
          </table:table-cell>
          <table:table-cell office:value-type="float" office:value="0.136747" calcext:value-type="float">
            <text:p>0.136747</text:p>
          </table:table-cell>
          <table:table-cell office:value-type="float" office:value="0.718148" calcext:value-type="float">
            <text:p>0.7181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79634" calcext:value-type="float">
            <text:p>0.179634</text:p>
          </table:table-cell>
          <table:table-cell office:value-type="float" office:value="0.114137" calcext:value-type="float">
            <text:p>0.114137</text:p>
          </table:table-cell>
          <table:table-cell office:value-type="float" office:value="0.471237" calcext:value-type="float">
            <text:p>0.471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4728" calcext:value-type="float">
            <text:p>0.124728</text:p>
          </table:table-cell>
          <table:table-cell office:value-type="float" office:value="0.177106" calcext:value-type="float">
            <text:p>0.177106</text:p>
          </table:table-cell>
          <table:table-cell office:value-type="float" office:value="0.799163" calcext:value-type="float">
            <text:p>0.79916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9897" calcext:value-type="float">
            <text:p>0.209897</text:p>
          </table:table-cell>
          <table:table-cell office:value-type="float" office:value="0.192874" calcext:value-type="float">
            <text:p>0.192874</text:p>
          </table:table-cell>
          <table:table-cell office:value-type="float" office:value="0.798355" calcext:value-type="float">
            <text:p>0.7983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196" calcext:value-type="float">
            <text:p>0.188196</text:p>
          </table:table-cell>
          <table:table-cell office:value-type="float" office:value="0.160406" calcext:value-type="float">
            <text:p>0.160406</text:p>
          </table:table-cell>
          <table:table-cell office:value-type="float" office:value="0.745312" calcext:value-type="float">
            <text:p>0.7453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0.187094" calcext:value-type="float">
            <text:p>0.187094</text:p>
          </table:table-cell>
          <table:table-cell office:value-type="float" office:value="0.712389" calcext:value-type="float">
            <text:p>0.7123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356" calcext:value-type="float">
            <text:p>0.223356</text:p>
          </table:table-cell>
          <table:table-cell office:value-type="float" office:value="0.192288" calcext:value-type="float">
            <text:p>0.192288</text:p>
          </table:table-cell>
          <table:table-cell office:value-type="float" office:value="0.733072" calcext:value-type="float">
            <text:p>0.7330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905" calcext:value-type="float">
            <text:p>0.198905</text:p>
          </table:table-cell>
          <table:table-cell office:value-type="float" office:value="0.153136" calcext:value-type="float">
            <text:p>0.153136</text:p>
          </table:table-cell>
          <table:table-cell office:value-type="float" office:value="0.761567" calcext:value-type="float">
            <text:p>0.7615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376" calcext:value-type="float">
            <text:p>0.206376</text:p>
          </table:table-cell>
          <table:table-cell office:value-type="float" office:value="0.194065" calcext:value-type="float">
            <text:p>0.194065</text:p>
          </table:table-cell>
          <table:table-cell office:value-type="float" office:value="0.729043" calcext:value-type="float">
            <text:p>0.7290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98" calcext:value-type="float">
            <text:p>0.19898</text:p>
          </table:table-cell>
          <table:table-cell office:value-type="float" office:value="0.200899" calcext:value-type="float">
            <text:p>0.200899</text:p>
          </table:table-cell>
          <table:table-cell office:value-type="float" office:value="0.764168" calcext:value-type="float">
            <text:p>0.7641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71" calcext:value-type="float">
            <text:p>0.207671</text:p>
          </table:table-cell>
          <table:table-cell office:value-type="float" office:value="0.19506" calcext:value-type="float">
            <text:p>0.19506</text:p>
          </table:table-cell>
          <table:table-cell office:value-type="float" office:value="0.753883" calcext:value-type="float">
            <text:p>0.7538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83" calcext:value-type="float">
            <text:p>0.210083</text:p>
          </table:table-cell>
          <table:table-cell office:value-type="float" office:value="0.175777" calcext:value-type="float">
            <text:p>0.175777</text:p>
          </table:table-cell>
          <table:table-cell office:value-type="float" office:value="0.733719" calcext:value-type="float">
            <text:p>0.7337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569" calcext:value-type="float">
            <text:p>0.218569</text:p>
          </table:table-cell>
          <table:table-cell office:value-type="float" office:value="0.189451" calcext:value-type="float">
            <text:p>0.189451</text:p>
          </table:table-cell>
          <table:table-cell office:value-type="float" office:value="0.747631" calcext:value-type="float">
            <text:p>0.7476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616" calcext:value-type="float">
            <text:p>0.212616</text:p>
          </table:table-cell>
          <table:table-cell office:value-type="float" office:value="0.177621" calcext:value-type="float">
            <text:p>0.177621</text:p>
          </table:table-cell>
          <table:table-cell office:value-type="float" office:value="0.480772" calcext:value-type="float">
            <text:p>0.4807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408" calcext:value-type="float">
            <text:p>0.220408</text:p>
          </table:table-cell>
          <table:table-cell office:value-type="float" office:value="0.152325" calcext:value-type="float">
            <text:p>0.152325</text:p>
          </table:table-cell>
          <table:table-cell office:value-type="float" office:value="0.749266" calcext:value-type="float">
            <text:p>0.7492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845" calcext:value-type="float">
            <text:p>0.223845</text:p>
          </table:table-cell>
          <table:table-cell office:value-type="float" office:value="0.190002" calcext:value-type="float">
            <text:p>0.190002</text:p>
          </table:table-cell>
          <table:table-cell office:value-type="float" office:value="0.555759" calcext:value-type="float">
            <text:p>0.5557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251" calcext:value-type="float">
            <text:p>0.218251</text:p>
          </table:table-cell>
          <table:table-cell office:value-type="float" office:value="0.175755" calcext:value-type="float">
            <text:p>0.175755</text:p>
          </table:table-cell>
          <table:table-cell office:value-type="float" office:value="0.529568" calcext:value-type="float">
            <text:p>0.5295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636" calcext:value-type="float">
            <text:p>0.12636</text:p>
          </table:table-cell>
          <table:table-cell office:value-type="float" office:value="0.122277" calcext:value-type="float">
            <text:p>0.122277</text:p>
          </table:table-cell>
          <table:table-cell office:value-type="float" office:value="0.582237" calcext:value-type="float">
            <text:p>0.582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918" calcext:value-type="float">
            <text:p>0.217918</text:p>
          </table:table-cell>
          <table:table-cell office:value-type="float" office:value="0.19383" calcext:value-type="float">
            <text:p>0.19383</text:p>
          </table:table-cell>
          <table:table-cell office:value-type="float" office:value="0.626497" calcext:value-type="float">
            <text:p>0.6264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0.18444" calcext:value-type="float">
            <text:p>0.18444</text:p>
          </table:table-cell>
          <table:table-cell office:value-type="float" office:value="0.748148" calcext:value-type="float">
            <text:p>0.7481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8204" calcext:value-type="float">
            <text:p>0.218204</text:p>
          </table:table-cell>
          <table:table-cell office:value-type="float" office:value="0.183345" calcext:value-type="float">
            <text:p>0.183345</text:p>
          </table:table-cell>
          <table:table-cell office:value-type="float" office:value="0.73154" calcext:value-type="float">
            <text:p>0.731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607" calcext:value-type="float">
            <text:p>0.207607</text:p>
          </table:table-cell>
          <table:table-cell office:value-type="float" office:value="0.169743" calcext:value-type="float">
            <text:p>0.169743</text:p>
          </table:table-cell>
          <table:table-cell office:value-type="float" office:value="0.689975" calcext:value-type="float">
            <text:p>0.6899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499" calcext:value-type="float">
            <text:p>0.219499</text:p>
          </table:table-cell>
          <table:table-cell office:value-type="float" office:value="0.147679" calcext:value-type="float">
            <text:p>0.147679</text:p>
          </table:table-cell>
          <table:table-cell office:value-type="float" office:value="0.753034" calcext:value-type="float">
            <text:p>0.7530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15" calcext:value-type="float">
            <text:p>0.212515</text:p>
          </table:table-cell>
          <table:table-cell office:value-type="float" office:value="0.19369" calcext:value-type="float">
            <text:p>0.19369</text:p>
          </table:table-cell>
          <table:table-cell office:value-type="float" office:value="0.677062" calcext:value-type="float">
            <text:p>0.6770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822" calcext:value-type="float">
            <text:p>0.215822</text:p>
          </table:table-cell>
          <table:table-cell office:value-type="float" office:value="0.182146" calcext:value-type="float">
            <text:p>0.182146</text:p>
          </table:table-cell>
          <table:table-cell office:value-type="float" office:value="0.698017" calcext:value-type="float">
            <text:p>0.6980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0937" calcext:value-type="float">
            <text:p>0.130937</text:p>
          </table:table-cell>
          <table:table-cell office:value-type="float" office:value="0.191143" calcext:value-type="float">
            <text:p>0.191143</text:p>
          </table:table-cell>
          <table:table-cell office:value-type="float" office:value="0.580526" calcext:value-type="float">
            <text:p>0.5805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4822" calcext:value-type="float">
            <text:p>0.134822</text:p>
          </table:table-cell>
          <table:table-cell office:value-type="float" office:value="0.199537" calcext:value-type="float">
            <text:p>0.199537</text:p>
          </table:table-cell>
          <table:table-cell office:value-type="float" office:value="0.762291" calcext:value-type="float">
            <text:p>0.762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341" calcext:value-type="float">
            <text:p>0.216341</text:p>
          </table:table-cell>
          <table:table-cell office:value-type="float" office:value="0.157798" calcext:value-type="float">
            <text:p>0.157798</text:p>
          </table:table-cell>
          <table:table-cell office:value-type="float" office:value="0.740344" calcext:value-type="float">
            <text:p>0.7403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773" calcext:value-type="float">
            <text:p>0.216773</text:p>
          </table:table-cell>
          <table:table-cell office:value-type="float" office:value="0.19511" calcext:value-type="float">
            <text:p>0.19511</text:p>
          </table:table-cell>
          <table:table-cell office:value-type="float" office:value="0.738431" calcext:value-type="float">
            <text:p>0.7384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6854" calcext:value-type="float">
            <text:p>0.136854</text:p>
          </table:table-cell>
          <table:table-cell office:value-type="float" office:value="0.178274" calcext:value-type="float">
            <text:p>0.178274</text:p>
          </table:table-cell>
          <table:table-cell office:value-type="float" office:value="0.458855" calcext:value-type="float">
            <text:p>0.4588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207" calcext:value-type="float">
            <text:p>0.224207</text:p>
          </table:table-cell>
          <table:table-cell office:value-type="float" office:value="0.200951" calcext:value-type="float">
            <text:p>0.200951</text:p>
          </table:table-cell>
          <table:table-cell office:value-type="float" office:value="0.736748" calcext:value-type="float">
            <text:p>0.73674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611" calcext:value-type="float">
            <text:p>0.212611</text:p>
          </table:table-cell>
          <table:table-cell office:value-type="float" office:value="0.192349" calcext:value-type="float">
            <text:p>0.192349</text:p>
          </table:table-cell>
          <table:table-cell office:value-type="float" office:value="0.731805" calcext:value-type="float">
            <text:p>0.7318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3633" calcext:value-type="float">
            <text:p>0.203633</text:p>
          </table:table-cell>
          <table:table-cell office:value-type="float" office:value="0.189782" calcext:value-type="float">
            <text:p>0.189782</text:p>
          </table:table-cell>
          <table:table-cell office:value-type="float" office:value="0.739028" calcext:value-type="float">
            <text:p>0.739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702" calcext:value-type="float">
            <text:p>0.189702</text:p>
          </table:table-cell>
          <table:table-cell office:value-type="float" office:value="0.191279" calcext:value-type="float">
            <text:p>0.191279</text:p>
          </table:table-cell>
          <table:table-cell office:value-type="float" office:value="0.733636" calcext:value-type="float">
            <text:p>0.73363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7357" calcext:value-type="float">
            <text:p>0.197357</text:p>
          </table:table-cell>
          <table:table-cell office:value-type="float" office:value="0.191984" calcext:value-type="float">
            <text:p>0.191984</text:p>
          </table:table-cell>
          <table:table-cell office:value-type="float" office:value="0.736482" calcext:value-type="float">
            <text:p>0.736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33335" calcext:value-type="float">
            <text:p>0.233335</text:p>
          </table:table-cell>
          <table:table-cell office:value-type="float" office:value="0.113593" calcext:value-type="float">
            <text:p>0.113593</text:p>
          </table:table-cell>
          <table:table-cell office:value-type="float" office:value="0.705462" calcext:value-type="float">
            <text:p>0.7054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664" calcext:value-type="float">
            <text:p>0.213664</text:p>
          </table:table-cell>
          <table:table-cell office:value-type="float" office:value="0.16387" calcext:value-type="float">
            <text:p>0.16387</text:p>
          </table:table-cell>
          <table:table-cell office:value-type="float" office:value="0.509482" calcext:value-type="float">
            <text:p>0.5094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744" calcext:value-type="float">
            <text:p>0.127744</text:p>
          </table:table-cell>
          <table:table-cell office:value-type="float" office:value="0.120471" calcext:value-type="float">
            <text:p>0.120471</text:p>
          </table:table-cell>
          <table:table-cell office:value-type="float" office:value="0.654696" calcext:value-type="float">
            <text:p>0.6546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0029" calcext:value-type="float">
            <text:p>0.210029</text:p>
          </table:table-cell>
          <table:table-cell office:value-type="float" office:value="0.189446" calcext:value-type="float">
            <text:p>0.189446</text:p>
          </table:table-cell>
          <table:table-cell office:value-type="float" office:value="0.633329" calcext:value-type="float">
            <text:p>0.6333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8684" calcext:value-type="float">
            <text:p>0.168684</text:p>
          </table:table-cell>
          <table:table-cell office:value-type="float" office:value="0.196792" calcext:value-type="float">
            <text:p>0.196792</text:p>
          </table:table-cell>
          <table:table-cell office:value-type="float" office:value="0.78023" calcext:value-type="float">
            <text:p>0.780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837" calcext:value-type="float">
            <text:p>0.219837</text:p>
          </table:table-cell>
          <table:table-cell office:value-type="float" office:value="0.194001" calcext:value-type="float">
            <text:p>0.194001</text:p>
          </table:table-cell>
          <table:table-cell office:value-type="float" office:value="0.728775" calcext:value-type="float">
            <text:p>0.7287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929" calcext:value-type="float">
            <text:p>0.219929</text:p>
          </table:table-cell>
          <table:table-cell office:value-type="float" office:value="0.190905" calcext:value-type="float">
            <text:p>0.190905</text:p>
          </table:table-cell>
          <table:table-cell office:value-type="float" office:value="0.711447" calcext:value-type="float">
            <text:p>0.7114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8242" calcext:value-type="float">
            <text:p>0.188242</text:p>
          </table:table-cell>
          <table:table-cell office:value-type="float" office:value="0.198324" calcext:value-type="float">
            <text:p>0.198324</text:p>
          </table:table-cell>
          <table:table-cell office:value-type="float" office:value="0.684314" calcext:value-type="float">
            <text:p>0.6843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959" calcext:value-type="float">
            <text:p>0.222959</text:p>
          </table:table-cell>
          <table:table-cell office:value-type="float" office:value="0.209131" calcext:value-type="float">
            <text:p>0.209131</text:p>
          </table:table-cell>
          <table:table-cell office:value-type="float" office:value="0.726177" calcext:value-type="float">
            <text:p>0.726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6653" calcext:value-type="float">
            <text:p>0.216653</text:p>
          </table:table-cell>
          <table:table-cell office:value-type="float" office:value="0.191664" calcext:value-type="float">
            <text:p>0.191664</text:p>
          </table:table-cell>
          <table:table-cell office:value-type="float" office:value="0.742622" calcext:value-type="float">
            <text:p>0.7426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791" calcext:value-type="float">
            <text:p>0.20791</text:p>
          </table:table-cell>
          <table:table-cell office:value-type="float" office:value="0.186281" calcext:value-type="float">
            <text:p>0.186281</text:p>
          </table:table-cell>
          <table:table-cell office:value-type="float" office:value="0.695571" calcext:value-type="float">
            <text:p>0.6955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9199" calcext:value-type="float">
            <text:p>0.199199</text:p>
          </table:table-cell>
          <table:table-cell office:value-type="float" office:value="0.191324" calcext:value-type="float">
            <text:p>0.191324</text:p>
          </table:table-cell>
          <table:table-cell office:value-type="float" office:value="0.708241" calcext:value-type="float">
            <text:p>0.7082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3423" calcext:value-type="float">
            <text:p>0.123423</text:p>
          </table:table-cell>
          <table:table-cell office:value-type="float" office:value="0.191986" calcext:value-type="float">
            <text:p>0.191986</text:p>
          </table:table-cell>
          <table:table-cell office:value-type="float" office:value="0.719905" calcext:value-type="float">
            <text:p>0.7199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057" calcext:value-type="float">
            <text:p>0.206057</text:p>
          </table:table-cell>
          <table:table-cell office:value-type="float" office:value="0.193182" calcext:value-type="float">
            <text:p>0.193182</text:p>
          </table:table-cell>
          <table:table-cell office:value-type="float" office:value="0.733968" calcext:value-type="float">
            <text:p>0.7339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748" calcext:value-type="float">
            <text:p>0.202748</text:p>
          </table:table-cell>
          <table:table-cell office:value-type="float" office:value="0.193097" calcext:value-type="float">
            <text:p>0.193097</text:p>
          </table:table-cell>
          <table:table-cell office:value-type="float" office:value="0.713632" calcext:value-type="float">
            <text:p>0.7136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149" calcext:value-type="float">
            <text:p>0.220149</text:p>
          </table:table-cell>
          <table:table-cell office:value-type="float" office:value="0.17598" calcext:value-type="float">
            <text:p>0.17598</text:p>
          </table:table-cell>
          <table:table-cell office:value-type="float" office:value="0.738227" calcext:value-type="float">
            <text:p>0.7382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0.114927" calcext:value-type="float">
            <text:p>0.114927</text:p>
          </table:table-cell>
          <table:table-cell office:value-type="float" office:value="0.753762" calcext:value-type="float">
            <text:p>0.753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178352" calcext:value-type="float">
            <text:p>0.178352</text:p>
          </table:table-cell>
          <table:table-cell office:value-type="float" office:value="0.488309" calcext:value-type="float">
            <text:p>0.4883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8479" calcext:value-type="float">
            <text:p>0.198479</text:p>
          </table:table-cell>
          <table:table-cell office:value-type="float" office:value="0.15785" calcext:value-type="float">
            <text:p>0.15785</text:p>
          </table:table-cell>
          <table:table-cell office:value-type="float" office:value="0.724519" calcext:value-type="float">
            <text:p>0.7245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9543" calcext:value-type="float">
            <text:p>0.219543</text:p>
          </table:table-cell>
          <table:table-cell office:value-type="float" office:value="0.196732" calcext:value-type="float">
            <text:p>0.196732</text:p>
          </table:table-cell>
          <table:table-cell office:value-type="float" office:value="0.712512" calcext:value-type="float">
            <text:p>0.7125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69579" calcext:value-type="float">
            <text:p>0.269579</text:p>
          </table:table-cell>
          <table:table-cell office:value-type="float" office:value="0.197657" calcext:value-type="float">
            <text:p>0.197657</text:p>
          </table:table-cell>
          <table:table-cell office:value-type="float" office:value="0.714485" calcext:value-type="float">
            <text:p>0.7144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7119" calcext:value-type="float">
            <text:p>0.127119</text:p>
          </table:table-cell>
          <table:table-cell office:value-type="float" office:value="0.178561" calcext:value-type="float">
            <text:p>0.178561</text:p>
          </table:table-cell>
          <table:table-cell office:value-type="float" office:value="0.562996" calcext:value-type="float">
            <text:p>0.5629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2609" calcext:value-type="float">
            <text:p>0.202609</text:p>
          </table:table-cell>
          <table:table-cell office:value-type="float" office:value="0.122789" calcext:value-type="float">
            <text:p>0.122789</text:p>
          </table:table-cell>
          <table:table-cell office:value-type="float" office:value="0.721989" calcext:value-type="float">
            <text:p>0.7219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4746" calcext:value-type="float">
            <text:p>0.204746</text:p>
          </table:table-cell>
          <table:table-cell office:value-type="float" office:value="0.177942" calcext:value-type="float">
            <text:p>0.177942</text:p>
          </table:table-cell>
          <table:table-cell office:value-type="float" office:value="0.741962" calcext:value-type="float">
            <text:p>0.7419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802" calcext:value-type="float">
            <text:p>0.196802</text:p>
          </table:table-cell>
          <table:table-cell office:value-type="float" office:value="0.176914" calcext:value-type="float">
            <text:p>0.176914</text:p>
          </table:table-cell>
          <table:table-cell office:value-type="float" office:value="0.716864" calcext:value-type="float">
            <text:p>0.7168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152" calcext:value-type="float">
            <text:p>0.196152</text:p>
          </table:table-cell>
          <table:table-cell office:value-type="float" office:value="0.153721" calcext:value-type="float">
            <text:p>0.153721</text:p>
          </table:table-cell>
          <table:table-cell office:value-type="float" office:value="0.47067" calcext:value-type="float">
            <text:p>0.470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561" calcext:value-type="float">
            <text:p>0.212561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672902" calcext:value-type="float">
            <text:p>0.6729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9075" calcext:value-type="float">
            <text:p>0.29075</text:p>
          </table:table-cell>
          <table:table-cell office:value-type="float" office:value="0.20076" calcext:value-type="float">
            <text:p>0.20076</text:p>
          </table:table-cell>
          <table:table-cell office:value-type="float" office:value="0.723118" calcext:value-type="float">
            <text:p>0.7231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612" calcext:value-type="float">
            <text:p>0.224612</text:p>
          </table:table-cell>
          <table:table-cell office:value-type="float" office:value="0.196102" calcext:value-type="float">
            <text:p>0.196102</text:p>
          </table:table-cell>
          <table:table-cell office:value-type="float" office:value="0.716395" calcext:value-type="float">
            <text:p>0.7163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897" calcext:value-type="float">
            <text:p>0.20897</text:p>
          </table:table-cell>
          <table:table-cell office:value-type="float" office:value="0.191878" calcext:value-type="float">
            <text:p>0.191878</text:p>
          </table:table-cell>
          <table:table-cell office:value-type="float" office:value="0.635783" calcext:value-type="float">
            <text:p>0.6357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917" calcext:value-type="float">
            <text:p>0.217917</text:p>
          </table:table-cell>
          <table:table-cell office:value-type="float" office:value="0.188712" calcext:value-type="float">
            <text:p>0.188712</text:p>
          </table:table-cell>
          <table:table-cell office:value-type="float" office:value="0.737949" calcext:value-type="float">
            <text:p>0.7379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323" calcext:value-type="float">
            <text:p>0.225323</text:p>
          </table:table-cell>
          <table:table-cell office:value-type="float" office:value="0.185025" calcext:value-type="float">
            <text:p>0.185025</text:p>
          </table:table-cell>
          <table:table-cell office:value-type="float" office:value="0.72612" calcext:value-type="float">
            <text:p>0.726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215" calcext:value-type="float">
            <text:p>0.217215</text:p>
          </table:table-cell>
          <table:table-cell office:value-type="float" office:value="0.198014" calcext:value-type="float">
            <text:p>0.198014</text:p>
          </table:table-cell>
          <table:table-cell office:value-type="float" office:value="0.719033" calcext:value-type="float">
            <text:p>0.7190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979" calcext:value-type="float">
            <text:p>0.224979</text:p>
          </table:table-cell>
          <table:table-cell office:value-type="float" office:value="0.115168" calcext:value-type="float">
            <text:p>0.115168</text:p>
          </table:table-cell>
          <table:table-cell office:value-type="float" office:value="0.71762" calcext:value-type="float">
            <text:p>0.71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8337" calcext:value-type="float">
            <text:p>0.128337</text:p>
          </table:table-cell>
          <table:table-cell office:value-type="float" office:value="0.19091" calcext:value-type="float">
            <text:p>0.19091</text:p>
          </table:table-cell>
          <table:table-cell office:value-type="float" office:value="0.736125" calcext:value-type="float">
            <text:p>0.7361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96416" calcext:value-type="float">
            <text:p>0.196416</text:p>
          </table:table-cell>
          <table:table-cell office:value-type="float" office:value="0.180091" calcext:value-type="float">
            <text:p>0.180091</text:p>
          </table:table-cell>
          <table:table-cell office:value-type="float" office:value="0.744547" calcext:value-type="float">
            <text:p>0.7445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1024" calcext:value-type="float">
            <text:p>0.221024</text:p>
          </table:table-cell>
          <table:table-cell office:value-type="float" office:value="0.178978" calcext:value-type="float">
            <text:p>0.178978</text:p>
          </table:table-cell>
          <table:table-cell office:value-type="float" office:value="0.666312" calcext:value-type="float">
            <text:p>0.6663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391" calcext:value-type="float">
            <text:p>0.224391</text:p>
          </table:table-cell>
          <table:table-cell office:value-type="float" office:value="0.163729" calcext:value-type="float">
            <text:p>0.163729</text:p>
          </table:table-cell>
          <table:table-cell office:value-type="float" office:value="0.753354" calcext:value-type="float">
            <text:p>0.7533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638" calcext:value-type="float">
            <text:p>0.129638</text:p>
          </table:table-cell>
          <table:table-cell office:value-type="float" office:value="0.192517" calcext:value-type="float">
            <text:p>0.192517</text:p>
          </table:table-cell>
          <table:table-cell office:value-type="float" office:value="0.69894" calcext:value-type="float">
            <text:p>0.69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5057" calcext:value-type="float">
            <text:p>0.185057</text:p>
          </table:table-cell>
          <table:table-cell office:value-type="float" office:value="0.18774" calcext:value-type="float">
            <text:p>0.18774</text:p>
          </table:table-cell>
          <table:table-cell office:value-type="float" office:value="0.748862" calcext:value-type="float">
            <text:p>0.748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799" calcext:value-type="float">
            <text:p>0.217799</text:p>
          </table:table-cell>
          <table:table-cell office:value-type="float" office:value="0.195773" calcext:value-type="float">
            <text:p>0.195773</text:p>
          </table:table-cell>
          <table:table-cell office:value-type="float" office:value="0.736477" calcext:value-type="float">
            <text:p>0.736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6257" calcext:value-type="float">
            <text:p>0.206257</text:p>
          </table:table-cell>
          <table:table-cell office:value-type="float" office:value="0.197416" calcext:value-type="float">
            <text:p>0.197416</text:p>
          </table:table-cell>
          <table:table-cell office:value-type="float" office:value="0.731122" calcext:value-type="float">
            <text:p>0.7311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954" calcext:value-type="float">
            <text:p>0.223954</text:p>
          </table:table-cell>
          <table:table-cell office:value-type="float" office:value="0.193353" calcext:value-type="float">
            <text:p>0.193353</text:p>
          </table:table-cell>
          <table:table-cell office:value-type="float" office:value="0.713358" calcext:value-type="float">
            <text:p>0.7133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45711" calcext:value-type="float">
            <text:p>0.145711</text:p>
          </table:table-cell>
          <table:table-cell office:value-type="float" office:value="0.197407" calcext:value-type="float">
            <text:p>0.197407</text:p>
          </table:table-cell>
          <table:table-cell office:value-type="float" office:value="0.717011" calcext:value-type="float">
            <text:p>0.7170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5015" calcext:value-type="float">
            <text:p>0.225015</text:p>
          </table:table-cell>
          <table:table-cell office:value-type="float" office:value="0.190354" calcext:value-type="float">
            <text:p>0.190354</text:p>
          </table:table-cell>
          <table:table-cell office:value-type="float" office:value="0.867254" calcext:value-type="float">
            <text:p>0.8672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765" calcext:value-type="float">
            <text:p>0.215765</text:p>
          </table:table-cell>
          <table:table-cell office:value-type="float" office:value="0.187101" calcext:value-type="float">
            <text:p>0.187101</text:p>
          </table:table-cell>
          <table:table-cell office:value-type="float" office:value="0.682394" calcext:value-type="float">
            <text:p>0.6823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31554" calcext:value-type="float">
            <text:p>0.131554</text:p>
          </table:table-cell>
          <table:table-cell office:value-type="float" office:value="0.181052" calcext:value-type="float">
            <text:p>0.181052</text:p>
          </table:table-cell>
          <table:table-cell office:value-type="float" office:value="0.688569" calcext:value-type="float">
            <text:p>0.6885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44334" calcext:value-type="float">
            <text:p>0.244334</text:p>
          </table:table-cell>
          <table:table-cell office:value-type="float" office:value="0.114215" calcext:value-type="float">
            <text:p>0.114215</text:p>
          </table:table-cell>
          <table:table-cell office:value-type="float" office:value="0.731749" calcext:value-type="float">
            <text:p>0.7317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7984" calcext:value-type="float">
            <text:p>0.227984</text:p>
          </table:table-cell>
          <table:table-cell office:value-type="float" office:value="0.192924" calcext:value-type="float">
            <text:p>0.192924</text:p>
          </table:table-cell>
          <table:table-cell office:value-type="float" office:value="0.734177" calcext:value-type="float">
            <text:p>0.7341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466" calcext:value-type="float">
            <text:p>0.200466</text:p>
          </table:table-cell>
          <table:table-cell office:value-type="float" office:value="0.184399" calcext:value-type="float">
            <text:p>0.184399</text:p>
          </table:table-cell>
          <table:table-cell office:value-type="float" office:value="0.756029" calcext:value-type="float">
            <text:p>0.7560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137" calcext:value-type="float">
            <text:p>0.215137</text:p>
          </table:table-cell>
          <table:table-cell office:value-type="float" office:value="0.188066" calcext:value-type="float">
            <text:p>0.188066</text:p>
          </table:table-cell>
          <table:table-cell office:value-type="float" office:value="0.736083" calcext:value-type="float">
            <text:p>0.7360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2019" calcext:value-type="float">
            <text:p>0.222019</text:p>
          </table:table-cell>
          <table:table-cell office:value-type="float" office:value="0.19101" calcext:value-type="float">
            <text:p>0.19101</text:p>
          </table:table-cell>
          <table:table-cell office:value-type="float" office:value="0.774466" calcext:value-type="float">
            <text:p>0.77446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193" calcext:value-type="float">
            <text:p>0.201193</text:p>
          </table:table-cell>
          <table:table-cell office:value-type="float" office:value="0.191867" calcext:value-type="float">
            <text:p>0.191867</text:p>
          </table:table-cell>
          <table:table-cell office:value-type="float" office:value="0.636538" calcext:value-type="float">
            <text:p>0.6365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0721" calcext:value-type="float">
            <text:p>0.220721</text:p>
          </table:table-cell>
          <table:table-cell office:value-type="float" office:value="0.193521" calcext:value-type="float">
            <text:p>0.193521</text:p>
          </table:table-cell>
          <table:table-cell office:value-type="float" office:value="0.746868" calcext:value-type="float">
            <text:p>0.7468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3034" calcext:value-type="float">
            <text:p>0.223034</text:p>
          </table:table-cell>
          <table:table-cell office:value-type="float" office:value="0.114629" calcext:value-type="float">
            <text:p>0.114629</text:p>
          </table:table-cell>
          <table:table-cell office:value-type="float" office:value="0.714121" calcext:value-type="float">
            <text:p>0.7141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7683" calcext:value-type="float">
            <text:p>0.217683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67687" calcext:value-type="float">
            <text:p>0.676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357" calcext:value-type="float">
            <text:p>0.21357</text:p>
          </table:table-cell>
          <table:table-cell office:value-type="float" office:value="0.177987" calcext:value-type="float">
            <text:p>0.177987</text:p>
          </table:table-cell>
          <table:table-cell office:value-type="float" office:value="0.73476" calcext:value-type="float">
            <text:p>0.734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0563" calcext:value-type="float">
            <text:p>0.200563</text:p>
          </table:table-cell>
          <table:table-cell office:value-type="float" office:value="0.175036" calcext:value-type="float">
            <text:p>0.175036</text:p>
          </table:table-cell>
          <table:table-cell office:value-type="float" office:value="0.458093" calcext:value-type="float">
            <text:p>0.4580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29688" calcext:value-type="float">
            <text:p>0.129688</text:p>
          </table:table-cell>
          <table:table-cell office:value-type="float" office:value="0.191973" calcext:value-type="float">
            <text:p>0.191973</text:p>
          </table:table-cell>
          <table:table-cell office:value-type="float" office:value="0.477959" calcext:value-type="float">
            <text:p>0.4779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2157" calcext:value-type="float">
            <text:p>0.212157</text:p>
          </table:table-cell>
          <table:table-cell office:value-type="float" office:value="0.197856" calcext:value-type="float">
            <text:p>0.197856</text:p>
          </table:table-cell>
          <table:table-cell office:value-type="float" office:value="0.749141" calcext:value-type="float">
            <text:p>0.7491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01194" calcext:value-type="float">
            <text:p>0.201194</text:p>
          </table:table-cell>
          <table:table-cell office:value-type="float" office:value="0.197021" calcext:value-type="float">
            <text:p>0.197021</text:p>
          </table:table-cell>
          <table:table-cell office:value-type="float" office:value="0.734629" calcext:value-type="float">
            <text:p>0.7346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5815" calcext:value-type="float">
            <text:p>0.215815</text:p>
          </table:table-cell>
          <table:table-cell office:value-type="float" office:value="0.188509" calcext:value-type="float">
            <text:p>0.188509</text:p>
          </table:table-cell>
          <table:table-cell office:value-type="float" office:value="0.735871" calcext:value-type="float">
            <text:p>0.7358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24198" calcext:value-type="float">
            <text:p>0.224198</text:p>
          </table:table-cell>
          <table:table-cell office:value-type="float" office:value="0.112333" calcext:value-type="float">
            <text:p>0.112333</text:p>
          </table:table-cell>
          <table:table-cell office:value-type="float" office:value="0.730978" calcext:value-type="float">
            <text:p>0.7309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89412" calcext:value-type="float">
            <text:p>0.18941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.729297" calcext:value-type="float">
            <text:p>0.7292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16297" calcext:value-type="float">
            <text:p>0.16297</text:p>
          </table:table-cell>
          <table:table-cell office:value-type="float" office:value="0.113724" calcext:value-type="float">
            <text:p>0.113724</text:p>
          </table:table-cell>
          <table:table-cell office:value-type="float" office:value="0.428894" calcext:value-type="float">
            <text:p>0.4288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214664" calcext:value-type="float">
            <text:p>0.214664</text:p>
          </table:table-cell>
          <table:table-cell office:value-type="float" office:value="0.194666" calcext:value-type="float">
            <text:p>0.194666</text:p>
          </table:table-cell>
          <table:table-cell office:value-type="float" office:value="0.413204" calcext:value-type="float">
            <text:p>0.4132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311909" calcext:value-type="float">
            <text:p>0.311909</text:p>
          </table:table-cell>
          <table:table-cell office:value-type="float" office:value="0.17939" calcext:value-type="float">
            <text:p>0.17939</text:p>
          </table:table-cell>
          <table:table-cell office:value-type="float" office:value="0.429788" calcext:value-type="float">
            <text:p>0.4297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51])" office:value-type="float" office:value="0.208375" calcext:value-type="float">
            <text:p>0.208375</text:p>
          </table:table-cell>
          <table:table-cell table:formula="of:=MEDIAN([.C2:.C151])" office:value-type="float" office:value="0.187903" calcext:value-type="float">
            <text:p>0.187903</text:p>
          </table:table-cell>
          <table:table-cell table:formula="of:=MEDIAN([.D2:.D151])" office:value-type="float" office:value="0.724997" calcext:value-type="float">
            <text:p>0.7249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/00/0000</text:date>, <text:time style:data-style-name="N2" text:time-value="02:19:57.7284880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9T02:38:37.307804309</dc:date>
    <dc:creator>Luiz </dc:creator>
    <meta:editing-duration>PT30M15S</meta:editing-duration>
    <meta:editing-cycles>4</meta:editing-cycles>
    <meta:generator>LibreOffice/5.0.2.2$Linux_X86_64 LibreOffice_project/37b43f919e4de5eeaca9b9755ed688758a8251fe</meta:generator>
    <meta:document-statistic meta:table-count="11" meta:cell-count="612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471cm" svg:height="19.629cm" xlink:href=".." xlink:type="simple" chart:class="chart:bar" chart:style-name="ch1">
        <chart:title svg:x="12.29cm" svg:y="0.528cm" chart:style-name="ch2">
          <text:p>Estimativa de tempo de busca por pacote</text:p>
        </chart:title>
        <chart:legend chart:legend-position="end" svg:x="30.911cm" svg:y="8.961cm" style:legend-expansion="high" chart:style-name="ch3"/>
        <chart:plot-area chart:style-name="ch4" table:cell-range-address="Resultados.A1:Resultados.D11" chart:data-source-has-labels="both" svg:x="1.744cm" svg:y="1.731cm" svg:width="28.498cm" svg:height="16.46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1cm" svg:y="1.731cm" svg:width="27.316cm" svg:height="15.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14.666cm" svg:y="18.584cm" chart:style-name="ch6">
              <text:p>Busca realizada</text:p>
            </chart:title>
            <chart:categories table:cell-range-address="Resultados.A2:Resultados.A11"/>
          </chart:axis>
          <chart:axis chart:dimension="y" chart:name="primary-y" chart:style-name="ch7">
            <chart:title svg:x="0.451cm" svg:y="10.77cm" chart:style-name="ch8">
              <text:p>Tempo [s]</text:p>
            </chart:title>
            <chart:grid chart:style-name="ch9" chart:class="major"/>
            <chart:grid chart:style-name="ch10" chart:class="minor"/>
          </chart:axis>
          <chart:axis chart:dimension="z" chart:name="primary-z" chart:style-name="ch5"/>
          <chart:series chart:style-name="ch11" chart:values-cell-range-address="Resultados.B2:Resultados.B11" chart:label-cell-address="Resultados.B1:Resultados.B1" chart:class="chart:bar">
            <chart:data-point chart:repeated="10"/>
          </chart:series>
          <chart:series chart:style-name="ch12" chart:values-cell-range-address="Resultados.C2:Resultados.C11" chart:label-cell-address="Resultados.C1:Resultados.C1" chart:class="chart:bar">
            <chart:data-point chart:repeated="10"/>
          </chart:series>
          <chart:series chart:style-name="ch13" chart:values-cell-range-address="Resultados.D2:Resultados.D11" chart:label-cell-address="Resultados.D1:Resultados.D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bin-Karp</text:p>
                <draw:g>
                  <svg:desc>Resultados.B1:Resultados.B1</svg:desc>
                </draw:g>
              </table:table-cell>
              <table:table-cell office:value-type="string">
                <text:p>KMP</text:p>
                <draw:g>
                  <svg:desc>Resultados.C1:Resultados.C1</svg:desc>
                </draw:g>
              </table:table-cell>
              <table:table-cell office:value-type="string">
                <text:p>Original</text:p>
                <draw:g>
                  <svg:desc>Resultados.D1:Resultad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refox</text:p>
                <draw:g>
                  <svg:desc>Resultados.A2:Resultados.A11</svg:desc>
                </draw:g>
              </table:table-cell>
              <table:table-cell office:value-type="float" office:value="0.185137">
                <text:p>0.185137</text:p>
                <draw:g>
                  <svg:desc>Resultados.B2:Resultados.B11</svg:desc>
                </draw:g>
              </table:table-cell>
              <table:table-cell office:value-type="float" office:value="0.2033295">
                <text:p>0.2033295</text:p>
                <draw:g>
                  <svg:desc>Resultados.C2:Resultados.C11</svg:desc>
                </draw:g>
              </table:table-cell>
              <table:table-cell office:value-type="float" office:value="0.6060705">
                <text:p>0.6060705</text:p>
                <draw:g>
                  <svg:desc>Resultados.D2:Resultados.D11</svg:desc>
                </draw:g>
              </table:table-cell>
            </table:table-row>
            <table:table-row>
              <table:table-cell office:value-type="string">
                <text:p>Firefoxy</text:p>
              </table:table-cell>
              <table:table-cell office:value-type="float" office:value="0.0942169">
                <text:p>0.0942169</text:p>
              </table:table-cell>
              <table:table-cell office:value-type="float" office:value="0.1020255">
                <text:p>0.1020255</text:p>
              </table:table-cell>
              <table:table-cell office:value-type="float" office:value="0.3194765">
                <text:p>0.3194765</text:p>
              </table:table-cell>
            </table:table-row>
            <table:table-row>
              <table:table-cell office:value-type="string">
                <text:p>Goo</text:p>
              </table:table-cell>
              <table:table-cell office:value-type="float" office:value="0.1885775">
                <text:p>0.1885775</text:p>
              </table:table-cell>
              <table:table-cell office:value-type="float" office:value="0.1892405">
                <text:p>0.1892405</text:p>
              </table:table-cell>
              <table:table-cell office:value-type="float" office:value="0.672021">
                <text:p>0.672021</text:p>
              </table:table-cell>
            </table:table-row>
            <table:table-row>
              <table:table-cell office:value-type="string">
                <text:p>Gyt</text:p>
              </table:table-cell>
              <table:table-cell office:value-type="float" office:value="0.191149">
                <text:p>0.191149</text:p>
              </table:table-cell>
              <table:table-cell office:value-type="float" office:value="0.201383">
                <text:p>0.201383</text:p>
              </table:table-cell>
              <table:table-cell office:value-type="float" office:value="0.6305345">
                <text:p>0.6305345</text:p>
              </table:table-cell>
            </table:table-row>
            <table:table-row>
              <table:table-cell office:value-type="string">
                <text:p>Texlive</text:p>
              </table:table-cell>
              <table:table-cell office:value-type="float" office:value="0.187903">
                <text:p>0.187903</text:p>
              </table:table-cell>
              <table:table-cell office:value-type="float" office:value="0.208375">
                <text:p>0.208375</text:p>
              </table:table-cell>
              <table:table-cell office:value-type="float" office:value="0.724997">
                <text:p>0.724997</text:p>
              </table:table-cell>
            </table:table-row>
            <table:table-row>
              <table:table-cell office:value-type="string">
                <text:p>Latexy</text:p>
              </table:table-cell>
              <table:table-cell office:value-type="float" office:value="0.1845915">
                <text:p>0.1845915</text:p>
              </table:table-cell>
              <table:table-cell office:value-type="float" office:value="0.1995145">
                <text:p>0.1995145</text:p>
              </table:table-cell>
              <table:table-cell office:value-type="float" office:value="0.652012">
                <text:p>0.652012</text:p>
              </table:table-cell>
            </table:table-row>
            <table:table-row>
              <table:table-cell office:value-type="string">
                <text:p>Libreoffice</text:p>
              </table:table-cell>
              <table:table-cell office:value-type="float" office:value="0.1880015">
                <text:p>0.1880015</text:p>
              </table:table-cell>
              <table:table-cell office:value-type="float" office:value="0.21034">
                <text:p>0.21034</text:p>
              </table:table-cell>
              <table:table-cell office:value-type="float" office:value="0.6601625">
                <text:p>0.6601625</text:p>
              </table:table-cell>
            </table:table-row>
            <table:table-row>
              <table:table-cell office:value-type="string">
                <text:p>Libreoice</text:p>
              </table:table-cell>
              <table:table-cell office:value-type="float" office:value="0.1902235">
                <text:p>0.1902235</text:p>
              </table:table-cell>
              <table:table-cell office:value-type="float" office:value="0.198863">
                <text:p>0.198863</text:p>
              </table:table-cell>
              <table:table-cell office:value-type="float" office:value="0.6394815">
                <text:p>0.6394815</text:p>
              </table:table-cell>
            </table:table-row>
            <table:table-row>
              <table:table-cell office:value-type="string">
                <text:p>Qtdeclarative</text:p>
              </table:table-cell>
              <table:table-cell office:value-type="float" office:value="0.0955506">
                <text:p>0.0955506</text:p>
              </table:table-cell>
              <table:table-cell office:value-type="float" office:value="0.1010705">
                <text:p>0.1010705</text:p>
              </table:table-cell>
              <table:table-cell office:value-type="float" office:value="0.291702">
                <text:p>0.291702</text:p>
              </table:table-cell>
            </table:table-row>
            <table:table-row>
              <table:table-cell office:value-type="string">
                <text:p>Qwerty</text:p>
              </table:table-cell>
              <table:table-cell office:value-type="float" office:value="0.0972092">
                <text:p>0.0972092</text:p>
              </table:table-cell>
              <table:table-cell office:value-type="float" office:value="0.102946">
                <text:p>0.102946</text:p>
              </table:table-cell>
              <table:table-cell office:value-type="float" office:value="0.3011365">
                <text:p>0.30113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qtdeclarative.B1:qtdeclarative.D151" chart:data-source-has-labels="row" svg:x="0.754cm" svg:y="0.423cm" svg:width="33.747cm" svg:height="20.316cm">
          <chartooo:coordinate-region svg:x="1.707cm" svg:y="0.559cm" svg:width="32.794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tdeclarative.B2:qtdeclarative.B151" chart:label-cell-address="qtdeclarative.B1:qtdeclarative.B1" chart:class="chart:line">
            <chart:data-point chart:repeated="150"/>
          </chart:series>
          <chart:series chart:style-name="ch7" chart:values-cell-range-address="qtdeclarative.C2:qtdeclarative.C151" chart:label-cell-address="qtdeclarative.C1:qtdeclarative.C1" chart:class="chart:line">
            <chart:data-point chart:repeated="150"/>
          </chart:series>
          <chart:series chart:style-name="ch8" chart:values-cell-range-address="qtdeclarative.D2:qtdeclarative.D151" chart:label-cell-address="qtdeclarative.D1:qtdeclarative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qtdeclarative.B1:qtdeclarative.B1</svg:desc>
                </draw:g>
              </table:table-cell>
              <table:table-cell office:value-type="string">
                <text:p>rk</text:p>
                <draw:g>
                  <svg:desc>qtdeclarative.C1:qtdeclarative.C1</svg:desc>
                </draw:g>
              </table:table-cell>
              <table:table-cell office:value-type="string">
                <text:p>original</text:p>
                <draw:g>
                  <svg:desc>qtdeclarative.D1:qtdeclarativ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9641">
                <text:p>0.149641</text:p>
                <draw:g>
                  <svg:desc>qtdeclarative.B2:qtdeclarative.B151</svg:desc>
                </draw:g>
              </table:table-cell>
              <table:table-cell office:value-type="float" office:value="0.111377">
                <text:p>0.111377</text:p>
                <draw:g>
                  <svg:desc>qtdeclarative.C2:qtdeclarative.C151</svg:desc>
                </draw:g>
              </table:table-cell>
              <table:table-cell office:value-type="float" office:value="0.446554">
                <text:p>0.446554</text:p>
                <draw:g>
                  <svg:desc>qtdeclarative.D2:qtdeclarative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376">
                <text:p>0.106376</text:p>
              </table:table-cell>
              <table:table-cell office:value-type="float" office:value="0.100128">
                <text:p>0.100128</text:p>
              </table:table-cell>
              <table:table-cell office:value-type="float" office:value="0.467683">
                <text:p>0.467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25">
                <text:p>0.107025</text:p>
              </table:table-cell>
              <table:table-cell office:value-type="float" office:value="0.0991921">
                <text:p>0.0991921</text:p>
              </table:table-cell>
              <table:table-cell office:value-type="float" office:value="0.319973">
                <text:p>0.319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6512">
                <text:p>0.106512</text:p>
              </table:table-cell>
              <table:table-cell office:value-type="float" office:value="0.0975165">
                <text:p>0.0975165</text:p>
              </table:table-cell>
              <table:table-cell office:value-type="float" office:value="0.294705">
                <text:p>0.294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90056">
                <text:p>0.0990056</text:p>
              </table:table-cell>
              <table:table-cell office:value-type="float" office:value="0.0970943">
                <text:p>0.0970943</text:p>
              </table:table-cell>
              <table:table-cell office:value-type="float" office:value="0.299082">
                <text:p>0.2990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253">
                <text:p>0.100253</text:p>
              </table:table-cell>
              <table:table-cell office:value-type="float" office:value="0.0962427">
                <text:p>0.0962427</text:p>
              </table:table-cell>
              <table:table-cell office:value-type="float" office:value="0.321307">
                <text:p>0.321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2597">
                <text:p>0.102597</text:p>
              </table:table-cell>
              <table:table-cell office:value-type="float" office:value="0.0975257">
                <text:p>0.0975257</text:p>
              </table:table-cell>
              <table:table-cell office:value-type="float" office:value="0.300629">
                <text:p>0.300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421">
                <text:p>0.103421</text:p>
              </table:table-cell>
              <table:table-cell office:value-type="float" office:value="0.098738">
                <text:p>0.098738</text:p>
              </table:table-cell>
              <table:table-cell office:value-type="float" office:value="0.297564">
                <text:p>0.2975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1105">
                <text:p>0.101105</text:p>
              </table:table-cell>
              <table:table-cell office:value-type="float" office:value="0.0954445">
                <text:p>0.0954445</text:p>
              </table:table-cell>
              <table:table-cell office:value-type="float" office:value="0.292811">
                <text:p>0.2928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0336">
                <text:p>0.100336</text:p>
              </table:table-cell>
              <table:table-cell office:value-type="float" office:value="0.0971504">
                <text:p>0.0971504</text:p>
              </table:table-cell>
              <table:table-cell office:value-type="float" office:value="0.326078">
                <text:p>0.3260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712">
                <text:p>0.101712</text:p>
              </table:table-cell>
              <table:table-cell office:value-type="float" office:value="0.0968709">
                <text:p>0.0968709</text:p>
              </table:table-cell>
              <table:table-cell office:value-type="float" office:value="0.292475">
                <text:p>0.292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063">
                <text:p>0.10063</text:p>
              </table:table-cell>
              <table:table-cell office:value-type="float" office:value="0.0957775">
                <text:p>0.0957775</text:p>
              </table:table-cell>
              <table:table-cell office:value-type="float" office:value="0.298264">
                <text:p>0.298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1628">
                <text:p>0.101628</text:p>
              </table:table-cell>
              <table:table-cell office:value-type="float" office:value="0.0967732">
                <text:p>0.0967732</text:p>
              </table:table-cell>
              <table:table-cell office:value-type="float" office:value="0.294141">
                <text:p>0.2941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0123">
                <text:p>0.100123</text:p>
              </table:table-cell>
              <table:table-cell office:value-type="float" office:value="0.0959911">
                <text:p>0.0959911</text:p>
              </table:table-cell>
              <table:table-cell office:value-type="float" office:value="0.29652">
                <text:p>0.29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169">
                <text:p>0.10169</text:p>
              </table:table-cell>
              <table:table-cell office:value-type="float" office:value="0.0954369">
                <text:p>0.0954369</text:p>
              </table:table-cell>
              <table:table-cell office:value-type="float" office:value="0.291791">
                <text:p>0.291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152">
                <text:p>0.10152</text:p>
              </table:table-cell>
              <table:table-cell office:value-type="float" office:value="0.0960952">
                <text:p>0.0960952</text:p>
              </table:table-cell>
              <table:table-cell office:value-type="float" office:value="0.291727">
                <text:p>0.291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9172">
                <text:p>0.099172</text:p>
              </table:table-cell>
              <table:table-cell office:value-type="float" office:value="0.0974159">
                <text:p>0.0974159</text:p>
              </table:table-cell>
              <table:table-cell office:value-type="float" office:value="0.276495">
                <text:p>0.276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72">
                <text:p>0.101072</text:p>
              </table:table-cell>
              <table:table-cell office:value-type="float" office:value="0.0959719">
                <text:p>0.0959719</text:p>
              </table:table-cell>
              <table:table-cell office:value-type="float" office:value="0.296127">
                <text:p>0.2961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0025">
                <text:p>0.100025</text:p>
              </table:table-cell>
              <table:table-cell office:value-type="float" office:value="0.0977859">
                <text:p>0.0977859</text:p>
              </table:table-cell>
              <table:table-cell office:value-type="float" office:value="0.294701">
                <text:p>0.294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627">
                <text:p>0.101627</text:p>
              </table:table-cell>
              <table:table-cell office:value-type="float" office:value="0.0955881">
                <text:p>0.0955881</text:p>
              </table:table-cell>
              <table:table-cell office:value-type="float" office:value="0.286478">
                <text:p>0.2864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2675">
                <text:p>0.102675</text:p>
              </table:table-cell>
              <table:table-cell office:value-type="float" office:value="0.0951913">
                <text:p>0.0951913</text:p>
              </table:table-cell>
              <table:table-cell office:value-type="float" office:value="0.294845">
                <text:p>0.294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1217">
                <text:p>0.101217</text:p>
              </table:table-cell>
              <table:table-cell office:value-type="float" office:value="0.0973734">
                <text:p>0.0973734</text:p>
              </table:table-cell>
              <table:table-cell office:value-type="float" office:value="0.289885">
                <text:p>0.2898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0971">
                <text:p>0.100971</text:p>
              </table:table-cell>
              <table:table-cell office:value-type="float" office:value="0.0969583">
                <text:p>0.0969583</text:p>
              </table:table-cell>
              <table:table-cell office:value-type="float" office:value="0.295389">
                <text:p>0.295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904">
                <text:p>0.101904</text:p>
              </table:table-cell>
              <table:table-cell office:value-type="float" office:value="0.0969625">
                <text:p>0.0969625</text:p>
              </table:table-cell>
              <table:table-cell office:value-type="float" office:value="0.298296">
                <text:p>0.298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0307">
                <text:p>0.0990307</text:p>
              </table:table-cell>
              <table:table-cell office:value-type="float" office:value="0.0952301">
                <text:p>0.0952301</text:p>
              </table:table-cell>
              <table:table-cell office:value-type="float" office:value="0.294275">
                <text:p>0.294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96619">
                <text:p>0.0996619</text:p>
              </table:table-cell>
              <table:table-cell office:value-type="float" office:value="0.0962218">
                <text:p>0.0962218</text:p>
              </table:table-cell>
              <table:table-cell office:value-type="float" office:value="0.290137">
                <text:p>0.290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97912">
                <text:p>0.0997912</text:p>
              </table:table-cell>
              <table:table-cell office:value-type="float" office:value="0.152039">
                <text:p>0.152039</text:p>
              </table:table-cell>
              <table:table-cell office:value-type="float" office:value="0.287229">
                <text:p>0.287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2628">
                <text:p>0.102628</text:p>
              </table:table-cell>
              <table:table-cell office:value-type="float" office:value="0.0952105">
                <text:p>0.0952105</text:p>
              </table:table-cell>
              <table:table-cell office:value-type="float" office:value="0.286357">
                <text:p>0.2863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3162">
                <text:p>0.103162</text:p>
              </table:table-cell>
              <table:table-cell office:value-type="float" office:value="0.0983762">
                <text:p>0.0983762</text:p>
              </table:table-cell>
              <table:table-cell office:value-type="float" office:value="0.288428">
                <text:p>0.2884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0861">
                <text:p>0.100861</text:p>
              </table:table-cell>
              <table:table-cell office:value-type="float" office:value="0.0957991">
                <text:p>0.0957991</text:p>
              </table:table-cell>
              <table:table-cell office:value-type="float" office:value="0.299659">
                <text:p>0.2996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3328">
                <text:p>0.103328</text:p>
              </table:table-cell>
              <table:table-cell office:value-type="float" office:value="0.0972689">
                <text:p>0.0972689</text:p>
              </table:table-cell>
              <table:table-cell office:value-type="float" office:value="0.29156">
                <text:p>0.291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3461">
                <text:p>0.103461</text:p>
              </table:table-cell>
              <table:table-cell office:value-type="float" office:value="0.0961086">
                <text:p>0.0961086</text:p>
              </table:table-cell>
              <table:table-cell office:value-type="float" office:value="0.296347">
                <text:p>0.296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2145">
                <text:p>0.102145</text:p>
              </table:table-cell>
              <table:table-cell office:value-type="float" office:value="0.0938965">
                <text:p>0.0938965</text:p>
              </table:table-cell>
              <table:table-cell office:value-type="float" office:value="0.292401">
                <text:p>0.2924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078">
                <text:p>0.10078</text:p>
              </table:table-cell>
              <table:table-cell office:value-type="float" office:value="0.0965139">
                <text:p>0.0965139</text:p>
              </table:table-cell>
              <table:table-cell office:value-type="float" office:value="0.286285">
                <text:p>0.286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1446">
                <text:p>0.151446</text:p>
              </table:table-cell>
              <table:table-cell office:value-type="float" office:value="0.0958428">
                <text:p>0.0958428</text:p>
              </table:table-cell>
              <table:table-cell office:value-type="float" office:value="0.29468">
                <text:p>0.294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651">
                <text:p>0.102651</text:p>
              </table:table-cell>
              <table:table-cell office:value-type="float" office:value="0.0964562">
                <text:p>0.0964562</text:p>
              </table:table-cell>
              <table:table-cell office:value-type="float" office:value="0.289786">
                <text:p>0.289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65">
                <text:p>0.10165</text:p>
              </table:table-cell>
              <table:table-cell office:value-type="float" office:value="0.101086">
                <text:p>0.101086</text:p>
              </table:table-cell>
              <table:table-cell office:value-type="float" office:value="0.29679">
                <text:p>0.29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0691">
                <text:p>0.100691</text:p>
              </table:table-cell>
              <table:table-cell office:value-type="float" office:value="0.0937422">
                <text:p>0.0937422</text:p>
              </table:table-cell>
              <table:table-cell office:value-type="float" office:value="0.296482">
                <text:p>0.2964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114">
                <text:p>0.10114</text:p>
              </table:table-cell>
              <table:table-cell office:value-type="float" office:value="0.0948965">
                <text:p>0.0948965</text:p>
              </table:table-cell>
              <table:table-cell office:value-type="float" office:value="0.295206">
                <text:p>0.295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94276">
                <text:p>0.0994276</text:p>
              </table:table-cell>
              <table:table-cell office:value-type="float" office:value="0.0966735">
                <text:p>0.0966735</text:p>
              </table:table-cell>
              <table:table-cell office:value-type="float" office:value="0.297016">
                <text:p>0.297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0677">
                <text:p>0.100677</text:p>
              </table:table-cell>
              <table:table-cell office:value-type="float" office:value="0.0957048">
                <text:p>0.0957048</text:p>
              </table:table-cell>
              <table:table-cell office:value-type="float" office:value="0.290167">
                <text:p>0.2901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1125">
                <text:p>0.101125</text:p>
              </table:table-cell>
              <table:table-cell office:value-type="float" office:value="0.0952533">
                <text:p>0.0952533</text:p>
              </table:table-cell>
              <table:table-cell office:value-type="float" office:value="0.403171">
                <text:p>0.4031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9114">
                <text:p>0.179114</text:p>
              </table:table-cell>
              <table:table-cell office:value-type="float" office:value="0.0952192">
                <text:p>0.0952192</text:p>
              </table:table-cell>
              <table:table-cell office:value-type="float" office:value="0.293541">
                <text:p>0.293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559">
                <text:p>0.101559</text:p>
              </table:table-cell>
              <table:table-cell office:value-type="float" office:value="0.0959338">
                <text:p>0.0959338</text:p>
              </table:table-cell>
              <table:table-cell office:value-type="float" office:value="0.292409">
                <text:p>0.2924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99946">
                <text:p>0.0999946</text:p>
              </table:table-cell>
              <table:table-cell office:value-type="float" office:value="0.0944048">
                <text:p>0.0944048</text:p>
              </table:table-cell>
              <table:table-cell office:value-type="float" office:value="0.297733">
                <text:p>0.297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9333">
                <text:p>0.0999333</text:p>
              </table:table-cell>
              <table:table-cell office:value-type="float" office:value="0.0941613">
                <text:p>0.0941613</text:p>
              </table:table-cell>
              <table:table-cell office:value-type="float" office:value="0.292994">
                <text:p>0.2929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3507">
                <text:p>0.0993507</text:p>
              </table:table-cell>
              <table:table-cell office:value-type="float" office:value="0.0959018">
                <text:p>0.0959018</text:p>
              </table:table-cell>
              <table:table-cell office:value-type="float" office:value="0.295742">
                <text:p>0.295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5034">
                <text:p>0.125034</text:p>
              </table:table-cell>
              <table:table-cell office:value-type="float" office:value="0.0940486">
                <text:p>0.0940486</text:p>
              </table:table-cell>
              <table:table-cell office:value-type="float" office:value="0.288479">
                <text:p>0.2884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0278">
                <text:p>0.100278</text:p>
              </table:table-cell>
              <table:table-cell office:value-type="float" office:value="0.0939021">
                <text:p>0.0939021</text:p>
              </table:table-cell>
              <table:table-cell office:value-type="float" office:value="0.318999">
                <text:p>0.318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74">
                <text:p>0.10374</text:p>
              </table:table-cell>
              <table:table-cell office:value-type="float" office:value="0.0954136">
                <text:p>0.0954136</text:p>
              </table:table-cell>
              <table:table-cell office:value-type="float" office:value="0.293641">
                <text:p>0.2936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0135">
                <text:p>0.100135</text:p>
              </table:table-cell>
              <table:table-cell office:value-type="float" office:value="0.0956217">
                <text:p>0.0956217</text:p>
              </table:table-cell>
              <table:table-cell office:value-type="float" office:value="0.296345">
                <text:p>0.2963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0133">
                <text:p>0.0990133</text:p>
              </table:table-cell>
              <table:table-cell office:value-type="float" office:value="0.0954973">
                <text:p>0.0954973</text:p>
              </table:table-cell>
              <table:table-cell office:value-type="float" office:value="0.291035">
                <text:p>0.2910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4223">
                <text:p>0.104223</text:p>
              </table:table-cell>
              <table:table-cell office:value-type="float" office:value="0.0936043">
                <text:p>0.0936043</text:p>
              </table:table-cell>
              <table:table-cell office:value-type="float" office:value="0.282243">
                <text:p>0.2822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91866">
                <text:p>0.0991866</text:p>
              </table:table-cell>
              <table:table-cell office:value-type="float" office:value="0.0968425">
                <text:p>0.0968425</text:p>
              </table:table-cell>
              <table:table-cell office:value-type="float" office:value="0.296466">
                <text:p>0.2964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99319">
                <text:p>0.099319</text:p>
              </table:table-cell>
              <table:table-cell office:value-type="float" office:value="0.0934253">
                <text:p>0.0934253</text:p>
              </table:table-cell>
              <table:table-cell office:value-type="float" office:value="0.295529">
                <text:p>0.295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2509">
                <text:p>0.102509</text:p>
              </table:table-cell>
              <table:table-cell office:value-type="float" office:value="0.0952627">
                <text:p>0.0952627</text:p>
              </table:table-cell>
              <table:table-cell office:value-type="float" office:value="0.296414">
                <text:p>0.296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0481">
                <text:p>0.100481</text:p>
              </table:table-cell>
              <table:table-cell office:value-type="float" office:value="0.0954062">
                <text:p>0.0954062</text:p>
              </table:table-cell>
              <table:table-cell office:value-type="float" office:value="0.28911">
                <text:p>0.28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88721">
                <text:p>0.0988721</text:p>
              </table:table-cell>
              <table:table-cell office:value-type="float" office:value="0.0954923">
                <text:p>0.0954923</text:p>
              </table:table-cell>
              <table:table-cell office:value-type="float" office:value="0.305706">
                <text:p>0.3057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739">
                <text:p>0.102739</text:p>
              </table:table-cell>
              <table:table-cell office:value-type="float" office:value="0.096383">
                <text:p>0.096383</text:p>
              </table:table-cell>
              <table:table-cell office:value-type="float" office:value="0.289552">
                <text:p>0.2895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999853">
                <text:p>0.0999853</text:p>
              </table:table-cell>
              <table:table-cell office:value-type="float" office:value="0.0958511">
                <text:p>0.0958511</text:p>
              </table:table-cell>
              <table:table-cell office:value-type="float" office:value="0.313009">
                <text:p>0.313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0883">
                <text:p>0.100883</text:p>
              </table:table-cell>
              <table:table-cell office:value-type="float" office:value="0.0959382">
                <text:p>0.0959382</text:p>
              </table:table-cell>
              <table:table-cell office:value-type="float" office:value="0.29055">
                <text:p>0.290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0764">
                <text:p>0.100764</text:p>
              </table:table-cell>
              <table:table-cell office:value-type="float" office:value="0.0957061">
                <text:p>0.0957061</text:p>
              </table:table-cell>
              <table:table-cell office:value-type="float" office:value="0.297416">
                <text:p>0.2974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1539">
                <text:p>0.101539</text:p>
              </table:table-cell>
              <table:table-cell office:value-type="float" office:value="0.0964246">
                <text:p>0.0964246</text:p>
              </table:table-cell>
              <table:table-cell office:value-type="float" office:value="0.290478">
                <text:p>0.290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3875">
                <text:p>0.103875</text:p>
              </table:table-cell>
              <table:table-cell office:value-type="float" office:value="0.0954047">
                <text:p>0.0954047</text:p>
              </table:table-cell>
              <table:table-cell office:value-type="float" office:value="0.297408">
                <text:p>0.2974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99387">
                <text:p>0.0999387</text:p>
              </table:table-cell>
              <table:table-cell office:value-type="float" office:value="0.0965359">
                <text:p>0.0965359</text:p>
              </table:table-cell>
              <table:table-cell office:value-type="float" office:value="0.309902">
                <text:p>0.3099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1756">
                <text:p>0.101756</text:p>
              </table:table-cell>
              <table:table-cell office:value-type="float" office:value="0.0958843">
                <text:p>0.0958843</text:p>
              </table:table-cell>
              <table:table-cell office:value-type="float" office:value="0.303806">
                <text:p>0.303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96511">
                <text:p>0.0996511</text:p>
              </table:table-cell>
              <table:table-cell office:value-type="float" office:value="0.0963299">
                <text:p>0.0963299</text:p>
              </table:table-cell>
              <table:table-cell office:value-type="float" office:value="0.301683">
                <text:p>0.301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1156">
                <text:p>0.101156</text:p>
              </table:table-cell>
              <table:table-cell office:value-type="float" office:value="0.0952314">
                <text:p>0.0952314</text:p>
              </table:table-cell>
              <table:table-cell office:value-type="float" office:value="0.295983">
                <text:p>0.2959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0556">
                <text:p>0.100556</text:p>
              </table:table-cell>
              <table:table-cell office:value-type="float" office:value="0.095512">
                <text:p>0.095512</text:p>
              </table:table-cell>
              <table:table-cell office:value-type="float" office:value="0.290651">
                <text:p>0.290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95931">
                <text:p>0.0995931</text:p>
              </table:table-cell>
              <table:table-cell office:value-type="float" office:value="0.0953205">
                <text:p>0.0953205</text:p>
              </table:table-cell>
              <table:table-cell office:value-type="float" office:value="0.293197">
                <text:p>0.293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2077">
                <text:p>0.102077</text:p>
              </table:table-cell>
              <table:table-cell office:value-type="float" office:value="0.0944005">
                <text:p>0.0944005</text:p>
              </table:table-cell>
              <table:table-cell office:value-type="float" office:value="0.298951">
                <text:p>0.2989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1957">
                <text:p>0.101957</text:p>
              </table:table-cell>
              <table:table-cell office:value-type="float" office:value="0.0952969">
                <text:p>0.0952969</text:p>
              </table:table-cell>
              <table:table-cell office:value-type="float" office:value="0.30091">
                <text:p>0.300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1983">
                <text:p>0.101983</text:p>
              </table:table-cell>
              <table:table-cell office:value-type="float" office:value="0.0952119">
                <text:p>0.0952119</text:p>
              </table:table-cell>
              <table:table-cell office:value-type="float" office:value="0.287027">
                <text:p>0.2870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2507">
                <text:p>0.102507</text:p>
              </table:table-cell>
              <table:table-cell office:value-type="float" office:value="0.0957924">
                <text:p>0.0957924</text:p>
              </table:table-cell>
              <table:table-cell office:value-type="float" office:value="0.292092">
                <text:p>0.2920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86394">
                <text:p>0.0986394</text:p>
              </table:table-cell>
              <table:table-cell office:value-type="float" office:value="0.0970735">
                <text:p>0.0970735</text:p>
              </table:table-cell>
              <table:table-cell office:value-type="float" office:value="0.309635">
                <text:p>0.3096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11">
                <text:p>0.10211</text:p>
              </table:table-cell>
              <table:table-cell office:value-type="float" office:value="0.0964899">
                <text:p>0.0964899</text:p>
              </table:table-cell>
              <table:table-cell office:value-type="float" office:value="0.29689">
                <text:p>0.296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2208">
                <text:p>0.102208</text:p>
              </table:table-cell>
              <table:table-cell office:value-type="float" office:value="0.0942069">
                <text:p>0.0942069</text:p>
              </table:table-cell>
              <table:table-cell office:value-type="float" office:value="0.293829">
                <text:p>0.2938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114">
                <text:p>0.10114</text:p>
              </table:table-cell>
              <table:table-cell office:value-type="float" office:value="0.0949395">
                <text:p>0.0949395</text:p>
              </table:table-cell>
              <table:table-cell office:value-type="float" office:value="0.27736">
                <text:p>0.27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2083">
                <text:p>0.102083</text:p>
              </table:table-cell>
              <table:table-cell office:value-type="float" office:value="0.0951807">
                <text:p>0.0951807</text:p>
              </table:table-cell>
              <table:table-cell office:value-type="float" office:value="0.285238">
                <text:p>0.2852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94762">
                <text:p>0.0994762</text:p>
              </table:table-cell>
              <table:table-cell office:value-type="float" office:value="0.0946751">
                <text:p>0.0946751</text:p>
              </table:table-cell>
              <table:table-cell office:value-type="float" office:value="0.287741">
                <text:p>0.2877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1142">
                <text:p>0.101142</text:p>
              </table:table-cell>
              <table:table-cell office:value-type="float" office:value="0.096157">
                <text:p>0.096157</text:p>
              </table:table-cell>
              <table:table-cell office:value-type="float" office:value="0.288735">
                <text:p>0.288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1217">
                <text:p>0.101217</text:p>
              </table:table-cell>
              <table:table-cell office:value-type="float" office:value="0.0955754">
                <text:p>0.0955754</text:p>
              </table:table-cell>
              <table:table-cell office:value-type="float" office:value="0.286601">
                <text:p>0.286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96166">
                <text:p>0.0996166</text:p>
              </table:table-cell>
              <table:table-cell office:value-type="float" office:value="0.0936245">
                <text:p>0.0936245</text:p>
              </table:table-cell>
              <table:table-cell office:value-type="float" office:value="0.289267">
                <text:p>0.2892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2465">
                <text:p>0.102465</text:p>
              </table:table-cell>
              <table:table-cell office:value-type="float" office:value="0.0955325">
                <text:p>0.0955325</text:p>
              </table:table-cell>
              <table:table-cell office:value-type="float" office:value="0.278753">
                <text:p>0.278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3083">
                <text:p>0.103083</text:p>
              </table:table-cell>
              <table:table-cell office:value-type="float" office:value="0.0935419">
                <text:p>0.0935419</text:p>
              </table:table-cell>
              <table:table-cell office:value-type="float" office:value="0.275105">
                <text:p>0.275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3964">
                <text:p>0.103964</text:p>
              </table:table-cell>
              <table:table-cell office:value-type="float" office:value="0.0957423">
                <text:p>0.0957423</text:p>
              </table:table-cell>
              <table:table-cell office:value-type="float" office:value="0.294626">
                <text:p>0.2946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92112">
                <text:p>0.0992112</text:p>
              </table:table-cell>
              <table:table-cell office:value-type="float" office:value="0.0957031">
                <text:p>0.0957031</text:p>
              </table:table-cell>
              <table:table-cell office:value-type="float" office:value="0.282964">
                <text:p>0.2829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266">
                <text:p>0.10266</text:p>
              </table:table-cell>
              <table:table-cell office:value-type="float" office:value="0.0958923">
                <text:p>0.0958923</text:p>
              </table:table-cell>
              <table:table-cell office:value-type="float" office:value="0.290668">
                <text:p>0.2906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89798">
                <text:p>0.0989798</text:p>
              </table:table-cell>
              <table:table-cell office:value-type="float" office:value="0.0964844">
                <text:p>0.0964844</text:p>
              </table:table-cell>
              <table:table-cell office:value-type="float" office:value="0.2919">
                <text:p>0.29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271">
                <text:p>0.10271</text:p>
              </table:table-cell>
              <table:table-cell office:value-type="float" office:value="0.0948628">
                <text:p>0.0948628</text:p>
              </table:table-cell>
              <table:table-cell office:value-type="float" office:value="0.288927">
                <text:p>0.2889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95527">
                <text:p>0.0995527</text:p>
              </table:table-cell>
              <table:table-cell office:value-type="float" office:value="0.0965661">
                <text:p>0.0965661</text:p>
              </table:table-cell>
              <table:table-cell office:value-type="float" office:value="0.294733">
                <text:p>0.29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89321">
                <text:p>0.0989321</text:p>
              </table:table-cell>
              <table:table-cell office:value-type="float" office:value="0.0935249">
                <text:p>0.0935249</text:p>
              </table:table-cell>
              <table:table-cell office:value-type="float" office:value="0.295294">
                <text:p>0.295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932">
                <text:p>0.100932</text:p>
              </table:table-cell>
              <table:table-cell office:value-type="float" office:value="0.0950511">
                <text:p>0.0950511</text:p>
              </table:table-cell>
              <table:table-cell office:value-type="float" office:value="0.287031">
                <text:p>0.2870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0987">
                <text:p>0.100987</text:p>
              </table:table-cell>
              <table:table-cell office:value-type="float" office:value="0.0944635">
                <text:p>0.0944635</text:p>
              </table:table-cell>
              <table:table-cell office:value-type="float" office:value="0.286693">
                <text:p>0.2866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97204">
                <text:p>0.0997204</text:p>
              </table:table-cell>
              <table:table-cell office:value-type="float" office:value="0.0935499">
                <text:p>0.0935499</text:p>
              </table:table-cell>
              <table:table-cell office:value-type="float" office:value="0.293774">
                <text:p>0.2937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2173">
                <text:p>0.102173</text:p>
              </table:table-cell>
              <table:table-cell office:value-type="float" office:value="0.0953965">
                <text:p>0.0953965</text:p>
              </table:table-cell>
              <table:table-cell office:value-type="float" office:value="0.290937">
                <text:p>0.2909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3191">
                <text:p>0.103191</text:p>
              </table:table-cell>
              <table:table-cell office:value-type="float" office:value="0.0938793">
                <text:p>0.0938793</text:p>
              </table:table-cell>
              <table:table-cell office:value-type="float" office:value="0.28702">
                <text:p>0.287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289">
                <text:p>0.10289</text:p>
              </table:table-cell>
              <table:table-cell office:value-type="float" office:value="0.0928359">
                <text:p>0.0928359</text:p>
              </table:table-cell>
              <table:table-cell office:value-type="float" office:value="0.283185">
                <text:p>0.283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9707">
                <text:p>0.099707</text:p>
              </table:table-cell>
              <table:table-cell office:value-type="float" office:value="0.0920652">
                <text:p>0.0920652</text:p>
              </table:table-cell>
              <table:table-cell office:value-type="float" office:value="0.291243">
                <text:p>0.2912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5878">
                <text:p>0.0995878</text:p>
              </table:table-cell>
              <table:table-cell office:value-type="float" office:value="0.0955687">
                <text:p>0.0955687</text:p>
              </table:table-cell>
              <table:table-cell office:value-type="float" office:value="0.291501">
                <text:p>0.2915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0235">
                <text:p>0.100235</text:p>
              </table:table-cell>
              <table:table-cell office:value-type="float" office:value="0.0957054">
                <text:p>0.0957054</text:p>
              </table:table-cell>
              <table:table-cell office:value-type="float" office:value="0.289845">
                <text:p>0.289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3508">
                <text:p>0.103508</text:p>
              </table:table-cell>
              <table:table-cell office:value-type="float" office:value="0.0945368">
                <text:p>0.0945368</text:p>
              </table:table-cell>
              <table:table-cell office:value-type="float" office:value="0.282166">
                <text:p>0.2821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0941">
                <text:p>0.100941</text:p>
              </table:table-cell>
              <table:table-cell office:value-type="float" office:value="0.0931738">
                <text:p>0.0931738</text:p>
              </table:table-cell>
              <table:table-cell office:value-type="float" office:value="0.282326">
                <text:p>0.2823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0307">
                <text:p>0.100307</text:p>
              </table:table-cell>
              <table:table-cell office:value-type="float" office:value="0.0954208">
                <text:p>0.0954208</text:p>
              </table:table-cell>
              <table:table-cell office:value-type="float" office:value="0.285814">
                <text:p>0.2858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1069">
                <text:p>0.101069</text:p>
              </table:table-cell>
              <table:table-cell office:value-type="float" office:value="0.0957195">
                <text:p>0.0957195</text:p>
              </table:table-cell>
              <table:table-cell office:value-type="float" office:value="0.291582">
                <text:p>0.2915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0886">
                <text:p>0.100886</text:p>
              </table:table-cell>
              <table:table-cell office:value-type="float" office:value="0.0945485">
                <text:p>0.0945485</text:p>
              </table:table-cell>
              <table:table-cell office:value-type="float" office:value="0.292852">
                <text:p>0.2928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96856">
                <text:p>0.0996856</text:p>
              </table:table-cell>
              <table:table-cell office:value-type="float" office:value="0.0956775">
                <text:p>0.0956775</text:p>
              </table:table-cell>
              <table:table-cell office:value-type="float" office:value="0.282679">
                <text:p>0.2826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0489">
                <text:p>0.100489</text:p>
              </table:table-cell>
              <table:table-cell office:value-type="float" office:value="0.0941991">
                <text:p>0.0941991</text:p>
              </table:table-cell>
              <table:table-cell office:value-type="float" office:value="0.279479">
                <text:p>0.279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986458">
                <text:p>0.0986458</text:p>
              </table:table-cell>
              <table:table-cell office:value-type="float" office:value="0.0950039">
                <text:p>0.0950039</text:p>
              </table:table-cell>
              <table:table-cell office:value-type="float" office:value="0.277429">
                <text:p>0.2774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97418">
                <text:p>0.0997418</text:p>
              </table:table-cell>
              <table:table-cell office:value-type="float" office:value="0.09535">
                <text:p>0.09535</text:p>
              </table:table-cell>
              <table:table-cell office:value-type="float" office:value="0.291081">
                <text:p>0.2910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7707">
                <text:p>0.157707</text:p>
              </table:table-cell>
              <table:table-cell office:value-type="float" office:value="0.0958063">
                <text:p>0.0958063</text:p>
              </table:table-cell>
              <table:table-cell office:value-type="float" office:value="0.28457">
                <text:p>0.284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998342">
                <text:p>0.0998342</text:p>
              </table:table-cell>
              <table:table-cell office:value-type="float" office:value="0.0958562">
                <text:p>0.0958562</text:p>
              </table:table-cell>
              <table:table-cell office:value-type="float" office:value="0.287372">
                <text:p>0.2873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2407">
                <text:p>0.102407</text:p>
              </table:table-cell>
              <table:table-cell office:value-type="float" office:value="0.0973925">
                <text:p>0.0973925</text:p>
              </table:table-cell>
              <table:table-cell office:value-type="float" office:value="0.282448">
                <text:p>0.2824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994026">
                <text:p>0.0994026</text:p>
              </table:table-cell>
              <table:table-cell office:value-type="float" office:value="0.0947918">
                <text:p>0.0947918</text:p>
              </table:table-cell>
              <table:table-cell office:value-type="float" office:value="0.28174">
                <text:p>0.28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008">
                <text:p>0.10008</text:p>
              </table:table-cell>
              <table:table-cell office:value-type="float" office:value="0.0969083">
                <text:p>0.0969083</text:p>
              </table:table-cell>
              <table:table-cell office:value-type="float" office:value="0.287561">
                <text:p>0.2875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989399">
                <text:p>0.0989399</text:p>
              </table:table-cell>
              <table:table-cell office:value-type="float" office:value="0.0946345">
                <text:p>0.0946345</text:p>
              </table:table-cell>
              <table:table-cell office:value-type="float" office:value="0.283154">
                <text:p>0.283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1127">
                <text:p>0.101127</text:p>
              </table:table-cell>
              <table:table-cell office:value-type="float" office:value="0.0925796">
                <text:p>0.0925796</text:p>
              </table:table-cell>
              <table:table-cell office:value-type="float" office:value="0.28196">
                <text:p>0.281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1316">
                <text:p>0.101316</text:p>
              </table:table-cell>
              <table:table-cell office:value-type="float" office:value="0.0934378">
                <text:p>0.0934378</text:p>
              </table:table-cell>
              <table:table-cell office:value-type="float" office:value="0.414604">
                <text:p>0.4146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206">
                <text:p>0.100206</text:p>
              </table:table-cell>
              <table:table-cell office:value-type="float" office:value="0.096883">
                <text:p>0.096883</text:p>
              </table:table-cell>
              <table:table-cell office:value-type="float" office:value="0.28276">
                <text:p>0.282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0188">
                <text:p>0.100188</text:p>
              </table:table-cell>
              <table:table-cell office:value-type="float" office:value="0.0933369">
                <text:p>0.0933369</text:p>
              </table:table-cell>
              <table:table-cell office:value-type="float" office:value="0.288847">
                <text:p>0.288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1576">
                <text:p>0.101576</text:p>
              </table:table-cell>
              <table:table-cell office:value-type="float" office:value="0.0946772">
                <text:p>0.0946772</text:p>
              </table:table-cell>
              <table:table-cell office:value-type="float" office:value="0.287243">
                <text:p>0.2872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1517">
                <text:p>0.101517</text:p>
              </table:table-cell>
              <table:table-cell office:value-type="float" office:value="0.094395">
                <text:p>0.094395</text:p>
              </table:table-cell>
              <table:table-cell office:value-type="float" office:value="0.291771">
                <text:p>0.2917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999137">
                <text:p>0.0999137</text:p>
              </table:table-cell>
              <table:table-cell office:value-type="float" office:value="0.0949772">
                <text:p>0.0949772</text:p>
              </table:table-cell>
              <table:table-cell office:value-type="float" office:value="0.287843">
                <text:p>0.287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1888">
                <text:p>0.101888</text:p>
              </table:table-cell>
              <table:table-cell office:value-type="float" office:value="0.0958834">
                <text:p>0.0958834</text:p>
              </table:table-cell>
              <table:table-cell office:value-type="float" office:value="0.291477">
                <text:p>0.2914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45602">
                <text:p>0.145602</text:p>
              </table:table-cell>
              <table:table-cell office:value-type="float" office:value="0.0972982">
                <text:p>0.0972982</text:p>
              </table:table-cell>
              <table:table-cell office:value-type="float" office:value="0.287109">
                <text:p>0.2871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1275">
                <text:p>0.101275</text:p>
              </table:table-cell>
              <table:table-cell office:value-type="float" office:value="0.0952053">
                <text:p>0.0952053</text:p>
              </table:table-cell>
              <table:table-cell office:value-type="float" office:value="0.286664">
                <text:p>0.2866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993406">
                <text:p>0.0993406</text:p>
              </table:table-cell>
              <table:table-cell office:value-type="float" office:value="0.0953257">
                <text:p>0.0953257</text:p>
              </table:table-cell>
              <table:table-cell office:value-type="float" office:value="0.290731">
                <text:p>0.290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0335">
                <text:p>0.100335</text:p>
              </table:table-cell>
              <table:table-cell office:value-type="float" office:value="0.0939072">
                <text:p>0.0939072</text:p>
              </table:table-cell>
              <table:table-cell office:value-type="float" office:value="0.294099">
                <text:p>0.2940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0991">
                <text:p>0.100991</text:p>
              </table:table-cell>
              <table:table-cell office:value-type="float" office:value="0.0926975">
                <text:p>0.0926975</text:p>
              </table:table-cell>
              <table:table-cell office:value-type="float" office:value="0.29654">
                <text:p>0.296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135">
                <text:p>0.10135</text:p>
              </table:table-cell>
              <table:table-cell office:value-type="float" office:value="0.15277">
                <text:p>0.15277</text:p>
              </table:table-cell>
              <table:table-cell office:value-type="float" office:value="0.291995">
                <text:p>0.2919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048">
                <text:p>0.10048</text:p>
              </table:table-cell>
              <table:table-cell office:value-type="float" office:value="0.0934694">
                <text:p>0.0934694</text:p>
              </table:table-cell>
              <table:table-cell office:value-type="float" office:value="0.296422">
                <text:p>0.2964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0824">
                <text:p>0.100824</text:p>
              </table:table-cell>
              <table:table-cell office:value-type="float" office:value="0.0932057">
                <text:p>0.0932057</text:p>
              </table:table-cell>
              <table:table-cell office:value-type="float" office:value="0.291677">
                <text:p>0.291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0844">
                <text:p>0.100844</text:p>
              </table:table-cell>
              <table:table-cell office:value-type="float" office:value="0.0943316">
                <text:p>0.0943316</text:p>
              </table:table-cell>
              <table:table-cell office:value-type="float" office:value="0.297034">
                <text:p>0.2970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97626">
                <text:p>0.0997626</text:p>
              </table:table-cell>
              <table:table-cell office:value-type="float" office:value="0.0958541">
                <text:p>0.0958541</text:p>
              </table:table-cell>
              <table:table-cell office:value-type="float" office:value="0.285783">
                <text:p>0.2857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064">
                <text:p>0.10064</text:p>
              </table:table-cell>
              <table:table-cell office:value-type="float" office:value="0.0977571">
                <text:p>0.0977571</text:p>
              </table:table-cell>
              <table:table-cell office:value-type="float" office:value="0.288276">
                <text:p>0.2882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1792">
                <text:p>0.101792</text:p>
              </table:table-cell>
              <table:table-cell office:value-type="float" office:value="0.0972288">
                <text:p>0.0972288</text:p>
              </table:table-cell>
              <table:table-cell office:value-type="float" office:value="0.290844">
                <text:p>0.2908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1163">
                <text:p>0.101163</text:p>
              </table:table-cell>
              <table:table-cell office:value-type="float" office:value="0.0931171">
                <text:p>0.0931171</text:p>
              </table:table-cell>
              <table:table-cell office:value-type="float" office:value="0.292298">
                <text:p>0.292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61614">
                <text:p>0.161614</text:p>
              </table:table-cell>
              <table:table-cell office:value-type="float" office:value="0.0929761">
                <text:p>0.0929761</text:p>
              </table:table-cell>
              <table:table-cell office:value-type="float" office:value="0.297268">
                <text:p>0.297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1932">
                <text:p>0.101932</text:p>
              </table:table-cell>
              <table:table-cell office:value-type="float" office:value="0.0944924">
                <text:p>0.0944924</text:p>
              </table:table-cell>
              <table:table-cell office:value-type="float" office:value="0.288633">
                <text:p>0.2886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1704">
                <text:p>0.101704</text:p>
              </table:table-cell>
              <table:table-cell office:value-type="float" office:value="0.095271">
                <text:p>0.095271</text:p>
              </table:table-cell>
              <table:table-cell office:value-type="float" office:value="0.287414">
                <text:p>0.2874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4123">
                <text:p>0.104123</text:p>
              </table:table-cell>
              <table:table-cell office:value-type="float" office:value="0.0959072">
                <text:p>0.0959072</text:p>
              </table:table-cell>
              <table:table-cell office:value-type="float" office:value="0.286891">
                <text:p>0.2868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3509">
                <text:p>0.103509</text:p>
              </table:table-cell>
              <table:table-cell office:value-type="float" office:value="0.09392">
                <text:p>0.09392</text:p>
              </table:table-cell>
              <table:table-cell office:value-type="float" office:value="0.294243">
                <text:p>0.2942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0781">
                <text:p>0.100781</text:p>
              </table:table-cell>
              <table:table-cell office:value-type="float" office:value="0.0935122">
                <text:p>0.0935122</text:p>
              </table:table-cell>
              <table:table-cell office:value-type="float" office:value="0.297848">
                <text:p>0.2978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01243">
                <text:p>0.101243</text:p>
              </table:table-cell>
              <table:table-cell office:value-type="float" office:value="0.0944158">
                <text:p>0.0944158</text:p>
              </table:table-cell>
              <table:table-cell office:value-type="float" office:value="0.293673">
                <text:p>0.2936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0913">
                <text:p>0.100913</text:p>
              </table:table-cell>
              <table:table-cell office:value-type="float" office:value="0.151431">
                <text:p>0.151431</text:p>
              </table:table-cell>
              <table:table-cell office:value-type="float" office:value="0.287917">
                <text:p>0.2879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0541">
                <text:p>0.100541</text:p>
              </table:table-cell>
              <table:table-cell office:value-type="float" office:value="0.12339">
                <text:p>0.12339</text:p>
              </table:table-cell>
              <table:table-cell office:value-type="float" office:value="0.286877">
                <text:p>0.2868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0765">
                <text:p>0.100765</text:p>
              </table:table-cell>
              <table:table-cell office:value-type="float" office:value="0.0945345">
                <text:p>0.0945345</text:p>
              </table:table-cell>
              <table:table-cell office:value-type="float" office:value="0.286819">
                <text:p>0.2868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991772">
                <text:p>0.0991772</text:p>
              </table:table-cell>
              <table:table-cell office:value-type="float" office:value="0.0962988">
                <text:p>0.0962988</text:p>
              </table:table-cell>
              <table:table-cell office:value-type="float" office:value="0.283179">
                <text:p>0.283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3618">
                <text:p>0.103618</text:p>
              </table:table-cell>
              <table:table-cell office:value-type="float" office:value="0.0966738">
                <text:p>0.0966738</text:p>
              </table:table-cell>
              <table:table-cell office:value-type="float" office:value="0.28641">
                <text:p>0.286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95803">
                <text:p>0.0995803</text:p>
              </table:table-cell>
              <table:table-cell office:value-type="float" office:value="0.0858529">
                <text:p>0.0858529</text:p>
              </table:table-cell>
              <table:table-cell office:value-type="float" office:value="0.282971">
                <text:p>0.2829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Texlive.B1:Texlive.D151" chart:data-source-has-labels="row" svg:x="0.754cm" svg:y="0.423cm" svg:width="33.747cm" svg:height="20.316cm">
          <chartooo:coordinate-region svg:x="1.506cm" svg:y="0.559cm" svg:width="32.995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xlive.B2:Texlive.B151" chart:label-cell-address="Texlive.B1:Texlive.B1" chart:class="chart:line">
            <chart:data-point chart:repeated="150"/>
          </chart:series>
          <chart:series chart:style-name="ch7" chart:values-cell-range-address="Texlive.C2:Texlive.C151" chart:label-cell-address="Texlive.C1:Texlive.C1" chart:class="chart:line">
            <chart:data-point chart:repeated="150"/>
          </chart:series>
          <chart:series chart:style-name="ch8" chart:values-cell-range-address="Texlive.D2:Texlive.D151" chart:label-cell-address="Texlive.D1:Texlive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Texlive.B1:Texlive.B1</svg:desc>
                </draw:g>
              </table:table-cell>
              <table:table-cell office:value-type="string">
                <text:p>rk</text:p>
                <draw:g>
                  <svg:desc>Texlive.C1:Texlive.C1</svg:desc>
                </draw:g>
              </table:table-cell>
              <table:table-cell office:value-type="string">
                <text:p>original</text:p>
                <draw:g>
                  <svg:desc>Texlive.D1:Texliv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8387">
                <text:p>0.118387</text:p>
                <draw:g>
                  <svg:desc>Texlive.B2:Texlive.B151</svg:desc>
                </draw:g>
              </table:table-cell>
              <table:table-cell office:value-type="float" office:value="0.178946">
                <text:p>0.178946</text:p>
                <draw:g>
                  <svg:desc>Texlive.C2:Texlive.C151</svg:desc>
                </draw:g>
              </table:table-cell>
              <table:table-cell office:value-type="float" office:value="0.746823">
                <text:p>0.746823</text:p>
                <draw:g>
                  <svg:desc>Texlive.D2:Texlive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786">
                <text:p>0.187786</text:p>
              </table:table-cell>
              <table:table-cell office:value-type="float" office:value="0.183253">
                <text:p>0.183253</text:p>
              </table:table-cell>
              <table:table-cell office:value-type="float" office:value="0.731037">
                <text:p>0.7310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7749">
                <text:p>0.117749</text:p>
              </table:table-cell>
              <table:table-cell office:value-type="float" office:value="0.163005">
                <text:p>0.163005</text:p>
              </table:table-cell>
              <table:table-cell office:value-type="float" office:value="0.736478">
                <text:p>0.736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4006">
                <text:p>0.204006</text:p>
              </table:table-cell>
              <table:table-cell office:value-type="float" office:value="0.170318">
                <text:p>0.170318</text:p>
              </table:table-cell>
              <table:table-cell office:value-type="float" office:value="0.727147">
                <text:p>0.727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7806">
                <text:p>0.117806</text:p>
              </table:table-cell>
              <table:table-cell office:value-type="float" office:value="0.193753">
                <text:p>0.193753</text:p>
              </table:table-cell>
              <table:table-cell office:value-type="float" office:value="0.440099">
                <text:p>0.440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6569">
                <text:p>0.116569</text:p>
              </table:table-cell>
              <table:table-cell office:value-type="float" office:value="0.114656">
                <text:p>0.114656</text:p>
              </table:table-cell>
              <table:table-cell office:value-type="float" office:value="0.733526">
                <text:p>0.733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6251">
                <text:p>0.196251</text:p>
              </table:table-cell>
              <table:table-cell office:value-type="float" office:value="0.182842">
                <text:p>0.182842</text:p>
              </table:table-cell>
              <table:table-cell office:value-type="float" office:value="0.765892">
                <text:p>0.765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281">
                <text:p>0.18281</text:p>
              </table:table-cell>
              <table:table-cell office:value-type="float" office:value="0.189632">
                <text:p>0.189632</text:p>
              </table:table-cell>
              <table:table-cell office:value-type="float" office:value="0.781434">
                <text:p>0.781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9666">
                <text:p>0.189666</text:p>
              </table:table-cell>
              <table:table-cell office:value-type="float" office:value="0.200936">
                <text:p>0.200936</text:p>
              </table:table-cell>
              <table:table-cell office:value-type="float" office:value="0.733468">
                <text:p>0.7334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8375">
                <text:p>0.208375</text:p>
              </table:table-cell>
              <table:table-cell office:value-type="float" office:value="0.180125">
                <text:p>0.180125</text:p>
              </table:table-cell>
              <table:table-cell office:value-type="float" office:value="0.734565">
                <text:p>0.734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8663">
                <text:p>0.118663</text:p>
              </table:table-cell>
              <table:table-cell office:value-type="float" office:value="0.184887">
                <text:p>0.184887</text:p>
              </table:table-cell>
              <table:table-cell office:value-type="float" office:value="0.736203">
                <text:p>0.736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566">
                <text:p>0.200566</text:p>
              </table:table-cell>
              <table:table-cell office:value-type="float" office:value="0.179847">
                <text:p>0.179847</text:p>
              </table:table-cell>
              <table:table-cell office:value-type="float" office:value="0.680178">
                <text:p>0.6801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0562">
                <text:p>0.180562</text:p>
              </table:table-cell>
              <table:table-cell office:value-type="float" office:value="0.188551">
                <text:p>0.188551</text:p>
              </table:table-cell>
              <table:table-cell office:value-type="float" office:value="0.730184">
                <text:p>0.730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5843">
                <text:p>0.205843</text:p>
              </table:table-cell>
              <table:table-cell office:value-type="float" office:value="0.161794">
                <text:p>0.161794</text:p>
              </table:table-cell>
              <table:table-cell office:value-type="float" office:value="0.461787">
                <text:p>0.461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0745">
                <text:p>0.210745</text:p>
              </table:table-cell>
              <table:table-cell office:value-type="float" office:value="0.194898">
                <text:p>0.194898</text:p>
              </table:table-cell>
              <table:table-cell office:value-type="float" office:value="0.744237">
                <text:p>0.744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841">
                <text:p>0.207841</text:p>
              </table:table-cell>
              <table:table-cell office:value-type="float" office:value="0.187171">
                <text:p>0.187171</text:p>
              </table:table-cell>
              <table:table-cell office:value-type="float" office:value="0.784097">
                <text:p>0.784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1444">
                <text:p>0.201444</text:p>
              </table:table-cell>
              <table:table-cell office:value-type="float" office:value="0.112717">
                <text:p>0.112717</text:p>
              </table:table-cell>
              <table:table-cell office:value-type="float" office:value="0.719662">
                <text:p>0.719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27579">
                <text:p>0.127579</text:p>
              </table:table-cell>
              <table:table-cell office:value-type="float" office:value="0.119521">
                <text:p>0.119521</text:p>
              </table:table-cell>
              <table:table-cell office:value-type="float" office:value="0.494845">
                <text:p>0.4948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7854">
                <text:p>0.207854</text:p>
              </table:table-cell>
              <table:table-cell office:value-type="float" office:value="0.193003">
                <text:p>0.193003</text:p>
              </table:table-cell>
              <table:table-cell office:value-type="float" office:value="0.476796">
                <text:p>0.476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0617">
                <text:p>0.120617</text:p>
              </table:table-cell>
              <table:table-cell office:value-type="float" office:value="0.190781">
                <text:p>0.190781</text:p>
              </table:table-cell>
              <table:table-cell office:value-type="float" office:value="0.696906">
                <text:p>0.696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872">
                <text:p>0.181872</text:p>
              </table:table-cell>
              <table:table-cell office:value-type="float" office:value="0.163976">
                <text:p>0.163976</text:p>
              </table:table-cell>
              <table:table-cell office:value-type="float" office:value="0.721254">
                <text:p>0.7212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969">
                <text:p>0.209969</text:p>
              </table:table-cell>
              <table:table-cell office:value-type="float" office:value="0.188791">
                <text:p>0.188791</text:p>
              </table:table-cell>
              <table:table-cell office:value-type="float" office:value="0.690176">
                <text:p>0.690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1017">
                <text:p>0.211017</text:p>
              </table:table-cell>
              <table:table-cell office:value-type="float" office:value="0.183551">
                <text:p>0.183551</text:p>
              </table:table-cell>
              <table:table-cell office:value-type="float" office:value="0.733029">
                <text:p>0.7330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0689">
                <text:p>0.200689</text:p>
              </table:table-cell>
              <table:table-cell office:value-type="float" office:value="0.192592">
                <text:p>0.192592</text:p>
              </table:table-cell>
              <table:table-cell office:value-type="float" office:value="0.602471">
                <text:p>0.6024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561">
                <text:p>0.125561</text:p>
              </table:table-cell>
              <table:table-cell office:value-type="float" office:value="0.117904">
                <text:p>0.117904</text:p>
              </table:table-cell>
              <table:table-cell office:value-type="float" office:value="0.713971">
                <text:p>0.7139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374">
                <text:p>0.21374</text:p>
              </table:table-cell>
              <table:table-cell office:value-type="float" office:value="0.127731">
                <text:p>0.127731</text:p>
              </table:table-cell>
              <table:table-cell office:value-type="float" office:value="0.744088">
                <text:p>0.7440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5345">
                <text:p>0.125345</text:p>
              </table:table-cell>
              <table:table-cell office:value-type="float" office:value="0.186349">
                <text:p>0.186349</text:p>
              </table:table-cell>
              <table:table-cell office:value-type="float" office:value="0.699772">
                <text:p>0.699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6247">
                <text:p>0.126247</text:p>
              </table:table-cell>
              <table:table-cell office:value-type="float" office:value="0.194461">
                <text:p>0.194461</text:p>
              </table:table-cell>
              <table:table-cell office:value-type="float" office:value="0.493641">
                <text:p>0.4936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775">
                <text:p>0.218775</text:p>
              </table:table-cell>
              <table:table-cell office:value-type="float" office:value="0.190855">
                <text:p>0.190855</text:p>
              </table:table-cell>
              <table:table-cell office:value-type="float" office:value="0.686137">
                <text:p>0.6861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659">
                <text:p>0.204659</text:p>
              </table:table-cell>
              <table:table-cell office:value-type="float" office:value="0.195853">
                <text:p>0.195853</text:p>
              </table:table-cell>
              <table:table-cell office:value-type="float" office:value="0.625092">
                <text:p>0.625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6428">
                <text:p>0.216428</text:p>
              </table:table-cell>
              <table:table-cell office:value-type="float" office:value="0.154739">
                <text:p>0.154739</text:p>
              </table:table-cell>
              <table:table-cell office:value-type="float" office:value="0.719527">
                <text:p>0.719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6465">
                <text:p>0.206465</text:p>
              </table:table-cell>
              <table:table-cell office:value-type="float" office:value="0.187596">
                <text:p>0.187596</text:p>
              </table:table-cell>
              <table:table-cell office:value-type="float" office:value="0.544701">
                <text:p>0.544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5104">
                <text:p>0.215104</text:p>
              </table:table-cell>
              <table:table-cell office:value-type="float" office:value="0.182338">
                <text:p>0.182338</text:p>
              </table:table-cell>
              <table:table-cell office:value-type="float" office:value="0.722054">
                <text:p>0.7220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5946">
                <text:p>0.215946</text:p>
              </table:table-cell>
              <table:table-cell office:value-type="float" office:value="0.12149">
                <text:p>0.12149</text:p>
              </table:table-cell>
              <table:table-cell office:value-type="float" office:value="0.715477">
                <text:p>0.715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4678">
                <text:p>0.164678</text:p>
              </table:table-cell>
              <table:table-cell office:value-type="float" office:value="0.197904">
                <text:p>0.197904</text:p>
              </table:table-cell>
              <table:table-cell office:value-type="float" office:value="0.68131">
                <text:p>0.68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5637">
                <text:p>0.215637</text:p>
              </table:table-cell>
              <table:table-cell office:value-type="float" office:value="0.197121">
                <text:p>0.197121</text:p>
              </table:table-cell>
              <table:table-cell office:value-type="float" office:value="0.838267">
                <text:p>0.8382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4505">
                <text:p>0.214505</text:p>
              </table:table-cell>
              <table:table-cell office:value-type="float" office:value="0.193851">
                <text:p>0.193851</text:p>
              </table:table-cell>
              <table:table-cell office:value-type="float" office:value="0.744797">
                <text:p>0.7447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6143">
                <text:p>0.126143</text:p>
              </table:table-cell>
              <table:table-cell office:value-type="float" office:value="0.192349">
                <text:p>0.192349</text:p>
              </table:table-cell>
              <table:table-cell office:value-type="float" office:value="0.729402">
                <text:p>0.7294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9037">
                <text:p>0.209037</text:p>
              </table:table-cell>
              <table:table-cell office:value-type="float" office:value="0.188666">
                <text:p>0.188666</text:p>
              </table:table-cell>
              <table:table-cell office:value-type="float" office:value="0.725475">
                <text:p>0.725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8017">
                <text:p>0.28017</text:p>
              </table:table-cell>
              <table:table-cell office:value-type="float" office:value="0.122549">
                <text:p>0.122549</text:p>
              </table:table-cell>
              <table:table-cell office:value-type="float" office:value="0.736889">
                <text:p>0.736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9384">
                <text:p>0.209384</text:p>
              </table:table-cell>
              <table:table-cell office:value-type="float" office:value="0.198645">
                <text:p>0.198645</text:p>
              </table:table-cell>
              <table:table-cell office:value-type="float" office:value="0.730563">
                <text:p>0.7305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8803">
                <text:p>0.128803</text:p>
              </table:table-cell>
              <table:table-cell office:value-type="float" office:value="0.117159">
                <text:p>0.117159</text:p>
              </table:table-cell>
              <table:table-cell office:value-type="float" office:value="0.487102">
                <text:p>0.4871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8375">
                <text:p>0.208375</text:p>
              </table:table-cell>
              <table:table-cell office:value-type="float" office:value="0.178246">
                <text:p>0.178246</text:p>
              </table:table-cell>
              <table:table-cell office:value-type="float" office:value="0.56573">
                <text:p>0.565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6309">
                <text:p>0.216309</text:p>
              </table:table-cell>
              <table:table-cell office:value-type="float" office:value="0.199163">
                <text:p>0.199163</text:p>
              </table:table-cell>
              <table:table-cell office:value-type="float" office:value="0.714577">
                <text:p>0.714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9068">
                <text:p>0.209068</text:p>
              </table:table-cell>
              <table:table-cell office:value-type="float" office:value="0.189506">
                <text:p>0.189506</text:p>
              </table:table-cell>
              <table:table-cell office:value-type="float" office:value="0.758441">
                <text:p>0.7584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3111">
                <text:p>0.223111</text:p>
              </table:table-cell>
              <table:table-cell office:value-type="float" office:value="0.188337">
                <text:p>0.188337</text:p>
              </table:table-cell>
              <table:table-cell office:value-type="float" office:value="0.745446">
                <text:p>0.7454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0455">
                <text:p>0.130455</text:p>
              </table:table-cell>
              <table:table-cell office:value-type="float" office:value="0.20175">
                <text:p>0.20175</text:p>
              </table:table-cell>
              <table:table-cell office:value-type="float" office:value="0.737009">
                <text:p>0.7370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0357">
                <text:p>0.210357</text:p>
              </table:table-cell>
              <table:table-cell office:value-type="float" office:value="0.182049">
                <text:p>0.182049</text:p>
              </table:table-cell>
              <table:table-cell office:value-type="float" office:value="0.695393">
                <text:p>0.6953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499">
                <text:p>0.21499</text:p>
              </table:table-cell>
              <table:table-cell office:value-type="float" office:value="0.136747">
                <text:p>0.136747</text:p>
              </table:table-cell>
              <table:table-cell office:value-type="float" office:value="0.718148">
                <text:p>0.718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9634">
                <text:p>0.179634</text:p>
              </table:table-cell>
              <table:table-cell office:value-type="float" office:value="0.114137">
                <text:p>0.114137</text:p>
              </table:table-cell>
              <table:table-cell office:value-type="float" office:value="0.471237">
                <text:p>0.4712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4728">
                <text:p>0.124728</text:p>
              </table:table-cell>
              <table:table-cell office:value-type="float" office:value="0.177106">
                <text:p>0.177106</text:p>
              </table:table-cell>
              <table:table-cell office:value-type="float" office:value="0.799163">
                <text:p>0.799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9897">
                <text:p>0.209897</text:p>
              </table:table-cell>
              <table:table-cell office:value-type="float" office:value="0.192874">
                <text:p>0.192874</text:p>
              </table:table-cell>
              <table:table-cell office:value-type="float" office:value="0.798355">
                <text:p>0.798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8196">
                <text:p>0.188196</text:p>
              </table:table-cell>
              <table:table-cell office:value-type="float" office:value="0.160406">
                <text:p>0.160406</text:p>
              </table:table-cell>
              <table:table-cell office:value-type="float" office:value="0.745312">
                <text:p>0.7453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1696">
                <text:p>0.201696</text:p>
              </table:table-cell>
              <table:table-cell office:value-type="float" office:value="0.187094">
                <text:p>0.187094</text:p>
              </table:table-cell>
              <table:table-cell office:value-type="float" office:value="0.712389">
                <text:p>0.712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3356">
                <text:p>0.223356</text:p>
              </table:table-cell>
              <table:table-cell office:value-type="float" office:value="0.192288">
                <text:p>0.192288</text:p>
              </table:table-cell>
              <table:table-cell office:value-type="float" office:value="0.733072">
                <text:p>0.733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8905">
                <text:p>0.198905</text:p>
              </table:table-cell>
              <table:table-cell office:value-type="float" office:value="0.153136">
                <text:p>0.153136</text:p>
              </table:table-cell>
              <table:table-cell office:value-type="float" office:value="0.761567">
                <text:p>0.761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6376">
                <text:p>0.206376</text:p>
              </table:table-cell>
              <table:table-cell office:value-type="float" office:value="0.194065">
                <text:p>0.194065</text:p>
              </table:table-cell>
              <table:table-cell office:value-type="float" office:value="0.729043">
                <text:p>0.729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898">
                <text:p>0.19898</text:p>
              </table:table-cell>
              <table:table-cell office:value-type="float" office:value="0.200899">
                <text:p>0.200899</text:p>
              </table:table-cell>
              <table:table-cell office:value-type="float" office:value="0.764168">
                <text:p>0.764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7671">
                <text:p>0.207671</text:p>
              </table:table-cell>
              <table:table-cell office:value-type="float" office:value="0.19506">
                <text:p>0.19506</text:p>
              </table:table-cell>
              <table:table-cell office:value-type="float" office:value="0.753883">
                <text:p>0.7538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0083">
                <text:p>0.210083</text:p>
              </table:table-cell>
              <table:table-cell office:value-type="float" office:value="0.175777">
                <text:p>0.175777</text:p>
              </table:table-cell>
              <table:table-cell office:value-type="float" office:value="0.733719">
                <text:p>0.7337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8569">
                <text:p>0.218569</text:p>
              </table:table-cell>
              <table:table-cell office:value-type="float" office:value="0.189451">
                <text:p>0.189451</text:p>
              </table:table-cell>
              <table:table-cell office:value-type="float" office:value="0.747631">
                <text:p>0.7476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2616">
                <text:p>0.212616</text:p>
              </table:table-cell>
              <table:table-cell office:value-type="float" office:value="0.177621">
                <text:p>0.177621</text:p>
              </table:table-cell>
              <table:table-cell office:value-type="float" office:value="0.480772">
                <text:p>0.480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0408">
                <text:p>0.220408</text:p>
              </table:table-cell>
              <table:table-cell office:value-type="float" office:value="0.152325">
                <text:p>0.152325</text:p>
              </table:table-cell>
              <table:table-cell office:value-type="float" office:value="0.749266">
                <text:p>0.749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23845">
                <text:p>0.223845</text:p>
              </table:table-cell>
              <table:table-cell office:value-type="float" office:value="0.190002">
                <text:p>0.190002</text:p>
              </table:table-cell>
              <table:table-cell office:value-type="float" office:value="0.555759">
                <text:p>0.5557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8251">
                <text:p>0.218251</text:p>
              </table:table-cell>
              <table:table-cell office:value-type="float" office:value="0.175755">
                <text:p>0.175755</text:p>
              </table:table-cell>
              <table:table-cell office:value-type="float" office:value="0.529568">
                <text:p>0.5295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636">
                <text:p>0.12636</text:p>
              </table:table-cell>
              <table:table-cell office:value-type="float" office:value="0.122277">
                <text:p>0.122277</text:p>
              </table:table-cell>
              <table:table-cell office:value-type="float" office:value="0.582237">
                <text:p>0.582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7918">
                <text:p>0.217918</text:p>
              </table:table-cell>
              <table:table-cell office:value-type="float" office:value="0.19383">
                <text:p>0.19383</text:p>
              </table:table-cell>
              <table:table-cell office:value-type="float" office:value="0.626497">
                <text:p>0.6264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985">
                <text:p>0.21985</text:p>
              </table:table-cell>
              <table:table-cell office:value-type="float" office:value="0.18444">
                <text:p>0.18444</text:p>
              </table:table-cell>
              <table:table-cell office:value-type="float" office:value="0.748148">
                <text:p>0.748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8204">
                <text:p>0.218204</text:p>
              </table:table-cell>
              <table:table-cell office:value-type="float" office:value="0.183345">
                <text:p>0.183345</text:p>
              </table:table-cell>
              <table:table-cell office:value-type="float" office:value="0.73154">
                <text:p>0.73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7607">
                <text:p>0.207607</text:p>
              </table:table-cell>
              <table:table-cell office:value-type="float" office:value="0.169743">
                <text:p>0.169743</text:p>
              </table:table-cell>
              <table:table-cell office:value-type="float" office:value="0.689975">
                <text:p>0.689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9499">
                <text:p>0.219499</text:p>
              </table:table-cell>
              <table:table-cell office:value-type="float" office:value="0.147679">
                <text:p>0.147679</text:p>
              </table:table-cell>
              <table:table-cell office:value-type="float" office:value="0.753034">
                <text:p>0.753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2515">
                <text:p>0.212515</text:p>
              </table:table-cell>
              <table:table-cell office:value-type="float" office:value="0.19369">
                <text:p>0.19369</text:p>
              </table:table-cell>
              <table:table-cell office:value-type="float" office:value="0.677062">
                <text:p>0.677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5822">
                <text:p>0.215822</text:p>
              </table:table-cell>
              <table:table-cell office:value-type="float" office:value="0.182146">
                <text:p>0.182146</text:p>
              </table:table-cell>
              <table:table-cell office:value-type="float" office:value="0.698017">
                <text:p>0.698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0937">
                <text:p>0.130937</text:p>
              </table:table-cell>
              <table:table-cell office:value-type="float" office:value="0.191143">
                <text:p>0.191143</text:p>
              </table:table-cell>
              <table:table-cell office:value-type="float" office:value="0.580526">
                <text:p>0.5805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4822">
                <text:p>0.134822</text:p>
              </table:table-cell>
              <table:table-cell office:value-type="float" office:value="0.199537">
                <text:p>0.199537</text:p>
              </table:table-cell>
              <table:table-cell office:value-type="float" office:value="0.762291">
                <text:p>0.7622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6341">
                <text:p>0.216341</text:p>
              </table:table-cell>
              <table:table-cell office:value-type="float" office:value="0.157798">
                <text:p>0.157798</text:p>
              </table:table-cell>
              <table:table-cell office:value-type="float" office:value="0.740344">
                <text:p>0.7403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6773">
                <text:p>0.216773</text:p>
              </table:table-cell>
              <table:table-cell office:value-type="float" office:value="0.19511">
                <text:p>0.19511</text:p>
              </table:table-cell>
              <table:table-cell office:value-type="float" office:value="0.738431">
                <text:p>0.738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6854">
                <text:p>0.136854</text:p>
              </table:table-cell>
              <table:table-cell office:value-type="float" office:value="0.178274">
                <text:p>0.178274</text:p>
              </table:table-cell>
              <table:table-cell office:value-type="float" office:value="0.458855">
                <text:p>0.458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24207">
                <text:p>0.224207</text:p>
              </table:table-cell>
              <table:table-cell office:value-type="float" office:value="0.200951">
                <text:p>0.200951</text:p>
              </table:table-cell>
              <table:table-cell office:value-type="float" office:value="0.736748">
                <text:p>0.7367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2611">
                <text:p>0.212611</text:p>
              </table:table-cell>
              <table:table-cell office:value-type="float" office:value="0.192349">
                <text:p>0.192349</text:p>
              </table:table-cell>
              <table:table-cell office:value-type="float" office:value="0.731805">
                <text:p>0.7318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03633">
                <text:p>0.203633</text:p>
              </table:table-cell>
              <table:table-cell office:value-type="float" office:value="0.189782">
                <text:p>0.189782</text:p>
              </table:table-cell>
              <table:table-cell office:value-type="float" office:value="0.739028">
                <text:p>0.7390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9702">
                <text:p>0.189702</text:p>
              </table:table-cell>
              <table:table-cell office:value-type="float" office:value="0.191279">
                <text:p>0.191279</text:p>
              </table:table-cell>
              <table:table-cell office:value-type="float" office:value="0.733636">
                <text:p>0.7336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7357">
                <text:p>0.197357</text:p>
              </table:table-cell>
              <table:table-cell office:value-type="float" office:value="0.191984">
                <text:p>0.191984</text:p>
              </table:table-cell>
              <table:table-cell office:value-type="float" office:value="0.736482">
                <text:p>0.7364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3335">
                <text:p>0.233335</text:p>
              </table:table-cell>
              <table:table-cell office:value-type="float" office:value="0.113593">
                <text:p>0.113593</text:p>
              </table:table-cell>
              <table:table-cell office:value-type="float" office:value="0.705462">
                <text:p>0.705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3664">
                <text:p>0.213664</text:p>
              </table:table-cell>
              <table:table-cell office:value-type="float" office:value="0.16387">
                <text:p>0.16387</text:p>
              </table:table-cell>
              <table:table-cell office:value-type="float" office:value="0.509482">
                <text:p>0.5094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7744">
                <text:p>0.127744</text:p>
              </table:table-cell>
              <table:table-cell office:value-type="float" office:value="0.120471">
                <text:p>0.120471</text:p>
              </table:table-cell>
              <table:table-cell office:value-type="float" office:value="0.654696">
                <text:p>0.6546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0029">
                <text:p>0.210029</text:p>
              </table:table-cell>
              <table:table-cell office:value-type="float" office:value="0.189446">
                <text:p>0.189446</text:p>
              </table:table-cell>
              <table:table-cell office:value-type="float" office:value="0.633329">
                <text:p>0.633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8684">
                <text:p>0.168684</text:p>
              </table:table-cell>
              <table:table-cell office:value-type="float" office:value="0.196792">
                <text:p>0.196792</text:p>
              </table:table-cell>
              <table:table-cell office:value-type="float" office:value="0.78023">
                <text:p>0.780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9837">
                <text:p>0.219837</text:p>
              </table:table-cell>
              <table:table-cell office:value-type="float" office:value="0.194001">
                <text:p>0.194001</text:p>
              </table:table-cell>
              <table:table-cell office:value-type="float" office:value="0.728775">
                <text:p>0.7287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9929">
                <text:p>0.219929</text:p>
              </table:table-cell>
              <table:table-cell office:value-type="float" office:value="0.190905">
                <text:p>0.190905</text:p>
              </table:table-cell>
              <table:table-cell office:value-type="float" office:value="0.711447">
                <text:p>0.7114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88242">
                <text:p>0.188242</text:p>
              </table:table-cell>
              <table:table-cell office:value-type="float" office:value="0.198324">
                <text:p>0.198324</text:p>
              </table:table-cell>
              <table:table-cell office:value-type="float" office:value="0.684314">
                <text:p>0.6843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2959">
                <text:p>0.222959</text:p>
              </table:table-cell>
              <table:table-cell office:value-type="float" office:value="0.209131">
                <text:p>0.209131</text:p>
              </table:table-cell>
              <table:table-cell office:value-type="float" office:value="0.726177">
                <text:p>0.7261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6653">
                <text:p>0.216653</text:p>
              </table:table-cell>
              <table:table-cell office:value-type="float" office:value="0.191664">
                <text:p>0.191664</text:p>
              </table:table-cell>
              <table:table-cell office:value-type="float" office:value="0.742622">
                <text:p>0.742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791">
                <text:p>0.20791</text:p>
              </table:table-cell>
              <table:table-cell office:value-type="float" office:value="0.186281">
                <text:p>0.186281</text:p>
              </table:table-cell>
              <table:table-cell office:value-type="float" office:value="0.695571">
                <text:p>0.6955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9199">
                <text:p>0.199199</text:p>
              </table:table-cell>
              <table:table-cell office:value-type="float" office:value="0.191324">
                <text:p>0.191324</text:p>
              </table:table-cell>
              <table:table-cell office:value-type="float" office:value="0.708241">
                <text:p>0.7082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3423">
                <text:p>0.123423</text:p>
              </table:table-cell>
              <table:table-cell office:value-type="float" office:value="0.191986">
                <text:p>0.191986</text:p>
              </table:table-cell>
              <table:table-cell office:value-type="float" office:value="0.719905">
                <text:p>0.7199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6057">
                <text:p>0.206057</text:p>
              </table:table-cell>
              <table:table-cell office:value-type="float" office:value="0.193182">
                <text:p>0.193182</text:p>
              </table:table-cell>
              <table:table-cell office:value-type="float" office:value="0.733968">
                <text:p>0.733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2748">
                <text:p>0.202748</text:p>
              </table:table-cell>
              <table:table-cell office:value-type="float" office:value="0.193097">
                <text:p>0.193097</text:p>
              </table:table-cell>
              <table:table-cell office:value-type="float" office:value="0.713632">
                <text:p>0.7136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20149">
                <text:p>0.220149</text:p>
              </table:table-cell>
              <table:table-cell office:value-type="float" office:value="0.17598">
                <text:p>0.17598</text:p>
              </table:table-cell>
              <table:table-cell office:value-type="float" office:value="0.738227">
                <text:p>0.738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21688">
                <text:p>0.221688</text:p>
              </table:table-cell>
              <table:table-cell office:value-type="float" office:value="0.114927">
                <text:p>0.114927</text:p>
              </table:table-cell>
              <table:table-cell office:value-type="float" office:value="0.753762">
                <text:p>0.75376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6732">
                <text:p>0.196732</text:p>
              </table:table-cell>
              <table:table-cell office:value-type="float" office:value="0.178352">
                <text:p>0.178352</text:p>
              </table:table-cell>
              <table:table-cell office:value-type="float" office:value="0.488309">
                <text:p>0.4883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8479">
                <text:p>0.198479</text:p>
              </table:table-cell>
              <table:table-cell office:value-type="float" office:value="0.15785">
                <text:p>0.15785</text:p>
              </table:table-cell>
              <table:table-cell office:value-type="float" office:value="0.724519">
                <text:p>0.7245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9543">
                <text:p>0.219543</text:p>
              </table:table-cell>
              <table:table-cell office:value-type="float" office:value="0.196732">
                <text:p>0.196732</text:p>
              </table:table-cell>
              <table:table-cell office:value-type="float" office:value="0.712512">
                <text:p>0.712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9579">
                <text:p>0.269579</text:p>
              </table:table-cell>
              <table:table-cell office:value-type="float" office:value="0.197657">
                <text:p>0.197657</text:p>
              </table:table-cell>
              <table:table-cell office:value-type="float" office:value="0.714485">
                <text:p>0.7144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27119">
                <text:p>0.127119</text:p>
              </table:table-cell>
              <table:table-cell office:value-type="float" office:value="0.178561">
                <text:p>0.178561</text:p>
              </table:table-cell>
              <table:table-cell office:value-type="float" office:value="0.562996">
                <text:p>0.5629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2609">
                <text:p>0.202609</text:p>
              </table:table-cell>
              <table:table-cell office:value-type="float" office:value="0.122789">
                <text:p>0.122789</text:p>
              </table:table-cell>
              <table:table-cell office:value-type="float" office:value="0.721989">
                <text:p>0.721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4746">
                <text:p>0.204746</text:p>
              </table:table-cell>
              <table:table-cell office:value-type="float" office:value="0.177942">
                <text:p>0.177942</text:p>
              </table:table-cell>
              <table:table-cell office:value-type="float" office:value="0.741962">
                <text:p>0.7419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6802">
                <text:p>0.196802</text:p>
              </table:table-cell>
              <table:table-cell office:value-type="float" office:value="0.176914">
                <text:p>0.176914</text:p>
              </table:table-cell>
              <table:table-cell office:value-type="float" office:value="0.716864">
                <text:p>0.716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152">
                <text:p>0.196152</text:p>
              </table:table-cell>
              <table:table-cell office:value-type="float" office:value="0.153721">
                <text:p>0.153721</text:p>
              </table:table-cell>
              <table:table-cell office:value-type="float" office:value="0.47067">
                <text:p>0.470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2561">
                <text:p>0.212561</text:p>
              </table:table-cell>
              <table:table-cell office:value-type="float" office:value="0.181309">
                <text:p>0.181309</text:p>
              </table:table-cell>
              <table:table-cell office:value-type="float" office:value="0.672902">
                <text:p>0.6729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9075">
                <text:p>0.29075</text:p>
              </table:table-cell>
              <table:table-cell office:value-type="float" office:value="0.20076">
                <text:p>0.20076</text:p>
              </table:table-cell>
              <table:table-cell office:value-type="float" office:value="0.723118">
                <text:p>0.7231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4612">
                <text:p>0.224612</text:p>
              </table:table-cell>
              <table:table-cell office:value-type="float" office:value="0.196102">
                <text:p>0.196102</text:p>
              </table:table-cell>
              <table:table-cell office:value-type="float" office:value="0.716395">
                <text:p>0.7163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0897">
                <text:p>0.20897</text:p>
              </table:table-cell>
              <table:table-cell office:value-type="float" office:value="0.191878">
                <text:p>0.191878</text:p>
              </table:table-cell>
              <table:table-cell office:value-type="float" office:value="0.635783">
                <text:p>0.635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7917">
                <text:p>0.217917</text:p>
              </table:table-cell>
              <table:table-cell office:value-type="float" office:value="0.188712">
                <text:p>0.188712</text:p>
              </table:table-cell>
              <table:table-cell office:value-type="float" office:value="0.737949">
                <text:p>0.737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5323">
                <text:p>0.225323</text:p>
              </table:table-cell>
              <table:table-cell office:value-type="float" office:value="0.185025">
                <text:p>0.185025</text:p>
              </table:table-cell>
              <table:table-cell office:value-type="float" office:value="0.72612">
                <text:p>0.726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7215">
                <text:p>0.217215</text:p>
              </table:table-cell>
              <table:table-cell office:value-type="float" office:value="0.198014">
                <text:p>0.198014</text:p>
              </table:table-cell>
              <table:table-cell office:value-type="float" office:value="0.719033">
                <text:p>0.719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4979">
                <text:p>0.224979</text:p>
              </table:table-cell>
              <table:table-cell office:value-type="float" office:value="0.115168">
                <text:p>0.115168</text:p>
              </table:table-cell>
              <table:table-cell office:value-type="float" office:value="0.71762">
                <text:p>0.717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8337">
                <text:p>0.128337</text:p>
              </table:table-cell>
              <table:table-cell office:value-type="float" office:value="0.19091">
                <text:p>0.19091</text:p>
              </table:table-cell>
              <table:table-cell office:value-type="float" office:value="0.736125">
                <text:p>0.736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6416">
                <text:p>0.196416</text:p>
              </table:table-cell>
              <table:table-cell office:value-type="float" office:value="0.180091">
                <text:p>0.180091</text:p>
              </table:table-cell>
              <table:table-cell office:value-type="float" office:value="0.744547">
                <text:p>0.744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1024">
                <text:p>0.221024</text:p>
              </table:table-cell>
              <table:table-cell office:value-type="float" office:value="0.178978">
                <text:p>0.178978</text:p>
              </table:table-cell>
              <table:table-cell office:value-type="float" office:value="0.666312">
                <text:p>0.6663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4391">
                <text:p>0.224391</text:p>
              </table:table-cell>
              <table:table-cell office:value-type="float" office:value="0.163729">
                <text:p>0.163729</text:p>
              </table:table-cell>
              <table:table-cell office:value-type="float" office:value="0.753354">
                <text:p>0.7533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9638">
                <text:p>0.129638</text:p>
              </table:table-cell>
              <table:table-cell office:value-type="float" office:value="0.192517">
                <text:p>0.192517</text:p>
              </table:table-cell>
              <table:table-cell office:value-type="float" office:value="0.69894">
                <text:p>0.698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5057">
                <text:p>0.185057</text:p>
              </table:table-cell>
              <table:table-cell office:value-type="float" office:value="0.18774">
                <text:p>0.18774</text:p>
              </table:table-cell>
              <table:table-cell office:value-type="float" office:value="0.748862">
                <text:p>0.7488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7799">
                <text:p>0.217799</text:p>
              </table:table-cell>
              <table:table-cell office:value-type="float" office:value="0.195773">
                <text:p>0.195773</text:p>
              </table:table-cell>
              <table:table-cell office:value-type="float" office:value="0.736477">
                <text:p>0.7364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6257">
                <text:p>0.206257</text:p>
              </table:table-cell>
              <table:table-cell office:value-type="float" office:value="0.197416">
                <text:p>0.197416</text:p>
              </table:table-cell>
              <table:table-cell office:value-type="float" office:value="0.731122">
                <text:p>0.7311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3954">
                <text:p>0.223954</text:p>
              </table:table-cell>
              <table:table-cell office:value-type="float" office:value="0.193353">
                <text:p>0.193353</text:p>
              </table:table-cell>
              <table:table-cell office:value-type="float" office:value="0.713358">
                <text:p>0.713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5711">
                <text:p>0.145711</text:p>
              </table:table-cell>
              <table:table-cell office:value-type="float" office:value="0.197407">
                <text:p>0.197407</text:p>
              </table:table-cell>
              <table:table-cell office:value-type="float" office:value="0.717011">
                <text:p>0.7170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015">
                <text:p>0.225015</text:p>
              </table:table-cell>
              <table:table-cell office:value-type="float" office:value="0.190354">
                <text:p>0.190354</text:p>
              </table:table-cell>
              <table:table-cell office:value-type="float" office:value="0.867254">
                <text:p>0.8672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5765">
                <text:p>0.215765</text:p>
              </table:table-cell>
              <table:table-cell office:value-type="float" office:value="0.187101">
                <text:p>0.187101</text:p>
              </table:table-cell>
              <table:table-cell office:value-type="float" office:value="0.682394">
                <text:p>0.6823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1554">
                <text:p>0.131554</text:p>
              </table:table-cell>
              <table:table-cell office:value-type="float" office:value="0.181052">
                <text:p>0.181052</text:p>
              </table:table-cell>
              <table:table-cell office:value-type="float" office:value="0.688569">
                <text:p>0.688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4334">
                <text:p>0.244334</text:p>
              </table:table-cell>
              <table:table-cell office:value-type="float" office:value="0.114215">
                <text:p>0.114215</text:p>
              </table:table-cell>
              <table:table-cell office:value-type="float" office:value="0.731749">
                <text:p>0.7317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7984">
                <text:p>0.227984</text:p>
              </table:table-cell>
              <table:table-cell office:value-type="float" office:value="0.192924">
                <text:p>0.192924</text:p>
              </table:table-cell>
              <table:table-cell office:value-type="float" office:value="0.734177">
                <text:p>0.7341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0466">
                <text:p>0.200466</text:p>
              </table:table-cell>
              <table:table-cell office:value-type="float" office:value="0.184399">
                <text:p>0.184399</text:p>
              </table:table-cell>
              <table:table-cell office:value-type="float" office:value="0.756029">
                <text:p>0.7560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15137">
                <text:p>0.215137</text:p>
              </table:table-cell>
              <table:table-cell office:value-type="float" office:value="0.188066">
                <text:p>0.188066</text:p>
              </table:table-cell>
              <table:table-cell office:value-type="float" office:value="0.736083">
                <text:p>0.7360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2019">
                <text:p>0.222019</text:p>
              </table:table-cell>
              <table:table-cell office:value-type="float" office:value="0.19101">
                <text:p>0.19101</text:p>
              </table:table-cell>
              <table:table-cell office:value-type="float" office:value="0.774466">
                <text:p>0.7744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1193">
                <text:p>0.201193</text:p>
              </table:table-cell>
              <table:table-cell office:value-type="float" office:value="0.191867">
                <text:p>0.191867</text:p>
              </table:table-cell>
              <table:table-cell office:value-type="float" office:value="0.636538">
                <text:p>0.6365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0721">
                <text:p>0.220721</text:p>
              </table:table-cell>
              <table:table-cell office:value-type="float" office:value="0.193521">
                <text:p>0.193521</text:p>
              </table:table-cell>
              <table:table-cell office:value-type="float" office:value="0.746868">
                <text:p>0.7468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3034">
                <text:p>0.223034</text:p>
              </table:table-cell>
              <table:table-cell office:value-type="float" office:value="0.114629">
                <text:p>0.114629</text:p>
              </table:table-cell>
              <table:table-cell office:value-type="float" office:value="0.714121">
                <text:p>0.714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7683">
                <text:p>0.217683</text:p>
              </table:table-cell>
              <table:table-cell office:value-type="float" office:value="0.1908">
                <text:p>0.1908</text:p>
              </table:table-cell>
              <table:table-cell office:value-type="float" office:value="0.67687">
                <text:p>0.676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357">
                <text:p>0.21357</text:p>
              </table:table-cell>
              <table:table-cell office:value-type="float" office:value="0.177987">
                <text:p>0.177987</text:p>
              </table:table-cell>
              <table:table-cell office:value-type="float" office:value="0.73476">
                <text:p>0.734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0563">
                <text:p>0.200563</text:p>
              </table:table-cell>
              <table:table-cell office:value-type="float" office:value="0.175036">
                <text:p>0.175036</text:p>
              </table:table-cell>
              <table:table-cell office:value-type="float" office:value="0.458093">
                <text:p>0.45809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9688">
                <text:p>0.129688</text:p>
              </table:table-cell>
              <table:table-cell office:value-type="float" office:value="0.191973">
                <text:p>0.191973</text:p>
              </table:table-cell>
              <table:table-cell office:value-type="float" office:value="0.477959">
                <text:p>0.4779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2157">
                <text:p>0.212157</text:p>
              </table:table-cell>
              <table:table-cell office:value-type="float" office:value="0.197856">
                <text:p>0.197856</text:p>
              </table:table-cell>
              <table:table-cell office:value-type="float" office:value="0.749141">
                <text:p>0.7491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1194">
                <text:p>0.201194</text:p>
              </table:table-cell>
              <table:table-cell office:value-type="float" office:value="0.197021">
                <text:p>0.197021</text:p>
              </table:table-cell>
              <table:table-cell office:value-type="float" office:value="0.734629">
                <text:p>0.7346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15815">
                <text:p>0.215815</text:p>
              </table:table-cell>
              <table:table-cell office:value-type="float" office:value="0.188509">
                <text:p>0.188509</text:p>
              </table:table-cell>
              <table:table-cell office:value-type="float" office:value="0.735871">
                <text:p>0.7358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4198">
                <text:p>0.224198</text:p>
              </table:table-cell>
              <table:table-cell office:value-type="float" office:value="0.112333">
                <text:p>0.112333</text:p>
              </table:table-cell>
              <table:table-cell office:value-type="float" office:value="0.730978">
                <text:p>0.7309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9412">
                <text:p>0.189412</text:p>
              </table:table-cell>
              <table:table-cell office:value-type="float" office:value="0.18708">
                <text:p>0.18708</text:p>
              </table:table-cell>
              <table:table-cell office:value-type="float" office:value="0.729297">
                <text:p>0.7292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297">
                <text:p>0.16297</text:p>
              </table:table-cell>
              <table:table-cell office:value-type="float" office:value="0.113724">
                <text:p>0.113724</text:p>
              </table:table-cell>
              <table:table-cell office:value-type="float" office:value="0.428894">
                <text:p>0.4288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4664">
                <text:p>0.214664</text:p>
              </table:table-cell>
              <table:table-cell office:value-type="float" office:value="0.194666">
                <text:p>0.194666</text:p>
              </table:table-cell>
              <table:table-cell office:value-type="float" office:value="0.413204">
                <text:p>0.413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11909">
                <text:p>0.311909</text:p>
              </table:table-cell>
              <table:table-cell office:value-type="float" office:value="0.17939">
                <text:p>0.17939</text:p>
              </table:table-cell>
              <table:table-cell office:value-type="float" office:value="0.429788">
                <text:p>0.42978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247cm" svg:height="21.019cm" xlink:href=".." xlink:type="simple" chart:class="chart:line" chart:style-name="ch1">
        <chart:legend chart:legend-position="end" svg:x="31.767cm" svg:y="9.656cm" style:legend-expansion="high" chart:style-name="ch2"/>
        <chart:plot-area chart:style-name="ch3" table:cell-range-address="Firefox.B1:Firefox.D151" chart:data-source-has-labels="row" svg:x="0.684cm" svg:y="0.42cm" svg:width="30.399cm" svg:height="20.179cm">
          <chartooo:coordinate-region svg:x="1.436cm" svg:y="0.556cm" svg:width="29.647cm" svg:height="18.9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efox.B2:Firefox.B151" chart:label-cell-address="Firefox.B1:Firefox.B1" chart:class="chart:line">
            <chart:data-point chart:repeated="150"/>
          </chart:series>
          <chart:series chart:style-name="ch7" chart:values-cell-range-address="Firefox.C2:Firefox.C151" chart:label-cell-address="Firefox.C1:Firefox.C1" chart:class="chart:line">
            <chart:data-point chart:repeated="150"/>
          </chart:series>
          <chart:series chart:style-name="ch8" chart:values-cell-range-address="Firefox.D2:Firefox.D151" chart:label-cell-address="Firefox.D1:Firefox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Firefox.B1:Firefox.B1</svg:desc>
                </draw:g>
              </table:table-cell>
              <table:table-cell office:value-type="string">
                <text:p>rk</text:p>
                <draw:g>
                  <svg:desc>Firefox.C1:Firefox.C1</svg:desc>
                </draw:g>
              </table:table-cell>
              <table:table-cell office:value-type="string">
                <text:p>original</text:p>
                <draw:g>
                  <svg:desc>Firefox.D1:Firef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7586">
                <text:p>0.167586</text:p>
                <draw:g>
                  <svg:desc>Firefox.B2:Firefox.B151</svg:desc>
                </draw:g>
              </table:table-cell>
              <table:table-cell office:value-type="float" office:value="0.177824">
                <text:p>0.177824</text:p>
                <draw:g>
                  <svg:desc>Firefox.C2:Firefox.C151</svg:desc>
                </draw:g>
              </table:table-cell>
              <table:table-cell office:value-type="float" office:value="0.616649">
                <text:p>0.616649</text:p>
                <draw:g>
                  <svg:desc>Firefox.D2:Firefox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4104">
                <text:p>0.184104</text:p>
              </table:table-cell>
              <table:table-cell office:value-type="float" office:value="0.183671">
                <text:p>0.183671</text:p>
              </table:table-cell>
              <table:table-cell office:value-type="float" office:value="0.381132">
                <text:p>0.381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807">
                <text:p>0.195807</text:p>
              </table:table-cell>
              <table:table-cell office:value-type="float" office:value="0.179091">
                <text:p>0.179091</text:p>
              </table:table-cell>
              <table:table-cell office:value-type="float" office:value="0.39363">
                <text:p>0.39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717">
                <text:p>0.184717</text:p>
              </table:table-cell>
              <table:table-cell office:value-type="float" office:value="0.184773">
                <text:p>0.184773</text:p>
              </table:table-cell>
              <table:table-cell office:value-type="float" office:value="0.571888">
                <text:p>0.571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3905">
                <text:p>0.183905</text:p>
              </table:table-cell>
              <table:table-cell office:value-type="float" office:value="0.167971">
                <text:p>0.167971</text:p>
              </table:table-cell>
              <table:table-cell office:value-type="float" office:value="0.543999">
                <text:p>0.543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3157">
                <text:p>0.173157</text:p>
              </table:table-cell>
              <table:table-cell office:value-type="float" office:value="0.198132">
                <text:p>0.198132</text:p>
              </table:table-cell>
              <table:table-cell office:value-type="float" office:value="0.583541">
                <text:p>0.583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8319">
                <text:p>0.178319</text:p>
              </table:table-cell>
              <table:table-cell office:value-type="float" office:value="0.173881">
                <text:p>0.173881</text:p>
              </table:table-cell>
              <table:table-cell office:value-type="float" office:value="0.488873">
                <text:p>0.488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5609">
                <text:p>0.195609</text:p>
              </table:table-cell>
              <table:table-cell office:value-type="float" office:value="0.172969">
                <text:p>0.172969</text:p>
              </table:table-cell>
              <table:table-cell office:value-type="float" office:value="0.560444">
                <text:p>0.560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2912">
                <text:p>0.192912</text:p>
              </table:table-cell>
              <table:table-cell office:value-type="float" office:value="0.115285">
                <text:p>0.115285</text:p>
              </table:table-cell>
              <table:table-cell office:value-type="float" office:value="0.628733">
                <text:p>0.628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4335">
                <text:p>0.204335</text:p>
              </table:table-cell>
              <table:table-cell office:value-type="float" office:value="0.172695">
                <text:p>0.172695</text:p>
              </table:table-cell>
              <table:table-cell office:value-type="float" office:value="0.616561">
                <text:p>0.6165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3503">
                <text:p>0.123503</text:p>
              </table:table-cell>
              <table:table-cell office:value-type="float" office:value="0.113435">
                <text:p>0.113435</text:p>
              </table:table-cell>
              <table:table-cell office:value-type="float" office:value="0.556784">
                <text:p>0.556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5167">
                <text:p>0.205167</text:p>
              </table:table-cell>
              <table:table-cell office:value-type="float" office:value="0.183843">
                <text:p>0.183843</text:p>
              </table:table-cell>
              <table:table-cell office:value-type="float" office:value="0.402239">
                <text:p>0.4022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613">
                <text:p>0.192613</text:p>
              </table:table-cell>
              <table:table-cell office:value-type="float" office:value="0.170785">
                <text:p>0.170785</text:p>
              </table:table-cell>
              <table:table-cell office:value-type="float" office:value="0.579379">
                <text:p>0.579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7293">
                <text:p>0.187293</text:p>
              </table:table-cell>
              <table:table-cell office:value-type="float" office:value="0.193247">
                <text:p>0.193247</text:p>
              </table:table-cell>
              <table:table-cell office:value-type="float" office:value="0.603825">
                <text:p>0.603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6827">
                <text:p>0.206827</text:p>
              </table:table-cell>
              <table:table-cell office:value-type="float" office:value="0.19208">
                <text:p>0.19208</text:p>
              </table:table-cell>
              <table:table-cell office:value-type="float" office:value="0.620323">
                <text:p>0.6203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1661">
                <text:p>0.201661</text:p>
              </table:table-cell>
              <table:table-cell office:value-type="float" office:value="0.183544">
                <text:p>0.183544</text:p>
              </table:table-cell>
              <table:table-cell office:value-type="float" office:value="0.605043">
                <text:p>0.6050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1737">
                <text:p>0.191737</text:p>
              </table:table-cell>
              <table:table-cell office:value-type="float" office:value="0.188295">
                <text:p>0.188295</text:p>
              </table:table-cell>
              <table:table-cell office:value-type="float" office:value="0.604156">
                <text:p>0.604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2197">
                <text:p>0.172197</text:p>
              </table:table-cell>
              <table:table-cell office:value-type="float" office:value="0.175633">
                <text:p>0.175633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865">
                <text:p>0.18865</text:p>
              </table:table-cell>
              <table:table-cell office:value-type="float" office:value="0.175362">
                <text:p>0.175362</text:p>
              </table:table-cell>
              <table:table-cell office:value-type="float" office:value="0.619387">
                <text:p>0.619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856">
                <text:p>0.19856</text:p>
              </table:table-cell>
              <table:table-cell office:value-type="float" office:value="0.17075">
                <text:p>0.17075</text:p>
              </table:table-cell>
              <table:table-cell office:value-type="float" office:value="0.623178">
                <text:p>0.6231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439">
                <text:p>0.19439</text:p>
              </table:table-cell>
              <table:table-cell office:value-type="float" office:value="0.175422">
                <text:p>0.175422</text:p>
              </table:table-cell>
              <table:table-cell office:value-type="float" office:value="0.606459">
                <text:p>0.606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3982">
                <text:p>0.193982</text:p>
              </table:table-cell>
              <table:table-cell office:value-type="float" office:value="0.194088">
                <text:p>0.194088</text:p>
              </table:table-cell>
              <table:table-cell office:value-type="float" office:value="0.614101">
                <text:p>0.614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724">
                <text:p>0.18724</text:p>
              </table:table-cell>
              <table:table-cell office:value-type="float" office:value="0.187982">
                <text:p>0.187982</text:p>
              </table:table-cell>
              <table:table-cell office:value-type="float" office:value="0.622376">
                <text:p>0.622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2">
                <text:p>0.19662</text:p>
              </table:table-cell>
              <table:table-cell office:value-type="float" office:value="0.174797">
                <text:p>0.174797</text:p>
              </table:table-cell>
              <table:table-cell office:value-type="float" office:value="0.605682">
                <text:p>0.6056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554">
                <text:p>0.12554</text:p>
              </table:table-cell>
              <table:table-cell office:value-type="float" office:value="0.174951">
                <text:p>0.174951</text:p>
              </table:table-cell>
              <table:table-cell office:value-type="float" office:value="0.606572">
                <text:p>0.606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3361">
                <text:p>0.203361</text:p>
              </table:table-cell>
              <table:table-cell office:value-type="float" office:value="0.188113">
                <text:p>0.188113</text:p>
              </table:table-cell>
              <table:table-cell office:value-type="float" office:value="0.622093">
                <text:p>0.622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23598">
                <text:p>0.123598</text:p>
              </table:table-cell>
              <table:table-cell office:value-type="float" office:value="0.183767">
                <text:p>0.183767</text:p>
              </table:table-cell>
              <table:table-cell office:value-type="float" office:value="0.561444">
                <text:p>0.561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4463">
                <text:p>0.204463</text:p>
              </table:table-cell>
              <table:table-cell office:value-type="float" office:value="0.144582">
                <text:p>0.144582</text:p>
              </table:table-cell>
              <table:table-cell office:value-type="float" office:value="0.623629">
                <text:p>0.6236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2909">
                <text:p>0.212909</text:p>
              </table:table-cell>
              <table:table-cell office:value-type="float" office:value="0.182472">
                <text:p>0.182472</text:p>
              </table:table-cell>
              <table:table-cell office:value-type="float" office:value="0.467248">
                <text:p>0.4672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222">
                <text:p>0.189222</text:p>
              </table:table-cell>
              <table:table-cell office:value-type="float" office:value="0.155932">
                <text:p>0.155932</text:p>
              </table:table-cell>
              <table:table-cell office:value-type="float" office:value="0.608175">
                <text:p>0.6081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6302">
                <text:p>0.196302</text:p>
              </table:table-cell>
              <table:table-cell office:value-type="float" office:value="0.184083">
                <text:p>0.184083</text:p>
              </table:table-cell>
              <table:table-cell office:value-type="float" office:value="0.591108">
                <text:p>0.591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3642">
                <text:p>0.183642</text:p>
              </table:table-cell>
              <table:table-cell office:value-type="float" office:value="0.182625">
                <text:p>0.182625</text:p>
              </table:table-cell>
              <table:table-cell office:value-type="float" office:value="0.667474">
                <text:p>0.6674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4126">
                <text:p>0.194126</text:p>
              </table:table-cell>
              <table:table-cell office:value-type="float" office:value="0.199383">
                <text:p>0.199383</text:p>
              </table:table-cell>
              <table:table-cell office:value-type="float" office:value="0.618393">
                <text:p>0.618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4206">
                <text:p>0.204206</text:p>
              </table:table-cell>
              <table:table-cell office:value-type="float" office:value="0.188723">
                <text:p>0.188723</text:p>
              </table:table-cell>
              <table:table-cell office:value-type="float" office:value="0.603294">
                <text:p>0.6032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5851">
                <text:p>0.185851</text:p>
              </table:table-cell>
              <table:table-cell office:value-type="float" office:value="0.184903">
                <text:p>0.184903</text:p>
              </table:table-cell>
              <table:table-cell office:value-type="float" office:value="0.569287">
                <text:p>0.5692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5754">
                <text:p>0.215754</text:p>
              </table:table-cell>
              <table:table-cell office:value-type="float" office:value="0.115292">
                <text:p>0.115292</text:p>
              </table:table-cell>
              <table:table-cell office:value-type="float" office:value="0.602902">
                <text:p>0.6029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9">
                <text:p>0.229</text:p>
              </table:table-cell>
              <table:table-cell office:value-type="float" office:value="0.195251">
                <text:p>0.195251</text:p>
              </table:table-cell>
              <table:table-cell office:value-type="float" office:value="0.622823">
                <text:p>0.622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21346">
                <text:p>0.121346</text:p>
              </table:table-cell>
              <table:table-cell office:value-type="float" office:value="0.189063">
                <text:p>0.189063</text:p>
              </table:table-cell>
              <table:table-cell office:value-type="float" office:value="0.630813">
                <text:p>0.630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3343">
                <text:p>0.213343</text:p>
              </table:table-cell>
              <table:table-cell office:value-type="float" office:value="0.113913">
                <text:p>0.113913</text:p>
              </table:table-cell>
              <table:table-cell office:value-type="float" office:value="0.590406">
                <text:p>0.590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0574">
                <text:p>0.200574</text:p>
              </table:table-cell>
              <table:table-cell office:value-type="float" office:value="0.192208">
                <text:p>0.192208</text:p>
              </table:table-cell>
              <table:table-cell office:value-type="float" office:value="0.674885">
                <text:p>0.6748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0051">
                <text:p>0.210051</text:p>
              </table:table-cell>
              <table:table-cell office:value-type="float" office:value="0.174062">
                <text:p>0.174062</text:p>
              </table:table-cell>
              <table:table-cell office:value-type="float" office:value="0.631802">
                <text:p>0.6318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047">
                <text:p>0.12047</text:p>
              </table:table-cell>
              <table:table-cell office:value-type="float" office:value="0.192096">
                <text:p>0.192096</text:p>
              </table:table-cell>
              <table:table-cell office:value-type="float" office:value="0.617039">
                <text:p>0.617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972">
                <text:p>0.11972</text:p>
              </table:table-cell>
              <table:table-cell office:value-type="float" office:value="0.191906">
                <text:p>0.191906</text:p>
              </table:table-cell>
              <table:table-cell office:value-type="float" office:value="0.617143">
                <text:p>0.6171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66678">
                <text:p>0.166678</text:p>
              </table:table-cell>
              <table:table-cell office:value-type="float" office:value="0.185555">
                <text:p>0.185555</text:p>
              </table:table-cell>
              <table:table-cell office:value-type="float" office:value="0.516105">
                <text:p>0.516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7167">
                <text:p>0.207167</text:p>
              </table:table-cell>
              <table:table-cell office:value-type="float" office:value="0.186514">
                <text:p>0.186514</text:p>
              </table:table-cell>
              <table:table-cell office:value-type="float" office:value="0.612675">
                <text:p>0.6126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5155">
                <text:p>0.205155</text:p>
              </table:table-cell>
              <table:table-cell office:value-type="float" office:value="0.15693">
                <text:p>0.15693</text:p>
              </table:table-cell>
              <table:table-cell office:value-type="float" office:value="0.619155">
                <text:p>0.619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4751">
                <text:p>0.214751</text:p>
              </table:table-cell>
              <table:table-cell office:value-type="float" office:value="0.216788">
                <text:p>0.216788</text:p>
              </table:table-cell>
              <table:table-cell office:value-type="float" office:value="0.623153">
                <text:p>0.6231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654">
                <text:p>0.20654</text:p>
              </table:table-cell>
              <table:table-cell office:value-type="float" office:value="0.188723">
                <text:p>0.188723</text:p>
              </table:table-cell>
              <table:table-cell office:value-type="float" office:value="0.613125">
                <text:p>0.61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3463">
                <text:p>0.213463</text:p>
              </table:table-cell>
              <table:table-cell office:value-type="float" office:value="0.190446">
                <text:p>0.190446</text:p>
              </table:table-cell>
              <table:table-cell office:value-type="float" office:value="0.388612">
                <text:p>0.388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1064">
                <text:p>0.211064</text:p>
              </table:table-cell>
              <table:table-cell office:value-type="float" office:value="0.121534">
                <text:p>0.121534</text:p>
              </table:table-cell>
              <table:table-cell office:value-type="float" office:value="0.597812">
                <text:p>0.5978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2016">
                <text:p>0.212016</text:p>
              </table:table-cell>
              <table:table-cell office:value-type="float" office:value="0.185586">
                <text:p>0.185586</text:p>
              </table:table-cell>
              <table:table-cell office:value-type="float" office:value="0.620429">
                <text:p>0.620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3298">
                <text:p>0.203298</text:p>
              </table:table-cell>
              <table:table-cell office:value-type="float" office:value="0.194124">
                <text:p>0.194124</text:p>
              </table:table-cell>
              <table:table-cell office:value-type="float" office:value="0.613749">
                <text:p>0.6137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64142">
                <text:p>0.264142</text:p>
              </table:table-cell>
              <table:table-cell office:value-type="float" office:value="0.237264">
                <text:p>0.237264</text:p>
              </table:table-cell>
              <table:table-cell office:value-type="float" office:value="0.623554">
                <text:p>0.6235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8931">
                <text:p>0.228931</text:p>
              </table:table-cell>
              <table:table-cell office:value-type="float" office:value="0.187481">
                <text:p>0.187481</text:p>
              </table:table-cell>
              <table:table-cell office:value-type="float" office:value="0.62924">
                <text:p>0.62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4774">
                <text:p>0.214774</text:p>
              </table:table-cell>
              <table:table-cell office:value-type="float" office:value="0.188127">
                <text:p>0.188127</text:p>
              </table:table-cell>
              <table:table-cell office:value-type="float" office:value="0.629078">
                <text:p>0.6290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7955">
                <text:p>0.207955</text:p>
              </table:table-cell>
              <table:table-cell office:value-type="float" office:value="0.120181">
                <text:p>0.120181</text:p>
              </table:table-cell>
              <table:table-cell office:value-type="float" office:value="0.604874">
                <text:p>0.604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095">
                <text:p>0.20095</text:p>
              </table:table-cell>
              <table:table-cell office:value-type="float" office:value="0.111972">
                <text:p>0.111972</text:p>
              </table:table-cell>
              <table:table-cell office:value-type="float" office:value="0.601822">
                <text:p>0.601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8441">
                <text:p>0.168441</text:p>
              </table:table-cell>
              <table:table-cell office:value-type="float" office:value="0.189828">
                <text:p>0.189828</text:p>
              </table:table-cell>
              <table:table-cell office:value-type="float" office:value="0.618021">
                <text:p>0.6180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2388">
                <text:p>0.222388</text:p>
              </table:table-cell>
              <table:table-cell office:value-type="float" office:value="0.108548">
                <text:p>0.108548</text:p>
              </table:table-cell>
              <table:table-cell office:value-type="float" office:value="0.403189">
                <text:p>0.4031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4688">
                <text:p>0.204688</text:p>
              </table:table-cell>
              <table:table-cell office:value-type="float" office:value="0.189217">
                <text:p>0.189217</text:p>
              </table:table-cell>
              <table:table-cell office:value-type="float" office:value="0.643993">
                <text:p>0.6439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9166">
                <text:p>0.209166</text:p>
              </table:table-cell>
              <table:table-cell office:value-type="float" office:value="0.194909">
                <text:p>0.194909</text:p>
              </table:table-cell>
              <table:table-cell office:value-type="float" office:value="0.442309">
                <text:p>0.4423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033">
                <text:p>0.211033</text:p>
              </table:table-cell>
              <table:table-cell office:value-type="float" office:value="0.189556">
                <text:p>0.189556</text:p>
              </table:table-cell>
              <table:table-cell office:value-type="float" office:value="0.616532">
                <text:p>0.616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7695">
                <text:p>0.217695</text:p>
              </table:table-cell>
              <table:table-cell office:value-type="float" office:value="0.140997">
                <text:p>0.140997</text:p>
              </table:table-cell>
              <table:table-cell office:value-type="float" office:value="0.58378">
                <text:p>0.583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2602">
                <text:p>0.202602</text:p>
              </table:table-cell>
              <table:table-cell office:value-type="float" office:value="0.170183">
                <text:p>0.170183</text:p>
              </table:table-cell>
              <table:table-cell office:value-type="float" office:value="0.624448">
                <text:p>0.6244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2195">
                <text:p>0.212195</text:p>
              </table:table-cell>
              <table:table-cell office:value-type="float" office:value="0.170715">
                <text:p>0.170715</text:p>
              </table:table-cell>
              <table:table-cell office:value-type="float" office:value="0.60209">
                <text:p>0.60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4326">
                <text:p>0.204326</text:p>
              </table:table-cell>
              <table:table-cell office:value-type="float" office:value="0.19081">
                <text:p>0.19081</text:p>
              </table:table-cell>
              <table:table-cell office:value-type="float" office:value="0.547944">
                <text:p>0.547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6844">
                <text:p>0.196844</text:p>
              </table:table-cell>
              <table:table-cell office:value-type="float" office:value="0.181633">
                <text:p>0.181633</text:p>
              </table:table-cell>
              <table:table-cell office:value-type="float" office:value="0.62391">
                <text:p>0.623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3431">
                <text:p>0.213431</text:p>
              </table:table-cell>
              <table:table-cell office:value-type="float" office:value="0.185247">
                <text:p>0.185247</text:p>
              </table:table-cell>
              <table:table-cell office:value-type="float" office:value="0.558068">
                <text:p>0.5580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3174">
                <text:p>0.193174</text:p>
              </table:table-cell>
              <table:table-cell office:value-type="float" office:value="0.188105">
                <text:p>0.188105</text:p>
              </table:table-cell>
              <table:table-cell office:value-type="float" office:value="0.531291">
                <text:p>0.5312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3059">
                <text:p>0.193059</text:p>
              </table:table-cell>
              <table:table-cell office:value-type="float" office:value="0.188456">
                <text:p>0.188456</text:p>
              </table:table-cell>
              <table:table-cell office:value-type="float" office:value="0.597298">
                <text:p>0.597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1322">
                <text:p>0.211322</text:p>
              </table:table-cell>
              <table:table-cell office:value-type="float" office:value="0.192779">
                <text:p>0.192779</text:p>
              </table:table-cell>
              <table:table-cell office:value-type="float" office:value="0.556882">
                <text:p>0.5568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2934">
                <text:p>0.192934</text:p>
              </table:table-cell>
              <table:table-cell office:value-type="float" office:value="0.245008">
                <text:p>0.245008</text:p>
              </table:table-cell>
              <table:table-cell office:value-type="float" office:value="0.616177">
                <text:p>0.6161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9528">
                <text:p>0.209528</text:p>
              </table:table-cell>
              <table:table-cell office:value-type="float" office:value="0.189298">
                <text:p>0.189298</text:p>
              </table:table-cell>
              <table:table-cell office:value-type="float" office:value="0.61674">
                <text:p>0.616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1517">
                <text:p>0.181517</text:p>
              </table:table-cell>
              <table:table-cell office:value-type="float" office:value="0.162948">
                <text:p>0.162948</text:p>
              </table:table-cell>
              <table:table-cell office:value-type="float" office:value="0.622384">
                <text:p>0.6223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85325">
                <text:p>0.185325</text:p>
              </table:table-cell>
              <table:table-cell office:value-type="float" office:value="0.183986">
                <text:p>0.183986</text:p>
              </table:table-cell>
              <table:table-cell office:value-type="float" office:value="0.603389">
                <text:p>0.603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3328">
                <text:p>0.213328</text:p>
              </table:table-cell>
              <table:table-cell office:value-type="float" office:value="0.191234">
                <text:p>0.191234</text:p>
              </table:table-cell>
              <table:table-cell office:value-type="float" office:value="0.627773">
                <text:p>0.6277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3539">
                <text:p>0.123539</text:p>
              </table:table-cell>
              <table:table-cell office:value-type="float" office:value="0.170773">
                <text:p>0.170773</text:p>
              </table:table-cell>
              <table:table-cell office:value-type="float" office:value="0.613985">
                <text:p>0.6139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3519">
                <text:p>0.213519</text:p>
              </table:table-cell>
              <table:table-cell office:value-type="float" office:value="0.186786">
                <text:p>0.186786</text:p>
              </table:table-cell>
              <table:table-cell office:value-type="float" office:value="0.51421">
                <text:p>0.514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4598">
                <text:p>0.154598</text:p>
              </table:table-cell>
              <table:table-cell office:value-type="float" office:value="0.186138">
                <text:p>0.186138</text:p>
              </table:table-cell>
              <table:table-cell office:value-type="float" office:value="0.599611">
                <text:p>0.5996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4895">
                <text:p>0.214895</text:p>
              </table:table-cell>
              <table:table-cell office:value-type="float" office:value="0.202364">
                <text:p>0.202364</text:p>
              </table:table-cell>
              <table:table-cell office:value-type="float" office:value="0.460626">
                <text:p>0.4606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321">
                <text:p>0.21321</text:p>
              </table:table-cell>
              <table:table-cell office:value-type="float" office:value="0.187196">
                <text:p>0.187196</text:p>
              </table:table-cell>
              <table:table-cell office:value-type="float" office:value="0.595775">
                <text:p>0.5957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3623">
                <text:p>0.213623</text:p>
              </table:table-cell>
              <table:table-cell office:value-type="float" office:value="0.183254">
                <text:p>0.183254</text:p>
              </table:table-cell>
              <table:table-cell office:value-type="float" office:value="0.411082">
                <text:p>0.4110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0027">
                <text:p>0.210027</text:p>
              </table:table-cell>
              <table:table-cell office:value-type="float" office:value="0.179494">
                <text:p>0.179494</text:p>
              </table:table-cell>
              <table:table-cell office:value-type="float" office:value="0.6205">
                <text:p>0.62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3119">
                <text:p>0.213119</text:p>
              </table:table-cell>
              <table:table-cell office:value-type="float" office:value="0.175803">
                <text:p>0.175803</text:p>
              </table:table-cell>
              <table:table-cell office:value-type="float" office:value="0.599937">
                <text:p>0.599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2961">
                <text:p>0.182961</text:p>
              </table:table-cell>
              <table:table-cell office:value-type="float" office:value="0.183727">
                <text:p>0.183727</text:p>
              </table:table-cell>
              <table:table-cell office:value-type="float" office:value="0.562073">
                <text:p>0.5620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0397">
                <text:p>0.200397</text:p>
              </table:table-cell>
              <table:table-cell office:value-type="float" office:value="0.189778">
                <text:p>0.189778</text:p>
              </table:table-cell>
              <table:table-cell office:value-type="float" office:value="0.594101">
                <text:p>0.594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92914">
                <text:p>0.192914</text:p>
              </table:table-cell>
              <table:table-cell office:value-type="float" office:value="0.181936">
                <text:p>0.181936</text:p>
              </table:table-cell>
              <table:table-cell office:value-type="float" office:value="0.577309">
                <text:p>0.5773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5971">
                <text:p>0.205971</text:p>
              </table:table-cell>
              <table:table-cell office:value-type="float" office:value="0.182152">
                <text:p>0.182152</text:p>
              </table:table-cell>
              <table:table-cell office:value-type="float" office:value="0.451318">
                <text:p>0.451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364">
                <text:p>0.12364</text:p>
              </table:table-cell>
              <table:table-cell office:value-type="float" office:value="0.179257">
                <text:p>0.179257</text:p>
              </table:table-cell>
              <table:table-cell office:value-type="float" office:value="0.636721">
                <text:p>0.636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1858">
                <text:p>0.121858</text:p>
              </table:table-cell>
              <table:table-cell office:value-type="float" office:value="0.181907">
                <text:p>0.181907</text:p>
              </table:table-cell>
              <table:table-cell office:value-type="float" office:value="0.619869">
                <text:p>0.619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6202">
                <text:p>0.206202</text:p>
              </table:table-cell>
              <table:table-cell office:value-type="float" office:value="0.191371">
                <text:p>0.191371</text:p>
              </table:table-cell>
              <table:table-cell office:value-type="float" office:value="0.622742">
                <text:p>0.622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2441">
                <text:p>0.192441</text:p>
              </table:table-cell>
              <table:table-cell office:value-type="float" office:value="0.195965">
                <text:p>0.195965</text:p>
              </table:table-cell>
              <table:table-cell office:value-type="float" office:value="0.486097">
                <text:p>0.486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38092">
                <text:p>0.138092</text:p>
              </table:table-cell>
              <table:table-cell office:value-type="float" office:value="0.184459">
                <text:p>0.184459</text:p>
              </table:table-cell>
              <table:table-cell office:value-type="float" office:value="0.608776">
                <text:p>0.608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2076">
                <text:p>0.212076</text:p>
              </table:table-cell>
              <table:table-cell office:value-type="float" office:value="0.111297">
                <text:p>0.111297</text:p>
              </table:table-cell>
              <table:table-cell office:value-type="float" office:value="0.447677">
                <text:p>0.4476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0981">
                <text:p>0.200981</text:p>
              </table:table-cell>
              <table:table-cell office:value-type="float" office:value="0.175754">
                <text:p>0.175754</text:p>
              </table:table-cell>
              <table:table-cell office:value-type="float" office:value="0.611013">
                <text:p>0.611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5468">
                <text:p>0.205468</text:p>
              </table:table-cell>
              <table:table-cell office:value-type="float" office:value="0.21953">
                <text:p>0.21953</text:p>
              </table:table-cell>
              <table:table-cell office:value-type="float" office:value="0.621827">
                <text:p>0.6218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1889">
                <text:p>0.201889</text:p>
              </table:table-cell>
              <table:table-cell office:value-type="float" office:value="0.108369">
                <text:p>0.108369</text:p>
              </table:table-cell>
              <table:table-cell office:value-type="float" office:value="0.601831">
                <text:p>0.6018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618">
                <text:p>0.21618</text:p>
              </table:table-cell>
              <table:table-cell office:value-type="float" office:value="0.16976">
                <text:p>0.16976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1503">
                <text:p>0.201503</text:p>
              </table:table-cell>
              <table:table-cell office:value-type="float" office:value="0.195842">
                <text:p>0.195842</text:p>
              </table:table-cell>
              <table:table-cell office:value-type="float" office:value="0.609887">
                <text:p>0.6098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1279">
                <text:p>0.211279</text:p>
              </table:table-cell>
              <table:table-cell office:value-type="float" office:value="0.192835">
                <text:p>0.192835</text:p>
              </table:table-cell>
              <table:table-cell office:value-type="float" office:value="0.601089">
                <text:p>0.6010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85098">
                <text:p>0.185098</text:p>
              </table:table-cell>
              <table:table-cell office:value-type="float" office:value="0.191155">
                <text:p>0.191155</text:p>
              </table:table-cell>
              <table:table-cell office:value-type="float" office:value="0.497071">
                <text:p>0.4970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5842">
                <text:p>0.205842</text:p>
              </table:table-cell>
              <table:table-cell office:value-type="float" office:value="0.177527">
                <text:p>0.177527</text:p>
              </table:table-cell>
              <table:table-cell office:value-type="float" office:value="0.605315">
                <text:p>0.6053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08075">
                <text:p>0.208075</text:p>
              </table:table-cell>
              <table:table-cell office:value-type="float" office:value="0.1137">
                <text:p>0.1137</text:p>
              </table:table-cell>
              <table:table-cell office:value-type="float" office:value="0.60481">
                <text:p>0.60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0413">
                <text:p>0.190413</text:p>
              </table:table-cell>
              <table:table-cell office:value-type="float" office:value="0.11408">
                <text:p>0.11408</text:p>
              </table:table-cell>
              <table:table-cell office:value-type="float" office:value="0.631244">
                <text:p>0.6312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96316">
                <text:p>0.196316</text:p>
              </table:table-cell>
              <table:table-cell office:value-type="float" office:value="0.199136">
                <text:p>0.199136</text:p>
              </table:table-cell>
              <table:table-cell office:value-type="float" office:value="0.609697">
                <text:p>0.6096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4407">
                <text:p>0.204407</text:p>
              </table:table-cell>
              <table:table-cell office:value-type="float" office:value="0.123499">
                <text:p>0.123499</text:p>
              </table:table-cell>
              <table:table-cell office:value-type="float" office:value="0.567983">
                <text:p>0.56798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5519">
                <text:p>0.205519</text:p>
              </table:table-cell>
              <table:table-cell office:value-type="float" office:value="0.184681">
                <text:p>0.184681</text:p>
              </table:table-cell>
              <table:table-cell office:value-type="float" office:value="0.403546">
                <text:p>0.4035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0439">
                <text:p>0.220439</text:p>
              </table:table-cell>
              <table:table-cell office:value-type="float" office:value="0.195556">
                <text:p>0.195556</text:p>
              </table:table-cell>
              <table:table-cell office:value-type="float" office:value="0.60459">
                <text:p>0.604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3534">
                <text:p>0.193534</text:p>
              </table:table-cell>
              <table:table-cell office:value-type="float" office:value="0.186342">
                <text:p>0.186342</text:p>
              </table:table-cell>
              <table:table-cell office:value-type="float" office:value="0.584895">
                <text:p>0.5848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05788">
                <text:p>0.205788</text:p>
              </table:table-cell>
              <table:table-cell office:value-type="float" office:value="0.186326">
                <text:p>0.186326</text:p>
              </table:table-cell>
              <table:table-cell office:value-type="float" office:value="0.603435">
                <text:p>0.603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2233">
                <text:p>0.212233</text:p>
              </table:table-cell>
              <table:table-cell office:value-type="float" office:value="0.187922">
                <text:p>0.187922</text:p>
              </table:table-cell>
              <table:table-cell office:value-type="float" office:value="0.497008">
                <text:p>0.4970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16182">
                <text:p>0.216182</text:p>
              </table:table-cell>
              <table:table-cell office:value-type="float" office:value="0.192158">
                <text:p>0.192158</text:p>
              </table:table-cell>
              <table:table-cell office:value-type="float" office:value="0.381626">
                <text:p>0.3816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1481">
                <text:p>0.191481</text:p>
              </table:table-cell>
              <table:table-cell office:value-type="float" office:value="0.186687">
                <text:p>0.186687</text:p>
              </table:table-cell>
              <table:table-cell office:value-type="float" office:value="0.615861">
                <text:p>0.6158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7249">
                <text:p>0.197249</text:p>
              </table:table-cell>
              <table:table-cell office:value-type="float" office:value="0.139204">
                <text:p>0.139204</text:p>
              </table:table-cell>
              <table:table-cell office:value-type="float" office:value="0.61543">
                <text:p>0.615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2911">
                <text:p>0.212911</text:p>
              </table:table-cell>
              <table:table-cell office:value-type="float" office:value="0.153417">
                <text:p>0.153417</text:p>
              </table:table-cell>
              <table:table-cell office:value-type="float" office:value="0.60693">
                <text:p>0.606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9023">
                <text:p>0.209023</text:p>
              </table:table-cell>
              <table:table-cell office:value-type="float" office:value="0.187919">
                <text:p>0.187919</text:p>
              </table:table-cell>
              <table:table-cell office:value-type="float" office:value="0.62004">
                <text:p>0.620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1947">
                <text:p>0.211947</text:p>
              </table:table-cell>
              <table:table-cell office:value-type="float" office:value="0.191035">
                <text:p>0.191035</text:p>
              </table:table-cell>
              <table:table-cell office:value-type="float" office:value="0.626311">
                <text:p>0.6263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3146">
                <text:p>0.223146</text:p>
              </table:table-cell>
              <table:table-cell office:value-type="float" office:value="0.187721">
                <text:p>0.187721</text:p>
              </table:table-cell>
              <table:table-cell office:value-type="float" office:value="0.599268">
                <text:p>0.5992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12937">
                <text:p>0.212937</text:p>
              </table:table-cell>
              <table:table-cell office:value-type="float" office:value="0.191028">
                <text:p>0.191028</text:p>
              </table:table-cell>
              <table:table-cell office:value-type="float" office:value="0.599409">
                <text:p>0.5994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2516">
                <text:p>0.192516</text:p>
              </table:table-cell>
              <table:table-cell office:value-type="float" office:value="0.187792">
                <text:p>0.187792</text:p>
              </table:table-cell>
              <table:table-cell office:value-type="float" office:value="0.614242">
                <text:p>0.6142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3515">
                <text:p>0.203515</text:p>
              </table:table-cell>
              <table:table-cell office:value-type="float" office:value="0.191416">
                <text:p>0.191416</text:p>
              </table:table-cell>
              <table:table-cell office:value-type="float" office:value="0.68211">
                <text:p>0.682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9028">
                <text:p>0.209028</text:p>
              </table:table-cell>
              <table:table-cell office:value-type="float" office:value="0.184767">
                <text:p>0.184767</text:p>
              </table:table-cell>
              <table:table-cell office:value-type="float" office:value="0.613552">
                <text:p>0.61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30066">
                <text:p>0.130066</text:p>
              </table:table-cell>
              <table:table-cell office:value-type="float" office:value="0.185027">
                <text:p>0.185027</text:p>
              </table:table-cell>
              <table:table-cell office:value-type="float" office:value="0.597452">
                <text:p>0.5974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168">
                <text:p>0.20168</text:p>
              </table:table-cell>
              <table:table-cell office:value-type="float" office:value="0.189067">
                <text:p>0.189067</text:p>
              </table:table-cell>
              <table:table-cell office:value-type="float" office:value="0.38175">
                <text:p>0.381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9382">
                <text:p>0.199382</text:p>
              </table:table-cell>
              <table:table-cell office:value-type="float" office:value="0.191866">
                <text:p>0.191866</text:p>
              </table:table-cell>
              <table:table-cell office:value-type="float" office:value="0.615605">
                <text:p>0.6156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7618">
                <text:p>0.207618</text:p>
              </table:table-cell>
              <table:table-cell office:value-type="float" office:value="0.179939">
                <text:p>0.179939</text:p>
              </table:table-cell>
              <table:table-cell office:value-type="float" office:value="0.619564">
                <text:p>0.61956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687">
                <text:p>0.21687</text:p>
              </table:table-cell>
              <table:table-cell office:value-type="float" office:value="0.181341">
                <text:p>0.181341</text:p>
              </table:table-cell>
              <table:table-cell office:value-type="float" office:value="0.499735">
                <text:p>0.4997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4958">
                <text:p>0.194958</text:p>
              </table:table-cell>
              <table:table-cell office:value-type="float" office:value="0.188779">
                <text:p>0.188779</text:p>
              </table:table-cell>
              <table:table-cell office:value-type="float" office:value="0.601551">
                <text:p>0.6015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2815">
                <text:p>0.192815</text:p>
              </table:table-cell>
              <table:table-cell office:value-type="float" office:value="0.190138">
                <text:p>0.190138</text:p>
              </table:table-cell>
              <table:table-cell office:value-type="float" office:value="0.546872">
                <text:p>0.5468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7509">
                <text:p>0.207509</text:p>
              </table:table-cell>
              <table:table-cell office:value-type="float" office:value="0.182611">
                <text:p>0.182611</text:p>
              </table:table-cell>
              <table:table-cell office:value-type="float" office:value="0.627301">
                <text:p>0.6273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6001">
                <text:p>0.206001</text:p>
              </table:table-cell>
              <table:table-cell office:value-type="float" office:value="0.144707">
                <text:p>0.144707</text:p>
              </table:table-cell>
              <table:table-cell office:value-type="float" office:value="0.636019">
                <text:p>0.6360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7421">
                <text:p>0.207421</text:p>
              </table:table-cell>
              <table:table-cell office:value-type="float" office:value="0.192948">
                <text:p>0.192948</text:p>
              </table:table-cell>
              <table:table-cell office:value-type="float" office:value="0.577555">
                <text:p>0.5775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3238">
                <text:p>0.123238</text:p>
              </table:table-cell>
              <table:table-cell office:value-type="float" office:value="0.184877">
                <text:p>0.184877</text:p>
              </table:table-cell>
              <table:table-cell office:value-type="float" office:value="0.567022">
                <text:p>0.567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11952">
                <text:p>0.211952</text:p>
              </table:table-cell>
              <table:table-cell office:value-type="float" office:value="0.163746">
                <text:p>0.163746</text:p>
              </table:table-cell>
              <table:table-cell office:value-type="float" office:value="0.606619">
                <text:p>0.6066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6096">
                <text:p>0.206096</text:p>
              </table:table-cell>
              <table:table-cell office:value-type="float" office:value="0.189036">
                <text:p>0.189036</text:p>
              </table:table-cell>
              <table:table-cell office:value-type="float" office:value="0.628984">
                <text:p>0.6289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9169">
                <text:p>0.199169</text:p>
              </table:table-cell>
              <table:table-cell office:value-type="float" office:value="0.177383">
                <text:p>0.177383</text:p>
              </table:table-cell>
              <table:table-cell office:value-type="float" office:value="0.400701">
                <text:p>0.4007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1755">
                <text:p>0.211755</text:p>
              </table:table-cell>
              <table:table-cell office:value-type="float" office:value="0.178127">
                <text:p>0.178127</text:p>
              </table:table-cell>
              <table:table-cell office:value-type="float" office:value="0.382027">
                <text:p>0.3820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6294">
                <text:p>0.206294</text:p>
              </table:table-cell>
              <table:table-cell office:value-type="float" office:value="0.191401">
                <text:p>0.191401</text:p>
              </table:table-cell>
              <table:table-cell office:value-type="float" office:value="0.62301">
                <text:p>0.62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68198">
                <text:p>0.168198</text:p>
              </table:table-cell>
              <table:table-cell office:value-type="float" office:value="0.187814">
                <text:p>0.187814</text:p>
              </table:table-cell>
              <table:table-cell office:value-type="float" office:value="0.626787">
                <text:p>0.6267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3081">
                <text:p>0.213081</text:p>
              </table:table-cell>
              <table:table-cell office:value-type="float" office:value="0.199272">
                <text:p>0.199272</text:p>
              </table:table-cell>
              <table:table-cell office:value-type="float" office:value="0.620812">
                <text:p>0.6208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22359">
                <text:p>0.122359</text:p>
              </table:table-cell>
              <table:table-cell office:value-type="float" office:value="0.198585">
                <text:p>0.198585</text:p>
              </table:table-cell>
              <table:table-cell office:value-type="float" office:value="0.495628">
                <text:p>0.49562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1016">
                <text:p>0.201016</text:p>
              </table:table-cell>
              <table:table-cell office:value-type="float" office:value="0.187397">
                <text:p>0.187397</text:p>
              </table:table-cell>
              <table:table-cell office:value-type="float" office:value="0.614874">
                <text:p>0.6148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5111">
                <text:p>0.215111</text:p>
              </table:table-cell>
              <table:table-cell office:value-type="float" office:value="0.191692">
                <text:p>0.191692</text:p>
              </table:table-cell>
              <table:table-cell office:value-type="float" office:value="0.613724">
                <text:p>0.6137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3669">
                <text:p>0.223669</text:p>
              </table:table-cell>
              <table:table-cell office:value-type="float" office:value="0.175628">
                <text:p>0.175628</text:p>
              </table:table-cell>
              <table:table-cell office:value-type="float" office:value="0.61127">
                <text:p>0.611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6242">
                <text:p>0.206242</text:p>
              </table:table-cell>
              <table:table-cell office:value-type="float" office:value="0.189578">
                <text:p>0.189578</text:p>
              </table:table-cell>
              <table:table-cell office:value-type="float" office:value="0.51376">
                <text:p>0.513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73916">
                <text:p>0.173916</text:p>
              </table:table-cell>
              <table:table-cell office:value-type="float" office:value="0.194996">
                <text:p>0.194996</text:p>
              </table:table-cell>
              <table:table-cell office:value-type="float" office:value="0.609952">
                <text:p>0.6099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4765">
                <text:p>0.194765</text:p>
              </table:table-cell>
              <table:table-cell office:value-type="float" office:value="0.190756">
                <text:p>0.190756</text:p>
              </table:table-cell>
              <table:table-cell office:value-type="float" office:value="0.621628">
                <text:p>0.6216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9838">
                <text:p>0.209838</text:p>
              </table:table-cell>
              <table:table-cell office:value-type="float" office:value="0.184897">
                <text:p>0.184897</text:p>
              </table:table-cell>
              <table:table-cell office:value-type="float" office:value="0.587688">
                <text:p>0.587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3595">
                <text:p>0.213595</text:p>
              </table:table-cell>
              <table:table-cell office:value-type="float" office:value="0.170666">
                <text:p>0.170666</text:p>
              </table:table-cell>
              <table:table-cell office:value-type="float" office:value="0.630697">
                <text:p>0.6306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4313">
                <text:p>0.124313</text:p>
              </table:table-cell>
              <table:table-cell office:value-type="float" office:value="0.174262">
                <text:p>0.174262</text:p>
              </table:table-cell>
              <table:table-cell office:value-type="float" office:value="0.579632">
                <text:p>0.579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Firefoxy.B1:Firefoxy.D151" chart:data-source-has-labels="row" svg:x="0.754cm" svg:y="0.423cm" svg:width="33.747cm" svg:height="20.316cm">
          <chartooo:coordinate-region svg:x="1.506cm" svg:y="0.559cm" svg:width="32.995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refoxy.B2:Firefoxy.B151" chart:label-cell-address="Firefoxy.B1:Firefoxy.B1" chart:class="chart:line">
            <chart:data-point chart:repeated="150"/>
          </chart:series>
          <chart:series chart:style-name="ch7" chart:values-cell-range-address="Firefoxy.C2:Firefoxy.C151" chart:label-cell-address="Firefoxy.C1:Firefoxy.C1" chart:class="chart:line">
            <chart:data-point chart:repeated="150"/>
          </chart:series>
          <chart:series chart:style-name="ch8" chart:values-cell-range-address="Firefoxy.D2:Firefoxy.D151" chart:label-cell-address="Firefoxy.D1:Firefoxy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Firefoxy.B1:Firefoxy.B1</svg:desc>
                </draw:g>
              </table:table-cell>
              <table:table-cell office:value-type="string">
                <text:p>rk</text:p>
                <draw:g>
                  <svg:desc>Firefoxy.C1:Firefoxy.C1</svg:desc>
                </draw:g>
              </table:table-cell>
              <table:table-cell office:value-type="string">
                <text:p>original</text:p>
                <draw:g>
                  <svg:desc>Firefoxy.D1:Firefox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9343">
                <text:p>0.199343</text:p>
                <draw:g>
                  <svg:desc>Firefoxy.B2:Firefoxy.B151</svg:desc>
                </draw:g>
              </table:table-cell>
              <table:table-cell office:value-type="float" office:value="0.197022">
                <text:p>0.197022</text:p>
                <draw:g>
                  <svg:desc>Firefoxy.C2:Firefoxy.C151</svg:desc>
                </draw:g>
              </table:table-cell>
              <table:table-cell office:value-type="float" office:value="0.580408">
                <text:p>0.580408</text:p>
                <draw:g>
                  <svg:desc>Firefoxy.D2:Firefoxy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112">
                <text:p>0.123112</text:p>
              </table:table-cell>
              <table:table-cell office:value-type="float" office:value="0.192581">
                <text:p>0.192581</text:p>
              </table:table-cell>
              <table:table-cell office:value-type="float" office:value="0.612794">
                <text:p>0.612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285">
                <text:p>0.10285</text:p>
              </table:table-cell>
              <table:table-cell office:value-type="float" office:value="0.0976833">
                <text:p>0.0976833</text:p>
              </table:table-cell>
              <table:table-cell office:value-type="float" office:value="0.433819">
                <text:p>0.433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62">
                <text:p>0.10262</text:p>
              </table:table-cell>
              <table:table-cell office:value-type="float" office:value="0.0969472">
                <text:p>0.0969472</text:p>
              </table:table-cell>
              <table:table-cell office:value-type="float" office:value="0.363889">
                <text:p>0.363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1584">
                <text:p>0.101584</text:p>
              </table:table-cell>
              <table:table-cell office:value-type="float" office:value="0.0968489">
                <text:p>0.0968489</text:p>
              </table:table-cell>
              <table:table-cell office:value-type="float" office:value="0.325879">
                <text:p>0.325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909">
                <text:p>0.101909</text:p>
              </table:table-cell>
              <table:table-cell office:value-type="float" office:value="0.0988065">
                <text:p>0.0988065</text:p>
              </table:table-cell>
              <table:table-cell office:value-type="float" office:value="0.335519">
                <text:p>0.335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5783">
                <text:p>0.105783</text:p>
              </table:table-cell>
              <table:table-cell office:value-type="float" office:value="0.0986784">
                <text:p>0.0986784</text:p>
              </table:table-cell>
              <table:table-cell office:value-type="float" office:value="0.31857">
                <text:p>0.31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914">
                <text:p>0.100914</text:p>
              </table:table-cell>
              <table:table-cell office:value-type="float" office:value="0.0958091">
                <text:p>0.0958091</text:p>
              </table:table-cell>
              <table:table-cell office:value-type="float" office:value="0.316901">
                <text:p>0.316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949">
                <text:p>0.100949</text:p>
              </table:table-cell>
              <table:table-cell office:value-type="float" office:value="0.095968">
                <text:p>0.095968</text:p>
              </table:table-cell>
              <table:table-cell office:value-type="float" office:value="0.324116">
                <text:p>0.3241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3548">
                <text:p>0.103548</text:p>
              </table:table-cell>
              <table:table-cell office:value-type="float" office:value="0.0975614">
                <text:p>0.0975614</text:p>
              </table:table-cell>
              <table:table-cell office:value-type="float" office:value="0.326746">
                <text:p>0.3267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3589">
                <text:p>0.103589</text:p>
              </table:table-cell>
              <table:table-cell office:value-type="float" office:value="0.0931221">
                <text:p>0.0931221</text:p>
              </table:table-cell>
              <table:table-cell office:value-type="float" office:value="0.308464">
                <text:p>0.3084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1293">
                <text:p>0.101293</text:p>
              </table:table-cell>
              <table:table-cell office:value-type="float" office:value="0.0926847">
                <text:p>0.0926847</text:p>
              </table:table-cell>
              <table:table-cell office:value-type="float" office:value="0.317311">
                <text:p>0.3173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072">
                <text:p>0.10072</text:p>
              </table:table-cell>
              <table:table-cell office:value-type="float" office:value="0.0932145">
                <text:p>0.0932145</text:p>
              </table:table-cell>
              <table:table-cell office:value-type="float" office:value="0.322707">
                <text:p>0.322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3753">
                <text:p>0.103753</text:p>
              </table:table-cell>
              <table:table-cell office:value-type="float" office:value="0.0962729">
                <text:p>0.0962729</text:p>
              </table:table-cell>
              <table:table-cell office:value-type="float" office:value="0.320454">
                <text:p>0.320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5052">
                <text:p>0.105052</text:p>
              </table:table-cell>
              <table:table-cell office:value-type="float" office:value="0.0946911">
                <text:p>0.0946911</text:p>
              </table:table-cell>
              <table:table-cell office:value-type="float" office:value="0.3209">
                <text:p>0.3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2935">
                <text:p>0.102935</text:p>
              </table:table-cell>
              <table:table-cell office:value-type="float" office:value="0.0939316">
                <text:p>0.0939316</text:p>
              </table:table-cell>
              <table:table-cell office:value-type="float" office:value="0.314747">
                <text:p>0.314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3683">
                <text:p>0.103683</text:p>
              </table:table-cell>
              <table:table-cell office:value-type="float" office:value="0.0927926">
                <text:p>0.0927926</text:p>
              </table:table-cell>
              <table:table-cell office:value-type="float" office:value="0.311211">
                <text:p>0.311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3039">
                <text:p>0.103039</text:p>
              </table:table-cell>
              <table:table-cell office:value-type="float" office:value="0.0953889">
                <text:p>0.0953889</text:p>
              </table:table-cell>
              <table:table-cell office:value-type="float" office:value="0.314157">
                <text:p>0.314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4785">
                <text:p>0.104785</text:p>
              </table:table-cell>
              <table:table-cell office:value-type="float" office:value="0.0953653">
                <text:p>0.0953653</text:p>
              </table:table-cell>
              <table:table-cell office:value-type="float" office:value="0.319878">
                <text:p>0.3198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1911">
                <text:p>0.101911</text:p>
              </table:table-cell>
              <table:table-cell office:value-type="float" office:value="0.0958498">
                <text:p>0.0958498</text:p>
              </table:table-cell>
              <table:table-cell office:value-type="float" office:value="0.318536">
                <text:p>0.3185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2861">
                <text:p>0.102861</text:p>
              </table:table-cell>
              <table:table-cell office:value-type="float" office:value="0.0965085">
                <text:p>0.0965085</text:p>
              </table:table-cell>
              <table:table-cell office:value-type="float" office:value="0.316838">
                <text:p>0.3168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0401">
                <text:p>0.100401</text:p>
              </table:table-cell>
              <table:table-cell office:value-type="float" office:value="0.0928746">
                <text:p>0.0928746</text:p>
              </table:table-cell>
              <table:table-cell office:value-type="float" office:value="0.316248">
                <text:p>0.316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1303">
                <text:p>0.101303</text:p>
              </table:table-cell>
              <table:table-cell office:value-type="float" office:value="0.0963549">
                <text:p>0.0963549</text:p>
              </table:table-cell>
              <table:table-cell office:value-type="float" office:value="0.312948">
                <text:p>0.3129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3265">
                <text:p>0.103265</text:p>
              </table:table-cell>
              <table:table-cell office:value-type="float" office:value="0.0954384">
                <text:p>0.0954384</text:p>
              </table:table-cell>
              <table:table-cell office:value-type="float" office:value="0.313825">
                <text:p>0.3138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2135">
                <text:p>0.102135</text:p>
              </table:table-cell>
              <table:table-cell office:value-type="float" office:value="0.0958749">
                <text:p>0.0958749</text:p>
              </table:table-cell>
              <table:table-cell office:value-type="float" office:value="0.321451">
                <text:p>0.321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603">
                <text:p>0.10603</text:p>
              </table:table-cell>
              <table:table-cell office:value-type="float" office:value="0.0955101">
                <text:p>0.0955101</text:p>
              </table:table-cell>
              <table:table-cell office:value-type="float" office:value="0.316118">
                <text:p>0.316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414">
                <text:p>0.10414</text:p>
              </table:table-cell>
              <table:table-cell office:value-type="float" office:value="0.102935">
                <text:p>0.102935</text:p>
              </table:table-cell>
              <table:table-cell office:value-type="float" office:value="0.317366">
                <text:p>0.3173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594">
                <text:p>0.100594</text:p>
              </table:table-cell>
              <table:table-cell office:value-type="float" office:value="0.139163">
                <text:p>0.139163</text:p>
              </table:table-cell>
              <table:table-cell office:value-type="float" office:value="0.322754">
                <text:p>0.322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1368">
                <text:p>0.101368</text:p>
              </table:table-cell>
              <table:table-cell office:value-type="float" office:value="0.0949645">
                <text:p>0.0949645</text:p>
              </table:table-cell>
              <table:table-cell office:value-type="float" office:value="0.324406">
                <text:p>0.324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1865">
                <text:p>0.101865</text:p>
              </table:table-cell>
              <table:table-cell office:value-type="float" office:value="0.0977908">
                <text:p>0.0977908</text:p>
              </table:table-cell>
              <table:table-cell office:value-type="float" office:value="0.310912">
                <text:p>0.310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2364">
                <text:p>0.102364</text:p>
              </table:table-cell>
              <table:table-cell office:value-type="float" office:value="0.094475">
                <text:p>0.094475</text:p>
              </table:table-cell>
              <table:table-cell office:value-type="float" office:value="0.313387">
                <text:p>0.313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339">
                <text:p>0.102339</text:p>
              </table:table-cell>
              <table:table-cell office:value-type="float" office:value="0.0947779">
                <text:p>0.0947779</text:p>
              </table:table-cell>
              <table:table-cell office:value-type="float" office:value="0.311222">
                <text:p>0.311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6409">
                <text:p>0.0996409</text:p>
              </table:table-cell>
              <table:table-cell office:value-type="float" office:value="0.0947307">
                <text:p>0.0947307</text:p>
              </table:table-cell>
              <table:table-cell office:value-type="float" office:value="0.326023">
                <text:p>0.326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638">
                <text:p>0.101638</text:p>
              </table:table-cell>
              <table:table-cell office:value-type="float" office:value="0.0951468">
                <text:p>0.0951468</text:p>
              </table:table-cell>
              <table:table-cell office:value-type="float" office:value="0.315849">
                <text:p>0.3158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0722">
                <text:p>0.100722</text:p>
              </table:table-cell>
              <table:table-cell office:value-type="float" office:value="0.0964604">
                <text:p>0.0964604</text:p>
              </table:table-cell>
              <table:table-cell office:value-type="float" office:value="0.31019">
                <text:p>0.310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655">
                <text:p>0.101655</text:p>
              </table:table-cell>
              <table:table-cell office:value-type="float" office:value="0.0955205">
                <text:p>0.0955205</text:p>
              </table:table-cell>
              <table:table-cell office:value-type="float" office:value="0.316497">
                <text:p>0.316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1891">
                <text:p>0.101891</text:p>
              </table:table-cell>
              <table:table-cell office:value-type="float" office:value="0.0957138">
                <text:p>0.0957138</text:p>
              </table:table-cell>
              <table:table-cell office:value-type="float" office:value="0.308652">
                <text:p>0.3086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2753">
                <text:p>0.102753</text:p>
              </table:table-cell>
              <table:table-cell office:value-type="float" office:value="0.0956583">
                <text:p>0.0956583</text:p>
              </table:table-cell>
              <table:table-cell office:value-type="float" office:value="0.315305">
                <text:p>0.3153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2715">
                <text:p>0.102715</text:p>
              </table:table-cell>
              <table:table-cell office:value-type="float" office:value="0.0931301">
                <text:p>0.0931301</text:p>
              </table:table-cell>
              <table:table-cell office:value-type="float" office:value="0.313745">
                <text:p>0.3137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075">
                <text:p>0.10075</text:p>
              </table:table-cell>
              <table:table-cell office:value-type="float" office:value="0.0942207">
                <text:p>0.0942207</text:p>
              </table:table-cell>
              <table:table-cell office:value-type="float" office:value="0.315484">
                <text:p>0.3154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996">
                <text:p>0.102996</text:p>
              </table:table-cell>
              <table:table-cell office:value-type="float" office:value="0.0943142">
                <text:p>0.0943142</text:p>
              </table:table-cell>
              <table:table-cell office:value-type="float" office:value="0.343984">
                <text:p>0.343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713">
                <text:p>0.103713</text:p>
              </table:table-cell>
              <table:table-cell office:value-type="float" office:value="0.0953364">
                <text:p>0.0953364</text:p>
              </table:table-cell>
              <table:table-cell office:value-type="float" office:value="0.3368">
                <text:p>0.33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2523">
                <text:p>0.102523</text:p>
              </table:table-cell>
              <table:table-cell office:value-type="float" office:value="0.0934086">
                <text:p>0.0934086</text:p>
              </table:table-cell>
              <table:table-cell office:value-type="float" office:value="0.317733">
                <text:p>0.3177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2074">
                <text:p>0.102074</text:p>
              </table:table-cell>
              <table:table-cell office:value-type="float" office:value="0.096422">
                <text:p>0.096422</text:p>
              </table:table-cell>
              <table:table-cell office:value-type="float" office:value="0.323286">
                <text:p>0.323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959">
                <text:p>0.100959</text:p>
              </table:table-cell>
              <table:table-cell office:value-type="float" office:value="0.0957451">
                <text:p>0.0957451</text:p>
              </table:table-cell>
              <table:table-cell office:value-type="float" office:value="0.324318">
                <text:p>0.324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2026">
                <text:p>0.102026</text:p>
              </table:table-cell>
              <table:table-cell office:value-type="float" office:value="0.0955118">
                <text:p>0.0955118</text:p>
              </table:table-cell>
              <table:table-cell office:value-type="float" office:value="0.321078">
                <text:p>0.321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1768">
                <text:p>0.101768</text:p>
              </table:table-cell>
              <table:table-cell office:value-type="float" office:value="0.0932046">
                <text:p>0.0932046</text:p>
              </table:table-cell>
              <table:table-cell office:value-type="float" office:value="0.319477">
                <text:p>0.319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3292">
                <text:p>0.103292</text:p>
              </table:table-cell>
              <table:table-cell office:value-type="float" office:value="0.0966212">
                <text:p>0.0966212</text:p>
              </table:table-cell>
              <table:table-cell office:value-type="float" office:value="0.320101">
                <text:p>0.3201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1657">
                <text:p>0.101657</text:p>
              </table:table-cell>
              <table:table-cell office:value-type="float" office:value="0.0934625">
                <text:p>0.0934625</text:p>
              </table:table-cell>
              <table:table-cell office:value-type="float" office:value="0.325234">
                <text:p>0.3252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">
                <text:p>0.103</text:p>
              </table:table-cell>
              <table:table-cell office:value-type="float" office:value="0.0915482">
                <text:p>0.0915482</text:p>
              </table:table-cell>
              <table:table-cell office:value-type="float" office:value="0.329822">
                <text:p>0.3298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26">
                <text:p>0.1026</text:p>
              </table:table-cell>
              <table:table-cell office:value-type="float" office:value="0.0951565">
                <text:p>0.0951565</text:p>
              </table:table-cell>
              <table:table-cell office:value-type="float" office:value="0.315163">
                <text:p>0.3151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2251">
                <text:p>0.102251</text:p>
              </table:table-cell>
              <table:table-cell office:value-type="float" office:value="0.0950127">
                <text:p>0.0950127</text:p>
              </table:table-cell>
              <table:table-cell office:value-type="float" office:value="0.316729">
                <text:p>0.3167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3742">
                <text:p>0.103742</text:p>
              </table:table-cell>
              <table:table-cell office:value-type="float" office:value="0.0939934">
                <text:p>0.0939934</text:p>
              </table:table-cell>
              <table:table-cell office:value-type="float" office:value="0.327865">
                <text:p>0.3278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1074">
                <text:p>0.101074</text:p>
              </table:table-cell>
              <table:table-cell office:value-type="float" office:value="0.0935083">
                <text:p>0.0935083</text:p>
              </table:table-cell>
              <table:table-cell office:value-type="float" office:value="0.319532">
                <text:p>0.319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0773">
                <text:p>0.100773</text:p>
              </table:table-cell>
              <table:table-cell office:value-type="float" office:value="0.0958878">
                <text:p>0.0958878</text:p>
              </table:table-cell>
              <table:table-cell office:value-type="float" office:value="0.329457">
                <text:p>0.3294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1398">
                <text:p>0.101398</text:p>
              </table:table-cell>
              <table:table-cell office:value-type="float" office:value="0.0917381">
                <text:p>0.0917381</text:p>
              </table:table-cell>
              <table:table-cell office:value-type="float" office:value="0.315114">
                <text:p>0.3151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51">
                <text:p>0.1051</text:p>
              </table:table-cell>
              <table:table-cell office:value-type="float" office:value="0.0940712">
                <text:p>0.0940712</text:p>
              </table:table-cell>
              <table:table-cell office:value-type="float" office:value="0.316251">
                <text:p>0.3162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3556">
                <text:p>0.103556</text:p>
              </table:table-cell>
              <table:table-cell office:value-type="float" office:value="0.095347">
                <text:p>0.095347</text:p>
              </table:table-cell>
              <table:table-cell office:value-type="float" office:value="0.316591">
                <text:p>0.3165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0821">
                <text:p>0.100821</text:p>
              </table:table-cell>
              <table:table-cell office:value-type="float" office:value="0.0946275">
                <text:p>0.0946275</text:p>
              </table:table-cell>
              <table:table-cell office:value-type="float" office:value="0.326793">
                <text:p>0.3267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179">
                <text:p>0.10179</text:p>
              </table:table-cell>
              <table:table-cell office:value-type="float" office:value="0.0951853">
                <text:p>0.0951853</text:p>
              </table:table-cell>
              <table:table-cell office:value-type="float" office:value="0.325052">
                <text:p>0.3250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1427">
                <text:p>0.101427</text:p>
              </table:table-cell>
              <table:table-cell office:value-type="float" office:value="0.0947018">
                <text:p>0.0947018</text:p>
              </table:table-cell>
              <table:table-cell office:value-type="float" office:value="0.32379">
                <text:p>0.323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4137">
                <text:p>0.104137</text:p>
              </table:table-cell>
              <table:table-cell office:value-type="float" office:value="0.0936827">
                <text:p>0.0936827</text:p>
              </table:table-cell>
              <table:table-cell office:value-type="float" office:value="0.313292">
                <text:p>0.313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3003">
                <text:p>0.103003</text:p>
              </table:table-cell>
              <table:table-cell office:value-type="float" office:value="0.0925032">
                <text:p>0.0925032</text:p>
              </table:table-cell>
              <table:table-cell office:value-type="float" office:value="0.31849">
                <text:p>0.318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1898">
                <text:p>0.101898</text:p>
              </table:table-cell>
              <table:table-cell office:value-type="float" office:value="0.0961272">
                <text:p>0.0961272</text:p>
              </table:table-cell>
              <table:table-cell office:value-type="float" office:value="0.327297">
                <text:p>0.3272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2456">
                <text:p>0.102456</text:p>
              </table:table-cell>
              <table:table-cell office:value-type="float" office:value="0.0940589">
                <text:p>0.0940589</text:p>
              </table:table-cell>
              <table:table-cell office:value-type="float" office:value="0.318627">
                <text:p>0.3186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1867">
                <text:p>0.101867</text:p>
              </table:table-cell>
              <table:table-cell office:value-type="float" office:value="0.0938554">
                <text:p>0.0938554</text:p>
              </table:table-cell>
              <table:table-cell office:value-type="float" office:value="0.313786">
                <text:p>0.3137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1941">
                <text:p>0.101941</text:p>
              </table:table-cell>
              <table:table-cell office:value-type="float" office:value="0.0935002">
                <text:p>0.0935002</text:p>
              </table:table-cell>
              <table:table-cell office:value-type="float" office:value="0.315949">
                <text:p>0.315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313">
                <text:p>0.10313</text:p>
              </table:table-cell>
              <table:table-cell office:value-type="float" office:value="0.0962012">
                <text:p>0.0962012</text:p>
              </table:table-cell>
              <table:table-cell office:value-type="float" office:value="0.319894">
                <text:p>0.3198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1374">
                <text:p>0.101374</text:p>
              </table:table-cell>
              <table:table-cell office:value-type="float" office:value="0.0968844">
                <text:p>0.0968844</text:p>
              </table:table-cell>
              <table:table-cell office:value-type="float" office:value="0.315624">
                <text:p>0.315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1263">
                <text:p>0.101263</text:p>
              </table:table-cell>
              <table:table-cell office:value-type="float" office:value="0.0947486">
                <text:p>0.0947486</text:p>
              </table:table-cell>
              <table:table-cell office:value-type="float" office:value="0.30967">
                <text:p>0.309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3094">
                <text:p>0.103094</text:p>
              </table:table-cell>
              <table:table-cell office:value-type="float" office:value="0.0933109">
                <text:p>0.0933109</text:p>
              </table:table-cell>
              <table:table-cell office:value-type="float" office:value="0.314219">
                <text:p>0.3142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20872">
                <text:p>0.120872</text:p>
              </table:table-cell>
              <table:table-cell office:value-type="float" office:value="0.0944414">
                <text:p>0.0944414</text:p>
              </table:table-cell>
              <table:table-cell office:value-type="float" office:value="0.32053">
                <text:p>0.320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2114">
                <text:p>0.102114</text:p>
              </table:table-cell>
              <table:table-cell office:value-type="float" office:value="0.0949383">
                <text:p>0.0949383</text:p>
              </table:table-cell>
              <table:table-cell office:value-type="float" office:value="0.323702">
                <text:p>0.3237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4471">
                <text:p>0.104471</text:p>
              </table:table-cell>
              <table:table-cell office:value-type="float" office:value="0.094706">
                <text:p>0.094706</text:p>
              </table:table-cell>
              <table:table-cell office:value-type="float" office:value="0.326338">
                <text:p>0.3263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3986">
                <text:p>0.103986</text:p>
              </table:table-cell>
              <table:table-cell office:value-type="float" office:value="0.092837">
                <text:p>0.092837</text:p>
              </table:table-cell>
              <table:table-cell office:value-type="float" office:value="0.318658">
                <text:p>0.318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0857">
                <text:p>0.100857</text:p>
              </table:table-cell>
              <table:table-cell office:value-type="float" office:value="0.0952084">
                <text:p>0.0952084</text:p>
              </table:table-cell>
              <table:table-cell office:value-type="float" office:value="0.310725">
                <text:p>0.310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3205">
                <text:p>0.103205</text:p>
              </table:table-cell>
              <table:table-cell office:value-type="float" office:value="0.093627">
                <text:p>0.093627</text:p>
              </table:table-cell>
              <table:table-cell office:value-type="float" office:value="0.32218">
                <text:p>0.322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2474">
                <text:p>0.102474</text:p>
              </table:table-cell>
              <table:table-cell office:value-type="float" office:value="0.0932116">
                <text:p>0.0932116</text:p>
              </table:table-cell>
              <table:table-cell office:value-type="float" office:value="0.477414">
                <text:p>0.4774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0925">
                <text:p>0.100925</text:p>
              </table:table-cell>
              <table:table-cell office:value-type="float" office:value="0.0957205">
                <text:p>0.0957205</text:p>
              </table:table-cell>
              <table:table-cell office:value-type="float" office:value="0.319914">
                <text:p>0.3199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3184">
                <text:p>0.103184</text:p>
              </table:table-cell>
              <table:table-cell office:value-type="float" office:value="0.0943449">
                <text:p>0.0943449</text:p>
              </table:table-cell>
              <table:table-cell office:value-type="float" office:value="0.528814">
                <text:p>0.528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2586">
                <text:p>0.102586</text:p>
              </table:table-cell>
              <table:table-cell office:value-type="float" office:value="0.0933434">
                <text:p>0.0933434</text:p>
              </table:table-cell>
              <table:table-cell office:value-type="float" office:value="0.324403">
                <text:p>0.324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3646">
                <text:p>0.103646</text:p>
              </table:table-cell>
              <table:table-cell office:value-type="float" office:value="0.0942131">
                <text:p>0.0942131</text:p>
              </table:table-cell>
              <table:table-cell office:value-type="float" office:value="0.316089">
                <text:p>0.3160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3789">
                <text:p>0.103789</text:p>
              </table:table-cell>
              <table:table-cell office:value-type="float" office:value="0.0932855">
                <text:p>0.0932855</text:p>
              </table:table-cell>
              <table:table-cell office:value-type="float" office:value="0.318041">
                <text:p>0.3180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0684">
                <text:p>0.100684</text:p>
              </table:table-cell>
              <table:table-cell office:value-type="float" office:value="0.0916321">
                <text:p>0.0916321</text:p>
              </table:table-cell>
              <table:table-cell office:value-type="float" office:value="0.32391">
                <text:p>0.323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1059">
                <text:p>0.101059</text:p>
              </table:table-cell>
              <table:table-cell office:value-type="float" office:value="0.0916896">
                <text:p>0.0916896</text:p>
              </table:table-cell>
              <table:table-cell office:value-type="float" office:value="0.310528">
                <text:p>0.3105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0983">
                <text:p>0.100983</text:p>
              </table:table-cell>
              <table:table-cell office:value-type="float" office:value="0.0938241">
                <text:p>0.0938241</text:p>
              </table:table-cell>
              <table:table-cell office:value-type="float" office:value="0.319549">
                <text:p>0.319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0947">
                <text:p>0.100947</text:p>
              </table:table-cell>
              <table:table-cell office:value-type="float" office:value="0.0938686">
                <text:p>0.0938686</text:p>
              </table:table-cell>
              <table:table-cell office:value-type="float" office:value="0.320638">
                <text:p>0.320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008">
                <text:p>0.101008</text:p>
              </table:table-cell>
              <table:table-cell office:value-type="float" office:value="0.0936512">
                <text:p>0.0936512</text:p>
              </table:table-cell>
              <table:table-cell office:value-type="float" office:value="0.319476">
                <text:p>0.3194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336">
                <text:p>0.10336</text:p>
              </table:table-cell>
              <table:table-cell office:value-type="float" office:value="0.0923739">
                <text:p>0.0923739</text:p>
              </table:table-cell>
              <table:table-cell office:value-type="float" office:value="0.321427">
                <text:p>0.321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2009">
                <text:p>0.102009</text:p>
              </table:table-cell>
              <table:table-cell office:value-type="float" office:value="0.0915796">
                <text:p>0.0915796</text:p>
              </table:table-cell>
              <table:table-cell office:value-type="float" office:value="0.32384">
                <text:p>0.32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2392">
                <text:p>0.102392</text:p>
              </table:table-cell>
              <table:table-cell office:value-type="float" office:value="0.0946467">
                <text:p>0.0946467</text:p>
              </table:table-cell>
              <table:table-cell office:value-type="float" office:value="0.32944">
                <text:p>0.329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229">
                <text:p>0.10229</text:p>
              </table:table-cell>
              <table:table-cell office:value-type="float" office:value="0.145975">
                <text:p>0.145975</text:p>
              </table:table-cell>
              <table:table-cell office:value-type="float" office:value="0.322443">
                <text:p>0.3224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729">
                <text:p>0.100729</text:p>
              </table:table-cell>
              <table:table-cell office:value-type="float" office:value="0.0924763">
                <text:p>0.0924763</text:p>
              </table:table-cell>
              <table:table-cell office:value-type="float" office:value="0.316582">
                <text:p>0.316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7743">
                <text:p>0.177743</text:p>
              </table:table-cell>
              <table:table-cell office:value-type="float" office:value="0.0929378">
                <text:p>0.0929378</text:p>
              </table:table-cell>
              <table:table-cell office:value-type="float" office:value="0.449776">
                <text:p>0.4497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1544">
                <text:p>0.101544</text:p>
              </table:table-cell>
              <table:table-cell office:value-type="float" office:value="0.0931923">
                <text:p>0.0931923</text:p>
              </table:table-cell>
              <table:table-cell office:value-type="float" office:value="0.313204">
                <text:p>0.313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809">
                <text:p>0.100809</text:p>
              </table:table-cell>
              <table:table-cell office:value-type="float" office:value="0.0936014">
                <text:p>0.0936014</text:p>
              </table:table-cell>
              <table:table-cell office:value-type="float" office:value="0.316294">
                <text:p>0.316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2945">
                <text:p>0.102945</text:p>
              </table:table-cell>
              <table:table-cell office:value-type="float" office:value="0.0955364">
                <text:p>0.0955364</text:p>
              </table:table-cell>
              <table:table-cell office:value-type="float" office:value="0.318946">
                <text:p>0.318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3163">
                <text:p>0.103163</text:p>
              </table:table-cell>
              <table:table-cell office:value-type="float" office:value="0.09219">
                <text:p>0.09219</text:p>
              </table:table-cell>
              <table:table-cell office:value-type="float" office:value="0.324819">
                <text:p>0.3248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1126">
                <text:p>0.101126</text:p>
              </table:table-cell>
              <table:table-cell office:value-type="float" office:value="0.0933595">
                <text:p>0.0933595</text:p>
              </table:table-cell>
              <table:table-cell office:value-type="float" office:value="0.324013">
                <text:p>0.3240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1577">
                <text:p>0.101577</text:p>
              </table:table-cell>
              <table:table-cell office:value-type="float" office:value="0.0957045">
                <text:p>0.0957045</text:p>
              </table:table-cell>
              <table:table-cell office:value-type="float" office:value="0.315931">
                <text:p>0.3159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2164">
                <text:p>0.102164</text:p>
              </table:table-cell>
              <table:table-cell office:value-type="float" office:value="0.0925266">
                <text:p>0.0925266</text:p>
              </table:table-cell>
              <table:table-cell office:value-type="float" office:value="0.30974">
                <text:p>0.30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3712">
                <text:p>0.103712</text:p>
              </table:table-cell>
              <table:table-cell office:value-type="float" office:value="0.0948657">
                <text:p>0.0948657</text:p>
              </table:table-cell>
              <table:table-cell office:value-type="float" office:value="0.324539">
                <text:p>0.324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1527">
                <text:p>0.101527</text:p>
              </table:table-cell>
              <table:table-cell office:value-type="float" office:value="0.093836">
                <text:p>0.093836</text:p>
              </table:table-cell>
              <table:table-cell office:value-type="float" office:value="0.324128">
                <text:p>0.3241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2576">
                <text:p>0.102576</text:p>
              </table:table-cell>
              <table:table-cell office:value-type="float" office:value="0.0939763">
                <text:p>0.0939763</text:p>
              </table:table-cell>
              <table:table-cell office:value-type="float" office:value="0.335298">
                <text:p>0.3352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9729">
                <text:p>0.099729</text:p>
              </table:table-cell>
              <table:table-cell office:value-type="float" office:value="0.0961217">
                <text:p>0.0961217</text:p>
              </table:table-cell>
              <table:table-cell office:value-type="float" office:value="0.313357">
                <text:p>0.313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1484">
                <text:p>0.101484</text:p>
              </table:table-cell>
              <table:table-cell office:value-type="float" office:value="0.0940716">
                <text:p>0.0940716</text:p>
              </table:table-cell>
              <table:table-cell office:value-type="float" office:value="0.318959">
                <text:p>0.3189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2025">
                <text:p>0.102025</text:p>
              </table:table-cell>
              <table:table-cell office:value-type="float" office:value="0.0939072">
                <text:p>0.0939072</text:p>
              </table:table-cell>
              <table:table-cell office:value-type="float" office:value="0.308108">
                <text:p>0.308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1947">
                <text:p>0.101947</text:p>
              </table:table-cell>
              <table:table-cell office:value-type="float" office:value="0.0931597">
                <text:p>0.0931597</text:p>
              </table:table-cell>
              <table:table-cell office:value-type="float" office:value="0.312828">
                <text:p>0.312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2689">
                <text:p>0.102689</text:p>
              </table:table-cell>
              <table:table-cell office:value-type="float" office:value="0.0963613">
                <text:p>0.0963613</text:p>
              </table:table-cell>
              <table:table-cell office:value-type="float" office:value="0.325683">
                <text:p>0.3256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2229">
                <text:p>0.102229</text:p>
              </table:table-cell>
              <table:table-cell office:value-type="float" office:value="0.0924225">
                <text:p>0.0924225</text:p>
              </table:table-cell>
              <table:table-cell office:value-type="float" office:value="0.317626">
                <text:p>0.3176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2714">
                <text:p>0.102714</text:p>
              </table:table-cell>
              <table:table-cell office:value-type="float" office:value="0.0921686">
                <text:p>0.0921686</text:p>
              </table:table-cell>
              <table:table-cell office:value-type="float" office:value="0.316085">
                <text:p>0.3160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2991">
                <text:p>0.102991</text:p>
              </table:table-cell>
              <table:table-cell office:value-type="float" office:value="0.0935586">
                <text:p>0.0935586</text:p>
              </table:table-cell>
              <table:table-cell office:value-type="float" office:value="0.326302">
                <text:p>0.3263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273">
                <text:p>0.10273</text:p>
              </table:table-cell>
              <table:table-cell office:value-type="float" office:value="0.0947267">
                <text:p>0.0947267</text:p>
              </table:table-cell>
              <table:table-cell office:value-type="float" office:value="0.322884">
                <text:p>0.3228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1129">
                <text:p>0.101129</text:p>
              </table:table-cell>
              <table:table-cell office:value-type="float" office:value="0.0940034">
                <text:p>0.0940034</text:p>
              </table:table-cell>
              <table:table-cell office:value-type="float" office:value="0.316813">
                <text:p>0.3168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1706">
                <text:p>0.101706</text:p>
              </table:table-cell>
              <table:table-cell office:value-type="float" office:value="0.0925093">
                <text:p>0.0925093</text:p>
              </table:table-cell>
              <table:table-cell office:value-type="float" office:value="0.316836">
                <text:p>0.3168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0826">
                <text:p>0.100826</text:p>
              </table:table-cell>
              <table:table-cell office:value-type="float" office:value="0.0932944">
                <text:p>0.0932944</text:p>
              </table:table-cell>
              <table:table-cell office:value-type="float" office:value="0.316327">
                <text:p>0.3163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3262">
                <text:p>0.103262</text:p>
              </table:table-cell>
              <table:table-cell office:value-type="float" office:value="0.0961485">
                <text:p>0.0961485</text:p>
              </table:table-cell>
              <table:table-cell office:value-type="float" office:value="0.326385">
                <text:p>0.3263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217">
                <text:p>0.10217</text:p>
              </table:table-cell>
              <table:table-cell office:value-type="float" office:value="0.0953317">
                <text:p>0.0953317</text:p>
              </table:table-cell>
              <table:table-cell office:value-type="float" office:value="0.319717">
                <text:p>0.3197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3091">
                <text:p>0.103091</text:p>
              </table:table-cell>
              <table:table-cell office:value-type="float" office:value="0.0918153">
                <text:p>0.0918153</text:p>
              </table:table-cell>
              <table:table-cell office:value-type="float" office:value="0.316751">
                <text:p>0.3167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2891">
                <text:p>0.102891</text:p>
              </table:table-cell>
              <table:table-cell office:value-type="float" office:value="0.0923188">
                <text:p>0.0923188</text:p>
              </table:table-cell>
              <table:table-cell office:value-type="float" office:value="0.324365">
                <text:p>0.3243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4514">
                <text:p>0.104514</text:p>
              </table:table-cell>
              <table:table-cell office:value-type="float" office:value="0.0932158">
                <text:p>0.0932158</text:p>
              </table:table-cell>
              <table:table-cell office:value-type="float" office:value="0.312879">
                <text:p>0.3128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1454">
                <text:p>0.101454</text:p>
              </table:table-cell>
              <table:table-cell office:value-type="float" office:value="0.0926401">
                <text:p>0.0926401</text:p>
              </table:table-cell>
              <table:table-cell office:value-type="float" office:value="0.325448">
                <text:p>0.3254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3046">
                <text:p>0.103046</text:p>
              </table:table-cell>
              <table:table-cell office:value-type="float" office:value="0.0927272">
                <text:p>0.0927272</text:p>
              </table:table-cell>
              <table:table-cell office:value-type="float" office:value="0.324354">
                <text:p>0.3243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331">
                <text:p>0.10331</text:p>
              </table:table-cell>
              <table:table-cell office:value-type="float" office:value="0.0939118">
                <text:p>0.0939118</text:p>
              </table:table-cell>
              <table:table-cell office:value-type="float" office:value="0.315562">
                <text:p>0.3155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54207">
                <text:p>0.154207</text:p>
              </table:table-cell>
              <table:table-cell office:value-type="float" office:value="0.0932524">
                <text:p>0.0932524</text:p>
              </table:table-cell>
              <table:table-cell office:value-type="float" office:value="0.315445">
                <text:p>0.3154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85">
                <text:p>0.10085</text:p>
              </table:table-cell>
              <table:table-cell office:value-type="float" office:value="0.0925002">
                <text:p>0.0925002</text:p>
              </table:table-cell>
              <table:table-cell office:value-type="float" office:value="0.318363">
                <text:p>0.318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1154">
                <text:p>0.101154</text:p>
              </table:table-cell>
              <table:table-cell office:value-type="float" office:value="0.0940938">
                <text:p>0.0940938</text:p>
              </table:table-cell>
              <table:table-cell office:value-type="float" office:value="0.332188">
                <text:p>0.3321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829">
                <text:p>0.101829</text:p>
              </table:table-cell>
              <table:table-cell office:value-type="float" office:value="0.0943573">
                <text:p>0.0943573</text:p>
              </table:table-cell>
              <table:table-cell office:value-type="float" office:value="0.324452">
                <text:p>0.324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276">
                <text:p>0.10276</text:p>
              </table:table-cell>
              <table:table-cell office:value-type="float" office:value="0.0964553">
                <text:p>0.0964553</text:p>
              </table:table-cell>
              <table:table-cell office:value-type="float" office:value="0.340692">
                <text:p>0.3406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00625">
                <text:p>0.100625</text:p>
              </table:table-cell>
              <table:table-cell office:value-type="float" office:value="0.0921345">
                <text:p>0.0921345</text:p>
              </table:table-cell>
              <table:table-cell office:value-type="float" office:value="0.324121">
                <text:p>0.3241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2773">
                <text:p>0.102773</text:p>
              </table:table-cell>
              <table:table-cell office:value-type="float" office:value="0.0935461">
                <text:p>0.0935461</text:p>
              </table:table-cell>
              <table:table-cell office:value-type="float" office:value="0.323483">
                <text:p>0.3234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1769">
                <text:p>0.101769</text:p>
              </table:table-cell>
              <table:table-cell office:value-type="float" office:value="0.095243">
                <text:p>0.095243</text:p>
              </table:table-cell>
              <table:table-cell office:value-type="float" office:value="0.316411">
                <text:p>0.316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0724">
                <text:p>0.100724</text:p>
              </table:table-cell>
              <table:table-cell office:value-type="float" office:value="0.0923502">
                <text:p>0.0923502</text:p>
              </table:table-cell>
              <table:table-cell office:value-type="float" office:value="0.324493">
                <text:p>0.3244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61361">
                <text:p>0.161361</text:p>
              </table:table-cell>
              <table:table-cell office:value-type="float" office:value="0.0926343">
                <text:p>0.0926343</text:p>
              </table:table-cell>
              <table:table-cell office:value-type="float" office:value="0.52611">
                <text:p>0.526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0779">
                <text:p>0.100779</text:p>
              </table:table-cell>
              <table:table-cell office:value-type="float" office:value="0.092858">
                <text:p>0.092858</text:p>
              </table:table-cell>
              <table:table-cell office:value-type="float" office:value="0.315712">
                <text:p>0.3157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19">
                <text:p>0.1019</text:p>
              </table:table-cell>
              <table:table-cell office:value-type="float" office:value="0.0952634">
                <text:p>0.0952634</text:p>
              </table:table-cell>
              <table:table-cell office:value-type="float" office:value="0.31102">
                <text:p>0.311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1529">
                <text:p>0.101529</text:p>
              </table:table-cell>
              <table:table-cell office:value-type="float" office:value="0.0945342">
                <text:p>0.0945342</text:p>
              </table:table-cell>
              <table:table-cell office:value-type="float" office:value="0.318562">
                <text:p>0.3185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1397">
                <text:p>0.101397</text:p>
              </table:table-cell>
              <table:table-cell office:value-type="float" office:value="0.0947646">
                <text:p>0.0947646</text:p>
              </table:table-cell>
              <table:table-cell office:value-type="float" office:value="0.326252">
                <text:p>0.3262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0987">
                <text:p>0.100987</text:p>
              </table:table-cell>
              <table:table-cell office:value-type="float" office:value="0.0937023">
                <text:p>0.0937023</text:p>
              </table:table-cell>
              <table:table-cell office:value-type="float" office:value="0.317281">
                <text:p>0.3172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0635">
                <text:p>0.100635</text:p>
              </table:table-cell>
              <table:table-cell office:value-type="float" office:value="0.0976739">
                <text:p>0.0976739</text:p>
              </table:table-cell>
              <table:table-cell office:value-type="float" office:value="0.31416">
                <text:p>0.314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1128">
                <text:p>0.101128</text:p>
              </table:table-cell>
              <table:table-cell office:value-type="float" office:value="0.0927205">
                <text:p>0.0927205</text:p>
              </table:table-cell>
              <table:table-cell office:value-type="float" office:value="0.314954">
                <text:p>0.3149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0687">
                <text:p>0.100687</text:p>
              </table:table-cell>
              <table:table-cell office:value-type="float" office:value="0.0927771">
                <text:p>0.0927771</text:p>
              </table:table-cell>
              <table:table-cell office:value-type="float" office:value="0.317198">
                <text:p>0.3171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1314">
                <text:p>0.101314</text:p>
              </table:table-cell>
              <table:table-cell office:value-type="float" office:value="0.0940427">
                <text:p>0.0940427</text:p>
              </table:table-cell>
              <table:table-cell office:value-type="float" office:value="0.31717">
                <text:p>0.31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01935">
                <text:p>0.101935</text:p>
              </table:table-cell>
              <table:table-cell office:value-type="float" office:value="0.091221">
                <text:p>0.091221</text:p>
              </table:table-cell>
              <table:table-cell office:value-type="float" office:value="0.313623">
                <text:p>0.3136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1473">
                <text:p>0.101473</text:p>
              </table:table-cell>
              <table:table-cell office:value-type="float" office:value="0.0951636">
                <text:p>0.0951636</text:p>
              </table:table-cell>
              <table:table-cell office:value-type="float" office:value="0.322431">
                <text:p>0.322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089">
                <text:p>0.10089</text:p>
              </table:table-cell>
              <table:table-cell office:value-type="float" office:value="0.0915264">
                <text:p>0.0915264</text:p>
              </table:table-cell>
              <table:table-cell office:value-type="float" office:value="0.327058">
                <text:p>0.327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0837">
                <text:p>0.100837</text:p>
              </table:table-cell>
              <table:table-cell office:value-type="float" office:value="0.0913796">
                <text:p>0.0913796</text:p>
              </table:table-cell>
              <table:table-cell office:value-type="float" office:value="0.325237">
                <text:p>0.3252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212">
                <text:p>0.10212</text:p>
              </table:table-cell>
              <table:table-cell office:value-type="float" office:value="0.0942657">
                <text:p>0.0942657</text:p>
              </table:table-cell>
              <table:table-cell office:value-type="float" office:value="0.326086">
                <text:p>0.3260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1391">
                <text:p>0.101391</text:p>
              </table:table-cell>
              <table:table-cell office:value-type="float" office:value="0.0936656">
                <text:p>0.0936656</text:p>
              </table:table-cell>
              <table:table-cell office:value-type="float" office:value="0.323199">
                <text:p>0.3231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86582">
                <text:p>0.0986582</text:p>
              </table:table-cell>
              <table:table-cell office:value-type="float" office:value="0.0923593">
                <text:p>0.0923593</text:p>
              </table:table-cell>
              <table:table-cell office:value-type="float" office:value="0.310128">
                <text:p>0.310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Goo.B1:Goo.D151" chart:data-source-has-labels="row" svg:x="0.754cm" svg:y="0.423cm" svg:width="33.747cm" svg:height="20.316cm">
          <chartooo:coordinate-region svg:x="1.506cm" svg:y="0.559cm" svg:width="32.995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oo.B2:Goo.B151" chart:label-cell-address="Goo.B1:Goo.B1" chart:class="chart:line">
            <chart:data-point chart:repeated="150"/>
          </chart:series>
          <chart:series chart:style-name="ch7" chart:values-cell-range-address="Goo.C2:Goo.C151" chart:label-cell-address="Goo.C1:Goo.C1" chart:class="chart:line">
            <chart:data-point chart:repeated="150"/>
          </chart:series>
          <chart:series chart:style-name="ch8" chart:values-cell-range-address="Goo.D2:Goo.D151" chart:label-cell-address="Goo.D1:Goo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Goo.B1:Goo.B1</svg:desc>
                </draw:g>
              </table:table-cell>
              <table:table-cell office:value-type="string">
                <text:p>rk</text:p>
                <draw:g>
                  <svg:desc>Goo.C1:Goo.C1</svg:desc>
                </draw:g>
              </table:table-cell>
              <table:table-cell office:value-type="string">
                <text:p>original</text:p>
                <draw:g>
                  <svg:desc>Goo.D1:Go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8237">
                <text:p>0.168237</text:p>
                <draw:g>
                  <svg:desc>Goo.B2:Goo.B151</svg:desc>
                </draw:g>
              </table:table-cell>
              <table:table-cell office:value-type="float" office:value="0.110301">
                <text:p>0.110301</text:p>
                <draw:g>
                  <svg:desc>Goo.C2:Goo.C151</svg:desc>
                </draw:g>
              </table:table-cell>
              <table:table-cell office:value-type="float" office:value="0.636623">
                <text:p>0.636623</text:p>
                <draw:g>
                  <svg:desc>Goo.D2:Goo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753">
                <text:p>0.170753</text:p>
              </table:table-cell>
              <table:table-cell office:value-type="float" office:value="0.11788">
                <text:p>0.11788</text:p>
              </table:table-cell>
              <table:table-cell office:value-type="float" office:value="0.681895">
                <text:p>0.681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505">
                <text:p>0.177505</text:p>
              </table:table-cell>
              <table:table-cell office:value-type="float" office:value="0.191783">
                <text:p>0.191783</text:p>
              </table:table-cell>
              <table:table-cell office:value-type="float" office:value="0.694037">
                <text:p>0.694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816">
                <text:p>0.176816</text:p>
              </table:table-cell>
              <table:table-cell office:value-type="float" office:value="0.188295">
                <text:p>0.188295</text:p>
              </table:table-cell>
              <table:table-cell office:value-type="float" office:value="0.672345">
                <text:p>0.6723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506">
                <text:p>0.189506</text:p>
              </table:table-cell>
              <table:table-cell office:value-type="float" office:value="0.186302">
                <text:p>0.186302</text:p>
              </table:table-cell>
              <table:table-cell office:value-type="float" office:value="0.449298">
                <text:p>0.4492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9379">
                <text:p>0.189379</text:p>
              </table:table-cell>
              <table:table-cell office:value-type="float" office:value="0.184695">
                <text:p>0.184695</text:p>
              </table:table-cell>
              <table:table-cell office:value-type="float" office:value="0.470914">
                <text:p>0.4709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7964">
                <text:p>0.187964</text:p>
              </table:table-cell>
              <table:table-cell office:value-type="float" office:value="0.183941">
                <text:p>0.183941</text:p>
              </table:table-cell>
              <table:table-cell office:value-type="float" office:value="0.682648">
                <text:p>0.682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1613">
                <text:p>0.171613</text:p>
              </table:table-cell>
              <table:table-cell office:value-type="float" office:value="0.188612">
                <text:p>0.188612</text:p>
              </table:table-cell>
              <table:table-cell office:value-type="float" office:value="0.441019">
                <text:p>0.441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3778">
                <text:p>0.193778</text:p>
              </table:table-cell>
              <table:table-cell office:value-type="float" office:value="0.178749">
                <text:p>0.178749</text:p>
              </table:table-cell>
              <table:table-cell office:value-type="float" office:value="0.622766">
                <text:p>0.6227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255">
                <text:p>0.19255</text:p>
              </table:table-cell>
              <table:table-cell office:value-type="float" office:value="0.116969">
                <text:p>0.116969</text:p>
              </table:table-cell>
              <table:table-cell office:value-type="float" office:value="0.680035">
                <text:p>0.680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4514">
                <text:p>0.124514</text:p>
              </table:table-cell>
              <table:table-cell office:value-type="float" office:value="0.185113">
                <text:p>0.185113</text:p>
              </table:table-cell>
              <table:table-cell office:value-type="float" office:value="0.422535">
                <text:p>0.422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998">
                <text:p>0.187998</text:p>
              </table:table-cell>
              <table:table-cell office:value-type="float" office:value="0.198084">
                <text:p>0.198084</text:p>
              </table:table-cell>
              <table:table-cell office:value-type="float" office:value="0.695812">
                <text:p>0.695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7216">
                <text:p>0.177216</text:p>
              </table:table-cell>
              <table:table-cell office:value-type="float" office:value="0.187565">
                <text:p>0.187565</text:p>
              </table:table-cell>
              <table:table-cell office:value-type="float" office:value="0.71124">
                <text:p>0.71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3562">
                <text:p>0.203562</text:p>
              </table:table-cell>
              <table:table-cell office:value-type="float" office:value="0.174927">
                <text:p>0.174927</text:p>
              </table:table-cell>
              <table:table-cell office:value-type="float" office:value="0.700368">
                <text:p>0.700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1493">
                <text:p>0.201493</text:p>
              </table:table-cell>
              <table:table-cell office:value-type="float" office:value="0.19317">
                <text:p>0.19317</text:p>
              </table:table-cell>
              <table:table-cell office:value-type="float" office:value="0.516198">
                <text:p>0.5161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594">
                <text:p>0.154594</text:p>
              </table:table-cell>
              <table:table-cell office:value-type="float" office:value="0.187374">
                <text:p>0.187374</text:p>
              </table:table-cell>
              <table:table-cell office:value-type="float" office:value="0.465051">
                <text:p>0.4650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8145">
                <text:p>0.198145</text:p>
              </table:table-cell>
              <table:table-cell office:value-type="float" office:value="0.195017">
                <text:p>0.195017</text:p>
              </table:table-cell>
              <table:table-cell office:value-type="float" office:value="0.693532">
                <text:p>0.693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6372">
                <text:p>0.206372</text:p>
              </table:table-cell>
              <table:table-cell office:value-type="float" office:value="0.194994">
                <text:p>0.194994</text:p>
              </table:table-cell>
              <table:table-cell office:value-type="float" office:value="0.681333">
                <text:p>0.681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0193">
                <text:p>0.120193</text:p>
              </table:table-cell>
              <table:table-cell office:value-type="float" office:value="0.193895">
                <text:p>0.193895</text:p>
              </table:table-cell>
              <table:table-cell office:value-type="float" office:value="0.664652">
                <text:p>0.66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2117">
                <text:p>0.192117</text:p>
              </table:table-cell>
              <table:table-cell office:value-type="float" office:value="0.195057">
                <text:p>0.195057</text:p>
              </table:table-cell>
              <table:table-cell office:value-type="float" office:value="0.562857">
                <text:p>0.5628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1218">
                <text:p>0.181218</text:p>
              </table:table-cell>
              <table:table-cell office:value-type="float" office:value="0.195368">
                <text:p>0.195368</text:p>
              </table:table-cell>
              <table:table-cell office:value-type="float" office:value="0.678245">
                <text:p>0.6782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6338">
                <text:p>0.186338</text:p>
              </table:table-cell>
              <table:table-cell office:value-type="float" office:value="0.191245">
                <text:p>0.191245</text:p>
              </table:table-cell>
              <table:table-cell office:value-type="float" office:value="0.441936">
                <text:p>0.441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6789">
                <text:p>0.116789</text:p>
              </table:table-cell>
              <table:table-cell office:value-type="float" office:value="0.19554">
                <text:p>0.19554</text:p>
              </table:table-cell>
              <table:table-cell office:value-type="float" office:value="0.720033">
                <text:p>0.7200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2632">
                <text:p>0.182632</text:p>
              </table:table-cell>
              <table:table-cell office:value-type="float" office:value="0.199786">
                <text:p>0.199786</text:p>
              </table:table-cell>
              <table:table-cell office:value-type="float" office:value="0.679749">
                <text:p>0.679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3265">
                <text:p>0.193265</text:p>
              </table:table-cell>
              <table:table-cell office:value-type="float" office:value="0.198321">
                <text:p>0.198321</text:p>
              </table:table-cell>
              <table:table-cell office:value-type="float" office:value="0.665759">
                <text:p>0.6657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8547">
                <text:p>0.198547</text:p>
              </table:table-cell>
              <table:table-cell office:value-type="float" office:value="0.183951">
                <text:p>0.183951</text:p>
              </table:table-cell>
              <table:table-cell office:value-type="float" office:value="0.65952">
                <text:p>0.659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4185">
                <text:p>0.194185</text:p>
              </table:table-cell>
              <table:table-cell office:value-type="float" office:value="0.114045">
                <text:p>0.114045</text:p>
              </table:table-cell>
              <table:table-cell office:value-type="float" office:value="0.690988">
                <text:p>0.690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8484">
                <text:p>0.168484</text:p>
              </table:table-cell>
              <table:table-cell office:value-type="float" office:value="0.190286">
                <text:p>0.190286</text:p>
              </table:table-cell>
              <table:table-cell office:value-type="float" office:value="0.67895">
                <text:p>0.678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9466">
                <text:p>0.119466</text:p>
              </table:table-cell>
              <table:table-cell office:value-type="float" office:value="0.126449">
                <text:p>0.126449</text:p>
              </table:table-cell>
              <table:table-cell office:value-type="float" office:value="0.696266">
                <text:p>0.6962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666">
                <text:p>0.174666</text:p>
              </table:table-cell>
              <table:table-cell office:value-type="float" office:value="0.158755">
                <text:p>0.158755</text:p>
              </table:table-cell>
              <table:table-cell office:value-type="float" office:value="0.659532">
                <text:p>0.6595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4695">
                <text:p>0.214695</text:p>
              </table:table-cell>
              <table:table-cell office:value-type="float" office:value="0.19387">
                <text:p>0.19387</text:p>
              </table:table-cell>
              <table:table-cell office:value-type="float" office:value="0.699487">
                <text:p>0.6994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0989">
                <text:p>0.200989</text:p>
              </table:table-cell>
              <table:table-cell office:value-type="float" office:value="0.192881">
                <text:p>0.192881</text:p>
              </table:table-cell>
              <table:table-cell office:value-type="float" office:value="0.46129">
                <text:p>0.461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8315">
                <text:p>0.128315</text:p>
              </table:table-cell>
              <table:table-cell office:value-type="float" office:value="0.181272">
                <text:p>0.181272</text:p>
              </table:table-cell>
              <table:table-cell office:value-type="float" office:value="0.703749">
                <text:p>0.703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5205">
                <text:p>0.195205</text:p>
              </table:table-cell>
              <table:table-cell office:value-type="float" office:value="0.195634">
                <text:p>0.195634</text:p>
              </table:table-cell>
              <table:table-cell office:value-type="float" office:value="0.684909">
                <text:p>0.6849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6215">
                <text:p>0.136215</text:p>
              </table:table-cell>
              <table:table-cell office:value-type="float" office:value="0.114966">
                <text:p>0.114966</text:p>
              </table:table-cell>
              <table:table-cell office:value-type="float" office:value="0.698403">
                <text:p>0.698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8732">
                <text:p>0.198732</text:p>
              </table:table-cell>
              <table:table-cell office:value-type="float" office:value="0.186167">
                <text:p>0.186167</text:p>
              </table:table-cell>
              <table:table-cell office:value-type="float" office:value="0.800839">
                <text:p>0.8008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5647">
                <text:p>0.165647</text:p>
              </table:table-cell>
              <table:table-cell office:value-type="float" office:value="0.188543">
                <text:p>0.188543</text:p>
              </table:table-cell>
              <table:table-cell office:value-type="float" office:value="0.433916">
                <text:p>0.433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4365">
                <text:p>0.184365</text:p>
              </table:table-cell>
              <table:table-cell office:value-type="float" office:value="0.123744">
                <text:p>0.123744</text:p>
              </table:table-cell>
              <table:table-cell office:value-type="float" office:value="0.665021">
                <text:p>0.665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7881">
                <text:p>0.237881</text:p>
              </table:table-cell>
              <table:table-cell office:value-type="float" office:value="0.117456">
                <text:p>0.117456</text:p>
              </table:table-cell>
              <table:table-cell office:value-type="float" office:value="0.429266">
                <text:p>0.429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7639">
                <text:p>0.117639</text:p>
              </table:table-cell>
              <table:table-cell office:value-type="float" office:value="0.176327">
                <text:p>0.176327</text:p>
              </table:table-cell>
              <table:table-cell office:value-type="float" office:value="0.702028">
                <text:p>0.7020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1756">
                <text:p>0.181756</text:p>
              </table:table-cell>
              <table:table-cell office:value-type="float" office:value="0.191315">
                <text:p>0.191315</text:p>
              </table:table-cell>
              <table:table-cell office:value-type="float" office:value="0.452945">
                <text:p>0.4529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7318">
                <text:p>0.197318</text:p>
              </table:table-cell>
              <table:table-cell office:value-type="float" office:value="0.199729">
                <text:p>0.199729</text:p>
              </table:table-cell>
              <table:table-cell office:value-type="float" office:value="0.684095">
                <text:p>0.6840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6071">
                <text:p>0.196071</text:p>
              </table:table-cell>
              <table:table-cell office:value-type="float" office:value="0.186642">
                <text:p>0.186642</text:p>
              </table:table-cell>
              <table:table-cell office:value-type="float" office:value="0.690153">
                <text:p>0.690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4919">
                <text:p>0.194919</text:p>
              </table:table-cell>
              <table:table-cell office:value-type="float" office:value="0.216051">
                <text:p>0.216051</text:p>
              </table:table-cell>
              <table:table-cell office:value-type="float" office:value="0.691628">
                <text:p>0.6916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0542">
                <text:p>0.200542</text:p>
              </table:table-cell>
              <table:table-cell office:value-type="float" office:value="0.185798">
                <text:p>0.185798</text:p>
              </table:table-cell>
              <table:table-cell office:value-type="float" office:value="0.679853">
                <text:p>0.6798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3284">
                <text:p>0.203284</text:p>
              </table:table-cell>
              <table:table-cell office:value-type="float" office:value="0.114883">
                <text:p>0.114883</text:p>
              </table:table-cell>
              <table:table-cell office:value-type="float" office:value="0.701785">
                <text:p>0.701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0514">
                <text:p>0.200514</text:p>
              </table:table-cell>
              <table:table-cell office:value-type="float" office:value="0.170091">
                <text:p>0.170091</text:p>
              </table:table-cell>
              <table:table-cell office:value-type="float" office:value="0.737924">
                <text:p>0.737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9993">
                <text:p>0.199993</text:p>
              </table:table-cell>
              <table:table-cell office:value-type="float" office:value="0.173011">
                <text:p>0.173011</text:p>
              </table:table-cell>
              <table:table-cell office:value-type="float" office:value="0.711132">
                <text:p>0.711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123">
                <text:p>0.204123</text:p>
              </table:table-cell>
              <table:table-cell office:value-type="float" office:value="0.187944">
                <text:p>0.187944</text:p>
              </table:table-cell>
              <table:table-cell office:value-type="float" office:value="0.552671">
                <text:p>0.5526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9014">
                <text:p>0.139014</text:p>
              </table:table-cell>
              <table:table-cell office:value-type="float" office:value="0.190724">
                <text:p>0.190724</text:p>
              </table:table-cell>
              <table:table-cell office:value-type="float" office:value="0.696039">
                <text:p>0.6960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3339">
                <text:p>0.183339</text:p>
              </table:table-cell>
              <table:table-cell office:value-type="float" office:value="0.12202">
                <text:p>0.12202</text:p>
              </table:table-cell>
              <table:table-cell office:value-type="float" office:value="0.673504">
                <text:p>0.673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5975">
                <text:p>0.185975</text:p>
              </table:table-cell>
              <table:table-cell office:value-type="float" office:value="0.198715">
                <text:p>0.198715</text:p>
              </table:table-cell>
              <table:table-cell office:value-type="float" office:value="0.660911">
                <text:p>0.6609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86378">
                <text:p>0.186378</text:p>
              </table:table-cell>
              <table:table-cell office:value-type="float" office:value="0.180147">
                <text:p>0.180147</text:p>
              </table:table-cell>
              <table:table-cell office:value-type="float" office:value="0.683165">
                <text:p>0.683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7584">
                <text:p>0.207584</text:p>
              </table:table-cell>
              <table:table-cell office:value-type="float" office:value="0.197955">
                <text:p>0.197955</text:p>
              </table:table-cell>
              <table:table-cell office:value-type="float" office:value="0.694859">
                <text:p>0.6948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17731">
                <text:p>0.117731</text:p>
              </table:table-cell>
              <table:table-cell office:value-type="float" office:value="0.183497">
                <text:p>0.183497</text:p>
              </table:table-cell>
              <table:table-cell office:value-type="float" office:value="0.711072">
                <text:p>0.7110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8341">
                <text:p>0.18341</text:p>
              </table:table-cell>
              <table:table-cell office:value-type="float" office:value="0.17975">
                <text:p>0.17975</text:p>
              </table:table-cell>
              <table:table-cell office:value-type="float" office:value="0.677039">
                <text:p>0.6770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88406">
                <text:p>0.188406</text:p>
              </table:table-cell>
              <table:table-cell office:value-type="float" office:value="0.191444">
                <text:p>0.191444</text:p>
              </table:table-cell>
              <table:table-cell office:value-type="float" office:value="0.683325">
                <text:p>0.6833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88411">
                <text:p>0.188411</text:p>
              </table:table-cell>
              <table:table-cell office:value-type="float" office:value="0.169912">
                <text:p>0.169912</text:p>
              </table:table-cell>
              <table:table-cell office:value-type="float" office:value="0.69997">
                <text:p>0.699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7715">
                <text:p>0.177715</text:p>
              </table:table-cell>
              <table:table-cell office:value-type="float" office:value="0.179874">
                <text:p>0.179874</text:p>
              </table:table-cell>
              <table:table-cell office:value-type="float" office:value="0.668671">
                <text:p>0.668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8003">
                <text:p>0.118003</text:p>
              </table:table-cell>
              <table:table-cell office:value-type="float" office:value="0.113969">
                <text:p>0.113969</text:p>
              </table:table-cell>
              <table:table-cell office:value-type="float" office:value="0.599171">
                <text:p>0.5991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7515">
                <text:p>0.187515</text:p>
              </table:table-cell>
              <table:table-cell office:value-type="float" office:value="0.117098">
                <text:p>0.117098</text:p>
              </table:table-cell>
              <table:table-cell office:value-type="float" office:value="0.767315">
                <text:p>0.767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4575">
                <text:p>0.184575</text:p>
              </table:table-cell>
              <table:table-cell office:value-type="float" office:value="0.19071">
                <text:p>0.19071</text:p>
              </table:table-cell>
              <table:table-cell office:value-type="float" office:value="0.685075">
                <text:p>0.6850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5832">
                <text:p>0.175832</text:p>
              </table:table-cell>
              <table:table-cell office:value-type="float" office:value="0.113329">
                <text:p>0.113329</text:p>
              </table:table-cell>
              <table:table-cell office:value-type="float" office:value="0.681335">
                <text:p>0.6813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94263">
                <text:p>0.194263</text:p>
              </table:table-cell>
              <table:table-cell office:value-type="float" office:value="0.191258">
                <text:p>0.191258</text:p>
              </table:table-cell>
              <table:table-cell office:value-type="float" office:value="0.632409">
                <text:p>0.6324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4677">
                <text:p>0.184677</text:p>
              </table:table-cell>
              <table:table-cell office:value-type="float" office:value="0.195061">
                <text:p>0.195061</text:p>
              </table:table-cell>
              <table:table-cell office:value-type="float" office:value="0.656797">
                <text:p>0.6567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0089">
                <text:p>0.170089</text:p>
              </table:table-cell>
              <table:table-cell office:value-type="float" office:value="0.192447">
                <text:p>0.192447</text:p>
              </table:table-cell>
              <table:table-cell office:value-type="float" office:value="0.673988">
                <text:p>0.6739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9667">
                <text:p>0.209667</text:p>
              </table:table-cell>
              <table:table-cell office:value-type="float" office:value="0.178659">
                <text:p>0.178659</text:p>
              </table:table-cell>
              <table:table-cell office:value-type="float" office:value="0.700896">
                <text:p>0.700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9171">
                <text:p>0.119171</text:p>
              </table:table-cell>
              <table:table-cell office:value-type="float" office:value="0.188833">
                <text:p>0.188833</text:p>
              </table:table-cell>
              <table:table-cell office:value-type="float" office:value="0.699644">
                <text:p>0.6996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6469">
                <text:p>0.126469</text:p>
              </table:table-cell>
              <table:table-cell office:value-type="float" office:value="0.238234">
                <text:p>0.238234</text:p>
              </table:table-cell>
              <table:table-cell office:value-type="float" office:value="0.514382">
                <text:p>0.5143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099">
                <text:p>0.22099</text:p>
              </table:table-cell>
              <table:table-cell office:value-type="float" office:value="0.220601">
                <text:p>0.220601</text:p>
              </table:table-cell>
              <table:table-cell office:value-type="float" office:value="0.685811">
                <text:p>0.685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985">
                <text:p>0.19985</text:p>
              </table:table-cell>
              <table:table-cell office:value-type="float" office:value="0.187606">
                <text:p>0.187606</text:p>
              </table:table-cell>
              <table:table-cell office:value-type="float" office:value="0.620581">
                <text:p>0.6205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3824">
                <text:p>0.203824</text:p>
              </table:table-cell>
              <table:table-cell office:value-type="float" office:value="0.209102">
                <text:p>0.209102</text:p>
              </table:table-cell>
              <table:table-cell office:value-type="float" office:value="0.420641">
                <text:p>0.4206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5884">
                <text:p>0.195884</text:p>
              </table:table-cell>
              <table:table-cell office:value-type="float" office:value="0.194584">
                <text:p>0.194584</text:p>
              </table:table-cell>
              <table:table-cell office:value-type="float" office:value="0.722215">
                <text:p>0.722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0483">
                <text:p>0.200483</text:p>
              </table:table-cell>
              <table:table-cell office:value-type="float" office:value="0.116264">
                <text:p>0.116264</text:p>
              </table:table-cell>
              <table:table-cell office:value-type="float" office:value="0.581923">
                <text:p>0.5819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559">
                <text:p>0.173559</text:p>
              </table:table-cell>
              <table:table-cell office:value-type="float" office:value="0.1977">
                <text:p>0.1977</text:p>
              </table:table-cell>
              <table:table-cell office:value-type="float" office:value="0.674997">
                <text:p>0.6749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83821">
                <text:p>0.183821</text:p>
              </table:table-cell>
              <table:table-cell office:value-type="float" office:value="0.192363">
                <text:p>0.192363</text:p>
              </table:table-cell>
              <table:table-cell office:value-type="float" office:value="0.63317">
                <text:p>0.633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24976">
                <text:p>0.124976</text:p>
              </table:table-cell>
              <table:table-cell office:value-type="float" office:value="0.195193">
                <text:p>0.195193</text:p>
              </table:table-cell>
              <table:table-cell office:value-type="float" office:value="0.690041">
                <text:p>0.690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19363">
                <text:p>0.119363</text:p>
              </table:table-cell>
              <table:table-cell office:value-type="float" office:value="0.209635">
                <text:p>0.209635</text:p>
              </table:table-cell>
              <table:table-cell office:value-type="float" office:value="0.688213">
                <text:p>0.6882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0488">
                <text:p>0.180488</text:p>
              </table:table-cell>
              <table:table-cell office:value-type="float" office:value="0.191849">
                <text:p>0.191849</text:p>
              </table:table-cell>
              <table:table-cell office:value-type="float" office:value="0.689356">
                <text:p>0.6893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90254">
                <text:p>0.190254</text:p>
              </table:table-cell>
              <table:table-cell office:value-type="float" office:value="0.198236">
                <text:p>0.198236</text:p>
              </table:table-cell>
              <table:table-cell office:value-type="float" office:value="0.561087">
                <text:p>0.5610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75299">
                <text:p>0.175299</text:p>
              </table:table-cell>
              <table:table-cell office:value-type="float" office:value="0.18966">
                <text:p>0.18966</text:p>
              </table:table-cell>
              <table:table-cell office:value-type="float" office:value="0.523999">
                <text:p>0.523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9044">
                <text:p>0.119044</text:p>
              </table:table-cell>
              <table:table-cell office:value-type="float" office:value="0.186866">
                <text:p>0.186866</text:p>
              </table:table-cell>
              <table:table-cell office:value-type="float" office:value="0.528286">
                <text:p>0.5282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83">
                <text:p>0.1983</text:p>
              </table:table-cell>
              <table:table-cell office:value-type="float" office:value="0.188854">
                <text:p>0.188854</text:p>
              </table:table-cell>
              <table:table-cell office:value-type="float" office:value="0.656349">
                <text:p>0.656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5196">
                <text:p>0.185196</text:p>
              </table:table-cell>
              <table:table-cell office:value-type="float" office:value="0.187069">
                <text:p>0.187069</text:p>
              </table:table-cell>
              <table:table-cell office:value-type="float" office:value="0.695838">
                <text:p>0.6958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85992">
                <text:p>0.185992</text:p>
              </table:table-cell>
              <table:table-cell office:value-type="float" office:value="0.177056">
                <text:p>0.177056</text:p>
              </table:table-cell>
              <table:table-cell office:value-type="float" office:value="0.688422">
                <text:p>0.6884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009">
                <text:p>0.20009</text:p>
              </table:table-cell>
              <table:table-cell office:value-type="float" office:value="0.115931">
                <text:p>0.115931</text:p>
              </table:table-cell>
              <table:table-cell office:value-type="float" office:value="0.684926">
                <text:p>0.6849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0576">
                <text:p>0.120576</text:p>
              </table:table-cell>
              <table:table-cell office:value-type="float" office:value="0.189597">
                <text:p>0.189597</text:p>
              </table:table-cell>
              <table:table-cell office:value-type="float" office:value="0.683275">
                <text:p>0.6832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0235">
                <text:p>0.20235</text:p>
              </table:table-cell>
              <table:table-cell office:value-type="float" office:value="0.186923">
                <text:p>0.186923</text:p>
              </table:table-cell>
              <table:table-cell office:value-type="float" office:value="0.647957">
                <text:p>0.647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7895">
                <text:p>0.197895</text:p>
              </table:table-cell>
              <table:table-cell office:value-type="float" office:value="0.18388">
                <text:p>0.18388</text:p>
              </table:table-cell>
              <table:table-cell office:value-type="float" office:value="0.68903">
                <text:p>0.689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9302">
                <text:p>0.209302</text:p>
              </table:table-cell>
              <table:table-cell office:value-type="float" office:value="0.11647">
                <text:p>0.11647</text:p>
              </table:table-cell>
              <table:table-cell office:value-type="float" office:value="0.559365">
                <text:p>0.5593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08474">
                <text:p>0.208474</text:p>
              </table:table-cell>
              <table:table-cell office:value-type="float" office:value="0.115713">
                <text:p>0.115713</text:p>
              </table:table-cell>
              <table:table-cell office:value-type="float" office:value="0.62404">
                <text:p>0.624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87671">
                <text:p>0.187671</text:p>
              </table:table-cell>
              <table:table-cell office:value-type="float" office:value="0.1151">
                <text:p>0.1151</text:p>
              </table:table-cell>
              <table:table-cell office:value-type="float" office:value="0.643482">
                <text:p>0.6434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7456">
                <text:p>0.187456</text:p>
              </table:table-cell>
              <table:table-cell office:value-type="float" office:value="0.136354">
                <text:p>0.136354</text:p>
              </table:table-cell>
              <table:table-cell office:value-type="float" office:value="0.691961">
                <text:p>0.6919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7646">
                <text:p>0.197646</text:p>
              </table:table-cell>
              <table:table-cell office:value-type="float" office:value="0.194366">
                <text:p>0.194366</text:p>
              </table:table-cell>
              <table:table-cell office:value-type="float" office:value="0.692966">
                <text:p>0.6929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5606">
                <text:p>0.195606</text:p>
              </table:table-cell>
              <table:table-cell office:value-type="float" office:value="0.197993">
                <text:p>0.197993</text:p>
              </table:table-cell>
              <table:table-cell office:value-type="float" office:value="0.601856">
                <text:p>0.6018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6436">
                <text:p>0.206436</text:p>
              </table:table-cell>
              <table:table-cell office:value-type="float" office:value="0.19531">
                <text:p>0.19531</text:p>
              </table:table-cell>
              <table:table-cell office:value-type="float" office:value="0.579798">
                <text:p>0.5797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5221">
                <text:p>0.175221</text:p>
              </table:table-cell>
              <table:table-cell office:value-type="float" office:value="0.112372">
                <text:p>0.112372</text:p>
              </table:table-cell>
              <table:table-cell office:value-type="float" office:value="0.663885">
                <text:p>0.6638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89275">
                <text:p>0.189275</text:p>
              </table:table-cell>
              <table:table-cell office:value-type="float" office:value="0.194023">
                <text:p>0.194023</text:p>
              </table:table-cell>
              <table:table-cell office:value-type="float" office:value="0.440259">
                <text:p>0.4402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8985">
                <text:p>0.18985</text:p>
              </table:table-cell>
              <table:table-cell office:value-type="float" office:value="0.178052">
                <text:p>0.178052</text:p>
              </table:table-cell>
              <table:table-cell office:value-type="float" office:value="0.594994">
                <text:p>0.5949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491">
                <text:p>0.20491</text:p>
              </table:table-cell>
              <table:table-cell office:value-type="float" office:value="0.19179">
                <text:p>0.19179</text:p>
              </table:table-cell>
              <table:table-cell office:value-type="float" office:value="0.598684">
                <text:p>0.5986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1889">
                <text:p>0.151889</text:p>
              </table:table-cell>
              <table:table-cell office:value-type="float" office:value="0.188952">
                <text:p>0.188952</text:p>
              </table:table-cell>
              <table:table-cell office:value-type="float" office:value="0.673262">
                <text:p>0.6732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3829">
                <text:p>0.203829</text:p>
              </table:table-cell>
              <table:table-cell office:value-type="float" office:value="0.193391">
                <text:p>0.193391</text:p>
              </table:table-cell>
              <table:table-cell office:value-type="float" office:value="0.659728">
                <text:p>0.659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9461">
                <text:p>0.189461</text:p>
              </table:table-cell>
              <table:table-cell office:value-type="float" office:value="0.202459">
                <text:p>0.202459</text:p>
              </table:table-cell>
              <table:table-cell office:value-type="float" office:value="0.655542">
                <text:p>0.6555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30112">
                <text:p>0.130112</text:p>
              </table:table-cell>
              <table:table-cell office:value-type="float" office:value="0.194074">
                <text:p>0.194074</text:p>
              </table:table-cell>
              <table:table-cell office:value-type="float" office:value="0.656036">
                <text:p>0.6560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7473">
                <text:p>0.187473</text:p>
              </table:table-cell>
              <table:table-cell office:value-type="float" office:value="0.18547">
                <text:p>0.18547</text:p>
              </table:table-cell>
              <table:table-cell office:value-type="float" office:value="0.477031">
                <text:p>0.4770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90629">
                <text:p>0.190629</text:p>
              </table:table-cell>
              <table:table-cell office:value-type="float" office:value="0.196082">
                <text:p>0.196082</text:p>
              </table:table-cell>
              <table:table-cell office:value-type="float" office:value="0.696176">
                <text:p>0.696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1615">
                <text:p>0.211615</text:p>
              </table:table-cell>
              <table:table-cell office:value-type="float" office:value="0.177507">
                <text:p>0.177507</text:p>
              </table:table-cell>
              <table:table-cell office:value-type="float" office:value="0.652624">
                <text:p>0.652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0336">
                <text:p>0.120336</text:p>
              </table:table-cell>
              <table:table-cell office:value-type="float" office:value="0.195214">
                <text:p>0.195214</text:p>
              </table:table-cell>
              <table:table-cell office:value-type="float" office:value="0.539178">
                <text:p>0.5391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48352">
                <text:p>0.148352</text:p>
              </table:table-cell>
              <table:table-cell office:value-type="float" office:value="0.198154">
                <text:p>0.198154</text:p>
              </table:table-cell>
              <table:table-cell office:value-type="float" office:value="0.699094">
                <text:p>0.6990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664">
                <text:p>0.18664</text:p>
              </table:table-cell>
              <table:table-cell office:value-type="float" office:value="0.194328">
                <text:p>0.194328</text:p>
              </table:table-cell>
              <table:table-cell office:value-type="float" office:value="0.442673">
                <text:p>0.4426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1071">
                <text:p>0.201071</text:p>
              </table:table-cell>
              <table:table-cell office:value-type="float" office:value="0.195888">
                <text:p>0.195888</text:p>
              </table:table-cell>
              <table:table-cell office:value-type="float" office:value="0.703275">
                <text:p>0.7032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641">
                <text:p>0.20641</text:p>
              </table:table-cell>
              <table:table-cell office:value-type="float" office:value="0.192897">
                <text:p>0.192897</text:p>
              </table:table-cell>
              <table:table-cell office:value-type="float" office:value="0.696401">
                <text:p>0.6964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1209">
                <text:p>0.211209</text:p>
              </table:table-cell>
              <table:table-cell office:value-type="float" office:value="0.189488">
                <text:p>0.189488</text:p>
              </table:table-cell>
              <table:table-cell office:value-type="float" office:value="0.683727">
                <text:p>0.683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2947">
                <text:p>0.202947</text:p>
              </table:table-cell>
              <table:table-cell office:value-type="float" office:value="0.145174">
                <text:p>0.145174</text:p>
              </table:table-cell>
              <table:table-cell office:value-type="float" office:value="0.674301">
                <text:p>0.674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6776">
                <text:p>0.206776</text:p>
              </table:table-cell>
              <table:table-cell office:value-type="float" office:value="0.178813">
                <text:p>0.178813</text:p>
              </table:table-cell>
              <table:table-cell office:value-type="float" office:value="0.679695">
                <text:p>0.6796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01825">
                <text:p>0.201825</text:p>
              </table:table-cell>
              <table:table-cell office:value-type="float" office:value="0.183866">
                <text:p>0.183866</text:p>
              </table:table-cell>
              <table:table-cell office:value-type="float" office:value="0.633798">
                <text:p>0.6337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7455">
                <text:p>0.207455</text:p>
              </table:table-cell>
              <table:table-cell office:value-type="float" office:value="0.183067">
                <text:p>0.183067</text:p>
              </table:table-cell>
              <table:table-cell office:value-type="float" office:value="0.649669">
                <text:p>0.6496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18895">
                <text:p>0.118895</text:p>
              </table:table-cell>
              <table:table-cell office:value-type="float" office:value="0.210316">
                <text:p>0.210316</text:p>
              </table:table-cell>
              <table:table-cell office:value-type="float" office:value="0.669126">
                <text:p>0.6691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74324">
                <text:p>0.174324</text:p>
              </table:table-cell>
              <table:table-cell office:value-type="float" office:value="0.192484">
                <text:p>0.192484</text:p>
              </table:table-cell>
              <table:table-cell office:value-type="float" office:value="0.435274">
                <text:p>0.4352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04507">
                <text:p>0.204507</text:p>
              </table:table-cell>
              <table:table-cell office:value-type="float" office:value="0.188375">
                <text:p>0.188375</text:p>
              </table:table-cell>
              <table:table-cell office:value-type="float" office:value="0.634852">
                <text:p>0.634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2766">
                <text:p>0.182766</text:p>
              </table:table-cell>
              <table:table-cell office:value-type="float" office:value="0.191814">
                <text:p>0.191814</text:p>
              </table:table-cell>
              <table:table-cell office:value-type="float" office:value="0.674371">
                <text:p>0.6743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1322">
                <text:p>0.201322</text:p>
              </table:table-cell>
              <table:table-cell office:value-type="float" office:value="0.179839">
                <text:p>0.179839</text:p>
              </table:table-cell>
              <table:table-cell office:value-type="float" office:value="0.699533">
                <text:p>0.699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36853">
                <text:p>0.136853</text:p>
              </table:table-cell>
              <table:table-cell office:value-type="float" office:value="0.196715">
                <text:p>0.196715</text:p>
              </table:table-cell>
              <table:table-cell office:value-type="float" office:value="0.689616">
                <text:p>0.689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1253">
                <text:p>0.211253</text:p>
              </table:table-cell>
              <table:table-cell office:value-type="float" office:value="0.178722">
                <text:p>0.178722</text:p>
              </table:table-cell>
              <table:table-cell office:value-type="float" office:value="0.653047">
                <text:p>0.6530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6923">
                <text:p>0.206923</text:p>
              </table:table-cell>
              <table:table-cell office:value-type="float" office:value="0.177184">
                <text:p>0.177184</text:p>
              </table:table-cell>
              <table:table-cell office:value-type="float" office:value="0.527238">
                <text:p>0.5272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89206">
                <text:p>0.189206</text:p>
              </table:table-cell>
              <table:table-cell office:value-type="float" office:value="0.195406">
                <text:p>0.195406</text:p>
              </table:table-cell>
              <table:table-cell office:value-type="float" office:value="0.691607">
                <text:p>0.6916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7467">
                <text:p>0.187467</text:p>
              </table:table-cell>
              <table:table-cell office:value-type="float" office:value="0.115833">
                <text:p>0.115833</text:p>
              </table:table-cell>
              <table:table-cell office:value-type="float" office:value="0.556217">
                <text:p>0.5562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29883">
                <text:p>0.129883</text:p>
              </table:table-cell>
              <table:table-cell office:value-type="float" office:value="0.199319">
                <text:p>0.199319</text:p>
              </table:table-cell>
              <table:table-cell office:value-type="float" office:value="0.705745">
                <text:p>0.7057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1309">
                <text:p>0.201309</text:p>
              </table:table-cell>
              <table:table-cell office:value-type="float" office:value="0.190181">
                <text:p>0.190181</text:p>
              </table:table-cell>
              <table:table-cell office:value-type="float" office:value="0.607696">
                <text:p>0.607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9478">
                <text:p>0.199478</text:p>
              </table:table-cell>
              <table:table-cell office:value-type="float" office:value="0.125619">
                <text:p>0.125619</text:p>
              </table:table-cell>
              <table:table-cell office:value-type="float" office:value="0.555841">
                <text:p>0.5558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211">
                <text:p>0.19211</text:p>
              </table:table-cell>
              <table:table-cell office:value-type="float" office:value="0.190221">
                <text:p>0.190221</text:p>
              </table:table-cell>
              <table:table-cell office:value-type="float" office:value="0.438625">
                <text:p>0.438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5735">
                <text:p>0.205735</text:p>
              </table:table-cell>
              <table:table-cell office:value-type="float" office:value="0.202169">
                <text:p>0.202169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68915">
                <text:p>0.168915</text:p>
              </table:table-cell>
              <table:table-cell office:value-type="float" office:value="0.174339">
                <text:p>0.174339</text:p>
              </table:table-cell>
              <table:table-cell office:value-type="float" office:value="0.623327">
                <text:p>0.6233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72875">
                <text:p>0.272875</text:p>
              </table:table-cell>
              <table:table-cell office:value-type="float" office:value="0.202349">
                <text:p>0.202349</text:p>
              </table:table-cell>
              <table:table-cell office:value-type="float" office:value="0.450637">
                <text:p>0.4506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1318">
                <text:p>0.211318</text:p>
              </table:table-cell>
              <table:table-cell office:value-type="float" office:value="0.12776">
                <text:p>0.12776</text:p>
              </table:table-cell>
              <table:table-cell office:value-type="float" office:value="0.60043">
                <text:p>0.600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18373">
                <text:p>0.118373</text:p>
              </table:table-cell>
              <table:table-cell office:value-type="float" office:value="0.19028">
                <text:p>0.19028</text:p>
              </table:table-cell>
              <table:table-cell office:value-type="float" office:value="0.671697">
                <text:p>0.6716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8876">
                <text:p>0.198876</text:p>
              </table:table-cell>
              <table:table-cell office:value-type="float" office:value="0.179129">
                <text:p>0.179129</text:p>
              </table:table-cell>
              <table:table-cell office:value-type="float" office:value="0.667442">
                <text:p>0.6674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668">
                <text:p>0.195668</text:p>
              </table:table-cell>
              <table:table-cell office:value-type="float" office:value="0.115854">
                <text:p>0.115854</text:p>
              </table:table-cell>
              <table:table-cell office:value-type="float" office:value="0.69739">
                <text:p>0.697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4747">
                <text:p>0.184747</text:p>
              </table:table-cell>
              <table:table-cell office:value-type="float" office:value="0.199318">
                <text:p>0.199318</text:p>
              </table:table-cell>
              <table:table-cell office:value-type="float" office:value="0.696709">
                <text:p>0.6967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6515">
                <text:p>0.206515</text:p>
              </table:table-cell>
              <table:table-cell office:value-type="float" office:value="0.194786">
                <text:p>0.194786</text:p>
              </table:table-cell>
              <table:table-cell office:value-type="float" office:value="0.486278">
                <text:p>0.4862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19979">
                <text:p>0.119979</text:p>
              </table:table-cell>
              <table:table-cell office:value-type="float" office:value="0.193856">
                <text:p>0.193856</text:p>
              </table:table-cell>
              <table:table-cell office:value-type="float" office:value="0.680542">
                <text:p>0.6805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24417">
                <text:p>0.124417</text:p>
              </table:table-cell>
              <table:table-cell office:value-type="float" office:value="0.175343">
                <text:p>0.175343</text:p>
              </table:table-cell>
              <table:table-cell office:value-type="float" office:value="0.645739">
                <text:p>0.6457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4324">
                <text:p>0.134324</text:p>
              </table:table-cell>
              <table:table-cell office:value-type="float" office:value="0.176698">
                <text:p>0.176698</text:p>
              </table:table-cell>
              <table:table-cell office:value-type="float" office:value="0.564164">
                <text:p>0.5641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2613">
                <text:p>0.192613</text:p>
              </table:table-cell>
              <table:table-cell office:value-type="float" office:value="0.178851">
                <text:p>0.178851</text:p>
              </table:table-cell>
              <table:table-cell office:value-type="float" office:value="0.653047">
                <text:p>0.6530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8875">
                <text:p>0.208875</text:p>
              </table:table-cell>
              <table:table-cell office:value-type="float" office:value="0.190284">
                <text:p>0.190284</text:p>
              </table:table-cell>
              <table:table-cell office:value-type="float" office:value="0.634448">
                <text:p>0.6344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704">
                <text:p>0.19704</text:p>
              </table:table-cell>
              <table:table-cell office:value-type="float" office:value="0.184162">
                <text:p>0.184162</text:p>
              </table:table-cell>
              <table:table-cell office:value-type="float" office:value="0.639167">
                <text:p>0.639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9692">
                <text:p>0.209692</text:p>
              </table:table-cell>
              <table:table-cell office:value-type="float" office:value="0.192251">
                <text:p>0.192251</text:p>
              </table:table-cell>
              <table:table-cell office:value-type="float" office:value="0.676918">
                <text:p>0.676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1424">
                <text:p>0.201424</text:p>
              </table:table-cell>
              <table:table-cell office:value-type="float" office:value="0.183977">
                <text:p>0.183977</text:p>
              </table:table-cell>
              <table:table-cell office:value-type="float" office:value="0.649024">
                <text:p>0.6490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79061">
                <text:p>0.179061</text:p>
              </table:table-cell>
              <table:table-cell office:value-type="float" office:value="0.197735">
                <text:p>0.197735</text:p>
              </table:table-cell>
              <table:table-cell office:value-type="float" office:value="0.688981">
                <text:p>0.688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67952">
                <text:p>0.167952</text:p>
              </table:table-cell>
              <table:table-cell office:value-type="float" office:value="0.176483">
                <text:p>0.176483</text:p>
              </table:table-cell>
              <table:table-cell office:value-type="float" office:value="0.687474">
                <text:p>0.6874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247cm" svg:height="21.019cm" xlink:href=".." xlink:type="simple" chart:class="chart:line" chart:style-name="ch1">
        <chart:legend chart:legend-position="end" svg:x="31.767cm" svg:y="9.656cm" style:legend-expansion="high" chart:style-name="ch2"/>
        <chart:plot-area chart:style-name="ch3" table:cell-range-address="Firefox.B1:Firefox.D1 Qwerty.B2:Qwerty.D151" chart:data-source-has-labels="row" svg:x="0.684cm" svg:y="0.42cm" svg:width="30.399cm" svg:height="20.179cm">
          <chartooo:coordinate-region svg:x="1.637cm" svg:y="0.556cm" svg:width="29.446cm" svg:height="18.9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Qwerty.B2:Qwerty.B151" chart:label-cell-address="Firefox.B1:Firefox.B1" chart:class="chart:line">
            <chart:data-point chart:repeated="150"/>
          </chart:series>
          <chart:series chart:style-name="ch7" chart:values-cell-range-address="Qwerty.C2:Qwerty.C151" chart:label-cell-address="Firefox.C1:Firefox.C1" chart:class="chart:line">
            <chart:data-point chart:repeated="150"/>
          </chart:series>
          <chart:series chart:style-name="ch8" chart:values-cell-range-address="Qwerty.D2:Qwerty.D151" chart:label-cell-address="Firefox.D1:Firefox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Firefox.B1:Firefox.B1</svg:desc>
                </draw:g>
              </table:table-cell>
              <table:table-cell office:value-type="string">
                <text:p>rk</text:p>
                <draw:g>
                  <svg:desc>Firefox.C1:Firefox.C1</svg:desc>
                </draw:g>
              </table:table-cell>
              <table:table-cell office:value-type="string">
                <text:p>original</text:p>
                <draw:g>
                  <svg:desc>Firefox.D1:Firef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84">
                <text:p>0.19184</text:p>
                <draw:g>
                  <svg:desc>Qwerty.B2:Qwerty.B151</svg:desc>
                </draw:g>
              </table:table-cell>
              <table:table-cell office:value-type="float" office:value="0.113834">
                <text:p>0.113834</text:p>
                <draw:g>
                  <svg:desc>Qwerty.C2:Qwerty.C151</svg:desc>
                </draw:g>
              </table:table-cell>
              <table:table-cell office:value-type="float" office:value="0.339079">
                <text:p>0.339079</text:p>
                <draw:g>
                  <svg:desc>Qwerty.D2:Qwerty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0291">
                <text:p>0.170291</text:p>
              </table:table-cell>
              <table:table-cell office:value-type="float" office:value="0.10249">
                <text:p>0.10249</text:p>
              </table:table-cell>
              <table:table-cell office:value-type="float" office:value="0.440342">
                <text:p>0.440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5607">
                <text:p>0.105607</text:p>
              </table:table-cell>
              <table:table-cell office:value-type="float" office:value="0.100017">
                <text:p>0.100017</text:p>
              </table:table-cell>
              <table:table-cell office:value-type="float" office:value="0.332169">
                <text:p>0.332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7988">
                <text:p>0.177988</text:p>
              </table:table-cell>
              <table:table-cell office:value-type="float" office:value="0.0998397">
                <text:p>0.0998397</text:p>
              </table:table-cell>
              <table:table-cell office:value-type="float" office:value="0.30972">
                <text:p>0.309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781">
                <text:p>0.102781</text:p>
              </table:table-cell>
              <table:table-cell office:value-type="float" office:value="0.0992543">
                <text:p>0.0992543</text:p>
              </table:table-cell>
              <table:table-cell office:value-type="float" office:value="0.31893">
                <text:p>0.31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3968">
                <text:p>0.103968</text:p>
              </table:table-cell>
              <table:table-cell office:value-type="float" office:value="0.0984458">
                <text:p>0.0984458</text:p>
              </table:table-cell>
              <table:table-cell office:value-type="float" office:value="0.313558">
                <text:p>0.3135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57">
                <text:p>0.103057</text:p>
              </table:table-cell>
              <table:table-cell office:value-type="float" office:value="0.0982786">
                <text:p>0.0982786</text:p>
              </table:table-cell>
              <table:table-cell office:value-type="float" office:value="0.309484">
                <text:p>0.309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362">
                <text:p>0.10362</text:p>
              </table:table-cell>
              <table:table-cell office:value-type="float" office:value="0.0994578">
                <text:p>0.0994578</text:p>
              </table:table-cell>
              <table:table-cell office:value-type="float" office:value="0.309482">
                <text:p>0.3094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3289">
                <text:p>0.103289</text:p>
              </table:table-cell>
              <table:table-cell office:value-type="float" office:value="0.109352">
                <text:p>0.109352</text:p>
              </table:table-cell>
              <table:table-cell office:value-type="float" office:value="0.308768">
                <text:p>0.3087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4364">
                <text:p>0.104364</text:p>
              </table:table-cell>
              <table:table-cell office:value-type="float" office:value="0.0993088">
                <text:p>0.0993088</text:p>
              </table:table-cell>
              <table:table-cell office:value-type="float" office:value="0.310724">
                <text:p>0.310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768">
                <text:p>0.104768</text:p>
              </table:table-cell>
              <table:table-cell office:value-type="float" office:value="0.100509">
                <text:p>0.100509</text:p>
              </table:table-cell>
              <table:table-cell office:value-type="float" office:value="0.311904">
                <text:p>0.311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2889">
                <text:p>0.102889</text:p>
              </table:table-cell>
              <table:table-cell office:value-type="float" office:value="0.100751">
                <text:p>0.100751</text:p>
              </table:table-cell>
              <table:table-cell office:value-type="float" office:value="0.308769">
                <text:p>0.308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4621">
                <text:p>0.104621</text:p>
              </table:table-cell>
              <table:table-cell office:value-type="float" office:value="0.0992527">
                <text:p>0.0992527</text:p>
              </table:table-cell>
              <table:table-cell office:value-type="float" office:value="0.309303">
                <text:p>0.309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41">
                <text:p>0.1041</text:p>
              </table:table-cell>
              <table:table-cell office:value-type="float" office:value="0.101683">
                <text:p>0.101683</text:p>
              </table:table-cell>
              <table:table-cell office:value-type="float" office:value="0.30213">
                <text:p>0.302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344">
                <text:p>0.10344</text:p>
              </table:table-cell>
              <table:table-cell office:value-type="float" office:value="0.100359">
                <text:p>0.100359</text:p>
              </table:table-cell>
              <table:table-cell office:value-type="float" office:value="0.303969">
                <text:p>0.303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55">
                <text:p>0.10655</text:p>
              </table:table-cell>
              <table:table-cell office:value-type="float" office:value="0.108963">
                <text:p>0.108963</text:p>
              </table:table-cell>
              <table:table-cell office:value-type="float" office:value="0.401414">
                <text:p>0.401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07">
                <text:p>0.10407</text:p>
              </table:table-cell>
              <table:table-cell office:value-type="float" office:value="0.104302">
                <text:p>0.104302</text:p>
              </table:table-cell>
              <table:table-cell office:value-type="float" office:value="0.301681">
                <text:p>0.301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">
                <text:p>0.1123</text:p>
              </table:table-cell>
              <table:table-cell office:value-type="float" office:value="0.102336">
                <text:p>0.102336</text:p>
              </table:table-cell>
              <table:table-cell office:value-type="float" office:value="0.299667">
                <text:p>0.299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2825">
                <text:p>0.102825</text:p>
              </table:table-cell>
              <table:table-cell office:value-type="float" office:value="0.100109">
                <text:p>0.100109</text:p>
              </table:table-cell>
              <table:table-cell office:value-type="float" office:value="0.302318">
                <text:p>0.3023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763">
                <text:p>0.105763</text:p>
              </table:table-cell>
              <table:table-cell office:value-type="float" office:value="0.101346">
                <text:p>0.101346</text:p>
              </table:table-cell>
              <table:table-cell office:value-type="float" office:value="0.300864">
                <text:p>0.300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4916">
                <text:p>0.104916</text:p>
              </table:table-cell>
              <table:table-cell office:value-type="float" office:value="0.108214">
                <text:p>0.108214</text:p>
              </table:table-cell>
              <table:table-cell office:value-type="float" office:value="0.290516">
                <text:p>0.2905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2912">
                <text:p>0.102912</text:p>
              </table:table-cell>
              <table:table-cell office:value-type="float" office:value="0.108339">
                <text:p>0.108339</text:p>
              </table:table-cell>
              <table:table-cell office:value-type="float" office:value="0.299098">
                <text:p>0.299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2614">
                <text:p>0.102614</text:p>
              </table:table-cell>
              <table:table-cell office:value-type="float" office:value="0.101869">
                <text:p>0.101869</text:p>
              </table:table-cell>
              <table:table-cell office:value-type="float" office:value="0.301047">
                <text:p>0.301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2217">
                <text:p>0.102217</text:p>
              </table:table-cell>
              <table:table-cell office:value-type="float" office:value="0.100408">
                <text:p>0.100408</text:p>
              </table:table-cell>
              <table:table-cell office:value-type="float" office:value="0.292176">
                <text:p>0.2921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3583">
                <text:p>0.103583</text:p>
              </table:table-cell>
              <table:table-cell office:value-type="float" office:value="0.100269">
                <text:p>0.100269</text:p>
              </table:table-cell>
              <table:table-cell office:value-type="float" office:value="0.299196">
                <text:p>0.299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3461">
                <text:p>0.103461</text:p>
              </table:table-cell>
              <table:table-cell office:value-type="float" office:value="0.100703">
                <text:p>0.100703</text:p>
              </table:table-cell>
              <table:table-cell office:value-type="float" office:value="0.301901">
                <text:p>0.301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998">
                <text:p>0.101998</text:p>
              </table:table-cell>
              <table:table-cell office:value-type="float" office:value="0.097866">
                <text:p>0.097866</text:p>
              </table:table-cell>
              <table:table-cell office:value-type="float" office:value="0.29139">
                <text:p>0.291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7385">
                <text:p>0.17385</text:p>
              </table:table-cell>
              <table:table-cell office:value-type="float" office:value="0.0973203">
                <text:p>0.0973203</text:p>
              </table:table-cell>
              <table:table-cell office:value-type="float" office:value="0.301226">
                <text:p>0.3012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1214">
                <text:p>0.101214</text:p>
              </table:table-cell>
              <table:table-cell office:value-type="float" office:value="0.0978038">
                <text:p>0.0978038</text:p>
              </table:table-cell>
              <table:table-cell office:value-type="float" office:value="0.291543">
                <text:p>0.291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302">
                <text:p>0.103302</text:p>
              </table:table-cell>
              <table:table-cell office:value-type="float" office:value="0.098803">
                <text:p>0.098803</text:p>
              </table:table-cell>
              <table:table-cell office:value-type="float" office:value="0.290068">
                <text:p>0.290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325">
                <text:p>0.10325</text:p>
              </table:table-cell>
              <table:table-cell office:value-type="float" office:value="0.0963249">
                <text:p>0.0963249</text:p>
              </table:table-cell>
              <table:table-cell office:value-type="float" office:value="0.300205">
                <text:p>0.3002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2632">
                <text:p>0.102632</text:p>
              </table:table-cell>
              <table:table-cell office:value-type="float" office:value="0.0975876">
                <text:p>0.0975876</text:p>
              </table:table-cell>
              <table:table-cell office:value-type="float" office:value="0.300375">
                <text:p>0.300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482">
                <text:p>0.10482</text:p>
              </table:table-cell>
              <table:table-cell office:value-type="float" office:value="0.0991254">
                <text:p>0.0991254</text:p>
              </table:table-cell>
              <table:table-cell office:value-type="float" office:value="0.302215">
                <text:p>0.302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85098">
                <text:p>0.0985098</text:p>
              </table:table-cell>
              <table:table-cell office:value-type="float" office:value="0.0984431">
                <text:p>0.0984431</text:p>
              </table:table-cell>
              <table:table-cell office:value-type="float" office:value="0.293079">
                <text:p>0.293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3343">
                <text:p>0.103343</text:p>
              </table:table-cell>
              <table:table-cell office:value-type="float" office:value="0.0991133">
                <text:p>0.0991133</text:p>
              </table:table-cell>
              <table:table-cell office:value-type="float" office:value="0.305729">
                <text:p>0.3057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388">
                <text:p>0.10388</text:p>
              </table:table-cell>
              <table:table-cell office:value-type="float" office:value="0.0992993">
                <text:p>0.0992993</text:p>
              </table:table-cell>
              <table:table-cell office:value-type="float" office:value="0.311323">
                <text:p>0.311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3719">
                <text:p>0.103719</text:p>
              </table:table-cell>
              <table:table-cell office:value-type="float" office:value="0.0976797">
                <text:p>0.0976797</text:p>
              </table:table-cell>
              <table:table-cell office:value-type="float" office:value="0.309174">
                <text:p>0.3091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289">
                <text:p>0.104289</text:p>
              </table:table-cell>
              <table:table-cell office:value-type="float" office:value="0.0985332">
                <text:p>0.0985332</text:p>
              </table:table-cell>
              <table:table-cell office:value-type="float" office:value="0.30952">
                <text:p>0.309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3682">
                <text:p>0.103682</text:p>
              </table:table-cell>
              <table:table-cell office:value-type="float" office:value="0.0968467">
                <text:p>0.0968467</text:p>
              </table:table-cell>
              <table:table-cell office:value-type="float" office:value="0.299645">
                <text:p>0.299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5364">
                <text:p>0.105364</text:p>
              </table:table-cell>
              <table:table-cell office:value-type="float" office:value="0.0961597">
                <text:p>0.0961597</text:p>
              </table:table-cell>
              <table:table-cell office:value-type="float" office:value="0.297953">
                <text:p>0.2979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487">
                <text:p>0.10487</text:p>
              </table:table-cell>
              <table:table-cell office:value-type="float" office:value="0.0964844">
                <text:p>0.0964844</text:p>
              </table:table-cell>
              <table:table-cell office:value-type="float" office:value="0.283488">
                <text:p>0.283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4571">
                <text:p>0.104571</text:p>
              </table:table-cell>
              <table:table-cell office:value-type="float" office:value="0.0972522">
                <text:p>0.0972522</text:p>
              </table:table-cell>
              <table:table-cell office:value-type="float" office:value="0.288039">
                <text:p>0.288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6444">
                <text:p>0.106444</text:p>
              </table:table-cell>
              <table:table-cell office:value-type="float" office:value="0.100897">
                <text:p>0.100897</text:p>
              </table:table-cell>
              <table:table-cell office:value-type="float" office:value="0.306966">
                <text:p>0.306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1689">
                <text:p>0.101689</text:p>
              </table:table-cell>
              <table:table-cell office:value-type="float" office:value="0.0986916">
                <text:p>0.0986916</text:p>
              </table:table-cell>
              <table:table-cell office:value-type="float" office:value="0.302293">
                <text:p>0.302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323">
                <text:p>0.10323</text:p>
              </table:table-cell>
              <table:table-cell office:value-type="float" office:value="0.0973488">
                <text:p>0.0973488</text:p>
              </table:table-cell>
              <table:table-cell office:value-type="float" office:value="0.292703">
                <text:p>0.2927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04096">
                <text:p>0.104096</text:p>
              </table:table-cell>
              <table:table-cell office:value-type="float" office:value="0.0964074">
                <text:p>0.0964074</text:p>
              </table:table-cell>
              <table:table-cell office:value-type="float" office:value="0.298468">
                <text:p>0.2984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3284">
                <text:p>0.103284</text:p>
              </table:table-cell>
              <table:table-cell office:value-type="float" office:value="0.0949378">
                <text:p>0.0949378</text:p>
              </table:table-cell>
              <table:table-cell office:value-type="float" office:value="0.300307">
                <text:p>0.3003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0985">
                <text:p>0.100985</text:p>
              </table:table-cell>
              <table:table-cell office:value-type="float" office:value="0.0963934">
                <text:p>0.0963934</text:p>
              </table:table-cell>
              <table:table-cell office:value-type="float" office:value="0.299256">
                <text:p>0.2992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2958">
                <text:p>0.102958</text:p>
              </table:table-cell>
              <table:table-cell office:value-type="float" office:value="0.0973849">
                <text:p>0.0973849</text:p>
              </table:table-cell>
              <table:table-cell office:value-type="float" office:value="0.299404">
                <text:p>0.299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4472">
                <text:p>0.104472</text:p>
              </table:table-cell>
              <table:table-cell office:value-type="float" office:value="0.0967894">
                <text:p>0.0967894</text:p>
              </table:table-cell>
              <table:table-cell office:value-type="float" office:value="0.308372">
                <text:p>0.3083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3039">
                <text:p>0.103039</text:p>
              </table:table-cell>
              <table:table-cell office:value-type="float" office:value="0.0957798">
                <text:p>0.0957798</text:p>
              </table:table-cell>
              <table:table-cell office:value-type="float" office:value="0.302821">
                <text:p>0.3028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1525">
                <text:p>0.101525</text:p>
              </table:table-cell>
              <table:table-cell office:value-type="float" office:value="0.0965084">
                <text:p>0.0965084</text:p>
              </table:table-cell>
              <table:table-cell office:value-type="float" office:value="0.309103">
                <text:p>0.3091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01321">
                <text:p>0.101321</text:p>
              </table:table-cell>
              <table:table-cell office:value-type="float" office:value="0.0969291">
                <text:p>0.0969291</text:p>
              </table:table-cell>
              <table:table-cell office:value-type="float" office:value="0.293455">
                <text:p>0.293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05475">
                <text:p>0.105475</text:p>
              </table:table-cell>
              <table:table-cell office:value-type="float" office:value="0.0972979">
                <text:p>0.0972979</text:p>
              </table:table-cell>
              <table:table-cell office:value-type="float" office:value="0.306532">
                <text:p>0.306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02789">
                <text:p>0.102789</text:p>
              </table:table-cell>
              <table:table-cell office:value-type="float" office:value="0.0980797">
                <text:p>0.0980797</text:p>
              </table:table-cell>
              <table:table-cell office:value-type="float" office:value="0.300787">
                <text:p>0.3007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4738">
                <text:p>0.104738</text:p>
              </table:table-cell>
              <table:table-cell office:value-type="float" office:value="0.0979512">
                <text:p>0.0979512</text:p>
              </table:table-cell>
              <table:table-cell office:value-type="float" office:value="0.295937">
                <text:p>0.2959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02003">
                <text:p>0.102003</text:p>
              </table:table-cell>
              <table:table-cell office:value-type="float" office:value="0.0959025">
                <text:p>0.0959025</text:p>
              </table:table-cell>
              <table:table-cell office:value-type="float" office:value="0.297401">
                <text:p>0.297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00605">
                <text:p>0.100605</text:p>
              </table:table-cell>
              <table:table-cell office:value-type="float" office:value="0.0960564">
                <text:p>0.0960564</text:p>
              </table:table-cell>
              <table:table-cell office:value-type="float" office:value="0.298214">
                <text:p>0.298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02094">
                <text:p>0.102094</text:p>
              </table:table-cell>
              <table:table-cell office:value-type="float" office:value="0.098111">
                <text:p>0.098111</text:p>
              </table:table-cell>
              <table:table-cell office:value-type="float" office:value="0.294647">
                <text:p>0.2946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4142">
                <text:p>0.104142</text:p>
              </table:table-cell>
              <table:table-cell office:value-type="float" office:value="0.09598">
                <text:p>0.09598</text:p>
              </table:table-cell>
              <table:table-cell office:value-type="float" office:value="0.296236">
                <text:p>0.296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942">
                <text:p>0.105942</text:p>
              </table:table-cell>
              <table:table-cell office:value-type="float" office:value="0.0977697">
                <text:p>0.0977697</text:p>
              </table:table-cell>
              <table:table-cell office:value-type="float" office:value="0.303804">
                <text:p>0.3038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2135">
                <text:p>0.102135</text:p>
              </table:table-cell>
              <table:table-cell office:value-type="float" office:value="0.0985304">
                <text:p>0.0985304</text:p>
              </table:table-cell>
              <table:table-cell office:value-type="float" office:value="0.298323">
                <text:p>0.298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02938">
                <text:p>0.102938</text:p>
              </table:table-cell>
              <table:table-cell office:value-type="float" office:value="0.0973556">
                <text:p>0.0973556</text:p>
              </table:table-cell>
              <table:table-cell office:value-type="float" office:value="0.305947">
                <text:p>0.305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02135">
                <text:p>0.102135</text:p>
              </table:table-cell>
              <table:table-cell office:value-type="float" office:value="0.0969178">
                <text:p>0.0969178</text:p>
              </table:table-cell>
              <table:table-cell office:value-type="float" office:value="0.306798">
                <text:p>0.3067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01967">
                <text:p>0.101967</text:p>
              </table:table-cell>
              <table:table-cell office:value-type="float" office:value="0.09929">
                <text:p>0.09929</text:p>
              </table:table-cell>
              <table:table-cell office:value-type="float" office:value="0.306435">
                <text:p>0.306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04098">
                <text:p>0.104098</text:p>
              </table:table-cell>
              <table:table-cell office:value-type="float" office:value="0.0976023">
                <text:p>0.0976023</text:p>
              </table:table-cell>
              <table:table-cell office:value-type="float" office:value="0.30574">
                <text:p>0.305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04559">
                <text:p>0.104559</text:p>
              </table:table-cell>
              <table:table-cell office:value-type="float" office:value="0.0964228">
                <text:p>0.0964228</text:p>
              </table:table-cell>
              <table:table-cell office:value-type="float" office:value="0.30577">
                <text:p>0.305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4022">
                <text:p>0.104022</text:p>
              </table:table-cell>
              <table:table-cell office:value-type="float" office:value="0.0967457">
                <text:p>0.0967457</text:p>
              </table:table-cell>
              <table:table-cell office:value-type="float" office:value="0.304152">
                <text:p>0.304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03377">
                <text:p>0.103377</text:p>
              </table:table-cell>
              <table:table-cell office:value-type="float" office:value="0.0970482">
                <text:p>0.0970482</text:p>
              </table:table-cell>
              <table:table-cell office:value-type="float" office:value="0.298535">
                <text:p>0.2985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2036">
                <text:p>0.102036</text:p>
              </table:table-cell>
              <table:table-cell office:value-type="float" office:value="0.100704">
                <text:p>0.100704</text:p>
              </table:table-cell>
              <table:table-cell office:value-type="float" office:value="0.297418">
                <text:p>0.2974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02087">
                <text:p>0.102087</text:p>
              </table:table-cell>
              <table:table-cell office:value-type="float" office:value="0.0958517">
                <text:p>0.0958517</text:p>
              </table:table-cell>
              <table:table-cell office:value-type="float" office:value="0.2884">
                <text:p>0.2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01367">
                <text:p>0.101367</text:p>
              </table:table-cell>
              <table:table-cell office:value-type="float" office:value="0.0964005">
                <text:p>0.0964005</text:p>
              </table:table-cell>
              <table:table-cell office:value-type="float" office:value="0.295494">
                <text:p>0.295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04508">
                <text:p>0.104508</text:p>
              </table:table-cell>
              <table:table-cell office:value-type="float" office:value="0.0990287">
                <text:p>0.0990287</text:p>
              </table:table-cell>
              <table:table-cell office:value-type="float" office:value="0.307547">
                <text:p>0.3075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4833">
                <text:p>0.104833</text:p>
              </table:table-cell>
              <table:table-cell office:value-type="float" office:value="0.0998012">
                <text:p>0.0998012</text:p>
              </table:table-cell>
              <table:table-cell office:value-type="float" office:value="0.31323">
                <text:p>0.313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4682">
                <text:p>0.104682</text:p>
              </table:table-cell>
              <table:table-cell office:value-type="float" office:value="0.097315">
                <text:p>0.097315</text:p>
              </table:table-cell>
              <table:table-cell office:value-type="float" office:value="0.297432">
                <text:p>0.297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2818">
                <text:p>0.102818</text:p>
              </table:table-cell>
              <table:table-cell office:value-type="float" office:value="0.0967384">
                <text:p>0.0967384</text:p>
              </table:table-cell>
              <table:table-cell office:value-type="float" office:value="0.303896">
                <text:p>0.3038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2952">
                <text:p>0.102952</text:p>
              </table:table-cell>
              <table:table-cell office:value-type="float" office:value="0.0980145">
                <text:p>0.0980145</text:p>
              </table:table-cell>
              <table:table-cell office:value-type="float" office:value="0.296285">
                <text:p>0.296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3912">
                <text:p>0.103912</text:p>
              </table:table-cell>
              <table:table-cell office:value-type="float" office:value="0.0966577">
                <text:p>0.0966577</text:p>
              </table:table-cell>
              <table:table-cell office:value-type="float" office:value="0.295306">
                <text:p>0.295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2148">
                <text:p>0.102148</text:p>
              </table:table-cell>
              <table:table-cell office:value-type="float" office:value="0.0979712">
                <text:p>0.0979712</text:p>
              </table:table-cell>
              <table:table-cell office:value-type="float" office:value="0.287031">
                <text:p>0.2870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1202">
                <text:p>0.101202</text:p>
              </table:table-cell>
              <table:table-cell office:value-type="float" office:value="0.100459">
                <text:p>0.100459</text:p>
              </table:table-cell>
              <table:table-cell office:value-type="float" office:value="0.304209">
                <text:p>0.3042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2607">
                <text:p>0.102607</text:p>
              </table:table-cell>
              <table:table-cell office:value-type="float" office:value="0.0948783">
                <text:p>0.0948783</text:p>
              </table:table-cell>
              <table:table-cell office:value-type="float" office:value="0.30762">
                <text:p>0.307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277">
                <text:p>0.10277</text:p>
              </table:table-cell>
              <table:table-cell office:value-type="float" office:value="0.0954658">
                <text:p>0.0954658</text:p>
              </table:table-cell>
              <table:table-cell office:value-type="float" office:value="0.293701">
                <text:p>0.293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01539">
                <text:p>0.101539</text:p>
              </table:table-cell>
              <table:table-cell office:value-type="float" office:value="0.0971104">
                <text:p>0.0971104</text:p>
              </table:table-cell>
              <table:table-cell office:value-type="float" office:value="0.301232">
                <text:p>0.3012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3146">
                <text:p>0.103146</text:p>
              </table:table-cell>
              <table:table-cell office:value-type="float" office:value="0.0973555">
                <text:p>0.0973555</text:p>
              </table:table-cell>
              <table:table-cell office:value-type="float" office:value="0.303815">
                <text:p>0.3038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01609">
                <text:p>0.101609</text:p>
              </table:table-cell>
              <table:table-cell office:value-type="float" office:value="0.0975017">
                <text:p>0.0975017</text:p>
              </table:table-cell>
              <table:table-cell office:value-type="float" office:value="0.297261">
                <text:p>0.2972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3015">
                <text:p>0.103015</text:p>
              </table:table-cell>
              <table:table-cell office:value-type="float" office:value="0.0948597">
                <text:p>0.0948597</text:p>
              </table:table-cell>
              <table:table-cell office:value-type="float" office:value="0.30617">
                <text:p>0.306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4634">
                <text:p>0.104634</text:p>
              </table:table-cell>
              <table:table-cell office:value-type="float" office:value="0.0984058">
                <text:p>0.0984058</text:p>
              </table:table-cell>
              <table:table-cell office:value-type="float" office:value="0.299408">
                <text:p>0.2994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264">
                <text:p>0.10264</text:p>
              </table:table-cell>
              <table:table-cell office:value-type="float" office:value="0.0965509">
                <text:p>0.0965509</text:p>
              </table:table-cell>
              <table:table-cell office:value-type="float" office:value="0.299247">
                <text:p>0.2992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2484">
                <text:p>0.102484</text:p>
              </table:table-cell>
              <table:table-cell office:value-type="float" office:value="0.0960881">
                <text:p>0.0960881</text:p>
              </table:table-cell>
              <table:table-cell office:value-type="float" office:value="0.296502">
                <text:p>0.296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37893">
                <text:p>0.0937893</text:p>
              </table:table-cell>
              <table:table-cell office:value-type="float" office:value="0.0975502">
                <text:p>0.0975502</text:p>
              </table:table-cell>
              <table:table-cell office:value-type="float" office:value="0.294534">
                <text:p>0.2945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2042">
                <text:p>0.102042</text:p>
              </table:table-cell>
              <table:table-cell office:value-type="float" office:value="0.0952911">
                <text:p>0.0952911</text:p>
              </table:table-cell>
              <table:table-cell office:value-type="float" office:value="0.299787">
                <text:p>0.2997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2856">
                <text:p>0.102856</text:p>
              </table:table-cell>
              <table:table-cell office:value-type="float" office:value="0.0947044">
                <text:p>0.0947044</text:p>
              </table:table-cell>
              <table:table-cell office:value-type="float" office:value="0.285727">
                <text:p>0.2857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207">
                <text:p>0.10207</text:p>
              </table:table-cell>
              <table:table-cell office:value-type="float" office:value="0.0957859">
                <text:p>0.0957859</text:p>
              </table:table-cell>
              <table:table-cell office:value-type="float" office:value="0.296867">
                <text:p>0.2968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4246">
                <text:p>0.104246</text:p>
              </table:table-cell>
              <table:table-cell office:value-type="float" office:value="0.0964914">
                <text:p>0.0964914</text:p>
              </table:table-cell>
              <table:table-cell office:value-type="float" office:value="0.295968">
                <text:p>0.2959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323">
                <text:p>0.10323</text:p>
              </table:table-cell>
              <table:table-cell office:value-type="float" office:value="0.0955222">
                <text:p>0.0955222</text:p>
              </table:table-cell>
              <table:table-cell office:value-type="float" office:value="0.29959">
                <text:p>0.299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294">
                <text:p>0.10294</text:p>
              </table:table-cell>
              <table:table-cell office:value-type="float" office:value="0.0967207">
                <text:p>0.0967207</text:p>
              </table:table-cell>
              <table:table-cell office:value-type="float" office:value="0.295684">
                <text:p>0.295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01225">
                <text:p>0.101225</text:p>
              </table:table-cell>
              <table:table-cell office:value-type="float" office:value="0.09733">
                <text:p>0.09733</text:p>
              </table:table-cell>
              <table:table-cell office:value-type="float" office:value="0.291247">
                <text:p>0.291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3635">
                <text:p>0.103635</text:p>
              </table:table-cell>
              <table:table-cell office:value-type="float" office:value="0.0961478">
                <text:p>0.0961478</text:p>
              </table:table-cell>
              <table:table-cell office:value-type="float" office:value="0.293282">
                <text:p>0.293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4104">
                <text:p>0.104104</text:p>
              </table:table-cell>
              <table:table-cell office:value-type="float" office:value="0.094916">
                <text:p>0.094916</text:p>
              </table:table-cell>
              <table:table-cell office:value-type="float" office:value="0.291191">
                <text:p>0.2911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3464">
                <text:p>0.103464</text:p>
              </table:table-cell>
              <table:table-cell office:value-type="float" office:value="0.0964686">
                <text:p>0.0964686</text:p>
              </table:table-cell>
              <table:table-cell office:value-type="float" office:value="0.293658">
                <text:p>0.2936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0865">
                <text:p>0.100865</text:p>
              </table:table-cell>
              <table:table-cell office:value-type="float" office:value="0.096288">
                <text:p>0.096288</text:p>
              </table:table-cell>
              <table:table-cell office:value-type="float" office:value="0.298762">
                <text:p>0.2987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435">
                <text:p>0.10435</text:p>
              </table:table-cell>
              <table:table-cell office:value-type="float" office:value="0.0954605">
                <text:p>0.0954605</text:p>
              </table:table-cell>
              <table:table-cell office:value-type="float" office:value="0.298605">
                <text:p>0.2986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051">
                <text:p>0.1051</text:p>
              </table:table-cell>
              <table:table-cell office:value-type="float" office:value="0.0958287">
                <text:p>0.0958287</text:p>
              </table:table-cell>
              <table:table-cell office:value-type="float" office:value="0.294667">
                <text:p>0.294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3289">
                <text:p>0.103289</text:p>
              </table:table-cell>
              <table:table-cell office:value-type="float" office:value="0.09524">
                <text:p>0.09524</text:p>
              </table:table-cell>
              <table:table-cell office:value-type="float" office:value="0.295822">
                <text:p>0.2958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4338">
                <text:p>0.104338</text:p>
              </table:table-cell>
              <table:table-cell office:value-type="float" office:value="0.0960464">
                <text:p>0.0960464</text:p>
              </table:table-cell>
              <table:table-cell office:value-type="float" office:value="0.290992">
                <text:p>0.2909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3683">
                <text:p>0.103683</text:p>
              </table:table-cell>
              <table:table-cell office:value-type="float" office:value="0.0984726">
                <text:p>0.0984726</text:p>
              </table:table-cell>
              <table:table-cell office:value-type="float" office:value="0.304725">
                <text:p>0.3047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7347">
                <text:p>0.107347</text:p>
              </table:table-cell>
              <table:table-cell office:value-type="float" office:value="0.0967027">
                <text:p>0.0967027</text:p>
              </table:table-cell>
              <table:table-cell office:value-type="float" office:value="0.294058">
                <text:p>0.294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5689">
                <text:p>0.105689</text:p>
              </table:table-cell>
              <table:table-cell office:value-type="float" office:value="0.0951808">
                <text:p>0.0951808</text:p>
              </table:table-cell>
              <table:table-cell office:value-type="float" office:value="0.3222">
                <text:p>0.3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4044">
                <text:p>0.104044</text:p>
              </table:table-cell>
              <table:table-cell office:value-type="float" office:value="0.0965391">
                <text:p>0.0965391</text:p>
              </table:table-cell>
              <table:table-cell office:value-type="float" office:value="0.302215">
                <text:p>0.302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85195">
                <text:p>0.0985195</text:p>
              </table:table-cell>
              <table:table-cell office:value-type="float" office:value="0.0963984">
                <text:p>0.0963984</text:p>
              </table:table-cell>
              <table:table-cell office:value-type="float" office:value="0.301234">
                <text:p>0.3012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1908">
                <text:p>0.101908</text:p>
              </table:table-cell>
              <table:table-cell office:value-type="float" office:value="0.0945595">
                <text:p>0.0945595</text:p>
              </table:table-cell>
              <table:table-cell office:value-type="float" office:value="0.303885">
                <text:p>0.3038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0796">
                <text:p>0.100796</text:p>
              </table:table-cell>
              <table:table-cell office:value-type="float" office:value="0.0971662">
                <text:p>0.0971662</text:p>
              </table:table-cell>
              <table:table-cell office:value-type="float" office:value="0.30725">
                <text:p>0.30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0355">
                <text:p>0.100355</text:p>
              </table:table-cell>
              <table:table-cell office:value-type="float" office:value="0.0949774">
                <text:p>0.0949774</text:p>
              </table:table-cell>
              <table:table-cell office:value-type="float" office:value="0.307436">
                <text:p>0.3074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9189">
                <text:p>0.159189</text:p>
              </table:table-cell>
              <table:table-cell office:value-type="float" office:value="0.0965501">
                <text:p>0.0965501</text:p>
              </table:table-cell>
              <table:table-cell office:value-type="float" office:value="0.307361">
                <text:p>0.3073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12331">
                <text:p>0.112331</text:p>
              </table:table-cell>
              <table:table-cell office:value-type="float" office:value="0.0969097">
                <text:p>0.0969097</text:p>
              </table:table-cell>
              <table:table-cell office:value-type="float" office:value="0.313655">
                <text:p>0.3136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0528">
                <text:p>0.100528</text:p>
              </table:table-cell>
              <table:table-cell office:value-type="float" office:value="0.0972613">
                <text:p>0.0972613</text:p>
              </table:table-cell>
              <table:table-cell office:value-type="float" office:value="0.296137">
                <text:p>0.2961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2701">
                <text:p>0.102701</text:p>
              </table:table-cell>
              <table:table-cell office:value-type="float" office:value="0.0973273">
                <text:p>0.0973273</text:p>
              </table:table-cell>
              <table:table-cell office:value-type="float" office:value="0.475447">
                <text:p>0.4754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1268">
                <text:p>0.101268</text:p>
              </table:table-cell>
              <table:table-cell office:value-type="float" office:value="0.0954665">
                <text:p>0.0954665</text:p>
              </table:table-cell>
              <table:table-cell office:value-type="float" office:value="0.307973">
                <text:p>0.3079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0383">
                <text:p>0.100383</text:p>
              </table:table-cell>
              <table:table-cell office:value-type="float" office:value="0.0960088">
                <text:p>0.0960088</text:p>
              </table:table-cell>
              <table:table-cell office:value-type="float" office:value="0.302651">
                <text:p>0.3026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0597">
                <text:p>0.100597</text:p>
              </table:table-cell>
              <table:table-cell office:value-type="float" office:value="0.09642">
                <text:p>0.09642</text:p>
              </table:table-cell>
              <table:table-cell office:value-type="float" office:value="0.294644">
                <text:p>0.2946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1658">
                <text:p>0.101658</text:p>
              </table:table-cell>
              <table:table-cell office:value-type="float" office:value="0.096851">
                <text:p>0.096851</text:p>
              </table:table-cell>
              <table:table-cell office:value-type="float" office:value="0.303051">
                <text:p>0.3030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11024">
                <text:p>0.111024</text:p>
              </table:table-cell>
              <table:table-cell office:value-type="float" office:value="0.0953243">
                <text:p>0.0953243</text:p>
              </table:table-cell>
              <table:table-cell office:value-type="float" office:value="0.301481">
                <text:p>0.3014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1216">
                <text:p>0.101216</text:p>
              </table:table-cell>
              <table:table-cell office:value-type="float" office:value="0.0984674">
                <text:p>0.0984674</text:p>
              </table:table-cell>
              <table:table-cell office:value-type="float" office:value="0.306406">
                <text:p>0.3064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0939">
                <text:p>0.100939</text:p>
              </table:table-cell>
              <table:table-cell office:value-type="float" office:value="0.0963826">
                <text:p>0.0963826</text:p>
              </table:table-cell>
              <table:table-cell office:value-type="float" office:value="0.306886">
                <text:p>0.3068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933469">
                <text:p>0.0933469</text:p>
              </table:table-cell>
              <table:table-cell office:value-type="float" office:value="0.0961455">
                <text:p>0.0961455</text:p>
              </table:table-cell>
              <table:table-cell office:value-type="float" office:value="0.309096">
                <text:p>0.3090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0141">
                <text:p>0.100141</text:p>
              </table:table-cell>
              <table:table-cell office:value-type="float" office:value="0.0961883">
                <text:p>0.0961883</text:p>
              </table:table-cell>
              <table:table-cell office:value-type="float" office:value="0.297124">
                <text:p>0.2971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3995">
                <text:p>0.103995</text:p>
              </table:table-cell>
              <table:table-cell office:value-type="float" office:value="0.094691">
                <text:p>0.094691</text:p>
              </table:table-cell>
              <table:table-cell office:value-type="float" office:value="0.303795">
                <text:p>0.303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2191">
                <text:p>0.102191</text:p>
              </table:table-cell>
              <table:table-cell office:value-type="float" office:value="0.0963401">
                <text:p>0.0963401</text:p>
              </table:table-cell>
              <table:table-cell office:value-type="float" office:value="0.300245">
                <text:p>0.30024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4785">
                <text:p>0.104785</text:p>
              </table:table-cell>
              <table:table-cell office:value-type="float" office:value="0.0977204">
                <text:p>0.0977204</text:p>
              </table:table-cell>
              <table:table-cell office:value-type="float" office:value="0.297682">
                <text:p>0.2976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59594">
                <text:p>0.159594</text:p>
              </table:table-cell>
              <table:table-cell office:value-type="float" office:value="0.0974152">
                <text:p>0.0974152</text:p>
              </table:table-cell>
              <table:table-cell office:value-type="float" office:value="0.30942">
                <text:p>0.30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01767">
                <text:p>0.101767</text:p>
              </table:table-cell>
              <table:table-cell office:value-type="float" office:value="0.0962718">
                <text:p>0.0962718</text:p>
              </table:table-cell>
              <table:table-cell office:value-type="float" office:value="0.300742">
                <text:p>0.3007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2673">
                <text:p>0.102673</text:p>
              </table:table-cell>
              <table:table-cell office:value-type="float" office:value="0.0959728">
                <text:p>0.0959728</text:p>
              </table:table-cell>
              <table:table-cell office:value-type="float" office:value="0.308586">
                <text:p>0.308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1286">
                <text:p>0.101286</text:p>
              </table:table-cell>
              <table:table-cell office:value-type="float" office:value="0.0965579">
                <text:p>0.0965579</text:p>
              </table:table-cell>
              <table:table-cell office:value-type="float" office:value="0.30865">
                <text:p>0.308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63042">
                <text:p>0.0963042</text:p>
              </table:table-cell>
              <table:table-cell office:value-type="float" office:value="0.0974971">
                <text:p>0.0974971</text:p>
              </table:table-cell>
              <table:table-cell office:value-type="float" office:value="0.308898">
                <text:p>0.3088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0126">
                <text:p>0.10126</text:p>
              </table:table-cell>
              <table:table-cell office:value-type="float" office:value="0.097444">
                <text:p>0.097444</text:p>
              </table:table-cell>
              <table:table-cell office:value-type="float" office:value="0.308445">
                <text:p>0.30844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3927">
                <text:p>0.103927</text:p>
              </table:table-cell>
              <table:table-cell office:value-type="float" office:value="0.0969062">
                <text:p>0.0969062</text:p>
              </table:table-cell>
              <table:table-cell office:value-type="float" office:value="0.303966">
                <text:p>0.3039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2178">
                <text:p>0.102178</text:p>
              </table:table-cell>
              <table:table-cell office:value-type="float" office:value="0.0979598">
                <text:p>0.0979598</text:p>
              </table:table-cell>
              <table:table-cell office:value-type="float" office:value="0.298938">
                <text:p>0.2989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1031">
                <text:p>0.101031</text:p>
              </table:table-cell>
              <table:table-cell office:value-type="float" office:value="0.0976403">
                <text:p>0.0976403</text:p>
              </table:table-cell>
              <table:table-cell office:value-type="float" office:value="0.307918">
                <text:p>0.3079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01424">
                <text:p>0.101424</text:p>
              </table:table-cell>
              <table:table-cell office:value-type="float" office:value="0.0984127">
                <text:p>0.0984127</text:p>
              </table:table-cell>
              <table:table-cell office:value-type="float" office:value="0.305664">
                <text:p>0.3056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1041">
                <text:p>0.101041</text:p>
              </table:table-cell>
              <table:table-cell office:value-type="float" office:value="0.0967224">
                <text:p>0.0967224</text:p>
              </table:table-cell>
              <table:table-cell office:value-type="float" office:value="0.304762">
                <text:p>0.3047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0658">
                <text:p>0.100658</text:p>
              </table:table-cell>
              <table:table-cell office:value-type="float" office:value="0.0958698">
                <text:p>0.0958698</text:p>
              </table:table-cell>
              <table:table-cell office:value-type="float" office:value="0.290546">
                <text:p>0.2905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0917">
                <text:p>0.100917</text:p>
              </table:table-cell>
              <table:table-cell office:value-type="float" office:value="0.0958715">
                <text:p>0.0958715</text:p>
              </table:table-cell>
              <table:table-cell office:value-type="float" office:value="0.29611">
                <text:p>0.296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047">
                <text:p>0.10047</text:p>
              </table:table-cell>
              <table:table-cell office:value-type="float" office:value="0.0984012">
                <text:p>0.0984012</text:p>
              </table:table-cell>
              <table:table-cell office:value-type="float" office:value="0.296185">
                <text:p>0.2961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01722">
                <text:p>0.101722</text:p>
              </table:table-cell>
              <table:table-cell office:value-type="float" office:value="0.0963427">
                <text:p>0.0963427</text:p>
              </table:table-cell>
              <table:table-cell office:value-type="float" office:value="0.29953">
                <text:p>0.299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1095">
                <text:p>0.101095</text:p>
              </table:table-cell>
              <table:table-cell office:value-type="float" office:value="0.095842">
                <text:p>0.095842</text:p>
              </table:table-cell>
              <table:table-cell office:value-type="float" office:value="0.299259">
                <text:p>0.2992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2792">
                <text:p>0.102792</text:p>
              </table:table-cell>
              <table:table-cell office:value-type="float" office:value="0.0950059">
                <text:p>0.0950059</text:p>
              </table:table-cell>
              <table:table-cell office:value-type="float" office:value="0.302612">
                <text:p>0.3026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0574">
                <text:p>0.100574</text:p>
              </table:table-cell>
              <table:table-cell office:value-type="float" office:value="0.0962222">
                <text:p>0.0962222</text:p>
              </table:table-cell>
              <table:table-cell office:value-type="float" office:value="0.300057">
                <text:p>0.300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0788">
                <text:p>0.100788</text:p>
              </table:table-cell>
              <table:table-cell office:value-type="float" office:value="0.0969398">
                <text:p>0.0969398</text:p>
              </table:table-cell>
              <table:table-cell office:value-type="float" office:value="0.306657">
                <text:p>0.3066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2426">
                <text:p>0.102426</text:p>
              </table:table-cell>
              <table:table-cell office:value-type="float" office:value="0.0930776">
                <text:p>0.0930776</text:p>
              </table:table-cell>
              <table:table-cell office:value-type="float" office:value="0.278713">
                <text:p>0.2787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914619">
                <text:p>0.0914619</text:p>
              </table:table-cell>
              <table:table-cell office:value-type="float" office:value="0.0845383">
                <text:p>0.0845383</text:p>
              </table:table-cell>
              <table:table-cell office:value-type="float" office:value="0.26304">
                <text:p>0.263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68cm" svg:height="21.162cm" xlink:href=".." xlink:type="simple" chart:class="chart:line" chart:style-name="ch1">
        <chart:legend chart:legend-position="end" svg:x="31.088cm" svg:y="9.728cm" style:legend-expansion="high" chart:style-name="ch2"/>
        <chart:plot-area chart:style-name="ch3" table:cell-range-address="Gyt.B1:Gyt.D151" chart:data-source-has-labels="row" svg:x="0.671cm" svg:y="0.423cm" svg:width="29.746cm" svg:height="20.316cm">
          <chartooo:coordinate-region svg:x="1.423cm" svg:y="0.559cm" svg:width="28.994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yt.B2:Gyt.B151" chart:label-cell-address="Gyt.B1:Gyt.B1" chart:class="chart:line">
            <chart:data-point chart:repeated="150"/>
          </chart:series>
          <chart:series chart:style-name="ch7" chart:values-cell-range-address="Gyt.C2:Gyt.C151" chart:label-cell-address="Gyt.C1:Gyt.C1" chart:class="chart:line">
            <chart:data-point chart:repeated="150"/>
          </chart:series>
          <chart:series chart:style-name="ch8" chart:values-cell-range-address="Gyt.D2:Gyt.D151" chart:label-cell-address="Gyt.D1:Gyt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Gyt.B1:Gyt.B1</svg:desc>
                </draw:g>
              </table:table-cell>
              <table:table-cell office:value-type="string">
                <text:p>rk</text:p>
                <draw:g>
                  <svg:desc>Gyt.C1:Gyt.C1</svg:desc>
                </draw:g>
              </table:table-cell>
              <table:table-cell office:value-type="string">
                <text:p>original</text:p>
                <draw:g>
                  <svg:desc>Gyt.D1:Gy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6376">
                <text:p>0.136376</text:p>
                <draw:g>
                  <svg:desc>Gyt.B2:Gyt.B151</svg:desc>
                </draw:g>
              </table:table-cell>
              <table:table-cell office:value-type="float" office:value="0.179861">
                <text:p>0.179861</text:p>
                <draw:g>
                  <svg:desc>Gyt.C2:Gyt.C151</svg:desc>
                </draw:g>
              </table:table-cell>
              <table:table-cell office:value-type="float" office:value="0.423626">
                <text:p>0.423626</text:p>
                <draw:g>
                  <svg:desc>Gyt.D2:Gyt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717">
                <text:p>0.18717</text:p>
              </table:table-cell>
              <table:table-cell office:value-type="float" office:value="0.188083">
                <text:p>0.188083</text:p>
              </table:table-cell>
              <table:table-cell office:value-type="float" office:value="0.548165">
                <text:p>0.548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141">
                <text:p>0.195141</text:p>
              </table:table-cell>
              <table:table-cell office:value-type="float" office:value="0.190171">
                <text:p>0.190171</text:p>
              </table:table-cell>
              <table:table-cell office:value-type="float" office:value="0.62923">
                <text:p>0.62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292">
                <text:p>0.15292</text:p>
              </table:table-cell>
              <table:table-cell office:value-type="float" office:value="0.150429">
                <text:p>0.150429</text:p>
              </table:table-cell>
              <table:table-cell office:value-type="float" office:value="0.585079">
                <text:p>0.585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378">
                <text:p>0.19378</text:p>
              </table:table-cell>
              <table:table-cell office:value-type="float" office:value="0.180063">
                <text:p>0.180063</text:p>
              </table:table-cell>
              <table:table-cell office:value-type="float" office:value="0.623691">
                <text:p>0.623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9869">
                <text:p>0.189869</text:p>
              </table:table-cell>
              <table:table-cell office:value-type="float" office:value="0.198991">
                <text:p>0.198991</text:p>
              </table:table-cell>
              <table:table-cell office:value-type="float" office:value="0.633682">
                <text:p>0.633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233">
                <text:p>0.177233</text:p>
              </table:table-cell>
              <table:table-cell office:value-type="float" office:value="0.194166">
                <text:p>0.194166</text:p>
              </table:table-cell>
              <table:table-cell office:value-type="float" office:value="0.656659">
                <text:p>0.6566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1585">
                <text:p>0.181585</text:p>
              </table:table-cell>
              <table:table-cell office:value-type="float" office:value="0.187853">
                <text:p>0.187853</text:p>
              </table:table-cell>
              <table:table-cell office:value-type="float" office:value="0.454845">
                <text:p>0.454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6226">
                <text:p>0.186226</text:p>
              </table:table-cell>
              <table:table-cell office:value-type="float" office:value="0.19929">
                <text:p>0.19929</text:p>
              </table:table-cell>
              <table:table-cell office:value-type="float" office:value="0.605946">
                <text:p>0.605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7835">
                <text:p>0.17835</text:p>
              </table:table-cell>
              <table:table-cell office:value-type="float" office:value="0.19262">
                <text:p>0.19262</text:p>
              </table:table-cell>
              <table:table-cell office:value-type="float" office:value="0.639514">
                <text:p>0.6395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844">
                <text:p>0.166844</text:p>
              </table:table-cell>
              <table:table-cell office:value-type="float" office:value="0.192946">
                <text:p>0.192946</text:p>
              </table:table-cell>
              <table:table-cell office:value-type="float" office:value="0.619822">
                <text:p>0.619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8131">
                <text:p>0.188131</text:p>
              </table:table-cell>
              <table:table-cell office:value-type="float" office:value="0.19007">
                <text:p>0.19007</text:p>
              </table:table-cell>
              <table:table-cell office:value-type="float" office:value="0.646925">
                <text:p>0.646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2412">
                <text:p>0.202412</text:p>
              </table:table-cell>
              <table:table-cell office:value-type="float" office:value="0.191564">
                <text:p>0.191564</text:p>
              </table:table-cell>
              <table:table-cell office:value-type="float" office:value="0.630041">
                <text:p>0.63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309">
                <text:p>0.18309</text:p>
              </table:table-cell>
              <table:table-cell office:value-type="float" office:value="0.202564">
                <text:p>0.202564</text:p>
              </table:table-cell>
              <table:table-cell office:value-type="float" office:value="0.650908">
                <text:p>0.650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1331">
                <text:p>0.201331</text:p>
              </table:table-cell>
              <table:table-cell office:value-type="float" office:value="0.178504">
                <text:p>0.178504</text:p>
              </table:table-cell>
              <table:table-cell office:value-type="float" office:value="0.632604">
                <text:p>0.632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90538">
                <text:p>0.190538</text:p>
              </table:table-cell>
              <table:table-cell office:value-type="float" office:value="0.199142">
                <text:p>0.199142</text:p>
              </table:table-cell>
              <table:table-cell office:value-type="float" office:value="0.572832">
                <text:p>0.572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971">
                <text:p>0.1971</text:p>
              </table:table-cell>
              <table:table-cell office:value-type="float" office:value="0.178704">
                <text:p>0.178704</text:p>
              </table:table-cell>
              <table:table-cell office:value-type="float" office:value="0.558666">
                <text:p>0.558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95934">
                <text:p>0.195934</text:p>
              </table:table-cell>
              <table:table-cell office:value-type="float" office:value="0.2027">
                <text:p>0.2027</text:p>
              </table:table-cell>
              <table:table-cell office:value-type="float" office:value="0.668439">
                <text:p>0.6684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4244">
                <text:p>0.204244</text:p>
              </table:table-cell>
              <table:table-cell office:value-type="float" office:value="0.183507">
                <text:p>0.183507</text:p>
              </table:table-cell>
              <table:table-cell office:value-type="float" office:value="0.65322">
                <text:p>0.65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7821">
                <text:p>0.207821</text:p>
              </table:table-cell>
              <table:table-cell office:value-type="float" office:value="0.204669">
                <text:p>0.204669</text:p>
              </table:table-cell>
              <table:table-cell office:value-type="float" office:value="0.708548">
                <text:p>0.708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0758">
                <text:p>0.180758</text:p>
              </table:table-cell>
              <table:table-cell office:value-type="float" office:value="0.191256">
                <text:p>0.191256</text:p>
              </table:table-cell>
              <table:table-cell office:value-type="float" office:value="0.623592">
                <text:p>0.6235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8679">
                <text:p>0.208679</text:p>
              </table:table-cell>
              <table:table-cell office:value-type="float" office:value="0.19915">
                <text:p>0.19915</text:p>
              </table:table-cell>
              <table:table-cell office:value-type="float" office:value="0.647618">
                <text:p>0.647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1207">
                <text:p>0.121207</text:p>
              </table:table-cell>
              <table:table-cell office:value-type="float" office:value="0.198592">
                <text:p>0.198592</text:p>
              </table:table-cell>
              <table:table-cell office:value-type="float" office:value="0.636817">
                <text:p>0.636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2317">
                <text:p>0.192317</text:p>
              </table:table-cell>
              <table:table-cell office:value-type="float" office:value="0.192128">
                <text:p>0.192128</text:p>
              </table:table-cell>
              <table:table-cell office:value-type="float" office:value="0.623525">
                <text:p>0.623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0041">
                <text:p>0.210041</text:p>
              </table:table-cell>
              <table:table-cell office:value-type="float" office:value="0.117564">
                <text:p>0.117564</text:p>
              </table:table-cell>
              <table:table-cell office:value-type="float" office:value="0.645304">
                <text:p>0.6453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9481">
                <text:p>0.119481</text:p>
              </table:table-cell>
              <table:table-cell office:value-type="float" office:value="0.194164">
                <text:p>0.194164</text:p>
              </table:table-cell>
              <table:table-cell office:value-type="float" office:value="0.645396">
                <text:p>0.6453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6502">
                <text:p>0.176502</text:p>
              </table:table-cell>
              <table:table-cell office:value-type="float" office:value="0.200379">
                <text:p>0.200379</text:p>
              </table:table-cell>
              <table:table-cell office:value-type="float" office:value="0.641808">
                <text:p>0.6418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6713">
                <text:p>0.186713</text:p>
              </table:table-cell>
              <table:table-cell office:value-type="float" office:value="0.198154">
                <text:p>0.198154</text:p>
              </table:table-cell>
              <table:table-cell office:value-type="float" office:value="0.613603">
                <text:p>0.6136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3771">
                <text:p>0.193771</text:p>
              </table:table-cell>
              <table:table-cell office:value-type="float" office:value="0.181755">
                <text:p>0.181755</text:p>
              </table:table-cell>
              <table:table-cell office:value-type="float" office:value="0.636876">
                <text:p>0.636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6527">
                <text:p>0.126527</text:p>
              </table:table-cell>
              <table:table-cell office:value-type="float" office:value="0.182335">
                <text:p>0.182335</text:p>
              </table:table-cell>
              <table:table-cell office:value-type="float" office:value="0.656219">
                <text:p>0.6562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4">
                <text:p>0.1254</text:p>
              </table:table-cell>
              <table:table-cell office:value-type="float" office:value="0.180143">
                <text:p>0.180143</text:p>
              </table:table-cell>
              <table:table-cell office:value-type="float" office:value="0.655031">
                <text:p>0.655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371">
                <text:p>0.20371</text:p>
              </table:table-cell>
              <table:table-cell office:value-type="float" office:value="0.187272">
                <text:p>0.187272</text:p>
              </table:table-cell>
              <table:table-cell office:value-type="float" office:value="0.648221">
                <text:p>0.648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5924">
                <text:p>0.205924</text:p>
              </table:table-cell>
              <table:table-cell office:value-type="float" office:value="0.192859">
                <text:p>0.192859</text:p>
              </table:table-cell>
              <table:table-cell office:value-type="float" office:value="0.609754">
                <text:p>0.609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9678">
                <text:p>0.209678</text:p>
              </table:table-cell>
              <table:table-cell office:value-type="float" office:value="0.190602">
                <text:p>0.190602</text:p>
              </table:table-cell>
              <table:table-cell office:value-type="float" office:value="0.660473">
                <text:p>0.660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3625">
                <text:p>0.213625</text:p>
              </table:table-cell>
              <table:table-cell office:value-type="float" office:value="0.11938">
                <text:p>0.11938</text:p>
              </table:table-cell>
              <table:table-cell office:value-type="float" office:value="0.64625">
                <text:p>0.64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8614">
                <text:p>0.188614</text:p>
              </table:table-cell>
              <table:table-cell office:value-type="float" office:value="0.191701">
                <text:p>0.191701</text:p>
              </table:table-cell>
              <table:table-cell office:value-type="float" office:value="0.556838">
                <text:p>0.556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8885">
                <text:p>0.168885</text:p>
              </table:table-cell>
              <table:table-cell office:value-type="float" office:value="0.203522">
                <text:p>0.203522</text:p>
              </table:table-cell>
              <table:table-cell office:value-type="float" office:value="0.617526">
                <text:p>0.6175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87062">
                <text:p>0.187062</text:p>
              </table:table-cell>
              <table:table-cell office:value-type="float" office:value="0.188163">
                <text:p>0.188163</text:p>
              </table:table-cell>
              <table:table-cell office:value-type="float" office:value="0.589951">
                <text:p>0.5899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24332">
                <text:p>0.124332</text:p>
              </table:table-cell>
              <table:table-cell office:value-type="float" office:value="0.188939">
                <text:p>0.188939</text:p>
              </table:table-cell>
              <table:table-cell office:value-type="float" office:value="0.644458">
                <text:p>0.644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6757">
                <text:p>0.206757</text:p>
              </table:table-cell>
              <table:table-cell office:value-type="float" office:value="0.185774">
                <text:p>0.185774</text:p>
              </table:table-cell>
              <table:table-cell office:value-type="float" office:value="0.648717">
                <text:p>0.6487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0909">
                <text:p>0.190909</text:p>
              </table:table-cell>
              <table:table-cell office:value-type="float" office:value="0.198531">
                <text:p>0.198531</text:p>
              </table:table-cell>
              <table:table-cell office:value-type="float" office:value="0.604621">
                <text:p>0.6046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9783">
                <text:p>0.179783</text:p>
              </table:table-cell>
              <table:table-cell office:value-type="float" office:value="0.199553">
                <text:p>0.199553</text:p>
              </table:table-cell>
              <table:table-cell office:value-type="float" office:value="0.616894">
                <text:p>0.6168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229">
                <text:p>0.19229</text:p>
              </table:table-cell>
              <table:table-cell office:value-type="float" office:value="0.117231">
                <text:p>0.117231</text:p>
              </table:table-cell>
              <table:table-cell office:value-type="float" office:value="0.405391">
                <text:p>0.4053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628">
                <text:p>0.20628</text:p>
              </table:table-cell>
              <table:table-cell office:value-type="float" office:value="0.194937">
                <text:p>0.194937</text:p>
              </table:table-cell>
              <table:table-cell office:value-type="float" office:value="0.643084">
                <text:p>0.6430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02819">
                <text:p>0.202819</text:p>
              </table:table-cell>
              <table:table-cell office:value-type="float" office:value="0.206745">
                <text:p>0.206745</text:p>
              </table:table-cell>
              <table:table-cell office:value-type="float" office:value="0.653461">
                <text:p>0.653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2889">
                <text:p>0.162889</text:p>
              </table:table-cell>
              <table:table-cell office:value-type="float" office:value="0.205851">
                <text:p>0.205851</text:p>
              </table:table-cell>
              <table:table-cell office:value-type="float" office:value="0.513463">
                <text:p>0.513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4858">
                <text:p>0.204858</text:p>
              </table:table-cell>
              <table:table-cell office:value-type="float" office:value="0.197693">
                <text:p>0.197693</text:p>
              </table:table-cell>
              <table:table-cell office:value-type="float" office:value="0.403897">
                <text:p>0.403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4951">
                <text:p>0.204951</text:p>
              </table:table-cell>
              <table:table-cell office:value-type="float" office:value="0.195209">
                <text:p>0.195209</text:p>
              </table:table-cell>
              <table:table-cell office:value-type="float" office:value="0.612945">
                <text:p>0.6129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6622">
                <text:p>0.196622</text:p>
              </table:table-cell>
              <table:table-cell office:value-type="float" office:value="0.186607">
                <text:p>0.186607</text:p>
              </table:table-cell>
              <table:table-cell office:value-type="float" office:value="0.638396">
                <text:p>0.638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9244">
                <text:p>0.209244</text:p>
              </table:table-cell>
              <table:table-cell office:value-type="float" office:value="0.200801">
                <text:p>0.200801</text:p>
              </table:table-cell>
              <table:table-cell office:value-type="float" office:value="0.652112">
                <text:p>0.652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3562">
                <text:p>0.203562</text:p>
              </table:table-cell>
              <table:table-cell office:value-type="float" office:value="0.187732">
                <text:p>0.187732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723">
                <text:p>0.18723</text:p>
              </table:table-cell>
              <table:table-cell office:value-type="float" office:value="0.192883">
                <text:p>0.192883</text:p>
              </table:table-cell>
              <table:table-cell office:value-type="float" office:value="0.604806">
                <text:p>0.604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2786">
                <text:p>0.122786</text:p>
              </table:table-cell>
              <table:table-cell office:value-type="float" office:value="0.193976">
                <text:p>0.193976</text:p>
              </table:table-cell>
              <table:table-cell office:value-type="float" office:value="0.620807">
                <text:p>0.620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9086">
                <text:p>0.199086</text:p>
              </table:table-cell>
              <table:table-cell office:value-type="float" office:value="0.180759">
                <text:p>0.180759</text:p>
              </table:table-cell>
              <table:table-cell office:value-type="float" office:value="0.641969">
                <text:p>0.641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98458">
                <text:p>0.198458</text:p>
              </table:table-cell>
              <table:table-cell office:value-type="float" office:value="0.199505">
                <text:p>0.199505</text:p>
              </table:table-cell>
              <table:table-cell office:value-type="float" office:value="0.591426">
                <text:p>0.5914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00667">
                <text:p>0.200667</text:p>
              </table:table-cell>
              <table:table-cell office:value-type="float" office:value="0.200199">
                <text:p>0.200199</text:p>
              </table:table-cell>
              <table:table-cell office:value-type="float" office:value="0.6362">
                <text:p>0.6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1917">
                <text:p>0.171917</text:p>
              </table:table-cell>
              <table:table-cell office:value-type="float" office:value="0.141078">
                <text:p>0.141078</text:p>
              </table:table-cell>
              <table:table-cell office:value-type="float" office:value="0.649255">
                <text:p>0.649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2106">
                <text:p>0.202106</text:p>
              </table:table-cell>
              <table:table-cell office:value-type="float" office:value="0.191642">
                <text:p>0.191642</text:p>
              </table:table-cell>
              <table:table-cell office:value-type="float" office:value="0.645723">
                <text:p>0.645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1435">
                <text:p>0.201435</text:p>
              </table:table-cell>
              <table:table-cell office:value-type="float" office:value="0.177493">
                <text:p>0.177493</text:p>
              </table:table-cell>
              <table:table-cell office:value-type="float" office:value="0.648827">
                <text:p>0.6488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8339">
                <text:p>0.198339</text:p>
              </table:table-cell>
              <table:table-cell office:value-type="float" office:value="0.187475">
                <text:p>0.187475</text:p>
              </table:table-cell>
              <table:table-cell office:value-type="float" office:value="0.632463">
                <text:p>0.632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6689">
                <text:p>0.186689</text:p>
              </table:table-cell>
              <table:table-cell office:value-type="float" office:value="0.188557">
                <text:p>0.188557</text:p>
              </table:table-cell>
              <table:table-cell office:value-type="float" office:value="0.645521">
                <text:p>0.6455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6468">
                <text:p>0.206468</text:p>
              </table:table-cell>
              <table:table-cell office:value-type="float" office:value="0.188695">
                <text:p>0.188695</text:p>
              </table:table-cell>
              <table:table-cell office:value-type="float" office:value="0.599674">
                <text:p>0.5996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0186">
                <text:p>0.210186</text:p>
              </table:table-cell>
              <table:table-cell office:value-type="float" office:value="0.168471">
                <text:p>0.168471</text:p>
              </table:table-cell>
              <table:table-cell office:value-type="float" office:value="0.649985">
                <text:p>0.6499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9501">
                <text:p>0.189501</text:p>
              </table:table-cell>
              <table:table-cell office:value-type="float" office:value="0.195849">
                <text:p>0.195849</text:p>
              </table:table-cell>
              <table:table-cell office:value-type="float" office:value="0.586612">
                <text:p>0.5866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96897">
                <text:p>0.196897</text:p>
              </table:table-cell>
              <table:table-cell office:value-type="float" office:value="0.164054">
                <text:p>0.164054</text:p>
              </table:table-cell>
              <table:table-cell office:value-type="float" office:value="0.636175">
                <text:p>0.6361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0068">
                <text:p>0.210068</text:p>
              </table:table-cell>
              <table:table-cell office:value-type="float" office:value="0.193841">
                <text:p>0.193841</text:p>
              </table:table-cell>
              <table:table-cell office:value-type="float" office:value="0.649002">
                <text:p>0.6490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06316">
                <text:p>0.206316</text:p>
              </table:table-cell>
              <table:table-cell office:value-type="float" office:value="0.183584">
                <text:p>0.183584</text:p>
              </table:table-cell>
              <table:table-cell office:value-type="float" office:value="0.635777">
                <text:p>0.6357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3992">
                <text:p>0.213992</text:p>
              </table:table-cell>
              <table:table-cell office:value-type="float" office:value="0.119349">
                <text:p>0.119349</text:p>
              </table:table-cell>
              <table:table-cell office:value-type="float" office:value="0.637152">
                <text:p>0.637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01988">
                <text:p>0.201988</text:p>
              </table:table-cell>
              <table:table-cell office:value-type="float" office:value="0.196939">
                <text:p>0.196939</text:p>
              </table:table-cell>
              <table:table-cell office:value-type="float" office:value="0.414527">
                <text:p>0.4145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97277">
                <text:p>0.197277</text:p>
              </table:table-cell>
              <table:table-cell office:value-type="float" office:value="0.194014">
                <text:p>0.194014</text:p>
              </table:table-cell>
              <table:table-cell office:value-type="float" office:value="0.637515">
                <text:p>0.637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92363">
                <text:p>0.192363</text:p>
              </table:table-cell>
              <table:table-cell office:value-type="float" office:value="0.189461">
                <text:p>0.189461</text:p>
              </table:table-cell>
              <table:table-cell office:value-type="float" office:value="0.650272">
                <text:p>0.6502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3059">
                <text:p>0.203059</text:p>
              </table:table-cell>
              <table:table-cell office:value-type="float" office:value="0.201199">
                <text:p>0.201199</text:p>
              </table:table-cell>
              <table:table-cell office:value-type="float" office:value="0.591635">
                <text:p>0.5916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7132">
                <text:p>0.197132</text:p>
              </table:table-cell>
              <table:table-cell office:value-type="float" office:value="0.200813">
                <text:p>0.200813</text:p>
              </table:table-cell>
              <table:table-cell office:value-type="float" office:value="0.663087">
                <text:p>0.6630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67439">
                <text:p>0.167439</text:p>
              </table:table-cell>
              <table:table-cell office:value-type="float" office:value="0.165743">
                <text:p>0.165743</text:p>
              </table:table-cell>
              <table:table-cell office:value-type="float" office:value="0.654432">
                <text:p>0.654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3748">
                <text:p>0.213748</text:p>
              </table:table-cell>
              <table:table-cell office:value-type="float" office:value="0.202465">
                <text:p>0.202465</text:p>
              </table:table-cell>
              <table:table-cell office:value-type="float" office:value="0.614452">
                <text:p>0.6144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7571">
                <text:p>0.207571</text:p>
              </table:table-cell>
              <table:table-cell office:value-type="float" office:value="0.174351">
                <text:p>0.174351</text:p>
              </table:table-cell>
              <table:table-cell office:value-type="float" office:value="0.585194">
                <text:p>0.5851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8846">
                <text:p>0.208846</text:p>
              </table:table-cell>
              <table:table-cell office:value-type="float" office:value="0.182258">
                <text:p>0.182258</text:p>
              </table:table-cell>
              <table:table-cell office:value-type="float" office:value="0.402021">
                <text:p>0.4020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0948">
                <text:p>0.20948</text:p>
              </table:table-cell>
              <table:table-cell office:value-type="float" office:value="0.190532">
                <text:p>0.190532</text:p>
              </table:table-cell>
              <table:table-cell office:value-type="float" office:value="0.436722">
                <text:p>0.4367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0393">
                <text:p>0.210393</text:p>
              </table:table-cell>
              <table:table-cell office:value-type="float" office:value="0.193439">
                <text:p>0.193439</text:p>
              </table:table-cell>
              <table:table-cell office:value-type="float" office:value="0.638224">
                <text:p>0.638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081">
                <text:p>0.21081</text:p>
              </table:table-cell>
              <table:table-cell office:value-type="float" office:value="0.18693">
                <text:p>0.18693</text:p>
              </table:table-cell>
              <table:table-cell office:value-type="float" office:value="0.640178">
                <text:p>0.640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0572">
                <text:p>0.210572</text:p>
              </table:table-cell>
              <table:table-cell office:value-type="float" office:value="0.181613">
                <text:p>0.181613</text:p>
              </table:table-cell>
              <table:table-cell office:value-type="float" office:value="0.627478">
                <text:p>0.6274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4059">
                <text:p>0.124059</text:p>
              </table:table-cell>
              <table:table-cell office:value-type="float" office:value="0.113721">
                <text:p>0.113721</text:p>
              </table:table-cell>
              <table:table-cell office:value-type="float" office:value="0.621805">
                <text:p>0.6218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7006">
                <text:p>0.207006</text:p>
              </table:table-cell>
              <table:table-cell office:value-type="float" office:value="0.191042">
                <text:p>0.191042</text:p>
              </table:table-cell>
              <table:table-cell office:value-type="float" office:value="0.649605">
                <text:p>0.6496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8057">
                <text:p>0.128057</text:p>
              </table:table-cell>
              <table:table-cell office:value-type="float" office:value="0.191461">
                <text:p>0.191461</text:p>
              </table:table-cell>
              <table:table-cell office:value-type="float" office:value="0.598374">
                <text:p>0.5983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2059">
                <text:p>0.202059</text:p>
              </table:table-cell>
              <table:table-cell office:value-type="float" office:value="0.18659">
                <text:p>0.18659</text:p>
              </table:table-cell>
              <table:table-cell office:value-type="float" office:value="0.612289">
                <text:p>0.6122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7883">
                <text:p>0.197883</text:p>
              </table:table-cell>
              <table:table-cell office:value-type="float" office:value="0.186375">
                <text:p>0.186375</text:p>
              </table:table-cell>
              <table:table-cell office:value-type="float" office:value="0.647442">
                <text:p>0.647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249">
                <text:p>0.21249</text:p>
              </table:table-cell>
              <table:table-cell office:value-type="float" office:value="0.194867">
                <text:p>0.194867</text:p>
              </table:table-cell>
              <table:table-cell office:value-type="float" office:value="0.571651">
                <text:p>0.571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9778">
                <text:p>0.19778</text:p>
              </table:table-cell>
              <table:table-cell office:value-type="float" office:value="0.198924">
                <text:p>0.198924</text:p>
              </table:table-cell>
              <table:table-cell office:value-type="float" office:value="0.643832">
                <text:p>0.643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03519">
                <text:p>0.203519</text:p>
              </table:table-cell>
              <table:table-cell office:value-type="float" office:value="0.200746">
                <text:p>0.200746</text:p>
              </table:table-cell>
              <table:table-cell office:value-type="float" office:value="0.665817">
                <text:p>0.6658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3583">
                <text:p>0.203583</text:p>
              </table:table-cell>
              <table:table-cell office:value-type="float" office:value="0.114836">
                <text:p>0.114836</text:p>
              </table:table-cell>
              <table:table-cell office:value-type="float" office:value="0.421222">
                <text:p>0.421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9966">
                <text:p>0.129966</text:p>
              </table:table-cell>
              <table:table-cell office:value-type="float" office:value="0.196982">
                <text:p>0.196982</text:p>
              </table:table-cell>
              <table:table-cell office:value-type="float" office:value="0.618206">
                <text:p>0.6182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2386">
                <text:p>0.122386</text:p>
              </table:table-cell>
              <table:table-cell office:value-type="float" office:value="0.199021">
                <text:p>0.199021</text:p>
              </table:table-cell>
              <table:table-cell office:value-type="float" office:value="0.531492">
                <text:p>0.5314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54605">
                <text:p>0.154605</text:p>
              </table:table-cell>
              <table:table-cell office:value-type="float" office:value="0.188086">
                <text:p>0.188086</text:p>
              </table:table-cell>
              <table:table-cell office:value-type="float" office:value="0.607521">
                <text:p>0.607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2516">
                <text:p>0.202516</text:p>
              </table:table-cell>
              <table:table-cell office:value-type="float" office:value="0.179409">
                <text:p>0.179409</text:p>
              </table:table-cell>
              <table:table-cell office:value-type="float" office:value="0.517925">
                <text:p>0.5179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2292">
                <text:p>0.212292</text:p>
              </table:table-cell>
              <table:table-cell office:value-type="float" office:value="0.19449">
                <text:p>0.19449</text:p>
              </table:table-cell>
              <table:table-cell office:value-type="float" office:value="0.619374">
                <text:p>0.619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152">
                <text:p>0.2152</text:p>
              </table:table-cell>
              <table:table-cell office:value-type="float" office:value="0.182432">
                <text:p>0.182432</text:p>
              </table:table-cell>
              <table:table-cell office:value-type="float" office:value="0.642675">
                <text:p>0.6426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96672">
                <text:p>0.196672</text:p>
              </table:table-cell>
              <table:table-cell office:value-type="float" office:value="0.209937">
                <text:p>0.209937</text:p>
              </table:table-cell>
              <table:table-cell office:value-type="float" office:value="0.452382">
                <text:p>0.452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0328">
                <text:p>0.150328</text:p>
              </table:table-cell>
              <table:table-cell office:value-type="float" office:value="0.198413">
                <text:p>0.198413</text:p>
              </table:table-cell>
              <table:table-cell office:value-type="float" office:value="0.622329">
                <text:p>0.6223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9483">
                <text:p>0.209483</text:p>
              </table:table-cell>
              <table:table-cell office:value-type="float" office:value="0.117383">
                <text:p>0.117383</text:p>
              </table:table-cell>
              <table:table-cell office:value-type="float" office:value="0.62937">
                <text:p>0.629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95042">
                <text:p>0.195042</text:p>
              </table:table-cell>
              <table:table-cell office:value-type="float" office:value="0.117912">
                <text:p>0.117912</text:p>
              </table:table-cell>
              <table:table-cell office:value-type="float" office:value="0.634682">
                <text:p>0.634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14961">
                <text:p>0.214961</text:p>
              </table:table-cell>
              <table:table-cell office:value-type="float" office:value="0.194242">
                <text:p>0.194242</text:p>
              </table:table-cell>
              <table:table-cell office:value-type="float" office:value="0.638249">
                <text:p>0.638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0027">
                <text:p>0.210027</text:p>
              </table:table-cell>
              <table:table-cell office:value-type="float" office:value="0.189063">
                <text:p>0.189063</text:p>
              </table:table-cell>
              <table:table-cell office:value-type="float" office:value="0.62889">
                <text:p>0.628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1277">
                <text:p>0.211277</text:p>
              </table:table-cell>
              <table:table-cell office:value-type="float" office:value="0.161896">
                <text:p>0.161896</text:p>
              </table:table-cell>
              <table:table-cell office:value-type="float" office:value="0.610945">
                <text:p>0.6109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9656">
                <text:p>0.209656</text:p>
              </table:table-cell>
              <table:table-cell office:value-type="float" office:value="0.196878">
                <text:p>0.196878</text:p>
              </table:table-cell>
              <table:table-cell office:value-type="float" office:value="0.632758">
                <text:p>0.6327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2668">
                <text:p>0.202668</text:p>
              </table:table-cell>
              <table:table-cell office:value-type="float" office:value="0.198962">
                <text:p>0.198962</text:p>
              </table:table-cell>
              <table:table-cell office:value-type="float" office:value="0.634515">
                <text:p>0.634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0388">
                <text:p>0.210388</text:p>
              </table:table-cell>
              <table:table-cell office:value-type="float" office:value="0.196561">
                <text:p>0.196561</text:p>
              </table:table-cell>
              <table:table-cell office:value-type="float" office:value="0.600096">
                <text:p>0.6000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883">
                <text:p>0.147883</text:p>
              </table:table-cell>
              <table:table-cell office:value-type="float" office:value="0.196554">
                <text:p>0.196554</text:p>
              </table:table-cell>
              <table:table-cell office:value-type="float" office:value="0.638057">
                <text:p>0.6380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3833">
                <text:p>0.203833</text:p>
              </table:table-cell>
              <table:table-cell office:value-type="float" office:value="0.116651">
                <text:p>0.116651</text:p>
              </table:table-cell>
              <table:table-cell office:value-type="float" office:value="0.619132">
                <text:p>0.6191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7244">
                <text:p>0.197244</text:p>
              </table:table-cell>
              <table:table-cell office:value-type="float" office:value="0.18963">
                <text:p>0.18963</text:p>
              </table:table-cell>
              <table:table-cell office:value-type="float" office:value="0.647759">
                <text:p>0.647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1791">
                <text:p>0.241791</text:p>
              </table:table-cell>
              <table:table-cell office:value-type="float" office:value="0.162423">
                <text:p>0.162423</text:p>
              </table:table-cell>
              <table:table-cell office:value-type="float" office:value="0.632992">
                <text:p>0.6329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0962">
                <text:p>0.210962</text:p>
              </table:table-cell>
              <table:table-cell office:value-type="float" office:value="0.189865">
                <text:p>0.189865</text:p>
              </table:table-cell>
              <table:table-cell office:value-type="float" office:value="0.639762">
                <text:p>0.6397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6584">
                <text:p>0.206584</text:p>
              </table:table-cell>
              <table:table-cell office:value-type="float" office:value="0.180712">
                <text:p>0.180712</text:p>
              </table:table-cell>
              <table:table-cell office:value-type="float" office:value="0.433496">
                <text:p>0.4334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92709">
                <text:p>0.192709</text:p>
              </table:table-cell>
              <table:table-cell office:value-type="float" office:value="0.193075">
                <text:p>0.193075</text:p>
              </table:table-cell>
              <table:table-cell office:value-type="float" office:value="0.631028">
                <text:p>0.6310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06523">
                <text:p>0.206523</text:p>
              </table:table-cell>
              <table:table-cell office:value-type="float" office:value="0.196088">
                <text:p>0.196088</text:p>
              </table:table-cell>
              <table:table-cell office:value-type="float" office:value="0.610995">
                <text:p>0.610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5365">
                <text:p>0.185365</text:p>
              </table:table-cell>
              <table:table-cell office:value-type="float" office:value="0.199584">
                <text:p>0.199584</text:p>
              </table:table-cell>
              <table:table-cell office:value-type="float" office:value="0.61082">
                <text:p>0.610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13996">
                <text:p>0.213996</text:p>
              </table:table-cell>
              <table:table-cell office:value-type="float" office:value="0.196191">
                <text:p>0.196191</text:p>
              </table:table-cell>
              <table:table-cell office:value-type="float" office:value="0.642447">
                <text:p>0.642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2596">
                <text:p>0.182596</text:p>
              </table:table-cell>
              <table:table-cell office:value-type="float" office:value="0.157131">
                <text:p>0.157131</text:p>
              </table:table-cell>
              <table:table-cell office:value-type="float" office:value="0.613839">
                <text:p>0.6138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01675">
                <text:p>0.201675</text:p>
              </table:table-cell>
              <table:table-cell office:value-type="float" office:value="0.202109">
                <text:p>0.202109</text:p>
              </table:table-cell>
              <table:table-cell office:value-type="float" office:value="0.680807">
                <text:p>0.6808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1311">
                <text:p>0.221311</text:p>
              </table:table-cell>
              <table:table-cell office:value-type="float" office:value="0.196614">
                <text:p>0.196614</text:p>
              </table:table-cell>
              <table:table-cell office:value-type="float" office:value="0.68866">
                <text:p>0.688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5673">
                <text:p>0.215673</text:p>
              </table:table-cell>
              <table:table-cell office:value-type="float" office:value="0.191005">
                <text:p>0.191005</text:p>
              </table:table-cell>
              <table:table-cell office:value-type="float" office:value="0.452551">
                <text:p>0.452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514">
                <text:p>0.200514</text:p>
              </table:table-cell>
              <table:table-cell office:value-type="float" office:value="0.199794">
                <text:p>0.199794</text:p>
              </table:table-cell>
              <table:table-cell office:value-type="float" office:value="0.651359">
                <text:p>0.6513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3997">
                <text:p>0.203997</text:p>
              </table:table-cell>
              <table:table-cell office:value-type="float" office:value="0.164127">
                <text:p>0.164127</text:p>
              </table:table-cell>
              <table:table-cell office:value-type="float" office:value="0.63389">
                <text:p>0.633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8865">
                <text:p>0.208865</text:p>
              </table:table-cell>
              <table:table-cell office:value-type="float" office:value="0.177176">
                <text:p>0.177176</text:p>
              </table:table-cell>
              <table:table-cell office:value-type="float" office:value="0.625326">
                <text:p>0.6253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12194">
                <text:p>0.212194</text:p>
              </table:table-cell>
              <table:table-cell office:value-type="float" office:value="0.192881">
                <text:p>0.192881</text:p>
              </table:table-cell>
              <table:table-cell office:value-type="float" office:value="0.638461">
                <text:p>0.6384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673">
                <text:p>0.20673</text:p>
              </table:table-cell>
              <table:table-cell office:value-type="float" office:value="0.200043">
                <text:p>0.200043</text:p>
              </table:table-cell>
              <table:table-cell office:value-type="float" office:value="0.651768">
                <text:p>0.6517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5351">
                <text:p>0.225351</text:p>
              </table:table-cell>
              <table:table-cell office:value-type="float" office:value="0.182404">
                <text:p>0.182404</text:p>
              </table:table-cell>
              <table:table-cell office:value-type="float" office:value="0.632503">
                <text:p>0.6325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8554">
                <text:p>0.198554</text:p>
              </table:table-cell>
              <table:table-cell office:value-type="float" office:value="0.199011">
                <text:p>0.199011</text:p>
              </table:table-cell>
              <table:table-cell office:value-type="float" office:value="0.647642">
                <text:p>0.6476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9574">
                <text:p>0.209574</text:p>
              </table:table-cell>
              <table:table-cell office:value-type="float" office:value="0.195397">
                <text:p>0.195397</text:p>
              </table:table-cell>
              <table:table-cell office:value-type="float" office:value="0.617662">
                <text:p>0.6176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07364">
                <text:p>0.207364</text:p>
              </table:table-cell>
              <table:table-cell office:value-type="float" office:value="0.182655">
                <text:p>0.182655</text:p>
              </table:table-cell>
              <table:table-cell office:value-type="float" office:value="0.62642">
                <text:p>0.62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16373">
                <text:p>0.216373</text:p>
              </table:table-cell>
              <table:table-cell office:value-type="float" office:value="0.117701">
                <text:p>0.117701</text:p>
              </table:table-cell>
              <table:table-cell office:value-type="float" office:value="0.650171">
                <text:p>0.650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22248">
                <text:p>0.122248</text:p>
              </table:table-cell>
              <table:table-cell office:value-type="float" office:value="0.204067">
                <text:p>0.204067</text:p>
              </table:table-cell>
              <table:table-cell office:value-type="float" office:value="0.638361">
                <text:p>0.6383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7272">
                <text:p>0.207272</text:p>
              </table:table-cell>
              <table:table-cell office:value-type="float" office:value="0.18386">
                <text:p>0.18386</text:p>
              </table:table-cell>
              <table:table-cell office:value-type="float" office:value="0.624409">
                <text:p>0.624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4031">
                <text:p>0.124031</text:p>
              </table:table-cell>
              <table:table-cell office:value-type="float" office:value="0.173605">
                <text:p>0.173605</text:p>
              </table:table-cell>
              <table:table-cell office:value-type="float" office:value="0.498996">
                <text:p>0.4989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8567">
                <text:p>0.188567</text:p>
              </table:table-cell>
              <table:table-cell office:value-type="float" office:value="0.203445">
                <text:p>0.203445</text:p>
              </table:table-cell>
              <table:table-cell office:value-type="float" office:value="0.619017">
                <text:p>0.619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0673">
                <text:p>0.190673</text:p>
              </table:table-cell>
              <table:table-cell office:value-type="float" office:value="0.131447">
                <text:p>0.131447</text:p>
              </table:table-cell>
              <table:table-cell office:value-type="float" office:value="0.626891">
                <text:p>0.6268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8391">
                <text:p>0.198391</text:p>
              </table:table-cell>
              <table:table-cell office:value-type="float" office:value="0.116912">
                <text:p>0.116912</text:p>
              </table:table-cell>
              <table:table-cell office:value-type="float" office:value="0.641773">
                <text:p>0.6417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1137">
                <text:p>0.211137</text:p>
              </table:table-cell>
              <table:table-cell office:value-type="float" office:value="0.180244">
                <text:p>0.180244</text:p>
              </table:table-cell>
              <table:table-cell office:value-type="float" office:value="0.651703">
                <text:p>0.6517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201">
                <text:p>0.13201</text:p>
              </table:table-cell>
              <table:table-cell office:value-type="float" office:value="0.118085">
                <text:p>0.118085</text:p>
              </table:table-cell>
              <table:table-cell office:value-type="float" office:value="0.542121">
                <text:p>0.5421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11625">
                <text:p>0.211625</text:p>
              </table:table-cell>
              <table:table-cell office:value-type="float" office:value="0.186142">
                <text:p>0.186142</text:p>
              </table:table-cell>
              <table:table-cell office:value-type="float" office:value="0.61832">
                <text:p>0.61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8987">
                <text:p>0.208987</text:p>
              </table:table-cell>
              <table:table-cell office:value-type="float" office:value="0.207931">
                <text:p>0.207931</text:p>
              </table:table-cell>
              <table:table-cell office:value-type="float" office:value="0.627371">
                <text:p>0.6273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5844">
                <text:p>0.205844</text:p>
              </table:table-cell>
              <table:table-cell office:value-type="float" office:value="0.189545">
                <text:p>0.189545</text:p>
              </table:table-cell>
              <table:table-cell office:value-type="float" office:value="0.555683">
                <text:p>0.5556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6768">
                <text:p>0.206768</text:p>
              </table:table-cell>
              <table:table-cell office:value-type="float" office:value="0.125865">
                <text:p>0.125865</text:p>
              </table:table-cell>
              <table:table-cell office:value-type="float" office:value="0.602115">
                <text:p>0.6021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09381">
                <text:p>0.209381</text:p>
              </table:table-cell>
              <table:table-cell office:value-type="float" office:value="0.198499">
                <text:p>0.198499</text:p>
              </table:table-cell>
              <table:table-cell office:value-type="float" office:value="0.61631">
                <text:p>0.616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2314">
                <text:p>0.202314</text:p>
              </table:table-cell>
              <table:table-cell office:value-type="float" office:value="0.192846">
                <text:p>0.192846</text:p>
              </table:table-cell>
              <table:table-cell office:value-type="float" office:value="0.625916">
                <text:p>0.6259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8093">
                <text:p>0.238093</text:p>
              </table:table-cell>
              <table:table-cell office:value-type="float" office:value="0.194139">
                <text:p>0.194139</text:p>
              </table:table-cell>
              <table:table-cell office:value-type="float" office:value="0.648854">
                <text:p>0.6488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5509">
                <text:p>0.205509</text:p>
              </table:table-cell>
              <table:table-cell office:value-type="float" office:value="0.191963">
                <text:p>0.191963</text:p>
              </table:table-cell>
              <table:table-cell office:value-type="float" office:value="0.632511">
                <text:p>0.6325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6811">
                <text:p>0.226811</text:p>
              </table:table-cell>
              <table:table-cell office:value-type="float" office:value="0.196447">
                <text:p>0.196447</text:p>
              </table:table-cell>
              <table:table-cell office:value-type="float" office:value="0.632802">
                <text:p>0.6328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9877">
                <text:p>0.199877</text:p>
              </table:table-cell>
              <table:table-cell office:value-type="float" office:value="0.176711">
                <text:p>0.176711</text:p>
              </table:table-cell>
              <table:table-cell office:value-type="float" office:value="0.627246">
                <text:p>0.6272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1179">
                <text:p>0.201179</text:p>
              </table:table-cell>
              <table:table-cell office:value-type="float" office:value="0.188774">
                <text:p>0.188774</text:p>
              </table:table-cell>
              <table:table-cell office:value-type="float" office:value="0.65683">
                <text:p>0.6568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17563">
                <text:p>0.117563</text:p>
              </table:table-cell>
              <table:table-cell office:value-type="float" office:value="0.19402">
                <text:p>0.19402</text:p>
              </table:table-cell>
              <table:table-cell office:value-type="float" office:value="0.563751">
                <text:p>0.5637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Latexy.B1:Latexy.D151" chart:data-source-has-labels="row" svg:x="0.754cm" svg:y="0.423cm" svg:width="33.747cm" svg:height="20.316cm">
          <chartooo:coordinate-region svg:x="1.506cm" svg:y="0.559cm" svg:width="32.995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atexy.B2:Latexy.B151" chart:label-cell-address="Latexy.B1:Latexy.B1" chart:class="chart:line">
            <chart:data-point chart:repeated="150"/>
          </chart:series>
          <chart:series chart:style-name="ch7" chart:values-cell-range-address="Latexy.C2:Latexy.C151" chart:label-cell-address="Latexy.C1:Latexy.C1" chart:class="chart:line">
            <chart:data-point chart:repeated="150"/>
          </chart:series>
          <chart:series chart:style-name="ch8" chart:values-cell-range-address="Latexy.D2:Latexy.D151" chart:label-cell-address="Latexy.D1:Latexy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Latexy.B1:Latexy.B1</svg:desc>
                </draw:g>
              </table:table-cell>
              <table:table-cell office:value-type="string">
                <text:p>rk</text:p>
                <draw:g>
                  <svg:desc>Latexy.C1:Latexy.C1</svg:desc>
                </draw:g>
              </table:table-cell>
              <table:table-cell office:value-type="string">
                <text:p>original</text:p>
                <draw:g>
                  <svg:desc>Latexy.D1:Latexy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5597">
                <text:p>0.185597</text:p>
                <draw:g>
                  <svg:desc>Latexy.B2:Latexy.B151</svg:desc>
                </draw:g>
              </table:table-cell>
              <table:table-cell office:value-type="float" office:value="0.163304">
                <text:p>0.163304</text:p>
                <draw:g>
                  <svg:desc>Latexy.C2:Latexy.C151</svg:desc>
                </draw:g>
              </table:table-cell>
              <table:table-cell office:value-type="float" office:value="0.624807">
                <text:p>0.624807</text:p>
                <draw:g>
                  <svg:desc>Latexy.D2:Latexy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2543">
                <text:p>0.192543</text:p>
              </table:table-cell>
              <table:table-cell office:value-type="float" office:value="0.16593">
                <text:p>0.16593</text:p>
              </table:table-cell>
              <table:table-cell office:value-type="float" office:value="0.408828">
                <text:p>0.408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5462">
                <text:p>0.185462</text:p>
              </table:table-cell>
              <table:table-cell office:value-type="float" office:value="0.17481">
                <text:p>0.17481</text:p>
              </table:table-cell>
              <table:table-cell office:value-type="float" office:value="0.65275">
                <text:p>0.65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0979">
                <text:p>0.180979</text:p>
              </table:table-cell>
              <table:table-cell office:value-type="float" office:value="0.172798">
                <text:p>0.172798</text:p>
              </table:table-cell>
              <table:table-cell office:value-type="float" office:value="0.639816">
                <text:p>0.6398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0885">
                <text:p>0.180885</text:p>
              </table:table-cell>
              <table:table-cell office:value-type="float" office:value="0.116975">
                <text:p>0.116975</text:p>
              </table:table-cell>
              <table:table-cell office:value-type="float" office:value="0.650079">
                <text:p>0.6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5112">
                <text:p>0.175112</text:p>
              </table:table-cell>
              <table:table-cell office:value-type="float" office:value="0.18086">
                <text:p>0.18086</text:p>
              </table:table-cell>
              <table:table-cell office:value-type="float" office:value="0.650491">
                <text:p>0.6504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6408">
                <text:p>0.176408</text:p>
              </table:table-cell>
              <table:table-cell office:value-type="float" office:value="0.184979">
                <text:p>0.184979</text:p>
              </table:table-cell>
              <table:table-cell office:value-type="float" office:value="0.620551">
                <text:p>0.6205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689">
                <text:p>0.176689</text:p>
              </table:table-cell>
              <table:table-cell office:value-type="float" office:value="0.18621">
                <text:p>0.18621</text:p>
              </table:table-cell>
              <table:table-cell office:value-type="float" office:value="0.637013">
                <text:p>0.637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5975">
                <text:p>0.195975</text:p>
              </table:table-cell>
              <table:table-cell office:value-type="float" office:value="0.187362">
                <text:p>0.187362</text:p>
              </table:table-cell>
              <table:table-cell office:value-type="float" office:value="0.701392">
                <text:p>0.7013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9392">
                <text:p>0.189392</text:p>
              </table:table-cell>
              <table:table-cell office:value-type="float" office:value="0.188293">
                <text:p>0.188293</text:p>
              </table:table-cell>
              <table:table-cell office:value-type="float" office:value="0.653666">
                <text:p>0.653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9278">
                <text:p>0.179278</text:p>
              </table:table-cell>
              <table:table-cell office:value-type="float" office:value="0.109109">
                <text:p>0.109109</text:p>
              </table:table-cell>
              <table:table-cell office:value-type="float" office:value="0.642862">
                <text:p>0.6428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4097">
                <text:p>0.184097</text:p>
              </table:table-cell>
              <table:table-cell office:value-type="float" office:value="0.10876">
                <text:p>0.10876</text:p>
              </table:table-cell>
              <table:table-cell office:value-type="float" office:value="0.412924">
                <text:p>0.412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244">
                <text:p>0.203244</text:p>
              </table:table-cell>
              <table:table-cell office:value-type="float" office:value="0.188087">
                <text:p>0.188087</text:p>
              </table:table-cell>
              <table:table-cell office:value-type="float" office:value="0.666421">
                <text:p>0.6664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3925">
                <text:p>0.123925</text:p>
              </table:table-cell>
              <table:table-cell office:value-type="float" office:value="0.190392">
                <text:p>0.190392</text:p>
              </table:table-cell>
              <table:table-cell office:value-type="float" office:value="0.56204">
                <text:p>0.5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7166">
                <text:p>0.187166</text:p>
              </table:table-cell>
              <table:table-cell office:value-type="float" office:value="0.188026">
                <text:p>0.188026</text:p>
              </table:table-cell>
              <table:table-cell office:value-type="float" office:value="0.681332">
                <text:p>0.6813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5205">
                <text:p>0.205205</text:p>
              </table:table-cell>
              <table:table-cell office:value-type="float" office:value="0.183491">
                <text:p>0.183491</text:p>
              </table:table-cell>
              <table:table-cell office:value-type="float" office:value="0.666701">
                <text:p>0.666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7006">
                <text:p>0.207006</text:p>
              </table:table-cell>
              <table:table-cell office:value-type="float" office:value="0.186304">
                <text:p>0.186304</text:p>
              </table:table-cell>
              <table:table-cell office:value-type="float" office:value="0.693706">
                <text:p>0.693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2406">
                <text:p>0.202406</text:p>
              </table:table-cell>
              <table:table-cell office:value-type="float" office:value="0.181339">
                <text:p>0.181339</text:p>
              </table:table-cell>
              <table:table-cell office:value-type="float" office:value="0.679677">
                <text:p>0.679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5169">
                <text:p>0.125169</text:p>
              </table:table-cell>
              <table:table-cell office:value-type="float" office:value="0.179566">
                <text:p>0.179566</text:p>
              </table:table-cell>
              <table:table-cell office:value-type="float" office:value="0.665177">
                <text:p>0.665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6776">
                <text:p>0.206776</text:p>
              </table:table-cell>
              <table:table-cell office:value-type="float" office:value="0.185602">
                <text:p>0.185602</text:p>
              </table:table-cell>
              <table:table-cell office:value-type="float" office:value="0.638693">
                <text:p>0.6386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788">
                <text:p>0.19788</text:p>
              </table:table-cell>
              <table:table-cell office:value-type="float" office:value="0.140103">
                <text:p>0.140103</text:p>
              </table:table-cell>
              <table:table-cell office:value-type="float" office:value="0.673687">
                <text:p>0.6736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2646">
                <text:p>0.202646</text:p>
              </table:table-cell>
              <table:table-cell office:value-type="float" office:value="0.175438">
                <text:p>0.175438</text:p>
              </table:table-cell>
              <table:table-cell office:value-type="float" office:value="0.404799">
                <text:p>0.404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5498">
                <text:p>0.115498</text:p>
              </table:table-cell>
              <table:table-cell office:value-type="float" office:value="0.110788">
                <text:p>0.110788</text:p>
              </table:table-cell>
              <table:table-cell office:value-type="float" office:value="0.685664">
                <text:p>0.685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1663">
                <text:p>0.191663</text:p>
              </table:table-cell>
              <table:table-cell office:value-type="float" office:value="0.189131">
                <text:p>0.189131</text:p>
              </table:table-cell>
              <table:table-cell office:value-type="float" office:value="0.682731">
                <text:p>0.6827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0418">
                <text:p>0.190418</text:p>
              </table:table-cell>
              <table:table-cell office:value-type="float" office:value="0.191939">
                <text:p>0.191939</text:p>
              </table:table-cell>
              <table:table-cell office:value-type="float" office:value="0.66541">
                <text:p>0.665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0112">
                <text:p>0.250112</text:p>
              </table:table-cell>
              <table:table-cell office:value-type="float" office:value="0.190182">
                <text:p>0.190182</text:p>
              </table:table-cell>
              <table:table-cell office:value-type="float" office:value="0.466272">
                <text:p>0.466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439">
                <text:p>0.13439</text:p>
              </table:table-cell>
              <table:table-cell office:value-type="float" office:value="0.174219">
                <text:p>0.174219</text:p>
              </table:table-cell>
              <table:table-cell office:value-type="float" office:value="0.63301">
                <text:p>0.633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838">
                <text:p>0.11838</text:p>
              </table:table-cell>
              <table:table-cell office:value-type="float" office:value="0.182976">
                <text:p>0.182976</text:p>
              </table:table-cell>
              <table:table-cell office:value-type="float" office:value="0.655323">
                <text:p>0.6553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3151">
                <text:p>0.123151</text:p>
              </table:table-cell>
              <table:table-cell office:value-type="float" office:value="0.181188">
                <text:p>0.181188</text:p>
              </table:table-cell>
              <table:table-cell office:value-type="float" office:value="0.668804">
                <text:p>0.6688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7158">
                <text:p>0.207158</text:p>
              </table:table-cell>
              <table:table-cell office:value-type="float" office:value="0.175562">
                <text:p>0.175562</text:p>
              </table:table-cell>
              <table:table-cell office:value-type="float" office:value="0.646255">
                <text:p>0.646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9879">
                <text:p>0.199879</text:p>
              </table:table-cell>
              <table:table-cell office:value-type="float" office:value="0.121112">
                <text:p>0.121112</text:p>
              </table:table-cell>
              <table:table-cell office:value-type="float" office:value="0.437119">
                <text:p>0.4371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5623">
                <text:p>0.195623</text:p>
              </table:table-cell>
              <table:table-cell office:value-type="float" office:value="0.150266">
                <text:p>0.150266</text:p>
              </table:table-cell>
              <table:table-cell office:value-type="float" office:value="0.69048">
                <text:p>0.69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7829">
                <text:p>0.167829</text:p>
              </table:table-cell>
              <table:table-cell office:value-type="float" office:value="0.173834">
                <text:p>0.173834</text:p>
              </table:table-cell>
              <table:table-cell office:value-type="float" office:value="0.604993">
                <text:p>0.604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2317">
                <text:p>0.202317</text:p>
              </table:table-cell>
              <table:table-cell office:value-type="float" office:value="0.143815">
                <text:p>0.143815</text:p>
              </table:table-cell>
              <table:table-cell office:value-type="float" office:value="0.688483">
                <text:p>0.688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3504">
                <text:p>0.203504</text:p>
              </table:table-cell>
              <table:table-cell office:value-type="float" office:value="0.18856">
                <text:p>0.18856</text:p>
              </table:table-cell>
              <table:table-cell office:value-type="float" office:value="0.647456">
                <text:p>0.647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61">
                <text:p>0.1761</text:p>
              </table:table-cell>
              <table:table-cell office:value-type="float" office:value="0.173785">
                <text:p>0.173785</text:p>
              </table:table-cell>
              <table:table-cell office:value-type="float" office:value="0.673423">
                <text:p>0.6734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4613">
                <text:p>0.184613</text:p>
              </table:table-cell>
              <table:table-cell office:value-type="float" office:value="0.181894">
                <text:p>0.181894</text:p>
              </table:table-cell>
              <table:table-cell office:value-type="float" office:value="0.522271">
                <text:p>0.522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9612">
                <text:p>0.179612</text:p>
              </table:table-cell>
              <table:table-cell office:value-type="float" office:value="0.161387">
                <text:p>0.161387</text:p>
              </table:table-cell>
              <table:table-cell office:value-type="float" office:value="0.665738">
                <text:p>0.665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7701">
                <text:p>0.197701</text:p>
              </table:table-cell>
              <table:table-cell office:value-type="float" office:value="0.172159">
                <text:p>0.172159</text:p>
              </table:table-cell>
              <table:table-cell office:value-type="float" office:value="0.660026">
                <text:p>0.660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3205">
                <text:p>0.193205</text:p>
              </table:table-cell>
              <table:table-cell office:value-type="float" office:value="0.191501">
                <text:p>0.191501</text:p>
              </table:table-cell>
              <table:table-cell office:value-type="float" office:value="0.52153">
                <text:p>0.521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6304">
                <text:p>0.206304</text:p>
              </table:table-cell>
              <table:table-cell office:value-type="float" office:value="0.179789">
                <text:p>0.179789</text:p>
              </table:table-cell>
              <table:table-cell office:value-type="float" office:value="0.618571">
                <text:p>0.618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6401">
                <text:p>0.206401</text:p>
              </table:table-cell>
              <table:table-cell office:value-type="float" office:value="0.182665">
                <text:p>0.182665</text:p>
              </table:table-cell>
              <table:table-cell office:value-type="float" office:value="0.532752">
                <text:p>0.532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0315">
                <text:p>0.190315</text:p>
              </table:table-cell>
              <table:table-cell office:value-type="float" office:value="0.186389">
                <text:p>0.186389</text:p>
              </table:table-cell>
              <table:table-cell office:value-type="float" office:value="0.637964">
                <text:p>0.6379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9221">
                <text:p>0.209221</text:p>
              </table:table-cell>
              <table:table-cell office:value-type="float" office:value="0.17317">
                <text:p>0.17317</text:p>
              </table:table-cell>
              <table:table-cell office:value-type="float" office:value="0.59121">
                <text:p>0.591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9006">
                <text:p>0.119006</text:p>
              </table:table-cell>
              <table:table-cell office:value-type="float" office:value="0.186607">
                <text:p>0.186607</text:p>
              </table:table-cell>
              <table:table-cell office:value-type="float" office:value="0.657709">
                <text:p>0.6577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43">
                <text:p>0.1943</text:p>
              </table:table-cell>
              <table:table-cell office:value-type="float" office:value="0.191933">
                <text:p>0.191933</text:p>
              </table:table-cell>
              <table:table-cell office:value-type="float" office:value="0.679497">
                <text:p>0.6794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7829">
                <text:p>0.207829</text:p>
              </table:table-cell>
              <table:table-cell office:value-type="float" office:value="0.152888">
                <text:p>0.152888</text:p>
              </table:table-cell>
              <table:table-cell office:value-type="float" office:value="0.661287">
                <text:p>0.6612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9822">
                <text:p>0.119822</text:p>
              </table:table-cell>
              <table:table-cell office:value-type="float" office:value="0.173532">
                <text:p>0.173532</text:p>
              </table:table-cell>
              <table:table-cell office:value-type="float" office:value="0.667972">
                <text:p>0.6679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877">
                <text:p>0.206877</text:p>
              </table:table-cell>
              <table:table-cell office:value-type="float" office:value="0.194695">
                <text:p>0.194695</text:p>
              </table:table-cell>
              <table:table-cell office:value-type="float" office:value="0.654778">
                <text:p>0.654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6072">
                <text:p>0.176072</text:p>
              </table:table-cell>
              <table:table-cell office:value-type="float" office:value="0.195422">
                <text:p>0.195422</text:p>
              </table:table-cell>
              <table:table-cell office:value-type="float" office:value="0.658919">
                <text:p>0.6589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0653">
                <text:p>0.120653</text:p>
              </table:table-cell>
              <table:table-cell office:value-type="float" office:value="0.188318">
                <text:p>0.188318</text:p>
              </table:table-cell>
              <table:table-cell office:value-type="float" office:value="0.659122">
                <text:p>0.6591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3816">
                <text:p>0.183816</text:p>
              </table:table-cell>
              <table:table-cell office:value-type="float" office:value="0.15363">
                <text:p>0.15363</text:p>
              </table:table-cell>
              <table:table-cell office:value-type="float" office:value="0.682126">
                <text:p>0.682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4987">
                <text:p>0.204987</text:p>
              </table:table-cell>
              <table:table-cell office:value-type="float" office:value="0.181012">
                <text:p>0.181012</text:p>
              </table:table-cell>
              <table:table-cell office:value-type="float" office:value="0.649162">
                <text:p>0.6491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8718">
                <text:p>0.178718</text:p>
              </table:table-cell>
              <table:table-cell office:value-type="float" office:value="0.243039">
                <text:p>0.243039</text:p>
              </table:table-cell>
              <table:table-cell office:value-type="float" office:value="0.434464">
                <text:p>0.4344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372">
                <text:p>0.12372</text:p>
              </table:table-cell>
              <table:table-cell office:value-type="float" office:value="0.174364">
                <text:p>0.174364</text:p>
              </table:table-cell>
              <table:table-cell office:value-type="float" office:value="0.657577">
                <text:p>0.6575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2331">
                <text:p>0.122331</text:p>
              </table:table-cell>
              <table:table-cell office:value-type="float" office:value="0.184267">
                <text:p>0.184267</text:p>
              </table:table-cell>
              <table:table-cell office:value-type="float" office:value="0.606327">
                <text:p>0.6063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219">
                <text:p>0.20219</text:p>
              </table:table-cell>
              <table:table-cell office:value-type="float" office:value="0.192935">
                <text:p>0.192935</text:p>
              </table:table-cell>
              <table:table-cell office:value-type="float" office:value="0.629709">
                <text:p>0.6297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94386">
                <text:p>0.194386</text:p>
              </table:table-cell>
              <table:table-cell office:value-type="float" office:value="0.191063">
                <text:p>0.191063</text:p>
              </table:table-cell>
              <table:table-cell office:value-type="float" office:value="0.651978">
                <text:p>0.6519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9237">
                <text:p>0.19237</text:p>
              </table:table-cell>
              <table:table-cell office:value-type="float" office:value="0.187795">
                <text:p>0.187795</text:p>
              </table:table-cell>
              <table:table-cell office:value-type="float" office:value="0.674365">
                <text:p>0.6743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32208">
                <text:p>0.132208</text:p>
              </table:table-cell>
              <table:table-cell office:value-type="float" office:value="0.194516">
                <text:p>0.194516</text:p>
              </table:table-cell>
              <table:table-cell office:value-type="float" office:value="0.652046">
                <text:p>0.652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98152">
                <text:p>0.198152</text:p>
              </table:table-cell>
              <table:table-cell office:value-type="float" office:value="0.194558">
                <text:p>0.194558</text:p>
              </table:table-cell>
              <table:table-cell office:value-type="float" office:value="0.662662">
                <text:p>0.662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206">
                <text:p>0.211206</text:p>
              </table:table-cell>
              <table:table-cell office:value-type="float" office:value="0.169785">
                <text:p>0.169785</text:p>
              </table:table-cell>
              <table:table-cell office:value-type="float" office:value="0.658654">
                <text:p>0.6586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915">
                <text:p>0.19915</text:p>
              </table:table-cell>
              <table:table-cell office:value-type="float" office:value="0.189612">
                <text:p>0.189612</text:p>
              </table:table-cell>
              <table:table-cell office:value-type="float" office:value="0.648302">
                <text:p>0.648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00392">
                <text:p>0.200392</text:p>
              </table:table-cell>
              <table:table-cell office:value-type="float" office:value="0.169734">
                <text:p>0.169734</text:p>
              </table:table-cell>
              <table:table-cell office:value-type="float" office:value="0.652979">
                <text:p>0.6529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8678">
                <text:p>0.118678</text:p>
              </table:table-cell>
              <table:table-cell office:value-type="float" office:value="0.192236">
                <text:p>0.192236</text:p>
              </table:table-cell>
              <table:table-cell office:value-type="float" office:value="0.558889">
                <text:p>0.5588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03462">
                <text:p>0.203462</text:p>
              </table:table-cell>
              <table:table-cell office:value-type="float" office:value="0.18886">
                <text:p>0.18886</text:p>
              </table:table-cell>
              <table:table-cell office:value-type="float" office:value="0.700418">
                <text:p>0.7004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7651">
                <text:p>0.197651</text:p>
              </table:table-cell>
              <table:table-cell office:value-type="float" office:value="0.112956">
                <text:p>0.112956</text:p>
              </table:table-cell>
              <table:table-cell office:value-type="float" office:value="0.436961">
                <text:p>0.4369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4165">
                <text:p>0.164165</text:p>
              </table:table-cell>
              <table:table-cell office:value-type="float" office:value="0.111204">
                <text:p>0.111204</text:p>
              </table:table-cell>
              <table:table-cell office:value-type="float" office:value="0.67221">
                <text:p>0.67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1923">
                <text:p>0.211923</text:p>
              </table:table-cell>
              <table:table-cell office:value-type="float" office:value="0.17259">
                <text:p>0.17259</text:p>
              </table:table-cell>
              <table:table-cell office:value-type="float" office:value="0.660784">
                <text:p>0.6607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00395">
                <text:p>0.200395</text:p>
              </table:table-cell>
              <table:table-cell office:value-type="float" office:value="0.183038">
                <text:p>0.183038</text:p>
              </table:table-cell>
              <table:table-cell office:value-type="float" office:value="0.660875">
                <text:p>0.660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4959">
                <text:p>0.274959</text:p>
              </table:table-cell>
              <table:table-cell office:value-type="float" office:value="0.184259">
                <text:p>0.184259</text:p>
              </table:table-cell>
              <table:table-cell office:value-type="float" office:value="0.652762">
                <text:p>0.6527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93907">
                <text:p>0.193907</text:p>
              </table:table-cell>
              <table:table-cell office:value-type="float" office:value="0.184625">
                <text:p>0.184625</text:p>
              </table:table-cell>
              <table:table-cell office:value-type="float" office:value="0.656447">
                <text:p>0.6564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5622">
                <text:p>0.205622</text:p>
              </table:table-cell>
              <table:table-cell office:value-type="float" office:value="0.180747">
                <text:p>0.180747</text:p>
              </table:table-cell>
              <table:table-cell office:value-type="float" office:value="0.693798">
                <text:p>0.6937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9389">
                <text:p>0.209389</text:p>
              </table:table-cell>
              <table:table-cell office:value-type="float" office:value="0.180084">
                <text:p>0.180084</text:p>
              </table:table-cell>
              <table:table-cell office:value-type="float" office:value="0.671688">
                <text:p>0.6716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08492">
                <text:p>0.208492</text:p>
              </table:table-cell>
              <table:table-cell office:value-type="float" office:value="0.187906">
                <text:p>0.187906</text:p>
              </table:table-cell>
              <table:table-cell office:value-type="float" office:value="0.65514">
                <text:p>0.655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01953">
                <text:p>0.201953</text:p>
              </table:table-cell>
              <table:table-cell office:value-type="float" office:value="0.193854">
                <text:p>0.193854</text:p>
              </table:table-cell>
              <table:table-cell office:value-type="float" office:value="0.65528">
                <text:p>0.655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5224">
                <text:p>0.205224</text:p>
              </table:table-cell>
              <table:table-cell office:value-type="float" office:value="0.194469">
                <text:p>0.194469</text:p>
              </table:table-cell>
              <table:table-cell office:value-type="float" office:value="0.662177">
                <text:p>0.6621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007">
                <text:p>0.21007</text:p>
              </table:table-cell>
              <table:table-cell office:value-type="float" office:value="0.172994">
                <text:p>0.172994</text:p>
              </table:table-cell>
              <table:table-cell office:value-type="float" office:value="0.630913">
                <text:p>0.630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4919">
                <text:p>0.154919</text:p>
              </table:table-cell>
              <table:table-cell office:value-type="float" office:value="0.174552">
                <text:p>0.174552</text:p>
              </table:table-cell>
              <table:table-cell office:value-type="float" office:value="0.660936">
                <text:p>0.660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9845">
                <text:p>0.129845</text:p>
              </table:table-cell>
              <table:table-cell office:value-type="float" office:value="0.189513">
                <text:p>0.189513</text:p>
              </table:table-cell>
              <table:table-cell office:value-type="float" office:value="0.439268">
                <text:p>0.439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0393">
                <text:p>0.120393</text:p>
              </table:table-cell>
              <table:table-cell office:value-type="float" office:value="0.111224">
                <text:p>0.111224</text:p>
              </table:table-cell>
              <table:table-cell office:value-type="float" office:value="0.668462">
                <text:p>0.6684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89715">
                <text:p>0.189715</text:p>
              </table:table-cell>
              <table:table-cell office:value-type="float" office:value="0.182979">
                <text:p>0.182979</text:p>
              </table:table-cell>
              <table:table-cell office:value-type="float" office:value="0.614075">
                <text:p>0.6140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08383">
                <text:p>0.208383</text:p>
              </table:table-cell>
              <table:table-cell office:value-type="float" office:value="0.186321">
                <text:p>0.186321</text:p>
              </table:table-cell>
              <table:table-cell office:value-type="float" office:value="0.507528">
                <text:p>0.5075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82525">
                <text:p>0.182525</text:p>
              </table:table-cell>
              <table:table-cell office:value-type="float" office:value="0.185466">
                <text:p>0.185466</text:p>
              </table:table-cell>
              <table:table-cell office:value-type="float" office:value="0.613189">
                <text:p>0.613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1602">
                <text:p>0.141602</text:p>
              </table:table-cell>
              <table:table-cell office:value-type="float" office:value="0.190082">
                <text:p>0.190082</text:p>
              </table:table-cell>
              <table:table-cell office:value-type="float" office:value="0.64519">
                <text:p>0.645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07658">
                <text:p>0.207658</text:p>
              </table:table-cell>
              <table:table-cell office:value-type="float" office:value="0.138926">
                <text:p>0.138926</text:p>
              </table:table-cell>
              <table:table-cell office:value-type="float" office:value="0.674358">
                <text:p>0.674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2992">
                <text:p>0.202992</text:p>
              </table:table-cell>
              <table:table-cell office:value-type="float" office:value="0.178808">
                <text:p>0.178808</text:p>
              </table:table-cell>
              <table:table-cell office:value-type="float" office:value="0.477123">
                <text:p>0.477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1523">
                <text:p>0.211523</text:p>
              </table:table-cell>
              <table:table-cell office:value-type="float" office:value="0.174662">
                <text:p>0.174662</text:p>
              </table:table-cell>
              <table:table-cell office:value-type="float" office:value="0.641369">
                <text:p>0.641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0613">
                <text:p>0.210613</text:p>
              </table:table-cell>
              <table:table-cell office:value-type="float" office:value="0.170532">
                <text:p>0.170532</text:p>
              </table:table-cell>
              <table:table-cell office:value-type="float" office:value="0.754566">
                <text:p>0.7545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03577">
                <text:p>0.203577</text:p>
              </table:table-cell>
              <table:table-cell office:value-type="float" office:value="0.190206">
                <text:p>0.190206</text:p>
              </table:table-cell>
              <table:table-cell office:value-type="float" office:value="0.635967">
                <text:p>0.6359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1326">
                <text:p>0.121326</text:p>
              </table:table-cell>
              <table:table-cell office:value-type="float" office:value="0.190796">
                <text:p>0.190796</text:p>
              </table:table-cell>
              <table:table-cell office:value-type="float" office:value="0.639848">
                <text:p>0.6398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4645">
                <text:p>0.204645</text:p>
              </table:table-cell>
              <table:table-cell office:value-type="float" office:value="0.17075">
                <text:p>0.17075</text:p>
              </table:table-cell>
              <table:table-cell office:value-type="float" office:value="0.649964">
                <text:p>0.6499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86668">
                <text:p>0.186668</text:p>
              </table:table-cell>
              <table:table-cell office:value-type="float" office:value="0.112414">
                <text:p>0.112414</text:p>
              </table:table-cell>
              <table:table-cell office:value-type="float" office:value="0.519078">
                <text:p>0.5190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0121">
                <text:p>0.210121</text:p>
              </table:table-cell>
              <table:table-cell office:value-type="float" office:value="0.186751">
                <text:p>0.186751</text:p>
              </table:table-cell>
              <table:table-cell office:value-type="float" office:value="0.64532">
                <text:p>0.645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0743">
                <text:p>0.210743</text:p>
              </table:table-cell>
              <table:table-cell office:value-type="float" office:value="0.186165">
                <text:p>0.186165</text:p>
              </table:table-cell>
              <table:table-cell office:value-type="float" office:value="0.676205">
                <text:p>0.6762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7581">
                <text:p>0.207581</text:p>
              </table:table-cell>
              <table:table-cell office:value-type="float" office:value="0.112508">
                <text:p>0.112508</text:p>
              </table:table-cell>
              <table:table-cell office:value-type="float" office:value="0.583201">
                <text:p>0.5832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04624">
                <text:p>0.204624</text:p>
              </table:table-cell>
              <table:table-cell office:value-type="float" office:value="0.195669">
                <text:p>0.195669</text:p>
              </table:table-cell>
              <table:table-cell office:value-type="float" office:value="0.65824">
                <text:p>0.658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3524">
                <text:p>0.203524</text:p>
              </table:table-cell>
              <table:table-cell office:value-type="float" office:value="0.116207">
                <text:p>0.116207</text:p>
              </table:table-cell>
              <table:table-cell office:value-type="float" office:value="0.641298">
                <text:p>0.6412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7303">
                <text:p>0.207303</text:p>
              </table:table-cell>
              <table:table-cell office:value-type="float" office:value="0.186938">
                <text:p>0.186938</text:p>
              </table:table-cell>
              <table:table-cell office:value-type="float" office:value="0.713789">
                <text:p>0.713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6839">
                <text:p>0.206839</text:p>
              </table:table-cell>
              <table:table-cell office:value-type="float" office:value="0.188732">
                <text:p>0.188732</text:p>
              </table:table-cell>
              <table:table-cell office:value-type="float" office:value="0.622283">
                <text:p>0.6222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04721">
                <text:p>0.204721</text:p>
              </table:table-cell>
              <table:table-cell office:value-type="float" office:value="0.183156">
                <text:p>0.183156</text:p>
              </table:table-cell>
              <table:table-cell office:value-type="float" office:value="0.672082">
                <text:p>0.6720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387">
                <text:p>0.20387</text:p>
              </table:table-cell>
              <table:table-cell office:value-type="float" office:value="0.217814">
                <text:p>0.217814</text:p>
              </table:table-cell>
              <table:table-cell office:value-type="float" office:value="0.615215">
                <text:p>0.6152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66239">
                <text:p>0.166239</text:p>
              </table:table-cell>
              <table:table-cell office:value-type="float" office:value="0.201226">
                <text:p>0.201226</text:p>
              </table:table-cell>
              <table:table-cell office:value-type="float" office:value="0.634078">
                <text:p>0.6340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00486">
                <text:p>0.200486</text:p>
              </table:table-cell>
              <table:table-cell office:value-type="float" office:value="0.193456">
                <text:p>0.193456</text:p>
              </table:table-cell>
              <table:table-cell office:value-type="float" office:value="0.646925">
                <text:p>0.6469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826">
                <text:p>0.25826</text:p>
              </table:table-cell>
              <table:table-cell office:value-type="float" office:value="0.193997">
                <text:p>0.193997</text:p>
              </table:table-cell>
              <table:table-cell office:value-type="float" office:value="0.615474">
                <text:p>0.615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4575">
                <text:p>0.184575</text:p>
              </table:table-cell>
              <table:table-cell office:value-type="float" office:value="0.175097">
                <text:p>0.175097</text:p>
              </table:table-cell>
              <table:table-cell office:value-type="float" office:value="0.672921">
                <text:p>0.6729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7786">
                <text:p>0.207786</text:p>
              </table:table-cell>
              <table:table-cell office:value-type="float" office:value="0.20126">
                <text:p>0.20126</text:p>
              </table:table-cell>
              <table:table-cell office:value-type="float" office:value="0.669001">
                <text:p>0.669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4751">
                <text:p>0.204751</text:p>
              </table:table-cell>
              <table:table-cell office:value-type="float" office:value="0.18761">
                <text:p>0.18761</text:p>
              </table:table-cell>
              <table:table-cell office:value-type="float" office:value="0.670584">
                <text:p>0.6705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01761">
                <text:p>0.201761</text:p>
              </table:table-cell>
              <table:table-cell office:value-type="float" office:value="0.184876">
                <text:p>0.184876</text:p>
              </table:table-cell>
              <table:table-cell office:value-type="float" office:value="0.663845">
                <text:p>0.6638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1916">
                <text:p>0.211916</text:p>
              </table:table-cell>
              <table:table-cell office:value-type="float" office:value="0.198268">
                <text:p>0.198268</text:p>
              </table:table-cell>
              <table:table-cell office:value-type="float" office:value="0.619107">
                <text:p>0.6191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07813">
                <text:p>0.207813</text:p>
              </table:table-cell>
              <table:table-cell office:value-type="float" office:value="0.172799">
                <text:p>0.172799</text:p>
              </table:table-cell>
              <table:table-cell office:value-type="float" office:value="0.646799">
                <text:p>0.6467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4066">
                <text:p>0.224066</text:p>
              </table:table-cell>
              <table:table-cell office:value-type="float" office:value="0.110103">
                <text:p>0.110103</text:p>
              </table:table-cell>
              <table:table-cell office:value-type="float" office:value="0.442164">
                <text:p>0.4421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3733">
                <text:p>0.123733</text:p>
              </table:table-cell>
              <table:table-cell office:value-type="float" office:value="0.18596">
                <text:p>0.18596</text:p>
              </table:table-cell>
              <table:table-cell office:value-type="float" office:value="0.654628">
                <text:p>0.6546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2809">
                <text:p>0.192809</text:p>
              </table:table-cell>
              <table:table-cell office:value-type="float" office:value="0.201268">
                <text:p>0.201268</text:p>
              </table:table-cell>
              <table:table-cell office:value-type="float" office:value="0.62959">
                <text:p>0.62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15644">
                <text:p>0.215644</text:p>
              </table:table-cell>
              <table:table-cell office:value-type="float" office:value="0.161364">
                <text:p>0.161364</text:p>
              </table:table-cell>
              <table:table-cell office:value-type="float" office:value="0.639231">
                <text:p>0.639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5509">
                <text:p>0.195509</text:p>
              </table:table-cell>
              <table:table-cell office:value-type="float" office:value="0.190027">
                <text:p>0.190027</text:p>
              </table:table-cell>
              <table:table-cell office:value-type="float" office:value="0.505981">
                <text:p>0.5059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08011">
                <text:p>0.208011</text:p>
              </table:table-cell>
              <table:table-cell office:value-type="float" office:value="0.109778">
                <text:p>0.109778</text:p>
              </table:table-cell>
              <table:table-cell office:value-type="float" office:value="0.694746">
                <text:p>0.6947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53072">
                <text:p>0.153072</text:p>
              </table:table-cell>
              <table:table-cell office:value-type="float" office:value="0.184558">
                <text:p>0.184558</text:p>
              </table:table-cell>
              <table:table-cell office:value-type="float" office:value="0.691285">
                <text:p>0.691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3781">
                <text:p>0.203781</text:p>
              </table:table-cell>
              <table:table-cell office:value-type="float" office:value="0.109968">
                <text:p>0.109968</text:p>
              </table:table-cell>
              <table:table-cell office:value-type="float" office:value="0.624728">
                <text:p>0.624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2285">
                <text:p>0.212285</text:p>
              </table:table-cell>
              <table:table-cell office:value-type="float" office:value="0.211999">
                <text:p>0.211999</text:p>
              </table:table-cell>
              <table:table-cell office:value-type="float" office:value="0.638789">
                <text:p>0.6387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2783">
                <text:p>0.202783</text:p>
              </table:table-cell>
              <table:table-cell office:value-type="float" office:value="0.216739">
                <text:p>0.216739</text:p>
              </table:table-cell>
              <table:table-cell office:value-type="float" office:value="0.445385">
                <text:p>0.4453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06488">
                <text:p>0.206488</text:p>
              </table:table-cell>
              <table:table-cell office:value-type="float" office:value="0.224816">
                <text:p>0.224816</text:p>
              </table:table-cell>
              <table:table-cell office:value-type="float" office:value="0.664718">
                <text:p>0.664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9413">
                <text:p>0.229413</text:p>
              </table:table-cell>
              <table:table-cell office:value-type="float" office:value="0.174296">
                <text:p>0.174296</text:p>
              </table:table-cell>
              <table:table-cell office:value-type="float" office:value="0.67394">
                <text:p>0.673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2766">
                <text:p>0.202766</text:p>
              </table:table-cell>
              <table:table-cell office:value-type="float" office:value="0.197953">
                <text:p>0.197953</text:p>
              </table:table-cell>
              <table:table-cell office:value-type="float" office:value="0.641971">
                <text:p>0.6419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86512">
                <text:p>0.186512</text:p>
              </table:table-cell>
              <table:table-cell office:value-type="float" office:value="0.190306">
                <text:p>0.190306</text:p>
              </table:table-cell>
              <table:table-cell office:value-type="float" office:value="0.619444">
                <text:p>0.6194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1816">
                <text:p>0.211816</text:p>
              </table:table-cell>
              <table:table-cell office:value-type="float" office:value="0.228366">
                <text:p>0.228366</text:p>
              </table:table-cell>
              <table:table-cell office:value-type="float" office:value="0.684404">
                <text:p>0.68440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89618">
                <text:p>0.189618</text:p>
              </table:table-cell>
              <table:table-cell office:value-type="float" office:value="0.184226">
                <text:p>0.184226</text:p>
              </table:table-cell>
              <table:table-cell office:value-type="float" office:value="0.673415">
                <text:p>0.6734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2684">
                <text:p>0.212684</text:p>
              </table:table-cell>
              <table:table-cell office:value-type="float" office:value="0.109483">
                <text:p>0.109483</text:p>
              </table:table-cell>
              <table:table-cell office:value-type="float" office:value="0.552808">
                <text:p>0.5528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2618">
                <text:p>0.192618</text:p>
              </table:table-cell>
              <table:table-cell office:value-type="float" office:value="0.195244">
                <text:p>0.195244</text:p>
              </table:table-cell>
              <table:table-cell office:value-type="float" office:value="0.648858">
                <text:p>0.6488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06561">
                <text:p>0.206561</text:p>
              </table:table-cell>
              <table:table-cell office:value-type="float" office:value="0.112602">
                <text:p>0.112602</text:p>
              </table:table-cell>
              <table:table-cell office:value-type="float" office:value="0.602051">
                <text:p>0.6020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9818">
                <text:p>0.189818</text:p>
              </table:table-cell>
              <table:table-cell office:value-type="float" office:value="0.188052">
                <text:p>0.188052</text:p>
              </table:table-cell>
              <table:table-cell office:value-type="float" office:value="0.637997">
                <text:p>0.637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1765">
                <text:p>0.191765</text:p>
              </table:table-cell>
              <table:table-cell office:value-type="float" office:value="0.18485">
                <text:p>0.18485</text:p>
              </table:table-cell>
              <table:table-cell office:value-type="float" office:value="0.658519">
                <text:p>0.6585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4359">
                <text:p>0.124359</text:p>
              </table:table-cell>
              <table:table-cell office:value-type="float" office:value="0.226499">
                <text:p>0.226499</text:p>
              </table:table-cell>
              <table:table-cell office:value-type="float" office:value="0.651439">
                <text:p>0.6514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19035">
                <text:p>0.219035</text:p>
              </table:table-cell>
              <table:table-cell office:value-type="float" office:value="0.192675">
                <text:p>0.192675</text:p>
              </table:table-cell>
              <table:table-cell office:value-type="float" office:value="0.656326">
                <text:p>0.6563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7349">
                <text:p>0.177349</text:p>
              </table:table-cell>
              <table:table-cell office:value-type="float" office:value="0.190194">
                <text:p>0.190194</text:p>
              </table:table-cell>
              <table:table-cell office:value-type="float" office:value="0.657166">
                <text:p>0.657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6987">
                <text:p>0.196987</text:p>
              </table:table-cell>
              <table:table-cell office:value-type="float" office:value="0.215063">
                <text:p>0.215063</text:p>
              </table:table-cell>
              <table:table-cell office:value-type="float" office:value="0.657089">
                <text:p>0.6570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9244">
                <text:p>0.209244</text:p>
              </table:table-cell>
              <table:table-cell office:value-type="float" office:value="0.188901">
                <text:p>0.188901</text:p>
              </table:table-cell>
              <table:table-cell office:value-type="float" office:value="0.687192">
                <text:p>0.6871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5062">
                <text:p>0.135062</text:p>
              </table:table-cell>
              <table:table-cell office:value-type="float" office:value="0.19267">
                <text:p>0.19267</text:p>
              </table:table-cell>
              <table:table-cell office:value-type="float" office:value="0.583288">
                <text:p>0.5832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2513">
                <text:p>0.202513</text:p>
              </table:table-cell>
              <table:table-cell office:value-type="float" office:value="0.189274">
                <text:p>0.189274</text:p>
              </table:table-cell>
              <table:table-cell office:value-type="float" office:value="0.649843">
                <text:p>0.649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19999">
                <text:p>0.119999</text:p>
              </table:table-cell>
              <table:table-cell office:value-type="float" office:value="0.176425">
                <text:p>0.176425</text:p>
              </table:table-cell>
              <table:table-cell office:value-type="float" office:value="0.671467">
                <text:p>0.6714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5863">
                <text:p>0.215863</text:p>
              </table:table-cell>
              <table:table-cell office:value-type="float" office:value="0.112219">
                <text:p>0.112219</text:p>
              </table:table-cell>
              <table:table-cell office:value-type="float" office:value="0.669775">
                <text:p>0.6697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1943">
                <text:p>0.201943</text:p>
              </table:table-cell>
              <table:table-cell office:value-type="float" office:value="0.189142">
                <text:p>0.189142</text:p>
              </table:table-cell>
              <table:table-cell office:value-type="float" office:value="0.65932">
                <text:p>0.65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7652">
                <text:p>0.197652</text:p>
              </table:table-cell>
              <table:table-cell office:value-type="float" office:value="0.181154">
                <text:p>0.181154</text:p>
              </table:table-cell>
              <table:table-cell office:value-type="float" office:value="0.519111">
                <text:p>0.519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10962">
                <text:p>0.210962</text:p>
              </table:table-cell>
              <table:table-cell office:value-type="float" office:value="0.166704">
                <text:p>0.166704</text:p>
              </table:table-cell>
              <table:table-cell office:value-type="float" office:value="0.617687">
                <text:p>0.617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3676">
                <text:p>0.203676</text:p>
              </table:table-cell>
              <table:table-cell office:value-type="float" office:value="0.192694">
                <text:p>0.192694</text:p>
              </table:table-cell>
              <table:table-cell office:value-type="float" office:value="0.640663">
                <text:p>0.640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27557">
                <text:p>0.127557</text:p>
              </table:table-cell>
              <table:table-cell office:value-type="float" office:value="0.188576">
                <text:p>0.188576</text:p>
              </table:table-cell>
              <table:table-cell office:value-type="float" office:value="0.670806">
                <text:p>0.6708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6863">
                <text:p>0.206863</text:p>
              </table:table-cell>
              <table:table-cell office:value-type="float" office:value="0.11277">
                <text:p>0.11277</text:p>
              </table:table-cell>
              <table:table-cell office:value-type="float" office:value="0.658337">
                <text:p>0.6583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24842">
                <text:p>0.124842</text:p>
              </table:table-cell>
              <table:table-cell office:value-type="float" office:value="0.183496">
                <text:p>0.183496</text:p>
              </table:table-cell>
              <table:table-cell office:value-type="float" office:value="0.648422">
                <text:p>0.6484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5327">
                <text:p>0.215327</text:p>
              </table:table-cell>
              <table:table-cell office:value-type="float" office:value="0.178747">
                <text:p>0.178747</text:p>
              </table:table-cell>
              <table:table-cell office:value-type="float" office:value="0.495494">
                <text:p>0.4954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9096">
                <text:p>0.229096</text:p>
              </table:table-cell>
              <table:table-cell office:value-type="float" office:value="0.19148">
                <text:p>0.19148</text:p>
              </table:table-cell>
              <table:table-cell office:value-type="float" office:value="0.68569">
                <text:p>0.68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Libreoffice.B1:Libreoffice.D151" chart:data-source-has-labels="row" svg:x="0.754cm" svg:y="0.423cm" svg:width="33.747cm" svg:height="20.316cm">
          <chartooo:coordinate-region svg:x="1.506cm" svg:y="0.559cm" svg:width="32.995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breoffice.B2:Libreoffice.B151" chart:label-cell-address="Libreoffice.B1:Libreoffice.B1" chart:class="chart:line">
            <chart:data-point chart:repeated="150"/>
          </chart:series>
          <chart:series chart:style-name="ch7" chart:values-cell-range-address="Libreoffice.C2:Libreoffice.C151" chart:label-cell-address="Libreoffice.C1:Libreoffice.C1" chart:class="chart:line">
            <chart:data-point chart:repeated="150"/>
          </chart:series>
          <chart:series chart:style-name="ch8" chart:values-cell-range-address="Libreoffice.D2:Libreoffice.D151" chart:label-cell-address="Libreoffice.D1:Libreoffice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Libreoffice.B1:Libreoffice.B1</svg:desc>
                </draw:g>
              </table:table-cell>
              <table:table-cell office:value-type="string">
                <text:p>rk</text:p>
                <draw:g>
                  <svg:desc>Libreoffice.C1:Libreoffice.C1</svg:desc>
                </draw:g>
              </table:table-cell>
              <table:table-cell office:value-type="string">
                <text:p>original</text:p>
                <draw:g>
                  <svg:desc>Libreoffice.D1:Libreoffi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6659">
                <text:p>0.186659</text:p>
                <draw:g>
                  <svg:desc>Libreoffice.B2:Libreoffice.B151</svg:desc>
                </draw:g>
              </table:table-cell>
              <table:table-cell office:value-type="float" office:value="0.191139">
                <text:p>0.191139</text:p>
                <draw:g>
                  <svg:desc>Libreoffice.C2:Libreoffice.C151</svg:desc>
                </draw:g>
              </table:table-cell>
              <table:table-cell office:value-type="float" office:value="0.580428">
                <text:p>0.580428</text:p>
                <draw:g>
                  <svg:desc>Libreoffice.D2:Libreoffice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0124">
                <text:p>0.190124</text:p>
              </table:table-cell>
              <table:table-cell office:value-type="float" office:value="0.18238">
                <text:p>0.18238</text:p>
              </table:table-cell>
              <table:table-cell office:value-type="float" office:value="0.665302">
                <text:p>0.6653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5248">
                <text:p>0.205248</text:p>
              </table:table-cell>
              <table:table-cell office:value-type="float" office:value="0.188416">
                <text:p>0.188416</text:p>
              </table:table-cell>
              <table:table-cell office:value-type="float" office:value="0.499707">
                <text:p>0.499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719">
                <text:p>0.208719</text:p>
              </table:table-cell>
              <table:table-cell office:value-type="float" office:value="0.190899">
                <text:p>0.190899</text:p>
              </table:table-cell>
              <table:table-cell office:value-type="float" office:value="0.524307">
                <text:p>0.524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911">
                <text:p>0.187911</text:p>
              </table:table-cell>
              <table:table-cell office:value-type="float" office:value="0.183293">
                <text:p>0.183293</text:p>
              </table:table-cell>
              <table:table-cell office:value-type="float" office:value="0.642342">
                <text:p>0.642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3755">
                <text:p>0.183755</text:p>
              </table:table-cell>
              <table:table-cell office:value-type="float" office:value="0.184519">
                <text:p>0.184519</text:p>
              </table:table-cell>
              <table:table-cell office:value-type="float" office:value="0.538557">
                <text:p>0.5385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9399">
                <text:p>0.189399</text:p>
              </table:table-cell>
              <table:table-cell office:value-type="float" office:value="0.1485">
                <text:p>0.1485</text:p>
              </table:table-cell>
              <table:table-cell office:value-type="float" office:value="0.683884">
                <text:p>0.6838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2867">
                <text:p>0.202867</text:p>
              </table:table-cell>
              <table:table-cell office:value-type="float" office:value="0.113183">
                <text:p>0.113183</text:p>
              </table:table-cell>
              <table:table-cell office:value-type="float" office:value="0.68026">
                <text:p>0.68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1567">
                <text:p>0.131567</text:p>
              </table:table-cell>
              <table:table-cell office:value-type="float" office:value="0.189075">
                <text:p>0.189075</text:p>
              </table:table-cell>
              <table:table-cell office:value-type="float" office:value="0.671867">
                <text:p>0.6718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4">
                <text:p>0.28904</text:p>
              </table:table-cell>
              <table:table-cell office:value-type="float" office:value="0.192101">
                <text:p>0.192101</text:p>
              </table:table-cell>
              <table:table-cell office:value-type="float" office:value="0.429931">
                <text:p>0.4299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243">
                <text:p>0.12243</text:p>
              </table:table-cell>
              <table:table-cell office:value-type="float" office:value="0.192208">
                <text:p>0.192208</text:p>
              </table:table-cell>
              <table:table-cell office:value-type="float" office:value="0.522505">
                <text:p>0.522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3327">
                <text:p>0.183327</text:p>
              </table:table-cell>
              <table:table-cell office:value-type="float" office:value="0.124792">
                <text:p>0.124792</text:p>
              </table:table-cell>
              <table:table-cell office:value-type="float" office:value="0.617877">
                <text:p>0.617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0982">
                <text:p>0.160982</text:p>
              </table:table-cell>
              <table:table-cell office:value-type="float" office:value="0.181077">
                <text:p>0.181077</text:p>
              </table:table-cell>
              <table:table-cell office:value-type="float" office:value="0.667486">
                <text:p>0.667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4449">
                <text:p>0.214449</text:p>
              </table:table-cell>
              <table:table-cell office:value-type="float" office:value="0.115032">
                <text:p>0.115032</text:p>
              </table:table-cell>
              <table:table-cell office:value-type="float" office:value="0.668562">
                <text:p>0.6685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6478">
                <text:p>0.166478</text:p>
              </table:table-cell>
              <table:table-cell office:value-type="float" office:value="0.178089">
                <text:p>0.178089</text:p>
              </table:table-cell>
              <table:table-cell office:value-type="float" office:value="0.673058">
                <text:p>0.673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307">
                <text:p>0.229307</text:p>
              </table:table-cell>
              <table:table-cell office:value-type="float" office:value="0.189642">
                <text:p>0.189642</text:p>
              </table:table-cell>
              <table:table-cell office:value-type="float" office:value="0.686291">
                <text:p>0.686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5921">
                <text:p>0.125921</text:p>
              </table:table-cell>
              <table:table-cell office:value-type="float" office:value="0.162755">
                <text:p>0.162755</text:p>
              </table:table-cell>
              <table:table-cell office:value-type="float" office:value="0.687198">
                <text:p>0.6871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2522">
                <text:p>0.272522</text:p>
              </table:table-cell>
              <table:table-cell office:value-type="float" office:value="0.185842">
                <text:p>0.185842</text:p>
              </table:table-cell>
              <table:table-cell office:value-type="float" office:value="0.677843">
                <text:p>0.677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5926">
                <text:p>0.215926</text:p>
              </table:table-cell>
              <table:table-cell office:value-type="float" office:value="0.176553">
                <text:p>0.176553</text:p>
              </table:table-cell>
              <table:table-cell office:value-type="float" office:value="0.682561">
                <text:p>0.682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0572">
                <text:p>0.210572</text:p>
              </table:table-cell>
              <table:table-cell office:value-type="float" office:value="0.178038">
                <text:p>0.178038</text:p>
              </table:table-cell>
              <table:table-cell office:value-type="float" office:value="0.669441">
                <text:p>0.669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896">
                <text:p>0.21896</text:p>
              </table:table-cell>
              <table:table-cell office:value-type="float" office:value="0.113852">
                <text:p>0.113852</text:p>
              </table:table-cell>
              <table:table-cell office:value-type="float" office:value="0.633685">
                <text:p>0.6336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7484">
                <text:p>0.127484</text:p>
              </table:table-cell>
              <table:table-cell office:value-type="float" office:value="0.195647">
                <text:p>0.195647</text:p>
              </table:table-cell>
              <table:table-cell office:value-type="float" office:value="0.64532">
                <text:p>0.645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9837">
                <text:p>0.129837</text:p>
              </table:table-cell>
              <table:table-cell office:value-type="float" office:value="0.119995">
                <text:p>0.119995</text:p>
              </table:table-cell>
              <table:table-cell office:value-type="float" office:value="0.59653">
                <text:p>0.59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1376">
                <text:p>0.201376</text:p>
              </table:table-cell>
              <table:table-cell office:value-type="float" office:value="0.114124">
                <text:p>0.114124</text:p>
              </table:table-cell>
              <table:table-cell office:value-type="float" office:value="0.673006">
                <text:p>0.6730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4995">
                <text:p>0.194995</text:p>
              </table:table-cell>
              <table:table-cell office:value-type="float" office:value="0.189858">
                <text:p>0.189858</text:p>
              </table:table-cell>
              <table:table-cell office:value-type="float" office:value="0.425843">
                <text:p>0.4258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6642">
                <text:p>0.206642</text:p>
              </table:table-cell>
              <table:table-cell office:value-type="float" office:value="0.161431">
                <text:p>0.161431</text:p>
              </table:table-cell>
              <table:table-cell office:value-type="float" office:value="0.657018">
                <text:p>0.657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1847">
                <text:p>0.211847</text:p>
              </table:table-cell>
              <table:table-cell office:value-type="float" office:value="0.185341">
                <text:p>0.185341</text:p>
              </table:table-cell>
              <table:table-cell office:value-type="float" office:value="0.678408">
                <text:p>0.6784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1033">
                <text:p>0.211033</text:p>
              </table:table-cell>
              <table:table-cell office:value-type="float" office:value="0.176159">
                <text:p>0.176159</text:p>
              </table:table-cell>
              <table:table-cell office:value-type="float" office:value="0.659078">
                <text:p>0.659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4203">
                <text:p>0.224203</text:p>
              </table:table-cell>
              <table:table-cell office:value-type="float" office:value="0.195795">
                <text:p>0.195795</text:p>
              </table:table-cell>
              <table:table-cell office:value-type="float" office:value="0.438307">
                <text:p>0.438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1249">
                <text:p>0.201249</text:p>
              </table:table-cell>
              <table:table-cell office:value-type="float" office:value="0.119156">
                <text:p>0.119156</text:p>
              </table:table-cell>
              <table:table-cell office:value-type="float" office:value="0.687862">
                <text:p>0.687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0934">
                <text:p>0.210934</text:p>
              </table:table-cell>
              <table:table-cell office:value-type="float" office:value="0.192266">
                <text:p>0.192266</text:p>
              </table:table-cell>
              <table:table-cell office:value-type="float" office:value="0.67108">
                <text:p>0.67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1022">
                <text:p>0.221022</text:p>
              </table:table-cell>
              <table:table-cell office:value-type="float" office:value="0.127795">
                <text:p>0.127795</text:p>
              </table:table-cell>
              <table:table-cell office:value-type="float" office:value="0.707164">
                <text:p>0.707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7625">
                <text:p>0.227625</text:p>
              </table:table-cell>
              <table:table-cell office:value-type="float" office:value="0.195363">
                <text:p>0.195363</text:p>
              </table:table-cell>
              <table:table-cell office:value-type="float" office:value="0.578381">
                <text:p>0.5783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648">
                <text:p>0.219648</text:p>
              </table:table-cell>
              <table:table-cell office:value-type="float" office:value="0.200086">
                <text:p>0.200086</text:p>
              </table:table-cell>
              <table:table-cell office:value-type="float" office:value="0.507593">
                <text:p>0.5075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267">
                <text:p>0.20267</text:p>
              </table:table-cell>
              <table:table-cell office:value-type="float" office:value="0.193402">
                <text:p>0.193402</text:p>
              </table:table-cell>
              <table:table-cell office:value-type="float" office:value="0.670261">
                <text:p>0.6702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6305">
                <text:p>0.196305</text:p>
              </table:table-cell>
              <table:table-cell office:value-type="float" office:value="0.191448">
                <text:p>0.191448</text:p>
              </table:table-cell>
              <table:table-cell office:value-type="float" office:value="0.691477">
                <text:p>0.6914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6423">
                <text:p>0.206423</text:p>
              </table:table-cell>
              <table:table-cell office:value-type="float" office:value="0.192833">
                <text:p>0.192833</text:p>
              </table:table-cell>
              <table:table-cell office:value-type="float" office:value="0.68704">
                <text:p>0.68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6993">
                <text:p>0.216993</text:p>
              </table:table-cell>
              <table:table-cell office:value-type="float" office:value="0.194795">
                <text:p>0.194795</text:p>
              </table:table-cell>
              <table:table-cell office:value-type="float" office:value="0.657382">
                <text:p>0.6573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99121">
                <text:p>0.199121</text:p>
              </table:table-cell>
              <table:table-cell office:value-type="float" office:value="0.1922">
                <text:p>0.1922</text:p>
              </table:table-cell>
              <table:table-cell office:value-type="float" office:value="0.682476">
                <text:p>0.6824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702">
                <text:p>0.128702</text:p>
              </table:table-cell>
              <table:table-cell office:value-type="float" office:value="0.193365">
                <text:p>0.193365</text:p>
              </table:table-cell>
              <table:table-cell office:value-type="float" office:value="0.754173">
                <text:p>0.754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7567">
                <text:p>0.137567</text:p>
              </table:table-cell>
              <table:table-cell office:value-type="float" office:value="0.183033">
                <text:p>0.183033</text:p>
              </table:table-cell>
              <table:table-cell office:value-type="float" office:value="0.706689">
                <text:p>0.7066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1858">
                <text:p>0.211858</text:p>
              </table:table-cell>
              <table:table-cell office:value-type="float" office:value="0.189077">
                <text:p>0.189077</text:p>
              </table:table-cell>
              <table:table-cell office:value-type="float" office:value="0.643508">
                <text:p>0.6435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271">
                <text:p>0.21271</text:p>
              </table:table-cell>
              <table:table-cell office:value-type="float" office:value="0.198468">
                <text:p>0.198468</text:p>
              </table:table-cell>
              <table:table-cell office:value-type="float" office:value="0.633149">
                <text:p>0.633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2564">
                <text:p>0.212564</text:p>
              </table:table-cell>
              <table:table-cell office:value-type="float" office:value="0.228736">
                <text:p>0.228736</text:p>
              </table:table-cell>
              <table:table-cell office:value-type="float" office:value="0.436504">
                <text:p>0.436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7667">
                <text:p>0.217667</text:p>
              </table:table-cell>
              <table:table-cell office:value-type="float" office:value="0.196163">
                <text:p>0.196163</text:p>
              </table:table-cell>
              <table:table-cell office:value-type="float" office:value="0.632521">
                <text:p>0.632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7568">
                <text:p>0.127568</text:p>
              </table:table-cell>
              <table:table-cell office:value-type="float" office:value="0.196236">
                <text:p>0.196236</text:p>
              </table:table-cell>
              <table:table-cell office:value-type="float" office:value="0.679005">
                <text:p>0.679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6103">
                <text:p>0.206103</text:p>
              </table:table-cell>
              <table:table-cell office:value-type="float" office:value="0.188314">
                <text:p>0.188314</text:p>
              </table:table-cell>
              <table:table-cell office:value-type="float" office:value="0.648557">
                <text:p>0.648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29538">
                <text:p>0.129538</text:p>
              </table:table-cell>
              <table:table-cell office:value-type="float" office:value="0.180498">
                <text:p>0.180498</text:p>
              </table:table-cell>
              <table:table-cell office:value-type="float" office:value="0.666041">
                <text:p>0.666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8141">
                <text:p>0.228141</text:p>
              </table:table-cell>
              <table:table-cell office:value-type="float" office:value="0.148135">
                <text:p>0.148135</text:p>
              </table:table-cell>
              <table:table-cell office:value-type="float" office:value="0.672905">
                <text:p>0.6729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8656">
                <text:p>0.238656</text:p>
              </table:table-cell>
              <table:table-cell office:value-type="float" office:value="0.159158">
                <text:p>0.159158</text:p>
              </table:table-cell>
              <table:table-cell office:value-type="float" office:value="0.669777">
                <text:p>0.6697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7925">
                <text:p>0.217925</text:p>
              </table:table-cell>
              <table:table-cell office:value-type="float" office:value="0.187884">
                <text:p>0.187884</text:p>
              </table:table-cell>
              <table:table-cell office:value-type="float" office:value="0.681847">
                <text:p>0.6818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9392">
                <text:p>0.129392</text:p>
              </table:table-cell>
              <table:table-cell office:value-type="float" office:value="0.176914">
                <text:p>0.176914</text:p>
              </table:table-cell>
              <table:table-cell office:value-type="float" office:value="0.64719">
                <text:p>0.647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914">
                <text:p>0.12914</text:p>
              </table:table-cell>
              <table:table-cell office:value-type="float" office:value="0.191166">
                <text:p>0.191166</text:p>
              </table:table-cell>
              <table:table-cell office:value-type="float" office:value="0.667646">
                <text:p>0.667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0237">
                <text:p>0.220237</text:p>
              </table:table-cell>
              <table:table-cell office:value-type="float" office:value="0.167214">
                <text:p>0.167214</text:p>
              </table:table-cell>
              <table:table-cell office:value-type="float" office:value="0.629382">
                <text:p>0.629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6007">
                <text:p>0.226007</text:p>
              </table:table-cell>
              <table:table-cell office:value-type="float" office:value="0.17989">
                <text:p>0.17989</text:p>
              </table:table-cell>
              <table:table-cell office:value-type="float" office:value="0.51245">
                <text:p>0.51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21277">
                <text:p>0.221277</text:p>
              </table:table-cell>
              <table:table-cell office:value-type="float" office:value="0.188995">
                <text:p>0.188995</text:p>
              </table:table-cell>
              <table:table-cell office:value-type="float" office:value="0.530696">
                <text:p>0.530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3494">
                <text:p>0.213494</text:p>
              </table:table-cell>
              <table:table-cell office:value-type="float" office:value="0.198402">
                <text:p>0.198402</text:p>
              </table:table-cell>
              <table:table-cell office:value-type="float" office:value="0.698313">
                <text:p>0.698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1532">
                <text:p>0.131532</text:p>
              </table:table-cell>
              <table:table-cell office:value-type="float" office:value="0.145972">
                <text:p>0.145972</text:p>
              </table:table-cell>
              <table:table-cell office:value-type="float" office:value="0.633007">
                <text:p>0.6330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9191">
                <text:p>0.219191</text:p>
              </table:table-cell>
              <table:table-cell office:value-type="float" office:value="0.17446">
                <text:p>0.17446</text:p>
              </table:table-cell>
              <table:table-cell office:value-type="float" office:value="0.707028">
                <text:p>0.7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1898">
                <text:p>0.221898</text:p>
              </table:table-cell>
              <table:table-cell office:value-type="float" office:value="0.18593">
                <text:p>0.18593</text:p>
              </table:table-cell>
              <table:table-cell office:value-type="float" office:value="0.661739">
                <text:p>0.6617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51838">
                <text:p>0.151838</text:p>
              </table:table-cell>
              <table:table-cell office:value-type="float" office:value="0.194634">
                <text:p>0.194634</text:p>
              </table:table-cell>
              <table:table-cell office:value-type="float" office:value="0.696765">
                <text:p>0.6967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00815">
                <text:p>0.200815</text:p>
              </table:table-cell>
              <table:table-cell office:value-type="float" office:value="0.167501">
                <text:p>0.167501</text:p>
              </table:table-cell>
              <table:table-cell office:value-type="float" office:value="0.691739">
                <text:p>0.6917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03096">
                <text:p>0.203096</text:p>
              </table:table-cell>
              <table:table-cell office:value-type="float" office:value="0.197184">
                <text:p>0.197184</text:p>
              </table:table-cell>
              <table:table-cell office:value-type="float" office:value="0.653773">
                <text:p>0.653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3276">
                <text:p>0.213276</text:p>
              </table:table-cell>
              <table:table-cell office:value-type="float" office:value="0.196141">
                <text:p>0.196141</text:p>
              </table:table-cell>
              <table:table-cell office:value-type="float" office:value="0.434506">
                <text:p>0.434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20417">
                <text:p>0.220417</text:p>
              </table:table-cell>
              <table:table-cell office:value-type="float" office:value="0.190895">
                <text:p>0.190895</text:p>
              </table:table-cell>
              <table:table-cell office:value-type="float" office:value="0.650777">
                <text:p>0.650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7305">
                <text:p>0.217305</text:p>
              </table:table-cell>
              <table:table-cell office:value-type="float" office:value="0.184472">
                <text:p>0.184472</text:p>
              </table:table-cell>
              <table:table-cell office:value-type="float" office:value="0.677305">
                <text:p>0.677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2453">
                <text:p>0.222453</text:p>
              </table:table-cell>
              <table:table-cell office:value-type="float" office:value="0.188658">
                <text:p>0.188658</text:p>
              </table:table-cell>
              <table:table-cell office:value-type="float" office:value="0.676475">
                <text:p>0.676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2153">
                <text:p>0.232153</text:p>
              </table:table-cell>
              <table:table-cell office:value-type="float" office:value="0.222681">
                <text:p>0.222681</text:p>
              </table:table-cell>
              <table:table-cell office:value-type="float" office:value="0.437726">
                <text:p>0.4377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4975">
                <text:p>0.214975</text:p>
              </table:table-cell>
              <table:table-cell office:value-type="float" office:value="0.183131">
                <text:p>0.183131</text:p>
              </table:table-cell>
              <table:table-cell office:value-type="float" office:value="0.637203">
                <text:p>0.6372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25718">
                <text:p>0.225718</text:p>
              </table:table-cell>
              <table:table-cell office:value-type="float" office:value="0.113304">
                <text:p>0.113304</text:p>
              </table:table-cell>
              <table:table-cell office:value-type="float" office:value="0.627345">
                <text:p>0.627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02655">
                <text:p>0.202655</text:p>
              </table:table-cell>
              <table:table-cell office:value-type="float" office:value="0.186724">
                <text:p>0.186724</text:p>
              </table:table-cell>
              <table:table-cell office:value-type="float" office:value="0.683351">
                <text:p>0.6833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26132">
                <text:p>0.226132</text:p>
              </table:table-cell>
              <table:table-cell office:value-type="float" office:value="0.19721">
                <text:p>0.19721</text:p>
              </table:table-cell>
              <table:table-cell office:value-type="float" office:value="0.66459">
                <text:p>0.66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7165">
                <text:p>0.177165</text:p>
              </table:table-cell>
              <table:table-cell office:value-type="float" office:value="0.195207">
                <text:p>0.195207</text:p>
              </table:table-cell>
              <table:table-cell office:value-type="float" office:value="0.690439">
                <text:p>0.6904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04504">
                <text:p>0.204504</text:p>
              </table:table-cell>
              <table:table-cell office:value-type="float" office:value="0.192946">
                <text:p>0.192946</text:p>
              </table:table-cell>
              <table:table-cell office:value-type="float" office:value="0.444017">
                <text:p>0.444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4967">
                <text:p>0.214967</text:p>
              </table:table-cell>
              <table:table-cell office:value-type="float" office:value="0.188523">
                <text:p>0.188523</text:p>
              </table:table-cell>
              <table:table-cell office:value-type="float" office:value="0.667764">
                <text:p>0.6677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9234">
                <text:p>0.179234</text:p>
              </table:table-cell>
              <table:table-cell office:value-type="float" office:value="0.182888">
                <text:p>0.182888</text:p>
              </table:table-cell>
              <table:table-cell office:value-type="float" office:value="0.672081">
                <text:p>0.672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1141">
                <text:p>0.131141</text:p>
              </table:table-cell>
              <table:table-cell office:value-type="float" office:value="0.190824">
                <text:p>0.190824</text:p>
              </table:table-cell>
              <table:table-cell office:value-type="float" office:value="0.678761">
                <text:p>0.678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25047">
                <text:p>0.225047</text:p>
              </table:table-cell>
              <table:table-cell office:value-type="float" office:value="0.195021">
                <text:p>0.195021</text:p>
              </table:table-cell>
              <table:table-cell office:value-type="float" office:value="0.674274">
                <text:p>0.6742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103">
                <text:p>0.21103</text:p>
              </table:table-cell>
              <table:table-cell office:value-type="float" office:value="0.195979">
                <text:p>0.195979</text:p>
              </table:table-cell>
              <table:table-cell office:value-type="float" office:value="0.65896">
                <text:p>0.658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22697">
                <text:p>0.222697</text:p>
              </table:table-cell>
              <table:table-cell office:value-type="float" office:value="0.113984">
                <text:p>0.113984</text:p>
              </table:table-cell>
              <table:table-cell office:value-type="float" office:value="0.432964">
                <text:p>0.4329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0249">
                <text:p>0.130249</text:p>
              </table:table-cell>
              <table:table-cell office:value-type="float" office:value="0.206086">
                <text:p>0.206086</text:p>
              </table:table-cell>
              <table:table-cell office:value-type="float" office:value="0.675486">
                <text:p>0.6754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29875">
                <text:p>0.229875</text:p>
              </table:table-cell>
              <table:table-cell office:value-type="float" office:value="0.184521">
                <text:p>0.184521</text:p>
              </table:table-cell>
              <table:table-cell office:value-type="float" office:value="0.679558">
                <text:p>0.679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6657">
                <text:p>0.226657</text:p>
              </table:table-cell>
              <table:table-cell office:value-type="float" office:value="0.112291">
                <text:p>0.112291</text:p>
              </table:table-cell>
              <table:table-cell office:value-type="float" office:value="0.426479">
                <text:p>0.426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99481">
                <text:p>0.199481</text:p>
              </table:table-cell>
              <table:table-cell office:value-type="float" office:value="0.189152">
                <text:p>0.189152</text:p>
              </table:table-cell>
              <table:table-cell office:value-type="float" office:value="0.569305">
                <text:p>0.5693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3188">
                <text:p>0.133188</text:p>
              </table:table-cell>
              <table:table-cell office:value-type="float" office:value="0.162046">
                <text:p>0.162046</text:p>
              </table:table-cell>
              <table:table-cell office:value-type="float" office:value="0.61093">
                <text:p>0.610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24114">
                <text:p>0.224114</text:p>
              </table:table-cell>
              <table:table-cell office:value-type="float" office:value="0.197065">
                <text:p>0.197065</text:p>
              </table:table-cell>
              <table:table-cell office:value-type="float" office:value="0.507977">
                <text:p>0.5079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8221">
                <text:p>0.208221</text:p>
              </table:table-cell>
              <table:table-cell office:value-type="float" office:value="0.185674">
                <text:p>0.185674</text:p>
              </table:table-cell>
              <table:table-cell office:value-type="float" office:value="0.664619">
                <text:p>0.6646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032">
                <text:p>0.21032</text:p>
              </table:table-cell>
              <table:table-cell office:value-type="float" office:value="0.17341">
                <text:p>0.17341</text:p>
              </table:table-cell>
              <table:table-cell office:value-type="float" office:value="0.638471">
                <text:p>0.6384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25742">
                <text:p>0.225742</text:p>
              </table:table-cell>
              <table:table-cell office:value-type="float" office:value="0.175558">
                <text:p>0.175558</text:p>
              </table:table-cell>
              <table:table-cell office:value-type="float" office:value="0.676822">
                <text:p>0.6768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5122">
                <text:p>0.135122</text:p>
              </table:table-cell>
              <table:table-cell office:value-type="float" office:value="0.188871">
                <text:p>0.188871</text:p>
              </table:table-cell>
              <table:table-cell office:value-type="float" office:value="0.695087">
                <text:p>0.6950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12456">
                <text:p>0.212456</text:p>
              </table:table-cell>
              <table:table-cell office:value-type="float" office:value="0.176392">
                <text:p>0.176392</text:p>
              </table:table-cell>
              <table:table-cell office:value-type="float" office:value="0.720395">
                <text:p>0.720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4959">
                <text:p>0.224959</text:p>
              </table:table-cell>
              <table:table-cell office:value-type="float" office:value="0.172892">
                <text:p>0.172892</text:p>
              </table:table-cell>
              <table:table-cell office:value-type="float" office:value="0.661369">
                <text:p>0.6613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03902">
                <text:p>0.203902</text:p>
              </table:table-cell>
              <table:table-cell office:value-type="float" office:value="0.1775">
                <text:p>0.1775</text:p>
              </table:table-cell>
              <table:table-cell office:value-type="float" office:value="0.685611">
                <text:p>0.6856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3918">
                <text:p>0.233918</text:p>
              </table:table-cell>
              <table:table-cell office:value-type="float" office:value="0.19691">
                <text:p>0.19691</text:p>
              </table:table-cell>
              <table:table-cell office:value-type="float" office:value="0.68039">
                <text:p>0.680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5604">
                <text:p>0.195604</text:p>
              </table:table-cell>
              <table:table-cell office:value-type="float" office:value="0.122877">
                <text:p>0.122877</text:p>
              </table:table-cell>
              <table:table-cell office:value-type="float" office:value="0.657822">
                <text:p>0.6578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9911">
                <text:p>0.129911</text:p>
              </table:table-cell>
              <table:table-cell office:value-type="float" office:value="0.196193">
                <text:p>0.196193</text:p>
              </table:table-cell>
              <table:table-cell office:value-type="float" office:value="0.685214">
                <text:p>0.6852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67547">
                <text:p>0.167547</text:p>
              </table:table-cell>
              <table:table-cell office:value-type="float" office:value="0.188119">
                <text:p>0.188119</text:p>
              </table:table-cell>
              <table:table-cell office:value-type="float" office:value="0.666247">
                <text:p>0.6662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7332">
                <text:p>0.137332</text:p>
              </table:table-cell>
              <table:table-cell office:value-type="float" office:value="0.193513">
                <text:p>0.193513</text:p>
              </table:table-cell>
              <table:table-cell office:value-type="float" office:value="0.645288">
                <text:p>0.6452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04305">
                <text:p>0.204305</text:p>
              </table:table-cell>
              <table:table-cell office:value-type="float" office:value="0.115212">
                <text:p>0.115212</text:p>
              </table:table-cell>
              <table:table-cell office:value-type="float" office:value="0.678068">
                <text:p>0.6780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048">
                <text:p>0.20048</text:p>
              </table:table-cell>
              <table:table-cell office:value-type="float" office:value="0.192006">
                <text:p>0.192006</text:p>
              </table:table-cell>
              <table:table-cell office:value-type="float" office:value="0.674085">
                <text:p>0.6740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18079">
                <text:p>0.218079</text:p>
              </table:table-cell>
              <table:table-cell office:value-type="float" office:value="0.197365">
                <text:p>0.197365</text:p>
              </table:table-cell>
              <table:table-cell office:value-type="float" office:value="0.623662">
                <text:p>0.6236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95419">
                <text:p>0.195419</text:p>
              </table:table-cell>
              <table:table-cell office:value-type="float" office:value="0.112157">
                <text:p>0.112157</text:p>
              </table:table-cell>
              <table:table-cell office:value-type="float" office:value="0.791064">
                <text:p>0.7910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2785">
                <text:p>0.192785</text:p>
              </table:table-cell>
              <table:table-cell office:value-type="float" office:value="0.189468">
                <text:p>0.189468</text:p>
              </table:table-cell>
              <table:table-cell office:value-type="float" office:value="0.698686">
                <text:p>0.6986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25003">
                <text:p>0.225003</text:p>
              </table:table-cell>
              <table:table-cell office:value-type="float" office:value="0.170493">
                <text:p>0.170493</text:p>
              </table:table-cell>
              <table:table-cell office:value-type="float" office:value="0.653588">
                <text:p>0.6535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8928">
                <text:p>0.218928</text:p>
              </table:table-cell>
              <table:table-cell office:value-type="float" office:value="0.177411">
                <text:p>0.177411</text:p>
              </table:table-cell>
              <table:table-cell office:value-type="float" office:value="0.582116">
                <text:p>0.582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9677">
                <text:p>0.209677</text:p>
              </table:table-cell>
              <table:table-cell office:value-type="float" office:value="0.159112">
                <text:p>0.159112</text:p>
              </table:table-cell>
              <table:table-cell office:value-type="float" office:value="0.655738">
                <text:p>0.655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96461">
                <text:p>0.196461</text:p>
              </table:table-cell>
              <table:table-cell office:value-type="float" office:value="0.198943">
                <text:p>0.198943</text:p>
              </table:table-cell>
              <table:table-cell office:value-type="float" office:value="0.714466">
                <text:p>0.714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03027">
                <text:p>0.203027</text:p>
              </table:table-cell>
              <table:table-cell office:value-type="float" office:value="0.185426">
                <text:p>0.185426</text:p>
              </table:table-cell>
              <table:table-cell office:value-type="float" office:value="0.66069">
                <text:p>0.660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097">
                <text:p>0.21097</text:p>
              </table:table-cell>
              <table:table-cell office:value-type="float" office:value="0.190898">
                <text:p>0.190898</text:p>
              </table:table-cell>
              <table:table-cell office:value-type="float" office:value="0.690852">
                <text:p>0.6908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5825">
                <text:p>0.185825</text:p>
              </table:table-cell>
              <table:table-cell office:value-type="float" office:value="0.175224">
                <text:p>0.175224</text:p>
              </table:table-cell>
              <table:table-cell office:value-type="float" office:value="0.658722">
                <text:p>0.6587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07">
                <text:p>0.2207</text:p>
              </table:table-cell>
              <table:table-cell office:value-type="float" office:value="0.116254">
                <text:p>0.116254</text:p>
              </table:table-cell>
              <table:table-cell office:value-type="float" office:value="0.669479">
                <text:p>0.6694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4415">
                <text:p>0.204415</text:p>
              </table:table-cell>
              <table:table-cell office:value-type="float" office:value="0.175321">
                <text:p>0.175321</text:p>
              </table:table-cell>
              <table:table-cell office:value-type="float" office:value="0.665059">
                <text:p>0.6650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1774">
                <text:p>0.131774</text:p>
              </table:table-cell>
              <table:table-cell office:value-type="float" office:value="0.192988">
                <text:p>0.192988</text:p>
              </table:table-cell>
              <table:table-cell office:value-type="float" office:value="0.667815">
                <text:p>0.6678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0325">
                <text:p>0.210325</text:p>
              </table:table-cell>
              <table:table-cell office:value-type="float" office:value="0.112414">
                <text:p>0.112414</text:p>
              </table:table-cell>
              <table:table-cell office:value-type="float" office:value="0.451491">
                <text:p>0.4514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4275">
                <text:p>0.224275</text:p>
              </table:table-cell>
              <table:table-cell office:value-type="float" office:value="0.137694">
                <text:p>0.137694</text:p>
              </table:table-cell>
              <table:table-cell office:value-type="float" office:value="0.670641">
                <text:p>0.670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7651">
                <text:p>0.187651</text:p>
              </table:table-cell>
              <table:table-cell office:value-type="float" office:value="0.189916">
                <text:p>0.189916</text:p>
              </table:table-cell>
              <table:table-cell office:value-type="float" office:value="0.657192">
                <text:p>0.657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6741">
                <text:p>0.226741</text:p>
              </table:table-cell>
              <table:table-cell office:value-type="float" office:value="0.236435">
                <text:p>0.236435</text:p>
              </table:table-cell>
              <table:table-cell office:value-type="float" office:value="0.539228">
                <text:p>0.5392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19732">
                <text:p>0.219732</text:p>
              </table:table-cell>
              <table:table-cell office:value-type="float" office:value="0.196346">
                <text:p>0.196346</text:p>
              </table:table-cell>
              <table:table-cell office:value-type="float" office:value="0.657869">
                <text:p>0.6578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4542">
                <text:p>0.164542</text:p>
              </table:table-cell>
              <table:table-cell office:value-type="float" office:value="0.187799">
                <text:p>0.187799</text:p>
              </table:table-cell>
              <table:table-cell office:value-type="float" office:value="0.651679">
                <text:p>0.651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0903">
                <text:p>0.220903</text:p>
              </table:table-cell>
              <table:table-cell office:value-type="float" office:value="0.220018">
                <text:p>0.220018</text:p>
              </table:table-cell>
              <table:table-cell office:value-type="float" office:value="0.663742">
                <text:p>0.6637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14533">
                <text:p>0.214533</text:p>
              </table:table-cell>
              <table:table-cell office:value-type="float" office:value="0.191944">
                <text:p>0.191944</text:p>
              </table:table-cell>
              <table:table-cell office:value-type="float" office:value="0.609841">
                <text:p>0.6098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5359">
                <text:p>0.225359</text:p>
              </table:table-cell>
              <table:table-cell office:value-type="float" office:value="0.189885">
                <text:p>0.189885</text:p>
              </table:table-cell>
              <table:table-cell office:value-type="float" office:value="0.621175">
                <text:p>0.6211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19359">
                <text:p>0.219359</text:p>
              </table:table-cell>
              <table:table-cell office:value-type="float" office:value="0.204854">
                <text:p>0.204854</text:p>
              </table:table-cell>
              <table:table-cell office:value-type="float" office:value="0.656843">
                <text:p>0.656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3629">
                <text:p>0.143629</text:p>
              </table:table-cell>
              <table:table-cell office:value-type="float" office:value="0.188963">
                <text:p>0.188963</text:p>
              </table:table-cell>
              <table:table-cell office:value-type="float" office:value="0.680389">
                <text:p>0.6803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0525">
                <text:p>0.20525</text:p>
              </table:table-cell>
              <table:table-cell office:value-type="float" office:value="0.200486">
                <text:p>0.200486</text:p>
              </table:table-cell>
              <table:table-cell office:value-type="float" office:value="0.576918">
                <text:p>0.5769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17557">
                <text:p>0.217557</text:p>
              </table:table-cell>
              <table:table-cell office:value-type="float" office:value="0.189881">
                <text:p>0.189881</text:p>
              </table:table-cell>
              <table:table-cell office:value-type="float" office:value="0.658284">
                <text:p>0.658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9958">
                <text:p>0.219958</text:p>
              </table:table-cell>
              <table:table-cell office:value-type="float" office:value="0.205985">
                <text:p>0.205985</text:p>
              </table:table-cell>
              <table:table-cell office:value-type="float" office:value="0.444568">
                <text:p>0.4445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32708">
                <text:p>0.132708</text:p>
              </table:table-cell>
              <table:table-cell office:value-type="float" office:value="0.121671">
                <text:p>0.121671</text:p>
              </table:table-cell>
              <table:table-cell office:value-type="float" office:value="0.626704">
                <text:p>0.6267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0484">
                <text:p>0.220484</text:p>
              </table:table-cell>
              <table:table-cell office:value-type="float" office:value="0.1132">
                <text:p>0.1132</text:p>
              </table:table-cell>
              <table:table-cell office:value-type="float" office:value="0.682579">
                <text:p>0.6825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2397">
                <text:p>0.232397</text:p>
              </table:table-cell>
              <table:table-cell office:value-type="float" office:value="0.199276">
                <text:p>0.199276</text:p>
              </table:table-cell>
              <table:table-cell office:value-type="float" office:value="0.694312">
                <text:p>0.6943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10355">
                <text:p>0.210355</text:p>
              </table:table-cell>
              <table:table-cell office:value-type="float" office:value="0.187368">
                <text:p>0.187368</text:p>
              </table:table-cell>
              <table:table-cell office:value-type="float" office:value="0.650983">
                <text:p>0.6509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213">
                <text:p>0.22213</text:p>
              </table:table-cell>
              <table:table-cell office:value-type="float" office:value="0.192604">
                <text:p>0.192604</text:p>
              </table:table-cell>
              <table:table-cell office:value-type="float" office:value="0.673717">
                <text:p>0.6737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10302">
                <text:p>0.210302</text:p>
              </table:table-cell>
              <table:table-cell office:value-type="float" office:value="0.187005">
                <text:p>0.187005</text:p>
              </table:table-cell>
              <table:table-cell office:value-type="float" office:value="0.659635">
                <text:p>0.6596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3015">
                <text:p>0.13015</text:p>
              </table:table-cell>
              <table:table-cell office:value-type="float" office:value="0.153209">
                <text:p>0.153209</text:p>
              </table:table-cell>
              <table:table-cell office:value-type="float" office:value="0.544054">
                <text:p>0.54405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9779">
                <text:p>0.209779</text:p>
              </table:table-cell>
              <table:table-cell office:value-type="float" office:value="0.144819">
                <text:p>0.144819</text:p>
              </table:table-cell>
              <table:table-cell office:value-type="float" office:value="0.669395">
                <text:p>0.669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17749">
                <text:p>0.217749</text:p>
              </table:table-cell>
              <table:table-cell office:value-type="float" office:value="0.176967">
                <text:p>0.176967</text:p>
              </table:table-cell>
              <table:table-cell office:value-type="float" office:value="0.620272">
                <text:p>0.6202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9107">
                <text:p>0.219107</text:p>
              </table:table-cell>
              <table:table-cell office:value-type="float" office:value="0.181142">
                <text:p>0.181142</text:p>
              </table:table-cell>
              <table:table-cell office:value-type="float" office:value="0.662806">
                <text:p>0.662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3909">
                <text:p>0.253909</text:p>
              </table:table-cell>
              <table:table-cell office:value-type="float" office:value="0.186466">
                <text:p>0.186466</text:p>
              </table:table-cell>
              <table:table-cell office:value-type="float" office:value="0.638174">
                <text:p>0.6381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5117">
                <text:p>0.205117</text:p>
              </table:table-cell>
              <table:table-cell office:value-type="float" office:value="0.186628">
                <text:p>0.186628</text:p>
              </table:table-cell>
              <table:table-cell office:value-type="float" office:value="0.643094">
                <text:p>0.6430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16814">
                <text:p>0.216814</text:p>
              </table:table-cell>
              <table:table-cell office:value-type="float" office:value="0.202773">
                <text:p>0.202773</text:p>
              </table:table-cell>
              <table:table-cell office:value-type="float" office:value="0.653716">
                <text:p>0.6537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12537">
                <text:p>0.212537</text:p>
              </table:table-cell>
              <table:table-cell office:value-type="float" office:value="0.19105">
                <text:p>0.19105</text:p>
              </table:table-cell>
              <table:table-cell office:value-type="float" office:value="0.678609">
                <text:p>0.6786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31947">
                <text:p>0.131947</text:p>
              </table:table-cell>
              <table:table-cell office:value-type="float" office:value="0.274201">
                <text:p>0.274201</text:p>
              </table:table-cell>
              <table:table-cell office:value-type="float" office:value="0.645187">
                <text:p>0.6451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9628">
                <text:p>0.219628</text:p>
              </table:table-cell>
              <table:table-cell office:value-type="float" office:value="0.17194">
                <text:p>0.17194</text:p>
              </table:table-cell>
              <table:table-cell office:value-type="float" office:value="0.502166">
                <text:p>0.5021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05577">
                <text:p>0.205577</text:p>
              </table:table-cell>
              <table:table-cell office:value-type="float" office:value="0.195666">
                <text:p>0.195666</text:p>
              </table:table-cell>
              <table:table-cell office:value-type="float" office:value="0.676706">
                <text:p>0.676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0054">
                <text:p>0.230054</text:p>
              </table:table-cell>
              <table:table-cell office:value-type="float" office:value="0.19761">
                <text:p>0.19761</text:p>
              </table:table-cell>
              <table:table-cell office:value-type="float" office:value="0.661962">
                <text:p>0.6619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6062">
                <text:p>0.226062</text:p>
              </table:table-cell>
              <table:table-cell office:value-type="float" office:value="0.115621">
                <text:p>0.115621</text:p>
              </table:table-cell>
              <table:table-cell office:value-type="float" office:value="0.422737">
                <text:p>0.4227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9623">
                <text:p>0.219623</text:p>
              </table:table-cell>
              <table:table-cell office:value-type="float" office:value="0.194031">
                <text:p>0.194031</text:p>
              </table:table-cell>
              <table:table-cell office:value-type="float" office:value="0.488039">
                <text:p>0.488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9017">
                <text:p>0.169017</text:p>
              </table:table-cell>
              <table:table-cell office:value-type="float" office:value="0.182456">
                <text:p>0.182456</text:p>
              </table:table-cell>
              <table:table-cell office:value-type="float" office:value="0.631303">
                <text:p>0.6313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1517">
                <text:p>0.211517</text:p>
              </table:table-cell>
              <table:table-cell office:value-type="float" office:value="0.183479">
                <text:p>0.183479</text:p>
              </table:table-cell>
              <table:table-cell office:value-type="float" office:value="0.426376">
                <text:p>0.426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77606">
                <text:p>0.177606</text:p>
              </table:table-cell>
              <table:table-cell office:value-type="float" office:value="0.197218">
                <text:p>0.197218</text:p>
              </table:table-cell>
              <table:table-cell office:value-type="float" office:value="0.436743">
                <text:p>0.43674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35cm" svg:height="21.162cm" xlink:href=".." xlink:type="simple" chart:class="chart:line" chart:style-name="ch1">
        <chart:legend chart:legend-position="end" svg:x="35.255cm" svg:y="9.728cm" style:legend-expansion="high" chart:style-name="ch2"/>
        <chart:plot-area chart:style-name="ch3" table:cell-range-address="Libreoice.B1:Libreoice.D151" chart:data-source-has-labels="row" svg:x="0.754cm" svg:y="0.423cm" svg:width="33.747cm" svg:height="20.316cm">
          <chartooo:coordinate-region svg:x="1.506cm" svg:y="0.559cm" svg:width="32.995cm" svg:height="19.1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breoice.B2:Libreoice.B151" chart:label-cell-address="Libreoice.B1:Libreoice.B1" chart:class="chart:line">
            <chart:data-point chart:repeated="150"/>
          </chart:series>
          <chart:series chart:style-name="ch7" chart:values-cell-range-address="Libreoice.C2:Libreoice.C151" chart:label-cell-address="Libreoice.C1:Libreoice.C1" chart:class="chart:line">
            <chart:data-point chart:repeated="150"/>
          </chart:series>
          <chart:series chart:style-name="ch8" chart:values-cell-range-address="Libreoice.D2:Libreoice.D151" chart:label-cell-address="Libreoice.D1:Libreoice.D1" chart:class="chart:line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mp</text:p>
                <draw:g>
                  <svg:desc>Libreoice.B1:Libreoice.B1</svg:desc>
                </draw:g>
              </table:table-cell>
              <table:table-cell office:value-type="string">
                <text:p>rk</text:p>
                <draw:g>
                  <svg:desc>Libreoice.C1:Libreoice.C1</svg:desc>
                </draw:g>
              </table:table-cell>
              <table:table-cell office:value-type="string">
                <text:p>original</text:p>
                <draw:g>
                  <svg:desc>Libreoice.D1:Libreoi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67">
                <text:p>0.11167</text:p>
                <draw:g>
                  <svg:desc>Libreoice.B2:Libreoice.B151</svg:desc>
                </draw:g>
              </table:table-cell>
              <table:table-cell office:value-type="float" office:value="0.112265">
                <text:p>0.112265</text:p>
                <draw:g>
                  <svg:desc>Libreoice.C2:Libreoice.C151</svg:desc>
                </draw:g>
              </table:table-cell>
              <table:table-cell office:value-type="float" office:value="0.651686">
                <text:p>0.651686</text:p>
                <draw:g>
                  <svg:desc>Libreoice.D2:Libreoice.D1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471">
                <text:p>0.17471</text:p>
              </table:table-cell>
              <table:table-cell office:value-type="float" office:value="0.111246">
                <text:p>0.111246</text:p>
              </table:table-cell>
              <table:table-cell office:value-type="float" office:value="0.667422">
                <text:p>0.6674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21">
                <text:p>0.19521</text:p>
              </table:table-cell>
              <table:table-cell office:value-type="float" office:value="0.189562">
                <text:p>0.189562</text:p>
              </table:table-cell>
              <table:table-cell office:value-type="float" office:value="0.649512">
                <text:p>0.6495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9125">
                <text:p>0.159125</text:p>
              </table:table-cell>
              <table:table-cell office:value-type="float" office:value="0.190766">
                <text:p>0.190766</text:p>
              </table:table-cell>
              <table:table-cell office:value-type="float" office:value="0.41971">
                <text:p>0.41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52">
                <text:p>0.112552</text:p>
              </table:table-cell>
              <table:table-cell office:value-type="float" office:value="0.189581">
                <text:p>0.189581</text:p>
              </table:table-cell>
              <table:table-cell office:value-type="float" office:value="0.401603">
                <text:p>0.401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6974">
                <text:p>0.186974</text:p>
              </table:table-cell>
              <table:table-cell office:value-type="float" office:value="0.189976">
                <text:p>0.189976</text:p>
              </table:table-cell>
              <table:table-cell office:value-type="float" office:value="0.629851">
                <text:p>0.629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3973">
                <text:p>0.113973</text:p>
              </table:table-cell>
              <table:table-cell office:value-type="float" office:value="0.183866">
                <text:p>0.183866</text:p>
              </table:table-cell>
              <table:table-cell office:value-type="float" office:value="0.620216">
                <text:p>0.62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1223">
                <text:p>0.111223</text:p>
              </table:table-cell>
              <table:table-cell office:value-type="float" office:value="0.196648">
                <text:p>0.196648</text:p>
              </table:table-cell>
              <table:table-cell office:value-type="float" office:value="0.639411">
                <text:p>0.639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0039">
                <text:p>0.190039</text:p>
              </table:table-cell>
              <table:table-cell office:value-type="float" office:value="0.200786">
                <text:p>0.200786</text:p>
              </table:table-cell>
              <table:table-cell office:value-type="float" office:value="0.427618">
                <text:p>0.427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799">
                <text:p>0.18799</text:p>
              </table:table-cell>
              <table:table-cell office:value-type="float" office:value="0.122861">
                <text:p>0.122861</text:p>
              </table:table-cell>
              <table:table-cell office:value-type="float" office:value="0.635851">
                <text:p>0.635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5575">
                <text:p>0.195575</text:p>
              </table:table-cell>
              <table:table-cell office:value-type="float" office:value="0.200472">
                <text:p>0.200472</text:p>
              </table:table-cell>
              <table:table-cell office:value-type="float" office:value="0.633378">
                <text:p>0.633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4644">
                <text:p>0.194644</text:p>
              </table:table-cell>
              <table:table-cell office:value-type="float" office:value="0.115534">
                <text:p>0.115534</text:p>
              </table:table-cell>
              <table:table-cell office:value-type="float" office:value="0.653525">
                <text:p>0.653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3414">
                <text:p>0.203414</text:p>
              </table:table-cell>
              <table:table-cell office:value-type="float" office:value="0.154907">
                <text:p>0.154907</text:p>
              </table:table-cell>
              <table:table-cell office:value-type="float" office:value="0.684247">
                <text:p>0.684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876">
                <text:p>0.194876</text:p>
              </table:table-cell>
              <table:table-cell office:value-type="float" office:value="0.190401">
                <text:p>0.190401</text:p>
              </table:table-cell>
              <table:table-cell office:value-type="float" office:value="0.577169">
                <text:p>0.577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4092">
                <text:p>0.204092</text:p>
              </table:table-cell>
              <table:table-cell office:value-type="float" office:value="0.201389">
                <text:p>0.201389</text:p>
              </table:table-cell>
              <table:table-cell office:value-type="float" office:value="0.614405">
                <text:p>0.614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2077">
                <text:p>0.132077</text:p>
              </table:table-cell>
              <table:table-cell office:value-type="float" office:value="0.128841">
                <text:p>0.128841</text:p>
              </table:table-cell>
              <table:table-cell office:value-type="float" office:value="0.606183">
                <text:p>0.606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4198">
                <text:p>0.174198</text:p>
              </table:table-cell>
              <table:table-cell office:value-type="float" office:value="0.199614">
                <text:p>0.199614</text:p>
              </table:table-cell>
              <table:table-cell office:value-type="float" office:value="0.699079">
                <text:p>0.699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6265">
                <text:p>0.206265</text:p>
              </table:table-cell>
              <table:table-cell office:value-type="float" office:value="0.192412">
                <text:p>0.192412</text:p>
              </table:table-cell>
              <table:table-cell office:value-type="float" office:value="0.634115">
                <text:p>0.6341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5371">
                <text:p>0.205371</text:p>
              </table:table-cell>
              <table:table-cell office:value-type="float" office:value="0.194057">
                <text:p>0.194057</text:p>
              </table:table-cell>
              <table:table-cell office:value-type="float" office:value="0.62929">
                <text:p>0.629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4649">
                <text:p>0.184649</text:p>
              </table:table-cell>
              <table:table-cell office:value-type="float" office:value="0.171947">
                <text:p>0.171947</text:p>
              </table:table-cell>
              <table:table-cell office:value-type="float" office:value="0.64704">
                <text:p>0.64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3826">
                <text:p>0.193826</text:p>
              </table:table-cell>
              <table:table-cell office:value-type="float" office:value="0.118483">
                <text:p>0.118483</text:p>
              </table:table-cell>
              <table:table-cell office:value-type="float" office:value="0.64612">
                <text:p>0.646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393">
                <text:p>0.21393</text:p>
              </table:table-cell>
              <table:table-cell office:value-type="float" office:value="0.175518">
                <text:p>0.175518</text:p>
              </table:table-cell>
              <table:table-cell office:value-type="float" office:value="0.676797">
                <text:p>0.6767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9343">
                <text:p>0.189343</text:p>
              </table:table-cell>
              <table:table-cell office:value-type="float" office:value="0.182995">
                <text:p>0.182995</text:p>
              </table:table-cell>
              <table:table-cell office:value-type="float" office:value="0.52447">
                <text:p>0.524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9222">
                <text:p>0.139222</text:p>
              </table:table-cell>
              <table:table-cell office:value-type="float" office:value="0.179284">
                <text:p>0.179284</text:p>
              </table:table-cell>
              <table:table-cell office:value-type="float" office:value="0.700738">
                <text:p>0.7007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2537">
                <text:p>0.122537</text:p>
              </table:table-cell>
              <table:table-cell office:value-type="float" office:value="0.180936">
                <text:p>0.180936</text:p>
              </table:table-cell>
              <table:table-cell office:value-type="float" office:value="0.652075">
                <text:p>0.652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3614">
                <text:p>0.143614</text:p>
              </table:table-cell>
              <table:table-cell office:value-type="float" office:value="0.199813">
                <text:p>0.199813</text:p>
              </table:table-cell>
              <table:table-cell office:value-type="float" office:value="0.413449">
                <text:p>0.4134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4684">
                <text:p>0.184684</text:p>
              </table:table-cell>
              <table:table-cell office:value-type="float" office:value="0.195555">
                <text:p>0.195555</text:p>
              </table:table-cell>
              <table:table-cell office:value-type="float" office:value="0.457255">
                <text:p>0.457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4165">
                <text:p>0.184165</text:p>
              </table:table-cell>
              <table:table-cell office:value-type="float" office:value="0.11632">
                <text:p>0.11632</text:p>
              </table:table-cell>
              <table:table-cell office:value-type="float" office:value="0.661917">
                <text:p>0.6619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03045">
                <text:p>0.203045</text:p>
              </table:table-cell>
              <table:table-cell office:value-type="float" office:value="0.177624">
                <text:p>0.177624</text:p>
              </table:table-cell>
              <table:table-cell office:value-type="float" office:value="0.605727">
                <text:p>0.605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895">
                <text:p>0.204895</text:p>
              </table:table-cell>
              <table:table-cell office:value-type="float" office:value="0.203695">
                <text:p>0.203695</text:p>
              </table:table-cell>
              <table:table-cell office:value-type="float" office:value="0.646135">
                <text:p>0.646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4677">
                <text:p>0.184677</text:p>
              </table:table-cell>
              <table:table-cell office:value-type="float" office:value="0.195334">
                <text:p>0.195334</text:p>
              </table:table-cell>
              <table:table-cell office:value-type="float" office:value="0.642832">
                <text:p>0.6428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8979">
                <text:p>0.198979</text:p>
              </table:table-cell>
              <table:table-cell office:value-type="float" office:value="0.198484">
                <text:p>0.198484</text:p>
              </table:table-cell>
              <table:table-cell office:value-type="float" office:value="0.659592">
                <text:p>0.659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5925">
                <text:p>0.205925</text:p>
              </table:table-cell>
              <table:table-cell office:value-type="float" office:value="0.187524">
                <text:p>0.187524</text:p>
              </table:table-cell>
              <table:table-cell office:value-type="float" office:value="0.628378">
                <text:p>0.628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3573">
                <text:p>0.203573</text:p>
              </table:table-cell>
              <table:table-cell office:value-type="float" office:value="0.213671">
                <text:p>0.213671</text:p>
              </table:table-cell>
              <table:table-cell office:value-type="float" office:value="0.659758">
                <text:p>0.6597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8133">
                <text:p>0.18133</text:p>
              </table:table-cell>
              <table:table-cell office:value-type="float" office:value="0.193688">
                <text:p>0.193688</text:p>
              </table:table-cell>
              <table:table-cell office:value-type="float" office:value="0.642247">
                <text:p>0.642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3777">
                <text:p>0.213777</text:p>
              </table:table-cell>
              <table:table-cell office:value-type="float" office:value="0.19729">
                <text:p>0.19729</text:p>
              </table:table-cell>
              <table:table-cell office:value-type="float" office:value="0.63629">
                <text:p>0.636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8085">
                <text:p>0.208085</text:p>
              </table:table-cell>
              <table:table-cell office:value-type="float" office:value="0.184153">
                <text:p>0.184153</text:p>
              </table:table-cell>
              <table:table-cell office:value-type="float" office:value="0.654521">
                <text:p>0.6545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03817">
                <text:p>0.203817</text:p>
              </table:table-cell>
              <table:table-cell office:value-type="float" office:value="0.195226">
                <text:p>0.195226</text:p>
              </table:table-cell>
              <table:table-cell office:value-type="float" office:value="0.575015">
                <text:p>0.575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5421">
                <text:p>0.205421</text:p>
              </table:table-cell>
              <table:table-cell office:value-type="float" office:value="0.125372">
                <text:p>0.125372</text:p>
              </table:table-cell>
              <table:table-cell office:value-type="float" office:value="0.64991">
                <text:p>0.64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7648">
                <text:p>0.197648</text:p>
              </table:table-cell>
              <table:table-cell office:value-type="float" office:value="0.135663">
                <text:p>0.135663</text:p>
              </table:table-cell>
              <table:table-cell office:value-type="float" office:value="0.42042">
                <text:p>0.420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555">
                <text:p>0.13555</text:p>
              </table:table-cell>
              <table:table-cell office:value-type="float" office:value="0.183623">
                <text:p>0.183623</text:p>
              </table:table-cell>
              <table:table-cell office:value-type="float" office:value="0.634077">
                <text:p>0.6340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8338">
                <text:p>0.188338</text:p>
              </table:table-cell>
              <table:table-cell office:value-type="float" office:value="0.206078">
                <text:p>0.206078</text:p>
              </table:table-cell>
              <table:table-cell office:value-type="float" office:value="0.661917">
                <text:p>0.6619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5016">
                <text:p>0.185016</text:p>
              </table:table-cell>
              <table:table-cell office:value-type="float" office:value="0.192847">
                <text:p>0.192847</text:p>
              </table:table-cell>
              <table:table-cell office:value-type="float" office:value="0.63035">
                <text:p>0.63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2395">
                <text:p>0.212395</text:p>
              </table:table-cell>
              <table:table-cell office:value-type="float" office:value="0.196189">
                <text:p>0.196189</text:p>
              </table:table-cell>
              <table:table-cell office:value-type="float" office:value="0.565828">
                <text:p>0.5658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83724">
                <text:p>0.183724</text:p>
              </table:table-cell>
              <table:table-cell office:value-type="float" office:value="0.183926">
                <text:p>0.183926</text:p>
              </table:table-cell>
              <table:table-cell office:value-type="float" office:value="0.672128">
                <text:p>0.672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3448">
                <text:p>0.203448</text:p>
              </table:table-cell>
              <table:table-cell office:value-type="float" office:value="0.199996">
                <text:p>0.199996</text:p>
              </table:table-cell>
              <table:table-cell office:value-type="float" office:value="0.615669">
                <text:p>0.6156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9465">
                <text:p>0.189465</text:p>
              </table:table-cell>
              <table:table-cell office:value-type="float" office:value="0.187167">
                <text:p>0.187167</text:p>
              </table:table-cell>
              <table:table-cell office:value-type="float" office:value="0.452038">
                <text:p>0.4520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4934">
                <text:p>0.224934</text:p>
              </table:table-cell>
              <table:table-cell office:value-type="float" office:value="0.174662">
                <text:p>0.174662</text:p>
              </table:table-cell>
              <table:table-cell office:value-type="float" office:value="0.657388">
                <text:p>0.657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399">
                <text:p>0.206399</text:p>
              </table:table-cell>
              <table:table-cell office:value-type="float" office:value="0.191584">
                <text:p>0.191584</text:p>
              </table:table-cell>
              <table:table-cell office:value-type="float" office:value="0.638038">
                <text:p>0.6380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5891">
                <text:p>0.195891</text:p>
              </table:table-cell>
              <table:table-cell office:value-type="float" office:value="0.196769">
                <text:p>0.196769</text:p>
              </table:table-cell>
              <table:table-cell office:value-type="float" office:value="0.642627">
                <text:p>0.6426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3408">
                <text:p>0.183408</text:p>
              </table:table-cell>
              <table:table-cell office:value-type="float" office:value="0.180867">
                <text:p>0.180867</text:p>
              </table:table-cell>
              <table:table-cell office:value-type="float" office:value="0.437001">
                <text:p>0.437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3513">
                <text:p>0.193513</text:p>
              </table:table-cell>
              <table:table-cell office:value-type="float" office:value="0.118885">
                <text:p>0.118885</text:p>
              </table:table-cell>
              <table:table-cell office:value-type="float" office:value="0.6754">
                <text:p>0.67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096">
                <text:p>0.20096</text:p>
              </table:table-cell>
              <table:table-cell office:value-type="float" office:value="0.119577">
                <text:p>0.119577</text:p>
              </table:table-cell>
              <table:table-cell office:value-type="float" office:value="0.651098">
                <text:p>0.651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9338">
                <text:p>0.179338</text:p>
              </table:table-cell>
              <table:table-cell office:value-type="float" office:value="0.195828">
                <text:p>0.195828</text:p>
              </table:table-cell>
              <table:table-cell office:value-type="float" office:value="0.654038">
                <text:p>0.654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4579">
                <text:p>0.204579</text:p>
              </table:table-cell>
              <table:table-cell office:value-type="float" office:value="0.194101">
                <text:p>0.194101</text:p>
              </table:table-cell>
              <table:table-cell office:value-type="float" office:value="0.530429">
                <text:p>0.530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9995">
                <text:p>0.19995</text:p>
              </table:table-cell>
              <table:table-cell office:value-type="float" office:value="0.198874">
                <text:p>0.198874</text:p>
              </table:table-cell>
              <table:table-cell office:value-type="float" office:value="0.643522">
                <text:p>0.643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8477">
                <text:p>0.118477</text:p>
              </table:table-cell>
              <table:table-cell office:value-type="float" office:value="0.20432">
                <text:p>0.20432</text:p>
              </table:table-cell>
              <table:table-cell office:value-type="float" office:value="0.651475">
                <text:p>0.651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6836">
                <text:p>0.206836</text:p>
              </table:table-cell>
              <table:table-cell office:value-type="float" office:value="0.195825">
                <text:p>0.195825</text:p>
              </table:table-cell>
              <table:table-cell office:value-type="float" office:value="0.640831">
                <text:p>0.6408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04984">
                <text:p>0.204984</text:p>
              </table:table-cell>
              <table:table-cell office:value-type="float" office:value="0.19017">
                <text:p>0.19017</text:p>
              </table:table-cell>
              <table:table-cell office:value-type="float" office:value="0.454273">
                <text:p>0.4542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07753">
                <text:p>0.207753</text:p>
              </table:table-cell>
              <table:table-cell office:value-type="float" office:value="0.209955">
                <text:p>0.209955</text:p>
              </table:table-cell>
              <table:table-cell office:value-type="float" office:value="0.694073">
                <text:p>0.6940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08347">
                <text:p>0.208347</text:p>
              </table:table-cell>
              <table:table-cell office:value-type="float" office:value="0.198619">
                <text:p>0.198619</text:p>
              </table:table-cell>
              <table:table-cell office:value-type="float" office:value="0.429417">
                <text:p>0.4294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8161">
                <text:p>0.128161</text:p>
              </table:table-cell>
              <table:table-cell office:value-type="float" office:value="0.198631">
                <text:p>0.198631</text:p>
              </table:table-cell>
              <table:table-cell office:value-type="float" office:value="0.503599">
                <text:p>0.5035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282">
                <text:p>0.21282</text:p>
              </table:table-cell>
              <table:table-cell office:value-type="float" office:value="0.190992">
                <text:p>0.190992</text:p>
              </table:table-cell>
              <table:table-cell office:value-type="float" office:value="0.653854">
                <text:p>0.6538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4876">
                <text:p>0.184876</text:p>
              </table:table-cell>
              <table:table-cell office:value-type="float" office:value="0.204794">
                <text:p>0.204794</text:p>
              </table:table-cell>
              <table:table-cell office:value-type="float" office:value="0.609474">
                <text:p>0.60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5406">
                <text:p>0.215406</text:p>
              </table:table-cell>
              <table:table-cell office:value-type="float" office:value="0.180083">
                <text:p>0.180083</text:p>
              </table:table-cell>
              <table:table-cell office:value-type="float" office:value="0.65252">
                <text:p>0.652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8532">
                <text:p>0.218532</text:p>
              </table:table-cell>
              <table:table-cell office:value-type="float" office:value="0.19224">
                <text:p>0.19224</text:p>
              </table:table-cell>
              <table:table-cell office:value-type="float" office:value="0.656378">
                <text:p>0.6563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2014">
                <text:p>0.192014</text:p>
              </table:table-cell>
              <table:table-cell office:value-type="float" office:value="0.188125">
                <text:p>0.188125</text:p>
              </table:table-cell>
              <table:table-cell office:value-type="float" office:value="0.646655">
                <text:p>0.646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96341">
                <text:p>0.196341</text:p>
              </table:table-cell>
              <table:table-cell office:value-type="float" office:value="0.133296">
                <text:p>0.133296</text:p>
              </table:table-cell>
              <table:table-cell office:value-type="float" office:value="0.613203">
                <text:p>0.613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97199">
                <text:p>0.197199</text:p>
              </table:table-cell>
              <table:table-cell office:value-type="float" office:value="0.188685">
                <text:p>0.188685</text:p>
              </table:table-cell>
              <table:table-cell office:value-type="float" office:value="0.641052">
                <text:p>0.641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55651">
                <text:p>0.155651</text:p>
              </table:table-cell>
              <table:table-cell office:value-type="float" office:value="0.188416">
                <text:p>0.188416</text:p>
              </table:table-cell>
              <table:table-cell office:value-type="float" office:value="0.661208">
                <text:p>0.6612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4001">
                <text:p>0.124001</text:p>
              </table:table-cell>
              <table:table-cell office:value-type="float" office:value="0.195809">
                <text:p>0.195809</text:p>
              </table:table-cell>
              <table:table-cell office:value-type="float" office:value="0.412962">
                <text:p>0.412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4783">
                <text:p>0.204783</text:p>
              </table:table-cell>
              <table:table-cell office:value-type="float" office:value="0.1981">
                <text:p>0.1981</text:p>
              </table:table-cell>
              <table:table-cell office:value-type="float" office:value="0.66672">
                <text:p>0.666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41749">
                <text:p>0.141749</text:p>
              </table:table-cell>
              <table:table-cell office:value-type="float" office:value="0.190825">
                <text:p>0.190825</text:p>
              </table:table-cell>
              <table:table-cell office:value-type="float" office:value="0.640411">
                <text:p>0.640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6771">
                <text:p>0.196771</text:p>
              </table:table-cell>
              <table:table-cell office:value-type="float" office:value="0.120501">
                <text:p>0.120501</text:p>
              </table:table-cell>
              <table:table-cell office:value-type="float" office:value="0.656524">
                <text:p>0.6565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0543">
                <text:p>0.210543</text:p>
              </table:table-cell>
              <table:table-cell office:value-type="float" office:value="0.176698">
                <text:p>0.176698</text:p>
              </table:table-cell>
              <table:table-cell office:value-type="float" office:value="0.567306">
                <text:p>0.5673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2253">
                <text:p>0.192253</text:p>
              </table:table-cell>
              <table:table-cell office:value-type="float" office:value="0.181331">
                <text:p>0.181331</text:p>
              </table:table-cell>
              <table:table-cell office:value-type="float" office:value="0.68619">
                <text:p>0.686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4519">
                <text:p>0.214519</text:p>
              </table:table-cell>
              <table:table-cell office:value-type="float" office:value="0.192386">
                <text:p>0.192386</text:p>
              </table:table-cell>
              <table:table-cell office:value-type="float" office:value="0.621158">
                <text:p>0.621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98747">
                <text:p>0.198747</text:p>
              </table:table-cell>
              <table:table-cell office:value-type="float" office:value="0.117825">
                <text:p>0.117825</text:p>
              </table:table-cell>
              <table:table-cell office:value-type="float" office:value="0.648023">
                <text:p>0.648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88046">
                <text:p>0.188046</text:p>
              </table:table-cell>
              <table:table-cell office:value-type="float" office:value="0.201212">
                <text:p>0.201212</text:p>
              </table:table-cell>
              <table:table-cell office:value-type="float" office:value="0.646751">
                <text:p>0.646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78105">
                <text:p>0.178105</text:p>
              </table:table-cell>
              <table:table-cell office:value-type="float" office:value="0.178899">
                <text:p>0.178899</text:p>
              </table:table-cell>
              <table:table-cell office:value-type="float" office:value="0.653478">
                <text:p>0.6534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2069">
                <text:p>0.212069</text:p>
              </table:table-cell>
              <table:table-cell office:value-type="float" office:value="0.190277">
                <text:p>0.190277</text:p>
              </table:table-cell>
              <table:table-cell office:value-type="float" office:value="0.459933">
                <text:p>0.4599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261">
                <text:p>0.19261</text:p>
              </table:table-cell>
              <table:table-cell office:value-type="float" office:value="0.196524">
                <text:p>0.196524</text:p>
              </table:table-cell>
              <table:table-cell office:value-type="float" office:value="0.414615">
                <text:p>0.414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91125">
                <text:p>0.191125</text:p>
              </table:table-cell>
              <table:table-cell office:value-type="float" office:value="0.196723">
                <text:p>0.196723</text:p>
              </table:table-cell>
              <table:table-cell office:value-type="float" office:value="0.656321">
                <text:p>0.6563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09661">
                <text:p>0.209661</text:p>
              </table:table-cell>
              <table:table-cell office:value-type="float" office:value="0.177375">
                <text:p>0.177375</text:p>
              </table:table-cell>
              <table:table-cell office:value-type="float" office:value="0.653341">
                <text:p>0.653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09425">
                <text:p>0.209425</text:p>
              </table:table-cell>
              <table:table-cell office:value-type="float" office:value="0.186666">
                <text:p>0.186666</text:p>
              </table:table-cell>
              <table:table-cell office:value-type="float" office:value="0.644311">
                <text:p>0.64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96952">
                <text:p>0.196952</text:p>
              </table:table-cell>
              <table:table-cell office:value-type="float" office:value="0.198387">
                <text:p>0.198387</text:p>
              </table:table-cell>
              <table:table-cell office:value-type="float" office:value="0.62865">
                <text:p>0.628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08865">
                <text:p>0.208865</text:p>
              </table:table-cell>
              <table:table-cell office:value-type="float" office:value="0.171464">
                <text:p>0.171464</text:p>
              </table:table-cell>
              <table:table-cell office:value-type="float" office:value="0.636385">
                <text:p>0.6363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36673">
                <text:p>0.136673</text:p>
              </table:table-cell>
              <table:table-cell office:value-type="float" office:value="0.188704">
                <text:p>0.188704</text:p>
              </table:table-cell>
              <table:table-cell office:value-type="float" office:value="0.651201">
                <text:p>0.651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91376">
                <text:p>0.191376</text:p>
              </table:table-cell>
              <table:table-cell office:value-type="float" office:value="0.198647">
                <text:p>0.198647</text:p>
              </table:table-cell>
              <table:table-cell office:value-type="float" office:value="0.62008">
                <text:p>0.620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95804">
                <text:p>0.195804</text:p>
              </table:table-cell>
              <table:table-cell office:value-type="float" office:value="0.193769">
                <text:p>0.193769</text:p>
              </table:table-cell>
              <table:table-cell office:value-type="float" office:value="0.611916">
                <text:p>0.6119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4376">
                <text:p>0.124376</text:p>
              </table:table-cell>
              <table:table-cell office:value-type="float" office:value="0.221689">
                <text:p>0.221689</text:p>
              </table:table-cell>
              <table:table-cell office:value-type="float" office:value="0.502316">
                <text:p>0.5023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04183">
                <text:p>0.204183</text:p>
              </table:table-cell>
              <table:table-cell office:value-type="float" office:value="0.202629">
                <text:p>0.202629</text:p>
              </table:table-cell>
              <table:table-cell office:value-type="float" office:value="0.426172">
                <text:p>0.426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3054">
                <text:p>0.193054</text:p>
              </table:table-cell>
              <table:table-cell office:value-type="float" office:value="0.189198">
                <text:p>0.189198</text:p>
              </table:table-cell>
              <table:table-cell office:value-type="float" office:value="0.599869">
                <text:p>0.5998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03028">
                <text:p>0.203028</text:p>
              </table:table-cell>
              <table:table-cell office:value-type="float" office:value="0.204766">
                <text:p>0.204766</text:p>
              </table:table-cell>
              <table:table-cell office:value-type="float" office:value="0.607676">
                <text:p>0.6076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00821">
                <text:p>0.200821</text:p>
              </table:table-cell>
              <table:table-cell office:value-type="float" office:value="0.189973">
                <text:p>0.189973</text:p>
              </table:table-cell>
              <table:table-cell office:value-type="float" office:value="0.602946">
                <text:p>0.602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1975">
                <text:p>0.151975</text:p>
              </table:table-cell>
              <table:table-cell office:value-type="float" office:value="0.190957">
                <text:p>0.190957</text:p>
              </table:table-cell>
              <table:table-cell office:value-type="float" office:value="0.552662">
                <text:p>0.5526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208">
                <text:p>0.21208</text:p>
              </table:table-cell>
              <table:table-cell office:value-type="float" office:value="0.117256">
                <text:p>0.117256</text:p>
              </table:table-cell>
              <table:table-cell office:value-type="float" office:value="0.628332">
                <text:p>0.628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00913">
                <text:p>0.200913</text:p>
              </table:table-cell>
              <table:table-cell office:value-type="float" office:value="0.18584">
                <text:p>0.18584</text:p>
              </table:table-cell>
              <table:table-cell office:value-type="float" office:value="0.628934">
                <text:p>0.6289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169">
                <text:p>0.21169</text:p>
              </table:table-cell>
              <table:table-cell office:value-type="float" office:value="0.201188">
                <text:p>0.201188</text:p>
              </table:table-cell>
              <table:table-cell office:value-type="float" office:value="0.622484">
                <text:p>0.6224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8826">
                <text:p>0.208826</text:p>
              </table:table-cell>
              <table:table-cell office:value-type="float" office:value="0.202104">
                <text:p>0.202104</text:p>
              </table:table-cell>
              <table:table-cell office:value-type="float" office:value="0.658794">
                <text:p>0.6587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97358">
                <text:p>0.197358</text:p>
              </table:table-cell>
              <table:table-cell office:value-type="float" office:value="0.200023">
                <text:p>0.200023</text:p>
              </table:table-cell>
              <table:table-cell office:value-type="float" office:value="0.609385">
                <text:p>0.6093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00121">
                <text:p>0.200121</text:p>
              </table:table-cell>
              <table:table-cell office:value-type="float" office:value="0.123461">
                <text:p>0.123461</text:p>
              </table:table-cell>
              <table:table-cell office:value-type="float" office:value="0.425439">
                <text:p>0.4254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88345">
                <text:p>0.188345</text:p>
              </table:table-cell>
              <table:table-cell office:value-type="float" office:value="0.183079">
                <text:p>0.183079</text:p>
              </table:table-cell>
              <table:table-cell office:value-type="float" office:value="0.64319">
                <text:p>0.64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97821">
                <text:p>0.197821</text:p>
              </table:table-cell>
              <table:table-cell office:value-type="float" office:value="0.183262">
                <text:p>0.183262</text:p>
              </table:table-cell>
              <table:table-cell office:value-type="float" office:value="0.413566">
                <text:p>0.4135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03254">
                <text:p>0.203254</text:p>
              </table:table-cell>
              <table:table-cell office:value-type="float" office:value="0.182671">
                <text:p>0.182671</text:p>
              </table:table-cell>
              <table:table-cell office:value-type="float" office:value="0.42091">
                <text:p>0.42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07653">
                <text:p>0.207653</text:p>
              </table:table-cell>
              <table:table-cell office:value-type="float" office:value="0.179212">
                <text:p>0.179212</text:p>
              </table:table-cell>
              <table:table-cell office:value-type="float" office:value="0.606325">
                <text:p>0.606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25143">
                <text:p>0.125143</text:p>
              </table:table-cell>
              <table:table-cell office:value-type="float" office:value="0.128221">
                <text:p>0.128221</text:p>
              </table:table-cell>
              <table:table-cell office:value-type="float" office:value="0.518305">
                <text:p>0.5183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1801">
                <text:p>0.211801</text:p>
              </table:table-cell>
              <table:table-cell office:value-type="float" office:value="0.188328">
                <text:p>0.188328</text:p>
              </table:table-cell>
              <table:table-cell office:value-type="float" office:value="0.604591">
                <text:p>0.604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2521">
                <text:p>0.212521</text:p>
              </table:table-cell>
              <table:table-cell office:value-type="float" office:value="0.194786">
                <text:p>0.194786</text:p>
              </table:table-cell>
              <table:table-cell office:value-type="float" office:value="0.644977">
                <text:p>0.6449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8298">
                <text:p>0.198298</text:p>
              </table:table-cell>
              <table:table-cell office:value-type="float" office:value="0.187799">
                <text:p>0.187799</text:p>
              </table:table-cell>
              <table:table-cell office:value-type="float" office:value="0.449813">
                <text:p>0.4498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4117">
                <text:p>0.124117</text:p>
              </table:table-cell>
              <table:table-cell office:value-type="float" office:value="0.198959">
                <text:p>0.198959</text:p>
              </table:table-cell>
              <table:table-cell office:value-type="float" office:value="0.629233">
                <text:p>0.6292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03954">
                <text:p>0.203954</text:p>
              </table:table-cell>
              <table:table-cell office:value-type="float" office:value="0.116395">
                <text:p>0.116395</text:p>
              </table:table-cell>
              <table:table-cell office:value-type="float" office:value="0.636127">
                <text:p>0.6361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3188">
                <text:p>0.123188</text:p>
              </table:table-cell>
              <table:table-cell office:value-type="float" office:value="0.202955">
                <text:p>0.202955</text:p>
              </table:table-cell>
              <table:table-cell office:value-type="float" office:value="0.652412">
                <text:p>0.6524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0635">
                <text:p>0.210635</text:p>
              </table:table-cell>
              <table:table-cell office:value-type="float" office:value="0.204944">
                <text:p>0.204944</text:p>
              </table:table-cell>
              <table:table-cell office:value-type="float" office:value="0.652699">
                <text:p>0.6526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7522">
                <text:p>0.207522</text:p>
              </table:table-cell>
              <table:table-cell office:value-type="float" office:value="0.179428">
                <text:p>0.179428</text:p>
              </table:table-cell>
              <table:table-cell office:value-type="float" office:value="0.653706">
                <text:p>0.6537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1201">
                <text:p>0.121201</text:p>
              </table:table-cell>
              <table:table-cell office:value-type="float" office:value="0.117047">
                <text:p>0.117047</text:p>
              </table:table-cell>
              <table:table-cell office:value-type="float" office:value="0.461526">
                <text:p>0.4615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14154">
                <text:p>0.214154</text:p>
              </table:table-cell>
              <table:table-cell office:value-type="float" office:value="0.127084">
                <text:p>0.127084</text:p>
              </table:table-cell>
              <table:table-cell office:value-type="float" office:value="0.617077">
                <text:p>0.6170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0653">
                <text:p>0.120653</text:p>
              </table:table-cell>
              <table:table-cell office:value-type="float" office:value="0.115474">
                <text:p>0.115474</text:p>
              </table:table-cell>
              <table:table-cell office:value-type="float" office:value="0.60613">
                <text:p>0.60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05489">
                <text:p>0.205489</text:p>
              </table:table-cell>
              <table:table-cell office:value-type="float" office:value="0.175658">
                <text:p>0.175658</text:p>
              </table:table-cell>
              <table:table-cell office:value-type="float" office:value="0.650145">
                <text:p>0.6501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17403">
                <text:p>0.217403</text:p>
              </table:table-cell>
              <table:table-cell office:value-type="float" office:value="0.183705">
                <text:p>0.183705</text:p>
              </table:table-cell>
              <table:table-cell office:value-type="float" office:value="0.652711">
                <text:p>0.6527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5288">
                <text:p>0.205288</text:p>
              </table:table-cell>
              <table:table-cell office:value-type="float" office:value="0.189251">
                <text:p>0.189251</text:p>
              </table:table-cell>
              <table:table-cell office:value-type="float" office:value="0.614224">
                <text:p>0.6142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5861">
                <text:p>0.135861</text:p>
              </table:table-cell>
              <table:table-cell office:value-type="float" office:value="0.163028">
                <text:p>0.163028</text:p>
              </table:table-cell>
              <table:table-cell office:value-type="float" office:value="0.683661">
                <text:p>0.683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02279">
                <text:p>0.202279</text:p>
              </table:table-cell>
              <table:table-cell office:value-type="float" office:value="0.193079">
                <text:p>0.193079</text:p>
              </table:table-cell>
              <table:table-cell office:value-type="float" office:value="0.662308">
                <text:p>0.6623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04149">
                <text:p>0.204149</text:p>
              </table:table-cell>
              <table:table-cell office:value-type="float" office:value="0.160274">
                <text:p>0.160274</text:p>
              </table:table-cell>
              <table:table-cell office:value-type="float" office:value="0.666363">
                <text:p>0.6663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1308">
                <text:p>0.221308</text:p>
              </table:table-cell>
              <table:table-cell office:value-type="float" office:value="0.143528">
                <text:p>0.143528</text:p>
              </table:table-cell>
              <table:table-cell office:value-type="float" office:value="0.664114">
                <text:p>0.664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0934">
                <text:p>0.20934</text:p>
              </table:table-cell>
              <table:table-cell office:value-type="float" office:value="0.1921">
                <text:p>0.1921</text:p>
              </table:table-cell>
              <table:table-cell office:value-type="float" office:value="0.553458">
                <text:p>0.553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0712">
                <text:p>0.130712</text:p>
              </table:table-cell>
              <table:table-cell office:value-type="float" office:value="0.148658">
                <text:p>0.148658</text:p>
              </table:table-cell>
              <table:table-cell office:value-type="float" office:value="0.473641">
                <text:p>0.4736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01843">
                <text:p>0.201843</text:p>
              </table:table-cell>
              <table:table-cell office:value-type="float" office:value="0.129474">
                <text:p>0.129474</text:p>
              </table:table-cell>
              <table:table-cell office:value-type="float" office:value="0.651507">
                <text:p>0.6515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2801">
                <text:p>0.12801</text:p>
              </table:table-cell>
              <table:table-cell office:value-type="float" office:value="0.200604">
                <text:p>0.200604</text:p>
              </table:table-cell>
              <table:table-cell office:value-type="float" office:value="0.659696">
                <text:p>0.659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7425">
                <text:p>0.177425</text:p>
              </table:table-cell>
              <table:table-cell office:value-type="float" office:value="0.22163">
                <text:p>0.22163</text:p>
              </table:table-cell>
              <table:table-cell office:value-type="float" office:value="0.649736">
                <text:p>0.6497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9316">
                <text:p>0.209316</text:p>
              </table:table-cell>
              <table:table-cell office:value-type="float" office:value="0.191881">
                <text:p>0.191881</text:p>
              </table:table-cell>
              <table:table-cell office:value-type="float" office:value="0.479277">
                <text:p>0.4792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17314">
                <text:p>0.217314</text:p>
              </table:table-cell>
              <table:table-cell office:value-type="float" office:value="0.203187">
                <text:p>0.203187</text:p>
              </table:table-cell>
              <table:table-cell office:value-type="float" office:value="0.660409">
                <text:p>0.6604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27251">
                <text:p>0.127251</text:p>
              </table:table-cell>
              <table:table-cell office:value-type="float" office:value="0.137672">
                <text:p>0.137672</text:p>
              </table:table-cell>
              <table:table-cell office:value-type="float" office:value="0.53116">
                <text:p>0.531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12329">
                <text:p>0.212329</text:p>
              </table:table-cell>
              <table:table-cell office:value-type="float" office:value="0.203863">
                <text:p>0.203863</text:p>
              </table:table-cell>
              <table:table-cell office:value-type="float" office:value="0.646939">
                <text:p>0.6469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12178">
                <text:p>0.212178</text:p>
              </table:table-cell>
              <table:table-cell office:value-type="float" office:value="0.191564">
                <text:p>0.191564</text:p>
              </table:table-cell>
              <table:table-cell office:value-type="float" office:value="0.647143">
                <text:p>0.647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8153">
                <text:p>0.208153</text:p>
              </table:table-cell>
              <table:table-cell office:value-type="float" office:value="0.191338">
                <text:p>0.191338</text:p>
              </table:table-cell>
              <table:table-cell office:value-type="float" office:value="0.664129">
                <text:p>0.6641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4783">
                <text:p>0.224783</text:p>
              </table:table-cell>
              <table:table-cell office:value-type="float" office:value="0.178787">
                <text:p>0.178787</text:p>
              </table:table-cell>
              <table:table-cell office:value-type="float" office:value="0.639552">
                <text:p>0.6395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8117">
                <text:p>0.218117</text:p>
              </table:table-cell>
              <table:table-cell office:value-type="float" office:value="0.19205">
                <text:p>0.19205</text:p>
              </table:table-cell>
              <table:table-cell office:value-type="float" office:value="0.649731">
                <text:p>0.6497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7462">
                <text:p>0.207462</text:p>
              </table:table-cell>
              <table:table-cell office:value-type="float" office:value="0.200263">
                <text:p>0.200263</text:p>
              </table:table-cell>
              <table:table-cell office:value-type="float" office:value="0.608699">
                <text:p>0.6086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5166">
                <text:p>0.195166</text:p>
              </table:table-cell>
              <table:table-cell office:value-type="float" office:value="0.198106">
                <text:p>0.198106</text:p>
              </table:table-cell>
              <table:table-cell office:value-type="float" office:value="0.643115">
                <text:p>0.6431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4561">
                <text:p>0.224561</text:p>
              </table:table-cell>
              <table:table-cell office:value-type="float" office:value="0.173594">
                <text:p>0.173594</text:p>
              </table:table-cell>
              <table:table-cell office:value-type="float" office:value="0.589573">
                <text:p>0.5895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735">
                <text:p>0.20735</text:p>
              </table:table-cell>
              <table:table-cell office:value-type="float" office:value="0.192038">
                <text:p>0.192038</text:p>
              </table:table-cell>
              <table:table-cell office:value-type="float" office:value="0.660892">
                <text:p>0.6608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0178">
                <text:p>0.220178</text:p>
              </table:table-cell>
              <table:table-cell office:value-type="float" office:value="0.20475">
                <text:p>0.20475</text:p>
              </table:table-cell>
              <table:table-cell office:value-type="float" office:value="0.651354">
                <text:p>0.651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13972">
                <text:p>0.213972</text:p>
              </table:table-cell>
              <table:table-cell office:value-type="float" office:value="0.208356">
                <text:p>0.208356</text:p>
              </table:table-cell>
              <table:table-cell office:value-type="float" office:value="0.645265">
                <text:p>0.6452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16604">
                <text:p>0.216604</text:p>
              </table:table-cell>
              <table:table-cell office:value-type="float" office:value="0.116095">
                <text:p>0.116095</text:p>
              </table:table-cell>
              <table:table-cell office:value-type="float" office:value="0.508447">
                <text:p>0.5084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3247">
                <text:p>0.203247</text:p>
              </table:table-cell>
              <table:table-cell office:value-type="float" office:value="0.200644">
                <text:p>0.200644</text:p>
              </table:table-cell>
              <table:table-cell office:value-type="float" office:value="0.653956">
                <text:p>0.6539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9593">
                <text:p>0.209593</text:p>
              </table:table-cell>
              <table:table-cell office:value-type="float" office:value="0.116181">
                <text:p>0.116181</text:p>
              </table:table-cell>
              <table:table-cell office:value-type="float" office:value="0.659781">
                <text:p>0.6597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5244">
                <text:p>0.195244</text:p>
              </table:table-cell>
              <table:table-cell office:value-type="float" office:value="0.202088">
                <text:p>0.202088</text:p>
              </table:table-cell>
              <table:table-cell office:value-type="float" office:value="0.617221">
                <text:p>0.6172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6133">
                <text:p>0.206133</text:p>
              </table:table-cell>
              <table:table-cell office:value-type="float" office:value="0.196351">
                <text:p>0.196351</text:p>
              </table:table-cell>
              <table:table-cell office:value-type="float" office:value="0.656431">
                <text:p>0.6564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682">
                <text:p>0.18682</text:p>
              </table:table-cell>
              <table:table-cell office:value-type="float" office:value="0.18181">
                <text:p>0.18181</text:p>
              </table:table-cell>
              <table:table-cell office:value-type="float" office:value="0.632193">
                <text:p>0.6321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